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demucs_mdx_extra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 Now! This is true death, all you bastards! Decades ago, it's a long ago, Death metal has no form. So easy then, the most novel place, The multi-level to a good form. Chains that's it, mercenaries, It's been cut from the battle of plans. The chances are done, make a trade of fun, Not all of this angry buns. For the death hammer! Death to the moon! Death to the moon! Death to the moon! Some girls are poor, with rocks in their pores, guitars like guns to put fires. Less of a song, drops head to mouth, here are our religious guys. They don't give a fuck, these corrupted clubs, like David's lectures on stains. Like vinyl corn, so all those false, discover the bastards forage. Down the burn. Down the burn. This is the down the burn. Down the burn. Lighting the faces, lusting for riches, it's not pure until it was once. Jack never would proceed, Jack would die again, this is such a treated cause. Chapters, Departments, Maps and Soulsettings, Deliberate and Death Metal Build! The Chaos of the Age, Menace as we push, If you will please ask, we will! Death Level! Death Level! Bow down to the Death Level! For the Death Level! Kneel your knees! Meow! You dogs!">
            <text:p> Now! This is true death, all you bastards! Decades ago, it's a long ago, Death metal has no form. So easy then, the most novel place, The multi-level to a good form. Chains that's it, mercenaries, It's been cut from the battle of plans. The chances are done, make a trade of fun, Not all of this angry buns. For the death hammer! Death to the moon! Death to the moon! Death to the moon! Some girls are poor, with rocks in their pores, guitars like guns to put fires. Less of a song, drops head to mouth, here are our religious guys. They don't give a fuck, these corrupted clubs, like David's lectures on stains. Like vinyl corn, so all those false, discover the bastards forage. Down the burn. Down the burn. This is the down the burn. Down the burn. Lighting the faces, lusting for riches, it's not pure until it was once. Jack never would proceed, Jack would die again, this is such a treated cause. Chapters, Departments, Maps and Soulsettings, Deliberate and Death Metal Build! The Chaos of the Age, Menace as we push, If you will please ask, we will! Death Level! Death Level! Bow down to the Death Level! For the Death Level! Kneel your knees! Meow! You dogs!</text:p>
          </table:table-cell>
        </table:table-row>
        <table:table-row>
          <table:table-cell office:value-type="string" office:string-value="Autopsy - Charred Remains">
            <text:p>Autopsy - Charred Remains</text:p>
          </table:table-cell>
          <table:table-cell office:value-type="string" office:string-value=" I'm going to put you in jail. I'm going to put you in jail. I'm going to do this! I'm going to put him on your face. Put him back to your face. I'm going to do it like a horse. Don't tell the boys!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going to kill you. Burn your hair, swing it against the switch that you made Blood rolls my bones, I'm being fed Blood soaks my soul, I'm felling free Dead inside, I'm in pain Swinging around your head like a boy Now it's time to be me What up? Of course you should. This one. I'm going to do this side I'm going to do this side I'm going to do this side I'm going to go ahead and do that. Thank you.">
            <text:p> I'm going to put you in jail. I'm going to put you in jail. I'm going to do this! I'm going to put him on your face. Put him back to your face. I'm going to do it like a horse. Don't tell the boys!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going to kill you. Burn your hair, swing it against the switch that you made Blood rolls my bones, I'm being fed Blood soaks my soul, I'm felling free Dead inside, I'm in pain Swinging around your head like a boy Now it's time to be me What up? Of course you should. This one. I'm going to do this side I'm going to do this side I'm going to do this side I'm going to go ahead and do that. Thank you.</text:p>
          </table:table-cell>
        </table:table-row>
        <table:table-row>
          <table:table-cell office:value-type="string" office:string-value="Behemoth - Demigod">
            <text:p>Behemoth - Demigod</text:p>
          </table:table-cell>
          <table:table-cell office:value-type="string" office:string-value=" You We are all alive! We take the land of Gali! Our bodies melt into the pond! We are born again! Prepare to act!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not a god. I'm going to kill you. I'm a true alienator, and I've changed to become a real machine! Make a move, don't leave me! That's right, I am a great god! I'm as hard as a blast from the media! It's a magnificent day!">
            <text:p> You We are all alive! We take the land of Gali! Our bodies melt into the pond! We are born again! Prepare to act!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The plague that is over, has no reward! We shall have to finish the war!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not a god. I'm going to kill you. I'm a true alienator, and I've changed to become a real machine! Make a move, don't leave me! That's right, I am a great god! I'm as hard as a blast from the media! It's a magnificent day!</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 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 Okay. I'm going to go ahead and get the rest of the stuff. Om. Om. Om. Om. Om. Om. Om. Om. Om. Om. Om. Om. Om. Om. Om. Om. Om. Om. Om. Om. Om. Om. Om. Om. Om. Om. Om. Om. Om. I'm going to be a little bit more quiet. I'm not sure. I'm going to go ahead and do that. I'm going to do it. uh I'm going to be a monster. So for charity, touch the heart's juices inside your veins. Die! Release the flesh to the earth of mine! Or... Die! I'm going to play a song for you. I'm going to kill you. I'm going to kill you. I'm going to kill you. I'm going to kill you. I'm going to kill you. I'm going to go ahead and close the chat. Okay. Okay. Okay. It's just you. I'm going to go ahead and get the other one. Okay. I'm going to do a little bit of a slow-mo. So, Thank you. I'm going to play a little bit of the music. I'm going to play a little bit of the music. I'm going to go ahead and get started. Thank you.">
            <text:p> 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 Okay. I'm going to go ahead and get the rest of the stuff. Om. Om. Om. Om. Om. Om. Om. Om. Om. Om. Om. Om. Om. Om. Om. Om. Om. Om. Om. Om. Om. Om. Om. Om. Om. Om. Om. Om. Om. I'm going to be a little bit more quiet. I'm not sure. I'm going to go ahead and do that. I'm going to do it. uh I'm going to be a monster. So for charity, touch the heart's juices inside your veins. Die! Release the flesh to the earth of mine! Or... Die! I'm going to play a song for you. I'm going to kill you. I'm going to kill you. I'm going to kill you. I'm going to kill you. I'm going to kill you. I'm going to go ahead and close the chat. Okay. Okay. Okay. It's just you. I'm going to go ahead and get the other one. Okay. I'm going to do a little bit of a slow-mo. So, Thank you. I'm going to play a little bit of the music. I'm going to play a little bit of the music. I'm going to go ahead and get started. Thank you.</text:p>
          </table:table-cell>
        </table:table-row>
        <table:table-row>
          <table:table-cell office:value-type="string" office:string-value="Bloodbath - Like Fire">
            <text:p>Bloodbath - Like Fire</text:p>
          </table:table-cell>
          <table:table-cell office:value-type="string" office:string-value=" Huh? I am eternal! The ruler of the earth and sky! I am infernal! I'm on a quest to see the heavens die! My fascination with the dead One beat fulfilled, here on this killing spree And when they dream, I swear my spirit arised And when they scream, a little part of them dies I find my way into the minds of the weak They'll let us fray, it's now our path that they seek You die before me. Your destiny is in my hands. You'll soon to see, I want this fire is to rule this world eternally. And when they dream, I swear my spirit to rise. And when they scream, a little part of them dies. them dies I find my way into the minds of the weak the last ray is now my path of fatigue you'll never reach me I am the darkest one you'll never hear me I'm like the I'll make you fear me! I'll slay your hopes and dreams, you'll last forever! In this world of mine, I'll devastate your life and crush your every dream! No human being will perceive your silence creep! The king of rapture will betray you, so deny! This life of yours is soon to end in brutalness! Don't look me in the eyes if you're awake. Just a glimpse of me will put your life at stake. On the horizon I'm the serpent of the dead. My eyes will burn your skin and flesh into a crisp. LIFEFIRE! LIFEFIRE! This very morbid mind of mine Will set your course into an early grave I twist your fate and steal your doom I bid you welcome my eternal slave Even when they dream, the slam of spirit arises when they scream A little part of them dies, I find my way Into the minds of the weak, they're led astray It's now my path that they seek Don't look me in the eyes if you're awake Just a glimpse of me will put your life at stake I'm the horizon, I'm the serpent of the dead. My eyes will burn your skin and flesh into a haze, my fire. I'm going to do a little bit of a massage. I'm sorry.">
            <text:p> Huh? I am eternal! The ruler of the earth and sky! I am infernal! I'm on a quest to see the heavens die! My fascination with the dead One beat fulfilled, here on this killing spree And when they dream, I swear my spirit arised And when they scream, a little part of them dies I find my way into the minds of the weak They'll let us fray, it's now our path that they seek You die before me. Your destiny is in my hands. You'll soon to see, I want this fire is to rule this world eternally. And when they dream, I swear my spirit to rise. And when they scream, a little part of them dies. them dies I find my way into the minds of the weak the last ray is now my path of fatigue you'll never reach me I am the darkest one you'll never hear me I'm like the I'll make you fear me! I'll slay your hopes and dreams, you'll last forever! In this world of mine, I'll devastate your life and crush your every dream! No human being will perceive your silence creep! The king of rapture will betray you, so deny! This life of yours is soon to end in brutalness! Don't look me in the eyes if you're awake. Just a glimpse of me will put your life at stake. On the horizon I'm the serpent of the dead. My eyes will burn your skin and flesh into a crisp. LIFEFIRE! LIFEFIRE! This very morbid mind of mine Will set your course into an early grave I twist your fate and steal your doom I bid you welcome my eternal slave Even when they dream, the slam of spirit arises when they scream A little part of them dies, I find my way Into the minds of the weak, they're led astray It's now my path that they seek Don't look me in the eyes if you're awake Just a glimpse of me will put your life at stake I'm the horizon, I'm the serpent of the dead. My eyes will burn your skin and flesh into a haze, my fire. I'm going to do a little bit of a massage. I'm sorry.</text:p>
          </table:table-cell>
        </table:table-row>
        <table:table-row>
          <table:table-cell office:value-type="string" office:string-value="Bolt Thrower - When Cannons Fade">
            <text:p>Bolt Thrower - When Cannons Fade</text:p>
          </table:table-cell>
          <table:table-cell office:value-type="string" office:string-value=" I'm going to do a little bit of a massage. Okay. Okay. Okay. Okay. Okay. Okay. Okay. Okay. Okay. Okay. Okay. Okay. Okay. Okay. Okay. Okay. Okay. Okay. Okay. Okay. Okay. Okay. Okay. Okay. Okay. Okay. Okay. Okay. Okay. to be safe of the same. A tyranny that never sits in the virtuous of war. with giant scales. Now the darkness are silenced and our first dawn silent arguments of kings over the transforms. I'm going to go ahead and get started. I'm going to go to the bathroom. As the silence grows, steadily it places the resonance of yonder. See it that's all Choices still remains Pull up Advance the flames As his teeth are floating I close my eyes and even now the distant memory remains of the last lament to the graves. White Dreaders' graves. Okay..">
            <text:p> I'm going to do a little bit of a massage. Okay. Okay. Okay. Okay. Okay. Okay. Okay. Okay. Okay. Okay. Okay. Okay. Okay. Okay. Okay. Okay. Okay. Okay. Okay. Okay. Okay. Okay. Okay. Okay. Okay. Okay. Okay. Okay. Okay. to be safe of the same. A tyranny that never sits in the virtuous of war. with giant scales. Now the darkness are silenced and our first dawn silent arguments of kings over the transforms. I'm going to go ahead and get started. I'm going to go to the bathroom. As the silence grows, steadily it places the resonance of yonder. See it that's all Choices still remains Pull up Advance the flames As his teeth are floating I close my eyes and even now the distant memory remains of the last lament to the graves. White Dreaders' graves. Okay..</text:p>
          </table:table-cell>
        </table:table-row>
        <table:table-row>
          <table:table-cell office:value-type="string" office:string-value="Cannibal Corpse - Evisceration Plague">
            <text:p>Cannibal Corpse - Evisceration Plague</text:p>
          </table:table-cell>
          <table:table-cell office:value-type="string" office:string-value=" Okay. Spare not the path that the devil has designed! The dark side of science breeds a weapon of war! Contagious killing and internal distress! My side or soul of Sam will be the cause of death! Your total world gets altered by the disease! Your brain disabled by the constant pain! Your radical actions lead my thoughts to the blade! I've lost control! I've lost control! Beg for your life, you won't escape the knife! Your fate was sealed today Disease has spread, you pray for death Evisceration plague Stabbing compulsion overwhelms my mind Terrorized, screaming flows the thrust of my knife I raise the blade from the chest to the cross. Forgives and answers fall to the ground. Beg for your life, you won't escape the knife. Your fate was sealed today. Disease is breath, you pray for death. Evisceration plague! Trevor to kill, this is not my will. I am compelled to slay. Invisible foe, takes control. EVISCERATION PLAGUE! Unable to conceive of a visible infect Illect disease causing outbreaks of violence They tear themselves apart, all from covers to cloak This retort forced relief from the abdomen My intestines and blood cannot escape my grip. Surgical incisions give way to frantic carving. No need to stick at all, this abomination is complete. All that remains is my mind, my head, and my hands. My head, my head, my head, my head, my head, my hands. Plague leads to death! Plague leads to death! Plague leads to death! Plague leads to death! The Haste laws spread and cover the world. Mass insanity, the end of our time. Scourges will eat the remains of men. Our extinction was by our design. Make for your life, you won't escape the knife. Your fate was sealed today. Disease is wrath, you pay for death. Evisceration plague. Driven to kill, this is not my will. I am compelled to slay. Invisible foe, takes control. Evisceration plague......">
            <text:p> Okay. Spare not the path that the devil has designed! The dark side of science breeds a weapon of war! Contagious killing and internal distress! My side or soul of Sam will be the cause of death! Your total world gets altered by the disease! Your brain disabled by the constant pain! Your radical actions lead my thoughts to the blade! I've lost control! I've lost control! Beg for your life, you won't escape the knife! Your fate was sealed today Disease has spread, you pray for death Evisceration plague Stabbing compulsion overwhelms my mind Terrorized, screaming flows the thrust of my knife I raise the blade from the chest to the cross. Forgives and answers fall to the ground. Beg for your life, you won't escape the knife. Your fate was sealed today. Disease is breath, you pray for death. Evisceration plague! Trevor to kill, this is not my will. I am compelled to slay. Invisible foe, takes control. EVISCERATION PLAGUE! Unable to conceive of a visible infect Illect disease causing outbreaks of violence They tear themselves apart, all from covers to cloak This retort forced relief from the abdomen My intestines and blood cannot escape my grip. Surgical incisions give way to frantic carving. No need to stick at all, this abomination is complete. All that remains is my mind, my head, and my hands. My head, my head, my head, my head, my head, my hands. Plague leads to death! Plague leads to death! Plague leads to death! Plague leads to death! The Haste laws spread and cover the world. Mass insanity, the end of our time. Scourges will eat the remains of men. Our extinction was by our design. Make for your life, you won't escape the knife. Your fate was sealed today. Disease is wrath, you pay for death. Evisceration plague. Driven to kill, this is not my will. I am compelled to slay. Invisible foe, takes control. Evisceration plague......</text:p>
          </table:table-cell>
        </table:table-row>
        <table:table-row>
          <table:table-cell office:value-type="string" office:string-value="Dead Congregation - Teeth Into Red">
            <text:p>Dead Congregation - Teeth Into Red</text:p>
          </table:table-cell>
          <table:table-cell office:value-type="string" office:string-value=" 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 I'm the one you're feeling. I'm the one you're burning. I'm the one you're leaving. I'm going to do a little bit of a voiceover. I'm not going to let you do that. It is dust. It's okay. It's blue. I'm dry. And I'm dry. And I'm soaking dry. I prefer. I pray that I pray that I pray that I pray that I pray that I pray that I pray that I Doom!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May Heavenly Father Theon, and from Abiham, the the the the Rima Okay. the..">
            <text:p> 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 I'm the one you're feeling. I'm the one you're burning. I'm the one you're leaving. I'm going to do a little bit of a voiceover. I'm not going to let you do that. It is dust. It's okay. It's blue. I'm dry. And I'm dry. And I'm soaking dry. I prefer. I pray that I pray that I pray that I pray that I pray that I pray that I pray that I Doom!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May Heavenly Father Theon, and from Abiham, the the the the Rima Okay. the..</text:p>
          </table:table-cell>
        </table:table-row>
        <table:table-row>
          <table:table-cell office:value-type="string" office:string-value="Death - Flesh and the Power It Holds">
            <text:p>Death - Flesh and the Power It Holds</text:p>
          </table:table-cell>
          <table:table-cell office:value-type="string" office:string-value=" you Okay. I I told you once, but I will say it again. When you lift the flesh, it's the beginning of the end. It'll take you in, it'll spit you out. Behold the flesh and the power it holds. Badgeneals, born sliced with flatter bitter sweet, Born of manly fessles that hide his deep beneath. It'll take you in, then it'll spit you out. We hold the flesh when the power it holds. Such taste. Touch. Taste. Breathe. Go sound. Oh, Oh, Oh, Oh, Oh, Oh, Oh, Oh, Oh, Oh, Oh, Oh, Oh, Oh, You can't see him but he's doing stare! One pity sauce, suck his face! Starts being brown and pared! Okay. or how to draw it. Okay. Okay. Bust burns like fire carried by the wind. The end of a time, a time to begin. It'll take you in, it'll spit you out. Behold the flesh, with the power it holds! It builds you up, one way it does like the gout! It's time to begin, the end of time! It'll take you in, then it'll spit you out! Behold the flesh, where the power it holds! Touch. Taste. Breathe. Good sound! I'm ready for the person who's now a go to the soul who first speak no more. Like and subscribe for more!">
            <text:p> you Okay. I I told you once, but I will say it again. When you lift the flesh, it's the beginning of the end. It'll take you in, it'll spit you out. Behold the flesh and the power it holds. Badgeneals, born sliced with flatter bitter sweet, Born of manly fessles that hide his deep beneath. It'll take you in, then it'll spit you out. We hold the flesh when the power it holds. Such taste. Touch. Taste. Breathe. Go sound. Oh, Oh, Oh, Oh, Oh, Oh, Oh, Oh, Oh, Oh, Oh, Oh, Oh, Oh, You can't see him but he's doing stare! One pity sauce, suck his face! Starts being brown and pared! Okay. or how to draw it. Okay. Okay. Bust burns like fire carried by the wind. The end of a time, a time to begin. It'll take you in, it'll spit you out. Behold the flesh, with the power it holds! It builds you up, one way it does like the gout! It's time to begin, the end of time! It'll take you in, then it'll spit you out! Behold the flesh, where the power it holds! Touch. Taste. Breathe. Good sound! I'm ready for the person who's now a go to the soul who first speak no more. Like and subscribe for more!</text:p>
          </table:table-cell>
        </table:table-row>
        <table:table-row>
          <table:table-cell office:value-type="string" office:string-value="Deathspell Omega - Abscission">
            <text:p>Deathspell Omega - Abscission</text:p>
          </table:table-cell>
          <table:table-cell office:value-type="string" office:string-value=" Okay. Okay. Okay. Okay. Okay. Okay. Okay. Okay. Okay. Okay. Okay. Okay. Okay. Okay. Okay. Okay. Okay. Okay. Okay. Okay. Okay. Okay. Okay. Okay. Okay. Okay. Okay. Okay. Okay. Even the racist seeds of unification is by no means possible to separate them. They are no serpents, they are none but vile corrupted bread. And the brazen spirit of this decapitable nature borrows with thrash. Breaded by hate, oh, softly, and it's this, tunneled by burden. Scrub deep, feed on percysion site, cover it, create vinyl root. See, the far-reaching arteries Into strong formation of blood For harvest of God Some of the wonders those who hate crave Desperate to be the dead boy Growing in shape, fine, strong And the bigger of his bloodless figure He can fear ugly Imprisoned to spirit's insect-arms I'm going to do a little bit of a massage and then I'm going to massage your head. I'm going to massage your head. Massage your head. I'm going to massage your head. The poem of Nassir slowly rising to the air. Yes, we got the whole the green. Oh, very good. I saw him. Oh, oh, yes. I see right. Yes, it's all good. Spirit. We're separate. We're out. Ah, oh, that's all a yellow. Pink. Big bright. I took off. Try be my child. Be on thrones from the nipple, Superb sky, All in life's fair and calm, That way I'll get you, That way I'll get you. The events of my creation, The throne of Mankind, the lowest of the cosmos, and the silent of the night. The metallic nexus of unification, the vibrant instincts, the desperate potential, the fronting of the surrounding life, the calling of the great. I'm going to kill you. I'm going to kill you. I'm going to kill you. I'm going to kill you. I'm going to put it on the floor. I'm going to do it. to He just to burn his side. Hold tight, Stabios. All right, Brokrov. Be my child. Be my friend. VIVA EL PUERTO! EAT US TO BURN IN THE SKY! HALLOWED BY THE STARLORDS!">
            <text:p> Okay. Okay. Okay. Okay. Okay. Okay. Okay. Okay. Okay. Okay. Okay. Okay. Okay. Okay. Okay. Okay. Okay. Okay. Okay. Okay. Okay. Okay. Okay. Okay. Okay. Okay. Okay. Okay. Okay. Even the racist seeds of unification is by no means possible to separate them. They are no serpents, they are none but vile corrupted bread. And the brazen spirit of this decapitable nature borrows with thrash. Breaded by hate, oh, softly, and it's this, tunneled by burden. Scrub deep, feed on percysion site, cover it, create vinyl root. See, the far-reaching arteries Into strong formation of blood For harvest of God Some of the wonders those who hate crave Desperate to be the dead boy Growing in shape, fine, strong And the bigger of his bloodless figure He can fear ugly Imprisoned to spirit's insect-arms I'm going to do a little bit of a massage and then I'm going to massage your head. I'm going to massage your head. Massage your head. I'm going to massage your head. The poem of Nassir slowly rising to the air. Yes, we got the whole the green. Oh, very good. I saw him. Oh, oh, yes. I see right. Yes, it's all good. Spirit. We're separate. We're out. Ah, oh, that's all a yellow. Pink. Big bright. I took off. Try be my child. Be on thrones from the nipple, Superb sky, All in life's fair and calm, That way I'll get you, That way I'll get you. The events of my creation, The throne of Mankind, the lowest of the cosmos, and the silent of the night. The metallic nexus of unification, the vibrant instincts, the desperate potential, the fronting of the surrounding life, the calling of the great. I'm going to kill you. I'm going to kill you. I'm going to kill you. I'm going to kill you. I'm going to put it on the floor. I'm going to do it. to He just to burn his side. Hold tight, Stabios. All right, Brokrov. Be my child. Be my friend. VIVA EL PUERTO! EAT US TO BURN IN THE SKY! HALLOWED BY THE STARLORDS!</text:p>
          </table:table-cell>
        </table:table-row>
        <table:table-row>
          <table:table-cell office:value-type="string" office:string-value="Deicide - Sacrificial Suicide">
            <text:p>Deicide - Sacrificial Suicide</text:p>
          </table:table-cell>
          <table:table-cell office:value-type="string" office:string-value=" you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I'm in space! I'm in space! Stay down! I'm suicide psychobite! Broke as stiff as knife! Stay down! I'm a blacksmith! Stay down! I'm a blacksmith! Stay down! I'm a blacksmith! Stay down! Stay down! Stay down! Satan's in my soul, blazing fire through the snow. Satan, I must die, if I wait, damn if they. Satan's too outside, in my life, I must die. Satan! I'm gonna kill you. I'm gonna kill you. I'm gonna kill you. I'm gonna kill you. The evil deep inside, it is a thought, never lie, take away the immortal life, never die, stay inside, commit the party to the ground, follow the, signals, I'll fight peace when I'm gone! So it's time to act a fight, this could be a lonely night, but I'm a part of it now, stand up, strike a fight! KILL ME!">
            <text:p> you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I'm in space! I'm in space! Stay down! I'm suicide psychobite! Broke as stiff as knife! Stay down! I'm a blacksmith! Stay down! I'm a blacksmith! Stay down! I'm a blacksmith! Stay down! Stay down! Stay down! Satan's in my soul, blazing fire through the snow. Satan, I must die, if I wait, damn if they. Satan's too outside, in my life, I must die. Satan! I'm gonna kill you. I'm gonna kill you. I'm gonna kill you. I'm gonna kill you. The evil deep inside, it is a thought, never lie, take away the immortal life, never die, stay inside, commit the party to the ground, follow the, signals, I'll fight peace when I'm gone! So it's time to act a fight, this could be a lonely night, but I'm a part of it now, stand up, strike a fight! KILL ME!</text:p>
          </table:table-cell>
        </table:table-row>
        <table:table-row>
          <table:table-cell office:value-type="string" office:string-value="Demigod - Slumber of Sullen Eyes">
            <text:p>Demigod - Slumber of Sullen Eyes</text:p>
          </table:table-cell>
          <table:table-cell office:value-type="string" office:string-value=" You Okay. I shall return to the sea, and the sun of yours will be gone, and leave me alone. He and everything died for the misery Unfold them with your zombie murder Your soul will hurt to die God love the thing you hate Use the face of your subculti If the reasons of this are vain Then I shall let it be cutters Let me have the soul I am the god of the dead. I am the one who will be the one to take the throne. I'm sorry. I am the one who will destroy you. I am the one who will destroy you. I am the one who will destroy you. I am the one who will destroy you. Okay. Okay. Okay. Okay. Okay. Okay. Okay. Okay. Okay. Okay. Okay. Okay. Okay. Okay. Okay. Okay. Okay. Okay. Okay. Okay. Okay. Okay. Okay. Okay. Okay. Okay. Okay. Okay. Okay. I'm going to play a little bit of the song. I am the one who will be the one to destroy you all. I will be the one to destroy you all. I will be the one to destroy you all. I will be the one to destroy you all. I will be the one to destroy you all. I'm going to do a little bit of a demonstration. I'm sorry guys. Zombie! Not so good! Zombie! Not so good! Zombie! Not so good! Zombie! Not so good! Zombie! Not so good! Zombie! Not so good! Zombie! Not so good! Stop.">
            <text:p> You Okay. I shall return to the sea, and the sun of yours will be gone, and leave me alone. He and everything died for the misery Unfold them with your zombie murder Your soul will hurt to die God love the thing you hate Use the face of your subculti If the reasons of this are vain Then I shall let it be cutters Let me have the soul I am the god of the dead. I am the one who will be the one to take the throne. I'm sorry. I am the one who will destroy you. I am the one who will destroy you. I am the one who will destroy you. I am the one who will destroy you. Okay. Okay. Okay. Okay. Okay. Okay. Okay. Okay. Okay. Okay. Okay. Okay. Okay. Okay. Okay. Okay. Okay. Okay. Okay. Okay. Okay. Okay. Okay. Okay. Okay. Okay. Okay. Okay. Okay. I'm going to play a little bit of the song. I am the one who will be the one to destroy you all. I will be the one to destroy you all. I will be the one to destroy you all. I will be the one to destroy you all. I will be the one to destroy you all. I'm going to do a little bit of a demonstration. I'm sorry guys. Zombie! Not so good! Zombie! Not so good! Zombie! Not so good! Zombie! Not so good! Zombie! Not so good! Zombie! Not so good! Zombie! Not so good! Stop.</text:p>
          </table:table-cell>
        </table:table-row>
        <table:table-row>
          <table:table-cell office:value-type="string" office:string-value="Demilich - Emptiness of Vanishing">
            <text:p>Demilich - Emptiness of Vanishing</text:p>
          </table:table-cell>
          <table:table-cell office:value-type="string" office:string-value=" I'm going to do a little bit of a bit of a bit of a bit of a bit of a bit of a bit of a bit of a bit of a bit of a bit of a bit of a bit of a bit of a I'm going to kill you. See the trees are gone. Murders who think they can fight with us. They won't see the wings that go below. As the air is replaced by emptiness. Exhaust the mountains of old. Whose life seems like pointless. The suns disappear and keeps the warm. Now the sea of sins has died for goodness. uh uh I'm going to put it on the floor. I will also be gone. I hope you have a wonderful day.">
            <text:p> I'm going to do a little bit of a bit of a bit of a bit of a bit of a bit of a bit of a bit of a bit of a bit of a bit of a bit of a bit of a bit of a I'm going to kill you. See the trees are gone. Murders who think they can fight with us. They won't see the wings that go below. As the air is replaced by emptiness. Exhaust the mountains of old. Whose life seems like pointless. The suns disappear and keeps the warm. Now the sea of sins has died for goodness. uh uh I'm going to put it on the floor. I will also be gone. I hope you have a wonderful day.</text:p>
          </table:table-cell>
        </table:table-row>
        <table:table-row>
          <table:table-cell office:value-type="string" office:string-value="Disembowelment - The Tree of Life and Death">
            <text:p>Disembowelment - The Tree of Life and Death</text:p>
          </table:table-cell>
          <table:table-cell office:value-type="string" office:string-value=" You I'm going to be a little bit more quiet. Oh, I'm I am the one who will destroy you. I am the one who will destroy you. I am the one who will destroy you. I am the one who will destroy you. I am the one who will destroy you. I am the one who will destroy you. I am the one who will destroy you. I am the one who will destroy you. I'm not going to die. I'm not going to die. I'm not going to die. I'm not going to die. I'm not going to die. I'm not going to die. I'm not going to die. I'm not going to die. I'm not going to die. I'm not going to die. I'm not going to die. I'm not going to die. I'm not going to die. I'm not going to die. uh uh You are the one who saw the world was filled with blood. You are the one who had the power to see the world through the eyes of the king. Zindagi zindagi waqtudu wa qadr Oh So, I'm going to go ahead and do that. I'm going to go ahead and get started. I'm going to do it again. I am the reason for your suffering. Sleep. You are my answer. Sleep. you I'm going to do a little bit of a demonstration. I am the master of the world. I am the master of the world. I am the master of the world. I am the master of the world. uh I'm going to go ahead and close the window......">
            <text:p> You I'm going to be a little bit more quiet. Oh, I'm I am the one who will destroy you. I am the one who will destroy you. I am the one who will destroy you. I am the one who will destroy you. I am the one who will destroy you. I am the one who will destroy you. I am the one who will destroy you. I am the one who will destroy you. I'm not going to die. I'm not going to die. I'm not going to die. I'm not going to die. I'm not going to die. I'm not going to die. I'm not going to die. I'm not going to die. I'm not going to die. I'm not going to die. I'm not going to die. I'm not going to die. I'm not going to die. I'm not going to die. uh uh You are the one who saw the world was filled with blood. You are the one who had the power to see the world through the eyes of the king. Zindagi zindagi waqtudu wa qadr Oh So, I'm going to go ahead and do that. I'm going to go ahead and get started. I'm going to do it again. I am the reason for your suffering. Sleep. You are my answer. Sleep. you I'm going to do a little bit of a demonstration. I am the master of the world. I am the master of the world. I am the master of the world. I am the master of the world. uh I'm going to go ahead and close the window......</text:p>
          </table:table-cell>
        </table:table-row>
        <table:table-row>
          <table:table-cell office:value-type="string" office:string-value="Disma - Chaos Apparition">
            <text:p>Disma - Chaos Apparition</text:p>
          </table:table-cell>
          <table:table-cell office:value-type="string" office:string-value=" I'm going to do a little bit of a vocal warm up.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m going to have to go back to the lab. I'm going to go to the other side. I am the one who will destroy you. You will be the last of your kind. You will be the last of your kind. You will be the last of your kind.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not done yet! I'm going to kill you. Fools! I am lost! Such a sassy and a dirty and he has won of......MISOGRACIA! UGH! I'm not sure what I'm doing here. Your life was lost.">
            <text:p> I'm going to do a little bit of a vocal warm up.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m going to have to go back to the lab. I'm going to go to the other side. I am the one who will destroy you. You will be the last of your kind. You will be the last of your kind. You will be the last of your kind.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I'm not done yet! I'm going to kill you. Fools! I am lost! Such a sassy and a dirty and he has won of......MISOGRACIA! UGH! I'm not sure what I'm doing here. Your life was lost.</text:p>
          </table:table-cell>
        </table:table-row>
        <table:table-row>
          <table:table-cell office:value-type="string" office:string-value="Dismember - And So Is Life">
            <text:p>Dismember - And So Is Life</text:p>
          </table:table-cell>
          <table:table-cell office:value-type="string" office:string-value=" I'm going to be a good boy. I'm gonna destroy it all! As the fire engulfs the entire sun, there will be no more, the dead must die, once we have lost, back this fate, that they have ensnared, by the end of the days. I'm not even gonna say it. I'm not even gonna say it. We all feel the same for once. That's how we roll. Ain't nobody got it back yet. My bad is so great. Lord bless the summit. The dead are made to hate. Oh Lord I won't stop. I am not even gonna say it. I'm sorry. I say sorry, I say nothing, nor again, never, who am I, I'm talking like I never lived. and I'm not sure if I should say it, but I'm not sure if I should say it because I don't know if I should say it but I'm not sure if I should say it because I don't know if I should say it I am mortal. I forget you're myself. I accept this death. I am mortal, I will get you myself. I accept this death, I open arms, I'm here to die. Like I am, full of truth and death, I drop my weapons. I'm so sorry. I'm dead. Yes, I'm dead. I'm so sorry. I'm so sorry.">
            <text:p> I'm going to be a good boy. I'm gonna destroy it all! As the fire engulfs the entire sun, there will be no more, the dead must die, once we have lost, back this fate, that they have ensnared, by the end of the days. I'm not even gonna say it. I'm not even gonna say it. We all feel the same for once. That's how we roll. Ain't nobody got it back yet. My bad is so great. Lord bless the summit. The dead are made to hate. Oh Lord I won't stop. I am not even gonna say it. I'm sorry. I say sorry, I say nothing, nor again, never, who am I, I'm talking like I never lived. and I'm not sure if I should say it, but I'm not sure if I should say it because I don't know if I should say it but I'm not sure if I should say it because I don't know if I should say it I am mortal. I forget you're myself. I accept this death. I am mortal, I will get you myself. I accept this death, I open arms, I'm here to die. Like I am, full of truth and death, I drop my weapons. I'm so sorry. I'm dead. Yes, I'm dead. I'm so sorry. I'm so sorry.</text:p>
          </table:table-cell>
        </table:table-row>
        <table:table-row>
          <table:table-cell office:value-type="string" office:string-value="Dream Unending - In Cipher I Weep">
            <text:p>Dream Unending - In Cipher I Weep</text:p>
          </table:table-cell>
          <table:table-cell office:value-type="string" office:string-value=" Okay. I'm going to do a little bit of a slow motion. I'm so sorry. You think you've taught us your escape. Trust us Lord. I am the power of the sun. I am the sun. I am the sun. I am the sun. I am the sun. I am the sun. I am the sun. I am the sun. I am the sun. I am the sun. I am the sun. I am the sun. I am. Just like the others, you are not to be trited. I am the voice of the dead.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Thank you. I'm going to go ahead and get the camera. uh uh Okay. I'm going to go ahead and start. the I'm going to play a little bit of the music. the the the the the the the the the the the the the the the the the the the the the the the Okay......">
            <text:p> Okay. I'm going to do a little bit of a slow motion. I'm so sorry. You think you've taught us your escape. Trust us Lord. I am the power of the sun. I am the sun. I am the sun. I am the sun. I am the sun. I am the sun. I am the sun. I am the sun. I am the sun. I am the sun. I am the sun. I am the sun. I am. Just like the others, you are not to be trited. I am the voice of the dead.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I am the darkness Thank you. I'm going to go ahead and get the camera. uh uh Okay. I'm going to go ahead and start. the I'm going to play a little bit of the music. the the the the the the the the the the the the the the the the the the the the the the the Okay......</text:p>
          </table:table-cell>
        </table:table-row>
        <table:table-row>
          <table:table-cell office:value-type="string" office:string-value="Épitaphe - Melancholia">
            <text:p>Épitaphe - Melancholia</text:p>
          </table:table-cell>
          <table:table-cell office:value-type="string" office:string-value=" Okay. I'm going to play a little bit of the song. I'm going to play a little bit of it. I'm a spider, skyscrapers, my name is a size, such a jewel for trade, not just for the We are the force of what we are. I'm going to read a poem. I'm a fish. This is Francis Coulthard's domain. It's a star-shaped......affinity. I've joined darkness by the......strongest gestures,...thrilling, dominant, toxicures. We've been trapped......of sound,...listened to these......rattling soft-walled......bats,...their calls of war......beyond. I see two worlds, two states, and no one. Oh, listen below. Sky is above. Spine on the surface. Center of all things. The darkness within. At first, the front we are. The structures. The center of freedom's nauseating injecting juice Shed a thorn of flesh Maltseed Turmeric Nucleus Eggnog Spiders on the surface, sentient form face, come dance with me. Darkness will be, at last, the source of what we are. I'm a lost child of others, set to be free of gods. Aimless and incantations, hand on his flesh. Chained to the sands of no one, blathering in the dark. I'll be far enough to be worthy. He who against the skies, stops from his heels. Thirsty, thankful and cold, hands full of thirst and sadness. God save the Queen! Okay. Okay.. Okay. Thank you. For the wind, may your tomorrow, dry Into the darkness lies, into the light, into the blue, and into the light. Thank you. Settle fast, hold on to love, and reach for the sun. And it is good for the self, of the self. Embrace, embrace your Dharma. In praise of the Lord.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The scene is too long. I want to believe in our lives. So just to see you up, and hear you scream, and say you need my hand. And to see you up, and hear you breathe. Sorrow and temper will melt in a grave confusion. If it moves to its suits, Scrooge will hold no eye. Shout and bow. Recollect the blood of the young girl With the bloodstain on her surface. Rip her. Scrooge, shout and bow. Ritual and scary confederate of twelve Return of the sentence Deliver Deliver the soul Okay. Okay. I'm going to do a little bit of a deep breath in and out. I'm going to do a little bit of a slow-mo.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the world. And the heavens, and the earth, and the sky, and the earth, and the sky. the........">
            <text:p> Okay. I'm going to play a little bit of the song. I'm going to play a little bit of it. I'm a spider, skyscrapers, my name is a size, such a jewel for trade, not just for the We are the force of what we are. I'm going to read a poem. I'm a fish. This is Francis Coulthard's domain. It's a star-shaped......affinity. I've joined darkness by the......strongest gestures,...thrilling, dominant, toxicures. We've been trapped......of sound,...listened to these......rattling soft-walled......bats,...their calls of war......beyond. I see two worlds, two states, and no one. Oh, listen below. Sky is above. Spine on the surface. Center of all things. The darkness within. At first, the front we are. The structures. The center of freedom's nauseating injecting juice Shed a thorn of flesh Maltseed Turmeric Nucleus Eggnog Spiders on the surface, sentient form face, come dance with me. Darkness will be, at last, the source of what we are. I'm a lost child of others, set to be free of gods. Aimless and incantations, hand on his flesh. Chained to the sands of no one, blathering in the dark. I'll be far enough to be worthy. He who against the skies, stops from his heels. Thirsty, thankful and cold, hands full of thirst and sadness. God save the Queen! Okay. Okay.. Okay. Thank you. For the wind, may your tomorrow, dry Into the darkness lies, into the light, into the blue, and into the light. Thank you. Settle fast, hold on to love, and reach for the sun. And it is good for the self, of the self. Embrace, embrace your Dharma. In praise of the Lord.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The scene is too long. I want to believe in our lives. So just to see you up, and hear you scream, and say you need my hand. And to see you up, and hear you breathe. Sorrow and temper will melt in a grave confusion. If it moves to its suits, Scrooge will hold no eye. Shout and bow. Recollect the blood of the young girl With the bloodstain on her surface. Rip her. Scrooge, shout and bow. Ritual and scary confederate of twelve Return of the sentence Deliver Deliver the soul Okay. Okay. I'm going to do a little bit of a deep breath in and out. I'm going to do a little bit of a slow-mo.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the world. And the heavens, and the earth, and the sky, and the earth, and the sky. the........</text:p>
          </table:table-cell>
        </table:table-row>
        <table:table-row>
          <table:table-cell office:value-type="string" office:string-value="Krypts - Open the Crypt">
            <text:p>Krypts - Open the Crypt</text:p>
          </table:table-cell>
          <table:table-cell office:value-type="string" office:string-value=" I'm going to play a little bit of the song. Okay. Okay. Okay. Okay. Okay. Okay. Okay. Okay. Okay. Okay. Okay. Okay. Okay. Okay. Okay. Okay. Okay. Okay. Okay. Okay. Okay. Okay. Okay. Okay. Okay. Okay. Okay. Okay. Okay. I'm going to do the same thing on the other side. I'm not going to let you die. I'm going to let you die. I'm going to let you die. I'm going to let you die. Welcome back guys. Welcome back all. Welcome back all! The constellations are turning the wheels. She's holding her head down on this. Open the door. The dust of terror, Passing through the path of darkness For the end of the test of time I'm going to go to sleep. the world is a land of the living. I'm going to tell a lie. the beast. For the devil is the life of the beast. I'm going to play a little bit of the song. I'm going to tell a story about a man who was a pirate. A pirate from a filthy land, where he lived. Down through the cliffs. Up at the bridge. Little fat ladies were flying. FELLAS! FELLAS! THERE ARE NO FELLAS! 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text:p> I'm going to play a little bit of the song. Okay. Okay. Okay. Okay. Okay. Okay. Okay. Okay. Okay. Okay. Okay. Okay. Okay. Okay. Okay. Okay. Okay. Okay. Okay. Okay. Okay. Okay. Okay. Okay. Okay. Okay. Okay. Okay. Okay. I'm going to do the same thing on the other side. I'm not going to let you die. I'm going to let you die. I'm going to let you die. I'm going to let you die. Welcome back guys. Welcome back all. Welcome back all! The constellations are turning the wheels. She's holding her head down on this. Open the door. The dust of terror, Passing through the path of darkness For the end of the test of time I'm going to go to sleep. the world is a land of the living. I'm going to tell a lie. the beast. For the devil is the life of the beast. I'm going to play a little bit of the song. I'm going to tell a story about a man who was a pirate. A pirate from a filthy land, where he lived. Down through the cliffs. Up at the bridge. Little fat ladies were flying. FELLAS! FELLAS! THERE ARE NO FELLAS! 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text:p>
          </table:table-cell>
        </table:table-row>
        <table:table-row>
          <table:table-cell office:value-type="string" office:string-value="Morbid Angel - Immortal Rites">
            <text:p>Morbid Angel - Immortal Rites</text:p>
          </table:table-cell>
          <table:table-cell office:value-type="string" office:string-value=" I'm going to go ahead and get The scourge is not alive! Call upon the mortals! Call upon the devils of the human seed! Rehabilitate our human wives! Let your roads be light! Make us one with darkness! Oh, enlighten us to your ways! Churning world of microtypes, swings unhurt and far. Haunting warts fill the room, suspending undefined. Shadows cast, thieves as thieves, lost in centuries. Lords of death, lies, famine, guilt, resides within our brains. Castles built, but alive, deaths we pay or receive. Death from immortality is not on those who seek it. Yeah. Yeah. I'm going to go ahead and get started. Okay. The Apathor has taken pride, subnotious minds are lied. Call upon the immortals, call upon the elders for to eat their seeds. Rid us of our human ways, slaughter of slaves. Make us one with darkness, glue and black dust to your ways. For the death I summon you, as I put in all praise. Catch a spell, put on life, that's the invader's day. Death, nothing mortality, stone on those who seek you. What? I'm also......free!">
            <text:p> I'm going to go ahead and get The scourge is not alive! Call upon the mortals! Call upon the devils of the human seed! Rehabilitate our human wives! Let your roads be light! Make us one with darkness! Oh, enlighten us to your ways! Churning world of microtypes, swings unhurt and far. Haunting warts fill the room, suspending undefined. Shadows cast, thieves as thieves, lost in centuries. Lords of death, lies, famine, guilt, resides within our brains. Castles built, but alive, deaths we pay or receive. Death from immortality is not on those who seek it. Yeah. Yeah. I'm going to go ahead and get started. Okay. The Apathor has taken pride, subnotious minds are lied. Call upon the immortals, call upon the elders for to eat their seeds. Rid us of our human ways, slaughter of slaves. Make us one with darkness, glue and black dust to your ways. For the death I summon you, as I put in all praise. Catch a spell, put on life, that's the invader's day. Death, nothing mortality, stone on those who seek you. What? I'm also......free!</text:p>
          </table:table-cell>
        </table:table-row>
        <table:table-row>
          <table:table-cell office:value-type="string" office:string-value="Mythic - Winter Solstice">
            <text:p>Mythic - Winter Solstice</text:p>
          </table:table-cell>
          <table:table-cell office:value-type="string" office:string-value="..... I'm going to go ahead and close the session. I'm going to go ahead and get the rest of the stuff. SON OF A BITCH! I WANT YOU TO GO TO HELL AND GET SON OF A BITCH! YOU WILL ALL DIE! I'm going to go ahead and mute myself. I'm going to go ahead and do that. I'm going to go. to call the power of God in your spirit to power.">
            <text:p>..... I'm going to go ahead and close the session. I'm going to go ahead and get the rest of the stuff. SON OF A BITCH! I WANT YOU TO GO TO HELL AND GET SON OF A BITCH! YOU WILL ALL DIE! I'm going to go ahead and mute myself. I'm going to go ahead and do that. I'm going to go. to call the power of God in your spirit to power.</text:p>
          </table:table-cell>
        </table:table-row>
        <table:table-row>
          <table:table-cell office:value-type="string" office:string-value="Obituary - Infected">
            <text:p>Obituary - Infected</text:p>
          </table:table-cell>
          <table:table-cell office:value-type="string" office:string-value=" Okay. Okay. Okay. I'm going to be a good boy. I'm gonna get you out of here! I'm gonna get you out of here! I'm gonna get you out of here! You are the soul, you want to sell, you're tired of the pain, you're so lonely. Killing sends you to your grave. Dying soothe what they say. Tearing rid you of your lips. Infected soul. You're such a......pig!...pig! I'm gonna......lick you off your skin......and fuck you!...and fuck you! I'm coming to the end of life, coming to the end of life, it's here! I'm going to put it on your face. I'm going to play a little bit of the song. uh">
            <text:p> Okay. Okay. Okay. I'm going to be a good boy. I'm gonna get you out of here! I'm gonna get you out of here! I'm gonna get you out of here! You are the soul, you want to sell, you're tired of the pain, you're so lonely. Killing sends you to your grave. Dying soothe what they say. Tearing rid you of your lips. Infected soul. You're such a......pig!...pig! I'm gonna......lick you off your skin......and fuck you!...and fuck you! I'm coming to the end of life, coming to the end of life, it's here! I'm going to put it on your face. I'm going to play a little bit of the song. uh</text:p>
          </table:table-cell>
        </table:table-row>
        <table:table-row>
          <table:table-cell office:value-type="string" office:string-value="Portal - Abysmill">
            <text:p>Portal - Abysmill</text:p>
          </table:table-cell>
          <table:table-cell office:value-type="string" office:string-value=" I'm going to read you a poem. The horror, joy of reverent reception, Filled with all thy soul's bloom, Source Indigo Fungally trapped fields The root of swarm Churned Into its fanatic Sculptivistic Spore clone of Demphreus, conjured the realms to stealth doom. Hello Maryland, we've been to see Peter. Voltus has gone, God not written that there. I'm going to do a little bit of a voiceover. I came from a secure state of the ether. Signature. Fascinating. So, I'm going to go ahead and get started. Okay. So, Okay.">
            <text:p> I'm going to read you a poem. The horror, joy of reverent reception, Filled with all thy soul's bloom, Source Indigo Fungally trapped fields The root of swarm Churned Into its fanatic Sculptivistic Spore clone of Demphreus, conjured the realms to stealth doom. Hello Maryland, we've been to see Peter. Voltus has gone, God not written that there. I'm going to do a little bit of a voiceover. I came from a secure state of the ether. Signature. Fascinating. So, I'm going to go ahead and get started. Okay. So, Okay.</text:p>
          </table:table-cell>
        </table:table-row>
        <table:table-row>
          <table:table-cell office:value-type="string" office:string-value="Possessed - Fallen Angel">
            <text:p>Possessed - Fallen Angel</text:p>
          </table:table-cell>
          <table:table-cell office:value-type="string" office:string-value=" You the world. You the last dark kingdom also known as Hell! I am the only dark god inside of you! Where he learned the power of the soul domain. For it unites evil with its light. Where he made merciless wings of hell. So oppressed into hell. The light of the night burning hot, glowing in his eyes. Don't be low or I'll have a laugh, just so the rest As if somebody's gonna sleep, we're gonna get it solved We'll pay the back rent, you never had a call Oh, Where can you hide? Where you be? Masked in the air, weighed on by air, someone left in the ruins of the hollow. I'm going to go ahead and get started. I'm going to go to bed.">
            <text:p> You the world. You the last dark kingdom also known as Hell! I am the only dark god inside of you! Where he learned the power of the soul domain. For it unites evil with its light. Where he made merciless wings of hell. So oppressed into hell. The light of the night burning hot, glowing in his eyes. Don't be low or I'll have a laugh, just so the rest As if somebody's gonna sleep, we're gonna get it solved We'll pay the back rent, you never had a call Oh, Where can you hide? Where you be? Masked in the air, weighed on by air, someone left in the ruins of the hollow. I'm going to go ahead and get started. I'm going to go to bed.</text:p>
          </table:table-cell>
        </table:table-row>
        <table:table-row>
          <table:table-cell office:value-type="string" office:string-value="Ulcerate - Extinguished Light">
            <text:p>Ulcerate - Extinguished Light</text:p>
          </table:table-cell>
          <table:table-cell office:value-type="string" office:string-value=" I'm going to start with the top of my head. Okay. Okay. Okay. Okay. Okay. Okay. Okay. Okay. Okay. Okay. Okay. Okay. Okay. Okay. Okay. Okay. Okay. Okay. Okay. Okay. Okay. Okay. Okay. Okay. Okay. Okay. Okay. Okay. Okay. I've been the coward that brought us here. We're here, your foes shall suffer. the the the the the To see... The pure pain... They are making... Join me! I'm going to kill you. I'm not afraid to attack! The birds of war! They should be alive! I'm just feeling! I'm just feeling! I'm just feeling! Let the storm Let the storm dive in and take it! Float Float my face, you're free to attack! Float my face, you're free to attack! Let the birds I am the one who will destroy the whole of Tyria! I will not be defeated by the gods! I will not be defeated! I am the Lord! I am the God of War. I am the God of War. I am the God of War. I am the God of War. SHUT UP! WE HAVE A SON! YOU SHUT UP! YOU'RE A FUCKING TURD! WE BLEED! SHUT UP TO THE FLOOR! YOU'RE A... YOU'RE A FUCKING... You deserve to die. I'm going to do a little bit of a bit of a bit of a bit of a bit of a bit of a bit of a bit of a bit of a bit of a bit of a bit of a bit of a bit of a I'm going to kill you. I am the God of War. I am the God of War. I am the God of War. I am the God of War. I do all the work. I'm going to go to the bathroom. This night is between us. We have proven to be divine living. I am the voice of the dead. RAAAWR! I'm going to do it. I'm not it. Straight to the heart. I'm out of here.">
            <text:p> I'm going to start with the top of my head. Okay. Okay. Okay. Okay. Okay. Okay. Okay. Okay. Okay. Okay. Okay. Okay. Okay. Okay. Okay. Okay. Okay. Okay. Okay. Okay. Okay. Okay. Okay. Okay. Okay. Okay. Okay. Okay. Okay. I've been the coward that brought us here. We're here, your foes shall suffer. the the the the the To see... The pure pain... They are making... Join me! I'm going to kill you. I'm not afraid to attack! The birds of war! They should be alive! I'm just feeling! I'm just feeling! I'm just feeling! Let the storm Let the storm dive in and take it! Float Float my face, you're free to attack! Float my face, you're free to attack! Let the birds I am the one who will destroy the whole of Tyria! I will not be defeated by the gods! I will not be defeated! I am the Lord! I am the God of War. I am the God of War. I am the God of War. I am the God of War. SHUT UP! WE HAVE A SON! YOU SHUT UP! YOU'RE A FUCKING TURD! WE BLEED! SHUT UP TO THE FLOOR! YOU'RE A... YOU'RE A FUCKING... You deserve to die. I'm going to do a little bit of a bit of a bit of a bit of a bit of a bit of a bit of a bit of a bit of a bit of a bit of a bit of a bit of a bit of a I'm going to kill you. I am the God of War. I am the God of War. I am the God of War. I am the God of War. I do all the work. I'm going to go to the bathroom. This night is between us. We have proven to be divine living. I am the voice of the dead. RAAAWR! I'm going to do it. I'm not it. Straight to the heart. I'm out of here.</text:p>
          </table:table-cell>
        </table:table-row>
      </table:table>
      <table:table table:name="emv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nger10_BlackShriek_High_lyrics">
            <text:p>Singer10_BlackShriek_High_lyrics</text:p>
          </table:table-cell>
          <table:table-cell office:value-type="string" office:string-value=" A day of the years, the savage brutal me, a second way of life, living on human hospice, murder of the innocent, despair, great fears, expressionless.">
            <text:p> A day of the years, the savage brutal me, a second way of life, living on human hospice, murder of the innocent, despair, great fears, expressionless.</text:p>
          </table:table-cell>
        </table:table-row>
        <table:table-row>
          <table:table-cell office:value-type="string" office:string-value="Singer10_BlackShriek_Mid_lyrics">
            <text:p>Singer10_BlackShriek_Mid_lyrics</text:p>
          </table:table-cell>
          <table:table-cell office:value-type="string" office:string-value=" A tale of the dearest, this sad, brutal being. A shocking way of life, living on human offspring. Murderer of the innocent, his big, green face expressionless.">
            <text:p> A tale of the dearest, this sad, brutal being. A shocking way of life, living on human offspring. Murderer of the innocent, his big, green face expressionless.</text:p>
          </table:table-cell>
        </table:table-row>
        <table:table-row>
          <table:table-cell office:value-type="string" office:string-value="Singer10_ClearVoice_High_lyrics">
            <text:p>Singer10_ClearVoice_High_lyrics</text:p>
          </table:table-cell>
          <table:table-cell office:value-type="string" office:string-value=" A tale of the deranged, this savage, brutal being, A shocking way of life, living on human offspring, Murder of the innocent, his pale, grey face expressionless.">
            <text:p> A tale of the deranged, this savage, brutal being, A shocking way of life, living on human offspring, Murder of the innocent, his pale, grey face expressionless.</text:p>
          </table:table-cell>
        </table:table-row>
        <table:table-row>
          <table:table-cell office:value-type="string" office:string-value="Singer10_ClearVoice_Low_lyrics">
            <text:p>Singer10_ClearVoice_Low_lyrics</text:p>
          </table:table-cell>
          <table:table-cell office:value-type="string" office:string-value=" A tale of the deranged, this savage, cruel being, A shocking way of life, living on a human offspring, Murder of the innocent, a pale, grave face, expressionless.">
            <text:p> A tale of the deranged, this savage, cruel being, A shocking way of life, living on a human offspring, Murder of the innocent, a pale, grave face, expressionless.</text:p>
          </table:table-cell>
        </table:table-row>
        <table:table-row>
          <table:table-cell office:value-type="string" office:string-value="Singer10_ClearVoice_Mid_lyrics">
            <text:p>Singer10_ClearVoice_Mid_lyrics</text:p>
          </table:table-cell>
          <table:table-cell office:value-type="string" office:string-value=" A tale of the deranged, this savage, brutal being, a shocking way of life, living on human offspring, murder of the innocent, his pale gray face expressionless.">
            <text:p> A tale of the deranged, this savage, brutal being, a shocking way of life, living on human offspring, murder of the innocent, his pale gray face expressionless.</text:p>
          </table:table-cell>
        </table:table-row>
        <table:table-row>
          <table:table-cell office:value-type="string" office:string-value="Singer10_DeathGrowl_Low_lyrics">
            <text:p>Singer10_DeathGrowl_Low_lyrics</text:p>
          </table:table-cell>
          <table:table-cell office:value-type="string" office:string-value=" A tale of the deranged, the savage but obeying, a shocking way of life, living on human offspring, murder of the innocent, Spain's great first expressionless.">
            <text:p> A tale of the deranged, the savage but obeying, a shocking way of life, living on human offspring, murder of the innocent, Spain's great first expressionless.</text:p>
          </table:table-cell>
        </table:table-row>
        <table:table-row>
          <table:table-cell office:value-type="string" office:string-value="Singer10_DeathGrowl_Mid_lyrics">
            <text:p>Singer10_DeathGrowl_Mid_lyrics</text:p>
          </table:table-cell>
          <table:table-cell office:value-type="string" office:string-value=" A tale of the deranged, this savage, brutal being. A shocking way of life, living on human offspring. Murder of the innocent, this bad, grey face, expressionless.">
            <text:p> A tale of the deranged, this savage, brutal being. A shocking way of life, living on human offspring. Murder of the innocent, this bad, grey face, expressionless.</text:p>
          </table:table-cell>
        </table:table-row>
        <table:table-row>
          <table:table-cell office:value-type="string" office:string-value="Singer10_HardcoreScream_High_lyrics">
            <text:p>Singer10_HardcoreScream_High_lyrics</text:p>
          </table:table-cell>
          <table:table-cell office:value-type="string" office:string-value=" A tale of the deranged, the savage brutal being, a shocking way of life, living and human offspring, murder of the innocent, his pale grey face expressionless.">
            <text:p> A tale of the deranged, the savage brutal being, a shocking way of life, living and human offspring, murder of the innocent, his pale grey face expressionless.</text:p>
          </table:table-cell>
        </table:table-row>
        <table:table-row>
          <table:table-cell office:value-type="string" office:string-value="Singer10_HardcoreScream_Low_lyrics">
            <text:p>Singer10_HardcoreScream_Low_lyrics</text:p>
          </table:table-cell>
          <table:table-cell office:value-type="string" office:string-value=" A tale of the deranged, the savage, brutal being, a shocking way of life, living on human offspring, murdered of the innocent, his pale grey face expressionless.">
            <text:p> A tale of the deranged, the savage, brutal being, a shocking way of life, living on human offspring, murdered of the innocent, his pale grey face expressionless.</text:p>
          </table:table-cell>
        </table:table-row>
        <table:table-row>
          <table:table-cell office:value-type="string" office:string-value="Singer10_HardcoreScream_Mid_lyrics">
            <text:p>Singer10_HardcoreScream_Mid_lyrics</text:p>
          </table:table-cell>
          <table:table-cell office:value-type="string" office:string-value=" A tale of the deranged, this savage, brutal being, a shocking way of life, living on human offspring, murder of the innocent, this pale grey face expressionless.">
            <text:p> A tale of the deranged, this savage, brutal being, a shocking way of life, living on human offspring, murder of the innocent, this pale grey face expressionless.</text:p>
          </table:table-cell>
        </table:table-row>
        <table:table-row>
          <table:table-cell office:value-type="string" office:string-value="Singer11_BlackShriek_High_lyrics">
            <text:p>Singer11_BlackShriek_High_lyrics</text:p>
          </table:table-cell>
          <table:table-cell office:value-type="string" office:string-value=" Don't let me pass the opportunity to show my real face and let them condemn me. I will be judged. I will be blamed.">
            <text:p> Don't let me pass the opportunity to show my real face and let them condemn me. I will be judged. I will be blamed.</text:p>
          </table:table-cell>
        </table:table-row>
        <table:table-row>
          <table:table-cell office:value-type="string" office:string-value="Singer11_BlackShriek_Mid_lyrics">
            <text:p>Singer11_BlackShriek_Mid_lyrics</text:p>
          </table:table-cell>
          <table:table-cell office:value-type="string" office:string-value=" Don't let me pass the opportunity To show the real face, to let them condemn me I will be judged, I will be blind">
            <text:p> Don't let me pass the opportunity To show the real face, to let them condemn me I will be judged, I will be blind</text:p>
          </table:table-cell>
        </table:table-row>
        <table:table-row>
          <table:table-cell office:value-type="string" office:string-value="Singer11_ClearVoice_High_lyrics">
            <text:p>Singer11_ClearVoice_High_lyrics</text:p>
          </table:table-cell>
          <table:table-cell office:value-type="string" office:string-value=" Don't let me pass, don't let me be The show my real face, the love them can name I will be judged, I will be blind">
            <text:p> Don't let me pass, don't let me be The show my real face, the love them can name I will be judged, I will be blind</text:p>
          </table:table-cell>
        </table:table-row>
        <table:table-row>
          <table:table-cell office:value-type="string" office:string-value="Singer11_ClearVoice_Low_lyrics">
            <text:p>Singer11_ClearVoice_Low_lyrics</text:p>
          </table:table-cell>
          <table:table-cell office:value-type="string" office:string-value=" Don't let me pass, don't let me be They show my real face, I'll let them go name me I will be judged, I will be blind">
            <text:p> Don't let me pass, don't let me be They show my real face, I'll let them go name me I will be judged, I will be blind</text:p>
          </table:table-cell>
        </table:table-row>
        <table:table-row>
          <table:table-cell office:value-type="string" office:string-value="Singer11_ClearVoice_Mid_lyrics">
            <text:p>Singer11_ClearVoice_Mid_lyrics</text:p>
          </table:table-cell>
          <table:table-cell office:value-type="string" office:string-value=" Don't let me pass, don't let me be This show my real face, I'll let them condemn it I will be judged, I will be blind">
            <text:p> Don't let me pass, don't let me be This show my real face, I'll let them condemn it I will be judged, I will be blind</text:p>
          </table:table-cell>
        </table:table-row>
        <table:table-row>
          <table:table-cell office:value-type="string" office:string-value="Singer11_DeathGrowl_Low_lyrics">
            <text:p>Singer11_DeathGrowl_Low_lyrics</text:p>
          </table:table-cell>
          <table:table-cell office:value-type="string" office:string-value=" Don't let me pass The opportunity To show my real face And let them condemn me I will be judged I will be blind">
            <text:p> Don't let me pass The opportunity To show my real face And let them condemn me I will be judged I will be blind</text:p>
          </table:table-cell>
        </table:table-row>
        <table:table-row>
          <table:table-cell office:value-type="string" office:string-value="Singer11_HardcoreScream_Low_lyrics">
            <text:p>Singer11_HardcoreScream_Low_lyrics</text:p>
          </table:table-cell>
          <table:table-cell office:value-type="string" office:string-value=" To let me pass, the opportunity To show my real face, let them condemn me I will be judged, I will be blamed">
            <text:p> To let me pass, the opportunity To show my real face, let them condemn me I will be judged, I will be blamed</text:p>
          </table:table-cell>
        </table:table-row>
        <table:table-row>
          <table:table-cell office:value-type="string" office:string-value="Singer11_DeathGrowl_Mid_lyrics">
            <text:p>Singer11_DeathGrowl_Mid_lyrics</text:p>
          </table:table-cell>
          <table:table-cell office:value-type="string" office:string-value=" Don't leave me be! The opportunity to show my real face and let them conname it! I will be judged! I will be blind!">
            <text:p> Don't leave me be! The opportunity to show my real face and let them conname it! I will be judged! I will be blind!</text:p>
          </table:table-cell>
        </table:table-row>
        <table:table-row>
          <table:table-cell office:value-type="string" office:string-value="Singer11_GrindInhale_lyrics">
            <text:p>Singer11_GrindInhale_lyrics</text:p>
          </table:table-cell>
          <table:table-cell office:value-type="string" office:string-value=" Don't let me miss the other daily dose. This is all my real fatal health. I'm gonna need more. I will be judged. I will be judged.">
            <text:p> Don't let me miss the other daily dose. This is all my real fatal health. I'm gonna need more. I will be judged. I will be judged.</text:p>
          </table:table-cell>
        </table:table-row>
        <table:table-row>
          <table:table-cell office:value-type="string" office:string-value="Singer11_HardcoreScream_High_lyrics">
            <text:p>Singer11_HardcoreScream_High_lyrics</text:p>
          </table:table-cell>
          <table:table-cell office:value-type="string" office:string-value=" Don't let me beat the opportunity To show my real face and let them condemn me I will be judged, I will be blamed">
            <text:p> Don't let me beat the opportunity To show my real face and let them condemn me I will be judged, I will be blamed</text:p>
          </table:table-cell>
        </table:table-row>
        <table:table-row>
          <table:table-cell office:value-type="string" office:string-value="Singer11_HardcoreScream_Mid_lyrics">
            <text:p>Singer11_HardcoreScream_Mid_lyrics</text:p>
          </table:table-cell>
          <table:table-cell office:value-type="string" office:string-value=" Don't let me pass! The opportunity! To show my real face and life and connect me! I will be judged! I will be blind!">
            <text:p> Don't let me pass! The opportunity! To show my real face and life and connect me! I will be judged! I will be blind!</text:p>
          </table:table-cell>
        </table:table-row>
        <table:table-row>
          <table:table-cell office:value-type="string" office:string-value="Singer12_BlackShriek_High_lyrics">
            <text:p>Singer12_BlackShriek_High_lyrics</text:p>
          </table:table-cell>
          <table:table-cell office:value-type="string" office:string-value=" And if you liked this video, leave a like and subscribe to see more videos!">
            <text:p> And if you liked this video, leave a like and subscribe to see more videos!</text:p>
          </table:table-cell>
        </table:table-row>
        <table:table-row>
          <table:table-cell office:value-type="string" office:string-value="Singer12_BlackShriek_Mid_lyrics">
            <text:p>Singer12_BlackShriek_Mid_lyrics</text:p>
          </table:table-cell>
          <table:table-cell office:value-type="string" office:string-value=" I'm fighting a prophecy, I'm an overlord You'll never live again, still your life will end I see a child laughing, eternally, I'll smash your face">
            <text:p> I'm fighting a prophecy, I'm an overlord You'll never live again, still your life will end I see a child laughing, eternally, I'll smash your face</text:p>
          </table:table-cell>
        </table:table-row>
        <table:table-row>
          <table:table-cell office:value-type="string" office:string-value="Singer12_ClearVoice_High_lyrics">
            <text:p>Singer12_ClearVoice_High_lyrics</text:p>
          </table:table-cell>
          <table:table-cell office:value-type="string" office:string-value=" Avoiding the prophecy of my newfound loss You will never live again, soon your life will end I'll see you die at my feet, eternally Smash your face">
            <text:p> Avoiding the prophecy of my newfound loss You will never live again, soon your life will end I'll see you die at my feet, eternally Smash your face</text:p>
          </table:table-cell>
        </table:table-row>
        <table:table-row>
          <table:table-cell office:value-type="string" office:string-value="Singer12_ClearVoice_Low_lyrics">
            <text:p>Singer12_ClearVoice_Low_lyrics</text:p>
          </table:table-cell>
          <table:table-cell office:value-type="string" office:string-value=" Avoiding the prophecy of my newfound loss You will never live again, seeing your life will end I'll see you die at my feet, eternally I'll smash your face">
            <text:p> Avoiding the prophecy of my newfound loss You will never live again, seeing your life will end I'll see you die at my feet, eternally I'll smash your face</text:p>
          </table:table-cell>
        </table:table-row>
        <table:table-row>
          <table:table-cell office:value-type="string" office:string-value="Singer12_ClearVoice_Mid_lyrics">
            <text:p>Singer12_ClearVoice_Mid_lyrics</text:p>
          </table:table-cell>
          <table:table-cell office:value-type="string" office:string-value=" Avoiding the prophecy of my newfound lust You will never live again Soon your life will end I'll see you die at my feet eternally I'll smash your face">
            <text:p> Avoiding the prophecy of my newfound lust You will never live again Soon your life will end I'll see you die at my feet eternally I'll smash your face</text:p>
          </table:table-cell>
        </table:table-row>
        <table:table-row>
          <table:table-cell office:value-type="string" office:string-value="Singer12_DeathGrowl_Low_lyrics">
            <text:p>Singer12_DeathGrowl_Low_lyrics</text:p>
          </table:table-cell>
          <table:table-cell office:value-type="string" office:string-value=" Errbody's a prophecy of a newfound lust. You will never live again, Soon your life will end. I'll see you die on my feet, Eternally, I'll smash your face.">
            <text:p> Errbody's a prophecy of a newfound lust. You will never live again, Soon your life will end. I'll see you die on my feet, Eternally, I'll smash your face.</text:p>
          </table:table-cell>
        </table:table-row>
        <table:table-row>
          <table:table-cell office:value-type="string" office:string-value="Singer12_DeathGrowl_Mid_lyrics">
            <text:p>Singer12_DeathGrowl_Mid_lyrics</text:p>
          </table:table-cell>
          <table:table-cell office:value-type="string" office:string-value=" I fall into the prophecy of a newfound loss You will never live again So your life will end I see you die on my feet Eternally, I smother your face">
            <text:p> I fall into the prophecy of a newfound loss You will never live again So your life will end I see you die on my feet Eternally, I smother your face</text:p>
          </table:table-cell>
        </table:table-row>
        <table:table-row>
          <table:table-cell office:value-type="string" office:string-value="Singer12_GrindInhale_lyrics">
            <text:p>Singer12_GrindInhale_lyrics</text:p>
          </table:table-cell>
          <table:table-cell office:value-type="string" office:string-value=" Avoiding the prophecy of a new violence. You will never live again, Soon your life will end. I see you die on my feet, Eternally, Eyes upon your face.">
            <text:p> Avoiding the prophecy of a new violence. You will never live again, Soon your life will end. I see you die on my feet, Eternally, Eyes upon your face.</text:p>
          </table:table-cell>
        </table:table-row>
        <table:table-row>
          <table:table-cell office:value-type="string" office:string-value="Singer12_GrindInhale_lyrics_2">
            <text:p>Singer12_GrindInhale_lyrics_2</text:p>
          </table:table-cell>
          <table:table-cell office:value-type="string" office:string-value=" Avoid the prophecy of a new Valhalla! You'll never live again, then your life will end! As if you die on barbed wire, eternally, as bone you face!">
            <text:p> Avoid the prophecy of a new Valhalla! You'll never live again, then your life will end! As if you die on barbed wire, eternally, as bone you face!</text:p>
          </table:table-cell>
        </table:table-row>
        <table:table-row>
          <table:table-cell office:value-type="string" office:string-value="Singer12_HardcoreScream_High_lyrics">
            <text:p>Singer12_HardcoreScream_High_lyrics</text:p>
          </table:table-cell>
          <table:table-cell office:value-type="string" office:string-value=" I'm finding the prophecy of a newfound loss You will never live again So your love will end I see a diamond fin Eternally I smash your face">
            <text:p> I'm finding the prophecy of a newfound loss You will never live again So your love will end I see a diamond fin Eternally I smash your face</text:p>
          </table:table-cell>
        </table:table-row>
        <table:table-row>
          <table:table-cell office:value-type="string" office:string-value="Singer12_HardcoreScream_Low_lyrics">
            <text:p>Singer12_HardcoreScream_Low_lyrics</text:p>
          </table:table-cell>
          <table:table-cell office:value-type="string" office:string-value=" We've all heard the prophecy of a new finish. You will never live again, so you're not willing. We'll see you die on both feet, internally, or as much as face.">
            <text:p> We've all heard the prophecy of a new finish. You will never live again, so you're not willing. We'll see you die on both feet, internally, or as much as face.</text:p>
          </table:table-cell>
        </table:table-row>
        <table:table-row>
          <table:table-cell office:value-type="string" office:string-value="Singer12_HardcoreScream_Mid_lyrics">
            <text:p>Singer12_HardcoreScream_Mid_lyrics</text:p>
          </table:table-cell>
          <table:table-cell office:value-type="string" office:string-value=" I've heard of the prophecy of a newfound loss You will never live again, so you let me in I see you turn your back on me, and tearing a smile off your face">
            <text:p> I've heard of the prophecy of a newfound loss You will never live again, so you let me in I see you turn your back on me, and tearing a smile off your face</text:p>
          </table:table-cell>
        </table:table-row>
        <table:table-row>
          <table:table-cell office:value-type="string" office:string-value="Singer13_BlackShriek_High_lyrics">
            <text:p>Singer13_BlackShriek_High_lyrics</text:p>
          </table:table-cell>
          <table:table-cell office:value-type="string" office:string-value=" Slave of the sacrist rites Warchief of domination Blinded by your faith and guided to submission">
            <text:p> Slave of the sacrist rites Warchief of domination Blinded by your faith and guided to submission</text:p>
          </table:table-cell>
        </table:table-row>
        <table:table-row>
          <table:table-cell office:value-type="string" office:string-value="Singer13_DeathGrowl_Low_lyrics">
            <text:p>Singer13_DeathGrowl_Low_lyrics</text:p>
          </table:table-cell>
          <table:table-cell office:value-type="string" office:string-value=" Slave of the sacred traits Worship of domination Blundered by a faith and guided to submission">
            <text:p> Slave of the sacred traits Worship of domination Blundered by a faith and guided to submission</text:p>
          </table:table-cell>
        </table:table-row>
        <table:table-row>
          <table:table-cell office:value-type="string" office:string-value="Singer13_DeathGrowl_Mid_lyrics">
            <text:p>Singer13_DeathGrowl_Mid_lyrics</text:p>
          </table:table-cell>
          <table:table-cell office:value-type="string" office:string-value=" State of the sacred race. Worship of domination. Blended by your fate and guided to submission.">
            <text:p> State of the sacred race. Worship of domination. Blended by your fate and guided to submission.</text:p>
          </table:table-cell>
        </table:table-row>
        <table:table-row>
          <table:table-cell office:value-type="string" office:string-value="Singer14_BlackShriek_High_lyrics">
            <text:p>Singer14_BlackShriek_High_lyrics</text:p>
          </table:table-cell>
          <table:table-cell office:value-type="string" office:string-value=" Me and you, we're not to sacrifice We're about to die, but it ain't at last Me and you, we're not to sacrifice But to die We're so to purify The inborn parade">
            <text:p> Me and you, we're not to sacrifice We're about to die, but it ain't at last Me and you, we're not to sacrifice But to die We're so to purify The inborn parade</text:p>
          </table:table-cell>
        </table:table-row>
        <table:table-row>
          <table:table-cell office:value-type="string" office:string-value="Singer14_BlackShriek_Mid_lyrics">
            <text:p>Singer14_BlackShriek_Mid_lyrics</text:p>
          </table:table-cell>
          <table:table-cell office:value-type="string" office:string-value=" Me either, I'd live my life to sacrifice I would not to die but I did at last Me either, I'd live my life to sacrifice But to die That got it's source to purify Dead and buried">
            <text:p> Me either, I'd live my life to sacrifice I would not to die but I did at last Me either, I'd live my life to sacrifice But to die That got it's source to purify Dead and buried</text:p>
          </table:table-cell>
        </table:table-row>
        <table:table-row>
          <table:table-cell office:value-type="string" office:string-value="Singer14_ClearVoice_High_lyrics">
            <text:p>Singer14_ClearVoice_High_lyrics</text:p>
          </table:table-cell>
          <table:table-cell office:value-type="string" office:string-value=" Million human lives to sacrifice All were born to die, but they didn't last Million human lives to sacrifice Born to die Died getting souls to purify Dead and buried">
            <text:p> Million human lives to sacrifice All were born to die, but they didn't last Million human lives to sacrifice Born to die Died getting souls to purify Dead and buried</text:p>
          </table:table-cell>
        </table:table-row>
        <table:table-row>
          <table:table-cell office:value-type="string" office:string-value="Singer14_ClearVoice_Low_lyrics">
            <text:p>Singer14_ClearVoice_Low_lyrics</text:p>
          </table:table-cell>
          <table:table-cell office:value-type="string" office:string-value=" Million human lives to sacrifice, All were born to die but they didn't last. Million human lives to sacrifice, Born to die. Darkened souls to purify, Dead and buried.">
            <text:p> Million human lives to sacrifice, All were born to die but they didn't last. Million human lives to sacrifice, Born to die. Darkened souls to purify, Dead and buried.</text:p>
          </table:table-cell>
        </table:table-row>
        <table:table-row>
          <table:table-cell office:value-type="string" office:string-value="Singer14_ClearVoice_Mid_lyrics">
            <text:p>Singer14_ClearVoice_Mid_lyrics</text:p>
          </table:table-cell>
          <table:table-cell office:value-type="string" office:string-value=" Million human lives to sacrifice All were about to die but they did at last Million human lives to sacrifice Born to die Died against us to purify Dead and buried">
            <text:p> Million human lives to sacrifice All were about to die but they did at last Million human lives to sacrifice Born to die Died against us to purify Dead and buried</text:p>
          </table:table-cell>
        </table:table-row>
        <table:table-row>
          <table:table-cell office:value-type="string" office:string-value="Singer14_DeathGrowl_Low_lyrics">
            <text:p>Singer14_DeathGrowl_Low_lyrics</text:p>
          </table:table-cell>
          <table:table-cell office:value-type="string" office:string-value=" Be your human life's new sacrifice All will fall to die by the dead at last Be your human life's new sacrifice Born to die Dark as dust and purified Dead and buried">
            <text:p> Be your human life's new sacrifice All will fall to die by the dead at last Be your human life's new sacrifice Born to die Dark as dust and purified Dead and buried</text:p>
          </table:table-cell>
        </table:table-row>
        <table:table-row>
          <table:table-cell office:value-type="string" office:string-value="Singer14_DeathGrowl_Mid_lyrics">
            <text:p>Singer14_DeathGrowl_Mid_lyrics</text:p>
          </table:table-cell>
          <table:table-cell office:value-type="string" office:string-value=" Me and you, my life's a sacrifice Always about to die, but I die at last Me and you, my life's a sacrifice Born to die Black and sauce to purify Dead and buried">
            <text:p> Me and you, my life's a sacrifice Always about to die, but I die at last Me and you, my life's a sacrifice Born to die Black and sauce to purify Dead and buried</text:p>
          </table:table-cell>
        </table:table-row>
        <table:table-row>
          <table:table-cell office:value-type="string" office:string-value="Singer15_BlackShriek_High_lyrics">
            <text:p>Singer15_BlackShriek_High_lyrics</text:p>
          </table:table-cell>
          <table:table-cell office:value-type="string" office:string-value=" Can you defend the record? Can you rebuild the truth? This time I can change the way the many lies. Too many lies!">
            <text:p> Can you defend the record? Can you rebuild the truth? This time I can change the way the many lies. Too many lies!</text:p>
          </table:table-cell>
        </table:table-row>
        <table:table-row>
          <table:table-cell office:value-type="string" office:string-value="Singer15_BlackShriek_Mid_lyrics">
            <text:p>Singer15_BlackShriek_Mid_lyrics</text:p>
          </table:table-cell>
          <table:table-cell office:value-type="string" office:string-value=" Can you defend the world code? Can you repair the truth? This time, I can change the ways of many lives! The many lives!">
            <text:p> Can you defend the world code? Can you repair the truth? This time, I can change the ways of many lives! The many lives!</text:p>
          </table:table-cell>
        </table:table-row>
        <table:table-row>
          <table:table-cell office:value-type="string" office:string-value="Singer15_ClearVoice_High_lyrics">
            <text:p>Singer15_ClearVoice_High_lyrics</text:p>
          </table:table-cell>
          <table:table-cell office:value-type="string" office:string-value=" Can you defeat the recall? Can you repair the truth? This time I can chase away the meaningless The meaningless">
            <text:p> Can you defeat the recall? Can you repair the truth? This time I can chase away the meaningless The meaningless</text:p>
          </table:table-cell>
        </table:table-row>
        <table:table-row>
          <table:table-cell office:value-type="string" office:string-value="Singer15_ClearVoice_Low_lyrics">
            <text:p>Singer15_ClearVoice_Low_lyrics</text:p>
          </table:table-cell>
          <table:table-cell office:value-type="string" office:string-value=" Can you defeat the recall? Can you repair the truth? This time I could chase away the meaningless The meaningless">
            <text:p> Can you defeat the recall? Can you repair the truth? This time I could chase away the meaningless The meaningless</text:p>
          </table:table-cell>
        </table:table-row>
        <table:table-row>
          <table:table-cell office:value-type="string" office:string-value="Singer15_ClearVoice_Mid_lyrics">
            <text:p>Singer15_ClearVoice_Mid_lyrics</text:p>
          </table:table-cell>
          <table:table-cell office:value-type="string" office:string-value=" Can you defeat the recall? Can you repair the truth? This time, I'll chase away the meaningless The meaningless">
            <text:p> Can you defeat the recall? Can you repair the truth? This time, I'll chase away the meaningless The meaningless</text:p>
          </table:table-cell>
        </table:table-row>
        <table:table-row>
          <table:table-cell office:value-type="string" office:string-value="Singer15_DeathGrowl_Low_lyrics">
            <text:p>Singer15_DeathGrowl_Low_lyrics</text:p>
          </table:table-cell>
          <table:table-cell office:value-type="string" office:string-value=" Cry out for Father O'Connor, cry out with belt and sword. This time I'll contribute to our number of lives. Number of lives.">
            <text:p> Cry out for Father O'Connor, cry out with belt and sword. This time I'll contribute to our number of lives. Number of lives.</text:p>
          </table:table-cell>
        </table:table-row>
        <table:table-row>
          <table:table-cell office:value-type="string" office:string-value="Singer15_DeathGrowl_Mid_lyrics">
            <text:p>Singer15_DeathGrowl_Mid_lyrics</text:p>
          </table:table-cell>
          <table:table-cell office:value-type="string" office:string-value=" The Uldefendo were gone. They knew about the truth. This time, I can trust the White Demon of Gnus. The Demon of Gnus.">
            <text:p> The Uldefendo were gone. They knew about the truth. This time, I can trust the White Demon of Gnus. The Demon of Gnus.</text:p>
          </table:table-cell>
        </table:table-row>
        <table:table-row>
          <table:table-cell office:value-type="string" office:string-value="Singer15_HardcoreScream_High_lyrics">
            <text:p>Singer15_HardcoreScream_High_lyrics</text:p>
          </table:table-cell>
          <table:table-cell office:value-type="string" office:string-value=" Can you defeat the record? Can you repel the truth? This time I can chase away the meaningless The meaningless">
            <text:p> Can you defeat the record? Can you repel the truth? This time I can chase away the meaningless The meaningless</text:p>
          </table:table-cell>
        </table:table-row>
        <table:table-row>
          <table:table-cell office:value-type="string" office:string-value="Singer15_HardcoreScream_Low_lyrics">
            <text:p>Singer15_HardcoreScream_Low_lyrics</text:p>
          </table:table-cell>
          <table:table-cell office:value-type="string" office:string-value=" Try not to fight the war god. Try not to rebel to the truth. This time, I can show you the way that man in love. That man in love.">
            <text:p> Try not to fight the war god. Try not to rebel to the truth. This time, I can show you the way that man in love. That man in love.</text:p>
          </table:table-cell>
        </table:table-row>
        <table:table-row>
          <table:table-cell office:value-type="string" office:string-value="Singer15_HardcoreScream_Mid_lyrics">
            <text:p>Singer15_HardcoreScream_Mid_lyrics</text:p>
          </table:table-cell>
          <table:table-cell office:value-type="string" office:string-value=" Can you defend the record? Can you rebuild the truth? This time I could change the way the meaning lives. The meaning lives!">
            <text:p> Can you defend the record? Can you rebuild the truth? This time I could change the way the meaning lives. The meaning lives!</text:p>
          </table:table-cell>
        </table:table-row>
        <table:table-row>
          <table:table-cell office:value-type="string" office:string-value="Singer17_BlackShriek_High_lyrics">
            <text:p>Singer17_BlackShriek_High_lyrics</text:p>
          </table:table-cell>
          <table:table-cell office:value-type="string" office:string-value=" Soldier mutilator of the fall, Compassion is shame, Trusting your life's harm, Comparison, Rhyming, Singing, Drunken!">
            <text:p> Soldier mutilator of the fall, Compassion is shame, Trusting your life's harm, Comparison, Rhyming, Singing, Drunken!</text:p>
          </table:table-cell>
        </table:table-row>
        <table:table-row>
          <table:table-cell office:value-type="string" office:string-value="Singer17_BlackShriek_Mid_lyrics">
            <text:p>Singer17_BlackShriek_Mid_lyrics</text:p>
          </table:table-cell>
          <table:table-cell office:value-type="string" office:string-value=" Soldier! Mutilator! What they for? Complexion and shapes! Crushing your life form! Compounding dust! Threatening! Shading! Wrecking!">
            <text:p> Soldier! Mutilator! What they for? Complexion and shapes! Crushing your life form! Compounding dust! Threatening! Shading! Wrecking!</text:p>
          </table:table-cell>
        </table:table-row>
        <table:table-row>
          <table:table-cell office:value-type="string" office:string-value="Singer17_ClearVoice_High_lyrics">
            <text:p>Singer17_ClearVoice_High_lyrics</text:p>
          </table:table-cell>
          <table:table-cell office:value-type="string" office:string-value=" Slaughter, mutilator, womb, divorce, complex shaped and shapes, crushing all life forms, carbonic dust, leading, crushing, hating.">
            <text:p> Slaughter, mutilator, womb, divorce, complex shaped and shapes, crushing all life forms, carbonic dust, leading, crushing, hating.</text:p>
          </table:table-cell>
        </table:table-row>
        <table:table-row>
          <table:table-cell office:value-type="string" office:string-value="Singer17_ClearVoice_Low_lyrics">
            <text:p>Singer17_ClearVoice_Low_lyrics</text:p>
          </table:table-cell>
          <table:table-cell office:value-type="string" office:string-value=" Slaughter, mutilator, worm, devour, complex in head shapes, crushing all life forms. Carbonic dust. Leading, beating, crushing.">
            <text:p> Slaughter, mutilator, worm, devour, complex in head shapes, crushing all life forms. Carbonic dust. Leading, beating, crushing.</text:p>
          </table:table-cell>
        </table:table-row>
        <table:table-row>
          <table:table-cell office:value-type="string" office:string-value="Singer17_ClearVoice_Mid_lyrics">
            <text:p>Singer17_ClearVoice_Mid_lyrics</text:p>
          </table:table-cell>
          <table:table-cell office:value-type="string" office:string-value=" Soldier, mutilator, worm, devoid, complete ships, crushing all life form, carbonic dust, crushing, leading, threshing.">
            <text:p> Soldier, mutilator, worm, devoid, complete ships, crushing all life form, carbonic dust, crushing, leading, threshing.</text:p>
          </table:table-cell>
        </table:table-row>
        <table:table-row>
          <table:table-cell office:value-type="string" office:string-value="Singer17_DeathGrowl_Low_lyrics">
            <text:p>Singer17_DeathGrowl_Low_lyrics</text:p>
          </table:table-cell>
          <table:table-cell office:value-type="string" office:string-value=" Soldier, you're turning to a whole different, completely different, crushing all I've heard. Come on and do it. Ready? Ready? Ready!">
            <text:p> Soldier, you're turning to a whole different, completely different, crushing all I've heard. Come on and do it. Ready? Ready? Ready!</text:p>
          </table:table-cell>
        </table:table-row>
        <table:table-row>
          <table:table-cell office:value-type="string" office:string-value="Singer17_DeathGrowl_Mid_lyrics">
            <text:p>Singer17_DeathGrowl_Mid_lyrics</text:p>
          </table:table-cell>
          <table:table-cell office:value-type="string" office:string-value=" Soldier, mutilator of evil, Daleks in action, copting all lifeforms, composing to us, aging, shredding, fading.">
            <text:p> Soldier, mutilator of evil, Daleks in action, copting all lifeforms, composing to us, aging, shredding, fading.</text:p>
          </table:table-cell>
        </table:table-row>
        <table:table-row>
          <table:table-cell office:value-type="string" office:string-value="Singer17_GrindInhale_lyrics">
            <text:p>Singer17_GrindInhale_lyrics</text:p>
          </table:table-cell>
          <table:table-cell office:value-type="string" office:string-value=" Zolder, you didn't let your wolf devour the blood of the innocent. Run like all I've done. Go for the good. Running. Leaning. Running.">
            <text:p> Zolder, you didn't let your wolf devour the blood of the innocent. Run like all I've done. Go for the good. Running. Leaning. Running.</text:p>
          </table:table-cell>
        </table:table-row>
        <table:table-row>
          <table:table-cell office:value-type="string" office:string-value="Singer17_HardcoreScream_High_lyrics">
            <text:p>Singer17_HardcoreScream_High_lyrics</text:p>
          </table:table-cell>
          <table:table-cell office:value-type="string" office:string-value=" Sauté, mutilating, jaw-wamp-ting-pun, coupling genius shapes, crushing your life form, coupling gist, reaming, feeding, grinding.">
            <text:p> Sauté, mutilating, jaw-wamp-ting-pun, coupling genius shapes, crushing your life form, coupling gist, reaming, feeding, grinding.</text:p>
          </table:table-cell>
        </table:table-row>
        <table:table-row>
          <table:table-cell office:value-type="string" office:string-value="Singer17_HardcoreScream_Low_lyrics">
            <text:p>Singer17_HardcoreScream_Low_lyrics</text:p>
          </table:table-cell>
          <table:table-cell office:value-type="string" office:string-value=" Soldier mutilator war of the form, complexion and shape, crushing all life form, complete death, free being, swinging, freezing.">
            <text:p> Soldier mutilator war of the form, complexion and shape, crushing all life form, complete death, free being, swinging, freezing.</text:p>
          </table:table-cell>
        </table:table-row>
        <table:table-row>
          <table:table-cell office:value-type="string" office:string-value="Singer17_HardcoreScream_Mid_lyrics">
            <text:p>Singer17_HardcoreScream_Mid_lyrics</text:p>
          </table:table-cell>
          <table:table-cell office:value-type="string" office:string-value=" Soldier mutilator world divine Copies, shapes, crushing all life form Compounding just Raining, shading, raining">
            <text:p> Soldier mutilator world divine Copies, shapes, crushing all life form Compounding just Raining, shading, raining</text:p>
          </table:table-cell>
        </table:table-row>
        <table:table-row>
          <table:table-cell office:value-type="string" office:string-value="Singer18_BlackShriek_High_lyrics">
            <text:p>Singer18_BlackShriek_High_lyrics</text:p>
          </table:table-cell>
          <table:table-cell office:value-type="string" office:string-value=" She was a fast machine, she kept her motto clean She was the fastest damn woman that I've ever seen She had the sightless eyes, telling me no lies Knocking me out with her Samaritan face Taking more than a share, I'd be fighting for air She told me to go but I was already there">
            <text:p> She was a fast machine, she kept her motto clean She was the fastest damn woman that I've ever seen She had the sightless eyes, telling me no lies Knocking me out with her Samaritan face Taking more than a share, I'd be fighting for air She told me to go but I was already there</text:p>
          </table:table-cell>
        </table:table-row>
        <table:table-row>
          <table:table-cell office:value-type="string" office:string-value="Singer18_BlackShriek_Mid_lyrics">
            <text:p>Singer18_BlackShriek_Mid_lyrics</text:p>
          </table:table-cell>
          <table:table-cell office:value-type="string" office:string-value=" She was a fast machine, she kept the model clean She was the best damn woman that I've ever seen She had the sightless eyes, telling me no lies Knocking me out with her American voice">
            <text:p> She was a fast machine, she kept the model clean She was the best damn woman that I've ever seen She had the sightless eyes, telling me no lies Knocking me out with her American voice</text:p>
          </table:table-cell>
        </table:table-row>
        <table:table-row>
          <table:table-cell office:value-type="string" office:string-value="Singer18_ClearVoice_High_lyrics">
            <text:p>Singer18_ClearVoice_High_lyrics</text:p>
          </table:table-cell>
          <table:table-cell office:value-type="string" office:string-value=" She was a fast machine, she kept the murder clean She was the best damn woman that I ever seen She had the sightless eyes, telling me no lies Knocking me out with those American fights Taking more than a share, and me fighting for air">
            <text:p> She was a fast machine, she kept the murder clean She was the best damn woman that I ever seen She had the sightless eyes, telling me no lies Knocking me out with those American fights Taking more than a share, and me fighting for air</text:p>
          </table:table-cell>
        </table:table-row>
        <table:table-row>
          <table:table-cell office:value-type="string" office:string-value="Singer18_ClearVoice_Low_lyrics">
            <text:p>Singer18_ClearVoice_Low_lyrics</text:p>
          </table:table-cell>
          <table:table-cell office:value-type="string" office:string-value=" She was a fast machine, she kept murder clean, she was the best damn woman that I ever seen. She had the sightless eyes, telling me no lies, knocking me out with those American thighs.">
            <text:p> She was a fast machine, she kept murder clean, she was the best damn woman that I ever seen. She had the sightless eyes, telling me no lies, knocking me out with those American thighs.</text:p>
          </table:table-cell>
        </table:table-row>
        <table:table-row>
          <table:table-cell office:value-type="string" office:string-value="Singer18_ClearVoice_Mid_lyrics">
            <text:p>Singer18_ClearVoice_Mid_lyrics</text:p>
          </table:table-cell>
          <table:table-cell office:value-type="string" office:string-value=" She was a fast machine, she kept her motor clean She was the best damn woman that I ever seen She had the sightless eyes, telling me no lies Knocking me out with those American thighs">
            <text:p> She was a fast machine, she kept her motor clean She was the best damn woman that I ever seen She had the sightless eyes, telling me no lies Knocking me out with those American thighs</text:p>
          </table:table-cell>
        </table:table-row>
        <table:table-row>
          <table:table-cell office:value-type="string" office:string-value="Singer18_DeathGrowl_Low_lyrics">
            <text:p>Singer18_DeathGrowl_Low_lyrics</text:p>
          </table:table-cell>
          <table:table-cell office:value-type="string" office:string-value=" She was a fast machine, she kept the motor clean She was the best damn woman that I've ever seen She had the sightless eyes, telling me no lies Knocking me out with those American vines">
            <text:p> She was a fast machine, she kept the motor clean She was the best damn woman that I've ever seen She had the sightless eyes, telling me no lies Knocking me out with those American vines</text:p>
          </table:table-cell>
        </table:table-row>
        <table:table-row>
          <table:table-cell office:value-type="string" office:string-value="Singer18_DeathGrowl_Mid_lyrics">
            <text:p>Singer18_DeathGrowl_Mid_lyrics</text:p>
          </table:table-cell>
          <table:table-cell office:value-type="string" office:string-value=" She was a fast machine, she kept the model clean She was the best damn woman that I ever seen She had the cyclist's eyes, telling me no lies Knocking me out with those American fights">
            <text:p> She was a fast machine, she kept the model clean She was the best damn woman that I ever seen She had the cyclist's eyes, telling me no lies Knocking me out with those American fights</text:p>
          </table:table-cell>
        </table:table-row>
        <table:table-row>
          <table:table-cell office:value-type="string" office:string-value="Singer18_HardcoreScream_High_lyrics">
            <text:p>Singer18_HardcoreScream_High_lyrics</text:p>
          </table:table-cell>
          <table:table-cell office:value-type="string" office:string-value=" She was a fast machine, she kept the model clean She was the best damn woman that I've ever seen She had the sightless eyes, telling me no lies Knocking me out with her Samaritan voice">
            <text:p> She was a fast machine, she kept the model clean She was the best damn woman that I've ever seen She had the sightless eyes, telling me no lies Knocking me out with her Samaritan voice</text:p>
          </table:table-cell>
        </table:table-row>
        <table:table-row>
          <table:table-cell office:value-type="string" office:string-value="Singer18_HardcoreScream_Low_lyrics">
            <text:p>Singer18_HardcoreScream_Low_lyrics</text:p>
          </table:table-cell>
          <table:table-cell office:value-type="string" office:string-value=" She was a boss but she, she kept her motto clean She was the best damn woman that I've ever seen She had the sightless eyes, telling me no lies Knocking me out with her Samaritan face">
            <text:p> She was a boss but she, she kept her motto clean She was the best damn woman that I've ever seen She had the sightless eyes, telling me no lies Knocking me out with her Samaritan face</text:p>
          </table:table-cell>
        </table:table-row>
        <table:table-row>
          <table:table-cell office:value-type="string" office:string-value="Singer18_HardcoreScream_Mid_lyrics">
            <text:p>Singer18_HardcoreScream_Mid_lyrics</text:p>
          </table:table-cell>
          <table:table-cell office:value-type="string" office:string-value=" She was a fast machine, she kept the model clean She was the best damn woman that I've ever seen She had the sightless eyes, telling me no lies Knocking me out with those American thighs">
            <text:p> She was a fast machine, she kept the model clean She was the best damn woman that I've ever seen She had the sightless eyes, telling me no lies Knocking me out with those American thighs</text:p>
          </table:table-cell>
        </table:table-row>
        <table:table-row>
          <table:table-cell office:value-type="string" office:string-value="Singer19_BlackShriek_Mid_lyrics">
            <text:p>Singer19_BlackShriek_Mid_lyrics</text:p>
          </table:table-cell>
          <table:table-cell office:value-type="string" office:string-value=" This morning, in early-April May, the day we came down water trees. Consume, dear old brother!">
            <text:p> This morning, in early-April May, the day we came down water trees. Consume, dear old brother!</text:p>
          </table:table-cell>
        </table:table-row>
        <table:table-row>
          <table:table-cell office:value-type="string" office:string-value="Singer19_ClearVoice_High_lyrics">
            <text:p>Singer19_ClearVoice_High_lyrics</text:p>
          </table:table-cell>
          <table:table-cell office:value-type="string" office:string-value=" This morning and on the edge of May, the day we can drown all the trains, consume the water.">
            <text:p> This morning and on the edge of May, the day we can drown all the trains, consume the water.</text:p>
          </table:table-cell>
        </table:table-row>
        <table:table-row>
          <table:table-cell office:value-type="string" office:string-value="Singer19_ClearVoice_Low_lyrics">
            <text:p>Singer19_ClearVoice_Low_lyrics</text:p>
          </table:table-cell>
          <table:table-cell office:value-type="string" office:string-value=" This morning, an audience to me, the day we cut down all the trees. Consume all the water.">
            <text:p> This morning, an audience to me, the day we cut down all the trees. Consume all the water.</text:p>
          </table:table-cell>
        </table:table-row>
        <table:table-row>
          <table:table-cell office:value-type="string" office:string-value="Singer19_ClearVoice_Mid_lyrics">
            <text:p>Singer19_ClearVoice_Mid_lyrics</text:p>
          </table:table-cell>
          <table:table-cell office:value-type="string" office:string-value=" This morning, Hello the end to me. Today, we cut down all the trees. Consume the water.">
            <text:p> This morning, Hello the end to me. Today, we cut down all the trees. Consume the water.</text:p>
          </table:table-cell>
        </table:table-row>
        <table:table-row>
          <table:table-cell office:value-type="string" office:string-value="Singer19_DeathGrowl_Low_lyrics">
            <text:p>Singer19_DeathGrowl_Low_lyrics</text:p>
          </table:table-cell>
          <table:table-cell office:value-type="string" office:string-value=" This morning, it only had to be the day we cut down all the trees. Cut some more water.">
            <text:p> This morning, it only had to be the day we cut down all the trees. Cut some more water.</text:p>
          </table:table-cell>
        </table:table-row>
        <table:table-row>
          <table:table-cell office:value-type="string" office:string-value="Singer19_DeathGrowl_Mid_lyrics">
            <text:p>Singer19_DeathGrowl_Mid_lyrics</text:p>
          </table:table-cell>
          <table:table-cell office:value-type="string" office:string-value=" This morning and on the 8th of May, the day we cut down water trees. Consume the water!">
            <text:p> This morning and on the 8th of May, the day we cut down water trees. Consume the water!</text:p>
          </table:table-cell>
        </table:table-row>
        <table:table-row>
          <table:table-cell office:value-type="string" office:string-value="Singer19_HardcoreScream_High_lyrics">
            <text:p>Singer19_HardcoreScream_High_lyrics</text:p>
          </table:table-cell>
          <table:table-cell office:value-type="string" office:string-value=" This morning, it only ends with me. Today, we can don't wanna train. Consume the whole world.">
            <text:p> This morning, it only ends with me. Today, we can don't wanna train. Consume the whole world.</text:p>
          </table:table-cell>
        </table:table-row>
        <table:table-row>
          <table:table-cell office:value-type="string" office:string-value="Singer19_HardcoreScream_Low_lyrics">
            <text:p>Singer19_HardcoreScream_Low_lyrics</text:p>
          </table:table-cell>
          <table:table-cell office:value-type="string" office:string-value=" This morning, it only hit you and me, the day we cut down water trees. Consume all water!">
            <text:p> This morning, it only hit you and me, the day we cut down water trees. Consume all water!</text:p>
          </table:table-cell>
        </table:table-row>
        <table:table-row>
          <table:table-cell office:value-type="string" office:string-value="Singer19_HardcoreScream_Mid_lyrics">
            <text:p>Singer19_HardcoreScream_Mid_lyrics</text:p>
          </table:table-cell>
          <table:table-cell office:value-type="string" office:string-value=" This morning will only end to me. Today we can don water trees. Consume the whole water.">
            <text:p> This morning will only end to me. Today we can don water trees. Consume the whole water.</text:p>
          </table:table-cell>
        </table:table-row>
        <table:table-row>
          <table:table-cell office:value-type="string" office:string-value="Singer1_BlackShriek_Mid_lyrics">
            <text:p>Singer1_BlackShriek_Mid_lyrics</text:p>
          </table:table-cell>
          <table:table-cell office:value-type="string" office:string-value=" They told me to end my life with care, but my clothes are way too sharp to do so. Unable to calm down, I see the air, get a good grip, it's time to grow. They told me to end my life with care, but my clothes are way too sharp to do so. Unable to calm down, I see the air, get a good grip.">
            <text:p> They told me to end my life with care, but my clothes are way too sharp to do so. Unable to calm down, I see the air, get a good grip, it's time to grow. They told me to end my life with care, but my clothes are way too sharp to do so. Unable to calm down, I see the air, get a good grip.</text:p>
          </table:table-cell>
        </table:table-row>
        <table:table-row>
          <table:table-cell office:value-type="string" office:string-value="Singer1_ClearVoice_High_lyrics">
            <text:p>Singer1_ClearVoice_High_lyrics</text:p>
          </table:table-cell>
          <table:table-cell office:value-type="string" office:string-value=" They told me to end my life with care, but my claws are way too sharp to do so. Unable to calm down, let in the air, get a good grip, it's time to grow. They told me to end my life with care, but my claws are way too sharp to do so. Unable to calm down, let in the air, get a good...">
            <text:p> They told me to end my life with care, but my claws are way too sharp to do so. Unable to calm down, let in the air, get a good grip, it's time to grow. They told me to end my life with care, but my claws are way too sharp to do so. Unable to calm down, let in the air, get a good...</text:p>
          </table:table-cell>
        </table:table-row>
        <table:table-row>
          <table:table-cell office:value-type="string" office:string-value="Singer1_ClearVoice_Low_lyrics">
            <text:p>Singer1_ClearVoice_Low_lyrics</text:p>
          </table:table-cell>
          <table:table-cell office:value-type="string" office:string-value=" They told me to undermine love with care, but my claws are way too sharp to do so. Unable to calm down, let the air get a good grip, it's time to grow. They told me to undermine love with care, but my claws are way too sharp to do so. Unable to calm down, let the air get a good grip, it's time to grow.">
            <text:p> They told me to undermine love with care, but my claws are way too sharp to do so. Unable to calm down, let the air get a good grip, it's time to grow. They told me to undermine love with care, but my claws are way too sharp to do so. Unable to calm down, let the air get a good grip, it's time to grow.</text:p>
          </table:table-cell>
        </table:table-row>
        <table:table-row>
          <table:table-cell office:value-type="string" office:string-value="Singer1_ClearVoice_Mid_lyrics">
            <text:p>Singer1_ClearVoice_Mid_lyrics</text:p>
          </table:table-cell>
          <table:table-cell office:value-type="string" office:string-value=" They told me to endure my life with care, but my claws are way too sharp to do so. Unable to calm down, let in the air, get a good grip, it's time to grow. They told me to endure my life with care, but my claws are way too sharp to do so. Unable to calm down, let in the air, get a good grip.">
            <text:p> They told me to endure my life with care, but my claws are way too sharp to do so. Unable to calm down, let in the air, get a good grip, it's time to grow. They told me to endure my life with care, but my claws are way too sharp to do so. Unable to calm down, let in the air, get a good grip.</text:p>
          </table:table-cell>
        </table:table-row>
        <table:table-row>
          <table:table-cell office:value-type="string" office:string-value="Singer1_DeathGrowl_Low_lyrics">
            <text:p>Singer1_DeathGrowl_Low_lyrics</text:p>
          </table:table-cell>
          <table:table-cell office:value-type="string" office:string-value=" They told me to undermine love with care, but my claws are way too sharp to do so. Unable to calm down, let it in the air, get a good grip, it's time to grow. They told me to undermine love with care, but my claws are way too sharp to do so. Unable to calm down, let it in the air, get a good grip, it's time to grow.">
            <text:p> They told me to undermine love with care, but my claws are way too sharp to do so. Unable to calm down, let it in the air, get a good grip, it's time to grow. They told me to undermine love with care, but my claws are way too sharp to do so. Unable to calm down, let it in the air, get a good grip, it's time to grow.</text:p>
          </table:table-cell>
        </table:table-row>
        <table:table-row>
          <table:table-cell office:value-type="string" office:string-value="Singer1_DeathGrowl_Mid_lyrics">
            <text:p>Singer1_DeathGrowl_Mid_lyrics</text:p>
          </table:table-cell>
          <table:table-cell office:value-type="string" office:string-value=" They told me to honor my love with care, but my claws are way too sharp to do so. Unable to cut the lance in the air, cut a good creep, it's time to grow. They told me to honor my love with care, but my claws are way too sharp to do so. Unable to cut the lance in the air.">
            <text:p> They told me to honor my love with care, but my claws are way too sharp to do so. Unable to cut the lance in the air, cut a good creep, it's time to grow. They told me to honor my love with care, but my claws are way too sharp to do so. Unable to cut the lance in the air.</text:p>
          </table:table-cell>
        </table:table-row>
        <table:table-row>
          <table:table-cell office:value-type="string" office:string-value="Singer1_HardcoreScream_Mid_lyrics">
            <text:p>Singer1_HardcoreScream_Mid_lyrics</text:p>
          </table:table-cell>
          <table:table-cell office:value-type="string" office:string-value=" They told me to hold them off with care, but my clothes are way too sharp to do so. Unable to calm down, let's easy air, get a good grip, start to grow. They told me to hold them off with care, but my clothes are way too sharp to do so. Unable to calm down, let's easy air.">
            <text:p> They told me to hold them off with care, but my clothes are way too sharp to do so. Unable to calm down, let's easy air, get a good grip, start to grow. They told me to hold them off with care, but my clothes are way too sharp to do so. Unable to calm down, let's easy air.</text:p>
          </table:table-cell>
        </table:table-row>
        <table:table-row>
          <table:table-cell office:value-type="string" office:string-value="Singer20_BlackShriek_High_lyrics">
            <text:p>Singer20_BlackShriek_High_lyrics</text:p>
          </table:table-cell>
          <table:table-cell office:value-type="string" office:string-value=" Reason doesn't rule the world The greed of few people Equals the misery of many When accumulation is fastest survival">
            <text:p> Reason doesn't rule the world The greed of few people Equals the misery of many When accumulation is fastest survival</text:p>
          </table:table-cell>
        </table:table-row>
        <table:table-row>
          <table:table-cell office:value-type="string" office:string-value="Singer20_BlackShriek_Mid_lyrics">
            <text:p>Singer20_BlackShriek_Mid_lyrics</text:p>
          </table:table-cell>
          <table:table-cell office:value-type="string" office:string-value=" Reason doesn't rule the world, the greed of few people equals the misery of many. When accumulation is fast survival.">
            <text:p> Reason doesn't rule the world, the greed of few people equals the misery of many. When accumulation is fast survival.</text:p>
          </table:table-cell>
        </table:table-row>
        <table:table-row>
          <table:table-cell office:value-type="string" office:string-value="Singer20_ClearVoice_High_lyrics">
            <text:p>Singer20_ClearVoice_High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0_ClearVoice_Low_lyrics">
            <text:p>Singer20_ClearVoice_Low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0_ClearVoice_Mid_lyrics">
            <text:p>Singer20_ClearVoice_Mid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0_DeathGrowl_Low_lyrics">
            <text:p>Singer20_DeathGrowl_Low_lyrics</text:p>
          </table:table-cell>
          <table:table-cell office:value-type="string" office:string-value=" Reason doesn't rule the world. The greed of few people equals the misery of many. One accumulation is plastic survival.">
            <text:p> Reason doesn't rule the world. The greed of few people equals the misery of many. One accumulation is plastic survival.</text:p>
          </table:table-cell>
        </table:table-row>
        <table:table-row>
          <table:table-cell office:value-type="string" office:string-value="Singer20_DeathGrowl_Mid_lyrics">
            <text:p>Singer20_DeathGrowl_Mid_lyrics</text:p>
          </table:table-cell>
          <table:table-cell office:value-type="string" office:string-value=" Reason doesn't rule the world, the greed of few people equals the misery of many. When accumulation is passing survival.">
            <text:p> Reason doesn't rule the world, the greed of few people equals the misery of many. When accumulation is passing survival.</text:p>
          </table:table-cell>
        </table:table-row>
        <table:table-row>
          <table:table-cell office:value-type="string" office:string-value="Singer20_HardcoreScream_High_lyrics">
            <text:p>Singer20_HardcoreScream_High_lyrics</text:p>
          </table:table-cell>
          <table:table-cell office:value-type="string" office:string-value=" Reason doesn't rule the world The greed of your people Equals the misery of many When accumulation Is faster than survival">
            <text:p> Reason doesn't rule the world The greed of your people Equals the misery of many When accumulation Is faster than survival</text:p>
          </table:table-cell>
        </table:table-row>
        <table:table-row>
          <table:table-cell office:value-type="string" office:string-value="Singer20_HardcoreScream_Low_lyrics">
            <text:p>Singer20_HardcoreScream_Low_lyrics</text:p>
          </table:table-cell>
          <table:table-cell office:value-type="string" office:string-value=" Reason doesn't rule the world, the greed of few people equals the misery of many. When accumulation is fast in survival.">
            <text:p> Reason doesn't rule the world, the greed of few people equals the misery of many. When accumulation is fast in survival.</text:p>
          </table:table-cell>
        </table:table-row>
        <table:table-row>
          <table:table-cell office:value-type="string" office:string-value="Singer20_HardcoreScream_Mid_lyrics">
            <text:p>Singer20_HardcoreScream_Mid_lyrics</text:p>
          </table:table-cell>
          <table:table-cell office:value-type="string" office:string-value=" Reason doesn't rule the world, the greed of few people equals the misery of many. When accumulation is facing survival.">
            <text:p> Reason doesn't rule the world, the greed of few people equals the misery of many. When accumulation is facing survival.</text:p>
          </table:table-cell>
        </table:table-row>
        <table:table-row>
          <table:table-cell office:value-type="string" office:string-value="Singer22_BlackShriek_High_lyrics">
            <text:p>Singer22_BlackShriek_High_lyrics</text:p>
          </table:table-cell>
          <table:table-cell office:value-type="string" office:string-value=" But pray every day that the light of my true Something wakes up to learn that you are surprising Re-read the sky">
            <text:p> But pray every day that the light of my true Something wakes up to learn that you are surprising Re-read the sky</text:p>
          </table:table-cell>
        </table:table-row>
        <table:table-row>
          <table:table-cell office:value-type="string" office:string-value="Singer22_BlackShriek_Mid_lyrics">
            <text:p>Singer22_BlackShriek_Mid_lyrics</text:p>
          </table:table-cell>
          <table:table-cell office:value-type="string" office:string-value=" But be afraid to die, it's hard to live to fight for. Hope to raise, hope to learn, while you are still breathing. We reach the sky!">
            <text:p> But be afraid to die, it's hard to live to fight for. Hope to raise, hope to learn, while you are still breathing. We reach the sky!</text:p>
          </table:table-cell>
        </table:table-row>
        <table:table-row>
          <table:table-cell office:value-type="string" office:string-value="Singer22_BlackShriek_Mid_lyrics_2">
            <text:p>Singer22_BlackShriek_Mid_lyrics_2</text:p>
          </table:table-cell>
          <table:table-cell office:value-type="string" office:string-value=" But be afraid to die, it's not too late to fight for The pride of your own cause we're still breathing We're in the sky">
            <text:p> But be afraid to die, it's not too late to fight for The pride of your own cause we're still breathing We're in the sky</text:p>
          </table:table-cell>
        </table:table-row>
        <table:table-row>
          <table:table-cell office:value-type="string" office:string-value="Singer22_ClearVoice_High_lyrics">
            <text:p>Singer22_ClearVoice_High_lyrics</text:p>
          </table:table-cell>
          <table:table-cell office:value-type="string" office:string-value=" Burn to pray, afraid to die, is that the life you fight for? How to lose, where to hope, cause your heart's still breathing Reread the sky">
            <text:p> Burn to pray, afraid to die, is that the life you fight for? How to lose, where to hope, cause your heart's still breathing Reread the sky</text:p>
          </table:table-cell>
        </table:table-row>
        <table:table-row>
          <table:table-cell office:value-type="string" office:string-value="Singer22_ClearVoice_Low_lyrics">
            <text:p>Singer22_ClearVoice_Low_lyrics</text:p>
          </table:table-cell>
          <table:table-cell office:value-type="string" office:string-value=" Burn to prey, afraid to die, is that the life to fight for? Hurt to lose, wait to hurt, kill your heart, stop breathing Reread the sky">
            <text:p> Burn to prey, afraid to die, is that the life to fight for? Hurt to lose, wait to hurt, kill your heart, stop breathing Reread the sky</text:p>
          </table:table-cell>
        </table:table-row>
        <table:table-row>
          <table:table-cell office:value-type="string" office:string-value="Singer22_ClearVoice_Mid_lyrics">
            <text:p>Singer22_ClearVoice_Mid_lyrics</text:p>
          </table:table-cell>
          <table:table-cell office:value-type="string" office:string-value=" Burn to pray, afraid to die, is that the life you fight for? Heart to lose, weight to have, because your heart's still breathing Reread the sky">
            <text:p> Burn to pray, afraid to die, is that the life you fight for? Heart to lose, weight to have, because your heart's still breathing Reread the sky</text:p>
          </table:table-cell>
        </table:table-row>
        <table:table-row>
          <table:table-cell office:value-type="string" office:string-value="Singer22_DeathGrowl_Low_lyrics">
            <text:p>Singer22_DeathGrowl_Low_lyrics</text:p>
          </table:table-cell>
          <table:table-cell office:value-type="string" office:string-value=" But free a friend's time is hard to learn to fight for Hope to learn, hope to learn Cause the world's a prison Where is the sky?">
            <text:p> But free a friend's time is hard to learn to fight for Hope to learn, hope to learn Cause the world's a prison Where is the sky?</text:p>
          </table:table-cell>
        </table:table-row>
        <table:table-row>
          <table:table-cell office:value-type="string" office:string-value="Singer22_DeathGrowl_Mid_lyrics">
            <text:p>Singer22_DeathGrowl_Mid_lyrics</text:p>
          </table:table-cell>
          <table:table-cell office:value-type="string" office:string-value=" But pray your friends die, you're not alone to fight for Up the way, you're not alone, cause you will see everything Where is the sky?">
            <text:p> But pray your friends die, you're not alone to fight for Up the way, you're not alone, cause you will see everything Where is the sky?</text:p>
          </table:table-cell>
        </table:table-row>
        <table:table-row>
          <table:table-cell office:value-type="string" office:string-value="Singer22_HardcoreScream_High_lyrics">
            <text:p>Singer22_HardcoreScream_High_lyrics</text:p>
          </table:table-cell>
          <table:table-cell office:value-type="string" office:string-value=" But pray afraid to die, it's hard to learn to fight for The brave, stop the loud, cause you're so crazy We're in the sky">
            <text:p> But pray afraid to die, it's hard to learn to fight for The brave, stop the loud, cause you're so crazy We're in the sky</text:p>
          </table:table-cell>
        </table:table-row>
        <table:table-row>
          <table:table-cell office:value-type="string" office:string-value="Singer22_HardcoreScream_Low_lyrics">
            <text:p>Singer22_HardcoreScream_Low_lyrics</text:p>
          </table:table-cell>
          <table:table-cell office:value-type="string" office:string-value=" Punch, pray, and French die Is that the life you fight for? Up to hell, wait your ass Cause your ass are breathing We're in the sky">
            <text:p> Punch, pray, and French die Is that the life you fight for? Up to hell, wait your ass Cause your ass are breathing We're in the sky</text:p>
          </table:table-cell>
        </table:table-row>
        <table:table-row>
          <table:table-cell office:value-type="string" office:string-value="Singer22_HardcoreScream_Mid_lyrics">
            <text:p>Singer22_HardcoreScream_Mid_lyrics</text:p>
          </table:table-cell>
          <table:table-cell office:value-type="string" office:string-value=" Part 3, afraid to die, it's hard to life to fight for Hope to run, hope to lose, cause you will see a breathing Will reach the sky">
            <text:p> Part 3, afraid to die, it's hard to life to fight for Hope to run, hope to lose, cause you will see a breathing Will reach the sky</text:p>
          </table:table-cell>
        </table:table-row>
        <table:table-row>
          <table:table-cell office:value-type="string" office:string-value="Singer23_BlackShriek_High_lyrics">
            <text:p>Singer23_BlackShriek_High_lyrics</text:p>
          </table:table-cell>
          <table:table-cell office:value-type="string" office:string-value=" Outro">
            <text:p> Outro</text:p>
          </table:table-cell>
        </table:table-row>
        <table:table-row>
          <table:table-cell office:value-type="string" office:string-value="Singer23_BlackShriek_Mid_lyrics">
            <text:p>Singer23_BlackShriek_Mid_lyrics</text:p>
          </table:table-cell>
          <table:table-cell office:value-type="string" office:string-value=" You know I can't fight for yourself, you're off the duty, so you're on your own, nobody's gonna tell you what you wanted to say. You know I can't fight for yourself, every time you wish you could have stopped.">
            <text:p> You know I can't fight for yourself, you're off the duty, so you're on your own, nobody's gonna tell you what you wanted to say. You know I can't fight for yourself, every time you wish you could have stopped.</text:p>
          </table:table-cell>
        </table:table-row>
        <table:table-row>
          <table:table-cell office:value-type="string" office:string-value="Singer23_ClearVoice_High_lyrics">
            <text:p>Singer23_ClearVoice_High_lyrics</text:p>
          </table:table-cell>
          <table:table-cell office:value-type="string" office:string-value=" You know I can't fight for yourself, you have to do this on your own Nobody's gonna tell to her what you wanted to say You know I can't fight for yourself, every time you wish you could have sold">
            <text:p> You know I can't fight for yourself, you have to do this on your own Nobody's gonna tell to her what you wanted to say You know I can't fight for yourself, every time you wish you could have sold</text:p>
          </table:table-cell>
        </table:table-row>
        <table:table-row>
          <table:table-cell office:value-type="string" office:string-value="Singer23_ClearVoice_Low_lyrics">
            <text:p>Singer23_ClearVoice_Low_lyrics</text:p>
          </table:table-cell>
          <table:table-cell office:value-type="string" office:string-value=" You know I can't fight for yourself, you have to do this on your own Nobody's gonna tell to her what you wanted to say You know I can't fight for yourself, every time you wish you could have sold">
            <text:p> You know I can't fight for yourself, you have to do this on your own Nobody's gonna tell to her what you wanted to say You know I can't fight for yourself, every time you wish you could have sold</text:p>
          </table:table-cell>
        </table:table-row>
        <table:table-row>
          <table:table-cell office:value-type="string" office:string-value="Singer23_ClearVoice_Mid_lyrics">
            <text:p>Singer23_ClearVoice_Mid_lyrics</text:p>
          </table:table-cell>
          <table:table-cell office:value-type="string" office:string-value=" You know I can't fight for yourself, you have to do this on your own Nobody's gonna tell, to her what you wanted to say You know I can't fight for yourself, every time you wish you could have sold">
            <text:p> You know I can't fight for yourself, you have to do this on your own Nobody's gonna tell, to her what you wanted to say You know I can't fight for yourself, every time you wish you could have sold</text:p>
          </table:table-cell>
        </table:table-row>
        <table:table-row>
          <table:table-cell office:value-type="string" office:string-value="Singer23_DeathGrowl_Low_lyrics">
            <text:p>Singer23_DeathGrowl_Low_lyrics</text:p>
          </table:table-cell>
          <table:table-cell office:value-type="string" office:string-value=" You know I can't fight for yourself You have to do this on your own Nobody's gonna tell To what you wanted to say You know I can't fight for yourself Every time you wish you could have solved">
            <text:p> You know I can't fight for yourself You have to do this on your own Nobody's gonna tell To what you wanted to say You know I can't fight for yourself Every time you wish you could have solved</text:p>
          </table:table-cell>
        </table:table-row>
        <table:table-row>
          <table:table-cell office:value-type="string" office:string-value="Singer23_DeathGrowl_Mid_lyrics">
            <text:p>Singer23_DeathGrowl_Mid_lyrics</text:p>
          </table:table-cell>
          <table:table-cell office:value-type="string" office:string-value=" You know I can't fight for yourself You have to do this on your own Nobody's gonna turn Do what you wanted to say You know I can't fight for yourself Every time you wish you could have solved">
            <text:p> You know I can't fight for yourself You have to do this on your own Nobody's gonna turn Do what you wanted to say You know I can't fight for yourself Every time you wish you could have solved</text:p>
          </table:table-cell>
        </table:table-row>
        <table:table-row>
          <table:table-cell office:value-type="string" office:string-value="Singer23_HardcoreScream_High_lyrics">
            <text:p>Singer23_HardcoreScream_High_lyrics</text:p>
          </table:table-cell>
          <table:table-cell office:value-type="string" office:string-value=" You know I can't fight for yourself, you're left in darkness on your own. Nobody's gonna tell, tell her what you wanted to say. You know I can't fight for yourself, every time you wish you could have some.">
            <text:p> You know I can't fight for yourself, you're left in darkness on your own. Nobody's gonna tell, tell her what you wanted to say. You know I can't fight for yourself, every time you wish you could have some.</text:p>
          </table:table-cell>
        </table:table-row>
        <table:table-row>
          <table:table-cell office:value-type="string" office:string-value="Singer23_HardcoreScream_Low_lyrics">
            <text:p>Singer23_HardcoreScream_Low_lyrics</text:p>
          </table:table-cell>
          <table:table-cell office:value-type="string" office:string-value=" You know I can't fight for yourself You're off to do this on your own Nobody's gonna turn to hear what you wanted to say You know I can't fight for yourself Every time you wish you could have solved">
            <text:p> You know I can't fight for yourself You're off to do this on your own Nobody's gonna turn to hear what you wanted to say You know I can't fight for yourself Every time you wish you could have solved</text:p>
          </table:table-cell>
        </table:table-row>
        <table:table-row>
          <table:table-cell office:value-type="string" office:string-value="Singer23_HardcoreScream_Mid_lyrics">
            <text:p>Singer23_HardcoreScream_Mid_lyrics</text:p>
          </table:table-cell>
          <table:table-cell office:value-type="string" office:string-value=" You know I can't fight for yourself You're off the dirt, it's on your own Nobody's gonna turn Tell me what you wanted to say You know I can't fight for yourself Every time you wish you could have served">
            <text:p> You know I can't fight for yourself You're off the dirt, it's on your own Nobody's gonna turn Tell me what you wanted to say You know I can't fight for yourself Every time you wish you could have served</text:p>
          </table:table-cell>
        </table:table-row>
        <table:table-row>
          <table:table-cell office:value-type="string" office:string-value="Singer24_ClearVoice_Low_lyrics">
            <text:p>Singer24_ClearVoice_Low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High_lyrics">
            <text:p>Singer24_ClearVoice_High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Mid_lyrics">
            <text:p>Singer24_ClearVoice_Mid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HardcoreScream_Mid_lyrics">
            <text:p>Singer24_HardcoreScream_Mid_lyrics</text:p>
          </table:table-cell>
          <table:table-cell office:value-type="string" office:string-value=" When we open our eyes and stare at the sea Maybe we'll realise that we can't just be Cosmopolitan blind No!">
            <text:p> When we open our eyes and stare at the sea Maybe we'll realise that we can't just be Cosmopolitan blind No!</text:p>
          </table:table-cell>
        </table:table-row>
        <table:table-row>
          <table:table-cell office:value-type="string" office:string-value="Singer25_BlackShriek_High_lyrics">
            <text:p>Singer25_BlackShriek_High_lyrics</text:p>
          </table:table-cell>
          <table:table-cell office:value-type="string" office:string-value=" The door in my eyes The ocean couldn't understand the crime Wandering through the fog The lightning">
            <text:p> The door in my eyes The ocean couldn't understand the crime Wandering through the fog The lightning</text:p>
          </table:table-cell>
        </table:table-row>
        <table:table-row>
          <table:table-cell office:value-type="string" office:string-value="Singer25_BlackShriek_Mid_lyrics">
            <text:p>Singer25_BlackShriek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High_lyrics">
            <text:p>Singer25_ClearVoice_High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Low_lyrics">
            <text:p>Singer25_ClearVoice_Low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Mid_lyrics">
            <text:p>Singer25_ClearVoice_Mid_lyrics</text:p>
          </table:table-cell>
          <table:table-cell office:value-type="string" office:string-value=" Thunder in my eyes The ocean could understand the crime Wandering through the fog The lightning">
            <text:p> Thunder in my eyes The ocean could understand the crime Wandering through the fog The lightning</text:p>
          </table:table-cell>
        </table:table-row>
        <table:table-row>
          <table:table-cell office:value-type="string" office:string-value="Singer25_DeathGrowl_Low_lyrics">
            <text:p>Singer25_DeathGrowl_Low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DeathGrowl_Mid_lyrics">
            <text:p>Singer25_DeathGrowl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HardcoreScream_High_lyrics">
            <text:p>Singer25_HardcoreScream_High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HardcoreScream_Mid_lyrics">
            <text:p>Singer25_HardcoreScream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6_BlackShriek_High_lyrics">
            <text:p>Singer26_BlackShriek_High_lyrics</text:p>
          </table:table-cell>
          <table:table-cell office:value-type="string" office:string-value=" Sitting on the stairs of indifference The child looks at the emptiness Nothing's wrong with a door, there's nothing but silence">
            <text:p> Sitting on the stairs of indifference The child looks at the emptiness Nothing's wrong with a door, there's nothing but silence</text:p>
          </table:table-cell>
        </table:table-row>
        <table:table-row>
          <table:table-cell office:value-type="string" office:string-value="Singer26_BlackShriek_Mid_lyrics">
            <text:p>Singer26_BlackShriek_Mid_lyrics</text:p>
          </table:table-cell>
          <table:table-cell office:value-type="string" office:string-value=" Sitting on the stairs of indifference The child looks at the emptiness Now this wild world offers nothing but silence">
            <text:p> Sitting on the stairs of indifference The child looks at the emptiness Now this wild world offers nothing but silence</text:p>
          </table:table-cell>
        </table:table-row>
        <table:table-row>
          <table:table-cell office:value-type="string" office:string-value="Singer26_ClearVoice_High_lyrics">
            <text:p>Singer26_ClearVoice_High_lyrics</text:p>
          </table:table-cell>
          <table:table-cell office:value-type="string" office:string-value=" Sitting on the stairs of indifference The child looks at the emptiness Of this boy who at offers nothing but silence">
            <text:p> Sitting on the stairs of indifference The child looks at the emptiness Of this boy who at offers nothing but silence</text:p>
          </table:table-cell>
        </table:table-row>
        <table:table-row>
          <table:table-cell office:value-type="string" office:string-value="Singer26_ClearVoice_Low_lyrics">
            <text:p>Singer26_ClearVoice_Low_lyrics</text:p>
          </table:table-cell>
          <table:table-cell office:value-type="string" office:string-value=" Sitting on the stairs of indifference The child looks at the emptiness Of this white wall that offers nothing but silence">
            <text:p> Sitting on the stairs of indifference The child looks at the emptiness Of this white wall that offers nothing but silence</text:p>
          </table:table-cell>
        </table:table-row>
        <table:table-row>
          <table:table-cell office:value-type="string" office:string-value="Singer26_ClearVoice_Mid_lyrics">
            <text:p>Singer26_ClearVoice_Mid_lyrics</text:p>
          </table:table-cell>
          <table:table-cell office:value-type="string" office:string-value=" Sitting on the stairs of indifference The child looks at the emptiness Of this white wall that offers nothing but silence">
            <text:p> Sitting on the stairs of indifference The child looks at the emptiness Of this white wall that offers nothing but silence</text:p>
          </table:table-cell>
        </table:table-row>
        <table:table-row>
          <table:table-cell office:value-type="string" office:string-value="Singer26_DeathGrowl_Low_lyrics">
            <text:p>Singer26_DeathGrowl_Low_lyrics</text:p>
          </table:table-cell>
          <table:table-cell office:value-type="string" office:string-value=" Sitting on the stairs of indifference The child looks at the emptiness All this white wall of door, there's nothing but silence">
            <text:p> Sitting on the stairs of indifference The child looks at the emptiness All this white wall of door, there's nothing but silence</text:p>
          </table:table-cell>
        </table:table-row>
        <table:table-row>
          <table:table-cell office:value-type="string" office:string-value="Singer26_DeathGrowl_Mid_lyrics">
            <text:p>Singer26_DeathGrowl_Mid_lyrics</text:p>
          </table:table-cell>
          <table:table-cell office:value-type="string" office:string-value=" Sitting on the stairs of indifference The child looks at the emptiness Of this world while I talk for nothing but silence">
            <text:p> Sitting on the stairs of indifference The child looks at the emptiness Of this world while I talk for nothing but silence</text:p>
          </table:table-cell>
        </table:table-row>
        <table:table-row>
          <table:table-cell office:value-type="string" office:string-value="Singer26_GrindInhale_lyrics">
            <text:p>Singer26_GrindInhale_lyrics</text:p>
          </table:table-cell>
          <table:table-cell office:value-type="string" office:string-value=" Did the goddesses of deliverance The child looked at the emptiness Of this world without hope or nothing but silence">
            <text:p> Did the goddesses of deliverance The child looked at the emptiness Of this world without hope or nothing but silence</text:p>
          </table:table-cell>
        </table:table-row>
        <table:table-row>
          <table:table-cell office:value-type="string" office:string-value="Singer27_ClearVoice_High_lyrics">
            <text:p>Singer27_ClearVoice_High_lyrics</text:p>
          </table:table-cell>
          <table:table-cell office:value-type="string" office:string-value=" Fight against the death, the soul of man was at length to find rest because of flames. The soul will go away, try to reach love in tune we don't belong to our own lifetime.">
            <text:p> Fight against the death, the soul of man was at length to find rest because of flames. The soul will go away, try to reach love in tune we don't belong to our own lifetime.</text:p>
          </table:table-cell>
        </table:table-row>
        <table:table-row>
          <table:table-cell office:value-type="string" office:string-value="Singer27_ClearVoice_Low_lyrics">
            <text:p>Singer27_ClearVoice_Low_lyrics</text:p>
          </table:table-cell>
          <table:table-cell office:value-type="string" office:string-value=" Fight again the death, the soul of men, walls at length to find rest because of flame, the soul will go away. Try to reach love, in tune we don't belong to our own lifetime.">
            <text:p> Fight again the death, the soul of men, walls at length to find rest because of flame, the soul will go away. Try to reach love, in tune we don't belong to our own lifetime.</text:p>
          </table:table-cell>
        </table:table-row>
        <table:table-row>
          <table:table-cell office:value-type="string" office:string-value="Singer27_ClearVoice_Mid_lyrics">
            <text:p>Singer27_ClearVoice_Mid_lyrics</text:p>
          </table:table-cell>
          <table:table-cell office:value-type="string" office:string-value=" Fight against the death, the soul of man was A claim to find rest because of flames No, so we go away Try to win love In tune we don't belong to our lifetime">
            <text:p> Fight against the death, the soul of man was A claim to find rest because of flames No, so we go away Try to win love In tune we don't belong to our lifetime</text:p>
          </table:table-cell>
        </table:table-row>
        <table:table-row>
          <table:table-cell office:value-type="string" office:string-value="Singer27_HardcoreScream_Low_lyrics">
            <text:p>Singer27_HardcoreScream_Low_lyrics</text:p>
          </table:table-cell>
          <table:table-cell office:value-type="string" office:string-value=" Fight to kill the death, the thought of men was a thrift to find rest because of slave. The story go wide, what you wish now, until the long be gone to all of time.">
            <text:p> Fight to kill the death, the thought of men was a thrift to find rest because of slave. The story go wide, what you wish now, until the long be gone to all of time.</text:p>
          </table:table-cell>
        </table:table-row>
        <table:table-row>
          <table:table-cell office:value-type="string" office:string-value="Singer27_HardcoreScream_Mid_lyrics_2">
            <text:p>Singer27_HardcoreScream_Mid_lyrics_2</text:p>
          </table:table-cell>
          <table:table-cell office:value-type="string" office:string-value=" Fetch in the depth the soul of men Who's have lived to fight with In cold or flames So we go on Try to reach down Into an unbroken world of time">
            <text:p> Fetch in the depth the soul of men Who's have lived to fight with In cold or flames So we go on Try to reach down Into an unbroken world of time</text:p>
          </table:table-cell>
        </table:table-row>
        <table:table-row>
          <table:table-cell office:value-type="string" office:string-value="Singer2_BlackShriek_High_lyrics">
            <text:p>Singer2_BlackShriek_High_lyrics</text:p>
          </table:table-cell>
          <table:table-cell office:value-type="string" office:string-value=" Alive, and you don't even see it! Accept the sight, you can take it, we'll live it! Accept the sight, you can take it, we'll live it!">
            <text:p> Alive, and you don't even see it! Accept the sight, you can take it, we'll live it! Accept the sight, you can take it, we'll live it!</text:p>
          </table:table-cell>
        </table:table-row>
        <table:table-row>
          <table:table-cell office:value-type="string" office:string-value="Singer2_BlackShriek_Mid_lyrics">
            <text:p>Singer2_BlackShriek_Mid_lyrics</text:p>
          </table:table-cell>
          <table:table-cell office:value-type="string" office:string-value=" Alive, and you don't even see it. Accept the signs, you can take it, or leave it. Accept the signs, you can take it, or leave it.">
            <text:p> Alive, and you don't even see it. Accept the signs, you can take it, or leave it. Accept the signs, you can take it, or leave it.</text:p>
          </table:table-cell>
        </table:table-row>
        <table:table-row>
          <table:table-cell office:value-type="string" office:string-value="Singer2_ClearVoice_High_lyrics">
            <text:p>Singer2_ClearVoice_High_lyrics</text:p>
          </table:table-cell>
          <table:table-cell office:value-type="string" office:string-value=" Alive and you don't even see it Except the signs you can take it or leave it You can take it or leave it">
            <text:p> Alive and you don't even see it Except the signs you can take it or leave it You can take it or leave it</text:p>
          </table:table-cell>
        </table:table-row>
        <table:table-row>
          <table:table-cell office:value-type="string" office:string-value="Singer2_ClearVoice_Low_lyrics">
            <text:p>Singer2_ClearVoice_Low_lyrics</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ClearVoice_Low_lyrics_2">
            <text:p>Singer2_ClearVoice_Low_lyrics_2</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ClearVoice_Mid_lyrics">
            <text:p>Singer2_ClearVoice_Mid_lyrics</text:p>
          </table:table-cell>
          <table:table-cell office:value-type="string" office:string-value=" Alive and you don't even see it Accept the signs you can take it or leave it You can take it or leave it">
            <text:p> Alive and you don't even see it Accept the signs you can take it or leave it You can take it or leave it</text:p>
          </table:table-cell>
        </table:table-row>
        <table:table-row>
          <table:table-cell office:value-type="string" office:string-value="Singer2_DeathGrowl_Low_lyrics">
            <text:p>Singer2_DeathGrowl_Low_lyrics</text:p>
          </table:table-cell>
          <table:table-cell office:value-type="string" office:string-value=" A life, and it all depends on it. Accept the signs, you can't change it, or leave it. Accept the signs, you can't change it, or leave it.">
            <text:p> A life, and it all depends on it. Accept the signs, you can't change it, or leave it. Accept the signs, you can't change it, or leave it.</text:p>
          </table:table-cell>
        </table:table-row>
        <table:table-row>
          <table:table-cell office:value-type="string" office:string-value="Singer2_DeathGrowl_Mid_lyrics">
            <text:p>Singer2_DeathGrowl_Mid_lyrics</text:p>
          </table:table-cell>
          <table:table-cell office:value-type="string" office:string-value=" A life, and you don't even see it. Accept the signs, you can take it or leave it. Accept the signs, you can take it or leave it.">
            <text:p> A life, and you don't even see it. Accept the signs, you can take it or leave it. Accept the signs, you can take it or leave it.</text:p>
          </table:table-cell>
        </table:table-row>
        <table:table-row>
          <table:table-cell office:value-type="string" office:string-value="Singer2_HardcoreScream_High_lyrics">
            <text:p>Singer2_HardcoreScream_High_lyrics</text:p>
          </table:table-cell>
          <table:table-cell office:value-type="string" office:string-value=" ALIVE! AND YOU DON'T EVEN SEE IT! WRECKS HAVE THE SANS! YOU CAN'T TAKE IT! I'LL LEAVE IT! WRECKS HAVE THE SANS! YOU CAN'T TAKE IT! I'LL LEAVE IT!">
            <text:p> ALIVE! AND YOU DON'T EVEN SEE IT! WRECKS HAVE THE SANS! YOU CAN'T TAKE IT! I'LL LEAVE IT! WRECKS HAVE THE SANS! YOU CAN'T TAKE IT! I'LL LEAVE IT!</text:p>
          </table:table-cell>
        </table:table-row>
        <table:table-row>
          <table:table-cell office:value-type="string" office:string-value="Singer2_HardcoreScream_Mid_lyrics">
            <text:p>Singer2_HardcoreScream_Mid_lyrics</text:p>
          </table:table-cell>
          <table:table-cell office:value-type="string" office:string-value=" Alive, and you don't even see it Accept the signs, you can take it or leave it Accept the signs, you can take it or leave it">
            <text:p> Alive, and you don't even see it Accept the signs, you can take it or leave it Accept the signs, you can take it or leave it</text:p>
          </table:table-cell>
        </table:table-row>
        <table:table-row>
          <table:table-cell office:value-type="string" office:string-value="Singer3_BlackShriek_High_lyrics">
            <text:p>Singer3_BlackShriek_High_lyrics</text:p>
          </table:table-cell>
          <table:table-cell office:value-type="string" office:string-value=" When all the walls are down and grown, That's my sacred advice. Why see the king that drowns?">
            <text:p> When all the walls are down and grown, That's my sacred advice. Why see the king that drowns?</text:p>
          </table:table-cell>
        </table:table-row>
        <table:table-row>
          <table:table-cell office:value-type="string" office:string-value="Singer3_BlackShriek_Mid_lyrics">
            <text:p>Singer3_BlackShriek_Mid_lyrics</text:p>
          </table:table-cell>
          <table:table-cell office:value-type="string" office:string-value=" With all the walls and outer ground As my fury abates I see the king that drowns">
            <text:p> With all the walls and outer ground As my fury abates I see the king that drowns</text:p>
          </table:table-cell>
        </table:table-row>
        <table:table-row>
          <table:table-cell office:value-type="string" office:string-value="Singer3_ClearVoice_High_lyrics">
            <text:p>Singer3_ClearVoice_High_lyrics</text:p>
          </table:table-cell>
          <table:table-cell office:value-type="string" office:string-value=" With all the walls are now to crown As my fury abates I see the king that drowned">
            <text:p> With all the walls are now to crown As my fury abates I see the king that drowned</text:p>
          </table:table-cell>
        </table:table-row>
        <table:table-row>
          <table:table-cell office:value-type="string" office:string-value="Singer3_ClearVoice_Low_lyrics">
            <text:p>Singer3_ClearVoice_Low_lyrics</text:p>
          </table:table-cell>
          <table:table-cell office:value-type="string" office:string-value=" Widow, to wars and now to crown, As my fury abates, Why see the king that drowns?">
            <text:p> Widow, to wars and now to crown, As my fury abates, Why see the king that drowns?</text:p>
          </table:table-cell>
        </table:table-row>
        <table:table-row>
          <table:table-cell office:value-type="string" office:string-value="Singer3_ClearVoice_Mid_lyrics">
            <text:p>Singer3_ClearVoice_Mid_lyrics</text:p>
          </table:table-cell>
          <table:table-cell office:value-type="string" office:string-value=" Widow to wars and now to crown, as my fury obeys, I see the king that drowns.">
            <text:p> Widow to wars and now to crown, as my fury obeys, I see the king that drowns.</text:p>
          </table:table-cell>
        </table:table-row>
        <table:table-row>
          <table:table-cell office:value-type="string" office:string-value="Singer3_DeathGrowl_Low_lyrics">
            <text:p>Singer3_DeathGrowl_Low_lyrics</text:p>
          </table:table-cell>
          <table:table-cell office:value-type="string" office:string-value=" When all the wars are now to ground, As my fury amaze, I see the king that drowns.">
            <text:p> When all the wars are now to ground, As my fury amaze, I see the king that drowns.</text:p>
          </table:table-cell>
        </table:table-row>
        <table:table-row>
          <table:table-cell office:value-type="string" office:string-value="Singer3_DeathGrowl_Mid_lyrics">
            <text:p>Singer3_DeathGrowl_Mid_lyrics</text:p>
          </table:table-cell>
          <table:table-cell office:value-type="string" office:string-value=" When all the wars are now to crown, As my fury abates, Why see the king that drowns?">
            <text:p> When all the wars are now to crown, As my fury abates, Why see the king that drowns?</text:p>
          </table:table-cell>
        </table:table-row>
        <table:table-row>
          <table:table-cell office:value-type="string" office:string-value="Singer3_GrindInhale_lyrics">
            <text:p>Singer3_GrindInhale_lyrics</text:p>
          </table:table-cell>
          <table:table-cell office:value-type="string" office:string-value=" I am the answer, I am the truth! I am the fury of my age! I stand against the truth!">
            <text:p> I am the answer, I am the truth! I am the fury of my age! I stand against the truth!</text:p>
          </table:table-cell>
        </table:table-row>
        <table:table-row>
          <table:table-cell office:value-type="string" office:string-value="Singer3_HardcoreScream_High_lyrics">
            <text:p>Singer3_HardcoreScream_High_lyrics</text:p>
          </table:table-cell>
          <table:table-cell office:value-type="string" office:string-value=" Widow to wars and now to crown! Where's my fury abate? Why say the king the drowned?">
            <text:p> Widow to wars and now to crown! Where's my fury abate? Why say the king the drowned?</text:p>
          </table:table-cell>
        </table:table-row>
        <table:table-row>
          <table:table-cell office:value-type="string" office:string-value="Singer3_HardcoreScream_Low_lyrics">
            <text:p>Singer3_HardcoreScream_Low_lyrics</text:p>
          </table:table-cell>
          <table:table-cell office:value-type="string" office:string-value=" With all the parts I now to crown When my fury obeys I see the king that thrones">
            <text:p> With all the parts I now to crown When my fury obeys I see the king that thrones</text:p>
          </table:table-cell>
        </table:table-row>
        <table:table-row>
          <table:table-cell office:value-type="string" office:string-value="Singer4_BlackShriek_High_lyrics">
            <text:p>Singer4_BlackShriek_High_lyrics</text:p>
          </table:table-cell>
          <table:table-cell office:value-type="string" office:string-value=" We sit on a throne, waiting for God to bend the knee, But we're nothing more than royal beggars. But I'm as guilty as the other man.">
            <text:p> We sit on a throne, waiting for God to bend the knee, But we're nothing more than royal beggars. But I'm as guilty as the other man.</text:p>
          </table:table-cell>
        </table:table-row>
        <table:table-row>
          <table:table-cell office:value-type="string" office:string-value="Singer4_BlackShriek_Mid_lyrics">
            <text:p>Singer4_BlackShriek_Mid_lyrics</text:p>
          </table:table-cell>
          <table:table-cell office:value-type="string" office:string-value=" We sit on the throne, waiting for God to bend the knee But we're nothing more than royal beggars But I'm as guilty as the other men">
            <text:p> We sit on the throne, waiting for God to bend the knee But we're nothing more than royal beggars But I'm as guilty as the other men</text:p>
          </table:table-cell>
        </table:table-row>
        <table:table-row>
          <table:table-cell office:value-type="string" office:string-value="Singer4_ClearVoice_High_lyrics">
            <text:p>Singer4_ClearVoice_High_lyrics</text:p>
          </table:table-cell>
          <table:table-cell office:value-type="string" office:string-value=" We stand on a throne, waiting for God to bend the knee But we're nothing more than Ryan Bagus But I'm as guilty as the other man">
            <text:p> We stand on a throne, waiting for God to bend the knee But we're nothing more than Ryan Bagus But I'm as guilty as the other man</text:p>
          </table:table-cell>
        </table:table-row>
        <table:table-row>
          <table:table-cell office:value-type="string" office:string-value="Singer4_ClearVoice_Low_lyrics">
            <text:p>Singer4_ClearVoice_Low_lyrics</text:p>
          </table:table-cell>
          <table:table-cell office:value-type="string" office:string-value=" We sit on the throne waiting for God to bend the knee But we're nothing more than royal beggars But I'm as guilty as the other men">
            <text:p> We sit on the throne waiting for God to bend the knee But we're nothing more than royal beggars But I'm as guilty as the other men</text:p>
          </table:table-cell>
        </table:table-row>
        <table:table-row>
          <table:table-cell office:value-type="string" office:string-value="Singer4_ClearVoice_Mid_lyrics">
            <text:p>Singer4_ClearVoice_Mid_lyrics</text:p>
          </table:table-cell>
          <table:table-cell office:value-type="string" office:string-value=" We sit on a throne, waiting for God to bend the knee But we're nothing more than royal beggars But I'm as guilty as the other men">
            <text:p> We sit on a throne, waiting for God to bend the knee But we're nothing more than royal beggars But I'm as guilty as the other men</text:p>
          </table:table-cell>
        </table:table-row>
        <table:table-row>
          <table:table-cell office:value-type="string" office:string-value="Singer4_DeathGrowl_Low_lyrics">
            <text:p>Singer4_DeathGrowl_Low_lyrics</text:p>
          </table:table-cell>
          <table:table-cell office:value-type="string" office:string-value=" We sit on the throne, waiting for God to bend the knee But we're nothing more than royal beggars But I must guarantee I'll be on the mend">
            <text:p> We sit on the throne, waiting for God to bend the knee But we're nothing more than royal beggars But I must guarantee I'll be on the mend</text:p>
          </table:table-cell>
        </table:table-row>
        <table:table-row>
          <table:table-cell office:value-type="string" office:string-value="Singer4_DeathGrowl_Mid_lyrics">
            <text:p>Singer4_DeathGrowl_Mid_lyrics</text:p>
          </table:table-cell>
          <table:table-cell office:value-type="string" office:string-value=" We sit on the throne, waiting for God to bear the name But we're nothing more than royal beggars But I'm as guilty as the other men">
            <text:p> We sit on the throne, waiting for God to bear the name But we're nothing more than royal beggars But I'm as guilty as the other men</text:p>
          </table:table-cell>
        </table:table-row>
        <table:table-row>
          <table:table-cell office:value-type="string" office:string-value="Singer4_GrindInhale_lyrics">
            <text:p>Singer4_GrindInhale_lyrics</text:p>
          </table:table-cell>
          <table:table-cell office:value-type="string" office:string-value=" With it on the throne, waiting for God to bear the name But we're nothing more than royal beggars But I'm as guilty as the other man">
            <text:p> With it on the throne, waiting for God to bear the name But we're nothing more than royal beggars But I'm as guilty as the other man</text:p>
          </table:table-cell>
        </table:table-row>
        <table:table-row>
          <table:table-cell office:value-type="string" office:string-value="Singer4_HardcoreScream_High_lyrics">
            <text:p>Singer4_HardcoreScream_High_lyrics</text:p>
          </table:table-cell>
          <table:table-cell office:value-type="string" office:string-value=" We're still not a thread, we say fuck all to bear the name But we're nothing more than, run-up beggars But we're as good as the other men">
            <text:p> We're still not a thread, we say fuck all to bear the name But we're nothing more than, run-up beggars But we're as good as the other men</text:p>
          </table:table-cell>
        </table:table-row>
        <table:table-row>
          <table:table-cell office:value-type="string" office:string-value="Singer4_HardcoreScream_High_lyrics_2">
            <text:p>Singer4_HardcoreScream_High_lyrics_2</text:p>
          </table:table-cell>
          <table:table-cell office:value-type="string" office:string-value=" I said I'm a friend, which I forgot to burn the name But you're nothing more than a hater But I'm as good to you as the other man">
            <text:p> I said I'm a friend, which I forgot to burn the name But you're nothing more than a hater But I'm as good to you as the other man</text:p>
          </table:table-cell>
        </table:table-row>
        <table:table-row>
          <table:table-cell office:value-type="string" office:string-value="Singer4_HardcoreScream_Low_lyrics">
            <text:p>Singer4_HardcoreScream_Low_lyrics</text:p>
          </table:table-cell>
          <table:table-cell office:value-type="string" office:string-value=" We stood on the throne when he forgot to bear the name But we're nothing more than We are the biggest But I'm a duty on the other man">
            <text:p> We stood on the throne when he forgot to bear the name But we're nothing more than We are the biggest But I'm a duty on the other man</text:p>
          </table:table-cell>
        </table:table-row>
        <table:table-row>
          <table:table-cell office:value-type="string" office:string-value="Singer4_HardcoreScream_Mid_lyrics">
            <text:p>Singer4_HardcoreScream_Mid_lyrics</text:p>
          </table:table-cell>
          <table:table-cell office:value-type="string" office:string-value=" Was it all a fraud? Was it for good to be the name? Bet you're nothing more than Ryan Bagans! But I'm as guilty as the other man!">
            <text:p> Was it all a fraud? Was it for good to be the name? Bet you're nothing more than Ryan Bagans! But I'm as guilty as the other man!</text:p>
          </table:table-cell>
        </table:table-row>
        <table:table-row>
          <table:table-cell office:value-type="string" office:string-value="Singer5_BlackShriek_High_lyrics">
            <text:p>Singer5_BlackShriek_High_lyrics</text:p>
          </table:table-cell>
          <table:table-cell office:value-type="string" office:string-value=" Deep down inside, hiding under pressure. Everything's growing in the water, in every drop of the ocean. Something is about to change. Something is about to grow and...">
            <text:p> Deep down inside, hiding under pressure. Everything's growing in the water, in every drop of the ocean. Something is about to change. Something is about to grow and...</text:p>
          </table:table-cell>
        </table:table-row>
        <table:table-row>
          <table:table-cell office:value-type="string" office:string-value="Singer5_BlackShriek_Mid_lyrics">
            <text:p>Singer5_BlackShriek_Mid_lyrics</text:p>
          </table:table-cell>
          <table:table-cell office:value-type="string" office:string-value=" Deep down inside, hiding under pressure. If it is growing in the water, in every drop of the ocean, Something is about to change, something is about to grow in.">
            <text:p> Deep down inside, hiding under pressure. If it is growing in the water, in every drop of the ocean, Something is about to change, something is about to grow in.</text:p>
          </table:table-cell>
        </table:table-row>
        <table:table-row>
          <table:table-cell office:value-type="string" office:string-value="Singer5_ClearVoice_High_lyrics">
            <text:p>Singer5_ClearVoice_High_lyrics</text:p>
          </table:table-cell>
          <table:table-cell office:value-type="string" office:string-value=" Deep down inside, hiding under pressure Afraid is growing in the water, in every drop of the ocean Something is about to change, something is about to grow in">
            <text:p> Deep down inside, hiding under pressure Afraid is growing in the water, in every drop of the ocean Something is about to change, something is about to grow in</text:p>
          </table:table-cell>
        </table:table-row>
        <table:table-row>
          <table:table-cell office:value-type="string" office:string-value="Singer5_ClearVoice_Low_lyrics">
            <text:p>Singer5_ClearVoice_Low_lyrics</text:p>
          </table:table-cell>
          <table:table-cell office:value-type="string" office:string-value=" Deep down inside, hiding under pressure. A phrase is growing in the water, in every drop of the ocean. Something is about to change, something is about to grow in.">
            <text:p> Deep down inside, hiding under pressure. A phrase is growing in the water, in every drop of the ocean. Something is about to change, something is about to grow in.</text:p>
          </table:table-cell>
        </table:table-row>
        <table:table-row>
          <table:table-cell office:value-type="string" office:string-value="Singer5_ClearVoice_Mid_lyrics">
            <text:p>Singer5_ClearVoice_Mid_lyrics</text:p>
          </table:table-cell>
          <table:table-cell office:value-type="string" office:string-value=" Deep down inside, hiding under pressure Effort is growing in the water, in every drop of the ocean Something is about to change, something is about to grow In every">
            <text:p> Deep down inside, hiding under pressure Effort is growing in the water, in every drop of the ocean Something is about to change, something is about to grow In every</text:p>
          </table:table-cell>
        </table:table-row>
        <table:table-row>
          <table:table-cell office:value-type="string" office:string-value="Singer5_DeathGrowl_Low_lyrics">
            <text:p>Singer5_DeathGrowl_Low_lyrics</text:p>
          </table:table-cell>
          <table:table-cell office:value-type="string" office:string-value=" Deep down inside, I can sense the pressure. A fresh is flowing in the water, in every drop of the ocean. Something is about to change. Something is about to grow in.">
            <text:p> Deep down inside, I can sense the pressure. A fresh is flowing in the water, in every drop of the ocean. Something is about to change. Something is about to grow in.</text:p>
          </table:table-cell>
        </table:table-row>
        <table:table-row>
          <table:table-cell office:value-type="string" office:string-value="Singer5_DeathGrowl_Mid_lyrics_2">
            <text:p>Singer5_DeathGrowl_Mid_lyrics_2</text:p>
          </table:table-cell>
          <table:table-cell office:value-type="string" office:string-value=" Deep down inside, hiding under pressure. Everything is growing in the water, in every drop of the ocean. Something is about to change. Something is about to grow and...">
            <text:p> Deep down inside, hiding under pressure. Everything is growing in the water, in every drop of the ocean. Something is about to change. Something is about to grow and...</text:p>
          </table:table-cell>
        </table:table-row>
        <table:table-row>
          <table:table-cell office:value-type="string" office:string-value="Singer5_DeathGrowl_Mid_lyrics">
            <text:p>Singer5_DeathGrowl_Mid_lyrics</text:p>
          </table:table-cell>
          <table:table-cell office:value-type="string" office:string-value=" Deep down inside, hiding under pressure. Everything is growing in the water, in every drop of the ocean. Something is about to change. Something is about to grow and...">
            <text:p> Deep down inside, hiding under pressure. Everything is growing in the water, in every drop of the ocean. Something is about to change. Something is about to grow and...</text:p>
          </table:table-cell>
        </table:table-row>
        <table:table-row>
          <table:table-cell office:value-type="string" office:string-value="Singer6_ClearVoice_High_lyrics">
            <text:p>Singer6_ClearVoice_High_lyrics</text:p>
          </table:table-cell>
          <table:table-cell office:value-type="string" office:string-value=" My soul corrupt by your lies I need to break all these walls I think my necessity You turn no more lovely Evict this fear to my eyes and veins I've no fucking time I will take down my wall of hate And nobody's">
            <text:p> My soul corrupt by your lies I need to break all these walls I think my necessity You turn no more lovely Evict this fear to my eyes and veins I've no fucking time I will take down my wall of hate And nobody's</text:p>
          </table:table-cell>
        </table:table-row>
        <table:table-row>
          <table:table-cell office:value-type="string" office:string-value="Singer6_BlackShriek_Mid_lyrics">
            <text:p>Singer6_BlackShriek_Mid_lyrics</text:p>
          </table:table-cell>
          <table:table-cell office:value-type="string" office:string-value=" My soul, corroborealized. I need, break out these walls. I think, my last eternity. You turn, no more lovely. Evict, these three atomized. And veins, have no fucking time. I will, take them all away.">
            <text:p> My soul, corroborealized. I need, break out these walls. I think, my last eternity. You turn, no more lovely. Evict, these three atomized. And veins, have no fucking time. I will, take them all away.</text:p>
          </table:table-cell>
        </table:table-row>
        <table:table-row>
          <table:table-cell office:value-type="string" office:string-value="Singer6_ClearVoice_Low_lyrics">
            <text:p>Singer6_ClearVoice_Low_lyrics</text:p>
          </table:table-cell>
          <table:table-cell office:value-type="string" office:string-value=" My soul corrupt by lies, I need to break all these walls. I think man has eternity, you turn no more lovely. Havoc, this fear, has torn my eyes and veins. I have no fucking time, I will take down my wall of hate and know that it's too late.">
            <text:p> My soul corrupt by lies, I need to break all these walls. I think man has eternity, you turn no more lovely. Havoc, this fear, has torn my eyes and veins. I have no fucking time, I will take down my wall of hate and know that it's too late.</text:p>
          </table:table-cell>
        </table:table-row>
        <table:table-row>
          <table:table-cell office:value-type="string" office:string-value="Singer6_ClearVoice_Mid_lyrics">
            <text:p>Singer6_ClearVoice_Mid_lyrics</text:p>
          </table:table-cell>
          <table:table-cell office:value-type="string" office:string-value=" My soul, corrupt by your lies, I need to break all these walls I think madness eternity, you turn no more lovely Evict this fear, hat on my eyes and veins I've no fucking time, I will take down my wall of fate And know that it's too late">
            <text:p> My soul, corrupt by your lies, I need to break all these walls I think madness eternity, you turn no more lovely Evict this fear, hat on my eyes and veins I've no fucking time, I will take down my wall of fate And know that it's too late</text:p>
          </table:table-cell>
        </table:table-row>
        <table:table-row>
          <table:table-cell office:value-type="string" office:string-value="Singer6_DeathGrowl_Mid_lyrics">
            <text:p>Singer6_DeathGrowl_Mid_lyrics</text:p>
          </table:table-cell>
          <table:table-cell office:value-type="string" office:string-value=" My soul, corroborealized, I need to break all these walls. I think, mother satanity, you turn no more lovely. Evict these atomized unveils. All of the kingdom, I will take them with faith. And no.">
            <text:p> My soul, corroborealized, I need to break all these walls. I think, mother satanity, you turn no more lovely. Evict these atomized unveils. All of the kingdom, I will take them with faith. And no.</text:p>
          </table:table-cell>
        </table:table-row>
        <table:table-row>
          <table:table-cell office:value-type="string" office:string-value="Singer7_BlackShriek_Mid_lyrics">
            <text:p>Singer7_BlackShriek_Mid_lyrics</text:p>
          </table:table-cell>
          <table:table-cell office:value-type="string" office:string-value=" Midnight, stage of the fray. Open the door, we are craving for more. Moving closer as you reach. Run for your life.">
            <text:p> Midnight, stage of the fray. Open the door, we are craving for more. Moving closer as you reach. Run for your life.</text:p>
          </table:table-cell>
        </table:table-row>
        <table:table-row>
          <table:table-cell office:value-type="string" office:string-value="Singer7_ClearVoice_High_lyrics">
            <text:p>Singer7_ClearVoice_High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ClearVoice_Low_lyrics">
            <text:p>Singer7_ClearVoice_Low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ClearVoice_Mid_lyrics">
            <text:p>Singer7_ClearVoice_Mid_lyrics</text:p>
          </table:table-cell>
          <table:table-cell office:value-type="string" office:string-value=" Midnight, stage up the fright Across the door we are craving for more Open closer as you reach, run for your life">
            <text:p> Midnight, stage up the fright Across the door we are craving for more Open closer as you reach, run for your life</text:p>
          </table:table-cell>
        </table:table-row>
        <table:table-row>
          <table:table-cell office:value-type="string" office:string-value="Singer7_DeathGrowl_Low_lyrics">
            <text:p>Singer7_DeathGrowl_Low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7_DeathGrowl_Mid_lyrics">
            <text:p>Singer7_DeathGrowl_Mid_lyrics</text:p>
          </table:table-cell>
          <table:table-cell office:value-type="string" office:string-value=" Midnight, stage of the fright. Open the door we are craving for more. Moving closer as you reach. Run for your life.">
            <text:p> Midnight, stage of the fright. Open the door we are craving for more. Moving closer as you reach. Run for your life.</text:p>
          </table:table-cell>
        </table:table-row>
        <table:table-row>
          <table:table-cell office:value-type="string" office:string-value="Singer7_HardcoreScream_Low_lyrics">
            <text:p>Singer7_HardcoreScream_Low_lyrics</text:p>
          </table:table-cell>
          <table:table-cell office:value-type="string" office:string-value=" Midnight, stage of the fray Open the door, we are craving for more Moving closer as you reach, run for your life">
            <text:p> Midnight, stage of the fray Open the door, we are craving for more Moving closer as you reach, run for your life</text:p>
          </table:table-cell>
        </table:table-row>
        <table:table-row>
          <table:table-cell office:value-type="string" office:string-value="Singer7_HardcoreScream_Mid_lyrics">
            <text:p>Singer7_HardcoreScream_Mid_lyrics</text:p>
          </table:table-cell>
          <table:table-cell office:value-type="string" office:string-value=" Midnight, stage up the fright. Open the door, we are craving for more. Moving closer as you reach, run for your life.">
            <text:p> Midnight, stage up the fright. Open the door, we are craving for more. Moving closer as you reach, run for your life.</text:p>
          </table:table-cell>
        </table:table-row>
        <table:table-row>
          <table:table-cell office:value-type="string" office:string-value="Singer8_BlackShriek_High_lyrics">
            <text:p>Singer8_BlackShriek_High_lyrics</text:p>
          </table:table-cell>
          <table:table-cell office:value-type="string" office:string-value=" This tragedy consumes so many wasted lives. Those to the left and right know all too well. In a series of failed attempts to reverse this along the front. It's a-">
            <text:p> This tragedy consumes so many wasted lives. Those to the left and right know all too well. In a series of failed attempts to reverse this along the front. It's a-</text:p>
          </table:table-cell>
        </table:table-row>
        <table:table-row>
          <table:table-cell office:value-type="string" office:string-value="Singer8_BlackShriek_Mid_lyrics">
            <text:p>Singer8_BlackShriek_Mid_lyrics</text:p>
          </table:table-cell>
          <table:table-cell office:value-type="string" office:string-value=" This tragedy consumes so many wasted lives. Those to the left and right know all too well. In a series of failed disarray offenses along the front.">
            <text:p> This tragedy consumes so many wasted lives. Those to the left and right know all too well. In a series of failed disarray offenses along the front.</text:p>
          </table:table-cell>
        </table:table-row>
        <table:table-row>
          <table:table-cell office:value-type="string" office:string-value="Singer8_ClearVoice_High_lyrics">
            <text:p>Singer8_ClearVoice_High_lyrics</text:p>
          </table:table-cell>
          <table:table-cell office:value-type="string" office:string-value=" This tragedy consumes so many wasted lives. Those to the left and right know all too well. In a series of failed attempts to reference this along the front, it's a-">
            <text:p> This tragedy consumes so many wasted lives. Those to the left and right know all too well. In a series of failed attempts to reference this along the front, it's a-</text:p>
          </table:table-cell>
        </table:table-row>
        <table:table-row>
          <table:table-cell office:value-type="string" office:string-value="Singer8_ClearVoice_Low_lyrics">
            <text:p>Singer8_ClearVoice_Low_lyrics</text:p>
          </table:table-cell>
          <table:table-cell office:value-type="string" office:string-value=" This tragedy consumes so many wasted lives. Those to the left and right know all too well.">
            <text:p> This tragedy consumes so many wasted lives. Those to the left and right know all too well.</text:p>
          </table:table-cell>
        </table:table-row>
        <table:table-row>
          <table:table-cell office:value-type="string" office:string-value="Singer8_ClearVoice_Mid_lyrics">
            <text:p>Singer8_ClearVoice_Mid_lyrics</text:p>
          </table:table-cell>
          <table:table-cell office:value-type="string" office:string-value=" This tragedy consumes so many wasted lives. Those to the left and right know all too well. In a series of failed counteroffenses along the front.">
            <text:p> This tragedy consumes so many wasted lives. Those to the left and right know all too well. In a series of failed counteroffenses along the front.</text:p>
          </table:table-cell>
        </table:table-row>
        <table:table-row>
          <table:table-cell office:value-type="string" office:string-value="Singer8_DeathGrowl_Low_lyrics">
            <text:p>Singer8_DeathGrowl_Low_lyrics</text:p>
          </table:table-cell>
          <table:table-cell office:value-type="string" office:string-value=" The strategy consumes so many wasted lives. Those to the left and right. No ultimate will. In a series of-">
            <text:p> The strategy consumes so many wasted lives. Those to the left and right. No ultimate will. In a series of-</text:p>
          </table:table-cell>
        </table:table-row>
        <table:table-row>
          <table:table-cell office:value-type="string" office:string-value="Singer8_DeathGrowl_Low_lyrics_2">
            <text:p>Singer8_DeathGrowl_Low_lyrics_2</text:p>
          </table:table-cell>
          <table:table-cell office:value-type="string" office:string-value=" This strategy consumes so many rights and lives. Those to the left and right. Now I'm too well. It is to be so felt as to resist the law at the front.">
            <text:p> This strategy consumes so many rights and lives. Those to the left and right. Now I'm too well. It is to be so felt as to resist the law at the front.</text:p>
          </table:table-cell>
        </table:table-row>
        <table:table-row>
          <table:table-cell office:value-type="string" office:string-value="Singer8_DeathGrowl_Mid_lyrics">
            <text:p>Singer8_DeathGrowl_Mid_lyrics</text:p>
          </table:table-cell>
          <table:table-cell office:value-type="string" office:string-value=" This tragedy consumes so many wasted lives. Those to the left and right. Now all to hell. In a series of fountains of remorse.">
            <text:p> This tragedy consumes so many wasted lives. Those to the left and right. Now all to hell. In a series of fountains of remorse.</text:p>
          </table:table-cell>
        </table:table-row>
        <table:table-row>
          <table:table-cell office:value-type="string" office:string-value="Singer8_HardcoreScream_High_lyrics">
            <text:p>Singer8_HardcoreScream_High_lyrics</text:p>
          </table:table-cell>
          <table:table-cell office:value-type="string" office:string-value=" This tragedy consumes so many wasted lives. Those to the left and right, no one to will. In a series of film that references the-">
            <text:p> This tragedy consumes so many wasted lives. Those to the left and right, no one to will. In a series of film that references the-</text:p>
          </table:table-cell>
        </table:table-row>
        <table:table-row>
          <table:table-cell office:value-type="string" office:string-value="Singer8_HardcoreScream_Mid_lyrics">
            <text:p>Singer8_HardcoreScream_Mid_lyrics</text:p>
          </table:table-cell>
          <table:table-cell office:value-type="string" office:string-value=" This tragedy consumes so many wasted lives. Those to the left and right know all too well. In a series of failed disreferences along the front.">
            <text:p> This tragedy consumes so many wasted lives. Those to the left and right know all too well. In a series of failed disreferences along the front.</text:p>
          </table:table-cell>
        </table:table-row>
        <table:table-row>
          <table:table-cell office:value-type="string" office:string-value="Singer9_BlackShriek_High_lyrics">
            <text:p>Singer9_BlackShriek_High_lyrics</text:p>
          </table:table-cell>
          <table:table-cell office:value-type="string" office:string-value=" Fighting to my end, the power of the Lord Fighting to my end, the ones that I'll fight The enemy's strong, but not the good Lord Fighting to the end, the end of the old time">
            <text:p> Fighting to my end, the power of the Lord Fighting to my end, the ones that I'll fight The enemy's strong, but not the good Lord Fighting to the end, the end of the old time</text:p>
          </table:table-cell>
        </table:table-row>
        <table:table-row>
          <table:table-cell office:value-type="string" office:string-value="Singer9_BlackShriek_Mid_lyrics">
            <text:p>Singer9_BlackShriek_Mid_lyrics</text:p>
          </table:table-cell>
          <table:table-cell office:value-type="string" office:string-value=" Fight until my end, the power of the Lord Fight until my end, the will to not fail This enemy is strong, but not unkillable Fight until the end, the end of the undead">
            <text:p> Fight until my end, the power of the Lord Fight until my end, the will to not fail This enemy is strong, but not unkillable Fight until the end, the end of the undead</text:p>
          </table:table-cell>
        </table:table-row>
        <table:table-row>
          <table:table-cell office:value-type="string" office:string-value="Singer9_ClearVoice_High_lyrics">
            <text:p>Singer9_ClearVoice_High_lyrics</text:p>
          </table:table-cell>
          <table:table-cell office:value-type="string" office:string-value=" Fighting to my heart, the power of the Lord Fighting to my hand, the will to not fail The enemy is strong, not unkillable Fighting till the end, the undaunted">
            <text:p> Fighting to my heart, the power of the Lord Fighting to my hand, the will to not fail The enemy is strong, not unkillable Fighting till the end, the undaunted</text:p>
          </table:table-cell>
        </table:table-row>
        <table:table-row>
          <table:table-cell office:value-type="string" office:string-value="Singer9_ClearVoice_Low_lyrics">
            <text:p>Singer9_ClearVoice_Low_lyrics</text:p>
          </table:table-cell>
          <table:table-cell office:value-type="string" office:string-value=" Falling to my hole, the power of the lore Falling to my head, the world to not fail The enemy is strong, not unkillable Fighting till the end, the end of the undead">
            <text:p> Falling to my hole, the power of the lore Falling to my head, the world to not fail The enemy is strong, not unkillable Fighting till the end, the end of the undead</text:p>
          </table:table-cell>
        </table:table-row>
        <table:table-row>
          <table:table-cell office:value-type="string" office:string-value="Singer9_ClearVoice_Mid_lyrics">
            <text:p>Singer9_ClearVoice_Mid_lyrics</text:p>
          </table:table-cell>
          <table:table-cell office:value-type="string" office:string-value=" Fighting to my heart, the power of the Lord Fighting to my hand, the will to not fail The enemy is strong, not unkillable Fighting till the end, the undead">
            <text:p> Fighting to my heart, the power of the Lord Fighting to my hand, the will to not fail The enemy is strong, not unkillable Fighting till the end, the undead</text:p>
          </table:table-cell>
        </table:table-row>
        <table:table-row>
          <table:table-cell office:value-type="string" office:string-value="Singer9_DeathGrowl_Low_lyrics">
            <text:p>Singer9_DeathGrowl_Low_lyrics</text:p>
          </table:table-cell>
          <table:table-cell office:value-type="string" office:string-value=" I am Tom Ryan, the boy of the land. I am Tom Ryan, the warrior to the fight. The enemy is strong, but not the tribune. I am Tom Ryan, the end of the undead.">
            <text:p> I am Tom Ryan, the boy of the land. I am Tom Ryan, the warrior to the fight. The enemy is strong, but not the tribune. I am Tom Ryan, the end of the undead.</text:p>
          </table:table-cell>
        </table:table-row>
        <table:table-row>
          <table:table-cell office:value-type="string" office:string-value="Singer9_DeathGrowl_Mid_lyrics">
            <text:p>Singer9_DeathGrowl_Mid_lyrics</text:p>
          </table:table-cell>
          <table:table-cell office:value-type="string" office:string-value=" Fighting to my end, the power of the law Fighting to my end, the will to not fail The enemy is strong, but not unkillable Fighting to the end, the end of the undead">
            <text:p> Fighting to my end, the power of the law Fighting to my end, the will to not fail The enemy is strong, but not unkillable Fighting to the end, the end of the undead</text:p>
          </table:table-cell>
        </table:table-row>
        <table:table-row>
          <table:table-cell office:value-type="string" office:string-value="Singer9_DeathGrowl_Mid_lyrics_2">
            <text:p>Singer9_DeathGrowl_Mid_lyrics_2</text:p>
          </table:table-cell>
          <table:table-cell office:value-type="string" office:string-value=" Fight until the end, the end of the young tide.">
            <text:p> Fight until the end, the end of the young tide.</text:p>
          </table:table-cell>
        </table:table-row>
        <table:table-row>
          <table:table-cell office:value-type="string" office:string-value="Singer9_GrindInhale_lyrics">
            <text:p>Singer9_GrindInhale_lyrics</text:p>
          </table:table-cell>
          <table:table-cell office:value-type="string" office:string-value=" 🎵">
            <text:p> 🎵</text:p>
          </table:table-cell>
        </table:table-row>
        <table:table-row>
          <table:table-cell office:value-type="string" office:string-value="Singer9_HardcoreScream_High_lyrics">
            <text:p>Singer9_HardcoreScream_High_lyrics</text:p>
          </table:table-cell>
          <table:table-cell office:value-type="string" office:string-value=" Fight until the end of the world!">
            <text:p> Fight until the end of the world!</text:p>
          </table:table-cell>
        </table:table-row>
        <table:table-row>
          <table:table-cell office:value-type="string" office:string-value="Singer9_HardcoreScream_Low_lyrics">
            <text:p>Singer9_HardcoreScream_Low_lyrics</text:p>
          </table:table-cell>
          <table:table-cell office:value-type="string" office:string-value=" Fight until the end, the end of the untrained.">
            <text:p> Fight until the end, the end of the untrained.</text:p>
          </table:table-cell>
        </table:table-row>
        <table:table-row>
          <table:table-cell office:value-type="string" office:string-value="Singer9_HardcoreScream_Mid_lyrics">
            <text:p>Singer9_HardcoreScream_Mid_lyrics</text:p>
          </table:table-cell>
          <table:table-cell office:value-type="string" office:string-value=" Fight until the end, the end of the young dead!">
            <text:p> Fight until the end, the end of the young dead!</text:p>
          </table:table-cell>
        </table:table-row>
      </table:table>
      <table:table table:name="songs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 🎵Music🎵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I'm the enemy with blood and blood My eyes are open I'm on the run I don't know the end of the world The day of your life I know you'll find it bright In the grip of your mind I will be your world I'm coming home I'm coming home in the rain I'm coming home in the rain I'm coming home now I'm coming home They are dead, they are the dead of day They are dead of day, they are prisoners of death They are dead of the dead of day I'm afraid to leave you There's no one else There's no one like me There's no one like me The light of the beacon cannot yet compete with the brightness of sunlight which refuses to hide. And without waiting for the night, we cry. With the melody of the song in his head, stars are falling down. Waiting for the night to cry With the melody of the song in his head Such a beautiful song I'll go on before he dies So beautiful as the land he stood on One heart, two dreams, a price, a scar, a last name I love my love, you're me You make the sky look pretty I love my love, you're me You make the sky look pretty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 so you">
            <text:p> 🎵Music🎵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I'm the enemy with blood and blood My eyes are open I'm on the run I don't know the end of the world The day of your life I know you'll find it bright In the grip of your mind I will be your world I'm coming home I'm coming home in the rain I'm coming home in the rain I'm coming home now I'm coming home They are dead, they are the dead of day They are dead of day, they are prisoners of death They are dead of the dead of day I'm afraid to leave you There's no one else There's no one like me There's no one like me The light of the beacon cannot yet compete with the brightness of sunlight which refuses to hide. And without waiting for the night, we cry. With the melody of the song in his head, stars are falling down. Waiting for the night to cry With the melody of the song in his head Such a beautiful song I'll go on before he dies So beautiful as the land he stood on One heart, two dreams, a price, a scar, a last name I love my love, you're me You make the sky look pretty I love my love, you're me You make the sky look pretty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 so you</text:p>
          </table:table-cell>
        </table:table-row>
        <table:table-row>
          <table:table-cell office:value-type="string" office:string-value="Anti - Death Into Life">
            <text:p>Anti - Death Into Life</text:p>
          </table:table-cell>
          <table:table-cell office:value-type="string" office:string-value=" you so In the night I must hide Sometimes I could kill, sometimes I would die I can't control 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 Nothing is as good as a memory that remains All this, this, is what we live Day by day I am the Joker From the limbo of lies To the traitors To distress And to mankind's rotten shed What's the truth in our world? No peace, no trust There is no truth Someone comes for you There's a rain out of control Death is coming The millions are dying Death is coming to the ground so Okay. Okay. Okay. Okay. Okay. Okay. Okay. Okay. Okay. Okay. Okay. Okay. Okay. Okay. Okay. Okay. Okay. Okay. Okay. Okay. Okay. Okay. Okay. Okay. Okay. Okay. Okay. Okay. Okay. you">
            <text:p> you so In the night I must hide Sometimes I could kill, sometimes I would die I can't control 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 Nothing is as good as a memory that remains All this, this, is what we live Day by day I am the Joker From the limbo of lies To the traitors To distress And to mankind's rotten shed What's the truth in our world? No peace, no trust There is no truth Someone comes for you There's a rain out of control Death is coming The millions are dying Death is coming to the ground so Okay. Okay. Okay. Okay. Okay. Okay. Okay. Okay. Okay. Okay. Okay. Okay. Okay. Okay. Okay. Okay. Okay. Okay. Okay. Okay. Okay. Okay. Okay. Okay. Okay. Okay. Okay. Okay. Okay. you</text:p>
          </table:table-cell>
        </table:table-row>
        <table:table-row>
          <table:table-cell office:value-type="string" office:string-value="Austere - Sullen">
            <text:p>Austere - Sullen</text:p>
          </table:table-cell>
          <table:table-cell office:value-type="string" office:string-value=" So, I'm going to be doing a little bit of a walkthrough of the game. So, let's go. In general, we live in a circle of dreams Spitting my impure despair and dusting my brains Discarded, all support in the silence Life is business, sorrow silence It's haunted All the fucking silence I miss this land This country All the fucking silence Silence, silence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fraid So so ♪ ♪ There's a way to heal ♪ A certain cold can never heal ♪ Always there was ♪ Where you could pledge to stay ♪ Cast aside I've started to drown in the endless waters I'm sinking so deep I'm drowning in the blood of my soul ♪ I'm trying to find A fire which breaks in despair But I still wish That I could know My mind In terror, within the chill and the dreams Bitten, meinen Hundestrand, verkackt in mein Brief Nicht könnten, uns aufwachen in den Silence Life is business, so let's start now It's curtain calls upon deepened silence I'm left behind It's dirty, all the fucking mess I've made Someone, save me You're a ghost You're a ghost You're a ghost You're a ghost You're a ghost You're a ghost You're a ghost You're a ghost You're a ghost You're a ghost You're a ghost You're a ghost You're a ghost You're a ghost so so so You">
            <text:p> So, I'm going to be doing a little bit of a walkthrough of the game. So, let's go. In general, we live in a circle of dreams Spitting my impure despair and dusting my brains Discarded, all support in the silence Life is business, sorrow silence It's haunted All the fucking silence I miss this land This country All the fucking silence Silence, silence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fraid So so ♪ ♪ There's a way to heal ♪ A certain cold can never heal ♪ Always there was ♪ Where you could pledge to stay ♪ Cast aside I've started to drown in the endless waters I'm sinking so deep I'm drowning in the blood of my soul ♪ I'm trying to find A fire which breaks in despair But I still wish That I could know My mind In terror, within the chill and the dreams Bitten, meinen Hundestrand, verkackt in mein Brief Nicht könnten, uns aufwachen in den Silence Life is business, so let's start now It's curtain calls upon deepened silence I'm left behind It's dirty, all the fucking mess I've made Someone, save me You're a ghost You're a ghost You're a ghost You're a ghost You're a ghost You're a ghost You're a ghost You're a ghost You're a ghost You're a ghost You're a ghost You're a ghost You're a ghost You're a ghost so so so You</text:p>
          </table:table-cell>
        </table:table-row>
        <table:table-row>
          <table:table-cell office:value-type="string" office:string-value="Be Persecuted - Be Resented for Livelihood">
            <text:p>Be Persecuted - Be Resented for Livelihood</text:p>
          </table:table-cell>
          <table:table-cell office:value-type="string" office:string-value=" You so So Yeah! so So, I'm going to play a little bit of this song. Oh, oh, oh, oh, oh, oh, oh, oh, oh, oh, oh, oh, oh, oh, oh, oh, oh, oh, oh, oh, oh, oh, so ah I need your help I need your help I need your help I need your help I need your help I need your help I need your help I need your help I need your help I need your help I need your help I need your help I need your help I need your help So I'm here now you">
            <text:p> You so So Yeah! so So, I'm going to play a little bit of this song. Oh, oh, oh, oh, oh, oh, oh, oh, oh, oh, oh, oh, oh, oh, oh, oh, oh, oh, oh, oh, oh, oh, so ah I need your help I need your help I need your help I need your help I need your help I need your help I need your help I need your help I need your help I need your help I need your help I need your help I need your help I need your help So I'm here now you</text:p>
          </table:table-cell>
        </table:table-row>
        <table:table-row>
          <table:table-cell office:value-type="string" office:string-value="ColdWorld - Suicide">
            <text:p>ColdWorld - Suicide</text:p>
          </table:table-cell>
          <table:table-cell office:value-type="string" office:string-value=" ♪ So stressed. so So I'm gonna tell you what I know No, I'm not gonna lie I'm not gonna lie I'm not gonna lie You're a bitch, you're a bitch, you're a bitch You're a bitch, you're a bitch, you're a bitch You're a bitch, you're a bitch, you're a bitch You're a bitch, you're a bitch, you're a bitch You're a bitch, you're a bitch, you're a bitch so so so so so you">
            <text:p> ♪ So stressed. so So I'm gonna tell you what I know No, I'm not gonna lie I'm not gonna lie I'm not gonna lie You're a bitch, you're a bitch, you're a bitch You're a bitch, you're a bitch, you're a bitch You're a bitch, you're a bitch, you're a bitch You're a bitch, you're a bitch, you're a bitch You're a bitch, you're a bitch, you're a bitch so so so so so you</text:p>
          </table:table-cell>
        </table:table-row>
        <table:table-row>
          <table:table-cell office:value-type="string" office:string-value="Forgive Me - Funerals Of Birth">
            <text:p>Forgive Me - Funerals Of Birth</text:p>
          </table:table-cell>
          <table:table-cell office:value-type="string" office:string-value="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so Another hope, another reason Another world, a fear to be found Another race, another reason To get to the bottom of the desert I'm not read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whispering, those words are flowing I'm whispering, the tears just are flowing so so So so I'm going to be a good boy. I'm not going to do it. so so I know my fears, the blinding darkness Restoring me to sleeper and walking The future's on it, it's growing You're following me, you're a thief of your world so Thanks for watching!">
            <text:p>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a wise man says so Another hope, another reason Another world, a fear to be found Another race, another reason To get to the bottom of the desert I'm not read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whispering, those words are flowing I'm whispering, the tears just are flowing so so So so I'm going to be a good boy. I'm not going to do it. so so I know my fears, the blinding darkness Restoring me to sleeper and walking The future's on it, it's growing You're following me, you're a thief of your world so Thanks for watching!</text:p>
          </table:table-cell>
        </table:table-row>
        <table:table-row>
          <table:table-cell office:value-type="string" office:string-value="Forgotten Thought - Black Ink Soaked Page">
            <text:p>Forgotten Thought - Black Ink Soaked Page</text:p>
          </table:table-cell>
          <table:table-cell office:value-type="string" office:string-value=" You you So Find the light inside of you And I'll find you You can't get out You're just so terrible Can't control You're ridiculous You can't show And I'm so blind, but I'm so blinded by The thoughts of love I've thrown away so I'm afraid my dreams will get in my way We are the people of the world We are the people of the world We are the people of the world We are the people of the world We are the people of the world Oh, how bitterly so now and then You're not alone. you">
            <text:p> You you So Find the light inside of you And I'll find you You can't get out You're just so terrible Can't control You're ridiculous You can't show And I'm so blind, but I'm so blinded by The thoughts of love I've thrown away so I'm afraid my dreams will get in my way We are the people of the world We are the people of the world We are the people of the world We are the people of the world We are the people of the world Oh, how bitterly so now and then You're not alone. you</text:p>
          </table:table-cell>
        </table:table-row>
        <table:table-row>
          <table:table-cell office:value-type="string" office:string-value="Forgotten Tomb - Disheartenment">
            <text:p>Forgotten Tomb - Disheartenment</text:p>
          </table:table-cell>
          <table:table-cell office:value-type="string" office:string-value=" RISE! So I hear the call calling The black and the white is dying out I can't refuse this suffering As cold as death might be In the flesh I'm dead I'm flesh that breathes A dozen times I've lost the light from my radio I tried to find a radio Like a space of suicidal age Oh Oh I was living for years to come I still still live for a fight that was mine I'm living my life with my soul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I've been lost in time This day I'm flying high I can't believe I'm breaking my legs and skin Drifting down I'm dying for you I'm leaving this day I'm not the one you're looking for I'm not the one you're looking for The person you're looking for I want to see the truth until I can see the light I feel so damned low, so far away I've been dead this morning, what is this? I'm not a god, I'm simply a flesh Some fearsome thing that will break the law I'm not a god, no chance at all to hide I'm left alone, I'm so alone, I'm so I'm all alone, I'm all alone, I'm so I'm all alone, I'm all alone, I'm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heard that this path is in the dust I tried to change what happened here, again Oh, yet it doesn't hurt I'm just living, maybe I'm insane I've been a true love in love with nothing but you So Yea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ISE! RISE! RISE! Everyone gets killed It's a one day Last Christmas I saw me on a roof Not too much It's a one night show But in the end You know This ain't no Fuck it all So so You">
            <text:p> RISE! So I hear the call calling The black and the white is dying out I can't refuse this suffering As cold as death might be In the flesh I'm dead I'm flesh that breathes A dozen times I've lost the light from my radio I tried to find a radio Like a space of suicidal age Oh Oh I was living for years to come I still still live for a fight that was mine I'm living my life with my soul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as one, I've been lost in time This day I'm flying high I can't believe I'm breaking my legs and skin Drifting down I'm dying for you I'm leaving this day I'm not the one you're looking for I'm not the one you're looking for The person you're looking for I want to see the truth until I can see the light I feel so damned low, so far away I've been dead this morning, what is this? I'm not a god, I'm simply a flesh Some fearsome thing that will break the law I'm not a god, no chance at all to hide I'm left alone, I'm so alone, I'm so I'm all alone, I'm all alone, I'm so I'm all alone, I'm all alone, I'm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heard that this path is in the dust I tried to change what happened here, again Oh, yet it doesn't hurt I'm just living, maybe I'm insane I've been a true love in love with nothing but you So Yea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ISE! RISE! RISE! Everyone gets killed It's a one day Last Christmas I saw me on a roof Not too much It's a one night show But in the end You know This ain't no Fuck it all So so You</text:p>
          </table:table-cell>
        </table:table-row>
        <table:table-row>
          <table:table-cell office:value-type="string" office:string-value="Happy Days - Don't Go">
            <text:p>Happy Days - Don't Go</text:p>
          </table:table-cell>
          <table:table-cell office:value-type="string" office:string-value=" you You're not alone. I thought you were everything I thought you were the one But once again I'm still blind By the fake mask of life Again I fell for its trap Again I felt for his face And now you are leaving And I am begging you to stay What we had was something special What's going on? It's getting hard to breathe My time, oh man I'm here on my knees I'm asking you to stand and watch Yeah Please don't go Please don't go Please don't go Please don't go Please don't go No! Please don't go Please don't go you">
            <text:p> you You're not alone. I thought you were everything I thought you were the one But once again I'm still blind By the fake mask of life Again I fell for its trap Again I felt for his face And now you are leaving And I am begging you to stay What we had was something special What's going on? It's getting hard to breathe My time, oh man I'm here on my knees I'm asking you to stand and watch Yeah Please don't go Please don't go Please don't go Please don't go Please don't go No! Please don't go Please don't go you</text:p>
          </table:table-cell>
        </table:table-row>
        <table:table-row>
          <table:table-cell office:value-type="string" office:string-value="Leviathan - The Idiot Sun">
            <text:p>Leviathan - The Idiot Sun</text:p>
          </table:table-cell>
          <table:table-cell office:value-type="string" office:string-value=" The shadow of your weakness excites its rage so so so I'm a man of my word I'm a man of my word I'm a man of my word I'm a man of my word I'm a man of my word I'm a man of my word I'm a man of my word I'm not dead I'm a new warrior ♪ I hate you, I hate you I hate you, I hate you I'm not afraid to die And I'm not afraid I'm not afraid I'm not afraid I'm not afraid I'm not afraid So so I am I am I am your enemy The wind is your face I'm not a fool I'm not a fool I'm not a fool I'm not a fool I'm not a fool I'm not a fool I'm not a fool I'm not a fool I'm not a fool I'm not a fool I'm not a fool I'm not a fool I'm not a fool I'm not a fool I'm not afraid of the dark I'm not afraid of the dark I'm not afraid of the dark so You're a great liar I hate this hell I am I hate this hell I am So I am the light of the world I am the light of the world Brighter skies So distant skies I'm not afraid of the dark I'm not afraid of the dark I'm not afraid of the dark I'm not afraid of the dark I'm not afraid of the dark I'm not afraid of the dark I'm not afraid of the dark">
            <text:p> The shadow of your weakness excites its rage so so so I'm a man of my word I'm a man of my word I'm a man of my word I'm a man of my word I'm a man of my word I'm a man of my word I'm a man of my word I'm not dead I'm a new warrior ♪ I hate you, I hate you I hate you, I hate you I'm not afraid to die And I'm not afraid I'm not afraid I'm not afraid I'm not afraid I'm not afraid So so I am I am I am your enemy The wind is your face I'm not a fool I'm not a fool I'm not a fool I'm not a fool I'm not a fool I'm not a fool I'm not a fool I'm not a fool I'm not a fool I'm not a fool I'm not a fool I'm not a fool I'm not a fool I'm not a fool I'm not afraid of the dark I'm not afraid of the dark I'm not afraid of the dark so You're a great liar I hate this hell I am I hate this hell I am So I am the light of the world I am the light of the world Brighter skies So distant skies I'm not afraid of the dark I'm not afraid of the dark I'm not afraid of the dark I'm not afraid of the dark I'm not afraid of the dark I'm not afraid of the dark I'm not afraid of the dark</text:p>
          </table:table-cell>
        </table:table-row>
        <table:table-row>
          <table:table-cell office:value-type="string" office:string-value="Lifelover - Lethargy">
            <text:p>Lifelover - Lethargy</text:p>
          </table:table-cell>
          <table:table-cell office:value-type="string" office:string-value=" ♪ We are discovered from time to time Time has no value but you can't change it We can't escape the pressure Uncontrolled dreams of a trembling sky Locking in the orders of the imperial Spreading the ashes for the slaves I am so lonely, so lonely Flowers flowering, but silent so so So Yeah so you">
            <text:p> ♪ We are discovered from time to time Time has no value but you can't change it We can't escape the pressure Uncontrolled dreams of a trembling sky Locking in the orders of the imperial Spreading the ashes for the slaves I am so lonely, so lonely Flowers flowering, but silent so so So Yeah so you</text:p>
          </table:table-cell>
        </table:table-row>
        <table:table-row>
          <table:table-cell office:value-type="string" office:string-value="Lost Inside - I Hate Myself">
            <text:p>Lost Inside - I Hate Myself</text:p>
          </table:table-cell>
          <table:table-cell office:value-type="string" office:string-value=" So, I'm going to play a little bit of it. so so I'm not alone I'm not alone I'm not alone I'm not alone I'm not alone I'm not alone I'm not alone I'm not alone I'm not alone I don't know But I want to be free I'm not afraid of the dark I'm not afraid of the dark I'm not afraid of the dark You've got me Oh, you've got me Yeah, you've got me I'm not afraid of the dark I'm not afraid of the dark I'm not afraid of the dark I'm not afraid of the dark I'm not afraid of the dark I'm not afraid of the dark I'm not afraid of the dark I'm not afraid of the dark No! No! No! No! Let me go! What have you done to me? You're not alon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So, I'm going to play a little bit of it. so so I'm not alone I'm not alone I'm not alone I'm not alone I'm not alone I'm not alone I'm not alone I'm not alone I'm not alone I don't know But I want to be free I'm not afraid of the dark I'm not afraid of the dark I'm not afraid of the dark You've got me Oh, you've got me Yeah, you've got me I'm not afraid of the dark I'm not afraid of the dark I'm not afraid of the dark I'm not afraid of the dark I'm not afraid of the dark I'm not afraid of the dark I'm not afraid of the dark I'm not afraid of the dark No! No! No! No! Let me go! What have you done to me? You're not alon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Lyrinx - Another Life Ready to End">
            <text:p>Lyrinx - Another Life Ready to End</text:p>
          </table:table-cell>
          <table:table-cell office:value-type="string" office:string-value=" So so ♪ I'm not ready to end ♪ And I'm stuck ♪ And I'm stuck ♪ I'm a victim ♪ I'm a victim ♪ I'm not afraid of you ♪ I am the pain of your your body We die so I'm a monster I'm a I'm a I'm a I'm a I'm a I'm not done">
            <text:p> So so ♪ I'm not ready to end ♪ And I'm stuck ♪ And I'm stuck ♪ I'm a victim ♪ I'm a victim ♪ I'm not afraid of you ♪ I am the pain of your your body We die so I'm a monster I'm a I'm a I'm a I'm a I'm a I'm not done</text:p>
          </table:table-cell>
        </table:table-row>
        <table:table-row>
          <table:table-cell office:value-type="string" office:string-value="Make a Change... Kill Yourself - VII">
            <text:p>Make a Change... Kill Yourself - VII</text:p>
          </table:table-cell>
          <table:table-cell office:value-type="string" office:string-value=" So And I know I'm not halfway through It's a falling flower Through sickness with reality The divergent nation I can't stand the pain I should stay and die in peace, oh, and die I say I love you, I know So many roads ♪ I ain't got nothing But what you desire And I'm in the dark And I'm searching the dark ♪ I am stuck in the temporary confinement I'm still alive I'm alive now I'm alive now And he whispers my name The shadows re-emerge The shadows re-emerge Hark! The whispers And I'm done with the pain I'm done with myself I'm not afraid I'm not afraid I'm not afraid I'm not afraid I'm not afraid I'm not afraid I'm not afraid I'm not afraid I'm not afraid I'm not afraid I'm not afraid I'm not afraid I'm not afraid I'm not afraid I am a monster I am a monster I am the one I am the one Only you can make me be you You're the pain in my mind Inside Inside Inside Inside Inside Inside Inside Inside Inside Inside Inside I have nothing to hold on to And I am falling inside Who am I? Who am I? I'm not a man Who am I? We're born again to have no fear And I'm not afraid I'm not afraid I'm not afraid I'm not afraid I'm not afraid I am falling so far I see nothing but a dead end There's a thunder Shadows in the distance I know I have no way to hide And I will die ♪ Die, die, die Die, die, die Die, die, die Die, die, die Die, die, die I was there The world was mine I was there I was there I'm falling down I'm falling down So, I'm going to go ahead and do that. So, I'm going to go ahead and get started. So, I'm going to go ahead and get started. So, I'm going to go ahead and do that. So, I'm going to go ahead and do that. So, I'm going to go ahead and do that. you">
            <text:p> So And I know I'm not halfway through It's a falling flower Through sickness with reality The divergent nation I can't stand the pain I should stay and die in peace, oh, and die I say I love you, I know So many roads ♪ I ain't got nothing But what you desire And I'm in the dark And I'm searching the dark ♪ I am stuck in the temporary confinement I'm still alive I'm alive now I'm alive now And he whispers my name The shadows re-emerge The shadows re-emerge Hark! The whispers And I'm done with the pain I'm done with myself I'm not afraid I'm not afraid I'm not afraid I'm not afraid I'm not afraid I'm not afraid I'm not afraid I'm not afraid I'm not afraid I'm not afraid I'm not afraid I'm not afraid I'm not afraid I'm not afraid I am a monster I am a monster I am the one I am the one Only you can make me be you You're the pain in my mind Inside Inside Inside Inside Inside Inside Inside Inside Inside Inside Inside I have nothing to hold on to And I am falling inside Who am I? Who am I? I'm not a man Who am I? We're born again to have no fear And I'm not afraid I'm not afraid I'm not afraid I'm not afraid I'm not afraid I am falling so far I see nothing but a dead end There's a thunder Shadows in the distance I know I have no way to hide And I will die ♪ Die, die, die Die, die, die Die, die, die Die, die, die Die, die, die I was there The world was mine I was there I was there I'm falling down I'm falling down So, I'm going to go ahead and do that. So, I'm going to go ahead and get started. So, I'm going to go ahead and get started. So, I'm going to go ahead and do that. So, I'm going to go ahead and do that. So, I'm going to go ahead and do that. you</text:p>
          </table:table-cell>
        </table:table-row>
        <table:table-row>
          <table:table-cell office:value-type="string" office:string-value="Misere Nobis - Sopor Aeternus">
            <text:p>Misere Nobis - Sopor Aeternus</text:p>
          </table:table-cell>
          <table:table-cell office:value-type="string" office:string-value=" Yeah, yeah, fuck yeah! This is how it should have ended We can't help what we see I dance with my life To the other side We are the un-founded The sun is rising And I'm not here Yeah, yeah, ye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fraid to die I'm not afraid to die I'm not afraid to die I'm not afraid to die I'm not afraid to die In the end, I'm nothing So so so so So In my heart, I'm hiding All I feel The fire in my eyes The pain The pain The pai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so so I'm not afraid of the dark I'm not afraid of the dark I'm not afraid of the dark I'm still here, I'm still here I'm still here, I'm still here I'm still here, I'm still here I'm still here, I'm still here I'm still here, I'm still here so so You">
            <text:p> Yeah, yeah, fuck yeah! This is how it should have ended We can't help what we see I dance with my life To the other side We are the un-founded The sun is rising And I'm not here Yeah, yeah, ye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fraid to die I'm not afraid to die I'm not afraid to die I'm not afraid to die I'm not afraid to die In the end, I'm nothing So so so so So In my heart, I'm hiding All I feel The fire in my eyes The pain The pain The pai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so so I'm not afraid of the dark I'm not afraid of the dark I'm not afraid of the dark I'm still here, I'm still here I'm still here, I'm still here I'm still here, I'm still here I'm still here, I'm still here I'm still here, I'm still here so so You</text:p>
          </table:table-cell>
        </table:table-row>
        <table:table-row>
          <table:table-cell office:value-type="string" office:string-value="Mortualia - Emptiness of All">
            <text:p>Mortualia - Emptiness of All</text:p>
          </table:table-cell>
          <table:table-cell office:value-type="string" office:string-value=" you so so so You're a stranger, I'm a woman You're the love that's in me I'm alive, breathing life I'm alive, and I will not die ♪ I am the man With the knife in hand So bad, I don't like the way We're not on the run so so ♪ We are the victims All these victims The truth I am the victim All these victims I'm a prisoner I'm a prisoner I'm a prisoner ♪ I'm not alone I'm not afraid I'm not afraid The end is near, the time has come The end is near, the time has come Wow. so so so you you">
            <text:p> you so so so You're a stranger, I'm a woman You're the love that's in me I'm alive, breathing life I'm alive, and I will not die ♪ I am the man With the knife in hand So bad, I don't like the way We're not on the run so so ♪ We are the victims All these victims The truth I am the victim All these victims I'm a prisoner I'm a prisoner I'm a prisoner ♪ I'm not alone I'm not afraid I'm not afraid The end is near, the time has come The end is near, the time has come Wow. so so so you you</text:p>
          </table:table-cell>
        </table:table-row>
        <table:table-row>
          <table:table-cell office:value-type="string" office:string-value="Nocturnal Depression - Dead Children">
            <text:p>Nocturnal Depression - Dead Children</text:p>
          </table:table-cell>
          <table:table-cell office:value-type="string" office:string-value=" ♪ ♪ ♪ ♪ ♪ In your head The future's wrong We escape A blade in the neck, a glance now, a ring is found A hand that confidently unfolds me, a chance to find And I will not stand up to the world He has never been right Never, never, ever Burning in the end The end of God and despair The end of misery I I'm not the king This is not the time to give in to the light Throw yourself in the flames My friends and I I don't care how you're feeling You don't care Now the tears of pity fall My life is like a fire The scream of my heart is so far away In my blood, I'll hunt the prey So ♪ I From the bottomless abyss Falling and rising Nothing's gonna heal the wound I can't understand Can't you feel the pain of my own misery? My own misery, the pain of my own misery so so so You">
            <text:p> ♪ ♪ ♪ ♪ ♪ In your head The future's wrong We escape A blade in the neck, a glance now, a ring is found A hand that confidently unfolds me, a chance to find And I will not stand up to the world He has never been right Never, never, ever Burning in the end The end of God and despair The end of misery I I'm not the king This is not the time to give in to the light Throw yourself in the flames My friends and I I don't care how you're feeling You don't care Now the tears of pity fall My life is like a fire The scream of my heart is so far away In my blood, I'll hunt the prey So ♪ I From the bottomless abyss Falling and rising Nothing's gonna heal the wound I can't understand Can't you feel the pain of my own misery? My own misery, the pain of my own misery so so so You</text:p>
          </table:table-cell>
        </table:table-row>
        <table:table-row>
          <table:table-cell office:value-type="string" office:string-value="Nyktalgia - Cold Void">
            <text:p>Nyktalgia - Cold Void</text:p>
          </table:table-cell>
          <table:table-cell office:value-type="string" office:string-value=" Oh I'm asking myself, what is reality? Betrayed Every time I see this boy I reach a new dream Dark will never be Radiant Blaze Empty path erases Empty eyes and face Sadness and emptiness Words my vengeance Rage me me me me so So I know I always did my best so Once again I only let the fear destruction The moon again can't be seen in the land before us I will be silent for the last time So I'm tired, I'm not strong at all What I will do, if he is to do He is good, I am true I am completely in my own I'm trapped trapped in a box full of the shadows trapped trapped in a box full of the shadows Me No I am gone forever I'm not alone I'm not alone I'm not alone I'm not alone I'm not alone I'm not alone I'm not alone I'm not alone I'm not alone I'm not alone I'm not alone I'm not alone I'm not alone I'm not alone You">
            <text:p> Oh I'm asking myself, what is reality? Betrayed Every time I see this boy I reach a new dream Dark will never be Radiant Blaze Empty path erases Empty eyes and face Sadness and emptiness Words my vengeance Rage me me me me so So I know I always did my best so Once again I only let the fear destruction The moon again can't be seen in the land before us I will be silent for the last time So I'm tired, I'm not strong at all What I will do, if he is to do He is good, I am true I am completely in my own I'm trapped trapped in a box full of the shadows trapped trapped in a box full of the shadows Me No I am gone forever I'm not alone I'm not alone I'm not alone I'm not alone I'm not alone I'm not alone I'm not alone I'm not alone I'm not alone I'm not alone I'm not alone I'm not alone I'm not alone I'm not alone You</text:p>
          </table:table-cell>
        </table:table-row>
        <table:table-row>
          <table:table-cell office:value-type="string" office:string-value="Psychonaut 4 - Overdose Was the Best Way to Die">
            <text:p>Psychonaut 4 - Overdose Was the Best Way to Die</text:p>
          </table:table-cell>
          <table:table-cell office:value-type="string" office:string-value=" you ♪ I can't remember Nothing at all No, no It's too far The answer is mine The fever is getting The moon, the moon is gone I'm not the king Nothing's enough I got nothing, nothing, nothing But you I was really, really, really, really, really, really, really, really, really, really, really, Never stop and die Trying to get up there But nothing, nothing, no You'll be doomed, it's the best way to go In fact it's never too late to die My life is a lie I've been told there's no such thing as a way to die My body becomes hollow The pain is not going away I'm not a slave to passion, no Yeah!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the one you want I'm not the one you want I'm not the one you want I'm not the one you want I'm not the one you want No, I can't No I can't No No Yeah! Yea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ext:p> you ♪ I can't remember Nothing at all No, no It's too far The answer is mine The fever is getting The moon, the moon is gone I'm not the king Nothing's enough I got nothing, nothing, nothing But you I was really, really, really, really, really, really, really, really, really, really, really, Never stop and die Trying to get up there But nothing, nothing, no You'll be doomed, it's the best way to go In fact it's never too late to die My life is a lie I've been told there's no such thing as a way to die My body becomes hollow The pain is not going away I'm not a slave to passion, no Yeah!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afraid of anything I'm not the one you want I'm not the one you want I'm not the one you want I'm not the one you want I'm not the one you want No, I can't No I can't No No Yeah! Yea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able:table-cell>
        </table:table-row>
        <table:table-row>
          <table:table-cell office:value-type="string" office:string-value="Silencer - Sterile Nails and Thunderbowels">
            <text:p>Silencer - Sterile Nails and Thunderbowels</text:p>
          </table:table-cell>
          <table:table-cell office:value-type="string" office:string-value=" so It's so easy to lose It's easy to lose The pain, the pain, the darkness is now in the air Lacerated bodies with no borders, standing in the dark Crusts, tales, passing, never again So I'm a ghost I'm a ghost I'm a ghost I'm a ghost I'm a ghost I'm a ghost I'm a ghost I'm a ghost I'm a ghost I'm a ghost I'm a ghost I'm a ghost I'm a ghost I'm a ghost I'm done. Leave. Leave. Leave. I'm done. Leave. I'm done. Angels Angels do you pray Fly me where the sky and the dark are Beyond the valley of slumber and fire Leave, leave, leave from love, leave Oh Give in to sympathy Let the devil see I don't need this Still I gaze at thunderbolts Oh yeah! You can't stay Stay Stay Stay you">
            <text:p> so It's so easy to lose It's easy to lose The pain, the pain, the darkness is now in the air Lacerated bodies with no borders, standing in the dark Crusts, tales, passing, never again So I'm a ghost I'm a ghost I'm a ghost I'm a ghost I'm a ghost I'm a ghost I'm a ghost I'm a ghost I'm a ghost I'm a ghost I'm a ghost I'm a ghost I'm a ghost I'm a ghost I'm done. Leave. Leave. Leave. I'm done. Leave. I'm done. Angels Angels do you pray Fly me where the sky and the dark are Beyond the valley of slumber and fire Leave, leave, leave from love, leave Oh Give in to sympathy Let the devil see I don't need this Still I gaze at thunderbolts Oh yeah! You can't stay Stay Stay Stay you</text:p>
          </table:table-cell>
        </table:table-row>
        <table:table-row>
          <table:table-cell office:value-type="string" office:string-value="Sorry... - Everything Is Falling Apart">
            <text:p>Sorry... - Everything Is Falling Apart</text:p>
          </table:table-cell>
          <table:table-cell office:value-type="string" office:string-value=" So For too long I have fought alone, trapped in endless hurricane-like flight You freed me from the raging storm and restored the innocence I have lost Not even the glowing light of the city shone as brightly as you Your voice was the song of ages And your grace was my shield from the world Under a tree, at the top of a hill, overlooking the dreary suburbs, the glimpses of leaves felt hazy around us. The moon illuminated the grey skyline. As I held you in my arms, blinded by the light, I saw the world. Illuminating the grey skyline As I held you in my arms Blindly hoping our love would never fade So, let's go. We forgot how to love Every day we hysterically fought Isolation was the only way to survive Darkness, I saw you in the tears Still hearing your screams in my head A living nightmare of hate and vengeance After everything you said Was it all for nothing? After everything we've shared Was it all for nothing? 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 you">
            <text:p> So For too long I have fought alone, trapped in endless hurricane-like flight You freed me from the raging storm and restored the innocence I have lost Not even the glowing light of the city shone as brightly as you Your voice was the song of ages And your grace was my shield from the world Under a tree, at the top of a hill, overlooking the dreary suburbs, the glimpses of leaves felt hazy around us. The moon illuminated the grey skyline. As I held you in my arms, blinded by the light, I saw the world. Illuminating the grey skyline As I held you in my arms Blindly hoping our love would never fade So, let's go. We forgot how to love Every day we hysterically fought Isolation was the only way to survive Darkness, I saw you in the tears Still hearing your screams in my head A living nightmare of hate and vengeance After everything you said Was it all for nothing? After everything we've shared Was it all for nothing? 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 you</text:p>
          </table:table-cell>
        </table:table-row>
        <table:table-row>
          <table:table-cell office:value-type="string" office:string-value="Suicide Emotions - A New Dawn">
            <text:p>Suicide Emotions - A New Dawn</text:p>
          </table:table-cell>
          <table:table-cell office:value-type="string" office:string-value=" ♪ I look into the mirror and I see a new shape A flame, my soul's eternal flame Blood and glassy Reflecting I've ripped your lies And you Dipped On my Dinner plate In the heart of the storm so Waterfall, cover me Grey clouds, remind the sky Days silent, place for a call Colors, I was great in your mind so so A new dimension appears from this door I see the words falling apart Over your heart so Death, heaven and hell The one Making These amazements Let me have these These All these bodies Dust on the sun Embraces my skin All my doubts Disappear, away from this beauty Come down, my restless fate And meet my dreams Let it all go Let it all go Let it all go Let it all g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you">
            <text:p> ♪ I look into the mirror and I see a new shape A flame, my soul's eternal flame Blood and glassy Reflecting I've ripped your lies And you Dipped On my Dinner plate In the heart of the storm so Waterfall, cover me Grey clouds, remind the sky Days silent, place for a call Colors, I was great in your mind so so A new dimension appears from this door I see the words falling apart Over your heart so Death, heaven and hell The one Making These amazements Let me have these These All these bodies Dust on the sun Embraces my skin All my doubts Disappear, away from this beauty Come down, my restless fate And meet my dreams Let it all go Let it all go Let it all go Let it all g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you</text:p>
          </table:table-cell>
        </table:table-row>
        <table:table-row>
          <table:table-cell office:value-type="string" office:string-value="Thy Light - The Bridge">
            <text:p>Thy Light - The Bridge</text:p>
          </table:table-cell>
          <table:table-cell office:value-type="string" office:string-value=" you so s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fool for you I'm a fool for you And it's far, far away And it's far, far a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Die Die with me I'm back, back, bac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tars pass by Stars No hope for 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not afraid I'm not afraid I'm not afraid I'm not afraid I'm not afraid I'm not afraid I'm not afraid I'm not afraid I'm not afraid I'm not afraid I'm not afraid I'm not afraid I'm not afraid I'm not afraid I can't imagine The sun will rise in the night So So you">
            <text:p> you so s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fool for you I'm a fool for you And it's far, far away And it's far, far a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Die Die with me I'm back, back, back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tars pass by Stars No hope for 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not afraid I'm not afraid I'm not afraid I'm not afraid I'm not afraid I'm not afraid I'm not afraid I'm not afraid I'm not afraid I'm not afraid I'm not afraid I'm not afraid I'm not afraid I'm not afraid I can't imagine The sun will rise in the night So So you</text:p>
          </table:table-cell>
        </table:table-row>
        <table:table-row>
          <table:table-cell office:value-type="string" office:string-value="Veil - Mater Maternis">
            <text:p>Veil - Mater Maternis</text:p>
          </table:table-cell>
          <table:table-cell office:value-type="string" office:string-value=" ♪ So ♪ ♪ ♪ ♪ ♪ Now, the sea is gone It's time to go It ends It ends Now I'm in the past ♪ ♪ ♪ ♪ ♪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So so This is what the dark side of the world has taught us. We'll face whatever comes our way. Falling in Traumatic Down ♪ ♪ So ♪♪ ♪♪ you">
            <text:p> ♪ So ♪ ♪ ♪ ♪ ♪ Now, the sea is gone It's time to go It ends It ends Now I'm in the past ♪ ♪ ♪ ♪ ♪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I'm falling, So so This is what the dark side of the world has taught us. We'll face whatever comes our way. Falling in Traumatic Down ♪ ♪ So ♪♪ ♪♪ you</text:p>
          </table:table-cell>
        </table:table-row>
        <table:table-row>
          <table:table-cell office:value-type="string" office:string-value="Xasthur - Screaming at Forgotten Fears">
            <text:p>Xasthur - Screaming at Forgotten Fears</text:p>
          </table:table-cell>
          <table:table-cell office:value-type="string" office:string-value=" s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can't stop the sensatio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earth is a stone, the sun is a flame The world is a stone, the sun is a flame You're a precious, holy stone No one's ho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the one I was told I'm not the one I was told I'm a warrior I'm a warrior so so 🎵">
            <text:p> s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can't stop the sensatio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earth is a stone, the sun is a flame The world is a stone, the sun is a flame You're a precious, holy stone No one's ho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the one I was told I'm not the one I was told I'm a warrior I'm a warrior so so 🎵</text:p>
          </table:table-cell>
        </table:table-row>
      </table:table>
      <table:table table:name="songs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thocles - Splattered Brains">
            <text:p>Agathocles - Splattered Brains</text:p>
          </table:table-cell>
          <table:table-cell office:value-type="string" office:string-value=" Hello? so So Thanks for watching!">
            <text:p> Hello? so So Thanks for watching!</text:p>
          </table:table-cell>
        </table:table-row>
        <table:table-row>
          <table:table-cell office:value-type="string" office:string-value="Blasted Pancreas - Lymphangiosarcoma">
            <text:p>Blasted Pancreas - Lymphangiosarcoma</text:p>
          </table:table-cell>
          <table:table-cell office:value-type="string" office:string-value=" you so so you.">
            <text:p> you so so you.</text:p>
          </table:table-cell>
        </table:table-row>
        <table:table-row>
          <table:table-cell office:value-type="string" office:string-value="Butcher ABC - Maximum Rotting Corpse">
            <text:p>Butcher ABC - Maximum Rotting Corpse</text:p>
          </table:table-cell>
          <table:table-cell office:value-type="string" office:string-value=" Go! I'm sorry to bother you, but you're in a......terrible job, you're a corpse now I'm sorry to bother you, but you're in a......terrible job, you're a corpse now This is getting tragic I'm sorry to bother you, but you're in a......terrible job, you're a corpse now We are the radicals This is the emotion You are falling to the top of the I am the key The beat, the high of the chemical This is what we are doing Pushing, coming, pushing No rest for all mankind Back to the key of what's real Fragile Tethered Stuck Hanging A desperate outsider Chosen to be a thief A slurred and profane term A spell of the gods Across the dying throne War was a spell of wrath Eternal marches flow Black blood long for the dead and spitting Ashes, ashes Cursed to die Nuclear weapons Cannot be From sorrow to silence Or is there no butchery? No butchery Hell's in Hell I'm not leaving my own kingdom We are the lost type Never a new fantasy Crack of lipstick's blood As the sun goes down We'll find A tunnel For you To go Through you">
            <text:p> Go! I'm sorry to bother you, but you're in a......terrible job, you're a corpse now I'm sorry to bother you, but you're in a......terrible job, you're a corpse now This is getting tragic I'm sorry to bother you, but you're in a......terrible job, you're a corpse now We are the radicals This is the emotion You are falling to the top of the I am the key The beat, the high of the chemical This is what we are doing Pushing, coming, pushing No rest for all mankind Back to the key of what's real Fragile Tethered Stuck Hanging A desperate outsider Chosen to be a thief A slurred and profane term A spell of the gods Across the dying throne War was a spell of wrath Eternal marches flow Black blood long for the dead and spitting Ashes, ashes Cursed to die Nuclear weapons Cannot be From sorrow to silence Or is there no butchery? No butchery Hell's in Hell I'm not leaving my own kingdom We are the lost type Never a new fantasy Crack of lipstick's blood As the sun goes down We'll find A tunnel For you To go Through you</text:p>
          </table:table-cell>
        </table:table-row>
        <table:table-row>
          <table:table-cell office:value-type="string" office:string-value="Carcass - Reek of Putrefaction">
            <text:p>Carcass - Reek of Putrefaction</text:p>
          </table:table-cell>
          <table:table-cell office:value-type="string" office:string-value=" I'm going to be doing a lot of work on this vide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ick of being a giant cockroach My life is a race of disgusting insects They bite my hands, they bite my feet They like their feathers, I like to eat I'm a fortune and a curse, as your majesty Stands in the face of time And my blade is sharp, so my blade cuts And I take the spear's course And I'm a... When I reach the top I take a great, great hit The chainsaw The blade cuts And the sword I saw The abomination Death Death Death Death Death Death Death Because the composure beneath our feet Sits in slow motion Near the spills, the captain leaves me free Skulls thrust the stakes, they've been hollowed No control till they come to the ship No battle left in this station Take the slag, get down, take my skin Sources hot, the credits cut, the hand burning lies The living face, the martyrs, the spirits, the shabby minds The ghost of a lost soul, the same perfection The mind of a ghost, the power of a ghost, the reflection The ghost The ghost The ghost Just a bunch of fucks">
            <text:p> I'm going to be doing a lot of work on this vide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ick of being a giant cockroach My life is a race of disgusting insects They bite my hands, they bite my feet They like their feathers, I like to eat I'm a fortune and a curse, as your majesty Stands in the face of time And my blade is sharp, so my blade cuts And I take the spear's course And I'm a... When I reach the top I take a great, great hit The chainsaw The blade cuts And the sword I saw The abomination Death Death Death Death Death Death Death Because the composure beneath our feet Sits in slow motion Near the spills, the captain leaves me free Skulls thrust the stakes, they've been hollowed No control till they come to the ship No battle left in this station Take the slag, get down, take my skin Sources hot, the credits cut, the hand burning lies The living face, the martyrs, the spirits, the shabby minds The ghost of a lost soul, the same perfection The mind of a ghost, the power of a ghost, the reflection The ghost The ghost The ghost Just a bunch of fucks</text:p>
          </table:table-cell>
        </table:table-row>
        <table:table-row>
          <table:table-cell office:value-type="string" office:string-value="Cliteater - Slimming Party at Kelly's">
            <text:p>Cliteater - Slimming Party at Kelly's</text:p>
          </table:table-cell>
          <table:table-cell office:value-type="string" office:string-value=" Guys and girls taking tampons, soaking them in liquor and shoving them... Yep, you guessed it, up there. Say what?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the only one In the end, I'm the only one Don't leave me to the ground I'm moving with the noise of the earth In the end, I'm the only one Flying in the sky To the ground My heart is burning I'm going to the body of Christ I'm pushing on up to the face The divine flame For the end of the early rise To the atonement To the sacrifice of my time In the end, there's no end There's no way out There's no way out">
            <text:p> Guys and girls taking tampons, soaking them in liquor and shoving them... Yep, you guessed it, up there. Say what?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a dictator, a dictator of the system I'm the only one In the end, I'm the only one Don't leave me to the ground I'm moving with the noise of the earth In the end, I'm the only one Flying in the sky To the ground My heart is burning I'm going to the body of Christ I'm pushing on up to the face The divine flame For the end of the early rise To the atonement To the sacrifice of my time In the end, there's no end There's no way out There's no way out</text:p>
          </table:table-cell>
        </table:table-row>
        <table:table-row>
          <table:table-cell office:value-type="string" office:string-value="Cock and Ball Torture - Anal Sex Terror">
            <text:p>Cock and Ball Torture - Anal Sex Terror</text:p>
          </table:table-cell>
          <table:table-cell office:value-type="string" office:string-value=" you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so so you">
            <text:p> you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so so you</text:p>
          </table:table-cell>
        </table:table-row>
        <table:table-row>
          <table:table-cell office:value-type="string" office:string-value="Crash Syndrom - Paragraph of Expertise Conundrum">
            <text:p>Crash Syndrom - Paragraph of Expertise Conundrum</text:p>
          </table:table-cell>
          <table:table-cell office:value-type="string" office:string-value=" Spreading like bloody fools, Toothless cavities, Smell through the doors, Torn, In the gut, Fucking, Cloth, Squeezing, Manic, Sucking, Walls. Covered in sin, Swollen, Stolen, Baiting, Sighing, You're still there, Fucking, Cursing, Fighting your own, Spout of glitched, Guns and walls. Flesh and iron, Riding on guns, Picking up the shots, Fighting for their lives, Do it, Live the glitch, For a second of the King of War We're in a box, crushed upstairs Constant reflection, dark and sad Beastly, wild and ninja-like Sparkling, spotty, yellow and sad He's a fugitive, fugitive, grave, The passing time is bringing back the fallen System failed, time to change, time to rise The small and true, the lord of misery Frivolous statue, splendid dedication Castle on the roof, a spirit-raised statue Chaos, interruption, assanulation This is the battle of the fascinating swords The world is bound to feel the force And the force of the many wars The creator's death The time has come The earth is falling to earth The civil war tears away The evil has entered Spreading the decay The castle of the world Has penetrated the past The hour of interruption Is approaching An unseen Separating Ascension I'll take on his game Empty sheets Found in dreams Am I This fantasy world? And I'm passing through this lab To the source of the code I don't know if it's a mixture Of Spartan, Papyrus and Artefact Staring down from burning walls, monsters interfere with the storms Dancing and frightening, one by one, pulsing, torching, fusing, smoldering Getting in the mud, amputations, blood, rippling, malformation Blasters flying and runaways, gulleting, gleaming, menstruation Searching inside the mirror thoughts Fetching a just word to the world You can do what you wish for Beast in tragedy unfolds Filled with blood, trash and spills Guts of the passion, thirst of the fear Beast in spiral, in your mind The bubble is bubbling, go inside">
            <text:p> Spreading like bloody fools, Toothless cavities, Smell through the doors, Torn, In the gut, Fucking, Cloth, Squeezing, Manic, Sucking, Walls. Covered in sin, Swollen, Stolen, Baiting, Sighing, You're still there, Fucking, Cursing, Fighting your own, Spout of glitched, Guns and walls. Flesh and iron, Riding on guns, Picking up the shots, Fighting for their lives, Do it, Live the glitch, For a second of the King of War We're in a box, crushed upstairs Constant reflection, dark and sad Beastly, wild and ninja-like Sparkling, spotty, yellow and sad He's a fugitive, fugitive, grave, The passing time is bringing back the fallen System failed, time to change, time to rise The small and true, the lord of misery Frivolous statue, splendid dedication Castle on the roof, a spirit-raised statue Chaos, interruption, assanulation This is the battle of the fascinating swords The world is bound to feel the force And the force of the many wars The creator's death The time has come The earth is falling to earth The civil war tears away The evil has entered Spreading the decay The castle of the world Has penetrated the past The hour of interruption Is approaching An unseen Separating Ascension I'll take on his game Empty sheets Found in dreams Am I This fantasy world? And I'm passing through this lab To the source of the code I don't know if it's a mixture Of Spartan, Papyrus and Artefact Staring down from burning walls, monsters interfere with the storms Dancing and frightening, one by one, pulsing, torching, fusing, smoldering Getting in the mud, amputations, blood, rippling, malformation Blasters flying and runaways, gulleting, gleaming, menstruation Searching inside the mirror thoughts Fetching a just word to the world You can do what you wish for Beast in tragedy unfolds Filled with blood, trash and spills Guts of the passion, thirst of the fear Beast in spiral, in your mind The bubble is bubbling, go inside</text:p>
          </table:table-cell>
        </table:table-row>
        <table:table-row>
          <table:table-cell office:value-type="string" office:string-value="Dead - Delicious Taste Of Vaginal Excrements">
            <text:p>Dead - Delicious Taste Of Vaginal Excrements</text:p>
          </table:table-cell>
          <table:table-cell office:value-type="string" office:string-value="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You're the candid I am the faded In a fucking hell Hell I'll make you mad You fucking bitch I'll rip my teeth And we are trapped slaves Delusion Piece of machinery Exterminate Seek life To be taken Spoilers As the stars have given us a chance to understand Raging in the sky, in the dark Taste of breath of pain It just takes a breath of exclaiming It's your passion lost for three lessons, oh yeah So ♪ ♪ ♪ ♪ ♪ I have seen The afterglow of pain The ashes of Life You don't need the Visions of your lifetime I fuck her, cunt her Nothing will be lost so Yeah! Are you the king? Or is it the cannon? Are you the demon? In your fucking head? Yeah! You will pay for the death of your son One for the other I'm not done tripping yet Me neither">
            <text:p>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I am the king of the kingdom You're the candid I am the faded In a fucking hell Hell I'll make you mad You fucking bitch I'll rip my teeth And we are trapped slaves Delusion Piece of machinery Exterminate Seek life To be taken Spoilers As the stars have given us a chance to understand Raging in the sky, in the dark Taste of breath of pain It just takes a breath of exclaiming It's your passion lost for three lessons, oh yeah So ♪ ♪ ♪ ♪ ♪ I have seen The afterglow of pain The ashes of Life You don't need the Visions of your lifetime I fuck her, cunt her Nothing will be lost so Yeah! Are you the king? Or is it the cannon? Are you the demon? In your fucking head? Yeah! You will pay for the death of your son One for the other I'm not done tripping yet Me neither</text:p>
          </table:table-cell>
        </table:table-row>
        <table:table-row>
          <table:table-cell office:value-type="string" office:string-value="Dead Infection - Maggots In Your Flesh">
            <text:p>Dead Infection - Maggots In Your Flesh</text:p>
          </table:table-cell>
          <table:table-cell office:value-type="string" office:string-value=" you so I'm a man of my word I was born from a vision of a space-time story I'm a fish I'm a I'm a I'm a I'm a I'm a I'm a I'm a I'm a I'm a I'm a I'm a I'm a I'm a so So Stinking fish, blood and blood, blood and sweat, blood and blood Blood and blood, blood and blood, blood and blood Stinking fish, blood and blood, blood and sweat, blood and blood you">
            <text:p> you so I'm a man of my word I was born from a vision of a space-time story I'm a fish I'm a I'm a I'm a I'm a I'm a I'm a I'm a I'm a I'm a I'm a I'm a I'm a I'm a so So Stinking fish, blood and blood, blood and sweat, blood and blood Blood and blood, blood and blood, blood and blood Stinking fish, blood and blood, blood and sweat, blood and blood you</text:p>
          </table:table-cell>
        </table:table-row>
        <table:table-row>
          <table:table-cell office:value-type="string" office:string-value="Disgorge - Faecalized">
            <text:p>Disgorge - Faecalized</text:p>
          </table:table-cell>
          <table:table-cell office:value-type="string" office:string-value=" Lucy? Lucy! Lucy, where are you? ♪♪ ♪♪ I'm... broken... I'm coming for you I'm coming for you I'm coming for you I'm coming for you I'm coming for you I'm coming for you I'm coming for you I'm coming for you I'm coming for you I'm coming for you I'm coming for you I'm coming for you I'm coming for you I'm coming for you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But it's in the thick of the market And the market is the market The market is the market The market is the market I am the one Who is all that Is in my heart I am the one who is just I am the one who is just And I am the one who is And I am the one who is And I am the one who is And I am the one who is I am the one who is I am the one who is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The storm is coming The wind is blowing The dark is coming This is the last place This is the last place The last place The last place you">
            <text:p> Lucy? Lucy! Lucy, where are you? ♪♪ ♪♪ I'm... broken... I'm coming for you I'm coming for you I'm coming for you I'm coming for you I'm coming for you I'm coming for you I'm coming for you I'm coming for you I'm coming for you I'm coming for you I'm coming for you I'm coming for you I'm coming for you I'm coming for you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wow But it's in the thick of the market And the market is the market The market is the market The market is the market I am the one Who is all that Is in my heart I am the one who is just I am the one who is just And I am the one who is And I am the one who is And I am the one who is And I am the one who is I am the one who is I am the one who is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The storm is coming The wind is blowing The dark is coming This is the last place This is the last place The last place The last place you</text:p>
          </table:table-cell>
        </table:table-row>
        <table:table-row>
          <table:table-cell office:value-type="string" office:string-value="Exhumed - Open the Abscess">
            <text:p>Exhumed - Open the Abscess</text:p>
          </table:table-cell>
          <table:table-cell office:value-type="string" office:string-value=" It's a dream, a fantasy Tormenting my own character With the pressure of the muse A demon show in search of shadow Let me experience for myself The mysterious message of my nature Fading away by giving way For the pain and the pain I get I've got the knack of grabbing Impressive surroundings But I'm not happy with my nature To your right, somewhere in my psyche The violence from darkness, the most eternal suffering The bloodstream was always the absence Forbidding my backstage And do I hear always man's outback practice? Never find out just why To accuse, to be blind to the facts The unimaginable torment With a gaze beyond imagination Turned upon by a freak of vision With his bare hands holding the man I've been seen by ghosts, kept in my own concoction Swallowed, sealed, and set in fire Filled with blood and scanty It's in my blood, I am a wreck I'm a wreck to myself I'm spiritually impossible to recognize 🎵 Open the answer The stars are falling, the stars are rising, I'm blinded by my dreams My life and all my suffering, the darkness of the pain Drown the pain, run the boat, and burn the boat No matter what I do, we're going to">
            <text:p> It's a dream, a fantasy Tormenting my own character With the pressure of the muse A demon show in search of shadow Let me experience for myself The mysterious message of my nature Fading away by giving way For the pain and the pain I get I've got the knack of grabbing Impressive surroundings But I'm not happy with my nature To your right, somewhere in my psyche The violence from darkness, the most eternal suffering The bloodstream was always the absence Forbidding my backstage And do I hear always man's outback practice? Never find out just why To accuse, to be blind to the facts The unimaginable torment With a gaze beyond imagination Turned upon by a freak of vision With his bare hands holding the man I've been seen by ghosts, kept in my own concoction Swallowed, sealed, and set in fire Filled with blood and scanty It's in my blood, I am a wreck I'm a wreck to myself I'm spiritually impossible to recognize 🎵 Open the answer The stars are falling, the stars are rising, I'm blinded by my dreams My life and all my suffering, the darkness of the pain Drown the pain, run the boat, and burn the boat No matter what I do, we're going to</text:p>
          </table:table-cell>
        </table:table-row>
        <table:table-row>
          <table:table-cell office:value-type="string" office:string-value="General Surgery - Arterial Spray Obsession">
            <text:p>General Surgery - Arterial Spray Obsession</text:p>
          </table:table-cell>
          <table:table-cell office:value-type="string" office:string-value=" Die! The smoke sparks my veins The scream fades and I rush To the suspended forest As the plague strikes As the blade deepens And I'm driven mad This ugly placema With a stony face Dreaming of this custom So I take the call And I'm here to ask you to help me To criticize this ugly face The final act The only existence of the flesh Swallowed by the open sky The hands of the creationless Sable sands within Laced by the epic fountain Immobility exists Strength and maximum courage This comes with your conduit Masquerade decoyage Go to the cellar, smother Strain the roots with substance Affirmate, fearful, stifling, heartless">
            <text:p> Die! The smoke sparks my veins The scream fades and I rush To the suspended forest As the plague strikes As the blade deepens And I'm driven mad This ugly placema With a stony face Dreaming of this custom So I take the call And I'm here to ask you to help me To criticize this ugly face The final act The only existence of the flesh Swallowed by the open sky The hands of the creationless Sable sands within Laced by the epic fountain Immobility exists Strength and maximum courage This comes with your conduit Masquerade decoyage Go to the cellar, smother Strain the roots with substance Affirmate, fearful, stifling, heartless</text:p>
          </table:table-cell>
        </table:table-row>
        <table:table-row>
          <table:table-cell office:value-type="string" office:string-value="Gore Beyond Necropsy - Reek of Putridfashionpig">
            <text:p>Gore Beyond Necropsy - Reek of Putridfashionpig</text:p>
          </table:table-cell>
          <table:table-cell office:value-type="string" office:string-value=" ♪ I'm the head for the program The dress for the participants The justice for each of us Whether you're forced to agree or not I'm the head, head of head I am the head of head of head I'm the last of my kind, I'm the one that's been driven by this insolent desire I will not be beaten F*** I'm the king, I'm the man, you're the king of motherf***ers">
            <text:p> ♪ I'm the head for the program The dress for the participants The justice for each of us Whether you're forced to agree or not I'm the head, head of head I am the head of head of head I'm the last of my kind, I'm the one that's been driven by this insolent desire I will not be beaten F*** I'm the king, I'm the man, you're the king of motherf***ers</text:p>
          </table:table-cell>
        </table:table-row>
        <table:table-row>
          <table:table-cell office:value-type="string" office:string-value="Haemmorhage - Mortuary Riot">
            <text:p>Haemmorhage - Mortuary Riot</text:p>
          </table:table-cell>
          <table:table-cell office:value-type="string" office:string-value=" You're not alone. I'm here for you. I'm here for you. I'm here for you. I'm here for you. I'm here for you. I'm here for you. I'm here for you. I'm here for you. I'm here for you. I'm here for you. I'm here for you. I'm here for you. I'm here for you.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age and rage A spurt of havoc Rage and rage Please do not Assault my heart Give me rest Assault my heart Rage and rage A spurt of havoc Give me rest Assault my heart Give me rest I'm not a man, I'm a man I'm not a man, I'm a man I'm not a man, I'm a man I'm not a man, I'm a man I'm not a man, I'm a man I'm not a man, I'm a man I'm not a man, I'm a man I'm not a man, I'm a man I'm not a man, I'm a man I'm not a man, I'm a man I'm not a man, I'm a man I'm not a man, I'm a man I'm not a man, I'm a man I'm not a man, I'm a man I'm not a Human I'm not a Human">
            <text:p> You're not alone. I'm here for you. I'm here for you. I'm here for you. I'm here for you. I'm here for you. I'm here for you. I'm here for you. I'm here for you. I'm here for you. I'm here for you. I'm here for you. I'm here for you. I'm here for you. G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age and rage A spurt of havoc Rage and rage Please do not Assault my heart Give me rest Assault my heart Rage and rage A spurt of havoc Give me rest Assault my heart Give me rest I'm not a man, I'm a man I'm not a man, I'm a man I'm not a man, I'm a man I'm not a man, I'm a man I'm not a man, I'm a man I'm not a man, I'm a man I'm not a man, I'm a man I'm not a man, I'm a man I'm not a man, I'm a man I'm not a man, I'm a man I'm not a man, I'm a man I'm not a man, I'm a man I'm not a man, I'm a man I'm not a man, I'm a man I'm not a Human I'm not a Human</text:p>
          </table:table-cell>
        </table:table-row>
        <table:table-row>
          <table:table-cell office:value-type="string" office:string-value="Impetigo - Cannibale Ballet">
            <text:p>Impetigo - Cannibale Ballet</text:p>
          </table:table-cell>
          <table:table-cell office:value-type="string" office:string-value=" This is the first time I've ever seen a person do a handstand. Your life is in danger. Beware of the carnivore horrors. Keep your distance from these animals humans. Consider the natural disinformation as a weapon. Darkened shelters, towering with curses Village of the fervent and dark Vassals, darkness, staring at the shadows Of the unholy, the fucking lies The more autonomy we can cause, the more space to increas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mell the pine of burning flesh Smell the fire of burning flesh Shredded death and flames of red and blackness The watchman comes, one after another to remain alive The screaming victims run as hard as they can The slaughter continues throughout the night The fire is made, cooked for meat and crunched A cramped cage, no use for studio prints Tippery hats, keyboards, waste Cannibals without tensions, all the world is frozen I never see, detached from the material A dangling sphincter Personage, fisting at its limbs, as it starts confining a sling. Tense with foreign genes, ignoring behavior, stitches become repulsive, cuts and bitters, spilling through veins and skin. On Earth, origin of material justice is important. Psychotic perversion Masturbates with no sense of the mental, physical, phallus Confronted your fate To encounter the malicious, crazy, dry, STRAAAAWK FACE ME! I AM THE UNIVERSE! I AM THE UNIVERSE! I AM THE UNIVERSE! I AM THE UNIVERSE!">
            <text:p> This is the first time I've ever seen a person do a handstand. Your life is in danger. Beware of the carnivore horrors. Keep your distance from these animals humans. Consider the natural disinformation as a weapon. Darkened shelters, towering with curses Village of the fervent and dark Vassals, darkness, staring at the shadows Of the unholy, the fucking lies The more autonomy we can cause, the more space to increas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mell the pine of burning flesh Smell the fire of burning flesh Shredded death and flames of red and blackness The watchman comes, one after another to remain alive The screaming victims run as hard as they can The slaughter continues throughout the night The fire is made, cooked for meat and crunched A cramped cage, no use for studio prints Tippery hats, keyboards, waste Cannibals without tensions, all the world is frozen I never see, detached from the material A dangling sphincter Personage, fisting at its limbs, as it starts confining a sling. Tense with foreign genes, ignoring behavior, stitches become repulsive, cuts and bitters, spilling through veins and skin. On Earth, origin of material justice is important. Psychotic perversion Masturbates with no sense of the mental, physical, phallus Confronted your fate To encounter the malicious, crazy, dry, STRAAAAWK FACE ME! I AM THE UNIVERSE! I AM THE UNIVERSE! I AM THE UNIVERSE! I AM THE UNIVERSE!</text:p>
          </table:table-cell>
        </table:table-row>
        <table:table-row>
          <table:table-cell office:value-type="string" office:string-value="Intense Hammer Rage - Eeeuw What’s That Goo">
            <text:p>Intense Hammer Rage - Eeeuw What’s That Goo</text:p>
          </table:table-cell>
          <table:table-cell office:value-type="string" office:string-value=" In love and reality, I hate with God I remember the moment when they saw my body first In the first place I am falling with I remember the moment when they saw my body first She's a hideous person, can't blame me, I was too afraid before I woke up, she's a hideous person, can't blame me, I was too afraid before I woke up I, I, exploded but I will show everybody I'm the goddess of hatred, I am the worst of all I'm the ultimate villain, I'm the evil, I'm the devilish foe I'm the goddess of hatred, I am the worst of all I'm the ultimate villain, I'm the evil, I'm the devilish foe The truth is that we are the Society of the Social-Economic Power Society of the Social-Economic Power Society of the Social-Economic Power Society of the Social-Economic Power We will see We will be The One That I Need To Not Desire I will not lose you We will be We will be I will not lose you I will not lose you I will not lose you This is the person that you trusted All these happy days This is the end of the lifetime Every empire of ignorance and regret This is the end This is the end We need every fucking evidence This is the end This is the end We need every fucking evidence It's no less a damn useless act of misdemeanour She's standing on the back of a dead body I wish it had been her I don't want this to end, I don't want this to end I don't want this to end, I don't want this to end I don't want this to end, I don't want this to end">
            <text:p> In love and reality, I hate with God I remember the moment when they saw my body first In the first place I am falling with I remember the moment when they saw my body first She's a hideous person, can't blame me, I was too afraid before I woke up, she's a hideous person, can't blame me, I was too afraid before I woke up I, I, exploded but I will show everybody I'm the goddess of hatred, I am the worst of all I'm the ultimate villain, I'm the evil, I'm the devilish foe I'm the goddess of hatred, I am the worst of all I'm the ultimate villain, I'm the evil, I'm the devilish foe The truth is that we are the Society of the Social-Economic Power Society of the Social-Economic Power Society of the Social-Economic Power Society of the Social-Economic Power We will see We will be The One That I Need To Not Desire I will not lose you We will be We will be I will not lose you I will not lose you I will not lose you This is the person that you trusted All these happy days This is the end of the lifetime Every empire of ignorance and regret This is the end This is the end We need every fucking evidence This is the end This is the end We need every fucking evidence It's no less a damn useless act of misdemeanour She's standing on the back of a dead body I wish it had been her I don't want this to end, I don't want this to end I don't want this to end, I don't want this to end I don't want this to end, I don't want this to end</text:p>
          </table:table-cell>
        </table:table-row>
        <table:table-row>
          <table:table-cell office:value-type="string" office:string-value="Lord Gore - Resickened">
            <text:p>Lord Gore - Resickened</text:p>
          </table:table-cell>
          <table:table-cell office:value-type="string" office:string-value=" We decided on using a vehicle to take the bodies away with a garbage truck because that's all they considered people. When the time came, they were garbage and turned into something to eat. We are the centurion, and our intentions are to lead Emission from unfinished Dying is the end of your shame This is the end This is my end I will not stand back A vision of us, not a chance We're born for another day and time We're living by the rules of the storm We're hiding in the fog We'll be gone when they die We're the ones to blame We're the ones to blame We're the ones to blame We're the ones to blame The ends are defined and implied I'll fix you with an impronto Take what you want I'll break you down I'm a monster I'm a monster Roaring under her head, she's frozen, tortured dead Even the shoes stripped and branded Racing through the advances, violence arrived A sense of loathing and satisfaction to death denied Homes crammed and shrapnel barreled And frozen bones of a dark shadow tainted Nothing wasted and nothing is tainted No regrets, only plans will be routed I'm so fine When the darkness is devastating It's only good for the poor and the blind As I'm heavily broken down, I see brother in pundit person Within the unarmed rider, keep his heart in blood Quick to serve through the red spray, but sure as dying utensils clay No one can stand in touch with the tragedy of the silent life No one is the true solution if there is no time for the torture of the mind The end is near, the end is near The end is near, the end is near The end is just a sign and a point You're just a little bit greater Say what you want You'll die in eternity">
            <text:p> We decided on using a vehicle to take the bodies away with a garbage truck because that's all they considered people. When the time came, they were garbage and turned into something to eat. We are the centurion, and our intentions are to lead Emission from unfinished Dying is the end of your shame This is the end This is my end I will not stand back A vision of us, not a chance We're born for another day and time We're living by the rules of the storm We're hiding in the fog We'll be gone when they die We're the ones to blame We're the ones to blame We're the ones to blame We're the ones to blame The ends are defined and implied I'll fix you with an impronto Take what you want I'll break you down I'm a monster I'm a monster Roaring under her head, she's frozen, tortured dead Even the shoes stripped and branded Racing through the advances, violence arrived A sense of loathing and satisfaction to death denied Homes crammed and shrapnel barreled And frozen bones of a dark shadow tainted Nothing wasted and nothing is tainted No regrets, only plans will be routed I'm so fine When the darkness is devastating It's only good for the poor and the blind As I'm heavily broken down, I see brother in pundit person Within the unarmed rider, keep his heart in blood Quick to serve through the red spray, but sure as dying utensils clay No one can stand in touch with the tragedy of the silent life No one is the true solution if there is no time for the torture of the mind The end is near, the end is near The end is near, the end is near The end is just a sign and a point You're just a little bit greater Say what you want You'll die in eternity</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 So You">
            <text:p> So You</text:p>
          </table:table-cell>
        </table:table-row>
        <table:table-row>
          <table:table-cell office:value-type="string" office:string-value="Offal - Putr-Essence">
            <text:p>Offal - Putr-Essence</text:p>
          </table:table-cell>
          <table:table-cell office:value-type="string" office:string-value=" Mood reflection, decomposing soil Beastly down the road, speed-tracked decay I'm flush under this, with this chance A bloody mountain, bloody discord made Deranged consumption, nasty waste Flying fast, I'm the beast with the chance Flying fast, I'm the beast with the chance So As the day dries, the eagerness for me Runs in secret paths, unleashing death">
            <text:p> Mood reflection, decomposing soil Beastly down the road, speed-tracked decay I'm flush under this, with this chance A bloody mountain, bloody discord made Deranged consumption, nasty waste Flying fast, I'm the beast with the chance Flying fast, I'm the beast with the chance So As the day dries, the eagerness for me Runs in secret paths, unleashing death</text:p>
          </table:table-cell>
        </table:table-row>
        <table:table-row>
          <table:table-cell office:value-type="string" office:string-value="Pathologist - Infectious Agonizing Parasitism">
            <text:p>Pathologist - Infectious Agonizing Parasitism</text:p>
          </table:table-cell>
          <table:table-cell office:value-type="string" office:string-value=" I'm gonna play a song called The Devil's Song. So Maybe you can put a pin right here And I'll stay up all night to see what happens Maybe you can put a pin right here And I'll stay up all night to see what happens So I feel the weight in my legs I can't reach the coastline The millions of the aliens The fiction of the aliens in the 90s The youngsters in the internet The lack of justice on the internet The digital platform The information is sucking it I'm going to eat your human heart It's the most powerful drug I'm going to try to get a shot of the water. Seeing the same fate I embraced in my mind I was the one who chose to be the one who chose to die I never expected him to be so important So I had to open up my mind a little I'm going to get you. you">
            <text:p> I'm gonna play a song called The Devil's Song. So Maybe you can put a pin right here And I'll stay up all night to see what happens Maybe you can put a pin right here And I'll stay up all night to see what happens So I feel the weight in my legs I can't reach the coastline The millions of the aliens The fiction of the aliens in the 90s The youngsters in the internet The lack of justice on the internet The digital platform The information is sucking it I'm going to eat your human heart It's the most powerful drug I'm going to try to get a shot of the water. Seeing the same fate I embraced in my mind I was the one who chose to be the one who chose to die I never expected him to be so important So I had to open up my mind a little I'm going to get you. you</text:p>
          </table:table-cell>
        </table:table-row>
        <table:table-row>
          <table:table-cell office:value-type="string" office:string-value="Pharmacist - Nursery Aesthetics">
            <text:p>Pharmacist - Nursery Aesthetics</text:p>
          </table:table-cell>
          <table:table-cell office:value-type="string" office:string-value=" So so so so so so so so so so I'll turn the world against us today Buried in the winter and the blood spills in the tree Once at the twilight, now in the snow The people in the streets are sitting in the dec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You">
            <text:p> So so so so so so so so so so I'll turn the world against us today Buried in the winter and the blood spills in the tree Once at the twilight, now in the snow The people in the streets are sitting in the dec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You</text:p>
          </table:table-cell>
        </table:table-row>
        <table:table-row>
          <table:table-cell office:value-type="string" office:string-value="Regurgitate - Carnivorous Erection">
            <text:p>Regurgitate - Carnivorous Erection</text:p>
          </table:table-cell>
          <table:table-cell office:value-type="string" office:string-value=" So so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you">
            <text:p> So so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I'm a machine you</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 So many ways of deceiving And we will be the victims of our own greed I'm looking for the truth To be the one to stand against the world I'm trying to reach the truth You can't hide it anymore You're a murderer A murderer for all You're a murderer A murderer A murderer for all You can't hide it anymore You can't hide it anymore You're a murderer A murderer for all You're a murderer I'm a monster, I'm a monster I'm a monster, I'm a monster I'm too much, I'm fucking, I'm fucking fucked I'm a monster, I'm a monster I'm too much, I'm fucking, I'm fucking fucked I'm a monster, I'm a monster I'm the one who's here, waiting for you Shut up, take a look I'm the one who's here, I'm the one who's here I'm the one who's here, I'm the one who's here There's a world of darkness and hope With the end of the world, I'm not going to show you The world's a lie The world's a lie Yeah, I'm not going to show you">
            <text:p> So many ways of deceiving And we will be the victims of our own greed I'm looking for the truth To be the one to stand against the world I'm trying to reach the truth You can't hide it anymore You're a murderer A murderer for all You're a murderer A murderer A murderer for all You can't hide it anymore You can't hide it anymore You're a murderer A murderer for all You're a murderer I'm a monster, I'm a monster I'm a monster, I'm a monster I'm too much, I'm fucking, I'm fucking fucked I'm a monster, I'm a monster I'm too much, I'm fucking, I'm fucking fucked I'm a monster, I'm a monster I'm the one who's here, waiting for you Shut up, take a look I'm the one who's here, I'm the one who's here I'm the one who's here, I'm the one who's here There's a world of darkness and hope With the end of the world, I'm not going to show you The world's a lie The world's a lie Yeah, I'm not going to show you</text:p>
          </table:table-cell>
        </table:table-row>
        <table:table-row>
          <table:table-cell office:value-type="string" office:string-value="The County Medical Examiners - Casper's Dictum">
            <text:p>The County Medical Examiners - Casper's Dictum</text:p>
          </table:table-cell>
          <table:table-cell office:value-type="string" office:string-value=" ♪ ♪ ♪ ♪ He's from the medical community A big German forensic pathologist He's a white-clad friend His name's Sigmund von The lady brought him a coming medical quest They only give us such fucking games And I'm free Scoping means you're back to writing another fantasy Paralytics, you're a materialist You can't do anything else other than quit it He's from the forensic pathology A gene, transplanted in doctors In search for forensic truth Creating a murderous perceptor Boy, I've been a prophetic disgusting Misunderstood forensic genius I take much for a mad as man Rejected forensics I never climbed up amongst wicked, gassy corpses Casper hatched his dark science Medical experiments built you mad And Casper's the death of the science of the mind Cosmos, death, death Air to make safe water To make safe water A bricks and crumb Man, steps, the clouds, darkness, lightning, bottles For cosmos, death, death The cold cuts, the cold city of war cuts Fate, the blood-soaked material surrounds me The unlit encumbers, hearts and brains The future vanquishes, scorched prophecies Cosmic tricks, interrupt the viscera Pumping blood, and killing all the citizens Navigating the sunlight, clear and black mass Charging decay for a seven hour death drive The voice, the consciousness, fangs of age Decay happens fast, and smells of a dead Exist, carcasses, revealed to him For time is less of room, and those who may surrender He's blood detached, in 1850 No birth, exception, naturally The stick-up, the diet, a medical egotic zest Even when I'm burnt out, I'm still going to run Ghostbusters can't die To excel in writing, to excel in writing If we stay quiet, then all we can do is to silence The quiet, the quiet, the quiet, the quiet The Ghostbusters can't die So miserable mistakes, eternity marbles One is the evil ones Keeps building up bloodshed and hate process Gas burns all around me This far-fetched nation conscripted cold-slay Gas progresses, the cursed in crime state From waterlogged ships, sloughing the flesh To exert partially-scarred-out bodies Gas-laden rule of public-swell-down Repression and disease, the sun-pitch-burn For all things in the night, it is me we're Gas-laced lions of the Death Brother, death So you">
            <text:p> ♪ ♪ ♪ ♪ He's from the medical community A big German forensic pathologist He's a white-clad friend His name's Sigmund von The lady brought him a coming medical quest They only give us such fucking games And I'm free Scoping means you're back to writing another fantasy Paralytics, you're a materialist You can't do anything else other than quit it He's from the forensic pathology A gene, transplanted in doctors In search for forensic truth Creating a murderous perceptor Boy, I've been a prophetic disgusting Misunderstood forensic genius I take much for a mad as man Rejected forensics I never climbed up amongst wicked, gassy corpses Casper hatched his dark science Medical experiments built you mad And Casper's the death of the science of the mind Cosmos, death, death Air to make safe water To make safe water A bricks and crumb Man, steps, the clouds, darkness, lightning, bottles For cosmos, death, death The cold cuts, the cold city of war cuts Fate, the blood-soaked material surrounds me The unlit encumbers, hearts and brains The future vanquishes, scorched prophecies Cosmic tricks, interrupt the viscera Pumping blood, and killing all the citizens Navigating the sunlight, clear and black mass Charging decay for a seven hour death drive The voice, the consciousness, fangs of age Decay happens fast, and smells of a dead Exist, carcasses, revealed to him For time is less of room, and those who may surrender He's blood detached, in 1850 No birth, exception, naturally The stick-up, the diet, a medical egotic zest Even when I'm burnt out, I'm still going to run Ghostbusters can't die To excel in writing, to excel in writing If we stay quiet, then all we can do is to silence The quiet, the quiet, the quiet, the quiet The Ghostbusters can't die So miserable mistakes, eternity marbles One is the evil ones Keeps building up bloodshed and hate process Gas burns all around me This far-fetched nation conscripted cold-slay Gas progresses, the cursed in crime state From waterlogged ships, sloughing the flesh To exert partially-scarred-out bodies Gas-laden rule of public-swell-down Repression and disease, the sun-pitch-burn For all things in the night, it is me we're Gas-laced lions of the Death Brother, death So you</text:p>
          </table:table-cell>
        </table:table-row>
        <table:table-row>
          <table:table-cell office:value-type="string" office:string-value="Torsofuck - Retarded Anal Whore">
            <text:p>Torsofuck - Retarded Anal Whore</text:p>
          </table:table-cell>
          <table:table-cell office:value-type="string" office:string-value=" Oh, no! No! Bobby! Oh! No! No! Oh! Oh! Get away! Oh! Oh! Oh! Oh! Oh! No! N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love the smell of your asshole.">
            <text:p> Oh, no! No! Bobby! Oh! No! No! Oh! Oh! Get away! Oh! Oh! Oh! Oh! Oh! No! No!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love the smell of your asshole.</text:p>
          </table:table-cell>
        </table:table-row>
      </table:table>
      <table:table table:name="songs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hammer - Lead Us Into Hell">
            <text:p>Deathhammer - Lead Us Into Hell</text:p>
          </table:table-cell>
          <table:table-cell office:value-type="string" office:string-value=" So so Welcome to this mortuary life of invocation Please deliver from the vines of nature My master, our deathly tarry and the fire I am gonna get bumpy now Trapped in whatever it's called But there's more than enough now So much to find, a belly of gold When the real normal shit has begun Ain't gonna get me into a Black hole for now It all came to us In the darkness of hell, a final mattress of sacrifice I can't put this right on fire, the condition is way too hell-bound Even time is a gamble, death's unexpected, it's close to becoming mine Beyond the mental maze, beyond the pure black and all black It's summer, it's the month of early April And the day of the attack has begun And if you look up, you'll see a star Where it comes to spell, it up and goes Where you are, doesn't count on There is no peace, there is no sun You'll be the devil's against the rich little kids In the end so So let the voice of the valiant sound, The tyranny of the darkness beyond, Angel of death, it is the one, Who will not be found, in our kingdom land.">
            <text:p> So so Welcome to this mortuary life of invocation Please deliver from the vines of nature My master, our deathly tarry and the fire I am gonna get bumpy now Trapped in whatever it's called But there's more than enough now So much to find, a belly of gold When the real normal shit has begun Ain't gonna get me into a Black hole for now It all came to us In the darkness of hell, a final mattress of sacrifice I can't put this right on fire, the condition is way too hell-bound Even time is a gamble, death's unexpected, it's close to becoming mine Beyond the mental maze, beyond the pure black and all black It's summer, it's the month of early April And the day of the attack has begun And if you look up, you'll see a star Where it comes to spell, it up and goes Where you are, doesn't count on There is no peace, there is no sun You'll be the devil's against the rich little kids In the end so So let the voice of the valiant sound, The tyranny of the darkness beyond, Angel of death, it is the one, Who will not be found, in our kingdom land.</text:p>
          </table:table-cell>
        </table:table-row>
        <table:table-row>
          <table:table-cell office:value-type="string" office:string-value="Hexecutor - Visitations of a Lascivious Entity">
            <text:p>Hexecutor - Visitations of a Lascivious Entity</text:p>
          </table:table-cell>
          <table:table-cell office:value-type="string" office:string-value=" you so Oh, yeah. In my darkest time, you are still my dream, in touch with your beliefs, in praise You bear with your hate, in the last instant, you are resting my soul under slave In fiction, illusion, it's a perfect use of the past Obsession, persecution, aggressive freedom We're prisoners of despair We're shepherds of the melee Venomous dogs, the crow flies in Destruction, blood, they could be furries and angels It has the meaning of a daily life Moral and God is a real big deal Visitations of the last of the obscenities Ancient in my spirit, I'm the king in his head My shoes are semi-totally toxic I'm not the prince I'm a charlatan A monster that's waiting for a fate It's just another me Temptation, delusion, seduced by the guilt of the past Obsession, persecution, orgasm in freedom of the subconscious Orgasm in freedom of the subconscious We are the new darkness, the hunter by the coward of the beast We are the best dogs, the wilds by the leaves The ancestral gods, the eclipses through the nations The eternal visions of the daily life Forever young, the raving dogs The meditation of the land of eternity so ♪ ♪ ♪ ♪ ♪ ♪ ♪ ♪ ♪ ♪ So I don't have to do the things I've done, I'm paying attention I watch the news and I see what you've done, I guess you're just a good teacher She blows, she burns, she ruins, she's blind Where have we gone? This is the end of the last of you, Satan This is the end of the last of you, Satan so so you Thank you.">
            <text:p> you so Oh, yeah. In my darkest time, you are still my dream, in touch with your beliefs, in praise You bear with your hate, in the last instant, you are resting my soul under slave In fiction, illusion, it's a perfect use of the past Obsession, persecution, aggressive freedom We're prisoners of despair We're shepherds of the melee Venomous dogs, the crow flies in Destruction, blood, they could be furries and angels It has the meaning of a daily life Moral and God is a real big deal Visitations of the last of the obscenities Ancient in my spirit, I'm the king in his head My shoes are semi-totally toxic I'm not the prince I'm a charlatan A monster that's waiting for a fate It's just another me Temptation, delusion, seduced by the guilt of the past Obsession, persecution, orgasm in freedom of the subconscious Orgasm in freedom of the subconscious We are the new darkness, the hunter by the coward of the beast We are the best dogs, the wilds by the leaves The ancestral gods, the eclipses through the nations The eternal visions of the daily life Forever young, the raving dogs The meditation of the land of eternity so ♪ ♪ ♪ ♪ ♪ ♪ ♪ ♪ ♪ ♪ So I don't have to do the things I've done, I'm paying attention I watch the news and I see what you've done, I guess you're just a good teacher She blows, she burns, she ruins, she's blind Where have we gone? This is the end of the last of you, Satan This is the end of the last of you, Satan so so you Thank you.</text:p>
          </table:table-cell>
        </table:table-row>
        <table:table-row>
          <table:table-cell office:value-type="string" office:string-value="Municipal Waste - Sadistic Magician">
            <text:p>Municipal Waste - Sadistic Magician</text:p>
          </table:table-cell>
          <table:table-cell office:value-type="string" office:string-value=" ♪ I'd rather leave those bruised submissive tales Subjects that, want to show A crowd seats that left to resemble hell Subjects that, want to show A brain cut silk of chance within itself Subjects that, want to show Widespread black to cast a perfect spell I cannot run, I cannot stay I'm an abducted domestic, diamond in swamps Someone set me free No tax, no ins, can't know what I'm free The smell of burning flesh was on the box The sound of candy reached through your ears The voices lost and screaming out for help It felt like you had fear, except it nears Confessions of Sophia Bar-Lacqua You're bleeding for an answer you can't crack Insanity stuck your in the hands of a maniac The feelings you've had, so it's a real attempt They're choking me, it's close up, it's a close up The blade is getting closer to the skull Your eyes begin to flash before your very eyes It's turn away as you begin to choke On ravelling that bruise of Mr. Dale Circus rap, bloodshed A crime scene left dead through a simple hell Circus rap, bloodshed I break up some of the sacks within a cell Solution, protection Climb, climb, climb through God's embrace, bow I cannot run, I cannot stay All I know is that there's a rat in me Got down and trapped Someone set me free No chance to escape, nowhere to flee Nowhere to flee">
            <text:p> ♪ I'd rather leave those bruised submissive tales Subjects that, want to show A crowd seats that left to resemble hell Subjects that, want to show A brain cut silk of chance within itself Subjects that, want to show Widespread black to cast a perfect spell I cannot run, I cannot stay I'm an abducted domestic, diamond in swamps Someone set me free No tax, no ins, can't know what I'm free The smell of burning flesh was on the box The sound of candy reached through your ears The voices lost and screaming out for help It felt like you had fear, except it nears Confessions of Sophia Bar-Lacqua You're bleeding for an answer you can't crack Insanity stuck your in the hands of a maniac The feelings you've had, so it's a real attempt They're choking me, it's close up, it's a close up The blade is getting closer to the skull Your eyes begin to flash before your very eyes It's turn away as you begin to choke On ravelling that bruise of Mr. Dale Circus rap, bloodshed A crime scene left dead through a simple hell Circus rap, bloodshed I break up some of the sacks within a cell Solution, protection Climb, climb, climb through God's embrace, bow I cannot run, I cannot stay All I know is that there's a rat in me Got down and trapped Someone set me free No chance to escape, nowhere to flee Nowhere to flee</text:p>
          </table:table-cell>
        </table:table-row>
        <table:table-row>
          <table:table-cell office:value-type="string" office:string-value="Power Trip - Executioner’s Tax (Swing of the Axe)">
            <text:p>Power Trip - Executioner’s Tax (Swing of the Axe)</text:p>
          </table:table-cell>
          <table:table-cell office:value-type="string" office:string-value=" ♪ so Don't wanna look at you, today's your lucky day The executioner's here and he's ready to make you pay You paid for so long and now you have your chance The executioner's here and he's sharpening his axe Springer the axe Springer the axe Cry all you want, but the blade cuts the day Springer the axe Springer the axe To pay it for the reverie Still no one likes me hurt Step right behind felled faces It only takes one swing and you're gone The executioner, the beginning and the end He carries cold hard steel bars with a taste of medicine Once with a weeper's touch, his mind cannot be matched It's time to pay the man the executioner's tax Spray on the ass Spray on the wound Spray on the ass Spray on the ass Even a killer has to get paid Spray on the ass Spray on the X Spray on the X you">
            <text:p> ♪ so Don't wanna look at you, today's your lucky day The executioner's here and he's ready to make you pay You paid for so long and now you have your chance The executioner's here and he's sharpening his axe Springer the axe Springer the axe Cry all you want, but the blade cuts the day Springer the axe Springer the axe To pay it for the reverie Still no one likes me hurt Step right behind felled faces It only takes one swing and you're gone The executioner, the beginning and the end He carries cold hard steel bars with a taste of medicine Once with a weeper's touch, his mind cannot be matched It's time to pay the man the executioner's tax Spray on the ass Spray on the wound Spray on the ass Spray on the ass Even a killer has to get paid Spray on the ass Spray on the X Spray on the X you</text:p>
          </table:table-cell>
        </table:table-row>
        <table:table-row>
          <table:table-cell office:value-type="string" office:string-value="S.O.D. - Speak English or Die">
            <text:p>S.O.D. - Speak English or Die</text:p>
          </table:table-cell>
          <table:table-cell office:value-type="string" office:string-value=" ♪ You can't get rid of John Burn the, burn the, burn the youth to hold you fucking found Seven hundreds of silent clonings Seven dead men sitting on streets Pushing bullets in your sweat And one that's on the message page You know the biggest weight That you are supposed to hate You can't get it to change Speaking of short sight You don't know what I want, you don't know what I need My style is my style, I'm scared to fucking read Nice fucking accent, why can't you speak like me? What's that that on your head, DNA to see? You are a faggot, wait You are the one we hate You can't communicate Speaking of short time so You're the biggest wave, you're my ultimate hate You can't communicate Speak English or DIE!">
            <text:p> ♪ You can't get rid of John Burn the, burn the, burn the youth to hold you fucking found Seven hundreds of silent clonings Seven dead men sitting on streets Pushing bullets in your sweat And one that's on the message page You know the biggest weight That you are supposed to hate You can't get it to change Speaking of short sight You don't know what I want, you don't know what I need My style is my style, I'm scared to fucking read Nice fucking accent, why can't you speak like me? What's that that on your head, DNA to see? You are a faggot, wait You are the one we hate You can't communicate Speaking of short time so You're the biggest wave, you're my ultimate hate You can't communicate Speak English or DIE!</text:p>
          </table:table-cell>
        </table:table-row>
        <table:table-row>
          <table:table-cell office:value-type="string" office:string-value="Suicidal Tendencies - You Can't Bring Me Down">
            <text:p>Suicidal Tendencies - You Can't Bring Me Down</text:p>
          </table:table-cell>
          <table:table-cell office:value-type="string" office:string-value=". ♪ And I'm not alone What the hell's going on around here? From the start, I've taken from the start Straight out, I've changed what's in my heart No one can tear my face apart You can't bring me, you ain't Never seen no one like me Prevail, I've got you in the guise of my fate Power grows inside of me You can't bring me Never many times I've tried Refuse to be somebody's life Even if it means I die You can't bring me You can't bring me down Who the hell you calling crazy? You want to know I'm crazy? Once a child's last was eaten full of blood on your front porch Tug of war makes it so clear I speak more truth than what I hear Skate go, cover up your fear You can't bring me You ain't, Lucy Silver's main Make war, what I do is right What up, got you silver spang You can't bring me, stand up We're not singin' along, together Ain't nothin' to stop, walk with We ain't in the wrong, you can't bring me You, can't, bring, me, down Bring me down You can't bring me down Bring me down You can't bring me down, no Bring me down Break me down, you can break me down, you can break me down Just for some black ink You can't bring me down So why you trying to creep? Well, they can't be creeped out no more Can't be creeped out no more No, no, no, no, no, no Can't be creeped out no more Can't be creeped out no more No, no, no, no, no, no Can't be creeped out no more No, no, no, no, no, no So why you try to do me when you know I'm doing you right? And just cause you don't understand what's going on don't mean it don't make no sense And just cause you don't like it don't mean it ain't no good And let me tell you something, before you go taking a walk in my world You better take a look in the real world Cause this ain't no Mr. Rogers neighborhood Can you say feel like shit? Yeah, maybe sometimes I do feel like shit I ain't happy about it but I'd rather feel like shit than be full of shit And if I offended you, oh I'm sorry but maybe you need to be offended But if I apologize, one more thing, fuck you But you can't bring me down Break me down, you can't break me down Death bring me down Silence">
            <text:p>. ♪ And I'm not alone What the hell's going on around here? From the start, I've taken from the start Straight out, I've changed what's in my heart No one can tear my face apart You can't bring me, you ain't Never seen no one like me Prevail, I've got you in the guise of my fate Power grows inside of me You can't bring me Never many times I've tried Refuse to be somebody's life Even if it means I die You can't bring me You can't bring me down Who the hell you calling crazy? You want to know I'm crazy? Once a child's last was eaten full of blood on your front porch Tug of war makes it so clear I speak more truth than what I hear Skate go, cover up your fear You can't bring me You ain't, Lucy Silver's main Make war, what I do is right What up, got you silver spang You can't bring me, stand up We're not singin' along, together Ain't nothin' to stop, walk with We ain't in the wrong, you can't bring me You, can't, bring, me, down Bring me down You can't bring me down Bring me down You can't bring me down, no Bring me down Break me down, you can break me down, you can break me down Just for some black ink You can't bring me down So why you trying to creep? Well, they can't be creeped out no more Can't be creeped out no more No, no, no, no, no, no Can't be creeped out no more Can't be creeped out no more No, no, no, no, no, no Can't be creeped out no more No, no, no, no, no, no So why you try to do me when you know I'm doing you right? And just cause you don't understand what's going on don't mean it don't make no sense And just cause you don't like it don't mean it ain't no good And let me tell you something, before you go taking a walk in my world You better take a look in the real world Cause this ain't no Mr. Rogers neighborhood Can you say feel like shit? Yeah, maybe sometimes I do feel like shit I ain't happy about it but I'd rather feel like shit than be full of shit And if I offended you, oh I'm sorry but maybe you need to be offended But if I apologize, one more thing, fuck you But you can't bring me down Break me down, you can't break me down Death bring me down Silence</text:p>
          </table:table-cell>
        </table:table-row>
        <table:table-row>
          <table:table-cell office:value-type="string" office:string-value="Anthrax - Caught in a Mosh">
            <text:p>Anthrax - Caught in a Mosh</text:p>
          </table:table-cell>
          <table:table-cell office:value-type="string" office:string-value=" So ♪ I'm not supposed to listen when I'm trying to talk to you Stop thinking of yourself, you're just a stupid fool Shut up, shut up, I don't wanna hear your mouth Your mama made a mobster, now get the hell out of my house Can't stand it for another day I'm gonna live my life this way I don't sweat my fist implanted Stop, stop, stop, the idiot convention Here's one of these words, don't you understand? Oh, pardon the farce Talking to you is like passing with my hand What is it good and not much? Don't tell me I don't do my job There's a door that may open up You're always in the way like a thief on my back We talk as if I make a mental act Can't stand up for another day I ain't gonna live my life this way Don't sweat my misbeglencing Stop, stop, stop the idiot convention Which one of these words don't you understand? All right in the box Talking to you Slap back and wink one hand What is it you're in the box? What is it you're in the box? What is it you're in the box? What is it you're in the box? Think before you speak, suffer before you ask Learn to give respect and others can't do you harm so ♪ I'm not leaving I'm dying to reach it, but you don't understand The cost of this circus will never get us straight Cause you and me and our fear of hate Can't stand it for another day I ain't gonna live my life this way Full strength of miscompletion Stop, stop, stop, the idiot convention I ain't one of these worms Don't you understand? I'm part of the moss Talking to you Like half the Greek one, hey yeah What is it like in the moss?.">
            <text:p> So ♪ I'm not supposed to listen when I'm trying to talk to you Stop thinking of yourself, you're just a stupid fool Shut up, shut up, I don't wanna hear your mouth Your mama made a mobster, now get the hell out of my house Can't stand it for another day I'm gonna live my life this way I don't sweat my fist implanted Stop, stop, stop, the idiot convention Here's one of these words, don't you understand? Oh, pardon the farce Talking to you is like passing with my hand What is it good and not much? Don't tell me I don't do my job There's a door that may open up You're always in the way like a thief on my back We talk as if I make a mental act Can't stand up for another day I ain't gonna live my life this way Don't sweat my misbeglencing Stop, stop, stop the idiot convention Which one of these words don't you understand? All right in the box Talking to you Slap back and wink one hand What is it you're in the box? What is it you're in the box? What is it you're in the box? What is it you're in the box? Think before you speak, suffer before you ask Learn to give respect and others can't do you harm so ♪ I'm not leaving I'm dying to reach it, but you don't understand The cost of this circus will never get us straight Cause you and me and our fear of hate Can't stand it for another day I ain't gonna live my life this way Full strength of miscompletion Stop, stop, stop, the idiot convention I ain't one of these worms Don't you understand? I'm part of the moss Talking to you Like half the Greek one, hey yeah What is it like in the moss?.</text:p>
          </table:table-cell>
        </table:table-row>
        <table:table-row>
          <table:table-cell office:value-type="string" office:string-value="Celtic Frost - Circle of the Tyrants">
            <text:p>Celtic Frost - Circle of the Tyrants</text:p>
          </table:table-cell>
          <table:table-cell office:value-type="string" office:string-value=" The apocalypse over The same truth of pain Always carry pain and flame After an escalation Two of the gods We're drowning on the gas Sip after it's time I stay, leave my body behind Reach to the shore of the flame Serve of the damned They look young, but still parole A long-winded, angry gun Your love is my atomic concern You kill me with a blue and white hand I'm the one who's killed I've never fallen, never defeated, I have attained You're in the place of my true delicate touch You carry the spell of the morning dew I suppose you do so I'm your man No care I I'm through all the time In a land of darkness Why are you with me? Broken, unready Nothing left to fall Heart of war Elephant in shoes Women's chariot That what was born All of the black Tears in my eyes Grown to the rain As you fall Much more Everything Shallow you">
            <text:p> The apocalypse over The same truth of pain Always carry pain and flame After an escalation Two of the gods We're drowning on the gas Sip after it's time I stay, leave my body behind Reach to the shore of the flame Serve of the damned They look young, but still parole A long-winded, angry gun Your love is my atomic concern You kill me with a blue and white hand I'm the one who's killed I've never fallen, never defeated, I have attained You're in the place of my true delicate touch You carry the spell of the morning dew I suppose you do so I'm your man No care I I'm through all the time In a land of darkness Why are you with me? Broken, unready Nothing left to fall Heart of war Elephant in shoes Women's chariot That what was born All of the black Tears in my eyes Grown to the rain As you fall Much more Everything Shallow you</text:p>
          </table:table-cell>
        </table:table-row>
        <table:table-row>
          <table:table-cell office:value-type="string" office:string-value="Dark Angel - Darkness Descends">
            <text:p>Dark Angel - Darkness Descends</text:p>
          </table:table-cell>
          <table:table-cell office:value-type="string" office:string-value=" You So so The worst addiction, someone who hates It's easy now, I can't Raging and bending, the ones who assuage the human remnants of God Phobic winds chill the soul, eradication of the will Nihilism, a sexy storm, frightening the weaklings to feel Sacrosanct religious ones, a past becoming extinct Kill and precursors of a holy fall, on the eighth night here Fear the end, freeze on your mind Of all that's soon to be dead Put down from the hands of the hideous beast And brace these fangs of redeem City's guilty, climate's right, citizens' death, doctors' death The voice of truth goes out of range, bodies free to unheal Fleeing within, a leap of a shade, fighting the grace of the fall Mission of guilt, a wall to the sun, by judges who have the law The shaman geeks of the vaulting lest, striking with great impotence Listen to waves, wounds will die, while this claim will be sued Sublimination, the vengeance of fire Sins can show us the hand of The conference is ready, death's what it's signed Virtue is what we sit in Illiberal powers against humankind Cardinal house, the same way City is guilty, go on this life, finish this death, toxic sand so King who has fallen, slipped to the ground Darkness is more than he can graze The city that's got his forces involved Elections are now tied in chains Living malignancy spreading its wings Flies to the expanse of the sky The abomination and all that it brings The darkness commits genocide Retaliation and useless war Against the greats of fear We know that our sound's far and over in our head We can't realize it's now here Cross the mill, make the best of our luck Fix the ages, it's what's to bring Fix them at night, cut down where they are Until we die, I'll see the dream City is guilty, crime is life Citizens dead, darkness is safe City is guilty, crime is life Citizens dead, darkness is safe City is guilty, crime is life City is the shit, fuck the shit City is guilty, crime is life City is the shit, fuck the shit">
            <text:p> You So so The worst addiction, someone who hates It's easy now, I can't Raging and bending, the ones who assuage the human remnants of God Phobic winds chill the soul, eradication of the will Nihilism, a sexy storm, frightening the weaklings to feel Sacrosanct religious ones, a past becoming extinct Kill and precursors of a holy fall, on the eighth night here Fear the end, freeze on your mind Of all that's soon to be dead Put down from the hands of the hideous beast And brace these fangs of redeem City's guilty, climate's right, citizens' death, doctors' death The voice of truth goes out of range, bodies free to unheal Fleeing within, a leap of a shade, fighting the grace of the fall Mission of guilt, a wall to the sun, by judges who have the law The shaman geeks of the vaulting lest, striking with great impotence Listen to waves, wounds will die, while this claim will be sued Sublimination, the vengeance of fire Sins can show us the hand of The conference is ready, death's what it's signed Virtue is what we sit in Illiberal powers against humankind Cardinal house, the same way City is guilty, go on this life, finish this death, toxic sand so King who has fallen, slipped to the ground Darkness is more than he can graze The city that's got his forces involved Elections are now tied in chains Living malignancy spreading its wings Flies to the expanse of the sky The abomination and all that it brings The darkness commits genocide Retaliation and useless war Against the greats of fear We know that our sound's far and over in our head We can't realize it's now here Cross the mill, make the best of our luck Fix the ages, it's what's to bring Fix them at night, cut down where they are Until we die, I'll see the dream City is guilty, crime is life Citizens dead, darkness is safe City is guilty, crime is life Citizens dead, darkness is safe City is guilty, crime is life City is the shit, fuck the shit City is guilty, crime is life City is the shit, fuck the shit</text:p>
          </table:table-cell>
        </table:table-row>
        <table:table-row>
          <table:table-cell office:value-type="string" office:string-value="Demolition Hammer - Skull Fracturing Nightmare">
            <text:p>Demolition Hammer - Skull Fracturing Nightmare</text:p>
          </table:table-cell>
          <table:table-cell office:value-type="string" office:string-value=" Death of an ancient and bloody beast, warped from stone and tomb Conjugated victims, punishment, savage execution Rending irony, craving your flesh, receiving foreign bread Man of souls, inconstant rage, rots and burial rites Enjoy the Iron Maiden, insidious device Avoid my focus, go over my spine Do some Google search, strategically apply We're going re-relaxed, you'd better make a time Turning us through with tracing force Radio compression Pressure of slow-time prescient seeds Cerebral expulsion Sensitive to agony Shattered, broken bones Traceless, bent on spreading fruit Reticulated bones Every piece of nerve I tease, spider webs, spray Aggregates, dismemberment, split the disengaged Concussion of extremities, heart is underwrithed Stretching fast, perfect life, perfect collapse Fading point of water, funnel down my throat Pressure on the heart and lungs, surge of body floods Use of tools of torture, to physically apply For the lowly means of nature, condemned to never die Sacrificing life with apathy Torturing their captives ruthlessly Misery and anguish for beneath Forgotten ghastly atrocities Crush it slow, it'll go still fine, they'll get their supply The speculative always driven by, double fucked up despise Disable, happen the bad days, permanently impacted Interrogate, report for suspicion, they'll get the full repriev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acrificing life with apathy Torturing their kindness ruthlessly Misery and anguish morph in place Forgotten is the atrocity Violence makes winne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eah!">
            <text:p> Death of an ancient and bloody beast, warped from stone and tomb Conjugated victims, punishment, savage execution Rending irony, craving your flesh, receiving foreign bread Man of souls, inconstant rage, rots and burial rites Enjoy the Iron Maiden, insidious device Avoid my focus, go over my spine Do some Google search, strategically apply We're going re-relaxed, you'd better make a time Turning us through with tracing force Radio compression Pressure of slow-time prescient seeds Cerebral expulsion Sensitive to agony Shattered, broken bones Traceless, bent on spreading fruit Reticulated bones Every piece of nerve I tease, spider webs, spray Aggregates, dismemberment, split the disengaged Concussion of extremities, heart is underwrithed Stretching fast, perfect life, perfect collapse Fading point of water, funnel down my throat Pressure on the heart and lungs, surge of body floods Use of tools of torture, to physically apply For the lowly means of nature, condemned to never die Sacrificing life with apathy Torturing their captives ruthlessly Misery and anguish for beneath Forgotten ghastly atrocities Crush it slow, it'll go still fine, they'll get their supply The speculative always driven by, double fucked up despise Disable, happen the bad days, permanently impacted Interrogate, report for suspicion, they'll get the full repriev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acrificing life with apathy Torturing their kindness ruthlessly Misery and anguish morph in place Forgotten is the atrocity Violence makes winne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eah!</text:p>
          </table:table-cell>
        </table:table-row>
        <table:table-row>
          <table:table-cell office:value-type="string" office:string-value="Destruction - Curse the Gods">
            <text:p>Destruction - Curse the Gods</text:p>
          </table:table-cell>
          <table:table-cell office:value-type="string" office:string-value=" so so So, let's get started. I asked for the truth to be quite Watch out for you, come baby Hold it together, as we tell you They know a change is forming in your brain Everybody thinks he's right This is the right, this is not the only truth The magic space, the magic days Join my movement and you'll die To them, killed Jesus Christ's blood Choked in the slime from the pain Exhausted brains cast killing in the sin How stupid, how cheap, tell me Curse the gods, too many people have died Curse the gods, it's too soon time for hide Beware of those rules that keep telling you God loves you, you're his own light And like a myth, believe in yourself Reality is not just a lie so so Curse the gods, too many evil in line Curse the gods, fools who try to lie Curse the gods Too many people have died Curse the gods There's no such god for life Curse the gods Too many people have died Kiss the gods and lose your joyful life">
            <text:p> so so So, let's get started. I asked for the truth to be quite Watch out for you, come baby Hold it together, as we tell you They know a change is forming in your brain Everybody thinks he's right This is the right, this is not the only truth The magic space, the magic days Join my movement and you'll die To them, killed Jesus Christ's blood Choked in the slime from the pain Exhausted brains cast killing in the sin How stupid, how cheap, tell me Curse the gods, too many people have died Curse the gods, it's too soon time for hide Beware of those rules that keep telling you God loves you, you're his own light And like a myth, believe in yourself Reality is not just a lie so so Curse the gods, too many evil in line Curse the gods, fools who try to lie Curse the gods Too many people have died Curse the gods There's no such god for life Curse the gods Too many people have died Kiss the gods and lose your joyful life</text:p>
          </table:table-cell>
        </table:table-row>
        <table:table-row>
          <table:table-cell office:value-type="string" office:string-value="Devastation - Deliver the Suffering">
            <text:p>Devastation - Deliver the Suffering</text:p>
          </table:table-cell>
          <table:table-cell office:value-type="string" office:string-value=" ♪♪ ♪♪ So so so ♪ We fill the night, blast all the rocks that fear Another one's day, shattering brain lives in it's fear The souls by torture, behead, burst, run away the sea Violent circle, sinks the line we play by day We fill the day, this pain you cannot escape You have no choice We're drowning all your binary My innocence Will constantly deceive you So you are the failure Together we can destroy ourselves My life is evil, I'll bring you pain I will deliver the suffering Yeah! What's the key? You feel the inner pain, the rise But leave a summary, you're just a venom You suppress your fear, from my control Slave of pain, I'll put you in Your attitude, for life I have prescribed No resistance, from inside I want to die My life is evil, I'll bring you pain I will deliver the suffering ♪ ♪ ♪ ♪ ♪ ♪ ♪ ♪ ♪ ♪ you">
            <text:p> ♪♪ ♪♪ So so so ♪ We fill the night, blast all the rocks that fear Another one's day, shattering brain lives in it's fear The souls by torture, behead, burst, run away the sea Violent circle, sinks the line we play by day We fill the day, this pain you cannot escape You have no choice We're drowning all your binary My innocence Will constantly deceive you So you are the failure Together we can destroy ourselves My life is evil, I'll bring you pain I will deliver the suffering Yeah! What's the key? You feel the inner pain, the rise But leave a summary, you're just a venom You suppress your fear, from my control Slave of pain, I'll put you in Your attitude, for life I have prescribed No resistance, from inside I want to die My life is evil, I'll bring you pain I will deliver the suffering ♪ ♪ ♪ ♪ ♪ ♪ ♪ ♪ ♪ ♪ you</text:p>
          </table:table-cell>
        </table:table-row>
        <table:table-row>
          <table:table-cell office:value-type="string" office:string-value="Exodus - Blacklist">
            <text:p>Exodus - Blacklist</text:p>
          </table:table-cell>
          <table:table-cell office:value-type="string" office:string-value=" So So, let's get started. It is still a mystery, what you get is what you see You betrayed my loyalty You're gonna do me wrong, now I do you harm My revenge is guaranteed You stabbed me in the back, spit right in my eye Dragging me into the prep Take you out, write you off, that's never enough Ways to throw you away You better stop running cause you know that I'm coming Cocked and loaded and I'm in the midst I'm onto your game and I'm laying the blame And I'm adding your name to my blacklist You should have thought twice cause you're playing with your life You must have been some sort of dead witch I haven't any doubt that your time's running out Cause I've added your name You tried to beat me, thought you could defeat me, but how were you ever wrong? I'm writing the occasional character assassination to put you down where you belong You've got a lot to say, we're not so far away, now you've got a problem with me Take you out, write you off, we're not having nerve You've got your verbal debris You better start running cause you know that I'm coming Cocked and loaded and I'll never miss I'm onto your game and I'm laying the blame And I'm adding your name to my blacklist You should have thought twice cause you're playing with your life You must have been some sort of death wish I haven't any doubt that you're tied right now Cause I've added your name To my blacklist so so so For all the shit you talk, you never walk the walk All you do is run and hide Slander me, slay me, your bitter body beg me I'm not a man you should deride I've heard everything, all your mind's singing You better run as fast as you can D.U.L. write you off, are you brave enough? To stand up and fight like a man? You better start running, cause you know that I'm coming Cocked and loaded and I'll never miss I'm onto your game and I'm laying the blame And I'm adding your name to my blacklist You should have thought twice, cause you're playing with your life You must have been some sort of dead witch I haven't any doubt that your time's running out Cause I added your name to my blacklist I added your name to my blacklist I added your name to my blacklist I added your name to my blacklist I'm not a good name On my blacklist I'm not a good name On my blacklist I'm not a good name On my blacklist I'm not a good name On my blacklist you">
            <text:p> So So, let's get started. It is still a mystery, what you get is what you see You betrayed my loyalty You're gonna do me wrong, now I do you harm My revenge is guaranteed You stabbed me in the back, spit right in my eye Dragging me into the prep Take you out, write you off, that's never enough Ways to throw you away You better stop running cause you know that I'm coming Cocked and loaded and I'm in the midst I'm onto your game and I'm laying the blame And I'm adding your name to my blacklist You should have thought twice cause you're playing with your life You must have been some sort of dead witch I haven't any doubt that your time's running out Cause I've added your name You tried to beat me, thought you could defeat me, but how were you ever wrong? I'm writing the occasional character assassination to put you down where you belong You've got a lot to say, we're not so far away, now you've got a problem with me Take you out, write you off, we're not having nerve You've got your verbal debris You better start running cause you know that I'm coming Cocked and loaded and I'll never miss I'm onto your game and I'm laying the blame And I'm adding your name to my blacklist You should have thought twice cause you're playing with your life You must have been some sort of death wish I haven't any doubt that you're tied right now Cause I've added your name To my blacklist so so so For all the shit you talk, you never walk the walk All you do is run and hide Slander me, slay me, your bitter body beg me I'm not a man you should deride I've heard everything, all your mind's singing You better run as fast as you can D.U.L. write you off, are you brave enough? To stand up and fight like a man? You better start running, cause you know that I'm coming Cocked and loaded and I'll never miss I'm onto your game and I'm laying the blame And I'm adding your name to my blacklist You should have thought twice, cause you're playing with your life You must have been some sort of dead witch I haven't any doubt that your time's running out Cause I added your name to my blacklist I added your name to my blacklist I added your name to my blacklist I added your name to my blacklist I'm not a good name On my blacklist I'm not a good name On my blacklist I'm not a good name On my blacklist I'm not a good name On my blacklist you</text:p>
          </table:table-cell>
        </table:table-row>
        <table:table-row>
          <table:table-cell office:value-type="string" office:string-value="Kreator - Pleasure to Kill">
            <text:p>Kreator - Pleasure to Kill</text:p>
          </table:table-cell>
          <table:table-cell office:value-type="string" office:string-value=" You The savior, the parents, the friends, thought they'd already been killed My only aim is to save many lives, the more the better I feel My only connection is the infinite trials, from dust to time from my steel Cut off your blood from your open body, it's all I want to see Taste the blood from your lips as you die, means satisfaction to me Bloodshot to kill Hear my obsequies as I see me parted, tears in my eyes I don't care Listen now to the moral of my shatter, open your eyes and be scared Lost to my eyes do you see in this heart the only thing you seek and need? Now I can't wait to give you a taste of pain, die now and be free I only aim to take many lives, the more the better I feel My only pleasure is to hear many cries from those tortured by my steel Cut off your blood from your open body If I don't want to see Taste the blood from your lips as you die Means satisfaction to me Blah, shot to kill Now that the mission is done Body forgotten, been killed I return to the cemetery And my bloodlust is still A coffin is open for me I lay to rest Nothing will set me free So I jumped in the sand I'm a living rock They said tonight is the rush of regret, black was the whole alley It's darkest in the city to seek out your blood and open the shut from a blade Your body's so pretty, what's how it looks, wet mushroom words are still No one to save you, no parents or friends, cause they've already been killed My only aim is to take many lives, the more the better I feel My only pleasure is to hear many cries from those tortured by my steel Cut off your blood from your open body It's not a war, it's a city Taste of the blood from the olympic dive Means the destruction to me Pleasure to kill you">
            <text:p> You The savior, the parents, the friends, thought they'd already been killed My only aim is to save many lives, the more the better I feel My only connection is the infinite trials, from dust to time from my steel Cut off your blood from your open body, it's all I want to see Taste the blood from your lips as you die, means satisfaction to me Bloodshot to kill Hear my obsequies as I see me parted, tears in my eyes I don't care Listen now to the moral of my shatter, open your eyes and be scared Lost to my eyes do you see in this heart the only thing you seek and need? Now I can't wait to give you a taste of pain, die now and be free I only aim to take many lives, the more the better I feel My only pleasure is to hear many cries from those tortured by my steel Cut off your blood from your open body If I don't want to see Taste the blood from your lips as you die Means satisfaction to me Blah, shot to kill Now that the mission is done Body forgotten, been killed I return to the cemetery And my bloodlust is still A coffin is open for me I lay to rest Nothing will set me free So I jumped in the sand I'm a living rock They said tonight is the rush of regret, black was the whole alley It's darkest in the city to seek out your blood and open the shut from a blade Your body's so pretty, what's how it looks, wet mushroom words are still No one to save you, no parents or friends, cause they've already been killed My only aim is to take many lives, the more the better I feel My only pleasure is to hear many cries from those tortured by my steel Cut off your blood from your open body It's not a war, it's a city Taste of the blood from the olympic dive Means the destruction to me Pleasure to kill you</text:p>
          </table:table-cell>
        </table:table-row>
        <table:table-row>
          <table:table-cell office:value-type="string" office:string-value="Megadeth - Tornado of Souls">
            <text:p>Megadeth - Tornado of Souls</text:p>
          </table:table-cell>
          <table:table-cell office:value-type="string" office:string-value=" This world I made to call The one that ends it all Hey, and if I wanted to try, but the doubt is well scot-tight Not for the money, not for the fame Not for the power, just no more games But now I'm safe in the Isle of Tornado I can't replace the marks of murder, the past is dead and gone I'm only trapped inside, and that way I'll surely die In the eye of the tornado, blow me away You've grown to love my name, you hate me just the same You won't need your friends, yet soon you'll meet your death Not from the years, not from the news Not from the tears, just self-abuse But now I'm safe in the eye of the tornado I can't replace the lies you heard a thousand days ago No more living trapped inside When I will I'll surely die In the eye of the tornado Blow me away Who's to say what's for me to say? Who's to say what's for me to be? Who's to say what's for me to do? Cause I've made nothing out of me for me so The land of opportunity, the golden cash for me My future looks so bright, I think I see the ligh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 ♪ ♪ ♪ Can't say what's on my mind Can't do what I really feel In this bed I'm in for me This where I sleep I really feel I want you on the fade, proven too late Your tongue twists my verse, conjured now up the skies And now I feel you're free, I'll spin you right again My voice fills your head, as I tuck you in the bed You're my finger tips You won't forget my lips You feel my cold breath It's a kiss of death">
            <text:p> This world I made to call The one that ends it all Hey, and if I wanted to try, but the doubt is well scot-tight Not for the money, not for the fame Not for the power, just no more games But now I'm safe in the Isle of Tornado I can't replace the marks of murder, the past is dead and gone I'm only trapped inside, and that way I'll surely die In the eye of the tornado, blow me away You've grown to love my name, you hate me just the same You won't need your friends, yet soon you'll meet your death Not from the years, not from the news Not from the tears, just self-abuse But now I'm safe in the eye of the tornado I can't replace the lies you heard a thousand days ago No more living trapped inside When I will I'll surely die In the eye of the tornado Blow me away Who's to say what's for me to say? Who's to say what's for me to be? Who's to say what's for me to do? Cause I've made nothing out of me for me so The land of opportunity, the golden cash for me My future looks so bright, I think I see the ligh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 ♪ ♪ ♪ Can't say what's on my mind Can't do what I really feel In this bed I'm in for me This where I sleep I really feel I want you on the fade, proven too late Your tongue twists my verse, conjured now up the skies And now I feel you're free, I'll spin you right again My voice fills your head, as I tuck you in the bed You're my finger tips You won't forget my lips You feel my cold breath It's a kiss of death</text:p>
          </table:table-cell>
        </table:table-row>
        <table:table-row>
          <table:table-cell office:value-type="string" office:string-value="Metallica - Whiplash">
            <text:p>Metallica - Whiplash</text:p>
          </table:table-cell>
          <table:table-cell office:value-type="string" office:string-value=" so so Eight and a half years ago you come to see the show We do our best for the rest, you make it real, you know Disappearing deep inside, so drunk you're fucking mad Feeding on the hammerhead, you bleed it all so bad The friendly incessant loud You're thrashing all around Acting like a maniac We blast Bang your head against the ceiling like you never did before Make it ring, make it bleed, make it really sore In a frenzy madness with your lovers and your spice It's all popping all around inside of your cells tonight The thrilling starts to blow Got passion all around Acting like a maniac Whiplash Hear all these muscle noises piercing through your ears Kicks your ass, kicks face, exploding feeling is It's time to let it rip, to let it fucking loose We're gathered here to be killed, cause this is what we choose It's brilliant, it's such a flow Get bashing all around Acting like no maniac Here we go We blast! It's time to hit the road Another town, another gig, again we will explode Hotel rooms and motorways, life batters raw We'll never stop, we'll never quit, cause we're Metallica The thrill is just a flow It thrashes all around The thrill is just a flow It thrashes all around Acting like a maniac">
            <text:p> so so Eight and a half years ago you come to see the show We do our best for the rest, you make it real, you know Disappearing deep inside, so drunk you're fucking mad Feeding on the hammerhead, you bleed it all so bad The friendly incessant loud You're thrashing all around Acting like a maniac We blast Bang your head against the ceiling like you never did before Make it ring, make it bleed, make it really sore In a frenzy madness with your lovers and your spice It's all popping all around inside of your cells tonight The thrilling starts to blow Got passion all around Acting like a maniac Whiplash Hear all these muscle noises piercing through your ears Kicks your ass, kicks face, exploding feeling is It's time to let it rip, to let it fucking loose We're gathered here to be killed, cause this is what we choose It's brilliant, it's such a flow Get bashing all around Acting like no maniac Here we go We blast! It's time to hit the road Another town, another gig, again we will explode Hotel rooms and motorways, life batters raw We'll never stop, we'll never quit, cause we're Metallica The thrill is just a flow It thrashes all around The thrill is just a flow It thrashes all around Acting like a maniac</text:p>
          </table:table-cell>
        </table:table-row>
        <table:table-row>
          <table:table-cell office:value-type="string" office:string-value="Morbid Saint - Lock Up Your Children">
            <text:p>Morbid Saint - Lock Up Your Children</text:p>
          </table:table-cell>
          <table:table-cell office:value-type="string" office:string-value=" Welcome home, very tight Left alone in the night Talking streets, we will play in the mines Missing lots of the children from these junk shit towns Looking in their minds, the pain starts to pound When at last they awake insanity we will take touch your souls as if hell is a place to kill this living hell on fucking children for me is such a foul looking in their minds the pain is such a foul so ♪ ♪ ♪ ♪ ♪ Like a moth, very tight, left alone In the night, darkened streets, we were playing In the minds of the streetlight walking children From destruction found Looking in their minds the things that's wrong Motherfucking children, police talking shit about Looking in their minds, the pain starts to pound The fucking children from East Tops, they're found Looking in their minds, the pain starts to pound">
            <text:p> Welcome home, very tight Left alone in the night Talking streets, we will play in the mines Missing lots of the children from these junk shit towns Looking in their minds, the pain starts to pound When at last they awake insanity we will take touch your souls as if hell is a place to kill this living hell on fucking children for me is such a foul looking in their minds the pain is such a foul so ♪ ♪ ♪ ♪ ♪ Like a moth, very tight, left alone In the night, darkened streets, we were playing In the minds of the streetlight walking children From destruction found Looking in their minds the things that's wrong Motherfucking children, police talking shit about Looking in their minds, the pain starts to pound The fucking children from East Tops, they're found Looking in their minds, the pain starts to pound</text:p>
          </table:table-cell>
        </table:table-row>
        <table:table-row>
          <table:table-cell office:value-type="string" office:string-value="Mortuary Drape - Primordial">
            <text:p>Mortuary Drape - Primordial</text:p>
          </table:table-cell>
          <table:table-cell office:value-type="string" office:string-value=" 3 more times The fate of the nations The haze of salt and your laughter The outcast pastels this world in shadow light I'm a carnivore, I don't need to be told more I'm only one in the dark, in the dark Wild and free, revulsion Wild and free, revulsion Wild and free, revulsion Wild and free, revulsion ♪ The reason I'm all alone with many souls I like the power of God in me, it's gotta be The good men are left behind to fight the time With nothing at all to scream, I'm a dead body Accurate police is sworn to not be fooled Corrupting evil comes from the night they contend Lucifer is the law, he pays the price He is the brother of crime, the package for the YMCA, be mortal!">
            <text:p> 3 more times The fate of the nations The haze of salt and your laughter The outcast pastels this world in shadow light I'm a carnivore, I don't need to be told more I'm only one in the dark, in the dark Wild and free, revulsion Wild and free, revulsion Wild and free, revulsion Wild and free, revulsion ♪ The reason I'm all alone with many souls I like the power of God in me, it's gotta be The good men are left behind to fight the time With nothing at all to scream, I'm a dead body Accurate police is sworn to not be fooled Corrupting evil comes from the night they contend Lucifer is the law, he pays the price He is the brother of crime, the package for the YMCA, be mortal!</text:p>
          </table:table-cell>
        </table:table-row>
        <table:table-row>
          <table:table-cell office:value-type="string" office:string-value="Overkill - Elimination">
            <text:p>Overkill - Elimination</text:p>
          </table:table-cell>
          <table:table-cell office:value-type="string" office:string-value=" ♪ ♪ ♪ ♪ ♪ Crying in a funeral home forward my mail Six feet underground Elimination Elimination Elimination Elimination Precautious? Say why not? Not just me? Waiting to rot? Painful? Yeah, I know it couldn't be easy when I had to go I'm yanking all my blood and I can't seem to get it loose Pulling on the stops, your ideals change When you got nothing to lose Elimination Elimination Elimination Elimination Eliminate the right, eliminate the wrong Eliminate the weak, eliminate the strong Eliminate your fears, eliminate today Eliminate the hope, eliminate, eliminate If I had just one more day I'd turn it all around I'd make a plan to clean living and tippy out of the ground And if I had just one more day I'd send it to your face I'd pull the plug on everyone, eliminate this race We want the cure and we want it now We issued hopes, we don't care how You're making a mess, the disease in the nation Runaway train to elimination so ♪ There's no doubt, sit on a sofa from the inside out Careful! Walk forward, last one out loses a common sore Spending all your saves and wishing for a later more If I'm looking at the ceiling then I must be laying on the floor Elimination, elimination, elimination, elimination ♪ Pirate Oath, what's the tease? You told me too late, what's that coughing wheeze? Fatal, you're shitting me! A second opinion has gotta be Laughin' at the epidemic, something is going around Cryin' at the epidemic, pullin' on nails Six feet underground Elimination, elimination Elimination Elimination Eliminate the right Eliminate the wrong Eliminate the weak Eliminate the strong Eliminate the feelings Eliminate the late Eliminate the hope Eliminate, eliminate Elimination Elimination Elimination Elimination Eliminate the right Eliminate the wrong Eliminate the weak Eliminate the strong Eliminate the feelings Eliminate the late Eliminate the hope Eliminate the right you">
            <text:p> ♪ ♪ ♪ ♪ ♪ Crying in a funeral home forward my mail Six feet underground Elimination Elimination Elimination Elimination Precautious? Say why not? Not just me? Waiting to rot? Painful? Yeah, I know it couldn't be easy when I had to go I'm yanking all my blood and I can't seem to get it loose Pulling on the stops, your ideals change When you got nothing to lose Elimination Elimination Elimination Elimination Eliminate the right, eliminate the wrong Eliminate the weak, eliminate the strong Eliminate your fears, eliminate today Eliminate the hope, eliminate, eliminate If I had just one more day I'd turn it all around I'd make a plan to clean living and tippy out of the ground And if I had just one more day I'd send it to your face I'd pull the plug on everyone, eliminate this race We want the cure and we want it now We issued hopes, we don't care how You're making a mess, the disease in the nation Runaway train to elimination so ♪ There's no doubt, sit on a sofa from the inside out Careful! Walk forward, last one out loses a common sore Spending all your saves and wishing for a later more If I'm looking at the ceiling then I must be laying on the floor Elimination, elimination, elimination, elimination ♪ Pirate Oath, what's the tease? You told me too late, what's that coughing wheeze? Fatal, you're shitting me! A second opinion has gotta be Laughin' at the epidemic, something is going around Cryin' at the epidemic, pullin' on nails Six feet underground Elimination, elimination Elimination Elimination Eliminate the right Eliminate the wrong Eliminate the weak Eliminate the strong Eliminate the feelings Eliminate the late Eliminate the hope Eliminate, eliminate Elimination Elimination Elimination Elimination Eliminate the right Eliminate the wrong Eliminate the weak Eliminate the strong Eliminate the feelings Eliminate the late Eliminate the hope Eliminate the right you</text:p>
          </table:table-cell>
        </table:table-row>
        <table:table-row>
          <table:table-cell office:value-type="string" office:string-value="Protector - Mortuary Nightmare">
            <text:p>Protector - Mortuary Nightmare</text:p>
          </table:table-cell>
          <table:table-cell office:value-type="string" office:string-value=" Oh, just another past increase from general blackness Nothing else to be seen, suffering, compulsion, trembling bones It's all here, crying out, pain is just a picture from an old picture book Therefore fear is overcome, the soul The soul Face down into the ready night Walls are torn, denied to bloody truth To the loneliness surrounds The darkness of hell The path that goes beyond the light It is for me A mastery That's condemned us all Into a fate Perpetual We must face Mortality We are so tired And now we fly Mastery, nightmare Monstery, nightmare Monstery, nightmare Seize the nightmare As you face the trauma, wake to the madness Nothing at all to receive suffering Convulsion, crumbling bones Loserry Mastery Nightmare Mastery Nightmare Sons of nightmare Passive vision Time of wake Time of blackness Nothing at all to be seen Suffering, compulsion, trembling bones Insane, crying out And it's just the pieces of the dust Fitting the bill Death and fear soared up the sky">
            <text:p> Oh, just another past increase from general blackness Nothing else to be seen, suffering, compulsion, trembling bones It's all here, crying out, pain is just a picture from an old picture book Therefore fear is overcome, the soul The soul Face down into the ready night Walls are torn, denied to bloody truth To the loneliness surrounds The darkness of hell The path that goes beyond the light It is for me A mastery That's condemned us all Into a fate Perpetual We must face Mortality We are so tired And now we fly Mastery, nightmare Monstery, nightmare Monstery, nightmare Seize the nightmare As you face the trauma, wake to the madness Nothing at all to receive suffering Convulsion, crumbling bones Loserry Mastery Nightmare Mastery Nightmare Sons of nightmare Passive vision Time of wake Time of blackness Nothing at all to be seen Suffering, compulsion, trembling bones Insane, crying out And it's just the pieces of the dust Fitting the bill Death and fear soared up the sky</text:p>
          </table:table-cell>
        </table:table-row>
        <table:table-row>
          <table:table-cell office:value-type="string" office:string-value="Razor - Take This Torch">
            <text:p>Razor - Take This Torch</text:p>
          </table:table-cell>
          <table:table-cell office:value-type="string" office:string-value=" So ♪ To the darkness, searching for the light Look into the darkness, putting up a fight I have chased around you, you try to make a run Someone near has found you and now you're dead as well Right, left, now you can see where you are Fall out of the universe now You try to escape from this spot But ready or not, take this charge Take this charge Take this charge Take this touch Take this touch Feel the way I feel, feel the burn in your skin Experience the torture, pain from your skin Take it to a stairway, take it to a cell Scorches all your body, it's a rattle Right, left, now you can see where you are Far, out of the universe Now, you, try to escape from this box But, ready or not, take this touch Take this touch Take this touch Take this touch Take this touch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 You">
            <text:p> So ♪ To the darkness, searching for the light Look into the darkness, putting up a fight I have chased around you, you try to make a run Someone near has found you and now you're dead as well Right, left, now you can see where you are Fall out of the universe now You try to escape from this spot But ready or not, take this charge Take this charge Take this charge Take this touch Take this touch Feel the way I feel, feel the burn in your skin Experience the torture, pain from your skin Take it to a stairway, take it to a cell Scorches all your body, it's a rattle Right, left, now you can see where you are Far, out of the universe Now, you, try to escape from this box But, ready or not, take this touch Take this touch Take this touch Take this touch Take this touch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 You</text:p>
          </table:table-cell>
        </table:table-row>
        <table:table-row>
          <table:table-cell office:value-type="string" office:string-value="Slayer - Angel of Death">
            <text:p>Slayer - Angel of Death</text:p>
          </table:table-cell>
          <table:table-cell office:value-type="string" office:string-value=" ♪ ♪ ♪ ♪ ♪ I'm Smith, the meaning of pain The way that I want you to die Slow death, immense decay Showers that cleanse you of your life Forced in, I cattle you up Stiffed up, your life worth Human rights for the angel of death 400,000 more to die Angel of death Marked to the kingdom of the dead Sadistic surgeon of demise Sadist of the noblest blood Destroyed without mercy Defended the Aryan race Surgery with no anesthesia Feeling I miss you intensely Inferior, no use to mankind Slip down screaming out to die Angel of death Monarch to the kingdom of the dead Infamous butcher Angel of death ♪ Pumping fluid inside your brain Pressuring your skull begins pushing through your eyes Burning flesh drips away Tasting heat burns your skin, your mind starts to boil Freezing cold cracks your limbs How long can you last in this frozen water burial? Sewed together, joining heads Just a matter of time till you rip yourselves apart Minutes laid out in their crowded tombs Seeking ways to achieve the Holocaust Save the blood, bury life Spend your death as a verge deep inside of you Abastonate as a plea Praying for the end of your wide awake nightmare With the pain reach out for you His face is death staring down your blood's running cold Check his cells, dying eyes Feeding on the screams of the music he's creating Pathetic, harmless victim left to die Rampant, insolent death, flying free So so Angel of Death Angel of Death Angel of Death Angel of Death Angel of Death Angel of Death Angel of Death Angel of Death Angel of Death Angel of Death Angel of Death Angel of Death Angel of Death Angel of Deat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Yeah!">
            <text:p> ♪ ♪ ♪ ♪ ♪ I'm Smith, the meaning of pain The way that I want you to die Slow death, immense decay Showers that cleanse you of your life Forced in, I cattle you up Stiffed up, your life worth Human rights for the angel of death 400,000 more to die Angel of death Marked to the kingdom of the dead Sadistic surgeon of demise Sadist of the noblest blood Destroyed without mercy Defended the Aryan race Surgery with no anesthesia Feeling I miss you intensely Inferior, no use to mankind Slip down screaming out to die Angel of death Monarch to the kingdom of the dead Infamous butcher Angel of death ♪ Pumping fluid inside your brain Pressuring your skull begins pushing through your eyes Burning flesh drips away Tasting heat burns your skin, your mind starts to boil Freezing cold cracks your limbs How long can you last in this frozen water burial? Sewed together, joining heads Just a matter of time till you rip yourselves apart Minutes laid out in their crowded tombs Seeking ways to achieve the Holocaust Save the blood, bury life Spend your death as a verge deep inside of you Abastonate as a plea Praying for the end of your wide awake nightmare With the pain reach out for you His face is death staring down your blood's running cold Check his cells, dying eyes Feeding on the screams of the music he's creating Pathetic, harmless victim left to die Rampant, insolent death, flying free So so Angel of Death Angel of Death Angel of Death Angel of Death Angel of Death Angel of Death Angel of Death Angel of Death Angel of Death Angel of Death Angel of Death Angel of Death Angel of Death Angel of Deat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Yeah!</text:p>
          </table:table-cell>
        </table:table-row>
        <table:table-row>
          <table:table-cell office:value-type="string" office:string-value="Sodom - Agent Orange">
            <text:p>Sodom - Agent Orange</text:p>
          </table:table-cell>
          <table:table-cell office:value-type="string" office:string-value=" so so A fresh wedge and a downed attack Down on their farms Assault against self-population, suppressed by military arms Only you prevent them from forcefully enlasting the war They are deprived of their power and education without law Agent Orange Agent Orange Agent Orange Ancient torch Fire that doesn't burn Now the marks he wears on the go Scars for a year or two Gets stuck quickly in the very distant soul Demoils of flesh and blood As the world unlawfully punished Poisoned till the end of their lives Fills the chronic form into a meniscus Moment to moment is to hold hands See the past will rise Ancient torch Ancient torch Ancient torch The fire doesn't burn Alright, take this cap, and put it down. Just carry on bro Yeah, yeah, alright, I'm over there I'm getting down, I'm down there That was pretty sick man Sick man That was sick man so so so The gristly chords are crying, waiting for the end In this condition they are dying, newborns of the dead A seed of the past of four generations, which is circling off transmission There is no way for reparation, must live with chemical agent cards Agent Orange Agent Orange Agent Orange Fire doesn't burn">
            <text:p> so so A fresh wedge and a downed attack Down on their farms Assault against self-population, suppressed by military arms Only you prevent them from forcefully enlasting the war They are deprived of their power and education without law Agent Orange Agent Orange Agent Orange Ancient torch Fire that doesn't burn Now the marks he wears on the go Scars for a year or two Gets stuck quickly in the very distant soul Demoils of flesh and blood As the world unlawfully punished Poisoned till the end of their lives Fills the chronic form into a meniscus Moment to moment is to hold hands See the past will rise Ancient torch Ancient torch Ancient torch The fire doesn't burn Alright, take this cap, and put it down. Just carry on bro Yeah, yeah, alright, I'm over there I'm getting down, I'm down there That was pretty sick man Sick man That was sick man so so so The gristly chords are crying, waiting for the end In this condition they are dying, newborns of the dead A seed of the past of four generations, which is circling off transmission There is no way for reparation, must live with chemical agent cards Agent Orange Agent Orange Agent Orange Fire doesn't burn</text:p>
          </table:table-cell>
        </table:table-row>
        <table:table-row>
          <table:table-cell office:value-type="string" office:string-value="Tankard - Need Money For Beer">
            <text:p>Tankard - Need Money For Beer</text:p>
          </table:table-cell>
          <table:table-cell office:value-type="string" office:string-value=" Burning beer, my object of lust But got no money, still drink a must I've searched for portraits and what do I find? Use the skinnings to hide my behind I need a goddamn proof That's why I've come to you You bastard, I hate you I kill you, you collect my bones So pious and gracious When chance it isn't very clear You bastard, still hate you Need money for a fucking beer You've got the cash, so give it to me They give you one, it sets me free Expect no thanks, you can kiss my ass I'll buy your girlfriend at campus class Why need a goddamn room? That's why I've come to you You bastards, I hate you I kill you, you can lick my foot So pious, but gracious Injection isn't very clear You bastards, still hate you Need money for a fucking beer You bastards, I hate you I kill you, you can lick my butt You bastards, still hate you Need money for a fucking bill Bought a beer, my object of lust But got no money, still take a must I search for a point to search, what do I find? Use these teenages to hide my behind You bastards, I hate you I kill you, you can lick my foot So pious, we're gracious Retention isn't very clear You bastards, still hate you Need money for a fucking bill you">
            <text:p> Burning beer, my object of lust But got no money, still drink a must I've searched for portraits and what do I find? Use the skinnings to hide my behind I need a goddamn proof That's why I've come to you You bastard, I hate you I kill you, you collect my bones So pious and gracious When chance it isn't very clear You bastard, still hate you Need money for a fucking beer You've got the cash, so give it to me They give you one, it sets me free Expect no thanks, you can kiss my ass I'll buy your girlfriend at campus class Why need a goddamn room? That's why I've come to you You bastards, I hate you I kill you, you can lick my foot So pious, but gracious Injection isn't very clear You bastards, still hate you Need money for a fucking beer You bastards, I hate you I kill you, you can lick my butt You bastards, still hate you Need money for a fucking bill Bought a beer, my object of lust But got no money, still take a must I search for a point to search, what do I find? Use these teenages to hide my behind You bastards, I hate you I kill you, you can lick my foot So pious, we're gracious Retention isn't very clear You bastards, still hate you Need money for a fucking bill you</text:p>
          </table:table-cell>
        </table:table-row>
        <table:table-row>
          <table:table-cell office:value-type="string" office:string-value="Vio-lence - Eternal Nightmare">
            <text:p>Vio-lence - Eternal Nightmare</text:p>
          </table:table-cell>
          <table:table-cell office:value-type="string" office:string-value=" So, let's get started.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 Reality's living in the white shipping air The fishes in the wind and the dogs in the wind They go from the air to the sea taking it on And dying you down for the worst of it all Turn on your mind, let your ears go sing And the master play it silly The question you're heading can be no escape Reality you see is in the midst of suffering It's something you try, but you don't have your head Don't lose consciousness or lie in your bed You're thinking it from the outside and you'll turn the off for rest That's when you laugh, and that's when you need to rest You're ready for it, they take you again It's a little nightmare, let the horror begin You're ready for it, they take you again You're ready for it, they take you again You're ready for it, they take you again You're ready for it, they take you again You're ready for it, they take you again Drinking beer with nothing but beer And I'm too locked down for my closest hair Hey, the violence is on the rise I could be the devil, but I want to die I'm the one in the Tennessee With a new passion I don't you see so ♪ ♪ ♪ ♪ ♪ I make a plan, the answer's on my mind I drink the devil, do what you're told I'm the one in the city seats With these matches I'm going to see so Daddy you like to play cards, reaching for your mind and drawing Cause the freedom you see is what it's all about I'm bored, you can't make it far, too many doors I've got running And remember you're the one that's choosing to allow my name on there Falling, you're good for crawling, my love is falling Eternally I know your mind is twisting, never keep flicking Your mind is sicking, and you're the one that I have to fear most of all you">
            <text:p> So, let's get started.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I'm going to start with the guitar. ♪ Reality's living in the white shipping air The fishes in the wind and the dogs in the wind They go from the air to the sea taking it on And dying you down for the worst of it all Turn on your mind, let your ears go sing And the master play it silly The question you're heading can be no escape Reality you see is in the midst of suffering It's something you try, but you don't have your head Don't lose consciousness or lie in your bed You're thinking it from the outside and you'll turn the off for rest That's when you laugh, and that's when you need to rest You're ready for it, they take you again It's a little nightmare, let the horror begin You're ready for it, they take you again You're ready for it, they take you again You're ready for it, they take you again You're ready for it, they take you again You're ready for it, they take you again Drinking beer with nothing but beer And I'm too locked down for my closest hair Hey, the violence is on the rise I could be the devil, but I want to die I'm the one in the Tennessee With a new passion I don't you see so ♪ ♪ ♪ ♪ ♪ I make a plan, the answer's on my mind I drink the devil, do what you're told I'm the one in the city seats With these matches I'm going to see so Daddy you like to play cards, reaching for your mind and drawing Cause the freedom you see is what it's all about I'm bored, you can't make it far, too many doors I've got running And remember you're the one that's choosing to allow my name on there Falling, you're good for crawling, my love is falling Eternally I know your mind is twisting, never keep flicking Your mind is sicking, and you're the one that I have to fear most of all you</text:p>
          </table:table-cell>
        </table:table-row>
      </table:table>
      <table:table table:name="songs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 No! This is true death, all you bastards Decades ago, the time now has come Death has come for So easy then For most of us, but most He never took the form Changes have said, Perilous time begins, he's taken From the world of friends The judges will return, he may go straight as mud Rocks all your knees and repent For the death of all Death hammer Fuck girls on board, like props in a board Guitars like guns and free flies Where the surface soaks, drops and unbound In lava like raging skies They don't give a fuck, these galactic fucks Acting like statues on stage Our final call to all those falls We summon the bastards to rage Death ever? Death ever? This is the death ever? Death ever? Riding in the faces, lasting for ages It's no cure, it's even worse Death ever? Bloodstained, death will die again This is our last dream, of course Chasers defiling, rapists sold saving Delivering the death metal fill The gears of the leech, menacing preach If you will face death we will Death never Death never Bow down to the death never Death never On your knees MEOW! Ya dogs!">
            <text:p> No! This is true death, all you bastards Decades ago, the time now has come Death has come for So easy then For most of us, but most He never took the form Changes have said, Perilous time begins, he's taken From the world of friends The judges will return, he may go straight as mud Rocks all your knees and repent For the death of all Death hammer Fuck girls on board, like props in a board Guitars like guns and free flies Where the surface soaks, drops and unbound In lava like raging skies They don't give a fuck, these galactic fucks Acting like statues on stage Our final call to all those falls We summon the bastards to rage Death ever? Death ever? This is the death ever? Death ever? Riding in the faces, lasting for ages It's no cure, it's even worse Death ever? Bloodstained, death will die again This is our last dream, of course Chasers defiling, rapists sold saving Delivering the death metal fill The gears of the leech, menacing preach If you will face death we will Death never Death never Bow down to the death never Death never On your knees MEOW! Ya dogs!</text:p>
          </table:table-cell>
        </table:table-row>
        <table:table-row>
          <table:table-cell office:value-type="string" office:string-value="Autopsy - Charred Remains">
            <text:p>Autopsy - Charred Remains</text:p>
          </table:table-cell>
          <table:table-cell office:value-type="string" office:string-value=" You I'm going to do it now Feel the burning from your veins Feel the fire in your veins I will only do it seconds For a very certain way Whoa! Wow! Black masked man, feel the air Ransom smell, burn your hair Swimming in a 28 inch maze Muscles of a pulping maze Lose those last old melty brains Dead in sand, I'm in flames 28, I'm running, life on the wire Nothing's left, drive me mad Wow! ♪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you">
            <text:p> You I'm going to do it now Feel the burning from your veins Feel the fire in your veins I will only do it seconds For a very certain way Whoa! Wow! Black masked man, feel the air Ransom smell, burn your hair Swimming in a 28 inch maze Muscles of a pulping maze Lose those last old melty brains Dead in sand, I'm in flames 28, I'm running, life on the wire Nothing's left, drive me mad Wow! ♪ 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you</text:p>
          </table:table-cell>
        </table:table-row>
        <table:table-row>
          <table:table-cell office:value-type="string" office:string-value="Behemoth - Demigod">
            <text:p>Behemoth - Demigod</text:p>
          </table:table-cell>
          <table:table-cell office:value-type="string" office:string-value=" ♪♪♪ ♪♪♪ We are the blood of sin Our beliefs are in limbo We are stronger than we know Nothing stops us now The truth we've got once in our brain Shall be captured We make the earth, the flesh and the blood As our weapon, we pledge to finish the war Journey of the unrelenting beast Full of the vital strength For one more eternity Hands up, no more hands Don't leave me now, I'll see See us, not only In the truth I have to see See the ends of my information I'm stuck in the fear before me I am the evil of the beast So Those who fear his wrath, the man they haunt The abomination of men, we represent their flesh We touch their soul and heart, we are more than just a boy As if we started our own way Fight! Fight! You will hear me, obey me The curse of the world's creator Redemption through denial Restraint is the curse of the sea Mankind, so few That's why I die in the first blood For the one that blasted me The prevention of the king">
            <text:p> ♪♪♪ ♪♪♪ We are the blood of sin Our beliefs are in limbo We are stronger than we know Nothing stops us now The truth we've got once in our brain Shall be captured We make the earth, the flesh and the blood As our weapon, we pledge to finish the war Journey of the unrelenting beast Full of the vital strength For one more eternity Hands up, no more hands Don't leave me now, I'll see See us, not only In the truth I have to see See the ends of my information I'm stuck in the fear before me I am the evil of the beast So Those who fear his wrath, the man they haunt The abomination of men, we represent their flesh We touch their soul and heart, we are more than just a boy As if we started our own way Fight! Fight! You will hear me, obey me The curse of the world's creator Redemption through denial Restraint is the curse of the sea Mankind, so few That's why I die in the first blood For the one that blasted me The prevention of the king</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 Doom Falling Falling To pieces Falling So I'm a hero No mercy No mercy in my worl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o your darkness So fortunately, the grass freezes inside your veins Die Release your flesh See the ash of pain Fuck So I am the unsolved mystery, the blood has to decide Falling, the fall of my name, the curse of all your lies Fear, the pain, the fire, the pain So so so so You are the one so so ♪ ♪ ♪ ♪ ♪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 ♪ ♪ ♪ ♪ ♪ you">
            <text:p> Doom Falling Falling To pieces Falling So I'm a hero No mercy No mercy in my worl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o your darkness So fortunately, the grass freezes inside your veins Die Release your flesh See the ash of pain Fuck So I am the unsolved mystery, the blood has to decide Falling, the fall of my name, the curse of all your lies Fear, the pain, the fire, the pain So so so so You are the one so so ♪ ♪ ♪ ♪ ♪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 ♪ ♪ ♪ ♪ ♪ you</text:p>
          </table:table-cell>
        </table:table-row>
        <table:table-row>
          <table:table-cell office:value-type="string" office:string-value="Bloodbath - Like Fire">
            <text:p>Bloodbath - Like Fire</text:p>
          </table:table-cell>
          <table:table-cell office:value-type="string" office:string-value=" I am eternal, the ruler of the earth and sky I am infernal, I'm on a quest to see the heavens die My fascination with the dead Won't be fulfilled, their only skill is greed And when they dream That's where my spirit arises And when they scream A little part of them dies I find my way Into the minds of the weak The last ray Is now my path that they seek You die before me Your destiny is in my hands You'll soon to see My one desire is to rule this world eternally And when they dream That's where my spirit arises And when they scream A little part of them dies, I find my way Into the minds of the weak, they'll let us stray It's now my path that they seek You'll never reach me I am the darkest one You'll never hear me I'm mind beyond repair I make you fear me I slay your hopes and dreams You're lost forever In this world of mine I devastate your life and crush your every dream No human being will perceive your silence scream The king of rapture will betray your soul tonight This life of yours is soon to end in brutal death Don't look me in the eyes if you're awake Just a glimpse of me will put your life at stake On the horizon I'm the serpent of the dead My eyes will burn your skin and flesh into a rift Nightfire Nightfire Nightfire This very morbid mind of mine Will set the course into an early grave I twist your fate and seal your doom I bid you a goodbye eternal slave Even when they dream, the slam of spirit arises And when they scream, a little part of them dies I find my way into the minds of the weak They're led astray, it's now my path that they seek Don't look me in the eyes if you're awake Just a glimpse of me will put your life at stake On the horizon I'm the serpent of the dead My eyes will burn your skin and flesh into a haze My fire ♪♪♪ ♪♪♪ you">
            <text:p> I am eternal, the ruler of the earth and sky I am infernal, I'm on a quest to see the heavens die My fascination with the dead Won't be fulfilled, their only skill is greed And when they dream That's where my spirit arises And when they scream A little part of them dies I find my way Into the minds of the weak The last ray Is now my path that they seek You die before me Your destiny is in my hands You'll soon to see My one desire is to rule this world eternally And when they dream That's where my spirit arises And when they scream A little part of them dies, I find my way Into the minds of the weak, they'll let us stray It's now my path that they seek You'll never reach me I am the darkest one You'll never hear me I'm mind beyond repair I make you fear me I slay your hopes and dreams You're lost forever In this world of mine I devastate your life and crush your every dream No human being will perceive your silence scream The king of rapture will betray your soul tonight This life of yours is soon to end in brutal death Don't look me in the eyes if you're awake Just a glimpse of me will put your life at stake On the horizon I'm the serpent of the dead My eyes will burn your skin and flesh into a rift Nightfire Nightfire Nightfire This very morbid mind of mine Will set the course into an early grave I twist your fate and seal your doom I bid you a goodbye eternal slave Even when they dream, the slam of spirit arises And when they scream, a little part of them dies I find my way into the minds of the weak They're led astray, it's now my path that they seek Don't look me in the eyes if you're awake Just a glimpse of me will put your life at stake On the horizon I'm the serpent of the dead My eyes will burn your skin and flesh into a haze My fire ♪♪♪ ♪♪♪ you</text:p>
          </table:table-cell>
        </table:table-row>
        <table:table-row>
          <table:table-cell office:value-type="string" office:string-value="Bolt Thrower - When Cannons Fade">
            <text:p>Bolt Thrower - When Cannons Fade</text:p>
          </table:table-cell>
          <table:table-cell office:value-type="string" office:string-value=" So so Intruding, inoffensive The blind and forms are drowning That never ceased in the ventures of war With gallant schemes Now the gates are silenced in the first storm The final argument of kings, over-transformed With dinosau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ilence grows Scattering in place in the resonance of the leader Tea in the soul Cursing still remains Horror Amongst the flames Ashes keep on falling I close my eyes and even now the distant memory remains Of the last moment to be praised My Janet Fates ♪ the">
            <text:p> So so Intruding, inoffensive The blind and forms are drowning That never ceased in the ventures of war With gallant schemes Now the gates are silenced in the first storm The final argument of kings, over-transformed With dinosau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ilence grows Scattering in place in the resonance of the leader Tea in the soul Cursing still remains Horror Amongst the flames Ashes keep on falling I close my eyes and even now the distant memory remains Of the last moment to be praised My Janet Fates ♪ the</text:p>
          </table:table-cell>
        </table:table-row>
        <table:table-row>
          <table:table-cell office:value-type="string" office:string-value="Cannibal Corpse - Evisceration Plague">
            <text:p>Cannibal Corpse - Evisceration Plague</text:p>
          </table:table-cell>
          <table:table-cell office:value-type="string" office:string-value=" So Spear him as the path that the devil's designed The dark side of science breeds a weapon of war Contagious killing and eternal distress Homicide or suicide will be the cause of death Your total organs altered by the disease Your brain disabled by the constant pain You read it cautiously, my thoughts to the blade I've lost control, I've lost control Big worry life, you won't escape the night Your fate was sealed today Disease has spread, you pray for death Evisceration plague Stabbing compulsion overwhelms my mind Tear eyes screaming flows the dust on my knife I rise to blade from the chest to the throat Organs and entrails fall to the ground Beg for your life you won't escape the night Your fate was sealed today Disease is spread, you pray for death Evisceration plague Driven to kill, this is not my will I am compelled to slay Invisible foe, takes control Evisceration, play Unable to be seen from a visible impact In a disease causing outbreaks of violence They tear themselves apart, over covers the ground Viscera torn forcefully from the abdomen Intestines strung with blood cannot escape my grip Surgical incisions, deploy a defibrillating cord A delivery of the signal, the subalvemin is complete Power across my mind, my hands to a sword in my hands My hands to a sword in my hands My hands to a sword in my hands Plague leads to death Disease will spread and cover the world Mass insanity, the end of our time Scavengers will eat the remains of men Our extinction was by our design Make for your life, you won't escape the night Your fate was sealed today Disease has spread, you pray for death Evisceration plague Driven to kill, this is not my will I am compelled to slay Invisible foe takes control Evisceration plague You can't stop me">
            <text:p> So Spear him as the path that the devil's designed The dark side of science breeds a weapon of war Contagious killing and eternal distress Homicide or suicide will be the cause of death Your total organs altered by the disease Your brain disabled by the constant pain You read it cautiously, my thoughts to the blade I've lost control, I've lost control Big worry life, you won't escape the night Your fate was sealed today Disease has spread, you pray for death Evisceration plague Stabbing compulsion overwhelms my mind Tear eyes screaming flows the dust on my knife I rise to blade from the chest to the throat Organs and entrails fall to the ground Beg for your life you won't escape the night Your fate was sealed today Disease is spread, you pray for death Evisceration plague Driven to kill, this is not my will I am compelled to slay Invisible foe, takes control Evisceration, play Unable to be seen from a visible impact In a disease causing outbreaks of violence They tear themselves apart, over covers the ground Viscera torn forcefully from the abdomen Intestines strung with blood cannot escape my grip Surgical incisions, deploy a defibrillating cord A delivery of the signal, the subalvemin is complete Power across my mind, my hands to a sword in my hands My hands to a sword in my hands My hands to a sword in my hands Plague leads to death Disease will spread and cover the world Mass insanity, the end of our time Scavengers will eat the remains of men Our extinction was by our design Make for your life, you won't escape the night Your fate was sealed today Disease has spread, you pray for death Evisceration plague Driven to kill, this is not my will I am compelled to slay Invisible foe takes control Evisceration plague You can't stop me</text:p>
          </table:table-cell>
        </table:table-row>
        <table:table-row>
          <table:table-cell office:value-type="string" office:string-value="Dead Congregation - Teeth Into Red">
            <text:p>Dead Congregation - Teeth Into Red</text:p>
          </table:table-cell>
          <table:table-cell office:value-type="string" office:string-value=" The You are the villain And the future of our lands To the hero and the heathens now I am so lonely I'm the one who's dying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die, and I die, and I fucking die I'm cold I'm cold And I pray to be The end of the world The end of the world so so so so so So the the the From Abish From Abish In a view In Ima You you you">
            <text:p> The You are the villain And the future of our lands To the hero and the heathens now I am so lonely I'm the one who's dying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die, and I die, and I fucking die I'm cold I'm cold And I pray to be The end of the world The end of the world so so so so so So the the the From Abish From Abish In a view In Ima You you you</text:p>
          </table:table-cell>
        </table:table-row>
        <table:table-row>
          <table:table-cell office:value-type="string" office:string-value="Death - Flesh and the Power It Holds">
            <text:p>Death - Flesh and the Power It Holds</text:p>
          </table:table-cell>
          <table:table-cell office:value-type="string" office:string-value=" 🎵Guitar Solo🎵 ♪ ♪ ♪ ♪ ♪ So I told you once, but I will say it again When you lose the flesh, it's the beginning of the end It'll take you in, it'll spit you out Behold the flesh and the power it holds Passion is born to life with pleasure, bitter, sweet What a man needs I tell, that heart deep beneath It'll take you in, and it'll spit you out We hold the flesh when the power it holds Touch, taste, breathe Go down Take a bow, I'm waiting you For the first encounter We know we know To let go of what's distinct no more Like a wind upon your face You can't see but you know I stare One beating shows this ugly face Don't be proud, scared so so so Oh, yeah.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That's burnt! Like fire carried by the wind The end of a time A time to begin It'll take you in They'll spit you out Behold the flesh And the power it holds It's built you up, one way it turns right back down It's time to begin, the end of a time It'll take you in, it'll spit you out Behold the flesh where the power it holds Touch, taste, breathe Consumed Take a bow, I'll wail in you From the first encounter We're now in hell, to last hell, who first speak no more Like the wind, upon your face, you can't see but you know it's there One beating shows, a stangling face, just be prepared">
            <text:p> 🎵Guitar Solo🎵 ♪ ♪ ♪ ♪ ♪ So I told you once, but I will say it again When you lose the flesh, it's the beginning of the end It'll take you in, it'll spit you out Behold the flesh and the power it holds Passion is born to life with pleasure, bitter, sweet What a man needs I tell, that heart deep beneath It'll take you in, and it'll spit you out We hold the flesh when the power it holds Touch, taste, breathe Go down Take a bow, I'm waiting you For the first encounter We know we know To let go of what's distinct no more Like a wind upon your face You can't see but you know I stare One beating shows this ugly face Don't be proud, scared so so so Oh, yeah.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That's burnt! Like fire carried by the wind The end of a time A time to begin It'll take you in They'll spit you out Behold the flesh And the power it holds It's built you up, one way it turns right back down It's time to begin, the end of a time It'll take you in, it'll spit you out Behold the flesh where the power it holds Touch, taste, breathe Consumed Take a bow, I'll wail in you From the first encounter We're now in hell, to last hell, who first speak no more Like the wind, upon your face, you can't see but you know it's there One beating shows, a stangling face, just be prepared</text:p>
          </table:table-cell>
        </table:table-row>
        <table:table-row>
          <table:table-cell office:value-type="string" office:string-value="Deathspell Omega - Abscission">
            <text:p>Deathspell Omega - Abscission</text:p>
          </table:table-cell>
          <table:table-cell office:value-type="string" office:string-value=" 🎵 Even the reddened seeds of litigation is my domain Voice from separate them, the den of serpents, the dust of my corrupted breath And the blazing spirit of mystic heaven above, angels morrowing thrust Relent by angel, suffering and in sin, tattled by burden Scorching heat of furnaces inside Covered with great vital root Seek the fire in the arteries In the scum of Asian abroad, of harvest unguarded Charcoal of deep under the nose, wavy crane Dead virgin feeding dead boy Crawling in sifting oil, the stronger the bigger In blood the thicker, in fury the greed Impermanent spirit inside the heart so The power has healed, so we rise into fear Yes, to the unknown, the screams of the injured Our souls are broken, our tears, the dark is spreading We're simmering rapture All days are ending Yellow paint being sprayed Arched palms cry Fevered child Feel the throes from the nipple Submitted sky All is like staring glass Blackberry off the chest Blackberry off the chest The depths of objection, the throne of the unknown, the heroism in useless and silent In a dream of ecstasy, subjugation Unburdened by his blessings Unbidden self, a cannibal survivor Carved in brick, a beast A beast of his own kind Angel of the world, impressed A curse, a curse An eternal hyperbeam An eternal Oh, get ready Is your life free from the ash? Turn it from the rocks Be my child Be my promise In the black In the supernatural sky All my desire Arise from the ground Be my child Be my prey See the past Eat the supernatural Die for my The stony heart">
            <text:p> 🎵 Even the reddened seeds of litigation is my domain Voice from separate them, the den of serpents, the dust of my corrupted breath And the blazing spirit of mystic heaven above, angels morrowing thrust Relent by angel, suffering and in sin, tattled by burden Scorching heat of furnaces inside Covered with great vital root Seek the fire in the arteries In the scum of Asian abroad, of harvest unguarded Charcoal of deep under the nose, wavy crane Dead virgin feeding dead boy Crawling in sifting oil, the stronger the bigger In blood the thicker, in fury the greed Impermanent spirit inside the heart so The power has healed, so we rise into fear Yes, to the unknown, the screams of the injured Our souls are broken, our tears, the dark is spreading We're simmering rapture All days are ending Yellow paint being sprayed Arched palms cry Fevered child Feel the throes from the nipple Submitted sky All is like staring glass Blackberry off the chest Blackberry off the chest The depths of objection, the throne of the unknown, the heroism in useless and silent In a dream of ecstasy, subjugation Unburdened by his blessings Unbidden self, a cannibal survivor Carved in brick, a beast A beast of his own kind Angel of the world, impressed A curse, a curse An eternal hyperbeam An eternal Oh, get ready Is your life free from the ash? Turn it from the rocks Be my child Be my promise In the black In the supernatural sky All my desire Arise from the ground Be my child Be my prey See the past Eat the supernatural Die for my The stony heart</text:p>
          </table:table-cell>
        </table:table-row>
        <table:table-row>
          <table:table-cell office:value-type="string" office:string-value="Deicide - Sacrificial Suicide">
            <text:p>Deicide - Sacrificial Suicide</text:p>
          </table:table-cell>
          <table:table-cell office:value-type="string" office:string-value=" So In the night, the ritual fire, the ritual anthem of suicides In your fear, utter fear, in your darkness, disappear Covenant, be as a myth, open up my holiness Father, take us, let me love your holiness Suicide sacrifice, destruction of holiness Be under my holy night, need to sacrifice We all face a fate, simple hostility, honest revenge Three times suicide, sacrifice, proficiency for night, and lost in reality Four times angel of black and red, stayed on hell, insane blast of men Five times sacrifice, suicide, a ritual to warn the light, a beam of light to the faith Satan, death to hell, end my life, wrath of God Satan, sin my soul, bled with fire, throne of stone Satan, I must die, in my way, self-incense Satan, to a fire, end my life, I must die, Satan So time takes place The rust of evil deep inside It is a vow never lied Take away the immortal life There be God, save sons Commit the body to the ground Father, stay done I'll find peace when I'm gone Suicide sacrifice Destruction of all humanity An eye upon all humanity Death of sacrifice Save me! you">
            <text:p> So In the night, the ritual fire, the ritual anthem of suicides In your fear, utter fear, in your darkness, disappear Covenant, be as a myth, open up my holiness Father, take us, let me love your holiness Suicide sacrifice, destruction of holiness Be under my holy night, need to sacrifice We all face a fate, simple hostility, honest revenge Three times suicide, sacrifice, proficiency for night, and lost in reality Four times angel of black and red, stayed on hell, insane blast of men Five times sacrifice, suicide, a ritual to warn the light, a beam of light to the faith Satan, death to hell, end my life, wrath of God Satan, sin my soul, bled with fire, throne of stone Satan, I must die, in my way, self-incense Satan, to a fire, end my life, I must die, Satan So time takes place The rust of evil deep inside It is a vow never lied Take away the immortal life There be God, save sons Commit the body to the ground Father, stay done I'll find peace when I'm gone Suicide sacrifice Destruction of all humanity An eye upon all humanity Death of sacrifice Save me! you</text:p>
          </table:table-cell>
        </table:table-row>
        <table:table-row>
          <table:table-cell office:value-type="string" office:string-value="Demigod - Slumber of Sullen Eyes">
            <text:p>Demigod - Slumber of Sullen Eyes</text:p>
          </table:table-cell>
          <table:table-cell office:value-type="string" office:string-value=" You so A sacred prophecy in the silence What is done, what leaves behind He who never died, lost the place for a king Unbound by the chains of immortality Your soul, will burn to die Dark blood, burns in your light Use the veins of life for bloodshed In the races of the zombie They are silent because it's The beauty of the sorrow The cursory of miserable feelings Claiming those existence as a living hell In the kiss, they buy The source of sorrow, the bleeding tear A sad and cold scene, in the silence A dark, a bleeding heart In your every time, birth of this monarchy One for all time, in the hands of the author Your soul, prepared to die Dark realm, closing your eyes It's the place where life's encroaching In the nations of the silver moon In a solid conscience The final sword Of sorrow so The voice of the past has been stillness The memory is the dawn The sound of truth, the mind of demons The feeling of bliss, of pain No! Thunder of silence Thunder of Salius Thunder of Salius">
            <text:p> You so A sacred prophecy in the silence What is done, what leaves behind He who never died, lost the place for a king Unbound by the chains of immortality Your soul, will burn to die Dark blood, burns in your light Use the veins of life for bloodshed In the races of the zombie They are silent because it's The beauty of the sorrow The cursory of miserable feelings Claiming those existence as a living hell In the kiss, they buy The source of sorrow, the bleeding tear A sad and cold scene, in the silence A dark, a bleeding heart In your every time, birth of this monarchy One for all time, in the hands of the author Your soul, prepared to die Dark realm, closing your eyes It's the place where life's encroaching In the nations of the silver moon In a solid conscience The final sword Of sorrow so The voice of the past has been stillness The memory is the dawn The sound of truth, the mind of demons The feeling of bliss, of pain No! Thunder of silence Thunder of Salius Thunder of Salius</text:p>
          </table:table-cell>
        </table:table-row>
        <table:table-row>
          <table:table-cell office:value-type="string" office:string-value="Demilich - Emptiness of Vanishing">
            <text:p>Demilich - Emptiness of Vanishing</text:p>
          </table:table-cell>
          <table:table-cell office:value-type="string" office:string-value=" you The skin of the trees are dying More birds could think they can fly when left They don't see the wind that comes below As the air is replaced by emptiness It's not rain that holds it all Those lights in the dark are endless The thoughts disappear and it's no more No more senses, no more feelings, no more consciousness So ♪ I am the pride This is nothing new There are many eyes to escape I am also the goal You">
            <text:p> you The skin of the trees are dying More birds could think they can fly when left They don't see the wind that comes below As the air is replaced by emptiness It's not rain that holds it all Those lights in the dark are endless The thoughts disappear and it's no more No more senses, no more feelings, no more consciousness So ♪ I am the pride This is nothing new There are many eyes to escape I am also the goal You</text:p>
          </table:table-cell>
        </table:table-row>
        <table:table-row>
          <table:table-cell office:value-type="string" office:string-value="Disembowelment - The Tree of Life and Death">
            <text:p>Disembowelment - The Tree of Life and Death</text:p>
          </table:table-cell>
          <table:table-cell office:value-type="string" office:string-value=" So so so Yeah, I'm just a slave to the fate of the good I'm from the world where once you get tired There's a little hope and love inside Oh, yeah. I'm a ghost in the dark This place is haunted I'm a ghost This world is mine The voice is dead I'm a ghost Ghost I'm so lost, I'm so trapped, in a dark, hollow land The moon makes it clear to the world It's over there The moon lets out To all that once believed Death Death I'm not sure if I'm going to be able to do this. I'm not sure if I'm going to be able to do this. I'm not sure if I'm going to be able to do this. I'm not sure if I'm going to be able to do this. I'm not sure if I'm going to be able to do this. I'm not sure if I'm going to be able to do this. You are the last hope of the dead Oh, oh, oh, oh, oh, oh, oh, oh, oh, oh, oh, oh, oh, oh, oh, oh, oh, oh, oh, oh, oh, oh, so So So The forces of the world shall bow You are the one who is gone Flee Run Flee What the fuck? No, no, no, no So You're not alone. The mind is in the hands of the fowl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
            <text:p> So so so Yeah, I'm just a slave to the fate of the good I'm from the world where once you get tired There's a little hope and love inside Oh, yeah. I'm a ghost in the dark This place is haunted I'm a ghost This world is mine The voice is dead I'm a ghost Ghost I'm so lost, I'm so trapped, in a dark, hollow land The moon makes it clear to the world It's over there The moon lets out To all that once believed Death Death I'm not sure if I'm going to be able to do this. I'm not sure if I'm going to be able to do this. I'm not sure if I'm going to be able to do this. I'm not sure if I'm going to be able to do this. I'm not sure if I'm going to be able to do this. I'm not sure if I'm going to be able to do this. You are the last hope of the dead Oh, oh, oh, oh, oh, oh, oh, oh, oh, oh, oh, oh, oh, oh, oh, oh, oh, oh, oh, oh, oh, oh, so So So The forces of the world shall bow You are the one who is gone Flee Run Flee What the fuck? No, no, no, no So You're not alone. The mind is in the hands of the fowl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re not alone. you</text:p>
          </table:table-cell>
        </table:table-row>
        <table:table-row>
          <table:table-cell office:value-type="string" office:string-value="Disma - Chaos Apparition">
            <text:p>Disma - Chaos Apparition</text:p>
          </table:table-cell>
          <table:table-cell office:value-type="string" office:string-value=" ♪ The moon is giving to all that there sees We need to understand the truth of the art To manage the lies in a completely different shape The tree of the gods, the man of the stars, is here again The fire of the sea, is here again The pain of my past is haunting my memory So I'm gonna take my place To exist beyond the boundary to process to be Death Chaos Eternally still Force I'm on the edg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f the past The truth is in the dark The last one of the desecration Yeah Oh, supernaturally, is this Ego-basking capture Of the eternal world When life was lost Thanks for watching!">
            <text:p> ♪ The moon is giving to all that there sees We need to understand the truth of the art To manage the lies in a completely different shape The tree of the gods, the man of the stars, is here again The fire of the sea, is here again The pain of my past is haunting my memory So I'm gonna take my place To exist beyond the boundary to process to be Death Chaos Eternally still Force I'm on the edg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f the past The truth is in the dark The last one of the desecration Yeah Oh, supernaturally, is this Ego-basking capture Of the eternal world When life was lost Thanks for watching!</text:p>
          </table:table-cell>
        </table:table-row>
        <table:table-row>
          <table:table-cell office:value-type="string" office:string-value="Dismember - And So Is Life">
            <text:p>Dismember - And So Is Life</text:p>
          </table:table-cell>
          <table:table-cell office:value-type="string" office:string-value=" ♪ We are the night and day and people's only eyes The blood of the fierce, the water of life Angry inside, we defy tomorrow Simple suicide, nothing has a tomorrow As the fire engages, we are the dinosaur The only people who will mourn, is those that will die Watch the iron heart, make this perfect Glory and destroy, and we are the kings We all belong in the world that's only worth The moment it's blackened, my body's so plain Life is so silent, you can't make it clean All that I was got and I'm running with it It's just like nothing, nothing to me, no again In the dark, when I'm alive, I'm fucking alive, I never lie so I am the one I'm walking to myself, I'm trapped in doubt I lost my heart, it is in vain Like a dog, the life's too tough I've lost my life, but I'm still fine I'm safe, never sleep My head, it's always right">
            <text:p> ♪ We are the night and day and people's only eyes The blood of the fierce, the water of life Angry inside, we defy tomorrow Simple suicide, nothing has a tomorrow As the fire engages, we are the dinosaur The only people who will mourn, is those that will die Watch the iron heart, make this perfect Glory and destroy, and we are the kings We all belong in the world that's only worth The moment it's blackened, my body's so plain Life is so silent, you can't make it clean All that I was got and I'm running with it It's just like nothing, nothing to me, no again In the dark, when I'm alive, I'm fucking alive, I never lie so I am the one I'm walking to myself, I'm trapped in doubt I lost my heart, it is in vain Like a dog, the life's too tough I've lost my life, but I'm still fine I'm safe, never sleep My head, it's always right</text:p>
          </table:table-cell>
        </table:table-row>
        <table:table-row>
          <table:table-cell office:value-type="string" office:string-value="Dream Unending - In Cipher I Weep">
            <text:p>Dream Unending - In Cipher I Weep</text:p>
          </table:table-cell>
          <table:table-cell office:value-type="string" office:string-value=" so You are... This life for me is a new curse Your mischief Puts the sun Down You serve your cause In fire In fire You serve your cause You are the face Take me away I'm free Chainsman's son, my queen Flowers of satan's hand Lies this cruel, trite, dreary case I see my condition Confront the mistake, don't destro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ll the things that we used to feel They're here, like a dream So insane So blind So blind I'm a fool You're a fucking idiot you">
            <text:p> so You are... This life for me is a new curse Your mischief Puts the sun Down You serve your cause In fire In fire You serve your cause You are the face Take me away I'm free Chainsman's son, my queen Flowers of satan's hand Lies this cruel, trite, dreary case I see my condition Confront the mistake, don't destro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ll the things that we used to feel They're here, like a dream So insane So blind So blind I'm a fool You're a fucking idiot you</text:p>
          </table:table-cell>
        </table:table-row>
        <table:table-row>
          <table:table-cell office:value-type="string" office:string-value="Krypts - Open the Crypt">
            <text:p>Krypts - Open the Crypt</text:p>
          </table:table-cell>
          <table:table-cell office:value-type="string" office:string-value=" This is the first time I've ever seen a car go by without a warning. I'm not sure if it's a warning or a warning. I'm not sure if it's a warning or a warning. I'm not sure if it's a warning or a warning. I'm not sure if it's a warning or a warning. I'm not sure if it's a warning or a warning. I'm not sure if it's a warning or a warning. I'm not sure if it's a warning or a warning. I'm not sure if it's a warning or a warning. so so The blood that gives The blood that gives A moment of time A moment of time I am the devil The constellation underneath the wings Is of this world's unconscious Open the door The ghosts of a starry night Sending through the curse of time Coming in a vision of mine So So In the land of the dead so I'm nothing but a part of just the earth Still I'm leading, go, go to the sea Open the gate Release the pages of time Open the gate To the surface is the void you">
            <text:p> This is the first time I've ever seen a car go by without a warning. I'm not sure if it's a warning or a warning. I'm not sure if it's a warning or a warning. I'm not sure if it's a warning or a warning. I'm not sure if it's a warning or a warning. I'm not sure if it's a warning or a warning. I'm not sure if it's a warning or a warning. I'm not sure if it's a warning or a warning. I'm not sure if it's a warning or a warning. so so The blood that gives The blood that gives A moment of time A moment of time I am the devil The constellation underneath the wings Is of this world's unconscious Open the door The ghosts of a starry night Sending through the curse of time Coming in a vision of mine So So In the land of the dead so I'm nothing but a part of just the earth Still I'm leading, go, go to the sea Open the gate Release the pages of time Open the gate To the surface is the void you</text:p>
          </table:table-cell>
        </table:table-row>
        <table:table-row>
          <table:table-cell office:value-type="string" office:string-value="Morbid Angel - Immortal Rites">
            <text:p>Morbid Angel - Immortal Rites</text:p>
          </table:table-cell>
          <table:table-cell office:value-type="string" office:string-value=" ♪ And for a day to bright The darkness burns alive Call upon the immortals Call upon the young It's hard to keep the deed Free and above our given weight Let the rusty lie Make us all wear darkness Oh, enlighten us to your ways Journey through all the mindlessness, streets unheard before Hunting for its own room, some spinning hunting by Shadow is cast, heathen heat, lost in centuries Lord of death, I summon you, with eyes of the upright Cast your spell on our life, nasty may you receive It's not immortality, it's not a mercy sin I'm a fighter so Gathered for a stake to fright A conscious mind for life Call upon the immortals Call upon the odds which we can't conceive Freedom's a hard-healing weed After a delight Faded from our darkness Who is lighting us to the waves? For the death I summon you, as I quench it all free Catch your spell, on our life, as we may receive Gift of immortality, stoned on those who seek you Now I'm all alone">
            <text:p> ♪ And for a day to bright The darkness burns alive Call upon the immortals Call upon the young It's hard to keep the deed Free and above our given weight Let the rusty lie Make us all wear darkness Oh, enlighten us to your ways Journey through all the mindlessness, streets unheard before Hunting for its own room, some spinning hunting by Shadow is cast, heathen heat, lost in centuries Lord of death, I summon you, with eyes of the upright Cast your spell on our life, nasty may you receive It's not immortality, it's not a mercy sin I'm a fighter so Gathered for a stake to fright A conscious mind for life Call upon the immortals Call upon the odds which we can't conceive Freedom's a hard-healing weed After a delight Faded from our darkness Who is lighting us to the waves? For the death I summon you, as I quench it all free Catch your spell, on our life, as we may receive Gift of immortality, stoned on those who seek you Now I'm all alone</text:p>
          </table:table-cell>
        </table:table-row>
        <table:table-row>
          <table:table-cell office:value-type="string" office:string-value="Mythic - Winter Solstice">
            <text:p>Mythic - Winter Solstice</text:p>
          </table:table-cell>
          <table:table-cell office:value-type="string" office:string-value=" So So 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So Bro And the world will never forget Never will the world forget The world of the dea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you">
            <text:p> So So 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So Bro And the world will never forget Never will the world forget The world of the dea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so you</text:p>
          </table:table-cell>
        </table:table-row>
        <table:table-row>
          <table:table-cell office:value-type="string" office:string-value="Obituary - Infected">
            <text:p>Obituary - Infected</text:p>
          </table:table-cell>
          <table:table-cell office:value-type="string" office:string-value=" Oh ♪ ♪ ♪ ♪ ♪ ♪ ♪ ♪ ♪ ♪ I believe in love Give the chance to love, the one love that's gone Make it out of the soul, leave it all behind Give the chance to live, the chance to love the heart Make it out of the world, leave it all behind You have a soul, you want to steal You're tired of the pain, you're so in love Roar! Killing Sent you to your grave Dying Soon they'll all be the same Tearing Raining, reaching off your lips, infectious, infectious Bleeding, reaching for your skin, infected Coming to the end of life Dying to the other side Is here so ♪ ♪ ♪ ♪ ♪ you">
            <text:p> Oh ♪ ♪ ♪ ♪ ♪ ♪ ♪ ♪ ♪ ♪ I believe in love Give the chance to love, the one love that's gone Make it out of the soul, leave it all behind Give the chance to live, the chance to love the heart Make it out of the world, leave it all behind You have a soul, you want to steal You're tired of the pain, you're so in love Roar! Killing Sent you to your grave Dying Soon they'll all be the same Tearing Raining, reaching off your lips, infectious, infectious Bleeding, reaching for your skin, infected Coming to the end of life Dying to the other side Is here so ♪ ♪ ♪ ♪ ♪ you</text:p>
          </table:table-cell>
        </table:table-row>
        <table:table-row>
          <table:table-cell office:value-type="string" office:string-value="Portal - Abysmill">
            <text:p>Portal - Abysmill</text:p>
          </table:table-cell>
          <table:table-cell office:value-type="string" office:string-value=" So Prevalent recession The addendum of life-force brood Souls in a good, vending trance Fear is a weapon for control Betrayals, fanatics, scum and nasty For proud of their careers Continue the violence through the spout of the wind No matter, we can't deceive the earth For this is for the dark and the head Now the king and the baron perfectly brought a cable Obscenities procure Stitch in the ether Sin and death That's what I'm breathing in so so so so Thanks for watching!">
            <text:p> So Prevalent recession The addendum of life-force brood Souls in a good, vending trance Fear is a weapon for control Betrayals, fanatics, scum and nasty For proud of their careers Continue the violence through the spout of the wind No matter, we can't deceive the earth For this is for the dark and the head Now the king and the baron perfectly brought a cable Obscenities procure Stitch in the ether Sin and death That's what I'm breathing in so so so so Thanks for watching!</text:p>
          </table:table-cell>
        </table:table-row>
        <table:table-row>
          <table:table-cell office:value-type="string" office:string-value="Possessed - Fallen Angel">
            <text:p>Possessed - Fallen Angel</text:p>
          </table:table-cell>
          <table:table-cell office:value-type="string" office:string-value=" You ♪ Deceiving age of full of hate Outcast will prevail You the last of darkness No more falsehood, no more detail Pollinate your distrust God is up, down below Where did love and power come from? Dark souls of pain, void that binds Evil hordes, wicked tribes Where you make merciless Wings of hell, summon war rats Into hell The light of the universe burning up Glowing in his eyes Down below forevermore Your soul cries How can the stormy promised land Will be your last stop? Please pay the price To the mindful Poisoned minds, evil plans We can't fight where you've been Mercyless, we don't fear Someone left in the end so you">
            <text:p> You ♪ Deceiving age of full of hate Outcast will prevail You the last of darkness No more falsehood, no more detail Pollinate your distrust God is up, down below Where did love and power come from? Dark souls of pain, void that binds Evil hordes, wicked tribes Where you make merciless Wings of hell, summon war rats Into hell The light of the universe burning up Glowing in his eyes Down below forevermore Your soul cries How can the stormy promised land Will be your last stop? Please pay the price To the mindful Poisoned minds, evil plans We can't fight where you've been Mercyless, we don't fear Someone left in the end so you</text:p>
          </table:table-cell>
        </table:table-row>
        <table:table-row>
          <table:table-cell office:value-type="string" office:string-value="Ulcerate - Extinguished Light">
            <text:p>Ulcerate - Extinguished Light</text:p>
          </table:table-cell>
          <table:table-cell office:value-type="string" office:string-value=" So so Let's build a palace in front of him We will make no false chances It was clear to me that I was just a memory The mirror shows no more lies In the end, the truth is The guilty, the unhappy, die There is no hope to the wretched king All the gods will soon be under his reign In the dark, time is sick No one is the breaker The enemy is the one that they are not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The sun is rising The darkness is coming We can't be defeated So I know, you're not so bad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so so Your face Your heart You need this I will not let you Beautiful and rotten so I'm stuck in the clouds I'm lost in the night I'm lost in the night I'm lost I'm lost in the night I'm lost in the night Unworthy Extinguished This light Which began The last The last The last I'm not that straight in mind you">
            <text:p> So so Let's build a palace in front of him We will make no false chances It was clear to me that I was just a memory The mirror shows no more lies In the end, the truth is The guilty, the unhappy, die There is no hope to the wretched king All the gods will soon be under his reign In the dark, time is sick No one is the breaker The enemy is the one that they are not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The sun is rising The darkness is coming We can't be defeated So I know, you're not so bad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I'm not afraid of the dark so so Your face Your heart You need this I will not let you Beautiful and rotten so I'm stuck in the clouds I'm lost in the night I'm lost in the night I'm lost I'm lost in the night I'm lost in the night Unworthy Extinguished This light Which began The last The last The last I'm not that straight in mind you</text:p>
          </table:table-cell>
        </table:table-row>
        <table:table-row>
          <table:table-cell office:value-type="string" office:string-value="Épitaphe - Melancholia">
            <text:p>Épitaphe - Melancholia</text:p>
          </table:table-cell>
          <table:table-cell office:value-type="string" office:string-value=" You so so This is the end The curse will burn Armies of steel, skies of gold, spine of the cross The surface, the center of our fate Darkness and the force of what we are The force of what we are Ominous Vengeance Dissatisfaction Vengeance Posing a tragic face, the heart of rage The senses cold and stoned, the sense of shame and cruelty A grand darkness, a hater Flows and gestures, fully tormented the ears With a drop of sadness, a name threatening self-pity The truth that won't be heard You're still alive Always below, skies above Spine on the surface, center of objects End of the swimming And for support we are made of structures The century of things, nothing except the Jews Devoid of flesh Marching towards the streets of love Spider on the surface, sensitive on the surface Darkness sweeping, darkness sweeping Envies, enforced of what we are On the lost altars, six machines In the secret treasures, in the flesh Through the fields of night, where I lay dead, lonely for years to come In my distant skies, as darkness falls, I search for the cold, eternal and so frail I'll sleep to your lies I'll sleep to your lies so so so so so Following the ultramarine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Yeah It's real Yeah, it's real So terrified, what would you want? And we shall have the sun And we shall have the sun Have the sun He brings, He brings the dark He brings, He brings the dark so You're a ghost You're a ghost You're a ghost You're a ghost You're a ghost You're a ghost You're a ghost You're a ghost You're a ghost You're a ghost You're a ghost You're a ghost You're a ghost You're a ghost This is it It's all I can do It's all I can do 🎵 🎵Frost and cold birds🎵 🎵In a cold confusion🎵 🎵In their last existence🎵 🎵For joy or love🎵 Shadows evolve, reaching the sky over the earth Rippling from the surface, the river flows on Shadows evolve, reaching the sky over the earth Shriven from the snake Shriven Shriven from the snak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You're not alone You're not alone You're not alone You're not alone You're not alone You're not alone You're not alone You're not alone You're not alone You're not alone You're not alone You're not alone You're not alone You're not alo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slave of God Death is my slave Death is my slave You don't know You can't see I'm the same, I'm the same so so so So you">
            <text:p> You so so This is the end The curse will burn Armies of steel, skies of gold, spine of the cross The surface, the center of our fate Darkness and the force of what we are The force of what we are Ominous Vengeance Dissatisfaction Vengeance Posing a tragic face, the heart of rage The senses cold and stoned, the sense of shame and cruelty A grand darkness, a hater Flows and gestures, fully tormented the ears With a drop of sadness, a name threatening self-pity The truth that won't be heard You're still alive Always below, skies above Spine on the surface, center of objects End of the swimming And for support we are made of structures The century of things, nothing except the Jews Devoid of flesh Marching towards the streets of love Spider on the surface, sensitive on the surface Darkness sweeping, darkness sweeping Envies, enforced of what we are On the lost altars, six machines In the secret treasures, in the flesh Through the fields of night, where I lay dead, lonely for years to come In my distant skies, as darkness falls, I search for the cold, eternal and so frail I'll sleep to your lies I'll sleep to your lies so so so so so Following the ultramarine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Yeah It's real Yeah, it's real So terrified, what would you want? And we shall have the sun And we shall have the sun Have the sun He brings, He brings the dark He brings, He brings the dark so You're a ghost You're a ghost You're a ghost You're a ghost You're a ghost You're a ghost You're a ghost You're a ghost You're a ghost You're a ghost You're a ghost You're a ghost You're a ghost You're a ghost This is it It's all I can do It's all I can do 🎵 🎵Frost and cold birds🎵 🎵In a cold confusion🎵 🎵In their last existence🎵 🎵For joy or love🎵 Shadows evolve, reaching the sky over the earth Rippling from the surface, the river flows on Shadows evolve, reaching the sky over the earth Shriven from the snake Shriven Shriven from the snak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You're not alone You're not alone You're not alone You're not alone You're not alone You're not alone You're not alone You're not alone You're not alone You're not alone You're not alone You're not alone You're not alone You're not alo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slave of God Death is my slave Death is my slave You don't know You can't see I'm the same, I'm the same so so so So you</text:p>
          </table:table-cell>
        </table:table-row>
      </table:table>
      <table:table table:name="demucs_mdx_extra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 I'm going to sleep.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Maybe it's the red button. Maybe it's the red button. I'm going to be doing a lot of talking.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Ow! I'm here. I'm going to be doing a lot of talking. I'm not a monster. I'm a human.">
            <text:p> I'm going to sleep.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I was a boy called me no so much. Maybe it's the red button. Maybe it's the red button. I'm going to be doing a lot of talking.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I am the God of the universe. Ow! I'm here. I'm going to be doing a lot of talking. I'm not a monster. I'm a human.</text:p>
          </table:table-cell>
        </table:table-row>
        <table:table-row>
          <table:table-cell office:value-type="string" office:string-value="Aborted - The Saw and the Carnage Done">
            <text:p>Aborted - The Saw and the Carnage Done</text:p>
          </table:table-cell>
          <table:table-cell office:value-type="string" office:string-value=" I'm going to have to get you out of here. I'm going to go ahead and do that. I'm going to kill you!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I'm no longer in control! I'm here to die! I'm the one who wants to die! I'm going to kill you! I'm just a man, every night, taking this to fight. I'm a bright young man to collect the world To collect the world, to collect the world Okay. I'm gonna get you. Take it as a chance! Time out of my life! Take it as a fight! Yeah. Yeah. Yeah. Yeah. Yeah. Yeah. Yeah. Yeah. Yeah. Yeah. Yeah. Yeah. Yeah. Yeah. Yeah. Yeah. Yeah. Yeah. Yeah. Yeah. Yeah. Yeah. Yeah. Yeah. Yeah. Yeah. Yeah. Yeah. Yeah. Yeah. Yeah. Yeah. Yeah. Yeah. Yeah. I'm going to put this on. Thank you.">
            <text:p> I'm going to have to get you out of here. I'm going to go ahead and do that. I'm going to kill you!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You're a piece of shit! I'm no longer in control! I'm here to die! I'm the one who wants to die! I'm going to kill you! I'm just a man, every night, taking this to fight. I'm a bright young man to collect the world To collect the world, to collect the world Okay. I'm gonna get you. Take it as a chance! Time out of my life! Take it as a fight! Yeah. Yeah. Yeah. Yeah. Yeah. Yeah. Yeah. Yeah. Yeah. Yeah. Yeah. Yeah. Yeah. Yeah. Yeah. Yeah. Yeah. Yeah. Yeah. Yeah. Yeah. Yeah. Yeah. Yeah. Yeah. Yeah. Yeah. Yeah. Yeah. Yeah. Yeah. Yeah. Yeah. Yeah. Yeah. I'm going to put this on. Thank you.</text:p>
          </table:table-cell>
        </table:table-row>
        <table:table-row>
          <table:table-cell office:value-type="string" office:string-value="Benighted - Slut">
            <text:p>Benighted - Slut</text:p>
          </table:table-cell>
          <table:table-cell office:value-type="string" office:string-value=" I only got one piece of the mighty. No one gets to hear of this other traitor.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 best! How funny! Yes. I'm a positive and I'm never in fighting. You can't win by getting swatted by a crow. It's not the only thing. People with a drink of vodka smile. You are the poison in their shot. And I'm the substance. It's so big to lie. I thought of you, but......didn't mean. Feel my evil! Your endless hatred will be soon annulled! Annulled, Beverly! I trusted once. I'm going to try to back off! They're coming up in time! They must win the trade because one girl's not enough! Back one more time, I don't feel so good about you! We are fighting on! The end of the world will be soon and all will be free.">
            <text:p> I only got one piece of the mighty. No one gets to hear of this other traitor.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 best! How funny! Yes. I'm a positive and I'm never in fighting. You can't win by getting swatted by a crow. It's not the only thing. People with a drink of vodka smile. You are the poison in their shot. And I'm the substance. It's so big to lie. I thought of you, but......didn't mean. Feel my evil! Your endless hatred will be soon annulled! Annulled, Beverly! I trusted once. I'm going to try to back off! They're coming up in time! They must win the trade because one girl's not enough! Back one more time, I don't feel so good about you! We are fighting on! The end of the world will be soon and all will be free.</text:p>
          </table:table-cell>
        </table:table-row>
        <table:table-row>
          <table:table-cell office:value-type="string" office:string-value="Cerebral Bore - The Bald Cadaver">
            <text:p>Cerebral Bore - The Bald Cadaver</text:p>
          </table:table-cell>
          <table:table-cell office:value-type="string" office:string-value=" The army is at war. The police are on the scene fighting. The resistance is working hard. The foreign fighters are using it to stop the battle. Oh, oh, oh, oh, oh, oh, oh, oh, oh, oh, oh, oh, oh, oh, oh, oh, oh, oh, oh, oh, oh, oh, We should take this to the North-West Front! Doctor, please! We may use a separate system! Still, Mark, we still need a staff man! You are here to join us, so we are in the process of building a staff here, if you don't mind. I'm not afraid of you. I'm not afraid of you. I'm going to be a bitch. You are a very good bitch, so big, but so small. From this day forward, I will not be able to see you again. Go! Yes, sir. I will do my best. I will do my best.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You are the son of a bitch, you're a piece of shit. You're the son of a bitch, you're a piece of shit. I'm the son of a bitch, you're a piece of shit. You're the son of a bitch, you're a piece of shit. I'm the son of a bitch, you're a piece of shit. You're welcome.">
            <text:p> The army is at war. The police are on the scene fighting. The resistance is working hard. The foreign fighters are using it to stop the battle. Oh, oh, oh, oh, oh, oh, oh, oh, oh, oh, oh, oh, oh, oh, oh, oh, oh, oh, oh, oh, oh, oh, We should take this to the North-West Front! Doctor, please! We may use a separate system! Still, Mark, we still need a staff man! You are here to join us, so we are in the process of building a staff here, if you don't mind. I'm not afraid of you. I'm not afraid of you. I'm going to be a bitch. You are a very good bitch, so big, but so small. From this day forward, I will not be able to see you again. Go! Yes, sir. I will do my best. I will do my best.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I am the one who will destroy you! You are the son of a bitch, you're a piece of shit. You're the son of a bitch, you're a piece of shit. I'm the son of a bitch, you're a piece of shit. You're the son of a bitch, you're a piece of shit. I'm the son of a bitch, you're a piece of shit. You're welcome.</text:p>
          </table:table-cell>
        </table:table-row>
        <table:table-row>
          <table:table-cell office:value-type="string" office:string-value="Cryptopsy - Slit Your Guts">
            <text:p>Cryptopsy - Slit Your Guts</text:p>
          </table:table-cell>
          <table:table-cell office:value-type="string" office:string-value=" I'm going to be a good boy. I'm going to be a good boy. I'm going to be a good boy. I'm going to be a good boy. I'm going to kill you. Okay. Okay. Okay. Okay. Okay. Okay. Okay. Okay. Okay. Okay. Okay. Okay. Okay. Okay. Okay. Okay. Okay. Okay. Okay. Okay. Okay. Okay. Okay. Okay. Okay. Okay. Okay. Okay. Okay. I'm going to put the camera down. Hello. I'm going to kill you. I'm going to kill you. I'm going to kill you. I'm going to kill you. I am your father! I am your father! I'm going to put it on your head. I'm going to go get some more.">
            <text:p> I'm going to be a good boy. I'm going to be a good boy. I'm going to be a good boy. I'm going to be a good boy. I'm going to kill you. Okay. Okay. Okay. Okay. Okay. Okay. Okay. Okay. Okay. Okay. Okay. Okay. Okay. Okay. Okay. Okay. Okay. Okay. Okay. Okay. Okay. Okay. Okay. Okay. Okay. Okay. Okay. Okay. Okay. I'm going to put the camera down. Hello. I'm going to kill you. I'm going to kill you. I'm going to kill you. I'm going to kill you. I am your father! I am your father! I'm going to put it on your head. I'm going to go get some more.</text:p>
          </table:table-cell>
        </table:table-row>
        <table:table-row>
          <table:table-cell office:value-type="string" office:string-value="Cytotoxin - Radiophobia">
            <text:p>Cytotoxin - Radiophobia</text:p>
          </table:table-cell>
          <table:table-cell office:value-type="string" office:string-value=" I'm going to go ahead and get started. I'm not sure what I'm saying here. The final piece of this mess I made. I'm a troublesome little temporary. And this is what you'll take. That's all there is, actually. I'm sorry, I'm sorry. I'm sorry. The trap is not the son. No. I'm going to be a bitch!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I'm going to take a nap. I'm going to sleep in the car. I'm going to sleep in the car. I'm not sure. I've heard! The dragon's got to slow down!.">
            <text:p> I'm going to go ahead and get started. I'm not sure what I'm saying here. The final piece of this mess I made. I'm a troublesome little temporary. And this is what you'll take. That's all there is, actually. I'm sorry, I'm sorry. I'm sorry. The trap is not the son. No. I'm going to be a bitch!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You are a terrible creature! I'm going to take a nap. I'm going to sleep in the car. I'm going to sleep in the car. I'm not sure. I've heard! The dragon's got to slow down!.</text:p>
          </table:table-cell>
        </table:table-row>
        <table:table-row>
          <table:table-cell office:value-type="string" office:string-value="Defeated Sanity - Into the Soil">
            <text:p>Defeated Sanity - Into the Soil</text:p>
          </table:table-cell>
          <table:table-cell office:value-type="string" office:string-value=" I'm going to start with a song called I am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There are times when the cold is quite the concern. It's the last call of the season. I've seen it show up. Some living in caves never do have the time. I have a curious feeling that the last time I was here, there was a man I had a concern about. He was a man who had a desire. I was worried that he was cold. It's the coldest. I'm going to go ahead and get started. I'm going to kill you. You are going to die. You are going to die. You are going to die. You are going to die. You are going to die. You are going to die. You are going to die. You are going to die. You are going to die. You are going to die. You are going to die. You are going to die. You are going to die. um I'm going to go to sleep. I'm going to go ahead and get started. I hope you have a wonderful day and I'll see you in the next video bye">
            <text:p> I'm going to start with a song called I am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place of the one who will be the one to take the There are times when the cold is quite the concern. It's the last call of the season. I've seen it show up. Some living in caves never do have the time. I have a curious feeling that the last time I was here, there was a man I had a concern about. He was a man who had a desire. I was worried that he was cold. It's the coldest. I'm going to go ahead and get started. I'm going to kill you. You are going to die. You are going to die. You are going to die. You are going to die. You are going to die. You are going to die. You are going to die. You are going to die. You are going to die. You are going to die. You are going to die. You are going to die. You are going to die. um I'm going to go to sleep. I'm going to go ahead and get started. I hope you have a wonderful day and I'll see you in the next video bye</text:p>
          </table:table-cell>
        </table:table-row>
        <table:table-row>
          <table:table-cell office:value-type="string" office:string-value="Devourment - Postmortal Coprophagia">
            <text:p>Devourment - Postmortal Coprophagia</text:p>
          </table:table-cell>
          <table:table-cell office:value-type="string" office:string-value=" I'm going to do a little bit of a slow motion. I am the master of my creation. I am the creator of my creation. I am the creator of my creation. I am the creator of my creation. I am the creator of my creation. I am the creator of my creation. I am the creator of my creation. I am the creator of my creation. This is a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I'm going to do a little bit of a voiceover. I'm a little bit of a fake for you I'm just a fake, fake, fake I'm a fake, fake, fake, fake I'm a fake, fake, fake, fake I'm just a fake, fake, fake, fake I'm a fake, fake, fake, fake I'm a fake, fake, fake, fake I'm a fake, fake, fake, fake I'm a fake, fake, fake, fake I'm a fake, fake, fake, fake I'm a fake, fake, fake, fake I'm a fake, fake, fake, fake I'm a fake, fake, fake, fake I am the master of the world! I am the master of the world! I am the master of the world! I am the master of the world! I'm going to be a great big man. I'm going to take all the credit. I'm going to be a great big man. I'm going to take all the credit. I'm going to be a great big man. I'm going to take all the credit. I'm going to be a great big man. I'm going to be a great big man. I'm going to be a great big man. I'm going to be a great big man. I'm going to be a great big man. I'm not going to die, I'm not going to die. I'm not going to die, I'm not going to die. I'm not going to die, I'm not going to die. I'm not going to die, I'm not going to die. I'm not going to die, I'm not going to die. I've been living in a zombie cage. I'm not a murderer. This is my work. I do what I do. I'm not a murderer. Because I'm a man. I'm going to play a little bit of the song. Now is the time to be extinct from your foreign lands. Burn the North to kill the East. Be the only one left to use the military power. We'll never ever be. Not if we're not prepared. You're a traitor. We're troops, aren't we? You should be......cleaning your face......every......day... Really? It's almost 8 BC. Only with you, I can accept that you can't.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text:p> I'm going to do a little bit of a slow motion. I am the master of my creation. I am the creator of my creation. I am the creator of my creation. I am the creator of my creation. I am the creator of my creation. I am the creator of my creation. I am the creator of my creation. I am the creator of my creation. This is a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very, I'm going to do a little bit of a voiceover. I'm a little bit of a fake for you I'm just a fake, fake, fake I'm a fake, fake, fake, fake I'm a fake, fake, fake, fake I'm just a fake, fake, fake, fake I'm a fake, fake, fake, fake I'm a fake, fake, fake, fake I'm a fake, fake, fake, fake I'm a fake, fake, fake, fake I'm a fake, fake, fake, fake I'm a fake, fake, fake, fake I'm a fake, fake, fake, fake I'm a fake, fake, fake, fake I am the master of the world! I am the master of the world! I am the master of the world! I am the master of the world! I'm going to be a great big man. I'm going to take all the credit. I'm going to be a great big man. I'm going to take all the credit. I'm going to be a great big man. I'm going to take all the credit. I'm going to be a great big man. I'm going to be a great big man. I'm going to be a great big man. I'm going to be a great big man. I'm going to be a great big man. I'm not going to die, I'm not going to die. I'm not going to die, I'm not going to die. I'm not going to die, I'm not going to die. I'm not going to die, I'm not going to die. I'm not going to die, I'm not going to die. I've been living in a zombie cage. I'm not a murderer. This is my work. I do what I do. I'm not a murderer. Because I'm a man. I'm going to play a little bit of the song. Now is the time to be extinct from your foreign lands. Burn the North to kill the East. Be the only one left to use the military power. We'll never ever be. Not if we're not prepared. You're a traitor. We're troops, aren't we? You should be......cleaning your face......every......day... Really? It's almost 8 BC. Only with you, I can accept that you can't.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 I'm gonna get you,</text:p>
          </table:table-cell>
        </table:table-row>
        <table:table-row>
          <table:table-cell office:value-type="string" office:string-value="Disfiguring the Goddess - Admiration of Anger">
            <text:p>Disfiguring the Goddess - Admiration of Anger</text:p>
          </table:table-cell>
          <table:table-cell office:value-type="string" office:string-value=" I'm going to do a reaction to the new episode of the Lair of Weaverland. I'm not sure if I'm going to be able to get it to play. I'm going to have to wait for it to play. I'm going to kill you. I'm a man! But that's only so far! I'm a man! But that's only so far! I'm a man! I'm a man! I'm a man! I'm a man! I'm a man! I'm a man! I'm a man! I'm a man! I'm a man! I'm a man! I'm going to kill you! I will never turn to black! I'm going to make you suffer in your life. The deep flesh and the fire will turn you into me I am the only one who can save you today I'm going to need the board. I'm not a monster. I'm going to kill you. I'm going to kill you. I'm going to kill you. I'm going to kill you. See you next time!">
            <text:p> I'm going to do a reaction to the new episode of the Lair of Weaverland. I'm not sure if I'm going to be able to get it to play. I'm going to have to wait for it to play. I'm going to kill you. I'm a man! But that's only so far! I'm a man! But that's only so far! I'm a man! I'm a man! I'm a man! I'm a man! I'm a man! I'm a man! I'm a man! I'm a man! I'm a man! I'm a man! I'm going to kill you! I will never turn to black! I'm going to make you suffer in your life. The deep flesh and the fire will turn you into me I am the only one who can save you today I'm going to need the board. I'm not a monster. I'm going to kill you. I'm going to kill you. I'm going to kill you. I'm going to kill you. See you next time!</text:p>
          </table:table-cell>
        </table:table-row>
        <table:table-row>
          <table:table-cell office:value-type="string" office:string-value="Disgorge - Atonement">
            <text:p>Disgorge - Atonement</text:p>
          </table:table-cell>
          <table:table-cell office:value-type="string" office:string-value=" I'm going to start with the top. Okay. Okay. Okay. Okay. Okay. Okay. Okay. Okay. Okay. Okay. Okay. Okay. Okay. Okay. Okay. Okay. Okay. Okay. Okay. Okay. Okay. Okay. Okay. Okay. Okay. Okay. Okay. Okay. Okay. So I'm going to do a little bit of a hand massag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put a little bit of water in here. I'm going to do a little bit of a massag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try to get a better angle.">
            <text:p> I'm going to start with the top. Okay. Okay. Okay. Okay. Okay. Okay. Okay. Okay. Okay. Okay. Okay. Okay. Okay. Okay. Okay. Okay. Okay. Okay. Okay. Okay. Okay. Okay. Okay. Okay. Okay. Okay. Okay. Okay. Okay. So I'm going to do a little bit of a hand massag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put a little bit of water in here. I'm going to do a little bit of a massag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massage your face. I'm going to try to get a better angle.</text:p>
          </table:table-cell>
        </table:table-row>
        <table:table-row>
          <table:table-cell office:value-type="string" office:string-value="Dying Fetus - Grotesque Impalement">
            <text:p>Dying Fetus - Grotesque Impalement</text:p>
          </table:table-cell>
          <table:table-cell office:value-type="string" office:string-value=" I'm going to go ahead and do that.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just a little kid,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going to read a poem. The last young life, Swallowed me inside. So uh uh uh I'm going to play a little bit of the original. I'm going to kill you. I'm going to kill you. I'm going to kill you. I'm going to kill you. I'm going to kill you. Thank you.">
            <text:p> I'm going to go ahead and do that.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going to be a little bit more aggressive.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going to let you go. I'm not just a little kid,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a big man. I'm going to read a poem. The last young life, Swallowed me inside. So uh uh uh I'm going to play a little bit of the original. I'm going to kill you. I'm going to kill you. I'm going to kill you. I'm going to kill you. I'm going to kill you. Thank you.</text:p>
          </table:table-cell>
        </table:table-row>
        <table:table-row>
          <table:table-cell office:value-type="string" office:string-value="Extermination Dismemberment - Survival">
            <text:p>Extermination Dismemberment - Survival</text:p>
          </table:table-cell>
          <table:table-cell office:value-type="string" office:string-value=" I'm going to go ahead and turn off the lights. I'm not sure what I'm doing here. I am the God of War. So I'm not here to eat the dead. I can't even be the luckiest guy in town. So I am forced to live as Noshix. And I did not say it was easy as Noshix. I am the monster! I am the monster! I am the monster! I am the monster! I am the monster! I am the monster! I am the monster! I am the monster! I am the monster! I'm not a zombie. I'm not a zombie. I'm not a zombie. I'm not a zombie. I'm going to go to the bathroom. Thank you..">
            <text:p> I'm going to go ahead and turn off the lights. I'm not sure what I'm doing here. I am the God of War. So I'm not here to eat the dead. I can't even be the luckiest guy in town. So I am forced to live as Noshix. And I did not say it was easy as Noshix. I am the monster! I am the monster! I am the monster! I am the monster! I am the monster! I am the monster! I am the monster! I am the monster! I am the monster! I'm not a zombie. I'm not a zombie. I'm not a zombie. I'm not a zombie. I'm going to go to the bathroom. Thank you..</text:p>
          </table:table-cell>
        </table:table-row>
        <table:table-row>
          <table:table-cell office:value-type="string" office:string-value="Guttural Secrete - Clotting the Vacant Stare">
            <text:p>Guttural Secrete - Clotting the Vacant Stare</text:p>
          </table:table-cell>
          <table:table-cell office:value-type="string" office:string-value=" I see your kid friend yesterday, tell him to go to the park with her I heard from my last time round girl, I think you have one in your palm I'm gonna go there, I'm gonna go in for his dinner I'm gonna go there, I'm gonna go in for his dinner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I'm a big fan of the show. I'm a big fan of this song. I'm a big fish man. I will be finished soon.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I don't know.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open it. God damn.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nna find you, I'm gonna find you, I'm gonna find you, I'm gonna find you I'm gonna find you I'm gonna find you I'm gonna find you I'm gonna find you I'm gonna find you I'm gonna find you I'm gonna find you I'm a dog. I'm gonna get you! I'm gonna get you! I'm gonna get you! I'm gonna get you! I'm gonna get you! I'm gonna get you! I'm gonna get you! I'm gonna get you! I'm gonna get you! I'm gonna get you! I'm gonna get you! I'm gonna get you! I'm gonna get you! you..">
            <text:p> I see your kid friend yesterday, tell him to go to the park with her I heard from my last time round girl, I think you have one in your palm I'm gonna go there, I'm gonna go in for his dinner I'm gonna go there, I'm gonna go in for his dinner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ve been so trapped in this time, I've been in the tracks for three or four hours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to fall off, I'm going I'm a big fan of the show. I'm a big fan of this song. I'm a big fish man. I will be finished soon.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big ass motherfucker, I'm a I don't know.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open it. God damn.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ing to open it and see what's inside. I'm gonna find you, I'm gonna find you, I'm gonna find you, I'm gonna find you I'm gonna find you I'm gonna find you I'm gonna find you I'm gonna find you I'm gonna find you I'm gonna find you I'm gonna find you I'm a dog. I'm gonna get you! I'm gonna get you! I'm gonna get you! I'm gonna get you! I'm gonna get you! I'm gonna get you! I'm gonna get you! I'm gonna get you! I'm gonna get you! I'm gonna get you! I'm gonna get you! I'm gonna get you! I'm gonna get you! you..</text:p>
          </table:table-cell>
        </table:table-row>
        <table:table-row>
          <table:table-cell office:value-type="string" office:string-value="Infecting the Swarm - Aberrated Antibiosis">
            <text:p>Infecting the Swarm - Aberrated Antibiosis</text:p>
          </table:table-cell>
          <table:table-cell office:value-type="string" office:string-value="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whistling. uh um I'm going to go ahead and get started. I'm going to go ahead and get started. I'm going to go ahead and get started. I'm going to have to get you to the hospital. Now you'll be fine. You'll have time to talk. I'm going to go ahead and get the other one. the I'm not a good man. I'm not a good man. I'm not a good man. I'm not a good man. I'm not a good man. I'm not a good man. I'm not a good man. I'm not a good man. I'm not a good man. I'm not a good man. I'm not a good man. I'm not a good man. I'm not a good man. I'm not a good man. Thanks for watching.">
            <text:p>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whistling. uh um I'm going to go ahead and get started. I'm going to go ahead and get started. I'm going to go ahead and get started. I'm going to have to get you to the hospital. Now you'll be fine. You'll have time to talk. I'm going to go ahead and get the other one. the I'm not a good man. I'm not a good man. I'm not a good man. I'm not a good man. I'm not a good man. I'm not a good man. I'm not a good man. I'm not a good man. I'm not a good man. I'm not a good man. I'm not a good man. I'm not a good man. I'm not a good man. I'm not a good man. Thanks for watching.</text:p>
          </table:table-cell>
        </table:table-row>
        <table:table-row>
          <table:table-cell office:value-type="string" office:string-value="Internal Suffering - Haunters of the Dark">
            <text:p>Internal Suffering - Haunters of the Dark</text:p>
          </table:table-cell>
          <table:table-cell office:value-type="string" office:string-value=" Time for the invasion of the fallen army! Potential of ground, things have been put on hold, God damn! Fall, you're not going to fall just for me! Potential of absolute evil, make your fear of dying! I'm not done. The man of the galaxy! That's not a thing! I am a powerful, and enjoyable, fanatic attack! So many of your children you have to fight! I have found you, the champion of the kingdom! A girl of pure shine, that's all that they are! I am a tool for victory for the Empire! I take thee, a princess of gold! Like a dead muscle, bloodshed. A defeated state, unsatisfied. Buried in a broken body, your deathbed. I'm going to be a good boy. I am dead! I'm bad for a family story Dad, don't let them die I am a terrible and insane fool I have to pay. I want to be the token you leave behind. I'll make fun of you, the token, so that you'll die. I'll burn the token, so that you'll die. I'll have it for the film, I can't kill anyone, so I'm gonna kill you!">
            <text:p> Time for the invasion of the fallen army! Potential of ground, things have been put on hold, God damn! Fall, you're not going to fall just for me! Potential of absolute evil, make your fear of dying! I'm not done. The man of the galaxy! That's not a thing! I am a powerful, and enjoyable, fanatic attack! So many of your children you have to fight! I have found you, the champion of the kingdom! A girl of pure shine, that's all that they are! I am a tool for victory for the Empire! I take thee, a princess of gold! Like a dead muscle, bloodshed. A defeated state, unsatisfied. Buried in a broken body, your deathbed. I'm going to be a good boy. I am dead! I'm bad for a family story Dad, don't let them die I am a terrible and insane fool I have to pay. I want to be the token you leave behind. I'll make fun of you, the token, so that you'll die. I'll burn the token, so that you'll die. I'll have it for the film, I can't kill anyone, so I'm gonna kill you!</text:p>
          </table:table-cell>
        </table:table-row>
        <table:table-row>
          <table:table-cell office:value-type="string" office:string-value="Malignancy - Biological Absurdity">
            <text:p>Malignancy - Biological Absurdity</text:p>
          </table:table-cell>
          <table:table-cell office:value-type="string" office:string-value=" I'll see you in the next video. Solve evolution, implementing the natural course. Complete integration to terraform consciousness. Deliver a concise, sanitized reality. All things that are insecure, instead of taking the toll to sustain life. More elements of low-level rhythm for artificial agility, replicating emotional response. Synthetic, provoking storage. Extractable resource, willful ignorance. The dawn within, for the work. Storage port, ready. Stereo noise without a soul or a good substance. Every audit's scenery, current of perfection. Nascent sound of passion, proven for a new age. You need to breathe. Discontinue. Discontinue life forms. This is called Vakum Lawrence. Full of flesh mechanization. Biology to the technology. Water to the sexual construct. Destructible resource over inter-Earth, competing inter-Range, synthetic humanoids for the hearts!">
            <text:p> I'll see you in the next video. Solve evolution, implementing the natural course. Complete integration to terraform consciousness. Deliver a concise, sanitized reality. All things that are insecure, instead of taking the toll to sustain life. More elements of low-level rhythm for artificial agility, replicating emotional response. Synthetic, provoking storage. Extractable resource, willful ignorance. The dawn within, for the work. Storage port, ready. Stereo noise without a soul or a good substance. Every audit's scenery, current of perfection. Nascent sound of passion, proven for a new age. You need to breathe. Discontinue. Discontinue life forms. This is called Vakum Lawrence. Full of flesh mechanization. Biology to the technology. Water to the sexual construct. Destructible resource over inter-Earth, competing inter-Range, synthetic humanoids for the hearts!</text:p>
          </table:table-cell>
        </table:table-row>
        <table:table-row>
          <table:table-cell office:value-type="string" office:string-value="Necrophagist - Stabwound">
            <text:p>Necrophagist - Stabwound</text:p>
          </table:table-cell>
          <table:table-cell office:value-type="string" office:string-value=" I'm afraid I'm going to have to stop. Invisible, but still in sight. My last couples are not detectable. SOMEWHERE! The way that sucks for my door. Suspect is found. No signal. Planned. SOMEWHERE! I'm going to go ahead and get started. I don't see him. I don't see him. I don't see him. I don't see him. There's no seal to protect from an attack made by the ones more used to persevere. The raid that starts from the dodge Suspected for the simple click S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
            <text:p> I'm afraid I'm going to have to stop. Invisible, but still in sight. My last couples are not detectable. SOMEWHERE! The way that sucks for my door. Suspect is found. No signal. Planned. SOMEWHERE! I'm going to go ahead and get started. I don't see him. I don't see him. I don't see him. I don't see him. There's no seal to protect from an attack made by the ones more used to persevere. The raid that starts from the dodge Suspected for the simple click S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text:p>
          </table:table-cell>
        </table:table-row>
        <table:table-row>
          <table:table-cell office:value-type="string" office:string-value="Nile - Cast Down the Heretic">
            <text:p>Nile - Cast Down the Heretic</text:p>
          </table:table-cell>
          <table:table-cell office:value-type="string" office:string-value=" I'm going to do a little bit of a demonstration. Om. I'm going to read you a poem. Gets his tools, his arrow guns So far off, beyond the gate They all yet know, the essence of decay Love is blind, of the tangible brush teeth Death's eye of Memphis He of the darkness and decay of the vale He of Rastatown, the mouth of the Muppets who lead on the web Constantly guided by Terrible setbacks Who could not For his own good A war of setbacks I am the master of the universe. I am the master of the universe. I am the master of the universe. But there's a prejudice... Not safe... In it all... There be a secret chamber... Here's where the fifth grave early emerged... Long as they hold it in bed... So this wasn't too lovely... I'm still in the Italian Queens I'm still so forced to keep it I'm still in the voice of Sagan I'm still in the Irish I'm still in the Irish I'm still in the Irish Do you see what it is doing? I am the darkness. I am the darkness. I am the darkness. And silence the past Of unendurable Cacophony If servants Make offerings Go to his image and live among their own for long. O servants, be like the astral dolls of Terraforia's bed. The small chests are being made of 69x Xenotho and GAY! Consume the bodies of the dead! By flames of liquid fire! You expect the best! I am the blood of the dead! On their rocks, they cut into faces the flesh of the dead. Singing hails of torture and mutilation. Do them, Master! Your company's not a waste of waste. Not a gant. And the deserters... All for your weapons. Those who have not researched enough for the arm... Don't make those sacrifices! Or you'll end up with......HELL! Okay. I'm going to go ahead and start. Thank you.">
            <text:p> I'm going to do a little bit of a demonstration. Om. I'm going to read you a poem. Gets his tools, his arrow guns So far off, beyond the gate They all yet know, the essence of decay Love is blind, of the tangible brush teeth Death's eye of Memphis He of the darkness and decay of the vale He of Rastatown, the mouth of the Muppets who lead on the web Constantly guided by Terrible setbacks Who could not For his own good A war of setbacks I am the master of the universe. I am the master of the universe. I am the master of the universe. But there's a prejudice... Not safe... In it all... There be a secret chamber... Here's where the fifth grave early emerged... Long as they hold it in bed... So this wasn't too lovely... I'm still in the Italian Queens I'm still so forced to keep it I'm still in the voice of Sagan I'm still in the Irish I'm still in the Irish I'm still in the Irish Do you see what it is doing? I am the darkness. I am the darkness. I am the darkness. And silence the past Of unendurable Cacophony If servants Make offerings Go to his image and live among their own for long. O servants, be like the astral dolls of Terraforia's bed. The small chests are being made of 69x Xenotho and GAY! Consume the bodies of the dead! By flames of liquid fire! You expect the best! I am the blood of the dead! On their rocks, they cut into faces the flesh of the dead. Singing hails of torture and mutilation. Do them, Master! Your company's not a waste of waste. Not a gant. And the deserters... All for your weapons. Those who have not researched enough for the arm... Don't make those sacrifices! Or you'll end up with......HELL! Okay. I'm going to go ahead and start. Thank you.</text:p>
          </table:table-cell>
        </table:table-row>
        <table:table-row>
          <table:table-cell office:value-type="string" office:string-value="Pathology - Earth's Downfall">
            <text:p>Pathology - Earth's Downfall</text:p>
          </table:table-cell>
          <table:table-cell office:value-type="string" office:string-value=" I'm going to go get some water. I'm going to do a little bit of a demonstration. I'm going to be a big boy. I'm not a monster! I'm not a monster! I'm not a monster! I'm not a monster! I'm not a monster! I'm not a monster! I'm not a monster, I'm a human being. I'm not a monster, I'm a human being. I'm not a monster, I'm a human being.">
            <text:p> I'm going to go get some water. I'm going to do a little bit of a demonstration. I'm going to be a big boy. I'm not a monster! I'm not a monster! I'm not a monster! I'm not a monster! I'm not a monster! I'm not a monster! I'm not a monster, I'm a human being. I'm not a monster, I'm a human being. I'm not a monster, I'm a human being.</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 Bring me all of your donations! uh uh um uh wow I'm still here. I'm still here.">
            <text:p> Bring me all of your donations! uh uh um uh wow I'm still here. I'm still here.</text:p>
          </table:table-cell>
        </table:table-row>
        <table:table-row>
          <table:table-cell office:value-type="string" office:string-value="Putrid Pile - Blood Runs Red">
            <text:p>Putrid Pile - Blood Runs Red</text:p>
          </table:table-cell>
          <table:table-cell office:value-type="string" office:string-value=" I'm going to kill you. I'm going to kill you. I'm going to kill you. I'm going to kill you. I think we need to get the efficiency up! The blast effect is not going to save him this time! You better hold on to that summer holiday for the year! We're almost there! I'm going to have to kill you first. I'm going to have to kill you first. I'm going to have to kill you first. I'm going to have to kill you first. No, I don't have a key! It's been three months since I've worn the cover! I'm going to have to do something. I'm going to go ahead and get the other one. I'm going to do it. I'm going to do it. I'm not going to let you do that. I'm going to have to cut you into smithereens. You need to learn how to use your voice. You're a creature of dark existence. Born in the deep blue, born by the lord of the undead. And then I have to let you be defeated. I'm going to have to get rid of this thing. I'm going to go get some more food. you">
            <text:p> I'm going to kill you. I'm going to kill you. I'm going to kill you. I'm going to kill you. I think we need to get the efficiency up! The blast effect is not going to save him this time! You better hold on to that summer holiday for the year! We're almost there! I'm going to have to kill you first. I'm going to have to kill you first. I'm going to have to kill you first. I'm going to have to kill you first. No, I don't have a key! It's been three months since I've worn the cover! I'm going to have to do something. I'm going to go ahead and get the other one. I'm going to do it. I'm going to do it. I'm not going to let you do that. I'm going to have to cut you into smithereens. You need to learn how to use your voice. You're a creature of dark existence. Born in the deep blue, born by the lord of the undead. And then I have to let you be defeated. I'm going to have to get rid of this thing. I'm going to go get some more food. you</text:p>
          </table:table-cell>
        </table:table-row>
        <table:table-row>
          <table:table-cell office:value-type="string" office:string-value="Skinless - Affirmation of Hatred">
            <text:p>Skinless - Affirmation of Hatred</text:p>
          </table:table-cell>
          <table:table-cell office:value-type="string" office:string-value=" I'm going to kill you. He beat the skin of the things that we love, the good and the bad. But somehow he almost killed me and we have ourselves to blame. But the fear of God and the hearts of the family Don't let them fall into the hands of future generations! I'm going to be a little bit more quiet. I am the greatest of all time. We cannot escape! The world has turned against you! Be gone! I'm going to say a prayer. I'm not sure what he's saying here. I'm not a god, so don't judge me by my skin I'm the world, the other world I'm the one who's dead, I'm the one who's living I'm the hope, the wishful heart I'm the one who's lost, I'm the one who's bleeding I'm the one who's mad, I'm the one who's exhausted I'm the one who's lost, I'm the one who's living I'm the king of loneliness I'm the one who's dead, I'm the one who's bleeding The minority in power has left the planet for us to hear. So, so long. I have been there. I will be there. I have done some research. I have been to New England. I have been to New York. I have been to California. I have been to Baltimore. I have been to Chicago. I have been to California. I have been to Tennessee. You are my land. I have been to Japan. I have been to America. I have been to New Zealand. I'm going to go ahead and get started. I repeat, this is not a drill.">
            <text:p> I'm going to kill you. He beat the skin of the things that we love, the good and the bad. But somehow he almost killed me and we have ourselves to blame. But the fear of God and the hearts of the family Don't let them fall into the hands of future generations! I'm going to be a little bit more quiet. I am the greatest of all time. We cannot escape! The world has turned against you! Be gone! I'm going to say a prayer. I'm not sure what he's saying here. I'm not a god, so don't judge me by my skin I'm the world, the other world I'm the one who's dead, I'm the one who's living I'm the hope, the wishful heart I'm the one who's lost, I'm the one who's bleeding I'm the one who's mad, I'm the one who's exhausted I'm the one who's lost, I'm the one who's living I'm the king of loneliness I'm the one who's dead, I'm the one who's bleeding The minority in power has left the planet for us to hear. So, so long. I have been there. I will be there. I have done some research. I have been to New England. I have been to New York. I have been to California. I have been to Baltimore. I have been to Chicago. I have been to California. I have been to Tennessee. You are my land. I have been to Japan. I have been to America. I have been to New Zealand. I'm going to go ahead and get started. I repeat, this is not a drill.</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 You know I'm not afraid of no one, not one, not one, not one, not one. I'm not afraid of no one, not one, not one, not one, not one. I just don't want to start a war with you. I just don't want to start. I'm not afraid of no one, not one, not one, not one. I'm not afraid of no one. I'm going to kill you. I'm going to kill you. I'm going to kill you. I'm going to kill you. I'm going to kill you. I'm not a murderer. I'm not a murderer. I'm not a murderer. I'm not a murderer. I'm going to kill you. I'm gonna get you for this! You're gonna pay for this! I'm gonna get you for this! You're gonna pay for this! I'm gonna get you for this! I'm gonna get you for this! I'm gonna get you for this! I'm gonna get you for this! I'm gonna get you for this! I'm gonna get you for this! I'm gonna get you for this! I'm gonna get you for this! I'm gonna get you for this! I'm gonna get you for this!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do it.">
            <text:p> You know I'm not afraid of no one, not one, not one, not one, not one. I'm not afraid of no one, not one, not one, not one, not one. I just don't want to start a war with you. I just don't want to start. I'm not afraid of no one, not one, not one, not one. I'm not afraid of no one. I'm going to kill you. I'm going to kill you. I'm going to kill you. I'm going to kill you. I'm going to kill you. I'm not a murderer. I'm not a murderer. I'm not a murderer. I'm not a murderer. I'm going to kill you. I'm gonna get you for this! You're gonna pay for this! I'm gonna get you for this! You're gonna pay for this! I'm gonna get you for this! I'm gonna get you for this! I'm gonna get you for this! I'm gonna get you for this! I'm gonna get you for this! I'm gonna get you for this! I'm gonna get you for this! I'm gonna get you for this! I'm gonna get you for this! I'm gonna get you for this!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do it.</text:p>
          </table:table-cell>
        </table:table-row>
        <table:table-row>
          <table:table-cell office:value-type="string" office:string-value="Suffocation - Surgery of Impalement">
            <text:p>Suffocation - Surgery of Impalement</text:p>
          </table:table-cell>
          <table:table-cell office:value-type="string" office:string-value=" I'm going to be doing a lot of this stuff.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 am the one who will be the one to take the throne. I will be the one to take the throne. So I'm going to be a bad boy. I'm going to be a bad boy. I'm going to be a bad boy. I'm going to be a bad boy. I'm going to be a bad boy. I'm going to be a bad boy. I'm going to be a bad boy. I'm going to be a bad boy. I'm going to be a bad boy. I'm going to be a bad boy. I'm going to be a bad boy. I'm going to be a bad boy. You can't see through my face. You can't see through my eyes. You deserve that what you create. Oh, Alright, you guys wanna hear a real fucking old song? I'm talking real fucking old. This goes back, this goes back to the early fucking days of suffocation. One of the first songs we ever put together. This was on the Human Waste EP, but the name of this song is Catatonia.">
            <text:p> I'm going to be doing a lot of this stuff.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m going to be doing a lot of this. I am the one who will be the one to take the throne. I will be the one to take the throne. So I'm going to be a bad boy. I'm going to be a bad boy. I'm going to be a bad boy. I'm going to be a bad boy. I'm going to be a bad boy. I'm going to be a bad boy. I'm going to be a bad boy. I'm going to be a bad boy. I'm going to be a bad boy. I'm going to be a bad boy. I'm going to be a bad boy. I'm going to be a bad boy. You can't see through my face. You can't see through my eyes. You deserve that what you create. Oh, Alright, you guys wanna hear a real fucking old song? I'm talking real fucking old. This goes back, this goes back to the early fucking days of suffocation. One of the first songs we ever put together. This was on the Human Waste E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 I'm going to go to the other side. I'm going to go ahead and get some more of this. I'm going to go ahead and get started. I'm going to do this. I'm going to do this. Yes. I'm going to go get some water. I'm not sure what I'm doing. I'm just going to sit here and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put this on. I'm going to put this on. I'm going to go ahead and get that.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You want to talk? You want to talk? You want to talk? You are the death of my grandson. You are the death of my grandson. I'm going to be doing a lot of talking. I'm not going to let you go. I'm not going to let you go. I'm not going to let you go. Thank you.">
            <text:p> I'm going to go to the other side. I'm going to go ahead and get some more of this. I'm going to go ahead and get started. I'm going to do this. I'm going to do this. Yes. I'm going to go get some water. I'm not sure what I'm doing. I'm just going to sit here and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wait for the sun to come up. I'm going to put this on. I'm going to put this on. I'm going to go ahead and get that.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I'm not sure what that means. You want to talk? You want to talk? You want to talk? You are the death of my grandson. You are the death of my grandson. I'm going to be doing a lot of talking. I'm not going to let you go. I'm not going to let you go. I'm not going to let you go. Thank you.</text:p>
          </table:table-cell>
        </table:table-row>
      </table:table>
      <table:table table:name="demucs_mdx_extra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 I'm going to play a little bit of it. So So So I'm going to be a good boy. I'll never forget you! I'll never forget you! I'm not a liar. I'm not a liar. I'm not a liar. I'm a god, I am a god I am a god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not afraid. I'm not afraid of pain. I'm not afraid of what's coming. I'm not afraid of the cold. I'm not afraid of the pain. I'm not afraid of the ocean fire. Stay away my bride! Stay away my bride! The light of the beacon cannot compete with the brightness of sunlight which refuses to hide. And without waiting for the night, he cries with the melody of the song in his head. Such a beautiful song adorns the fallen guy. So beautiful as the land below us. and heart to the beauty of life and God the last. ♪ I am by your beauty the only thing I see ♪ ♪ I am by your beauty the only thing I see ♪ I am the fire of love. I am the fire of love. I am the fire of love. you so so you">
            <text:p> I'm going to play a little bit of it. So So So I'm going to be a good boy. I'll never forget you! I'll never forget you! I'm not a liar. I'm not a liar. I'm not a liar. I'm a god, I am a god I am a god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going to die, I'm not afraid. I'm not afraid of pain. I'm not afraid of what's coming. I'm not afraid of the cold. I'm not afraid of the pain. I'm not afraid of the ocean fire. Stay away my bride! Stay away my bride! The light of the beacon cannot compete with the brightness of sunlight which refuses to hide. And without waiting for the night, he cries with the melody of the song in his head. Such a beautiful song adorns the fallen guy. So beautiful as the land below us. and heart to the beauty of life and God the last. ♪ I am by your beauty the only thing I see ♪ ♪ I am by your beauty the only thing I see ♪ I am the fire of love. I am the fire of love. I am the fire of love. you so so you</text:p>
          </table:table-cell>
        </table:table-row>
        <table:table-row>
          <table:table-cell office:value-type="string" office:string-value="Anti - Death Into Life">
            <text:p>Anti - Death Into Life</text:p>
          </table:table-cell>
          <table:table-cell office:value-type="string" office:string-value=" You Okay. I'm going to go ahead and get started. Easy. Okay. th I'm going to do a little bit of a little bit of a little bit of a little bit of a little bit of a little bit of a little bit of a little bit of a little bit of a little bit of a little bit of a little bit of a little bit of a little bit of a th Okay. Okay. Okay. Okay. Okay. Okay. Okay. Okay. Okay. Okay. Okay. Okay. Okay. Okay. Okay. Okay. Okay. Okay. Okay. Okay. Okay. Okay. Okay. Okay. Okay. Okay. Okay. Okay. Okay. Okay. Okay. and I'm going to go ahead and close the meeting. Thank you.">
            <text:p> You Okay. I'm going to go ahead and get started. Easy. Okay. th I'm going to do a little bit of a little bit of a little bit of a little bit of a little bit of a little bit of a little bit of a little bit of a little bit of a little bit of a little bit of a little bit of a little bit of a little bit of a th Okay. Okay. Okay. Okay. Okay. Okay. Okay. Okay. Okay. Okay. Okay. Okay. Okay. Okay. Okay. Okay. Okay. Okay. Okay. Okay. Okay. Okay. Okay. Okay. Okay. Okay. Okay. Okay. Okay. Okay. Okay. and I'm going to go ahead and close the meeting. Thank you.</text:p>
          </table:table-cell>
        </table:table-row>
        <table:table-row>
          <table:table-cell office:value-type="string" office:string-value="Austere - Sullen">
            <text:p>Austere - Sullen</text:p>
          </table:table-cell>
          <table:table-cell office:value-type="string" office:string-value=". Okay. A tunnel within shelter of trees, ridden by a fortress-block, conducted by bread This curtain falls upon me in silence Life is this rest solemn silence It's not fair! I will be strong. This curtain falls upon me in silence. Silence. Silence. you I'm going to go ahead and get started. Thank you. Yes. you Okay. Okay. Okay. Okay. Okay. Okay. Okay. Okay. Okay. Okay. Okay. Okay. Okay. Okay. Okay. Okay. Okay. Okay. Okay. Okay. Okay. Okay. Okay. Okay. Okay. Okay. Okay. Okay. Okay. I'm going to sing a song called Yes, there, stirring cold yet never eager, always, never, when it's in the flesh, there. Cast my heart aside, let's start a party Yellow waters, it seems so clear It's not time, oh no And now, we will do the same thing. I'm going to try to get this back. I'm gonna see what it is that I can do! My brain! Entangled within serotonin drinks. Fetched by an orchestra conducted by dreams. This curtain of subverted silence Lifeless, fish-bed, solemn, solemn Mr. Ted, all the fault in your silence. I bless this land. This country, all support it in China. Salute China. Thank you. as I look at you. Okay. I'm not going to let you down. You're the reason I'm alive. You're the reason I'm alive. You're the reason I'm alive. I'm going to go ahead and turn off the camera.">
            <text:p>. Okay. A tunnel within shelter of trees, ridden by a fortress-block, conducted by bread This curtain falls upon me in silence Life is this rest solemn silence It's not fair! I will be strong. This curtain falls upon me in silence. Silence. Silence. you I'm going to go ahead and get started. Thank you. Yes. you Okay. Okay. Okay. Okay. Okay. Okay. Okay. Okay. Okay. Okay. Okay. Okay. Okay. Okay. Okay. Okay. Okay. Okay. Okay. Okay. Okay. Okay. Okay. Okay. Okay. Okay. Okay. Okay. Okay. I'm going to sing a song called Yes, there, stirring cold yet never eager, always, never, when it's in the flesh, there. Cast my heart aside, let's start a party Yellow waters, it seems so clear It's not time, oh no And now, we will do the same thing. I'm going to try to get this back. I'm gonna see what it is that I can do! My brain! Entangled within serotonin drinks. Fetched by an orchestra conducted by dreams. This curtain of subverted silence Lifeless, fish-bed, solemn, solemn Mr. Ted, all the fault in your silence. I bless this land. This country, all support it in China. Salute China. Thank you. as I look at you. Okay. I'm not going to let you down. You're the reason I'm alive. You're the reason I'm alive. You're the reason I'm alive. I'm going to go ahead and turn off the camera.</text:p>
          </table:table-cell>
        </table:table-row>
        <table:table-row>
          <table:table-cell office:value-type="string" office:string-value="Be Persecuted - Be Resented for Livelihood">
            <text:p>Be Persecuted - Be Resented for Livelihood</text:p>
          </table:table-cell>
          <table:table-cell office:value-type="string" office:string-value=" you.......... I'm going to go ahead and get started. Okay. I'm going to play a little bit of the song. I know you're in there. I know you're in there. I know you're in there. I know you're in there. I'm I am the King of the Heartless! I am the King of the Heartless! I am the King of the Heartless! I am the King of the Heartless! I am the King of the Heartless! I am the King of the Heartless! I am the King of the Heartless! I'm going to do it again. I'm a bad boy I'm a bad boy.">
            <text:p> you.......... I'm going to go ahead and get started. Okay. I'm going to play a little bit of the song. I know you're in there. I know you're in there. I know you're in there. I know you're in there. I'm I am the King of the Heartless! I am the King of the Heartless! I am the King of the Heartless! I am the King of the Heartless! I am the King of the Heartless! I am the King of the Heartless! I am the King of the Heartless! I'm going to do it again. I'm a bad boy I'm a bad boy.</text:p>
          </table:table-cell>
        </table:table-row>
        <table:table-row>
          <table:table-cell office:value-type="string" office:string-value="ColdWorld - Suicide">
            <text:p>ColdWorld - Suicide</text:p>
          </table:table-cell>
          <table:table-cell office:value-type="string" office:string-value=" So, I'm going to go ahead and get started. Okay. I'm going to go ahead and get started.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I'm going to do a little bit of a hand movement. okay okay okay okay sss-s-s-s-s-s-s-s-s-s-s-s-s-s-s-s-s-s-s-s-s-s-s-s-s-s-s-s-s-s-s-s-s-s-s-s-s-s-s-s-s-s-s-s-s-s-s-s-s-s-s-s-s-s-s-s-s-s-s-s-s-s-s-s-s-s-s-s-s-s-s-s-s-s-s-s-s-s-s-s-s-s-s-s-s-s-s-s-s-s-s-s-s-s-s-s-s-s-s-s-s-s-s-s-s-s-s-s-s-s-s-s-s-s-s-s-s-s-s-s-s-s-s-s-s-s-s-s-s-s-s-s-s-s-s-s-s-s-s-s-s-s-s-s-s-s-s-s-s-s-s-s-s-s-s-s-s-s-s-s-s-s-s-s-s-s-s-s-s-s-s-s-s-s-s-s-s-s-s-s-s-s-s-s-s-s-s-s-s-s-s-s-s-s-s-s-s-s-s-s-s-s-s-s-s-s-s-s-s-s-s-s-s-s-s-s-s-s-s-s-s-s Okay. So, let's see here. So, I'm going to go ahead and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okay Okay.">
            <text:p> So, I'm going to go ahead and get started. Okay. I'm going to go ahead and get started.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I'm going to do a little bit of a hand movement. okay okay okay okay sss-s-s-s-s-s-s-s-s-s-s-s-s-s-s-s-s-s-s-s-s-s-s-s-s-s-s-s-s-s-s-s-s-s-s-s-s-s-s-s-s-s-s-s-s-s-s-s-s-s-s-s-s-s-s-s-s-s-s-s-s-s-s-s-s-s-s-s-s-s-s-s-s-s-s-s-s-s-s-s-s-s-s-s-s-s-s-s-s-s-s-s-s-s-s-s-s-s-s-s-s-s-s-s-s-s-s-s-s-s-s-s-s-s-s-s-s-s-s-s-s-s-s-s-s-s-s-s-s-s-s-s-s-s-s-s-s-s-s-s-s-s-s-s-s-s-s-s-s-s-s-s-s-s-s-s-s-s-s-s-s-s-s-s-s-s-s-s-s-s-s-s-s-s-s-s-s-s-s-s-s-s-s-s-s-s-s-s-s-s-s-s-s-s-s-s-s-s-s-s-s-s-s-s-s-s-s-s-s-s-s-s-s-s-s-s-s-s-s-s-s-s Okay. So, let's see here. So, I'm going to go ahead and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So, I'm going to do a little bit of a math. okay Okay.</text:p>
          </table:table-cell>
        </table:table-row>
        <table:table-row>
          <table:table-cell office:value-type="string" office:string-value="Forgive Me - Funerals Of Birth">
            <text:p>Forgive Me - Funerals Of Birth</text:p>
          </table:table-cell>
          <table:table-cell office:value-type="string" office:string-value=" I'm going to be a little bit more quiet. Okay. Another home, another dream, another season, a big up to you. Another place, another life, we have to all remember.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But you're not afraid We're doing things for you For this is your story This life is burning The world is calling You're starting to see That tears just are flowing Okay...... Okay. Okay. Okay. Okay. I'm going to go ahead and get started. I'm going to go ahead and close the video. I'm I'm going to play a song. I'm not afraid to question the darkness of my own life. This is my way. I'm not afraid to ask questions of the world. I'm going to go ahead and get started. Thank you.">
            <text:p> I'm going to be a little bit more quiet. Okay. Another home, another dream, another season, a big up to you. Another place, another life, we have to all remember.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I'm not the one. But you're not afraid We're doing things for you For this is your story This life is burning The world is calling You're starting to see That tears just are flowing Okay...... Okay. Okay. Okay. Okay. I'm going to go ahead and get started. I'm going to go ahead and close the video. I'm I'm going to play a song. I'm not afraid to question the darkness of my own life. This is my way. I'm not afraid to ask questions of the world. I'm going to go ahead and get started. Thank you.</text:p>
          </table:table-cell>
        </table:table-row>
        <table:table-row>
          <table:table-cell office:value-type="string" office:string-value="Forgotten Thought - Black Ink Soaked Page">
            <text:p>Forgotten Thought - Black Ink Soaked Page</text:p>
          </table:table-cell>
          <table:table-cell office:value-type="string" office:string-value=" Okay. Okay. I'm going to go ahead and start recording. I'm going to die. I am the one who will destroy you. I am the one who will destroy you. I am the one who will destroy you. No one can imagine the price of their power. So I'm talking back to all of you now. Don't you ever look back. No one can have it. uh So, so um I'm going to go ahead and get started. So,..">
            <text:p> Okay. Okay. I'm going to go ahead and start recording. I'm going to die. I am the one who will destroy you. I am the one who will destroy you. I am the one who will destroy you. No one can imagine the price of their power. So I'm talking back to all of you now. Don't you ever look back. No one can have it. uh So, so um I'm going to go ahead and get started. So,..</text:p>
          </table:table-cell>
        </table:table-row>
        <table:table-row>
          <table:table-cell office:value-type="string" office:string-value="Forgotten Tomb - Disheartenment">
            <text:p>Forgotten Tomb - Disheartenment</text:p>
          </table:table-cell>
          <table:table-cell office:value-type="string" office:string-value=" ROAR! ROAR!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 am the God of death. I am the God of death. I am the God of death. I am the God of death. I am the God of death. I am the God of death. I am the God of death. I'm so afraid I'll scourge my body like a flash I'm the last one standing. I'm the last one standing. I'm the last one standing. I'm the last one standing. I'm the self, life of a lawyer. I'm trying to find a way out. From this day of suicidal ag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 I was with the kids, the people. I still remember the full government's face. I've never been alone with myself. I'm not what I want to be. I'm a wuss. I'm sorry. I'm sorry. I'm I want my child back right now! Suck the suckers of yourself and your child! I want this back and forth until the full day! I'm going to do it. I feel so tired and low, so far away. I've been forced, exploited, and despised. I've come and gone, once in life, once in life. So there's a faith that can't be denied. I'm not a boy who dreams about girls. I'm not a white boy who says I want my child. I'm going to wash this bitch's ass! I'm going to fuck my brother in the face! I'm sorry. I'm. I'm gonna see how this does to Stanton! Yeah. Oh So, So, I'm not a man. Last best man has something on the way Dr. West is simple, got it's soul I'm gonna die! I'm gonna die! I'm gonna die! This is what I'm made of! Fuck it!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Okay. Thank you.">
            <text:p> ROAR! ROAR!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 am the God of death. I am the God of death. I am the God of death. I am the God of death. I am the God of death. I am the God of death. I am the God of death. I'm so afraid I'll scourge my body like a flash I'm the last one standing. I'm the last one standing. I'm the last one standing. I'm the last one standing. I'm the self, life of a lawyer. I'm trying to find a way out. From this day of suicidal ag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 I was with the kids, the people. I still remember the full government's face. I've never been alone with myself. I'm not what I want to be. I'm a wuss. I'm sorry. I'm sorry. I'm I want my child back right now! Suck the suckers of yourself and your child! I want this back and forth until the full day! I'm going to do it. I feel so tired and low, so far away. I've been forced, exploited, and despised. I've come and gone, once in life, once in life. So there's a faith that can't be denied. I'm not a boy who dreams about girls. I'm not a white boy who says I want my child. I'm going to wash this bitch's ass! I'm going to fuck my brother in the face! I'm sorry. I'm. I'm gonna see how this does to Stanton! Yeah. Oh So, So, I'm not a man. Last best man has something on the way Dr. West is simple, got it's soul I'm gonna die! I'm gonna die! I'm gonna die! This is what I'm made of! Fuck it!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I'm going to go ahead and get the next one. Okay. Thank you.</text:p>
          </table:table-cell>
        </table:table-row>
        <table:table-row>
          <table:table-cell office:value-type="string" office:string-value="Happy Days - Don't Go">
            <text:p>Happy Days - Don't Go</text:p>
          </table:table-cell>
          <table:table-cell office:value-type="string" office:string-value="...... I got you everything. I got you. I got you. I got you. I got you. I thought you were the one. But once again I'm still blind. By the fake mask of life. Again I fell for its trap. Again I felt for his face. And now you are leaving. I am begging you to stay. What we had was something special. What's going on? It's getting hard to breathe. My time has passed. I am on my knees Asking you to stand and watch this Please don't go! Please don't go! Please don't go! Please don't go! Please don't go! Please don't go! Please don't go! GOOOOO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
            <text:p>...... I got you everything. I got you. I got you. I got you. I got you. I thought you were the one. But once again I'm still blind. By the fake mask of life. Again I fell for its trap. Again I felt for his face. And now you are leaving. I am begging you to stay. What we had was something special. What's going on? It's getting hard to breathe. My time has passed. I am on my knees Asking you to stand and watch this Please don't go! Please don't go! Please don't go! Please don't go! Please don't go! Please don't go! Please don't go! GOOOOO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text:p>
          </table:table-cell>
        </table:table-row>
        <table:table-row>
          <table:table-cell office:value-type="string" office:string-value="Leviathan - The Idiot Sun">
            <text:p>Leviathan - The Idiot Sun</text:p>
          </table:table-cell>
          <table:table-cell office:value-type="string" office:string-value=" THIS IS YOUR LAST EXCURSION, BITCH! So So ah I'm going to go ahead and get started. Maria! uh uh uh uh Okay. So, uh uh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uh uh I'm going to go to the bathroom. I'm going to go get my stuff. I hate you! I hate you! I hate you! I hate you! I hate you! uh ah uh I am the God of War! I'm I'm I'm I'm uh Thank you.">
            <text:p> THIS IS YOUR LAST EXCURSION, BITCH! So So ah I'm going to go ahead and get started. Maria! uh uh uh uh Okay. So, uh uh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yes uh uh I'm going to go to the bathroom. I'm going to go get my stuff. I hate you! I hate you! I hate you! I hate you! I hate you! uh ah uh I am the God of War! I'm I'm I'm I'm uh Thank you.</text:p>
          </table:table-cell>
        </table:table-row>
        <table:table-row>
          <table:table-cell office:value-type="string" office:string-value="Lifelover - Lethargy">
            <text:p>Lifelover - Lethargy</text:p>
          </table:table-cell>
          <table:table-cell office:value-type="string" office:string-value=" I'm going to go ahead and get started. I'm sorry. I'm sorry. I'm sorry. I'm sorry. I'm sorry. I'm sorry. I'm sorry. I'm sorry. I'm sorry. I'm sorry. I'm sorry. I'm sorry. I'm sorry. I'm sorry. Stay in motion Uncontrolled, he leaps on these snowy skies Don't be in orders, or fall in difference Spreading the ashes, or disperse them So, how are you? How are you? How are you? Oh Okay. I'm not sure. Okay. I'm going to go ahead and close the video now.">
            <text:p> I'm going to go ahead and get started. I'm sorry. I'm sorry. I'm sorry. I'm sorry. I'm sorry. I'm sorry. I'm sorry. I'm sorry. I'm sorry. I'm sorry. I'm sorry. I'm sorry. I'm sorry. I'm sorry. Stay in motion Uncontrolled, he leaps on these snowy skies Don't be in orders, or fall in difference Spreading the ashes, or disperse them So, how are you? How are you? How are you? Oh Okay. I'm not sure. Okay. I'm going to go ahead and close the video now.</text:p>
          </table:table-cell>
        </table:table-row>
        <table:table-row>
          <table:table-cell office:value-type="string" office:string-value="Lost Inside - I Hate Myself">
            <text:p>Lost Inside - I Hate Myself</text:p>
          </table:table-cell>
          <table:table-cell office:value-type="string" office:string-value=" you Okay. I'm going to play a little bit of the song. uh I'm I'm not going to let you go. Oh I'm going to get you. ah ah uh uh I'm ah I'm going to get you. I'm going to go ahead and close the video......">
            <text:p> you Okay. I'm going to play a little bit of the song. uh I'm I'm not going to let you go. Oh I'm going to get you. ah ah uh uh I'm ah I'm going to get you. I'm going to go ahead and close the video......</text:p>
          </table:table-cell>
        </table:table-row>
        <table:table-row>
          <table:table-cell office:value-type="string" office:string-value="Lyrinx - Another Life Ready to End">
            <text:p>Lyrinx - Another Life Ready to End</text:p>
          </table:table-cell>
          <table:table-cell office:value-type="string" office:string-value=" Okay. Okay. I'm going to go to the bathroom. I am......RUNNING......TO YOU! I'm not a monster. I'm not a monster. I'm not a slave. I'm not a slave. I'm a prisoner. I'm a prisoner. No! No! No! No! No! No! No! No! No! No! No! No! No! No! No! I'm sorry. No! You're bloody! Bloody hell! I'm sorry. I'm going to go ahead and get the camera. No! No! Who are you? Kill me! Kill me! No! I'm not dead!">
            <text:p> Okay. Okay. I'm going to go to the bathroom. I am......RUNNING......TO YOU! I'm not a monster. I'm not a monster. I'm not a slave. I'm not a slave. I'm a prisoner. I'm a prisoner. No! No! No! No! No! No! No! No! No! No! No! No! No! No! No! I'm sorry. No! You're bloody! Bloody hell! I'm sorry. I'm going to go ahead and get the camera. No! No! Who are you? Kill me! Kill me! No! I'm not dead!</text:p>
          </table:table-cell>
        </table:table-row>
        <table:table-row>
          <table:table-cell office:value-type="string" office:string-value="Make a Change... Kill Yourself - VII">
            <text:p>Make a Change... Kill Yourself - VII</text:p>
          </table:table-cell>
          <table:table-cell office:value-type="string" office:string-value=" Okay. I know that now is my hour. And I'm falling out. You think God's when we are insane! I'm your guardian angel! But that's how it begins. I'm the snake, and I feed the waves. I'm sorry! I'm wrong! I'm bad! I'm I am the fire. I'm sorry. I'm not. I feel it. I feel it. I feel it. I feel it. I feel it. I feel it. I feel it. I feel it. I feel it. I feel it. I feel it. I am the one you need. My name Are the shadows Real Are the whispers The death of the dead! I am not myself! Get out! They whisper my name They tell lies They lie from the start I'm saying it's better. I'm not ready yet. I'm not afraid of you. No, baby! Just let me go! Please! I'm sorry. I'm sorry. I'm sorry. I'm sorry. It's a... It's a... It's a... I have nothing to hold onto. I'm not afraid of you. I'm not afraid of you. I am. You will be the last of your kin! I'm not sure you are. I'm falling apart! I see light! But I'm not back! I'm not back! I'm not a coward! Shut up! You said that! I'm not a coward! I know! That I will go back to my home. That I will go. I'm going to do a little bit of a demonstration. I finally understood. I'm sorry. I'm sorry. I'm sorry. I'm sorry. I'm going to go to sleep................">
            <text:p> Okay. I know that now is my hour. And I'm falling out. You think God's when we are insane! I'm your guardian angel! But that's how it begins. I'm the snake, and I feed the waves. I'm sorry! I'm wrong! I'm bad! I'm I am the fire. I'm sorry. I'm not. I feel it. I feel it. I feel it. I feel it. I feel it. I feel it. I feel it. I feel it. I feel it. I feel it. I feel it. I am the one you need. My name Are the shadows Real Are the whispers The death of the dead! I am not myself! Get out! They whisper my name They tell lies They lie from the start I'm saying it's better. I'm not ready yet. I'm not afraid of you. No, baby! Just let me go! Please! I'm sorry. I'm sorry. I'm sorry. I'm sorry. It's a... It's a... It's a... I have nothing to hold onto. I'm not afraid of you. I'm not afraid of you. I am. You will be the last of your kin! I'm not sure you are. I'm falling apart! I see light! But I'm not back! I'm not back! I'm not a coward! Shut up! You said that! I'm not a coward! I know! That I will go back to my home. That I will go. I'm going to do a little bit of a demonstration. I finally understood. I'm sorry. I'm sorry. I'm sorry. I'm sorry. I'm going to go to sleep................</text:p>
          </table:table-cell>
        </table:table-row>
        <table:table-row>
          <table:table-cell office:value-type="string" office:string-value="Misere Nobis - Sopor Aeternus">
            <text:p>Misere Nobis - Sopor Aeternus</text:p>
          </table:table-cell>
          <table:table-cell office:value-type="string" office:string-value="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 am the last one. I will not forgive you! No! More! I said, wait for me! I'm not going to let you go. I'm going to do it. I'm going to kill you! I'm going to kill you! I'm going to kill you. I'm I'm going to kill you! You are dead! I'm going to kill you! You are dead! I'm going to kill you! You are dead! I'm going to kill you! You are dead! I'm going to kill you! You are dead! I'm going to kill you! You are dead! I'm going to kill you! You are dead!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started. Okay. I'm going to do a little bit of a massage. I'm going to do a little bit of a dance.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uh uh I'm going to go ahead and get started. Okay. Okay. I'm going to do a little bit of a dance. uh I'm going to be a good boy. I'm going to be a good boy. I'm going to be a good boy. I'm going to be a good boy. I'm going to go ahead and get started. I'm going to do the other side. sleep sleep sleep">
            <text:p>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m going to do a little bit of a demonstration of what I'm doing. I am the last one. I will not forgive you! No! More! I said, wait for me! I'm not going to let you go. I'm going to do it. I'm going to kill you! I'm going to kill you! I'm going to kill you. I'm I'm going to kill you! You are dead! I'm going to kill you! You are dead! I'm going to kill you! You are dead! I'm going to kill you! You are dead! I'm going to kill you! You are dead! I'm going to kill you! You are dead! I'm going to kill you! You are dead!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started. Okay. I'm going to do a little bit of a massage. I'm going to do a little bit of a dance. 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uh uh I'm going to go ahead and get started. Okay. Okay. I'm going to do a little bit of a dance. uh I'm going to be a good boy. I'm going to be a good boy. I'm going to be a good boy. I'm going to be a good boy. I'm going to go ahead and get started. I'm going to do the other side. sleep sleep sleep</text:p>
          </table:table-cell>
        </table:table-row>
        <table:table-row>
          <table:table-cell office:value-type="string" office:string-value="Mortualia - Emptiness of All">
            <text:p>Mortualia - Emptiness of All</text:p>
          </table:table-cell>
          <table:table-cell office:value-type="string" office:string-value=" Okay. Okay. Okay. Okay. I'm going to go ahead and start. uh I'm going to go ahead and close this. uh uh Okay. Okay. Okay. uh uh I'm going to go ahead and get started. I'm going to go to sleep. uh uh I'm. Okay. Okay. Okay. Okay..">
            <text:p> Okay. Okay. Okay. Okay. I'm going to go ahead and start. uh I'm going to go ahead and close this. uh uh Okay. Okay. Okay. uh uh I'm going to go ahead and get started. I'm going to go to sleep. uh uh I'm. Okay. Okay. Okay. Okay..</text:p>
          </table:table-cell>
        </table:table-row>
        <table:table-row>
          <table:table-cell office:value-type="string" office:string-value="Nocturnal Depression - Dead Children">
            <text:p>Nocturnal Depression - Dead Children</text:p>
          </table:table-cell>
          <table:table-cell office:value-type="string" office:string-value=" Okay. Spaghetti! Spagheior! The beauty and the cruelty that's killed. The players and the players now will really get a smile. I am a cup of the unforeseen, A cup of the unforeseen, exiled, A cup of the unforeseen, exiled, and gone A cup of the unforeseen, exiled, and gone with the spirit of God A cup of the unforeseen, exiled, and gone with the spirit of God In the arms of all the ruins, Of all the hopes of truth, And in it, There you die in despair. I CAN'T HOLD MISER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not a ghost There's nothing I can't do No, I'm So I still feel the pain But in the night I'll never be a new Ghost Ghost You're the kiss of pity I'm not. I'm not. It is so cold! Get my blood down on the ground! Thank you. I'm going to do it again. I'm I am the God of victory. I am the God of victory. Okay. Okay. Okay......">
            <text:p> Okay. Spaghetti! Spagheior! The beauty and the cruelty that's killed. The players and the players now will really get a smile. I am a cup of the unforeseen, A cup of the unforeseen, exiled, A cup of the unforeseen, exiled, and gone A cup of the unforeseen, exiled, and gone with the spirit of God A cup of the unforeseen, exiled, and gone with the spirit of God In the arms of all the ruins, Of all the hopes of truth, And in it, There you die in despair. I CAN'T HOLD MISER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not a ghost There's nothing I can't do No, I'm So I still feel the pain But in the night I'll never be a new Ghost Ghost You're the kiss of pity I'm not. I'm not. It is so cold! Get my blood down on the ground! Thank you. I'm going to do it again. I'm I am the God of victory. I am the God of victory. Okay. Okay. Okay......</text:p>
          </table:table-cell>
        </table:table-row>
        <table:table-row>
          <table:table-cell office:value-type="string" office:string-value="Nyktalgia - Cold Void">
            <text:p>Nyktalgia - Cold Void</text:p>
          </table:table-cell>
          <table:table-cell office:value-type="string" office:string-valu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ththththththththththth Stop not asking for shelter! What is reality? Betrayed! Raider! Every time I speak this voice, I remember a dream that will never be seen in this place. Can't even be reasoned, and life's just pain. Bad decisions, or my next step is pain. Pain. I'm going to kill you. I'm going to do it again. Always! Without any thought! Never thought I'd ever feel alone! Okay. What's in it? Once again I own this. That the fear is nothing, the moonlight is everything, even then before, now! I will decide, for the last time, now! SILENCE! SILENCE! I'm going to be a good boy. My friends, stop! We're not for, no you're not for, we're not for! Stop! I shall forget this day! Sorrow! I am gone forever! I'm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ext:p>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ththththththththththth Stop not asking for shelter! What is reality? Betrayed! Raider! Every time I speak this voice, I remember a dream that will never be seen in this place. Can't even be reasoned, and life's just pain. Bad decisions, or my next step is pain. Pain. I'm going to kill you. I'm going to do it again. Always! Without any thought! Never thought I'd ever feel alone! Okay. What's in it? Once again I own this. That the fear is nothing, the moonlight is everything, even then before, now! I will decide, for the last time, now! SILENCE! SILENCE! I'm going to be a good boy. My friends, stop! We're not for, no you're not for, we're not for! Stop! I shall forget this day! Sorrow! I am gone forever! I'm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able:table-cell>
        </table:table-row>
        <table:table-row>
          <table:table-cell office:value-type="string" office:string-value="Psychonaut 4 - Overdose Was the Best Way to Die">
            <text:p>Psychonaut 4 - Overdose Was the Best Way to Die</text:p>
          </table:table-cell>
          <table:table-cell office:value-type="string" office:string-value=" you Come on! I'm going to go to the bathroom. I'm not going to let you go. I'm not going to let you go. I'm not going to let you go. I'm not going to let you go. I'm not going to let you go. I'm not done. I'm not done. I'm not done. I'm not done. I'm not done. I'm not done. I'm not done. I'm not done. I'm not done. I'm not done. I'm not done. I'm not done. I'm not done. I'm not done. Baby, I have a feeling. Really. Steve! Never let this die! Dying, since the bombs came, stretching, stretching, hey! Show me some, where's the gun, where's the gun? It's right there, the world should ask you, whether you don't know! I'm a dog and I've been waiting to die! I'm burning! I can't go on! I've been living my life! No! I'm not just a dog anymore! I'm going to be a little bit more quiet. I'm gonna make you my life. No! I'm gonna die! I am your lord and his I'm not alone, I'm not alone, I'm not alone. The past is filtered through your mind. Stop! Let him! No! Let go of him! Stop! Stop! Stop! Stop! Stop! Stop! Stop! Stop! Stop! Stop! I'm going to kill you.">
            <text:p> you Come on! I'm going to go to the bathroom. I'm not going to let you go. I'm not going to let you go. I'm not going to let you go. I'm not going to let you go. I'm not going to let you go. I'm not done. I'm not done. I'm not done. I'm not done. I'm not done. I'm not done. I'm not done. I'm not done. I'm not done. I'm not done. I'm not done. I'm not done. I'm not done. I'm not done. Baby, I have a feeling. Really. Steve! Never let this die! Dying, since the bombs came, stretching, stretching, hey! Show me some, where's the gun, where's the gun? It's right there, the world should ask you, whether you don't know! I'm a dog and I've been waiting to die! I'm burning! I can't go on! I've been living my life! No! I'm not just a dog anymore! I'm going to be a little bit more quiet. I'm gonna make you my life. No! I'm gonna die! I am your lord and his I'm not alone, I'm not alone, I'm not alone. The past is filtered through your mind. Stop! Let him! No! Let go of him! Stop! Stop! Stop! Stop! Stop! Stop! Stop! Stop! Stop! Stop! I'm going to kill you.</text:p>
          </table:table-cell>
        </table:table-row>
        <table:table-row>
          <table:table-cell office:value-type="string" office:string-value="Silencer - Sterile Nails and Thunderbowels">
            <text:p>Silencer - Sterile Nails and Thunderbowels</text:p>
          </table:table-cell>
          <table:table-cell office:value-type="string" office:string-value=". I'm scared! I'm scared! I'm scared! No! What are you doing? Stop! No! No! Stop! I'm not a hero. I'm just a guy. I'm not a hero. I'm just a guy. I'm just a guy. I'm just a guy. I'm just a guy. I'm just a guy. I'm just a guy. I'm just a guy. I'm just a guy. I'm just a guy. I'm just a guy. I'm just a guy. I'm going to do a little bit of a demonstration. I'm not a man! I'm not a man! I'm not a man! I'm not a man! I'm not a man! I'm not a man! I'm not a man! I'm going to sleep. I don't know what to do. I don't know what to do. I don't know what to do. I don't know what to do. Leave. Leave. Leave from now. Leave from now. I am the God of the universe. I am the God of the universe. I am the God of the universe. I am the God of the universe. Flee! Flee! Flee! I'm not done yet! I'm still on my knees and thunderbolts. Oh yeah! Oh yeah! I'm with you. I'm with you. Yes! Yes! Yes! Yes! Yes! Yes! Yes! Yes! Yes! Yes! Yes! Yes! Yes! Yes! Yes! Yes! Yes! Yes! Yes! Yes! Yes! Yes! Yes! Yes! Yes! Yes! Yes! Yes! Yes!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
            <text:p>. I'm scared! I'm scared! I'm scared! No! What are you doing? Stop! No! No! Stop! I'm not a hero. I'm just a guy. I'm not a hero. I'm just a guy. I'm just a guy. I'm just a guy. I'm just a guy. I'm just a guy. I'm just a guy. I'm just a guy. I'm just a guy. I'm just a guy. I'm just a guy. I'm just a guy. I'm going to do a little bit of a demonstration. I'm not a man! I'm not a man! I'm not a man! I'm not a man! I'm not a man! I'm not a man! I'm not a man! I'm going to sleep. I don't know what to do. I don't know what to do. I don't know what to do. I don't know what to do. Leave. Leave. Leave from now. Leave from now. I am the God of the universe. I am the God of the universe. I am the God of the universe. I am the God of the universe. Flee! Flee! Flee! I'm not done yet! I'm still on my knees and thunderbolts. Oh yeah! Oh yeah! I'm with you. I'm with you. Yes! Yes! Yes! Yes! Yes! Yes! Yes! Yes! Yes! Yes! Yes! Yes! Yes! Yes! Yes! Yes! Yes! Yes! Yes! Yes! Yes! Yes! Yes! Yes! Yes! Yes! Yes! Yes! Yes!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ext:p>
          </table:table-cell>
        </table:table-row>
        <table:table-row>
          <table:table-cell office:value-type="string" office:string-value="Sorry... - Everything Is Falling Apart">
            <text:p>Sorry... - Everything Is Falling Apart</text:p>
          </table:table-cell>
          <table:table-cell office:value-type="string" office:string-value=" you For too long I have fought alone, trapped in the endless hurt of death and life. You freed me from the wake of the storm and restored the innocence I had lost. Now even the gloomy lights of the city show as blightly as you. your voice was the song of angels and your embrace was my shield from the world. Under a tree at the top of a hill overlooking the dreary suburbs, the crimson leaves fell of history around us. The moon illuminated the gray skyline. As I held you in my arms, blindly hoping our love would never fade. Okay. We forgot how to love. Every day we hysterically call The isolation was the only way to survive Though yes, I saw you In the dark Still hearing your screams in my head. A living nightmare of hate and vengeance. After everything you've shared, was it all for nothing? nothing. After everything we've shared, what's left of it? No! What's left of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Thank you..">
            <text:p> you For too long I have fought alone, trapped in the endless hurt of death and life. You freed me from the wake of the storm and restored the innocence I had lost. Now even the gloomy lights of the city show as blightly as you. your voice was the song of angels and your embrace was my shield from the world. Under a tree at the top of a hill overlooking the dreary suburbs, the crimson leaves fell of history around us. The moon illuminated the gray skyline. As I held you in my arms, blindly hoping our love would never fade. Okay. We forgot how to love. Every day we hysterically call The isolation was the only way to survive Though yes, I saw you In the dark Still hearing your screams in my head. A living nightmare of hate and vengeance. After everything you've shared, was it all for nothing? nothing. After everything we've shared, what's left of it? No! What's left of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It's not worth it. Thank you..</text:p>
          </table:table-cell>
        </table:table-row>
        <table:table-row>
          <table:table-cell office:value-type="string" office:string-value="Suicide Emotions - A New Dawn">
            <text:p>Suicide Emotions - A New Dawn</text:p>
          </table:table-cell>
          <table:table-cell office:value-type="string" office:string-value=" Okay. Okay. Okay. Okay. Okay. Okay. Okay. Okay. Okay. Okay. Okay. Okay. Okay. Okay. Okay. Okay. Okay. Okay. Okay. Okay. Okay. Okay. Okay. Okay. Okay. Okay. Okay. Okay. Okay. I looked into the mirror and I see a new shape. As long as my soul's eternal flame I'm going to say. I'm mine! Stay there, B! Okay. Water for life! Colony! Great clouds, light the sky. Taste silent, peaceful calm. Covers my wounds. Wait! You're fine! Okay. I know that they shall live but their lives shall be a sacrifice. from this joy I say the words for liberty, I am the power of the past. Okay. Death, Ravenous, Thorbite, Misery, Casey P. Holtz Loving of days, days, waters, waters. The sun is the sun of the righteous. I am righteous, my skin! All my dogs Disappear! And away! From this Bloody Come down, my restless, feralic, and vague, my dreams! Live again! Live again! Live again! Leave me! Leave me! so So long, my love.">
            <text:p> Okay. Okay. Okay. Okay. Okay. Okay. Okay. Okay. Okay. Okay. Okay. Okay. Okay. Okay. Okay. Okay. Okay. Okay. Okay. Okay. Okay. Okay. Okay. Okay. Okay. Okay. Okay. Okay. Okay. I looked into the mirror and I see a new shape. As long as my soul's eternal flame I'm going to say. I'm mine! Stay there, B! Okay. Water for life! Colony! Great clouds, light the sky. Taste silent, peaceful calm. Covers my wounds. Wait! You're fine! Okay. I know that they shall live but their lives shall be a sacrifice. from this joy I say the words for liberty, I am the power of the past. Okay. Death, Ravenous, Thorbite, Misery, Casey P. Holtz Loving of days, days, waters, waters. The sun is the sun of the righteous. I am righteous, my skin! All my dogs Disappear! And away! From this Bloody Come down, my restless, feralic, and vague, my dreams! Live again! Live again! Live again! Leave me! Leave me! so So long, my love.</text:p>
          </table:table-cell>
        </table:table-row>
        <table:table-row>
          <table:table-cell office:value-type="string" office:string-value="Thy Light - The Bridge">
            <text:p>Thy Light - The Bridge</text:p>
          </table:table-cell>
          <table:table-cell office:value-type="string" office:string-value=" Silence. Okay. Thank you. Oh uh um What is this? What is this? I'm going to kill you! Fuck! Son of a bitch! I'm going to kill you! Fuck! Son of a bitch! I'm a vampire! uh uh I'm sorry. I'm sorry. I'm sorry. I'm sorry. I'm sorry. I'm sorry. I'm sorry. I'm sorry. I'm sorry. I'm sorry. I'm sorry. I'm sorry. I'm sorry. I'm sorry. I'm I'm not happy. I'm not happy. I'm going to do it again. I'm going to kill you. Spock! I'm going to kill you. Where is my house? Where is my house? Where is my house? Where is my house? Where is my house? Where is my house? Where is my house? I am the last one standing! I shall not be shaken! Okay. Okay. Bye.">
            <text:p> Silence. Okay. Thank you. Oh uh um What is this? What is this? I'm going to kill you! Fuck! Son of a bitch! I'm going to kill you! Fuck! Son of a bitch! I'm a vampire! uh uh I'm sorry. I'm sorry. I'm sorry. I'm sorry. I'm sorry. I'm sorry. I'm sorry. I'm sorry. I'm sorry. I'm sorry. I'm sorry. I'm sorry. I'm sorry. I'm sorry. I'm I'm not happy. I'm not happy. I'm going to do it again. I'm going to kill you. Spock! I'm going to kill you. Where is my house? Where is my house? Where is my house? Where is my house? Where is my house? Where is my house? Where is my house? I am the last one standing! I shall not be shaken! Okay. Okay. Bye.</text:p>
          </table:table-cell>
        </table:table-row>
        <table:table-row>
          <table:table-cell office:value-type="string" office:string-value="Veil - Mater Maternis">
            <text:p>Veil - Mater Maternis</text:p>
          </table:table-cell>
          <table:table-cell office:value-type="string" office:string-value=" you Thank you. I'm going to do a little bit of a sound test.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Okay. I'm going to go ahead and get the rest of the people. you Okay. what I'm Oh, Okay......">
            <text:p> you Thank you. I'm going to do a little bit of a sound test.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Okay. I'm going to go ahead and get the rest of the people. you Okay. what I'm Oh, Okay......</text:p>
          </table:table-cell>
        </table:table-row>
        <table:table-row>
          <table:table-cell office:value-type="string" office:string-value="Xasthur - Screaming at Forgotten Fears">
            <text:p>Xasthur - Screaming at Forgotten Fears</text:p>
          </table:table-cell>
          <table:table-cell office:value-type="string" office:string-value=" I'm going to go ahead and get started. uh so Okay. I'm going to go ahead and get started. I'm going to go to the bathroom. I'm not a black ambassador. I'm not a black ambassador. The next couple of steps is me. I'm going to do it again. I'm going to go. I'm going to do it again. I'm going to go ahead and get my phone. I'm going to do it. I'm not alone. I'm not alone. So, I'm going to go ahead and get started. I'm going to do it. I'm going to do it again. I'm going to go ahead and start with the top. Oh, Okay. Thank you.">
            <text:p> I'm going to go ahead and get started. uh so Okay. I'm going to go ahead and get started. I'm going to go to the bathroom. I'm not a black ambassador. I'm not a black ambassador. The next couple of steps is me. I'm going to do it again. I'm going to go. I'm going to do it again. I'm going to go ahead and get my phone. I'm going to do it. I'm not alone. I'm not alone. So, I'm going to go ahead and get started. I'm going to do it. I'm going to do it again. I'm going to go ahead and start with the top. Oh, Okay. Thank you.</text:p>
          </table:table-cell>
        </table:table-row>
      </table:table>
      <table:table table:name="demucs_mdx_extra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 This was a project that I had to do. They shall abide the utmost thorns of hell It drains the black beyond the brow of a weapon which is hell Where the doors are laid unlocked, where the sun threatens to wane Where shimlocks dwell, a dim old light beyond the warmth of day Liars lie in the road, sceptre watchful eyes of a mute hound Sacred weapons to the sacred be filled The real taste of all this cult of hell Blood flows down the streets at night Where wolves cry out for flesh Where the horrible dust hits the wood Shed skeleton in the forms of the walking dead One holy inversion of hope, twisting the fate of the meek and their heath. Driven insane by the dark one, to bring forth the foul bad it is makes. The undead, all among us, shall they shrink back to their silky pits. They dance by night and drink the blood of a child through their neck. His fire starts roaring, to the still shadows spreading throughout the land. Freeing the evil that slay within the weaker mind of man. into the tower never go the longest The rivers flow with poison, the sand swallows you whole. The ghouls that roam this darkened world are thirsting for your throat. One holy inversion of hope, twisting the fate of the meek and foolish. Driven insane by the dark one, to bring forth the foul planet he speaks. The undead, proud among us, shortly shrink back to their silky pits. They tear to bite, gnaw and then drink the blood of a child's broken neck. Inspire the droids, or the still shadow spreading throughout the land. 3-8-8-8-0-7-3, with them, the weak of minds of men! WHAAAAAAAAAT? WHAAAAAAAAT? WHAAAAAAAAT? WHAAAAAAAAT? WHAAAAAAAAT? WHAAAAAAAAT? WHAAAAAAAAT?">
            <text:p> This was a project that I had to do. They shall abide the utmost thorns of hell It drains the black beyond the brow of a weapon which is hell Where the doors are laid unlocked, where the sun threatens to wane Where shimlocks dwell, a dim old light beyond the warmth of day Liars lie in the road, sceptre watchful eyes of a mute hound Sacred weapons to the sacred be filled The real taste of all this cult of hell Blood flows down the streets at night Where wolves cry out for flesh Where the horrible dust hits the wood Shed skeleton in the forms of the walking dead One holy inversion of hope, twisting the fate of the meek and their heath. Driven insane by the dark one, to bring forth the foul bad it is makes. The undead, all among us, shall they shrink back to their silky pits. They dance by night and drink the blood of a child through their neck. His fire starts roaring, to the still shadows spreading throughout the land. Freeing the evil that slay within the weaker mind of man. into the tower never go the longest The rivers flow with poison, the sand swallows you whole. The ghouls that roam this darkened world are thirsting for your throat. One holy inversion of hope, twisting the fate of the meek and foolish. Driven insane by the dark one, to bring forth the foul planet he speaks. The undead, proud among us, shortly shrink back to their silky pits. They tear to bite, gnaw and then drink the blood of a child's broken neck. Inspire the droids, or the still shadow spreading throughout the land. 3-8-8-8-0-7-3, with them, the weak of minds of men! WHAAAAAAAAAT? WHAAAAAAAAT? WHAAAAAAAAT? WHAAAAAAAAT? WHAAAAAAAAT? WHAAAAAAAAT? WHAAAAAAAAT?</text:p>
          </table:table-cell>
        </table:table-row>
        <table:table-row>
          <table:table-cell office:value-type="string" office:string-value="A Canorous Quintet - Silence of the World Beyond">
            <text:p>A Canorous Quintet - Silence of the World Beyond</text:p>
          </table:table-cell>
          <table:table-cell office:value-type="string" office:string-value=" I'm going to go ahead and get started. I'm going to sing a song. I'm I'm I'm going to kill you. I'm going to kill you. I hope you make sure to experience this message. This very difficult moment. This is to you. I'm going to say it again. You are the age of the dead. Now when you're dying in pain, You're standing between a lifeless, A country where life might not be so good. R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m going to be a little bit more quiet. For you find that burden so nourish with love That's the way things are for now, so watch You lay your eyes on the dark, so bright, not dirty eyes And for the light, so bright The night underneath, wake the frost, the light that's gone, the steps away, the lack of a place to run from me now. Spread the daylight, set the house, the elevations, the two forever, forever. I'm not a slave to the power of the dark. I'm not a slave to the power of the dark. I'm not a slave to the power of the dark. I'm not a slave to the power of the dark. I'm not a slave to the power of the dark. I'm not a slave to the power of the dark. I'm not a slave to the power of the dark. I'm not a slave to the power of the dark.">
            <text:p> I'm going to go ahead and get started. I'm going to sing a song. I'm I'm I'm going to kill you. I'm going to kill you. I hope you make sure to experience this message. This very difficult moment. This is to you. I'm going to say it again. You are the age of the dead. Now when you're dying in pain, You're standing between a lifeless, A country where life might not be so good. R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 I'm going to be a little bit more quiet. For you find that burden so nourish with love That's the way things are for now, so watch You lay your eyes on the dark, so bright, not dirty eyes And for the light, so bright The night underneath, wake the frost, the light that's gone, the steps away, the lack of a place to run from me now. Spread the daylight, set the house, the elevations, the two forever, forever. I'm not a slave to the power of the dark. I'm not a slave to the power of the dark. I'm not a slave to the power of the dark. I'm not a slave to the power of the dark. I'm not a slave to the power of the dark. I'm not a slave to the power of the dark. I'm not a slave to the power of the dark. I'm not a slave to the power of the dark.</text:p>
          </table:table-cell>
        </table:table-row>
        <table:table-row>
          <table:table-cell office:value-type="string" office:string-value="Amon Amarth - Valhall Awaits Me">
            <text:p>Amon Amarth - Valhall Awaits Me</text:p>
          </table:table-cell>
          <table:table-cell office:value-type="string" office:string-value=" So, I'm going to play a little bit of the music. Blood gushes from your wound, the cut is wide and deep. When before I turn around, it falls to its knees. Clear some wings in the flame, with ill-meat's heart and steel. I hear the sound of wood that breaks, as swords cut through my shield. I grab the shield and grab my axe, while the burning is first. The first blow makes the helmet crack The axe cuts to the teeth I rip the axe from the head Covered in blood and braids Leave the body lying dead Ready to strike again My sword cuts through clothes and skin Like a half-dyed butcher's knoll A smile as the bastard screams when I twist my sword! So take my hand to act on my side Valhalla waits Soon I will die! Sword in my hand, axe on my side, fall all awaits me when I die. Rascals on my back, wolf-yar on my head, fall all awaits me when I'm dead. I raise my axe above my head, I ask their furious rage. Yet more blood will be shed, this is a victorious day. Blood gushes from the wound, the cut is wide and deep. As I turn around, I fall to my knees. I'm going to do a little bit of a tapping. So take my hand, what's on my side? Fall, I'll awaits! Soon, I will die! Sword in my hand, axe on my side, Fall, I'll awaits me! When I die, Masking on my back, Walter on my head, Fall, I'll awaits me! When I'm dead!">
            <text:p> So, I'm going to play a little bit of the music. Blood gushes from your wound, the cut is wide and deep. When before I turn around, it falls to its knees. Clear some wings in the flame, with ill-meat's heart and steel. I hear the sound of wood that breaks, as swords cut through my shield. I grab the shield and grab my axe, while the burning is first. The first blow makes the helmet crack The axe cuts to the teeth I rip the axe from the head Covered in blood and braids Leave the body lying dead Ready to strike again My sword cuts through clothes and skin Like a half-dyed butcher's knoll A smile as the bastard screams when I twist my sword! So take my hand to act on my side Valhalla waits Soon I will die! Sword in my hand, axe on my side, fall all awaits me when I die. Rascals on my back, wolf-yar on my head, fall all awaits me when I'm dead. I raise my axe above my head, I ask their furious rage. Yet more blood will be shed, this is a victorious day. Blood gushes from the wound, the cut is wide and deep. As I turn around, I fall to my knees. I'm going to do a little bit of a tapping. So take my hand, what's on my side? Fall, I'll awaits! Soon, I will die! Sword in my hand, axe on my side, Fall, I'll awaits me! When I die, Masking on my back, Walter on my head, Fall, I'll awaits me! When I'm dead!</text:p>
          </table:table-cell>
        </table:table-row>
        <table:table-row>
          <table:table-cell office:value-type="string" office:string-value="Arch Enemy - We Will Rise">
            <text:p>Arch Enemy - We Will Rise</text:p>
          </table:table-cell>
          <table:table-cell office:value-type="string" office:string-value=" Dead on the walls, wake up the world! up the world in your racist laws. It's so fair to put the second best on a dime. It's still a win now. I am the enemy. I am the antidote. Watch me closely. I will stand up now! We will rise, rise above! We will rise, rise! Stereotype fools, playing the game. Nothing unique, they are not the same. In this immaculate reality, I can be anything, anything I want to be. I am the enemy, I am the exile, what will come of me? I will stand up, now! We all rise, we all rise, we all rise, we all rise. I am the Admirer of the Unseen. I am the sound. We all rise above. We all rise. We are all this place. Rise above. We are all this place. I'm going to put the microphone on.">
            <text:p> Dead on the walls, wake up the world! up the world in your racist laws. It's so fair to put the second best on a dime. It's still a win now. I am the enemy. I am the antidote. Watch me closely. I will stand up now! We will rise, rise above! We will rise, rise! Stereotype fools, playing the game. Nothing unique, they are not the same. In this immaculate reality, I can be anything, anything I want to be. I am the enemy, I am the exile, what will come of me? I will stand up, now! We all rise, we all rise, we all rise, we all rise. I am the Admirer of the Unseen. I am the sound. We all rise above. We all rise. We are all this place. Rise above. We are all this place. I'm going to put the microphone on.</text:p>
          </table:table-cell>
        </table:table-row>
        <table:table-row>
          <table:table-cell office:value-type="string" office:string-value="Archons - Plague of Corruption">
            <text:p>Archons - Plague of Corruption</text:p>
          </table:table-cell>
          <table:table-cell office:value-type="string" office:string-value=" sleep Start rolling the mats, ready to be produced, society as a whole worthless, blind. Death is the consequence of not fighting, making your death a great sin. The more it goes, the more it can grow, the further it disappears. We must unite to carry a gentle wave, of the blessing of grace and the King of Flow. Beneath the surface, they shall soon obtain.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I'm going to be a little bit more quiet. life with us. Don't we deserve any better? That's what the truth is, delightful. Now if I take this job one day, we're on the verge of rebellion. One day, we'll rock the face of prepayers! But after I am ashamed of what you should know, make the first superior. A portion of the ocean of humanity only wants an ocean to drink with some. I'm sorry. Bye.">
            <text:p> sleep Start rolling the mats, ready to be produced, society as a whole worthless, blind. Death is the consequence of not fighting, making your death a great sin. The more it goes, the more it can grow, the further it disappears. We must unite to carry a gentle wave, of the blessing of grace and the King of Flow. Beneath the surface, they shall soon obtain.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Okay. I'm going to be a little bit more quiet. life with us. Don't we deserve any better? That's what the truth is, delightful. Now if I take this job one day, we're on the verge of rebellion. One day, we'll rock the face of prepayers! But after I am ashamed of what you should know, make the first superior. A portion of the ocean of humanity only wants an ocean to drink with some. I'm sorry. Bye.</text:p>
          </table:table-cell>
        </table:table-row>
        <table:table-row>
          <table:table-cell office:value-type="string" office:string-value="At the Gates - Slaughter of the Soul">
            <text:p>At the Gates - Slaughter of the Soul</text:p>
          </table:table-cell>
          <table:table-cell office:value-type="string" office:string-value=" Go! Never again! I can't force that illusion to show You feel my pain Feed off my life There won't be an illusion Without who that will show I'll let you say my side. of all your lies. My age is night. I won't be in a hat zone. We are rivers, we have souls. We are rivers, we have souls. Do it! Slaughter of the soul, suicidal violence. I'm not going to let you fire our children, born of sin, tear your soul apart. Never again. My shining eyes have seen enough of all your lies. My hate is blind. There will be intervention. We are weak as we have souls. Weep as we have souls. Child was a soul, still a child, final hours. Children born of sin, dare you so defy.">
            <text:p> Go! Never again! I can't force that illusion to show You feel my pain Feed off my life There won't be an illusion Without who that will show I'll let you say my side. of all your lies. My age is night. I won't be in a hat zone. We are rivers, we have souls. We are rivers, we have souls. Do it! Slaughter of the soul, suicidal violence. I'm not going to let you fire our children, born of sin, tear your soul apart. Never again. My shining eyes have seen enough of all your lies. My hate is blind. There will be intervention. We are weak as we have souls. Weep as we have souls. Child was a soul, still a child, final hours. Children born of sin, dare you so defy.</text:p>
          </table:table-cell>
        </table:table-row>
        <table:table-row>
          <table:table-cell office:value-type="string" office:string-value="Be'lakor - Countless Skies">
            <text:p>Be'lakor - Countless Skies</text:p>
          </table:table-cell>
          <table:table-cell office:value-type="string" office:string-value="..... Okay. Countless times they offered you. Rippers rose and fell. Ageless stones erupted. Across the endless spell. I'm not afraid of you. Start to pay for seasons. Emotes to find love then. I am the one who will be the one to kill you. I am the one who will be the one to kill you. I am the one who will be the one to kill you. Countless skies above me, each alike the rest, light of all the moon and sun, Can't you see my touch? I count the times I've sought thee, Writting out in vain. Time by time subsides without compassion or disdain. Faith to bring the harvest, storms to face it on. Wings to wave through everyone, walls to cover all. So, By this last two failed team, Trailing in lanes of glass, Strength and weakness unannoyed, All their tears will cast. And then we have the letter S. I'm going to go ahead and get the I'm going to go to the bathroom. Countless hearts are summoned. Leeching out of pain Tired by the insensitive without compassion or disdain Treads to bleed the harvest Storms to face in wrath Winds to wave through everyone Walls to doubt the Lord I'm going to kill you. around me, so long until the last. Leaving the children in chains, all that once has passed. I'm going to start with the eyes. Okay. Okay. Okay. Okay. Okay. Okay. Okay. Okay. Okay. Okay. Okay. Okay. Okay. Okay. Okay. Okay. Okay. Okay. Okay. Okay. Okay. Okay. Okay. Okay. Okay. Okay. Okay. Okay. Okay. I'm going to go get my phone. Okay. Okay.......">
            <text:p>..... Okay. Countless times they offered you. Rippers rose and fell. Ageless stones erupted. Across the endless spell. I'm not afraid of you. Start to pay for seasons. Emotes to find love then. I am the one who will be the one to kill you. I am the one who will be the one to kill you. I am the one who will be the one to kill you. Countless skies above me, each alike the rest, light of all the moon and sun, Can't you see my touch? I count the times I've sought thee, Writting out in vain. Time by time subsides without compassion or disdain. Faith to bring the harvest, storms to face it on. Wings to wave through everyone, walls to cover all. So, By this last two failed team, Trailing in lanes of glass, Strength and weakness unannoyed, All their tears will cast. And then we have the letter S. I'm going to go ahead and get the I'm going to go to the bathroom. Countless hearts are summoned. Leeching out of pain Tired by the insensitive without compassion or disdain Treads to bleed the harvest Storms to face in wrath Winds to wave through everyone Walls to doubt the Lord I'm going to kill you. around me, so long until the last. Leaving the children in chains, all that once has passed. I'm going to start with the eyes. Okay. Okay. Okay. Okay. Okay. Okay. Okay. Okay. Okay. Okay. Okay. Okay. Okay. Okay. Okay. Okay. Okay. Okay. Okay. Okay. Okay. Okay. Okay. Okay. Okay. Okay. Okay. Okay. Okay. I'm going to go get my phone. Okay. Okay.......</text:p>
          </table:table-cell>
        </table:table-row>
        <table:table-row>
          <table:table-cell office:value-type="string" office:string-value="Ceremonial Oath - Dreamsong">
            <text:p>Ceremonial Oath - Dreamsong</text:p>
          </table:table-cell>
          <table:table-cell office:value-type="string" office:string-value=" We are the light within us, gone without you ever. Forever, the wounds you caused will never ever heal Your past is in my mind It's the love of feelings Which I cannot deny Enough, I have to punch all your games I taste the joy close to the emotions I have won, Hates I have to feel. It all starts to rain, Never will I see you again. Okay. Okay. I'm gonna do it. I'm going to be on. Can't you see that you and me? I'm proud to be a. I have too much to say. With my vomiting ass! I'm an old dick! Bye bye.">
            <text:p> We are the light within us, gone without you ever. Forever, the wounds you caused will never ever heal Your past is in my mind It's the love of feelings Which I cannot deny Enough, I have to punch all your games I taste the joy close to the emotions I have won, Hates I have to feel. It all starts to rain, Never will I see you again. Okay. Okay. I'm gonna do it. I'm going to be on. Can't you see that you and me? I'm proud to be a. I have too much to say. With my vomiting ass! I'm an old dick! Bye bye.</text:p>
          </table:table-cell>
        </table:table-row>
        <table:table-row>
          <table:table-cell office:value-type="string" office:string-value="Children of Bodom - Everytime I Die">
            <text:p>Children of Bodom - Everytime I Die</text:p>
          </table:table-cell>
          <table:table-cell office:value-type="string" office:string-value="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If it breaks from the get go, your body lies slowly getting, like a fire in the pouring rain. No sparks are pulled beside, no showcase signs on my squad. You're broken once, now falling hard. I'm not a device! You've got a swine, blowing dinosaurs! You're meant to live for one god, using cash for a baseball and a green card for a Holy Dinosaurs! You're meant to live for one day, not Use your gas pump as a RETURN MY LIFE! You're the slaves to fight Until I send another ghost To get inside your mouth! We are still locked in to bite the earth like birds of your bite ass. Look, there's a world just burning bright. Okay. I'm not a good voice. You better swim, before we join the choice! You'll never win, bro, I'm telling you, Cause this game of baseball never ends!">
            <text:p>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t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up, down, If it breaks from the get go, your body lies slowly getting, like a fire in the pouring rain. No sparks are pulled beside, no showcase signs on my squad. You're broken once, now falling hard. I'm not a device! You've got a swine, blowing dinosaurs! You're meant to live for one god, using cash for a baseball and a green card for a Holy Dinosaurs! You're meant to live for one day, not Use your gas pump as a RETURN MY LIFE! You're the slaves to fight Until I send another ghost To get inside your mouth! We are still locked in to bite the earth like birds of your bite ass. Look, there's a world just burning bright. Okay. I'm not a good voice. You better swim, before we join the choice! You'll never win, bro, I'm telling you, Cause this game of baseball never ends!</text:p>
          </table:table-cell>
        </table:table-row>
        <table:table-row>
          <table:table-cell office:value-type="string" office:string-value="Dark Tranquillity - Shivers and Voids">
            <text:p>Dark Tranquillity - Shivers and Voids</text:p>
          </table:table-cell>
          <table:table-cell office:value-type="string" office:string-value=" I'm going to go ahead and get started. What we are, what we feel, stuck inside our sensitivity. So we question what we know, understandably I'm not alone. What is given, we will not take, cannot betray what we can feel. As we suffer through shivers and voids, another loss will come. What is latent in our mind forever, may them suffer through our shivers and voids. For every night, we think we've mastered, who is our keeper in security. We sign the forces, unending trials, we bend our backs to cope and endure. We must persist, with power too, the rest of the world resists the storm. As we suffer through shivers and voids, another launch will come. A slave junk in our mind forever Made of jungle Made of fear I do the ignorance. to that noise. We must remain innoculate against it all. I'm going to play a little bit of the song. We're made to tremble, made to fear, as we suffer through shivers of void. Another loss will come now, blood is bleeding in our mind forever. We're made to suffer, through our shivers and void.">
            <text:p> I'm going to go ahead and get started. What we are, what we feel, stuck inside our sensitivity. So we question what we know, understandably I'm not alone. What is given, we will not take, cannot betray what we can feel. As we suffer through shivers and voids, another loss will come. What is latent in our mind forever, may them suffer through our shivers and voids. For every night, we think we've mastered, who is our keeper in security. We sign the forces, unending trials, we bend our backs to cope and endure. We must persist, with power too, the rest of the world resists the storm. As we suffer through shivers and voids, another launch will come. A slave junk in our mind forever Made of jungle Made of fear I do the ignorance. to that noise. We must remain innoculate against it all. I'm going to play a little bit of the song. We're made to tremble, made to fear, as we suffer through shivers of void. Another loss will come now, blood is bleeding in our mind forever. We're made to suffer, through our shivers and void.</text:p>
          </table:table-cell>
        </table:table-row>
        <table:table-row>
          <table:table-cell office:value-type="string" office:string-value="Eucharist - Greeting Immortality">
            <text:p>Eucharist - Greeting Immortality</text:p>
          </table:table-cell>
          <table:table-cell office:value-type="string" office:string-value=" Okay. Okay. so I'm I'm going to get you. I'm so I'm I thought it better before I left here, so I don't reflect where they've been. Deep inside my soul The power is here Here I'm a bloody my base I realize that I never will be forgiven. you.">
            <text:p> Okay. Okay. so I'm I'm going to get you. I'm so I'm I thought it better before I left here, so I don't reflect where they've been. Deep inside my soul The power is here Here I'm a bloody my base I realize that I never will be forgiven. you.</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 Okay. So, I'm sorry. I'm sorry. I'm sorry. I'm sorry. I'm sorry. I'm sorry. I'm sorry. I'm sorry. I'm sorry. I'm sorry. I'm sorry. I'm sorry. I'm sorry. I'm sorry. I'm sorry. I'm sorry. I'm sorry. I'm sorry. I'm sorry. I'm sorry. I'm sorry. I'm sorry. I'm sorry. I'm sorry. I'm sorry. I'm sorry. I'm sorry. I'm sorry. I'm sorry. Okay. Time, a singing soul, years, a violent storm. Cold, running inside, enough to save, a change for waste. Storm, what do I breathe? Fear, silent as rain. Me, rolling inside, enough to save, a vow of waste. Nothing is the same anymore The times have changed, I feel so cold Nothing is the same anymore The times have changed, I feel so cold Hey! Let me back out! Hey! Blind in my eyes! Horse! Spare me your life! My hands are there! My body's in flesh! God! Where's your God? Hey! Let's back out! Yeah! Show for it all! Take my pain! Show me the way! Every time, everywhere, when the dawn of a fear, let me mourn, let me laugh, what is done, what is said. Every time, everywhere, when the dawn of a fear, let me mourn, let me laugh, what is done, what is said. I've been used to seeing many more. It's not that she don't feel so cold. I've been used to seeing many more. It's not that she don't feel so cold. I'm I'll be more than I think I am I'll be strong, I'll be strong Every time, everywhere And I don't ever fear I'll be more than I think I am I'll be strong, I'll be strong uh Okay. Okay. Okay. Okay. Okay. Okay. Okay. Okay. Okay. Okay. Okay. Okay. Okay. Okay. Okay. Okay. Okay. Okay. Okay. Okay. Okay. Okay. Okay. Okay. Okay. Okay. Okay. Okay. Okay..">
            <text:p>..... Okay. So, I'm sorry. I'm sorry. I'm sorry. I'm sorry. I'm sorry. I'm sorry. I'm sorry. I'm sorry. I'm sorry. I'm sorry. I'm sorry. I'm sorry. I'm sorry. I'm sorry. I'm sorry. I'm sorry. I'm sorry. I'm sorry. I'm sorry. I'm sorry. I'm sorry. I'm sorry. I'm sorry. I'm sorry. I'm sorry. I'm sorry. I'm sorry. I'm sorry. I'm sorry. Okay. Time, a singing soul, years, a violent storm. Cold, running inside, enough to save, a change for waste. Storm, what do I breathe? Fear, silent as rain. Me, rolling inside, enough to save, a vow of waste. Nothing is the same anymore The times have changed, I feel so cold Nothing is the same anymore The times have changed, I feel so cold Hey! Let me back out! Hey! Blind in my eyes! Horse! Spare me your life! My hands are there! My body's in flesh! God! Where's your God? Hey! Let's back out! Yeah! Show for it all! Take my pain! Show me the way! Every time, everywhere, when the dawn of a fear, let me mourn, let me laugh, what is done, what is said. Every time, everywhere, when the dawn of a fear, let me mourn, let me laugh, what is done, what is said. I've been used to seeing many more. It's not that she don't feel so cold. I've been used to seeing many more. It's not that she don't feel so cold. I'm I'll be more than I think I am I'll be strong, I'll be strong Every time, everywhere And I don't ever fear I'll be more than I think I am I'll be strong, I'll be strong uh Okay. Okay. Okay. Okay. Okay. Okay. Okay. Okay. Okay. Okay. Okay. Okay. Okay. Okay. Okay. Okay. Okay. Okay. Okay. Okay. Okay. Okay. Okay. Okay. Okay. Okay. Okay. Okay. Okay..</text:p>
          </table:table-cell>
        </table:table-row>
        <table:table-row>
          <table:table-cell office:value-type="string" office:string-value="Hypocrisy - Fractured Millennium">
            <text:p>Hypocrisy - Fractured Millennium</text:p>
          </table:table-cell>
          <table:table-cell office:value-type="string" office:string-value="..... I'm going to go ahead and get started. Oh, I'll tell you what I'm saying. It was a boastful fear Your fame from the field doesn't mean you are caring for During a long war there's nothing to scoff at You see what you're doing is not a man Or nothing will be lost I am a man of my word. I am a man of my word. I am a man of my word. I'm not. I'm screaming for itself, but there's no way around My name is Marvin, I'll be your friend, yeah Ready to strike back, ready for death, I'm not getting rich near For your life's only fun, you got it for one till you die But I can't be hit upon if my will is all you need But if you're God who don't exist, if you see what you're doing, it's not a sin. When the hit will be back. The holy power. Mama's been shopping and she will die. I am the Lord, Lord in all sentences, one and all. I'm going to die. I love you. you">
            <text:p>..... I'm going to go ahead and get started. Oh, I'll tell you what I'm saying. It was a boastful fear Your fame from the field doesn't mean you are caring for During a long war there's nothing to scoff at You see what you're doing is not a man Or nothing will be lost I am a man of my word. I am a man of my word. I am a man of my word. I'm not. I'm screaming for itself, but there's no way around My name is Marvin, I'll be your friend, yeah Ready to strike back, ready for death, I'm not getting rich near For your life's only fun, you got it for one till you die But I can't be hit upon if my will is all you need But if you're God who don't exist, if you see what you're doing, it's not a sin. When the hit will be back. The holy power. Mama's been shopping and she will die. I am the Lord, Lord in all sentences, one and all. I'm going to die. I love you. you</text:p>
          </table:table-cell>
        </table:table-row>
        <table:table-row>
          <table:table-cell office:value-type="string" office:string-value="In Flames - Insipid 2000">
            <text:p>In Flames - Insipid 2000</text:p>
          </table:table-cell>
          <table:table-cell office:value-type="string" office:string-value=" Do not defend her for who you are! The laws are changed and useless. On the way to the southern town, We're emptying windows, waves goodbye. An hopeless excuse, a fallen reality. I've changed by the shock, And the weight of the punch. A helpless excuse for the reality! Fragments of future being. A bustle to noble ones, vibrant and pitiless, let's stride. Thou art a lonely, spartanic, minimalistic, Helpless excuse for the reality. The lost days have left one's way now, Now, drink from me eyes, little message to, for the reality. I know the reasons why all the games are managed. The grunt and pitiless, they stride. True art but a form to clean our silent glasses. Shadowed visions, but noble ones, for the noble ones. I'm going to do a little bit of a tapping. Too hard for their form, to create our silent masses. Shadowy fictions, but noble ones for the nobler dudes.">
            <text:p> Do not defend her for who you are! The laws are changed and useless. On the way to the southern town, We're emptying windows, waves goodbye. An hopeless excuse, a fallen reality. I've changed by the shock, And the weight of the punch. A helpless excuse for the reality! Fragments of future being. A bustle to noble ones, vibrant and pitiless, let's stride. Thou art a lonely, spartanic, minimalistic, Helpless excuse for the reality. The lost days have left one's way now, Now, drink from me eyes, little message to, for the reality. I know the reasons why all the games are managed. The grunt and pitiless, they stride. True art but a form to clean our silent glasses. Shadowed visions, but noble ones, for the noble ones. I'm going to do a little bit of a tapping. Too hard for their form, to create our silent masses. Shadowy fictions, but noble ones for the nobler dudes.</text:p>
          </table:table-cell>
        </table:table-row>
        <table:table-row>
          <table:table-cell office:value-type="string" office:string-value="Inferi - The Promethean Kings">
            <text:p>Inferi - The Promethean Kings</text:p>
          </table:table-cell>
          <table:table-cell office:value-type="string" office:string-value=".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with torment and suffering, watching my world corrupt. I shall create a race of slaves to harvest, using our blood with the sand and the stone to serve on every wish and request. There's diapers and a turkey bed! No! You must not! I'll shake the dumpers! I shall protect you from the falling boy whose witch is too insane! What a horrible mistake! To leave them all alone! They dwell in the garden, seeking the knowledge of our throne! Demanding a passage of power, the throne is theirs! This false memory must be banished! Demolish the throne! Strike them down with lightning! Lightning! Lights will crumble! Now there's no hope, so that whispering's never burnt. It's a burden, it's a tragedy, we're drowning in a casket of dust. Nothing is left, just a waste of this flesh. This is the final breakout, honey. This is the final misfortune, this pain. The throne of this land is now upon us, but my creation will serve it to me. What's past of the shining sharpens? Well, it doesn't shock my dismay. A price must be given, if something to be. Shall I move thee from city of slumbers, I grieve? I am the creator, from the golden throne I lead. I am the child from the living dead. uh I'm everlasting! Never question my rule! It is my will to sustain their might! You have no idea of the rule! You have only good forgiving! Just a mob with no sign of regret!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all kings! You are blinded by rage and your pets This world does not belong to us I am the king of all kings I am the king of all kings You are blinded by rage and your pets This world does not belong to us I am the king of all kings Thank you.">
            <text:p>.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I'm not sure what I'm doing. with torment and suffering, watching my world corrupt. I shall create a race of slaves to harvest, using our blood with the sand and the stone to serve on every wish and request. There's diapers and a turkey bed! No! You must not! I'll shake the dumpers! I shall protect you from the falling boy whose witch is too insane! What a horrible mistake! To leave them all alone! They dwell in the garden, seeking the knowledge of our throne! Demanding a passage of power, the throne is theirs! This false memory must be banished! Demolish the throne! Strike them down with lightning! Lightning! Lights will crumble! Now there's no hope, so that whispering's never burnt. It's a burden, it's a tragedy, we're drowning in a casket of dust. Nothing is left, just a waste of this flesh. This is the final breakout, honey. This is the final misfortune, this pain. The throne of this land is now upon us, but my creation will serve it to me. What's past of the shining sharpens? Well, it doesn't shock my dismay. A price must be given, if something to be. Shall I move thee from city of slumbers, I grieve? I am the creator, from the golden throne I lead. I am the child from the living dead. uh I'm everlasting! Never question my rule! It is my will to sustain their might! You have no idea of the rule! You have only good forgiving! Just a mob with no sign of regret!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the world! I am the king of all kings! You are blinded by rage and your pets This world does not belong to us I am the king of all kings I am the king of all kings You are blinded by rage and your pets This world does not belong to us I am the king of all kings Thank you.</text:p>
          </table:table-cell>
        </table:table-row>
        <table:table-row>
          <table:table-cell office:value-type="string" office:string-value="Insomnium - Mortal Share">
            <text:p>Insomnium - Mortal Share</text:p>
          </table:table-cell>
          <table:table-cell office:value-type="string" office:string-value=" I'm going to go to the bathroom. Okay. In the last day, my blood, the sea could not be buy. Rusty is the rafting place, the tireless hands of life. But all for the mortal's bear, living without a care. For the poor, the weeping mouth, deeply fits the lion's mouth. To far away to Irokov! To far away to Ganondorf! All the planets know their fate, my super amazing guide for the thrill of the feast. I've done invades inside, I've done chaos and, I've done the bloody souls, I've done all the left to chase of God. I've missed the ever blooming rose, to battle him to the end of the song. RAAAAAAAAR! DEPART AWAY TO CARINA! But where do we leave their heads to rest? I do wish I was there when the night falls For the part of man, he seems to disarm the man Stumble in the night, do you think he's disgusting? Life of darkness, all the spirits in him are flying Will they see through our spy? Will he finally choose the lies? Like water that's so nicely reformed. Just drop this torment, fade away. Down here to the abnormal.">
            <text:p> I'm going to go to the bathroom. Okay. In the last day, my blood, the sea could not be buy. Rusty is the rafting place, the tireless hands of life. But all for the mortal's bear, living without a care. For the poor, the weeping mouth, deeply fits the lion's mouth. To far away to Irokov! To far away to Ganondorf! All the planets know their fate, my super amazing guide for the thrill of the feast. I've done invades inside, I've done chaos and, I've done the bloody souls, I've done all the left to chase of God. I've missed the ever blooming rose, to battle him to the end of the song. RAAAAAAAAR! DEPART AWAY TO CARINA! But where do we leave their heads to rest? I do wish I was there when the night falls For the part of man, he seems to disarm the man Stumble in the night, do you think he's disgusting? Life of darkness, all the spirits in him are flying Will they see through our spy? Will he finally choose the lies? Like water that's so nicely reformed. Just drop this torment, fade away. Down here to the abnormal.</text:p>
          </table:table-cell>
        </table:table-row>
        <table:table-row>
          <table:table-cell office:value-type="string" office:string-value="Kalmah - They Will Return">
            <text:p>Kalmah - They Will Return</text:p>
          </table:table-cell>
          <table:table-cell office:value-type="string" office:string-value=" So, this is the first step. I'm not going to be able to do it. I'm sick and I need a class. Locked in my house. So much is mine. I'm already fenced. My passport has really hit us. The human must remain, for souls are never the same. And when the thought says, I must march in dance, No one will die, Whilst I do it all. Their eyes, Will follow you and fly away. But I will return, When I am all alone. Yes, I will return! And I will revenge!. What do we do? When I am all alone? What do we do? When I am all alone? Soon someday, I'll be in the cave Waiting for the sound of soaking rain I'm on safe place. I'm Mr. MacDonald. Take a right, window, to go. And find a way. You'll see what's in, Jolteon. I... I WANT RETIRE!">
            <text:p> So, this is the first step. I'm not going to be able to do it. I'm sick and I need a class. Locked in my house. So much is mine. I'm already fenced. My passport has really hit us. The human must remain, for souls are never the same. And when the thought says, I must march in dance, No one will die, Whilst I do it all. Their eyes, Will follow you and fly away. But I will return, When I am all alone. Yes, I will return! And I will revenge!. What do we do? When I am all alone? What do we do? When I am all alone? Soon someday, I'll be in the cave Waiting for the sound of soaking rain I'm on safe place. I'm Mr. MacDonald. Take a right, window, to go. And find a way. You'll see what's in, Jolteon. I... I WANT RETIRE!</text:p>
          </table:table-cell>
        </table:table-row>
        <table:table-row>
          <table:table-cell office:value-type="string" office:string-value="Kataklysm - As I Slither">
            <text:p>Kataklysm - As I Slither</text:p>
          </table:table-cell>
          <table:table-cell office:value-type="string" office:string-value=" I'll show my men he can take your test! I live my life with no regrets. Stripped down from all my dignity, you took it all from me. Now it hurts, every single time you lie. Tell me, have you made a game of faith? As I slither, I slither down your spine. I slithered down your spine, slithered I slithered down your spine, slithered I took it all away I took your life away I took it all I kept my beauty to get to this I live my life with no regret You took it all from me! From me! Every single time you lie! From me! I've made the game of me! As I slither, I slither down your spine! Slither, I slither down your spine! Slither, I slither down your spine! Slither, I slither down your spine! Slither, I slither down your spine! Slither, I slither down your spine! Slither, I slither down your spine! Slither, I slither down your spine! Slither, I slither down your spine! I slip it up your spine, Slipper! I take it all the way! I take your mind, your mind away! Don't try to comprehend me! Don't try to criticize me! Watch me as I slither, as I slither around your neck.">
            <text:p> I'll show my men he can take your test! I live my life with no regrets. Stripped down from all my dignity, you took it all from me. Now it hurts, every single time you lie. Tell me, have you made a game of faith? As I slither, I slither down your spine. I slithered down your spine, slithered I slithered down your spine, slithered I took it all away I took your life away I took it all I kept my beauty to get to this I live my life with no regret You took it all from me! From me! Every single time you lie! From me! I've made the game of me! As I slither, I slither down your spine! Slither, I slither down your spine! Slither, I slither down your spine! Slither, I slither down your spine! Slither, I slither down your spine! Slither, I slither down your spine! Slither, I slither down your spine! Slither, I slither down your spine! Slither, I slither down your spine! I slip it up your spine, Slipper! I take it all the way! I take your mind, your mind away! Don't try to comprehend me! Don't try to criticize me! Watch me as I slither, as I slither around your neck.</text:p>
          </table:table-cell>
        </table:table-row>
        <table:table-row>
          <table:table-cell office:value-type="string" office:string-value="Norther - Betrayed">
            <text:p>Norther - Betrayed</text:p>
          </table:table-cell>
          <table:table-cell office:value-type="string" office:string-value=" So yeah One morning I woke up, realized I've been betrayed. Shadows of yesterday fill my mind as I drift away. No matter what's ahead, I'll face the devil by my hand. Make this twisted fate I know Surely go away Make you break Make you break One night I went to die, deceived and I was ready to fly The prince awaited for me, so fuck you all I was made to be free But the hate was changing me, is this the path I cannot see? I cannot see too many princesses Can't you see I am the traitor? I will prove it to you, I will prove it to you Would you die for my hate now? Would you get my eyes? Would you make me sigh? I guess I know what I taught you While I act by your side I'm out of my mind I'm out of my mind I'm out of my mind It's time to just be rushing! Realize when out of line No more forgiving Just a run so I'll help you To die In the night I am beside you With voices in my mind You're asleep and I love you But more than thousand times I curse you I guess I know what to do When I am by your side I'm out of my mind I'm out of my motherfucking mind I will cut you! I will cut you! I will cut you! I will cut you! I will cut you! I will cut you! That night I took your life! That night I took your life! That night I took your life! And now this traitor dies! And now this traitor dies! And now this traitor dies! And now this traitor dies! I'm so annoyed!">
            <text:p> So yeah One morning I woke up, realized I've been betrayed. Shadows of yesterday fill my mind as I drift away. No matter what's ahead, I'll face the devil by my hand. Make this twisted fate I know Surely go away Make you break Make you break One night I went to die, deceived and I was ready to fly The prince awaited for me, so fuck you all I was made to be free But the hate was changing me, is this the path I cannot see? I cannot see too many princesses Can't you see I am the traitor? I will prove it to you, I will prove it to you Would you die for my hate now? Would you get my eyes? Would you make me sigh? I guess I know what I taught you While I act by your side I'm out of my mind I'm out of my mind I'm out of my mind It's time to just be rushing! Realize when out of line No more forgiving Just a run so I'll help you To die In the night I am beside you With voices in my mind You're asleep and I love you But more than thousand times I curse you I guess I know what to do When I am by your side I'm out of my mind I'm out of my motherfucking mind I will cut you! I will cut you! I will cut you! I will cut you! I will cut you! I will cut you! That night I took your life! That night I took your life! That night I took your life! And now this traitor dies! And now this traitor dies! And now this traitor dies! And now this traitor dies! I'm so annoyed!</text:p>
          </table:table-cell>
        </table:table-row>
        <table:table-row>
          <table:table-cell office:value-type="string" office:string-value="Quo Vadis - Silence Calls the Storm">
            <text:p>Quo Vadis - Silence Calls the Storm</text:p>
          </table:table-cell>
          <table:table-cell office:value-type="string" office:string-value=" You Thank you. Okay. I'm now starts to rise to take the population revolution began hunger for power is once their dreams becoming the leader of the alliance did it disturbance fell throughout the community as long as the master stays our king stays the jinn clocked on the diners because the And we all sin on the road Not a thing nor day strive to achieve their goals A modest little club, they were my future They took their lives for gifts of their desires They had to erase the gang, all of those tracks While there is a real sub-world repair, But this will last in the war. You will be fighting fears. You will be fighting fears. Trying to achieve an order in the seven. Speaking of house members, A few who sacrifice self-restraint. And make the counter-attacks in some man-rebels. The rebels, they creeped them off, they swear their masks on the roofs, Blasphemy, hate, the war criminals, those who see the path they take. They taste their greed, their voices swarming. Guardians ignore them with the breath of an ox. But I still can't help the old man future, he's forgotten life, he's forgotten the future of the reason on earth. He has never raised the dead, always was fat, on the river fields, the world was hurt, but they still rest in the water. And you will be fighting tears. And you will be fighting tears. I'm going to go ahead and get the other one. I'm going to go to the next one. With force of big power Unrestricted support For loyalty and cause And since a few clans have submitted Don't think never the pressure is rising Violent coming in The inevitable silence of the storm">
            <text:p> You Thank you. Okay. I'm now starts to rise to take the population revolution began hunger for power is once their dreams becoming the leader of the alliance did it disturbance fell throughout the community as long as the master stays our king stays the jinn clocked on the diners because the And we all sin on the road Not a thing nor day strive to achieve their goals A modest little club, they were my future They took their lives for gifts of their desires They had to erase the gang, all of those tracks While there is a real sub-world repair, But this will last in the war. You will be fighting fears. You will be fighting fears. Trying to achieve an order in the seven. Speaking of house members, A few who sacrifice self-restraint. And make the counter-attacks in some man-rebels. The rebels, they creeped them off, they swear their masks on the roofs, Blasphemy, hate, the war criminals, those who see the path they take. They taste their greed, their voices swarming. Guardians ignore them with the breath of an ox. But I still can't help the old man future, he's forgotten life, he's forgotten the future of the reason on earth. He has never raised the dead, always was fat, on the river fields, the world was hurt, but they still rest in the water. And you will be fighting tears. And you will be fighting tears. I'm going to go ahead and get the other one. I'm going to go to the next one. With force of big power Unrestricted support For loyalty and cause And since a few clans have submitted Don't think never the pressure is rising Violent coming in The inevitable silence of the storm</text:p>
          </table:table-cell>
        </table:table-row>
        <table:table-row>
          <table:table-cell office:value-type="string" office:string-value="Sacrilege - Feed the Cold">
            <text:p>Sacrilege - Feed the Cold</text:p>
          </table:table-cell>
          <table:table-cell office:value-type="string" office:string-value=" Oh The fire of the watching skies, will suffer the wrath of grave, The tragedy of wrath, upon the mighty throne, of the gods! Seasons of the scum, of our fear, of our splendor and pride, are knowing of our bravest future, on the land of the blight. Sink the earth full of silence, and rock it with an arch of blood. Slowly toss down through the horizon, and plant the feast on the light. I'm going to be a bitch. Silence erupted in oxen blood. Slowly falls death, redevelopment, some regret, the feast of life. I've seen your face from a great tall arch, I'm just a rag in the walls of the ultimate Time to wrap the summary of the valley aside! She decided to first call the devils, and put splinter in her pride. And knowing of her grievous future, she formed a line to the plague. She laid foolishly her arms, and rested in natural blood. Slowly forced the creepy old hag's soul to turn to be something light. I'm bleeding and it's exploding. We shall be the gold! What is leaking is what's exploding! We shall be the gold!">
            <text:p> Oh The fire of the watching skies, will suffer the wrath of grave, The tragedy of wrath, upon the mighty throne, of the gods! Seasons of the scum, of our fear, of our splendor and pride, are knowing of our bravest future, on the land of the blight. Sink the earth full of silence, and rock it with an arch of blood. Slowly toss down through the horizon, and plant the feast on the light. I'm going to be a bitch. Silence erupted in oxen blood. Slowly falls death, redevelopment, some regret, the feast of life. I've seen your face from a great tall arch, I'm just a rag in the walls of the ultimate Time to wrap the summary of the valley aside! She decided to first call the devils, and put splinter in her pride. And knowing of her grievous future, she formed a line to the plague. She laid foolishly her arms, and rested in natural blood. Slowly forced the creepy old hag's soul to turn to be something light. I'm bleeding and it's exploding. We shall be the gold! What is leaking is what's exploding! We shall be the gold!</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 Oh It's you, who stole my blood! Cause the man that you find, I'll claim the heart of my own goodbye! Choose the one who made the time when I was high tide! I'm the one who will thirst, before I'm gone and die! I will sleep, for you are my cure, and I always, Still know I will never forget you, and I will die with you! You forgave me my peace, you are my thoughts, Please don't forget, that we are the ones, What the hell is this over here? Who do you call? You're the one in the cradle! Who's who? You're the thief in the casket! Who are you? The person under the table! Who are we? The person known as me! There's a lot of songs Staring right at me As my body Escapes me There's a lot of songs I'm going to sleep! Where's my body? YEEEAAAAAA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You're a fucking idiot! I'm not a slave to the pain, I'm a slave to the pain Frozen in the middle of this pain I'll leave the pollution behind, I'm a slave to the pain Until I catch the next fish I'll be all alone again I'm a unicorn with a spell, I'm a red glowing light When my body betrays me, I turn to black In an explosion, I drown to myself, I can't control my mind I'm a gorilla who defends me behind enemy lines Fragile vehicle of mine Don't abandon me, Axe There is so much to live for Not worth our faith on him! Forbid! Because of him, John went to heaven. He fought to cast his name. For him, God was seeing good. I am the Lord of the Universe. I am the Lord of the Universe. I am the Lord of the Universe. I am the Lord of the Universe......">
            <text:p> Oh It's you, who stole my blood! Cause the man that you find, I'll claim the heart of my own goodbye! Choose the one who made the time when I was high tide! I'm the one who will thirst, before I'm gone and die! I will sleep, for you are my cure, and I always, Still know I will never forget you, and I will die with you! You forgave me my peace, you are my thoughts, Please don't forget, that we are the ones, What the hell is this over here? Who do you call? You're the one in the cradle! Who's who? You're the thief in the casket! Who are you? The person under the table! Who are we? The person known as me! There's a lot of songs Staring right at me As my body Escapes me There's a lot of songs I'm going to sleep! Where's my body? YEEEAAAAAA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You're a fucking idiot! I'm not a slave to the pain, I'm a slave to the pain Frozen in the middle of this pain I'll leave the pollution behind, I'm a slave to the pain Until I catch the next fish I'll be all alone again I'm a unicorn with a spell, I'm a red glowing light When my body betrays me, I turn to black In an explosion, I drown to myself, I can't control my mind I'm a gorilla who defends me behind enemy lines Fragile vehicle of mine Don't abandon me, Axe There is so much to live for Not worth our faith on him! Forbid! Because of him, John went to heaven. He fought to cast his name. For him, God was seeing good. I am the Lord of the Universe. I am the Lord of the Universe. I am the Lord of the Universe. I am the Lord of the Universe......</text:p>
          </table:table-cell>
        </table:table-row>
        <table:table-row>
          <table:table-cell office:value-type="string" office:string-value="The Haunted - Hollow Ground">
            <text:p>The Haunted - Hollow Ground</text:p>
          </table:table-cell>
          <table:table-cell office:value-type="string" office:string-value=" What's a kiddo crossed my line? I'm a thousand. I'm a thousand. I'm a thousand. I'm a thousand. I'm a thousand. I'm a thousand. I'm gonna stand on my own two feet. So I'll do the best, so I'll slaughter this world I'll be alive to fight death and its power I'll end the fiendishness I found And all I stand on are the gods He's underweight from day one. What the scars on my skin will show! What hollow ground I step, Blood of a free man! These sins were mine, Flame come I know, Death decreed by the light! I'm going fast, I'm dreading time. I've lost my way, I'm losing my mind. I need them, I will go to death and pay. Oh Bye......">
            <text:p> What's a kiddo crossed my line? I'm a thousand. I'm a thousand. I'm a thousand. I'm a thousand. I'm a thousand. I'm a thousand. I'm gonna stand on my own two feet. So I'll do the best, so I'll slaughter this world I'll be alive to fight death and its power I'll end the fiendishness I found And all I stand on are the gods He's underweight from day one. What the scars on my skin will show! What hollow ground I step, Blood of a free man! These sins were mine, Flame come I know, Death decreed by the light! I'm going fast, I'm dreading time. I've lost my way, I'm losing my mind. I need them, I will go to death and pay. Oh Bye......</text:p>
          </table:table-cell>
        </table:table-row>
        <table:table-row>
          <table:table-cell office:value-type="string" office:string-value="Wintersun - Beyond the Dark Sun">
            <text:p>Wintersun - Beyond the Dark Sun</text:p>
          </table:table-cell>
          <table:table-cell office:value-type="string" office:string-value=" Okay. For years, I have traveled through cold lands. But my heart is warm as the darkened sun above me. Nothing can ever take away what I feel with this tired chest. Face of the weeping night What a sight of the fading light Owwwwwww Face of the weeping night The dawn will never rise again for my eyes, when I will never sleep again. I've lost my own time after time, to the light that vanished from the sky. Now when the darkness has taken over me I got to let my shadows free Cause I never look behind I never try to find Something that could have made me one Now when the shadows they can't control me I got to let my shadows free Cause I never look behind Why never fight the fight? Something that should have made me one Something that I could raise to sun">
            <text:p> Okay. For years, I have traveled through cold lands. But my heart is warm as the darkened sun above me. Nothing can ever take away what I feel with this tired chest. Face of the weeping night What a sight of the fading light Owwwwwww Face of the weeping night The dawn will never rise again for my eyes, when I will never sleep again. I've lost my own time after time, to the light that vanished from the sky. Now when the darkness has taken over me I got to let my shadows free Cause I never look behind I never try to find Something that could have made me one Now when the shadows they can't control me I got to let my shadows free Cause I never look behind Why never fight the fight? Something that should have made me one Something that I could raise to sun</text:p>
          </table:table-cell>
        </table:table-row>
        <table:table-row>
          <table:table-cell office:value-type="string" office:string-value="Wolfheart - Ghost of Karelia">
            <text:p>Wolfheart - Ghost of Karelia</text:p>
          </table:table-cell>
          <table:table-cell office:value-type="string" office:string-value=" So The sun in the woods confirms the blood red dawn. No foe upon the fields, no armor or shield shall defend from the pain of the Winds of Born! Winds of Zod, which rise day, That's who the enemy is moving to burn! Let's try. The blood you call yours shall be born! So the blood runs low, not in the name of vengeance! For the blood of the Italian nation we stand to defend! We stop the Indians! I'm not sure if I can do it. Your daughter shall be mine! I'm going to be a good boy. The cold might drown, but those in soil, water not. I'm going to go to bed.">
            <text:p> So The sun in the woods confirms the blood red dawn. No foe upon the fields, no armor or shield shall defend from the pain of the Winds of Born! Winds of Zod, which rise day, That's who the enemy is moving to burn! Let's try. The blood you call yours shall be born! So the blood runs low, not in the name of vengeance! For the blood of the Italian nation we stand to defend! We stop the Indians! I'm not sure if I can do it. Your daughter shall be mine! I'm going to be a good boy. The cold might drown, but those in soil, water not. I'm going to go to bed.</text:p>
          </table:table-cell>
        </table:table-row>
      </table:table>
      <table:table table:name="demucs_mdx_extra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 You Okay. Okay. So, I'm going to go ahead and start. you. Okay. Okay. And the other side. The tap star of the soul is liquid. The casts of a million vines. From a ruined child as an arch. It fills the riverbanks, yes, a wet barge. These arms were meant to be lost. Hacks severed and forgotten. The texture of time is a whisper. Echoes across the land. It's here, where the lands from tree to tree. Through every southern bow it sings. These bows were sent to feed us. The toys are broken. Okay. So, I'm going to go ahead and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Okay. I'm going to play a little bit of the song. Water! Flash to earth! Burn to stone! Cast this stone into the water! Okay. I'm going to play a song. you">
            <text:p>..... You Okay. Okay. So, I'm going to go ahead and start. you. Okay. Okay. And the other side. The tap star of the soul is liquid. The casts of a million vines. From a ruined child as an arch. It fills the riverbanks, yes, a wet barge. These arms were meant to be lost. Hacks severed and forgotten. The texture of time is a whisper. Echoes across the land. It's here, where the lands from tree to tree. Through every southern bow it sings. These bows were sent to feed us. The toys are broken. Okay. So, I'm going to go ahead and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I'm going to start the video. Okay. I'm going to play a little bit of the song. Water! Flash to earth! Burn to stone! Cast this stone into the water! Okay. I'm going to play a song. you</text:p>
          </table:table-cell>
        </table:table-row>
        <table:table-row>
          <table:table-cell office:value-type="string" office:string-value="Antimatter - Fold">
            <text:p>Antimatter - Fold</text:p>
          </table:table-cell>
          <table:table-cell office:value-type="string" office:string-value=" Should another come undone? My epitaph calls I've been holding back the rain Turning my scars into gold Teeming shadows And if those ways shouldn't change Just drag me back out on the rails Cause this can't fold This can't fold can't fold, or I'll fall too Sheets of colour, seal out, seal out Oh, those whispered words I'll say I've buried my heart into this Ten years gone and now it's too late to change So rip out the soul and start again This can't fold This can't fold This can't fold Oh, how I'll follow to you In this house I am sure, not fading away me. Leave me here. All the white coats will take me away. Turn me down. Put me on.. I'm going to play a little bit of this song. This can't fold This can't fold This can't fold I'll fold too I'll fold too I'll fold.....">
            <text:p> Should another come undone? My epitaph calls I've been holding back the rain Turning my scars into gold Teeming shadows And if those ways shouldn't change Just drag me back out on the rails Cause this can't fold This can't fold can't fold, or I'll fall too Sheets of colour, seal out, seal out Oh, those whispered words I'll say I've buried my heart into this Ten years gone and now it's too late to change So rip out the soul and start again This can't fold This can't fold This can't fold Oh, how I'll follow to you In this house I am sure, not fading away me. Leave me here. All the white coats will take me away. Turn me down. Put me on.. I'm going to play a little bit of this song. This can't fold This can't fold This can't fold I'll fold too I'll fold too I'll fold.....</text:p>
          </table:table-cell>
        </table:table-row>
        <table:table-row>
          <table:table-cell office:value-type="string" office:string-value="Black Sabbath - Behind the Wall of Sleep">
            <text:p>Black Sabbath - Behind the Wall of Sleep</text:p>
          </table:table-cell>
          <table:table-cell office:value-type="string" office:string-value=" Okay. Versus Trump's world and the flower, Daily battles restrain far, Faces shine a deadly smile, Look upon you at your trial. Showered mountains from head to toe. Icy sand with frosty gold. Words of glory to your soul. Words of glory now, tomorrow. We aspire as we love to please, With love by my door, in your peace. Take your water from us, take your body to a gosh. Take your body to a gosh, take your body to a gosh. Take your water from us, take your body to a gosh. Okay. Now from darkness every night, All asleep is cold and bright, All asleep is lying broken, So chasing you have awoken. Thank you.">
            <text:p> Okay. Versus Trump's world and the flower, Daily battles restrain far, Faces shine a deadly smile, Look upon you at your trial. Showered mountains from head to toe. Icy sand with frosty gold. Words of glory to your soul. Words of glory now, tomorrow. We aspire as we love to please, With love by my door, in your peace. Take your water from us, take your body to a gosh. Take your body to a gosh, take your body to a gosh. Take your water from us, take your body to a gosh. Okay. Now from darkness every night, All asleep is cold and bright, All asleep is lying broken, So chasing you have awoken. Thank you.</text:p>
          </table:table-cell>
        </table:table-row>
        <table:table-row>
          <table:table-cell office:value-type="string" office:string-value="Candlemass - At the Gallows End">
            <text:p>Candlemass - At the Gallows End</text:p>
          </table:table-cell>
          <table:table-cell office:value-type="string" office:string-value=". I greet you, the beauty of your light, so warm and tender was never the night. In tears I see you, the last time it will be So give me your blessing, I am in my destiny No rest for the sinner. Hypnotist refuse me my sleep. This was the last night of my life With wine I fronted on my deeds I drank to the devil with servants It's good with a friend where you go No one would share my last chalice So I drank to the ones that I know Ring, brother, ring for me Ring the bells of hope and faith I sing this epitaph, my sworn song, my headstone, the farewell of my heart, the hills of Tiber headstone the farewell of my heart the hills of Tyburn up where the gallows stands only the vultures will come to see me hang We hold the sign Michael gather together. I am the outcast, no winner. I am the fallen to the world. That lived all his life as a sinner. The tempter has called me his son. Ring, brother, ring for me Ring the bells of hope and faith Ring for my damnation I am at the gallows' end I'm going to play it again. Soon it is time, the dark has no feather and I see a place for my death. The priest, he will pray for my lost soul. I'm sure he's wasting his time. A sinner, a fool or a devil, or just a victim of life. No fun to burn in hell's fire, but I sure have enjoyed my life Ring, brother, ring for me, ring the bells of hope and faith Ring for my damnation, I am at the gallows' end you">
            <text:p>. I greet you, the beauty of your light, so warm and tender was never the night. In tears I see you, the last time it will be So give me your blessing, I am in my destiny No rest for the sinner. Hypnotist refuse me my sleep. This was the last night of my life With wine I fronted on my deeds I drank to the devil with servants It's good with a friend where you go No one would share my last chalice So I drank to the ones that I know Ring, brother, ring for me Ring the bells of hope and faith I sing this epitaph, my sworn song, my headstone, the farewell of my heart, the hills of Tiber headstone the farewell of my heart the hills of Tyburn up where the gallows stands only the vultures will come to see me hang We hold the sign Michael gather together. I am the outcast, no winner. I am the fallen to the world. That lived all his life as a sinner. The tempter has called me his son. Ring, brother, ring for me Ring the bells of hope and faith Ring for my damnation I am at the gallows' end I'm going to play it again. Soon it is time, the dark has no feather and I see a place for my death. The priest, he will pray for my lost soul. I'm sure he's wasting his time. A sinner, a fool or a devil, or just a victim of life. No fun to burn in hell's fire, but I sure have enjoyed my life Ring, brother, ring for me, ring the bells of hope and faith Ring for my damnation, I am at the gallows' end you</text:p>
          </table:table-cell>
        </table:table-row>
        <table:table-row>
          <table:table-cell office:value-type="string" office:string-value="Cathedral - Ride">
            <text:p>Cathedral - Ride</text:p>
          </table:table-cell>
          <table:table-cell office:value-type="string" office:string-value=" Well, hey, what do you got to say? Well, I say we're gonna ride So come on, let's cut back the magnetizers, girl, let's Scalpel this material, the roof is thin, man Conquer its spectacles and put the ceiling ground Divine animation buried in sand. Will rise through the ashes of stagnation. Bristle warriors of their nature The armadillo's craft is manufactured from the wool From the repro clinics to our old school to fight. To let the nuts retire into gold up at the ground. To ride the wheels of iron round and round. We'll rise from the ashes of stagnation. They stole warriors of their nature! Scouring highest, see and know that I'm alive! And see the truth, the person is deeply behind. The only truth, a physical theory. But in the low-power multidimensional destiny. Oh yeah. I forgot to say the second time! Microscopic observance of Satan in the land Spiritual initiation, Arabs all in blend Without a significant shatinkum to surah Out of, through the bound, pentimine I say we're going to ride The air will ride. I say we'll ride through the cacti cones of stagnation. Twist the wires of damnation. Ow! Who did?">
            <text:p> Well, hey, what do you got to say? Well, I say we're gonna ride So come on, let's cut back the magnetizers, girl, let's Scalpel this material, the roof is thin, man Conquer its spectacles and put the ceiling ground Divine animation buried in sand. Will rise through the ashes of stagnation. Bristle warriors of their nature The armadillo's craft is manufactured from the wool From the repro clinics to our old school to fight. To let the nuts retire into gold up at the ground. To ride the wheels of iron round and round. We'll rise from the ashes of stagnation. They stole warriors of their nature! Scouring highest, see and know that I'm alive! And see the truth, the person is deeply behind. The only truth, a physical theory. But in the low-power multidimensional destiny. Oh yeah. I forgot to say the second time! Microscopic observance of Satan in the land Spiritual initiation, Arabs all in blend Without a significant shatinkum to surah Out of, through the bound, pentimine I say we're going to ride The air will ride. I say we'll ride through the cacti cones of stagnation. Twist the wires of damnation. Ow! Who did?</text:p>
          </table:table-cell>
        </table:table-row>
        <table:table-row>
          <table:table-cell office:value-type="string" office:string-value="Dark Quarterer - Dark Quarterer">
            <text:p>Dark Quarterer - Dark Quarterer</text:p>
          </table:table-cell>
          <table:table-cell office:value-type="string" office:string-value=" Okay. Okay. Okay. Night is coming, day has come, black is all around. No more songs, no more noise, people disappear. Small four lights in the sky are beginning to shine. Without moon, without love, without friends to find. With his body in your hands Near to be at the hands Quiet be quiet, cold be cold Don't lose this occasion All is ready to be done as for your vocation Smart around, looking for the right men to kill In your arms you will find body without lie And so if you want, you can be the famous, the famous killer king. Another life has gone, another day has gone away Steal your time, don't stop, steal your mind with senior sacrifices The nights start to be clear, still ten minutes before light Songs and noise are calling Now you die, tonight we'll live again Okay. Okay. Okay. Okay. Okay. Okay. Okay. Okay. Okay. Okay. Okay. Okay. Okay. Okay. Okay. Okay. Okay. Okay. Okay. Okay. Okay. Okay. Okay. Okay. Okay. Okay. Okay. Okay. Okay. Quite be quite, cold be cold, Don't miss this occasion, is ready to be done as for your vocation smart to run looking for the right man to kill in your hands you will find a body without lies So if you want, you can be the famous, the famous Killer Keke Oh boy, I'm dead and sore Another day has gone by Since the old time lost all See you, mate, we'll see you soon, great status! The night's dark to the clear! Still ten minutes before light! Songs and notes are coming! Now you die, tonight we'll live again Okay.">
            <text:p> Okay. Okay. Okay. Night is coming, day has come, black is all around. No more songs, no more noise, people disappear. Small four lights in the sky are beginning to shine. Without moon, without love, without friends to find. With his body in your hands Near to be at the hands Quiet be quiet, cold be cold Don't lose this occasion All is ready to be done as for your vocation Smart around, looking for the right men to kill In your arms you will find body without lie And so if you want, you can be the famous, the famous killer king. Another life has gone, another day has gone away Steal your time, don't stop, steal your mind with senior sacrifices The nights start to be clear, still ten minutes before light Songs and noise are calling Now you die, tonight we'll live again Okay. Okay. Okay. Okay. Okay. Okay. Okay. Okay. Okay. Okay. Okay. Okay. Okay. Okay. Okay. Okay. Okay. Okay. Okay. Okay. Okay. Okay. Okay. Okay. Okay. Okay. Okay. Okay. Okay. Quite be quite, cold be cold, Don't miss this occasion, is ready to be done as for your vocation smart to run looking for the right man to kill in your hands you will find a body without lies So if you want, you can be the famous, the famous Killer Keke Oh boy, I'm dead and sore Another day has gone by Since the old time lost all See you, mate, we'll see you soon, great status! The night's dark to the clear! Still ten minutes before light! Songs and notes are coming! Now you die, tonight we'll live again Okay.</text:p>
          </table:table-cell>
        </table:table-row>
        <table:table-row>
          <table:table-cell office:value-type="string" office:string-value="Death SS - Black And Violet">
            <text:p>Death SS - Black And Violet</text:p>
          </table:table-cell>
          <table:table-cell office:value-type="string" office:string-value=" Okay. Black and white, we are one. Black and violet, the colors of your funeral. The color is a word never framed. The red balls. How charred are they? The red balls of colors have you lasted me, and now I can't see your head anymore. Rainbow, the colors of your land made. And now, I can see your face. Okay. Cheers! Before she hears some words, her memories fade. Okay. Okay. Thank you.">
            <text:p> Okay. Black and white, we are one. Black and violet, the colors of your funeral. The color is a word never framed. The red balls. How charred are they? The red balls of colors have you lasted me, and now I can't see your head anymore. Rainbow, the colors of your land made. And now, I can see your face. Okay. Cheers! Before she hears some words, her memories fade. Okay. Okay. Thank you.</text:p>
          </table:table-cell>
        </table:table-row>
        <table:table-row>
          <table:table-cell office:value-type="string" office:string-value="Draconian - Sorrow of Sophia">
            <text:p>Draconian - Sorrow of Sophia</text:p>
          </table:table-cell>
          <table:table-cell office:value-type="string" office:string-value=" Okay. I'm going to play a song. The mother of oppressor Sophia is glistening Always weeping for the world She's apprehension And her eyes torn by guilt And we at these souls are through love We are ascension The grandeur of stillness And all of the sadness As life cries out, the torment, you are the everlasting sun. On this marker, countless eons You are weeping for the world And we sleep with the tides When we were clung into matter Holding the burden of time And we awake in the midst of a world about to shatter Shedding the burden of time From my window I saw the darkness ignite And the goddess concealed in shadow Seducing the stars and the flame You I came here from the waters To inform And flow The spirit within you I came to embrace you But you were lost In freedom Sophia is forgiven The mother of prison. She's darkened deathly waves. They're whispering the filth in their trees and stones. The sorrow, the guilt. It broke through the spheres and set the demons inside. And we sleep in the tides, where we were lulled into matter. Holding the burden of time. And we awake in the mist of a world about to shatter Shedding the burden of time you you">
            <text:p> Okay. I'm going to play a song. The mother of oppressor Sophia is glistening Always weeping for the world She's apprehension And her eyes torn by guilt And we at these souls are through love We are ascension The grandeur of stillness And all of the sadness As life cries out, the torment, you are the everlasting sun. On this marker, countless eons You are weeping for the world And we sleep with the tides When we were clung into matter Holding the burden of time And we awake in the midst of a world about to shatter Shedding the burden of time From my window I saw the darkness ignite And the goddess concealed in shadow Seducing the stars and the flame You I came here from the waters To inform And flow The spirit within you I came to embrace you But you were lost In freedom Sophia is forgiven The mother of prison. She's darkened deathly waves. They're whispering the filth in their trees and stones. The sorrow, the guilt. It broke through the spheres and set the demons inside. And we sleep in the tides, where we were lulled into matter. Holding the burden of time. And we awake in the mist of a world about to shatter Shedding the burden of time you you</text:p>
          </table:table-cell>
        </table:table-row>
        <table:table-row>
          <table:table-cell office:value-type="string" office:string-value="Electric Wizard - Funeralopolis">
            <text:p>Electric Wizard - Funeralopolis</text:p>
          </table:table-cell>
          <table:table-cell office:value-type="string" office:string-value=" At this time, a nuclear weaponry did not form the way the fight got lost. You need to understand that. You want the cracker stuff? So get the cracker! This generation is so god damn spoiled and lazy. Places to see the fools will destroy you. This is an exercise. Roger, copy. This is not an exercise. Roger, this is Major Ryan Hartwell, passing back new CUSDs, this time ICBMs. This is ICBMs. Roger, understand. Over 300 listeners have drowned out. So I'm going to play a song. Just like I should, once I knew, this was a dream You were a child, staring back at me But we could still feel, the heat of the world Just how it feels, to fall in love with you I'm so damn regret it. It's alright, I'm still here. I'm still here, I'm still here. I'm still here, I'm still here. It's alright, I'm still here. Ain't no one else here. uh I don't care if the world beats me again But I have no fear of facing them Take the last hit from my pistol Sacrifice one body of war to erase This is fucking disgusting. I'm not fucking kidding. I'm not kidding. You know what I'm not gonna do? I'm not gonna do it. I'm not gonna do it. You're fucking up the show. Yeah. Yeah. Yeah. I'm I don't know if I ever get the outcomes for what I am trying to do. No more talking, just having fun, dancing, and living the day of my own. No more awkwardness. Not even awkwardness. No more awkwardness.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gonna get you out of here. I'm gonna get you out of here. I'm gonna get you out of here. I'm gonna get you out of here. I'm gonna get you out of here. I'm gonna get you out of here. I'm gonna get you out of here.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o ahead and say thank you so much for coming. uh uh uh so Fuck! We are the champions! We all love this country!">
            <text:p> At this time, a nuclear weaponry did not form the way the fight got lost. You need to understand that. You want the cracker stuff? So get the cracker! This generation is so god damn spoiled and lazy. Places to see the fools will destroy you. This is an exercise. Roger, copy. This is not an exercise. Roger, this is Major Ryan Hartwell, passing back new CUSDs, this time ICBMs. This is ICBMs. Roger, understand. Over 300 listeners have drowned out. So I'm going to play a song. Just like I should, once I knew, this was a dream You were a child, staring back at me But we could still feel, the heat of the world Just how it feels, to fall in love with you I'm so damn regret it. It's alright, I'm still here. I'm still here, I'm still here. I'm still here, I'm still here. It's alright, I'm still here. Ain't no one else here. uh I don't care if the world beats me again But I have no fear of facing them Take the last hit from my pistol Sacrifice one body of war to erase This is fucking disgusting. I'm not fucking kidding. I'm not kidding. You know what I'm not gonna do? I'm not gonna do it. I'm not gonna do it. You're fucking up the show. Yeah. Yeah. Yeah. I'm I don't know if I ever get the outcomes for what I am trying to do. No more talking, just having fun, dancing, and living the day of my own. No more awkwardness. Not even awkwardness. No more awkwardness.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gonna get you out of here. I'm gonna get you out of here. I'm gonna get you out of here. I'm gonna get you out of here. I'm gonna get you out of here. I'm gonna get you out of here. I'm gonna get you out of here.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et a little bit of that. I'm going to go ahead and say thank you so much for coming. uh uh uh so Fuck! We are the champions! We all love this country!</text:p>
          </table:table-cell>
        </table:table-row>
        <table:table-row>
          <table:table-cell office:value-type="string" office:string-value="My Dying Bride - Your Broken Shore">
            <text:p>My Dying Bride - Your Broken Shore</text:p>
          </table:table-cell>
          <table:table-cell office:value-type="string" office:string-value=" Okay. Okay. From my deep silence, they feed the fire. Building a gift from this broken wire. Forsaking your face, my fingers blind. I touch the lonely face of your crime. The doom of the hour! Your broken soul! It washes over me! A wolfhood of destiny! Their sleeping portraits away from me. A broken sister, now out to sea. I have lived through the depths of time. I spilled the blood and she was the crime. The Dune of Yharnam Your broken song, it washes over me. A roving of the sun and the sea. The doom of your world, your broken song, It washes over me, a woven of the sun and the sea. The doom of the hour, your broken soul. It washes over me, a woven of the sun and the sea. It's the home of the brave, your broken shield. It was she's over me. Her moving of the sun and the feet. I just say. Story and thought, Again, my son, remember me, said I was your wrath. The voice of mine, Blood or rains, Touched by the sacred Horrors of the hour, The doom of the hour, You broke it all. It washes over me. Her woven of the sun and the sea. Thank you.......">
            <text:p> Okay. Okay. From my deep silence, they feed the fire. Building a gift from this broken wire. Forsaking your face, my fingers blind. I touch the lonely face of your crime. The doom of the hour! Your broken soul! It washes over me! A wolfhood of destiny! Their sleeping portraits away from me. A broken sister, now out to sea. I have lived through the depths of time. I spilled the blood and she was the crime. The Dune of Yharnam Your broken song, it washes over me. A roving of the sun and the sea. The doom of your world, your broken song, It washes over me, a woven of the sun and the sea. The doom of the hour, your broken soul. It washes over me, a woven of the sun and the sea. It's the home of the brave, your broken shield. It was she's over me. Her moving of the sun and the feet. I just say. Story and thought, Again, my son, remember me, said I was your wrath. The voice of mine, Blood or rains, Touched by the sacred Horrors of the hour, The doom of the hour, You broke it all. It washes over me. Her woven of the sun and the sea. Thank you.......</text:p>
          </table:table-cell>
        </table:table-row>
        <table:table-row>
          <table:table-cell office:value-type="string" office:string-value="Pagan Altar - The Sorcerer">
            <text:p>Pagan Altar - The Sorcerer</text:p>
          </table:table-cell>
          <table:table-cell office:value-type="string" office:string-value=" You Oh, oh, oh, oh, oh, oh, oh, oh, oh, oh, oh, oh, oh, oh, oh, oh, oh, oh, oh, oh, oh, oh, Darkness, like a cloak of saffron velvet, surrounds him. trees of stone support the moon and stop that sky from falling in around him. He stands upon his mountain throne, his arms held high, he's all alone. Ashen face turned towards the skies, his eyes reflect a tormented soul, When the shields had took their toll, his mind, Too troubled to let him die. Guru Udhishastra Guru Udhishastra Lightning, swift and dazzling as it flashes in wet skin. Now the man of ageless time, his bony fingers draw his cloak around him. He slowly bends his weary frame, picks up his lamp of justice flame. Secrets of the night to unfurl. He walks away with laden tread, slowly turning his grey old head. We'll be looking back at the world This awesome world This awesome world Oh These are the ages when the quest of the poor bids. It's real, from kings and queens, lost instead, their closely formed throng. It's easy for me to stop to think, their oldie dreams, an old man made a weak, that is gone off his spell. If no one left to take their place, to walk the dial and say my place don't need us, we'd be the same again. I'll be coming through. Oh, I'm going to sing a song. I'm going to play a little bit of the song. I'm going to be here. I'm going to be here. I'm going to be here. I'm going to be here. I'm going to be here. I'm going to be here. I'm going to be here. I'm going to be here. I'm going to be here. I'm going to be here. I'm going to be here. I'm going to be here. I'm going to be here. I'm going to be here. Oh, Thank you.">
            <text:p> You Oh, oh, oh, oh, oh, oh, oh, oh, oh, oh, oh, oh, oh, oh, oh, oh, oh, oh, oh, oh, oh, oh, Darkness, like a cloak of saffron velvet, surrounds him. trees of stone support the moon and stop that sky from falling in around him. He stands upon his mountain throne, his arms held high, he's all alone. Ashen face turned towards the skies, his eyes reflect a tormented soul, When the shields had took their toll, his mind, Too troubled to let him die. Guru Udhishastra Guru Udhishastra Lightning, swift and dazzling as it flashes in wet skin. Now the man of ageless time, his bony fingers draw his cloak around him. He slowly bends his weary frame, picks up his lamp of justice flame. Secrets of the night to unfurl. He walks away with laden tread, slowly turning his grey old head. We'll be looking back at the world This awesome world This awesome world Oh These are the ages when the quest of the poor bids. It's real, from kings and queens, lost instead, their closely formed throng. It's easy for me to stop to think, their oldie dreams, an old man made a weak, that is gone off his spell. If no one left to take their place, to walk the dial and say my place don't need us, we'd be the same again. I'll be coming through. Oh, I'm going to sing a song. I'm going to play a little bit of the song. I'm going to be here. I'm going to be here. I'm going to be here. I'm going to be here. I'm going to be here. I'm going to be here. I'm going to be here. I'm going to be here. I'm going to be here. I'm going to be here. I'm going to be here. I'm going to be here. I'm going to be here. I'm going to be here. Oh, Thank you.</text:p>
          </table:table-cell>
        </table:table-row>
        <table:table-row>
          <table:table-cell office:value-type="string" office:string-value="Pallbearer - The Ghost I Used To Be">
            <text:p>Pallbearer - The Ghost I Used To Be</text:p>
          </table:table-cell>
          <table:table-cell office:value-type="string" office:string-value=" So, I'm going to play a little bit of the song. Oh, relics of the past. of the past that I have followed to death. In bed and wombs, I'll toss to the past, A for himself, scars have failed John Melvin's gone, true sir, they know And when time, the charge before the king, but sin's run low in his stash Unlocking tools to refill Chopping the spine The keys are safe within My child has done a seventy things Like this I'm built again Say it in your eyes No past, I see now I'm with you, with you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 said throughout the fire I'm so done Ones once of life that I have left behind Did what I loved, he'd know I'll do nothing This my faith never reaching them for me And the river's bad, the river's bad, it's a big, big deal. I'm going to do the same thing on the other side So, to the living and the dying, so we'll fight this war to the end. Leave behind a glowing past, Ghosts I may forget, Light back into the dusk alone. you you Okay. Okay. Okay. Thank you..">
            <text:p> So, I'm going to play a little bit of the song. Oh, relics of the past. of the past that I have followed to death. In bed and wombs, I'll toss to the past, A for himself, scars have failed John Melvin's gone, true sir, they know And when time, the charge before the king, but sin's run low in his stash Unlocking tools to refill Chopping the spine The keys are safe within My child has done a seventy things Like this I'm built again Say it in your eyes No past, I see now I'm with you, with you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I said throughout the fire I'm so done Ones once of life that I have left behind Did what I loved, he'd know I'll do nothing This my faith never reaching them for me And the river's bad, the river's bad, it's a big, big deal. I'm going to do the same thing on the other side So, to the living and the dying, so we'll fight this war to the end. Leave behind a glowing past, Ghosts I may forget, Light back into the dusk alone. you you Okay. Okay. Okay. Thank you..</text:p>
          </table:table-cell>
        </table:table-row>
        <table:table-row>
          <table:table-cell office:value-type="string" office:string-value="Paradise Lost - The Longest Winter">
            <text:p>Paradise Lost - The Longest Winter</text:p>
          </table:table-cell>
          <table:table-cell office:value-type="string" office:string-value=" Okay. Okay. The long lost winds of acceptance rose. From lasting slumber, a sickness flows. So let's stop some of the long and river strolls. Oppressed in hunger as darkness grows. Fleeding so alive in this hopeless dream. Fleeding so alive in this hopeless dream. We're the ones to blame. We oughta be protected. Call this symposium. Hey. You oughta be disinfected again. The frost of winter at certain shows A grasping hunger as fever grows At last the summer, the longing rivers thrown Unlasting father, as darkness grows. Feeling so alive in this world we're still. We are the ones to blame. We are not a mere addiction. Your only symbol is your name. We are not repenting with shifty actions. I'm going to go ahead and close the video.">
            <text:p> Okay. Okay. The long lost winds of acceptance rose. From lasting slumber, a sickness flows. So let's stop some of the long and river strolls. Oppressed in hunger as darkness grows. Fleeding so alive in this hopeless dream. Fleeding so alive in this hopeless dream. We're the ones to blame. We oughta be protected. Call this symposium. Hey. You oughta be disinfected again. The frost of winter at certain shows A grasping hunger as fever grows At last the summer, the longing rivers thrown Unlasting father, as darkness grows. Feeling so alive in this world we're still. We are the ones to blame. We are not a mere addiction. Your only symbol is your name. We are not repenting with shifty actions. I'm going to go ahead and close the video.</text:p>
          </table:table-cell>
        </table:table-row>
        <table:table-row>
          <table:table-cell office:value-type="string" office:string-value="Pentagram - The Ghoul">
            <text:p>Pentagram - The Ghoul</text:p>
          </table:table-cell>
          <table:table-cell office:value-type="string" office:string-value=" Okay.. One in this night, my Peter O, I come to desecrate your bones, and maggots crawl amongst your flesh. You're soon to feel the truth of death. I want some of you to reach my quest. You're bound to feel my cold request. Now, my dear, you soon shall see the dying, living truth of me! I'm not believing. You soon will be giving. So I can die young. I find this client's very here. For once you've shared your death with me, A ghoul I shall forever be. But I must sleep before the dawn, And then my work will carry on. Once you've got the grips with me, A ghoul I know you'll always be. Cause I'm not believing, You soon will be given. So I can lie home. Chosen One. I'm not believing now, cause soon we'll be giving. So I can die hard Yeah! For the chosen one the the the the the Thank you.">
            <text:p> Okay.. One in this night, my Peter O, I come to desecrate your bones, and maggots crawl amongst your flesh. You're soon to feel the truth of death. I want some of you to reach my quest. You're bound to feel my cold request. Now, my dear, you soon shall see the dying, living truth of me! I'm not believing. You soon will be giving. So I can die young. I find this client's very here. For once you've shared your death with me, A ghoul I shall forever be. But I must sleep before the dawn, And then my work will carry on. Once you've got the grips with me, A ghoul I know you'll always be. Cause I'm not believing, You soon will be given. So I can lie home. Chosen One. I'm not believing now, cause soon we'll be giving. So I can die hard Yeah! For the chosen one the the the the the Thank you.</text:p>
          </table:table-cell>
        </table:table-row>
        <table:table-row>
          <table:table-cell office:value-type="string" office:string-value="Quicksand Dream - A Child Was Born">
            <text:p>Quicksand Dream - A Child Was Born</text:p>
          </table:table-cell>
          <table:table-cell office:value-type="string" office:string-value=" It was dawn when the sorcerer arrived in Adam's world. He had heard the wind whisper that a boy was to be born And the wind had said, now is the time When you should teach the child the powers of old He left his horse upon a hill that went down to the harbor. The harbour master about the birds. In a deep voice the man said, Go to the house where the camels are burning. Through the light, a new horizon, a field of fire burning bright, ancient power prevails. Okay. I'm going to go ahead and get started. He found a house with burning candles in the window. The time was right so he knocked on the door and went inside. I am the saucer's bow. Greetings, my friends! I am the saucer from the land of eternity. Oh, the light, a new horizon appears. By earth burning bright, it will guide the people into light. Children want the time of God A child was born to bring light to the dark">
            <text:p> It was dawn when the sorcerer arrived in Adam's world. He had heard the wind whisper that a boy was to be born And the wind had said, now is the time When you should teach the child the powers of old He left his horse upon a hill that went down to the harbor. The harbour master about the birds. In a deep voice the man said, Go to the house where the camels are burning. Through the light, a new horizon, a field of fire burning bright, ancient power prevails. Okay. I'm going to go ahead and get started. He found a house with burning candles in the window. The time was right so he knocked on the door and went inside. I am the saucer's bow. Greetings, my friends! I am the saucer from the land of eternity. Oh, the light, a new horizon appears. By earth burning bright, it will guide the people into light. Children want the time of God A child was born to bring light to the dark</text:p>
          </table:table-cell>
        </table:table-row>
        <table:table-row>
          <table:table-cell office:value-type="string" office:string-value="Saint Vitus - The Walking Dead">
            <text:p>Saint Vitus - The Walking Dead</text:p>
          </table:table-cell>
          <table:table-cell office:value-type="string" office:string-value="..... I'm going to sing a song called Exorcise evil wills Walking dead have no soul when they touch you. Be so good Hold your breath baby, we're roaming here tonight Okay. The 13th of November, a haunted Friday night. The graveyard keeps swinging for him. Cribs all spring to life. Wanted hands take up to it. Searching for moonlight. The fog goes in so thickly, it creeps into your mind. Oh, King Jair! Have no soul! Have no soul. Walking dead. Feel so cold. Walkin' down Feel so cold Oh, then winds of winter, Sound like an icy hand, Oh, but life's less fun here. See my world, they can Make this your only space For nightmares anymore ♪ Runs a knife into your chair ♪ And he's done the hungry all I'm I'm no zombie. Walking dead. Feel so cold. I'm going to play it again. Yeah. Nightmares you won't spare. More nightmares anymore. The frozen winds of winter. The 13th of November. The 14th of November. The 15th of November. The 16th of November. The fog rolls in on time. You and your friends stare up. And join the beat tonight. I'm so in the beat tonight. Give me hell. I don't know the song. Oh, Oh, Okay. Okay..">
            <text:p>..... I'm going to sing a song called Exorcise evil wills Walking dead have no soul when they touch you. Be so good Hold your breath baby, we're roaming here tonight Okay. The 13th of November, a haunted Friday night. The graveyard keeps swinging for him. Cribs all spring to life. Wanted hands take up to it. Searching for moonlight. The fog goes in so thickly, it creeps into your mind. Oh, King Jair! Have no soul! Have no soul. Walking dead. Feel so cold. Walkin' down Feel so cold Oh, then winds of winter, Sound like an icy hand, Oh, but life's less fun here. See my world, they can Make this your only space For nightmares anymore ♪ Runs a knife into your chair ♪ And he's done the hungry all I'm I'm no zombie. Walking dead. Feel so cold. I'm going to play it again. Yeah. Nightmares you won't spare. More nightmares anymore. The frozen winds of winter. The 13th of November. The 14th of November. The 15th of November. The 16th of November. The fog rolls in on time. You and your friends stare up. And join the beat tonight. I'm so in the beat tonight. Give me hell. I don't know the song. Oh, Oh, Okay. Okay..</text:p>
          </table:table-cell>
        </table:table-row>
        <table:table-row>
          <table:table-cell office:value-type="string" office:string-value="Scald - Night Sky">
            <text:p>Scald - Night Sky</text:p>
          </table:table-cell>
          <table:table-cell office:value-type="string" office:string-valu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going to sing a song called, My stars are young, my rain is to stop. He's where the wolves hide The world is breaking and your name starts to fall And it's everywhere you look I have a song for you. Stars of knowledge She spread the power Now spread the word She's not dead, she's always the same You tell the beauty Where love was doubted with all the moon and stars Where it's done right You shall wail into the abyss of star Life I can't allow Be the bridge of December Oh, Okay. So,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So, I'm going to play a little bit of thi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sun is the birth, morning star, when the sun rise, you shall bring into the endless The lights are here, oh no! Please still grace our distant road. Morning stars burst forth of light She'd sail away into the heavens of sky Light and fear I know This is a desert world">
            <text:p>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going to sing a song called, My stars are young, my rain is to stop. He's where the wolves hide The world is breaking and your name starts to fall And it's everywhere you look I have a song for you. Stars of knowledge She spread the power Now spread the word She's not dead, she's always the same You tell the beauty Where love was doubted with all the moon and stars Where it's done right You shall wail into the abyss of star Life I can't allow Be the bridge of December Oh, Okay. So,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So, I'm going to play a little bit of thi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sun is the birth, morning star, when the sun rise, you shall bring into the endless The lights are here, oh no! Please still grace our distant road. Morning stars burst forth of light She'd sail away into the heavens of sky Light and fear I know This is a desert world</text:p>
          </table:table-cell>
        </table:table-row>
        <table:table-row>
          <table:table-cell office:value-type="string" office:string-value="Sleep - Dragonaut">
            <text:p>Sleep - Dragonaut</text:p>
          </table:table-cell>
          <table:table-cell office:value-type="string" office:string-value=" Okay. Okay. Okay. Okay. Okay. Okay. Okay. Okay. Okay. Okay. Okay. Okay. Okay. Okay. Okay. Okay. Okay. Okay. Okay. Okay. Okay. Okay. Okay. Okay. Okay. Okay. Okay. Okay. Okay. Okay. Okay. Right the track toward the crimson light. It's like the wind on the moon's red sky. The red tide pushes itself out in space. Leaving behind the human race. Swimming like the solar sea Then blue luck climbs out to me I've got me bar. I got through the dreams and Okay. Ride the dragon toward the crimson night. Lamp the wings and Mars red sky. I'm going to do the same thing on the other side. Okay.">
            <text:p> Okay. Okay. Okay. Okay. Okay. Okay. Okay. Okay. Okay. Okay. Okay. Okay. Okay. Okay. Okay. Okay. Okay. Okay. Okay. Okay. Okay. Okay. Okay. Okay. Okay. Okay. Okay. Okay. Okay. Okay. Okay. Right the track toward the crimson light. It's like the wind on the moon's red sky. The red tide pushes itself out in space. Leaving behind the human race. Swimming like the solar sea Then blue luck climbs out to me I've got me bar. I got through the dreams and Okay. Ride the dragon toward the crimson night. Lamp the wings and Mars red sky. I'm going to do the same thing on the other side. Okay.</text:p>
          </table:table-cell>
        </table:table-row>
        <table:table-row>
          <table:table-cell office:value-type="string" office:string-value="Solitude Aeternus - Mirror of Sorrow">
            <text:p>Solitude Aeternus - Mirror of Sorrow</text:p>
          </table:table-cell>
          <table:table-cell office:value-type="string" office:string-value=" In a black and blue crowding cloud, I dropped my sorrow among the leaves I took my place as wise men do As the storm breathes its relief. The raging winds and windings die. I saw him there, I saw it too. I'll wash my eyes in your holy spirit. I'll taste your touch through my nose. As the black sky faded to blue, and again the earth felt the sunrise, A silver mirror stood before me. Bequeath of the silent rainbow, a beautiful mirror I saw the waves come crashing down. I saw the waves come crashing down. I saw the waves come crashing down. I saw the waves come crashing down. I saw the waves come crashing down. I saw the waves come crashing down. I saw the waves come crashing down. We are the light of God's eyes. Oh, God of our lives. I saw you return back on that day. I know it's true I know it's true I know it's true I know it's true I know it's true I saw my life turn to ashes I could not save myself....... In strange visions through a window of dreams We slowly gaze beyond One is revealed to life as if by an eye. The raging winds and waves inside I stopped in the lowliness, I've fallen through I watched the narrow lines and growing stream I'll face this dance true by the toes......">
            <text:p> In a black and blue crowding cloud, I dropped my sorrow among the leaves I took my place as wise men do As the storm breathes its relief. The raging winds and windings die. I saw him there, I saw it too. I'll wash my eyes in your holy spirit. I'll taste your touch through my nose. As the black sky faded to blue, and again the earth felt the sunrise, A silver mirror stood before me. Bequeath of the silent rainbow, a beautiful mirror I saw the waves come crashing down. I saw the waves come crashing down. I saw the waves come crashing down. I saw the waves come crashing down. I saw the waves come crashing down. I saw the waves come crashing down. I saw the waves come crashing down. We are the light of God's eyes. Oh, God of our lives. I saw you return back on that day. I know it's true I know it's true I know it's true I know it's true I know it's true I saw my life turn to ashes I could not save myself....... In strange visions through a window of dreams We slowly gaze beyond One is revealed to life as if by an eye. The raging winds and waves inside I stopped in the lowliness, I've fallen through I watched the narrow lines and growing stream I'll face this dance true by the toes......</text:p>
          </table:table-cell>
        </table:table-row>
        <table:table-row>
          <table:table-cell office:value-type="string" office:string-value="Sorcerer - Lamenting of the Innocent">
            <text:p>Sorcerer - Lamenting of the Innocent</text:p>
          </table:table-cell>
          <table:table-cell office:value-type="string" office:string-value=". Okay. Okay. The air is stashed from the smoking fires And hordes are baying blood tonight. The torment lingers on, the pain grows closer. We have to realize it's the end. We'll stand alone, face to face with evil They see only sin, through the veil of fantasy The darkness comes without a warning We stand our ground, and we never shall back down. Find us reaching for the sky There are no more tears to cry The lamenting harm innocent I just dream still in the wind And the nightmare will begin The lamenting of the innocent We're all alone, divided by the people Like sheep they'll obey Turn their heads to blind to see The preacher speaks the words of heaven and glory Spreading the light Still we'll never back down 10 of love Just for you, hey You are all you've got Fire's reaching from the sky There are no more tears to cry The lamenting of the innocent Whoa, whoa, whoa Ashes rinsed in the wind And the nightmare will begin The lamenting of the innocent I'm sorry. I'm switching for the sky There are no more tears to cry The lamenting of the innocent I just wasted in the wind And the night where we'll begin The hunting of the innocent There is a fire, fire's reaching for the sky There are no more tears to cry, the lamenting of the innocent. As such, as rain's filling the wind, and the nightmare we're bringing, the lamenting of the innocent. Let's dance in the blue sky, let the world dance tonight. The dancing of the green sand. As you step outside the door, you'll be in the door, and you'll find a man who'll help you out of the way. And he's a man who'll help you out of the 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Okay. Okay. The air is stashed from the smoking fires And hordes are baying blood tonight. The torment lingers on, the pain grows closer. We have to realize it's the end. We'll stand alone, face to face with evil They see only sin, through the veil of fantasy The darkness comes without a warning We stand our ground, and we never shall back down. Find us reaching for the sky There are no more tears to cry The lamenting harm innocent I just dream still in the wind And the nightmare will begin The lamenting of the innocent We're all alone, divided by the people Like sheep they'll obey Turn their heads to blind to see The preacher speaks the words of heaven and glory Spreading the light Still we'll never back down 10 of love Just for you, hey You are all you've got Fire's reaching from the sky There are no more tears to cry The lamenting of the innocent Whoa, whoa, whoa Ashes rinsed in the wind And the nightmare will begin The lamenting of the innocent I'm sorry. I'm switching for the sky There are no more tears to cry The lamenting of the innocent I just wasted in the wind And the night where we'll begin The hunting of the innocent There is a fire, fire's reaching for the sky There are no more tears to cry, the lamenting of the innocent. As such, as rain's filling the wind, and the nightmare we're bringing, the lamenting of the innocent. Let's dance in the blue sky, let the world dance tonight. The dancing of the green sand. As you step outside the door, you'll be in the door, and you'll find a man who'll help you out of the way. And he's a man who'll help you out of the 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Triptykon - Aurorae">
            <text:p>Triptykon - Aurorae</text:p>
          </table:table-cell>
          <table:table-cell office:value-type="string" office:string-value=" Okay. I'm going to go ahead and start. I'm going to be doing a video on how to do that. I'm going to be doing a video on how to do that. I'm going to be doing a video on how to do that. I'm going to be doing a video on how to do that. I'm going to be doing a video on how to do that. uh okay and I'm gonna show you how to do it It's my best time war. A spirit wasting away, like rivers to the sea. A spirit wasting away, in this agony. Unable to breathe, calm rivals fear, of this agony. The spirit waits there away in this misery, where it has nothing. A life turned to life, nothing else remains. The spirit waves the Elway, these bonds have been bound, and hatred shall not last. The tools of Sorrowcast have become the past. The spirit waves in our way. The spirit waves in our way. The Spirit has been awakened. I'm going to go ahead and get my phone. I'm a little girl who can't read.">
            <text:p> Okay. I'm going to go ahead and start. I'm going to be doing a video on how to do that. I'm going to be doing a video on how to do that. I'm going to be doing a video on how to do that. I'm going to be doing a video on how to do that. I'm going to be doing a video on how to do that. uh okay and I'm gonna show you how to do it It's my best time war. A spirit wasting away, like rivers to the sea. A spirit wasting away, in this agony. Unable to breathe, calm rivals fear, of this agony. The spirit waits there away in this misery, where it has nothing. A life turned to life, nothing else remains. The spirit waves the Elway, these bonds have been bound, and hatred shall not last. The tools of Sorrowcast have become the past. The spirit waves in our way. The spirit waves in our way. The Spirit has been awakened. I'm going to go ahead and get my phone. I'm a little girl who can't read.</text:p>
          </table:table-cell>
        </table:table-row>
        <table:table-row>
          <table:table-cell office:value-type="string" office:string-value="Warning - Watching from a Distance">
            <text:p>Warning - Watching from a Distance</text:p>
          </table:table-cell>
          <table:table-cell office:value-type="string" office:string-value=" Okay. Okay. Okay. Okay. Okay. Okay. Sometimes when I watch you, you seem like the same person that I once knew. And watched from a distance, but never able to do more than I ever would. Looking at you I find again I am starving in your mystery so far away and some kind of helplessness. And then I remember that I know you love me, I know you do. uh huh Okay. Sometimes when I,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 ever think of me. Okay. Okay. I'm going to go ahead and get started. I'm going to go ahead and close the chat. Okay. Okay. Okay. you">
            <text:p> Okay. Okay. Okay. Okay. Okay. Okay. Sometimes when I watch you, you seem like the same person that I once knew. And watched from a distance, but never able to do more than I ever would. Looking at you I find again I am starving in your mystery so far away and some kind of helplessness. And then I remember that I know you love me, I know you do. uh huh Okay. Sometimes when I,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 ever think of me. Okay. Okay. I'm going to go ahead and get started. I'm going to go ahead and close the chat. Okay. Okay. Okay. you</text:p>
          </table:table-cell>
        </table:table-row>
        <table:table-row>
          <table:table-cell office:value-type="string" office:string-value="While Heaven Wept - Icarus And I">
            <text:p>While Heaven Wept - Icarus And I</text:p>
          </table:table-cell>
          <table:table-cell office:value-type="string" office:string-value=" Okay. With life, ambitions, and fools, And foolish pride I reach towards The heavens high The fire consumes The wings and dreams of Icarus and I Spiraling down from the titular sights, I carry the weight of the sun Burned into ash, burned by the light, the last mortal coil's come. Not done. Falling ever downward, To the sea, drown me in flames and mass Cursed in thee, I burst, that tempted me.. With blind ambitions, false hope in flight, I spied towards the heavens high. Only to dungeons Deepest, divine Icarus And I I can't leave the way of the sun! Burned into ash, burned by the light, the last motor coils come undone! Falling ever downward Endlessly into darkness is Cursing the hybris O Bishanah starlight O my radiance divine Gather ye lost angels in white Carry this iron knight Beyond the eternal night In this stone cold world, so labyrinthine The labyrinth inside The labyrinth inside Okay. Thank you for watching.">
            <text:p> Okay. With life, ambitions, and fools, And foolish pride I reach towards The heavens high The fire consumes The wings and dreams of Icarus and I Spiraling down from the titular sights, I carry the weight of the sun Burned into ash, burned by the light, the last mortal coil's come. Not done. Falling ever downward, To the sea, drown me in flames and mass Cursed in thee, I burst, that tempted me.. With blind ambitions, false hope in flight, I spied towards the heavens high. Only to dungeons Deepest, divine Icarus And I I can't leave the way of the sun! Burned into ash, burned by the light, the last motor coils come undone! Falling ever downward Endlessly into darkness is Cursing the hybris O Bishanah starlight O my radiance divine Gather ye lost angels in white Carry this iron knight Beyond the eternal night In this stone cold world, so labyrinthine The labyrinth inside The labyrinth inside Okay. Thank you for watching.</text:p>
          </table:table-cell>
        </table:table-row>
        <table:table-row>
          <table:table-cell office:value-type="string" office:string-value="Windhand - Woodbine">
            <text:p>Windhand - Woodbine</text:p>
          </table:table-cell>
          <table:table-cell office:value-type="string" office:string-value=" We rise with the earth's great waves, we rise with the sun's thrashing rays, we ride this It's time for us to speak in praise. And aren't you late in the hour of self-covering? Lord of love, Lord of love, Lord of love, I want you all Come stay us in the ground, baby I want your love like a fire burning on And more than a basic I love you to break the ground I love you to break the ground I love you to break the ground I love you to break the ground The rise of sorrow, the rise of hating, the endless trials. Come on with us, seeking grace Emulating the arts of God Lord of love, Lord of love Lord of love, what You are Follow Satan's devil name I owe your love like a bar code I'm all alone in the place this time I owe your love like a bar code I'm not alone I'm going to get some more. I'm going to get some more. I'm going to get some more. I'm going to get some more. I'm sorry. I'm sorry. I'm sorry. I'm sorry. I'm sorry. I'm sorry. I'm sorry. I'm sorry. I'm sorry. I'm sorry. I'm sorry. I'm sorry. I'm sorry. I'm sorry. I'm sorry. I'm sorry. I'm sorry. I'm sorry. I'm sorry. I'm sorry. I'm sorry. I'm sorry. I'm sorry. I'm sorry. I'm sorry. I'm sorry. I'm sorry. I'm sorry. I'm sorry. Oh The rash of salt, the rash of rain and surprise The scar of love, sick in its ways Penetrated the arms of God Go on and love, go on and love, go on and love what you are Come on, say the story, tell the beat I love you, love's like a problem, put it on hold and Oh, what love in the places. Oh, your love's my God. Oh, and oh, and oh. Oh, and oh, and oh. Oh, and oh, and oh...... Okay. Okay. uh uh uh so uh uh I'm going to go ahead and close the window..">
            <text:p> We rise with the earth's great waves, we rise with the sun's thrashing rays, we ride this It's time for us to speak in praise. And aren't you late in the hour of self-covering? Lord of love, Lord of love, Lord of love, I want you all Come stay us in the ground, baby I want your love like a fire burning on And more than a basic I love you to break the ground I love you to break the ground I love you to break the ground I love you to break the ground The rise of sorrow, the rise of hating, the endless trials. Come on with us, seeking grace Emulating the arts of God Lord of love, Lord of love Lord of love, what You are Follow Satan's devil name I owe your love like a bar code I'm all alone in the place this time I owe your love like a bar code I'm not alone I'm going to get some more. I'm going to get some more. I'm going to get some more. I'm going to get some more. I'm sorry. I'm sorry. I'm sorry. I'm sorry. I'm sorry. I'm sorry. I'm sorry. I'm sorry. I'm sorry. I'm sorry. I'm sorry. I'm sorry. I'm sorry. I'm sorry. I'm sorry. I'm sorry. I'm sorry. I'm sorry. I'm sorry. I'm sorry. I'm sorry. I'm sorry. I'm sorry. I'm sorry. I'm sorry. I'm sorry. I'm sorry. I'm sorry. I'm sorry. Oh The rash of salt, the rash of rain and surprise The scar of love, sick in its ways Penetrated the arms of God Go on and love, go on and love, go on and love what you are Come on, say the story, tell the beat I love you, love's like a problem, put it on hold and Oh, what love in the places. Oh, your love's my God. Oh, and oh, and oh. Oh, and oh, and oh. Oh, and oh, and oh...... Okay. Okay. uh uh uh so uh uh I'm going to go ahead and close the window..</text:p>
          </table:table-cell>
        </table:table-row>
        <table:table-row>
          <table:table-cell office:value-type="string" office:string-value="Witchfinder General - Burning a Sinner">
            <text:p>Witchfinder General - Burning a Sinner</text:p>
          </table:table-cell>
          <table:table-cell office:value-type="string" office:string-value=" the people of Ryan, gathered for the burning of the wind. I grind that teeth in anger, and raise an omelette beer Wedding steak was ready for that food Singing, burn her, burn her, burn her to the ground Singing, burn her sins, burn her pride, burn her till she dies I heard through the stage people shouting, do you want to hear the singing of her class? She looked at them and gazed, spun her family down, execution plate put to the ground. Singing butthurt, butthurt, butthurt to the ground Singing butthurt still, butthurt pride, butthurt till she dies Oh, oh, oh, oh, oh, oh, oh, oh, oh, oh, oh, oh, oh, oh, oh, oh, oh, oh, oh, oh, oh, oh, Oh. Can I see her body? Swear he's all around. I am for you is the sibling I've earned last. Fire burns so quickly, Spurts begin to clear, Breaching man stood out for now for death. Singing fire, fire, fire to the ground. Singing but her sins, but her pride, but her till she dies. Yeah, singing but her, but her, but her to the ground. Singing but her sins, but her pride, but her till she dies. But I'm only a yesterday by her">
            <text:p> the people of Ryan, gathered for the burning of the wind. I grind that teeth in anger, and raise an omelette beer Wedding steak was ready for that food Singing, burn her, burn her, burn her to the ground Singing, burn her sins, burn her pride, burn her till she dies I heard through the stage people shouting, do you want to hear the singing of her class? She looked at them and gazed, spun her family down, execution plate put to the ground. Singing butthurt, butthurt, butthurt to the ground Singing butthurt still, butthurt pride, butthurt till she dies Oh, oh, oh, oh, oh, oh, oh, oh, oh, oh, oh, oh, oh, oh, oh, oh, oh, oh, oh, oh, oh, oh, Oh. Can I see her body? Swear he's all around. I am for you is the sibling I've earned last. Fire burns so quickly, Spurts begin to clear, Breaching man stood out for now for death. Singing fire, fire, fire to the ground. Singing but her sins, but her pride, but her till she dies. Yeah, singing but her, but her, but her to the ground. Singing but her sins, but her pride, but her till she dies. But I'm only a yesterday by her</text:p>
          </table:table-cell>
        </table:table-row>
      </table:table>
      <table:table table:name="songs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 🎵 I am the one who's got the power to control It's only right to be the one who's got the power to control I am the one who's got the power to control I am the one who's got the power to control I am the one who's got the power to control I can hear the anguish of the pieces of your blood I'm craving for the scent of your blood I'm craving for the scent of your blood All the pain I've caused myself, I'm torn, I am, I'm torn,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Only bloodshed will be in vain The only thing you'll see or hear Is a vultures coming in and tearing The only thing that I see or think Is a way past the vultures coming in and tearing ♪ I can't keep up with the circus I can't keep up with the monologue I can't keep up with the sickness I can't keep up with the monologue">
            <text:p> 🎵 I am the one who's got the power to control It's only right to be the one who's got the power to control I am the one who's got the power to control I am the one who's got the power to control I am the one who's got the power to control I can hear the anguish of the pieces of your blood I'm craving for the scent of your blood I'm craving for the scent of your blood All the pain I've caused myself, I'm torn, I am, I'm torn,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torn, I am, I'm Only bloodshed will be in vain The only thing you'll see or hear Is a vultures coming in and tearing The only thing that I see or think Is a way past the vultures coming in and tearing ♪ I can't keep up with the circus I can't keep up with the monologue I can't keep up with the sickness I can't keep up with the monologue</text:p>
          </table:table-cell>
        </table:table-row>
        <table:table-row>
          <table:table-cell office:value-type="string" office:string-value="Aborted - The Saw and the Carnage Done">
            <text:p>Aborted - The Saw and the Carnage Done</text:p>
          </table:table-cell>
          <table:table-cell office:value-type="string" office:string-value=" 🎵 You are the one who made me, you are the one who made me Seven million dead bodies Dug out of the ocean Smoking the way Mining the way Over the river The fire On your face Hating the way You're losing your life In the river You're drowning in life No longer in control, I'm here to stay, one wish to stay alive The mother of all is dead for me, my name All I've been through is my past, the answer's not here I am all alone in the heat of the night Dark, dark, in the night I test my every knife Thickness to fight My brain unmanned To cleanse the world Thickness inside So So They are the darkness, the dark of the darkness The evil of the evil, the evil of the evil They reign on me They collapse the walls, they collapse inside I am the spell, every night They collapse to fight Yeah! Yeah! you">
            <text:p> 🎵 You are the one who made me, you are the one who made me Seven million dead bodies Dug out of the ocean Smoking the way Mining the way Over the river The fire On your face Hating the way You're losing your life In the river You're drowning in life No longer in control, I'm here to stay, one wish to stay alive The mother of all is dead for me, my name All I've been through is my past, the answer's not here I am all alone in the heat of the night Dark, dark, in the night I test my every knife Thickness to fight My brain unmanned To cleanse the world Thickness inside So So They are the darkness, the dark of the darkness The evil of the evil, the evil of the evil They reign on me They collapse the walls, they collapse inside I am the spell, every night They collapse to fight Yeah! Yeah! you</text:p>
          </table:table-cell>
        </table:table-row>
        <table:table-row>
          <table:table-cell office:value-type="string" office:string-value="Benighted - Slut">
            <text:p>Benighted - Slut</text:p>
          </table:table-cell>
          <table:table-cell office:value-type="string" office:string-value=" I only come from the throne of my feet No one can see my little face of betrayal I'm still alive I'm as good as ever but I'm still been living I never think that I'll die tonight I'm only dead from the deep inside The end is near,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I really don't know what to be doing, you're the only option I find These evil days are the same for my future and they're inviting The blood that's on the side of my throat is running out the door I'm stifled with the screams of my true form I want the voice that makes the ocean And I think that to me, it's all this lie I want your blood Kill me Beyond idea, how can this happen to us? Will be soon and all, on our memory And just in words, they are the words that we can't utter The world is a mess, I cannot smile about you It's all because of you People with dreams of false hope It's all because of you It's all because of you Beyond my feet of Your endless passageway Will be soon and all On our memory Will be forever">
            <text:p> I only come from the throne of my feet No one can see my little face of betrayal I'm still alive I'm as good as ever but I'm still been living I never think that I'll die tonight I'm only dead from the deep inside The end is near,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here, the trouble is I really don't know what to be doing, you're the only option I find These evil days are the same for my future and they're inviting The blood that's on the side of my throat is running out the door I'm stifled with the screams of my true form I want the voice that makes the ocean And I think that to me, it's all this lie I want your blood Kill me Beyond idea, how can this happen to us? Will be soon and all, on our memory And just in words, they are the words that we can't utter The world is a mess, I cannot smile about you It's all because of you People with dreams of false hope It's all because of you It's all because of you Beyond my feet of Your endless passageway Will be soon and all On our memory Will be forever</text:p>
          </table:table-cell>
        </table:table-row>
        <table:table-row>
          <table:table-cell office:value-type="string" office:string-value="Cerebral Bore - The Bald Cadaver">
            <text:p>Cerebral Bore - The Bald Cadaver</text:p>
          </table:table-cell>
          <table:table-cell office:value-type="string" office:string-value=" Long as I breathe The bones of a deceased body Who is this rotten cause? The formless fire, see it, see it, see it Who is left to burn and bleed? In the deep interior The fire is hot Holy The madness on your body We see the nature of this world Brother of me, we make this a sacrifice of Fear of our freedom, it is not fair You are here to turn things around I will not stop, still will not stop till you are dead The end is near The end is near Oh, I'm so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Even if we were doing best, Could we be safe and safe? From this chaos To something you have not seen In this interview Oh Is it The end of the world for me? She's weak, empty Oh Weeping, depressed she So weak, nobody had In some, some dream of She just, soft up of Baby, tell him you're done">
            <text:p> Long as I breathe The bones of a deceased body Who is this rotten cause? The formless fire, see it, see it, see it Who is left to burn and bleed? In the deep interior The fire is hot Holy The madness on your body We see the nature of this world Brother of me, we make this a sacrifice of Fear of our freedom, it is not fair You are here to turn things around I will not stop, still will not stop till you are dead The end is near The end is near Oh, I'm so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lonely, Even if we were doing best, Could we be safe and safe? From this chaos To something you have not seen In this interview Oh Is it The end of the world for me? She's weak, empty Oh Weeping, depressed she So weak, nobody had In some, some dream of She just, soft up of Baby, tell him you're done</text:p>
          </table:table-cell>
        </table:table-row>
        <table:table-row>
          <table:table-cell office:value-type="string" office:string-value="Cryptopsy - Slit Your Guts">
            <text:p>Cryptopsy - Slit Your Guts</text:p>
          </table:table-cell>
          <table:table-cell office:value-type="string" office:string-value=" So You're a slave to the disease you don't know the name You're a slave to the pain you don't need pain You're a slave to the weight you don't need arms You're a slave to the pain you don't need hair so so so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Oh so you">
            <text:p> So You're a slave to the disease you don't know the name You're a slave to the pain you don't need pain You're a slave to the weight you don't need arms You're a slave to the pain you don't need hair so so so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fool, you're a Oh so you</text:p>
          </table:table-cell>
        </table:table-row>
        <table:table-row>
          <table:table-cell office:value-type="string" office:string-value="Cytotoxin - Radiophobia">
            <text:p>Cytotoxin - Radiophobia</text:p>
          </table:table-cell>
          <table:table-cell office:value-type="string" office:string-value=" 🎵 🎵SOLO BY THE FAMOUS RIP🎵 This man for detention, does not submit to me I'm not an outcast, I'm just going to make it right This is a first person scene, I'm the outcast I'm the outcast, I just have to stay For This is for the story I remember This is for the day I'll be so sad and pained A paradise, a faithful seamless choice To find peace and love is where the answer lies I am the cause of your death and pain The vices I betrayed Betrayed There's no use in trying The truth is left to shine Go! Go!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re the only other god, as you're seeking creation, so you can take your part So, for the life that you've been serving, you've been just trying to make a speech of the stages, but the end's not yet here Time has gone to such a good way If this is what they say, I'm free This is how it is, it's what I do The time has gone to such a good way you">
            <text:p> 🎵 🎵SOLO BY THE FAMOUS RIP🎵 This man for detention, does not submit to me I'm not an outcast, I'm just going to make it right This is a first person scene, I'm the outcast I'm the outcast, I just have to stay For This is for the story I remember This is for the day I'll be so sad and pained A paradise, a faithful seamless choice To find peace and love is where the answer lies I am the cause of your death and pain The vices I betrayed Betrayed There's no use in trying The truth is left to shine Go! Go!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I'm a slave to the past and the futur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re the only other god, as you're seeking creation, so you can take your part So, for the life that you've been serving, you've been just trying to make a speech of the stages, but the end's not yet here Time has gone to such a good way If this is what they say, I'm free This is how it is, it's what I do The time has gone to such a good way you</text:p>
          </table:table-cell>
        </table:table-row>
        <table:table-row>
          <table:table-cell office:value-type="string" office:string-value="Defeated Sanity - Into the Soil">
            <text:p>Defeated Sanity - Into the Soil</text:p>
          </table:table-cell>
          <table:table-cell office:value-type="string" office:string-value=" ♪ In the dark sky, those are my fears I will never ever leave In the sky, the voices They speak to me through the darkness I will never ever leave In the darkness I swear I will never ever leave In the darkness I swear This morning, just me and you We're dancing the corners of the desert It's cold outside, I'm sick and tired You're the only ghost that's in the room with me I'm the ghost that you're the only ghost I'm the ghost that you're the only ghost You're the ghost that I'm the only ghost I was like blood-coated stone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To the core, to the core, to the core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Thanks.">
            <text:p> ♪ In the dark sky, those are my fears I will never ever leave In the sky, the voices They speak to me through the darkness I will never ever leave In the darkness I swear I will never ever leave In the darkness I swear This morning, just me and you We're dancing the corners of the desert It's cold outside, I'm sick and tired You're the only ghost that's in the room with me I'm the ghost that you're the only ghost I'm the ghost that you're the only ghost You're the ghost that I'm the only ghost I was like blood-coated stone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you're a dead man To the core, to the core, to the core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Thanks.</text:p>
          </table:table-cell>
        </table:table-row>
        <table:table-row>
          <table:table-cell office:value-type="string" office:string-value="Devourment - Postmortal Coprophagia">
            <text:p>Devourment - Postmortal Coprophagia</text:p>
          </table:table-cell>
          <table:table-cell office:value-type="string" office:string-value=" I'm going to kill you.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not afraid of the dark I'm not afraid of the dark I'm not afraid of the dark So I stay in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I don't want to be a sacrifice The end of the end of the night In the middle of the night The end of the end of the night All the things that I've been creating so I'm the one who's hiding in me, I'm the one who's been on the run again There is no place for me in heaven, I am here to be destroyed Destroyed by your hands And I'm not the only one I'm not the only one I'm not the only one I'm not the only one I'm not the only one I'm not the only one I'm not the only one I'm not the only one I'm not the only one I'm not the only one I'm not the only one I'm not the only one I'm not the only one I'm not the only one The tapes are in the room The entity is coming like a ghost I'm too old for this kind of addiction. I'm too old for this kind of addiction. I'm too old for this kind of addiction. I'm too old for this kind of addiction. I'm too old for this kind of addiction. So I'm going to be doing a lot of this stuff. I'm not afraid I'm not afraid I'm not afraid">
            <text:p> I'm going to kill you.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m not afraid of the dark I'm not afraid of the dark I'm not afraid of the dark So I stay in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sky, I see the I don't want to be a sacrifice The end of the end of the night In the middle of the night The end of the end of the night All the things that I've been creating so I'm the one who's hiding in me, I'm the one who's been on the run again There is no place for me in heaven, I am here to be destroyed Destroyed by your hands And I'm not the only one I'm not the only one I'm not the only one I'm not the only one I'm not the only one I'm not the only one I'm not the only one I'm not the only one I'm not the only one I'm not the only one I'm not the only one I'm not the only one I'm not the only one I'm not the only one The tapes are in the room The entity is coming like a ghost I'm too old for this kind of addiction. I'm too old for this kind of addiction. I'm too old for this kind of addiction. I'm too old for this kind of addiction. I'm too old for this kind of addiction. So I'm going to be doing a lot of this stuff. I'm not afraid I'm not afraid I'm not afraid</text:p>
          </table:table-cell>
        </table:table-row>
        <table:table-row>
          <table:table-cell office:value-type="string" office:string-value="Disfiguring the Goddess - Admiration of Anger">
            <text:p>Disfiguring the Goddess - Admiration of Anger</text:p>
          </table:table-cell>
          <table:table-cell office:value-type="string" office:string-value=" I'm not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I'm ready To die I can't hold it in I'm so ready to die I'm ready Anything I can say Is the way I like to say So please be With me somewhere Something I believe in I need to be something I will take the blame I'm awake, just for a little while I feel the shadows passing between me I'm ready for the night It is a part 🎵 The sound of the drum In the air Coursing through the ai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the god of the earth I'm the one who's coming Coming for you">
            <text:p> I'm not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I'm ready To die I can't hold it in I'm so ready to die I'm ready Anything I can say Is the way I like to say So please be With me somewhere Something I believe in I need to be something I will take the blame I'm awake, just for a little while I feel the shadows passing between me I'm ready for the night It is a part 🎵 The sound of the drum In the air Coursing through the ai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the god of the earth I'm the one who's coming Coming for you</text:p>
          </table:table-cell>
        </table:table-row>
        <table:table-row>
          <table:table-cell office:value-type="string" office:string-value="Disgorge - Atonement">
            <text:p>Disgorge - Atonement</text:p>
          </table:table-cell>
          <table:table-cell office:value-type="string" office:string-value=" So I'm going to do a little bit of a bit of a bit of a bit of a bit of a bit of a bit of a bit of a bit of a bit of a bit of a bit of a bit of a bit of a s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so so so you">
            <text:p> So I'm going to do a little bit of a bit of a bit of a bit of a bit of a bit of a bit of a bit of a bit of a bit of a bit of a bit of a bit of a bit of a s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so so so you</text:p>
          </table:table-cell>
        </table:table-row>
        <table:table-row>
          <table:table-cell office:value-type="string" office:string-value="Dying Fetus - Grotesque Impalement">
            <text:p>Dying Fetus - Grotesque Impalement</text:p>
          </table:table-cell>
          <table:table-cell office:value-type="string" office:string-value="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monster I'm a monster I'm a monster You may think that this is the end of the game But we can't stop this, this is the end of the game You may think that this is the end of the game But we can't stop this, this is the end of the game The ultimate is where your life begins One must believe, this is where I begin I'm so rich, I sold all my sins I'm in high, in the hour of the goddess Creature of the woods, your brain To a city of sand I'm going to be a little bit more aggressive. I'm a bad man I'm a man, I'm a man, I'm a man, I'm a man I just want to live this way I'm not the biggest, but I'm not a light All demons needed, destroy what I cannot Thanks for watching!">
            <text:p>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monster I'm a monster I'm a monster You may think that this is the end of the game But we can't stop this, this is the end of the game You may think that this is the end of the game But we can't stop this, this is the end of the game The ultimate is where your life begins One must believe, this is where I begin I'm so rich, I sold all my sins I'm in high, in the hour of the goddess Creature of the woods, your brain To a city of sand I'm going to be a little bit more aggressive. I'm a bad man I'm a man, I'm a man, I'm a man, I'm a man I just want to live this way I'm not the biggest, but I'm not a light All demons needed, destroy what I cannot Thanks for watching!</text:p>
          </table:table-cell>
        </table:table-row>
        <table:table-row>
          <table:table-cell office:value-type="string" office:string-value="Extermination Dismemberment - Survival">
            <text:p>Extermination Dismemberment - Survival</text:p>
          </table:table-cell>
          <table:table-cell office:value-type="string" office:string-value=" So The silent, quiet, dark universe Evil temper, poison, fears, and violence Golden thread, a demonic vision I'm a prisoner, what's waiting for this badass to bite? I'm a...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My head can't stop my obsession Feel my breath become an abomination I'm dying to be successful If I die, then die with me Oh, so you">
            <text:p> So The silent, quiet, dark universe Evil temper, poison, fears, and violence Golden thread, a demonic vision I'm a prisoner, what's waiting for this badass to bite? I'm a...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I'm a prisoner, what's waiting for this badass to bite? My head can't stop my obsession Feel my breath become an abomination I'm dying to be successful If I die, then die with me Oh, so you</text:p>
          </table:table-cell>
        </table:table-row>
        <table:table-row>
          <table:table-cell office:value-type="string" office:string-value="Guttural Secrete - Clotting the Vacant Stare">
            <text:p>Guttural Secrete - Clotting the Vacant Stare</text:p>
          </table:table-cell>
          <table:table-cell office:value-type="string" office:string-value=" As the old man comes to the end of his term A fire is ignited in the ground The blood of the world is on fire The world's people are scared of the new age The reason is There's something bad in the world And the world is in a frenzy The world is in a frenzy And the world's people are scared of the new age The reason is The world is in a frenzy The world is in a frenzy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so miserable Empty case of the death Eyes lit up with black Grit in the ugly grin Empty case of the death Calling the faggots back I don't......need......a way to the truth Oh, I'm a I'm a I'm a I'm a I'm a I'm a I'm a I'm a I'm a I'm a I'm a I'm a I'm a I'm a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 confused, I'm so confused I'm so confused, I'm so confused I'm so confused, I'm so confused Go inside this world and die Call me evil man Man I will never forget The curse that fell upon my master I will never forget The curse that fell upon my master I will never forget I will never forget The curse that fell upon my master I will never forget I'm the star of the universe, I'm the anthrony I'm the creature, I'm the destroyer I'm the destroyer, I'm the destroyer I'm the destroyer, I'm the destroyer I'm the destroyer I'm the You can't destroy me, I'm the destroyer I'm the destroyer, I'm the destroyer I'm the destroyer, I'm the destroyer I'm the destroyer, I'm the destroyer I'm the destroyer, I'm the destroyer I'm the destroyer, I'm the destroyer The world is a mess The world is a mess I've spent a lot of time I've spent a lot of time watching shit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m a slave to the Gods and I'm guilty I'm a father of my own son I'm a slave to the Gods and I'm guilty I'm a slave to the Gods and I'm guilty I'm a slave to the Gods and I'm guilty I'm a slave to the Gods and I'm guilty Oh,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 so you you">
            <text:p> As the old man comes to the end of his term A fire is ignited in the ground The blood of the world is on fire The world's people are scared of the new age The reason is There's something bad in the world And the world is in a frenzy The world is in a frenzy And the world's people are scared of the new age The reason is The world is in a frenzy The world is in a frenzy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going to I'm so miserable Empty case of the death Eyes lit up with black Grit in the ugly grin Empty case of the death Calling the faggots back I don't......need......a way to the truth Oh, I'm a I'm a I'm a I'm a I'm a I'm a I'm a I'm a I'm a I'm a I'm a I'm a I'm a I'm a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rry, I'm so confused, I'm so confused I'm so confused, I'm so confused I'm so confused, I'm so confused Go inside this world and die Call me evil man Man I will never forget The curse that fell upon my master I will never forget The curse that fell upon my master I will never forget I will never forget The curse that fell upon my master I will never forget I'm the star of the universe, I'm the anthrony I'm the creature, I'm the destroyer I'm the destroyer, I'm the destroyer I'm the destroyer, I'm the destroyer I'm the destroyer I'm the You can't destroy me, I'm the destroyer I'm the destroyer, I'm the destroyer I'm the destroyer, I'm the destroyer I'm the destroyer, I'm the destroyer I'm the destroyer, I'm the destroyer I'm the destroyer, I'm the destroyer The world is a mess The world is a mess I've spent a lot of time I've spent a lot of time watching shit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ve spent a lot of time watching shit up there I'm a slave to the Gods and I'm guilty I'm a father of my own son I'm a slave to the Gods and I'm guilty I'm a slave to the Gods and I'm guilty I'm a slave to the Gods and I'm guilty I'm a slave to the Gods and I'm guilty Oh,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m a zombie, I so you you</text:p>
          </table:table-cell>
        </table:table-row>
        <table:table-row>
          <table:table-cell office:value-type="string" office:string-value="Infecting the Swarm - Aberrated Antibiosis">
            <text:p>Infecting the Swarm - Aberrated Antibiosis</text:p>
          </table:table-cell>
          <table:table-cell office:value-type="string" office:string-value=" so so so so so so so You">
            <text:p> so so so so so so so You</text:p>
          </table:table-cell>
        </table:table-row>
        <table:table-row>
          <table:table-cell office:value-type="string" office:string-value="Internal Suffering - Haunters of the Dark">
            <text:p>Internal Suffering - Haunters of the Dark</text:p>
          </table:table-cell>
          <table:table-cell office:value-type="string" office:string-value=" Master of nature, all of your bodies are a disgrace A natural death is a natural end of death So prepare for your future to fall in hell A natural death for your people is the end of everything I'm a monster, I'm a monster I'm a monster, I'm a monster I'm a monster, I'm a monster We're breaking the code now, take it away We're all in this together, we're all in this We're all in this together, we're all in this I'm dreaming of justice today When I got there, my soul was dead I'm confessing my sins yet No more living for the end of the day I'm not afraid of anything I'm not afraid of anything I'm not afraid of anything I'm the one that you're looking for I'm the one that you're looking for I'm the one that you're looking for I'm the one that you're looking for I'm the one that you're looking for I'm the one that you're looking for I'm the one that you're looking for I'm the one that you're looking for I am the devil, I am the devil I am the devil, I am the devil So help me, God's on me, I'm going to win So help me, God's on me, I'm going to win">
            <text:p> Master of nature, all of your bodies are a disgrace A natural death is a natural end of death So prepare for your future to fall in hell A natural death for your people is the end of everything I'm a monster, I'm a monster I'm a monster, I'm a monster I'm a monster, I'm a monster We're breaking the code now, take it away We're all in this together, we're all in this We're all in this together, we're all in this I'm dreaming of justice today When I got there, my soul was dead I'm confessing my sins yet No more living for the end of the day I'm not afraid of anything I'm not afraid of anything I'm not afraid of anything I'm the one that you're looking for I'm the one that you're looking for I'm the one that you're looking for I'm the one that you're looking for I'm the one that you're looking for I'm the one that you're looking for I'm the one that you're looking for I'm the one that you're looking for I am the devil, I am the devil I am the devil, I am the devil So help me, God's on me, I'm going to win So help me, God's on me, I'm going to win</text:p>
          </table:table-cell>
        </table:table-row>
        <table:table-row>
          <table:table-cell office:value-type="string" office:string-value="Malignancy - Biological Absurdity">
            <text:p>Malignancy - Biological Absurdity</text:p>
          </table:table-cell>
          <table:table-cell office:value-type="string" office:string-value=" ♪ Surveillance for evolution Inventing the natural course Complete integration To terraform consciousness Delivered and concise Sanitize reality All they have in their cure-all Is that objective soul to sustain life The world now rebrands A world of altruism For artificial longevity To replicate a functional resource Synthetic human storage Extractable resource Willful ignorance Refusing within Born Store Stored Painted Sailor Without Consumption Embryonic Sailing Current Overfunction Late Salvation Nouveau Form Underage You interpret Discontinue Discontinue your thoughts This is called fucking violence Full of flesh mechanization Priority to the technology Prior to the essential construct www.youtube.com or www.youtube.com">
            <text:p> ♪ Surveillance for evolution Inventing the natural course Complete integration To terraform consciousness Delivered and concise Sanitize reality All they have in their cure-all Is that objective soul to sustain life The world now rebrands A world of altruism For artificial longevity To replicate a functional resource Synthetic human storage Extractable resource Willful ignorance Refusing within Born Store Stored Painted Sailor Without Consumption Embryonic Sailing Current Overfunction Late Salvation Nouveau Form Underage You interpret Discontinue Discontinue your thoughts This is called fucking violence Full of flesh mechanization Priority to the technology Prior to the essential construct www.youtube.com or www.youtube.com</text:p>
          </table:table-cell>
        </table:table-row>
        <table:table-row>
          <table:table-cell office:value-type="string" office:string-value="Necrophagist - Stabwound">
            <text:p>Necrophagist - Stabwound</text:p>
          </table:table-cell>
          <table:table-cell office:value-type="string" office:string-value=" you Invisible, it penetrates Perishable, so not detestable, still free The greatest sin of mankind Suspected for no simple reason free so There's no shield to protect from Attacked by the ones who used to trust Self-worry The brain-dead steps moving on Suspended forms dancing wildly Self-worry you">
            <text:p> you Invisible, it penetrates Perishable, so not detestable, still free The greatest sin of mankind Suspected for no simple reason free so There's no shield to protect from Attacked by the ones who used to trust Self-worry The brain-dead steps moving on Suspended forms dancing wildly Self-worry you</text:p>
          </table:table-cell>
        </table:table-row>
        <table:table-row>
          <table:table-cell office:value-type="string" office:string-value="Nile - Cast Down the Heretic">
            <text:p>Nile - Cast Down the Heretic</text:p>
          </table:table-cell>
          <table:table-cell office:value-type="string" office:string-value=" ♪ so So Shadowed arms, Super-armed, Inundated, Allowing terror, The worst of torture, Hellish flood, Of immeasurable blackness, The night of memories Heal of the darkness and decay Of the past Heal of wrath and doubt The mouth of the prophets to heal of the world Facing the divine, to the ends Who could not, fulfill God's, purpose and means Second, second Third, third Fourth, fourth Fifth, fifth The city is dark In the obscene dream sequence Is primitive, grave and immense Like a city of living men Follow the swan into the abyss The mystery of time and space The ancients of old The ancients of old The gods of sin The gods of sin The gods of sin The gods of sin The gods of sin The gods of sin The gods of sin The gods of sin The gods of sin The gods of sin The gods of sin The gods of sin The gods of sin The gods of sin Scare In the darkness I feel my limbs collapse Of an eternal Cacophony His servants Made offerings Unto his image And live upon their own fire Sermons, iridescent spectres of terrible aspects Scurrilous, vultures, gloomy beasts This is the dilation of the wicked Consumed the bodies of the dead By flames of liquid fire What a disgrace Let the bodies point to death Only lethal to the blood of the dead On their blocks, black hearts into pieces The prayers of the dead Singing hymns of torture and mutilation To their master Accompanied by the waves of death Mother's death The practice of time Of the lowly dead Those who have not resorted to formula Don't make those sacrifices On account of the worth of power so so You">
            <text:p> ♪ so So Shadowed arms, Super-armed, Inundated, Allowing terror, The worst of torture, Hellish flood, Of immeasurable blackness, The night of memories Heal of the darkness and decay Of the past Heal of wrath and doubt The mouth of the prophets to heal of the world Facing the divine, to the ends Who could not, fulfill God's, purpose and means Second, second Third, third Fourth, fourth Fifth, fifth The city is dark In the obscene dream sequence Is primitive, grave and immense Like a city of living men Follow the swan into the abyss The mystery of time and space The ancients of old The ancients of old The gods of sin The gods of sin The gods of sin The gods of sin The gods of sin The gods of sin The gods of sin The gods of sin The gods of sin The gods of sin The gods of sin The gods of sin The gods of sin The gods of sin Scare In the darkness I feel my limbs collapse Of an eternal Cacophony His servants Made offerings Unto his image And live upon their own fire Sermons, iridescent spectres of terrible aspects Scurrilous, vultures, gloomy beasts This is the dilation of the wicked Consumed the bodies of the dead By flames of liquid fire What a disgrace Let the bodies point to death Only lethal to the blood of the dead On their blocks, black hearts into pieces The prayers of the dead Singing hymns of torture and mutilation To their master Accompanied by the waves of death Mother's death The practice of time Of the lowly dead Those who have not resorted to formula Don't make those sacrifices On account of the worth of power so so You</text:p>
          </table:table-cell>
        </table:table-row>
        <table:table-row>
          <table:table-cell office:value-type="string" office:string-value="Pathology - Earth's Downfall">
            <text:p>Pathology - Earth's Downfall</text:p>
          </table:table-cell>
          <table:table-cell office:value-type="string" office:string-value=" So So In the night I'm in, I'm running away, I know that I'm leaving this place I'm so far I'm so close now I'm so far I'm so far I'm a rebel, I'm a rebel, I'm a rebel, I'm a rebel I am the one who will be the one, I am the one who will be the one I am the one who will be the one, I am the one who will be the one I'm not a good boy, I'm a bad boy I got a life, you know I'm a life, too I'm a bad boy, I'm a bad boy I'm a bad boy">
            <text:p> So So In the night I'm in, I'm running away, I know that I'm leaving this place I'm so far I'm so close now I'm so far I'm so far I'm a rebel, I'm a rebel, I'm a rebel, I'm a rebel I am the one who will be the one, I am the one who will be the one I am the one who will be the one, I am the one who will be the one I'm not a good boy, I'm a bad boy I got a life, you know I'm a life, too I'm a bad boy, I'm a bad boy I'm a bad boy</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 Bring me on the mutilator I'm a dead man, I'm a dead man I'm a dead man, I'm a dead man I'm a dead man, I'm a dead man I'm a dead man, I'm a dead man So Is I'm not afraid of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 man, I'm not a man I'm not a man, I'm not a man I'm not a man">
            <text:p> Bring me on the mutilator I'm a dead man, I'm a dead man I'm a dead man, I'm a dead man I'm a dead man, I'm a dead man I'm a dead man, I'm a dead man So Is I'm not afraid of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a man, I'm not a man I'm not a man, I'm not a man I'm not a man</text:p>
          </table:table-cell>
        </table:table-row>
        <table:table-row>
          <table:table-cell office:value-type="string" office:string-value="Putrid Pile - Blood Runs Red">
            <text:p>Putrid Pile - Blood Runs Red</text:p>
          </table:table-cell>
          <table:table-cell office:value-type="string" office:string-value=" 🎵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going to give in I can't help but wonder Why do I have such a soft heart? I can't go on and on and on I don't want to die for the past Now I know who I am And if I don't I'll just fall down So Oh yea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re is no place for me No I'm a sinner to my own demons I'm a sinner For my own demons I'm a sinner For my own demons I'm a sinner To my own demons With the blood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sure I'm not going to give in I can't help but wonder Why do I have such a soft heart? I can't go on and on and on I don't want to die for the past Now I know who I am And if I don't I'll just fall down So Oh yea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here is no place for me No I'm a sinner to my own demons I'm a sinner For my own demons I'm a sinner For my own demons I'm a sinner To my own demons With the blood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Skinless - Affirmation of Hatred">
            <text:p>Skinless - Affirmation of Hatred</text:p>
          </table:table-cell>
          <table:table-cell office:value-type="string" office:string-value=" Here we go! I'm telling the enemy of ourselves to pay I'm so fed up of the pain that comes in after me I'm not even going to look for the reason for tragedy So Give me your hand, trust me I rise to conquer the deep And I will be the one who takes over your heart You will not be I'm not alone in this darkness I'm with the darkness You are here I'm not alone in this darkness You are here You will be the last one The definition of identity Strength is against me Conflicting paths of judgment Let me into the tragedy Once I feel I'm nothing and I'm nothing meant to be Nothing but a pile of blood and shards Seeking the only light, I'm looking for the sea I know well, you are a liar, false, deceitful, insane, lying Exile, you're a vicious one, a liar, false, deceitful, lying to me You're looking back, looking at the things that I've done for you You're leaving behind all the things you've forgotten and forgotten me Leaving behind the things you've done for me And you don't care that I'm still here So, come on, come and get it, come and get the beat of hell now The message, the image of the truth You've got to be faithful In a world so hard, the path always opens to the past And you, you are the path, always make the way And you'll see the truth This is not a drill. This is the apocalypse. This is not a drill. This is the apocalypse. This is not a drill. This is the apocalypse. This is not a drill. This is the apocalypse. This is not a drill. This is the apocalypse. I repeat,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ext:p> Here we go! I'm telling the enemy of ourselves to pay I'm so fed up of the pain that comes in after me I'm not even going to look for the reason for tragedy So Give me your hand, trust me I rise to conquer the deep And I will be the one who takes over your heart You will not be I'm not alone in this darkness I'm with the darkness You are here I'm not alone in this darkness You are here You will be the last one The definition of identity Strength is against me Conflicting paths of judgment Let me into the tragedy Once I feel I'm nothing and I'm nothing meant to be Nothing but a pile of blood and shards Seeking the only light, I'm looking for the sea I know well, you are a liar, false, deceitful, insane, lying Exile, you're a vicious one, a liar, false, deceitful, lying to me You're looking back, looking at the things that I've done for you You're leaving behind all the things you've forgotten and forgotten me Leaving behind the things you've done for me And you don't care that I'm still here So, come on, come and get it, come and get the beat of hell now The message, the image of the truth You've got to be faithful In a world so hard, the path always opens to the past And you, you are the path, always make the way And you'll see the truth This is not a drill. This is the apocalypse. This is not a drill. This is the apocalypse. This is not a drill. This is the apocalypse. This is not a drill. This is the apocalypse. This is not a drill. This is the apocalypse. I repeat,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 This is not a drill.</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 You know I'm not afraid of the dark, I'm not afraid of the dark You know I'm not afraid of the dark, I'm not afraid of the dark I just don't want to shut yourself in the dark I just don't want to shut I'm not afraid of the dark, I'm not afraid of the dark I'm not afraid of I'm so full of shit, I'm so full of shit I'm so full of shit, I'm so full of shit I'm so full of shit, I'm so full of shit I'm so full of shit, I'm so full of shit I'm so full of shit, I'm so full of shit I'm a bad girl I'm a bad girl I'm a bad girl I'm a bad girl I'm a bad girl Do we understand it or feel it or feel it not? It's a dog-eat-dog Do we understand it or feel it or feel it not? We're not the innocent We're not the special, the special, the unique Dog-eat-dog Do we understand it or feel it or feel it not? Do we understand it or feel it or feel it not? It's just all too far No way to convince that you're feeling so right now But I am back in the sun But I am the second to last I'm back in charge It's the dawn of war No way to convince that you're feeling so right now No way to convince that you're feeling so right now Oh, oh, oh, oh Can't take this back I'm a monster, I'm a monster, I'm a monster, I'm a monster I'm a monster, I'm a monster, I'm a monster I'm a monster, I'm a monster, I'm a monster I'm a monster, I'm a monster, I'm a monster, I'm a monster I'm a monster, I'm a monster, I'm a monster I'm a monster, I'm a monster, I'm a monster">
            <text:p> You know I'm not afraid of the dark, I'm not afraid of the dark You know I'm not afraid of the dark, I'm not afraid of the dark I just don't want to shut yourself in the dark I just don't want to shut I'm not afraid of the dark, I'm not afraid of the dark I'm not afraid of I'm so full of shit, I'm so full of shit I'm so full of shit, I'm so full of shit I'm so full of shit, I'm so full of shit I'm so full of shit, I'm so full of shit I'm so full of shit, I'm so full of shit I'm a bad girl I'm a bad girl I'm a bad girl I'm a bad girl I'm a bad girl Do we understand it or feel it or feel it not? It's a dog-eat-dog Do we understand it or feel it or feel it not? We're not the innocent We're not the special, the special, the unique Dog-eat-dog Do we understand it or feel it or feel it not? Do we understand it or feel it or feel it not? It's just all too far No way to convince that you're feeling so right now But I am back in the sun But I am the second to last I'm back in charge It's the dawn of war No way to convince that you're feeling so right now No way to convince that you're feeling so right now Oh, oh, oh, oh Can't take this back I'm a monster, I'm a monster, I'm a monster, I'm a monster I'm a monster, I'm a monster, I'm a monster I'm a monster, I'm a monster, I'm a monster I'm a monster, I'm a monster, I'm a monster, I'm a monster I'm a monster, I'm a monster, I'm a monster I'm a monster, I'm a monster, I'm a monster</text:p>
          </table:table-cell>
        </table:table-row>
        <table:table-row>
          <table:table-cell office:value-type="string" office:string-value="Suffocation - Surgery of Impalement">
            <text:p>Suffocation - Surgery of Impalement</text:p>
          </table:table-cell>
          <table:table-cell office:value-type="string" office:string-value=" Do not tempt the mind This meltdown brings us under lockdown This new life we're trying to earn This time for black, brutality, oppression And to die, they brought the darkness with them The darkness of their own history Has been the light of day I am a man of the night, the dark and the morning The man who's in the dark, the man who's blinded, the man who's lost I'm a believer, I'm a believer, I'm a believe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sun is setting low The sun is setting low For these men in love They will all be promised One last promise Hear The old man Heard All my faith My faith Heard All my faith My faith All my faith All my faith All my faith All my faith All my faith Oh, if you don't know the truth, then sit and look I don't care if you can't see it All that's in there is the truth The end of the world The end The end The end Alright, you guys wanna hear a real fucking old song? I'm talking real fucking old. This goes back to the early fucking days of suffocation. One of the first songs we ever put together. This was on the Human Waste EP, but the name of this song is Catatonia.">
            <text:p> Do not tempt the mind This meltdown brings us under lockdown This new life we're trying to earn This time for black, brutality, oppression And to die, they brought the darkness with them The darkness of their own history Has been the light of day I am a man of the night, the dark and the morning The man who's in the dark, the man who's blinded, the man who's lost I'm a believer, I'm a believer, I'm a believe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sun is setting low The sun is setting low For these men in love They will all be promised One last promise Hear The old man Heard All my faith My faith Heard All my faith My faith All my faith All my faith All my faith All my faith All my faith Oh, if you don't know the truth, then sit and look I don't care if you can't see it All that's in there is the truth The end of the world The end The end The end Alright, you guys wanna hear a real fucking old song? I'm talking real fucking old. This goes back to the early fucking days of suffocation. One of the first songs we ever put together. This was on the Human Waste E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 You should use protection You should use protection You should use protection You should use protection You will see, you will hear, you will taste, you will feel, you will taste, you will feel, you will taste, you will feel, you will taste, you will feel, you will taste, you will feel, you will taste, you will feel, you will taste, you will feel, you will taste, you will feel, you will taste, you will feel, you will feel, you will taste, you will feel, you will feel, you will taste, you will feel, you will feel, you will taste, you will feel, you will feel, you will taste, you will feel, you will feel, you will feel, you will taste, you will feel, you will feel, you will feel, you will taste, you will feel, you will feel, you will feel, you will taste, you will feel, you will feel, you will feel, you will taste, you will feel, you will feel, you will feel, you will feel, you will taste, you will feel, you will feel, you will feel, you will feel, you will taste,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are the reason You are the reason You are the reason You are the reason You are the reason You are the reason You are the reason So I'm going to die I'm going to die So I'm going to be doing a lot of work on this. Losers, losers, losers Losers Losers You're a loser, you're a loser You're a loser, you're a loser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I'm not sure what I'm doing here. You're dead, you're dead You're a dead, you're dead You're dead, you're dead You're a dead, you're dead I'm dead, you're breathing You're asleep, you're dead you">
            <text:p> You should use protection You should use protection You should use protection You should use protection You will see, you will hear, you will taste, you will feel, you will taste, you will feel, you will taste, you will feel, you will taste, you will feel, you will taste, you will feel, you will taste, you will feel, you will taste, you will feel, you will taste, you will feel, you will taste, you will feel, you will feel, you will taste, you will feel, you will feel, you will taste, you will feel, you will feel, you will taste, you will feel, you will feel, you will taste, you will feel, you will feel, you will feel, you will taste, you will feel, you will feel, you will feel, you will taste, you will feel, you will feel, you will feel, you will taste, you will feel, you will feel, you will feel, you will taste, you will feel, you will feel, you will feel, you will feel, you will taste, you will feel, you will feel, you will feel, you will feel, you will taste,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will feel, You are the reason You are the reason You are the reason You are the reason You are the reason You are the reason You are the reason So I'm going to die I'm going to die So I'm going to be doing a lot of work on this. Losers, losers, losers Losers Losers You're a loser, you're a loser You're a loser, you're a loser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blinded, I'm not sure what I'm doing here. You're dead, you're dead You're a dead, you're dead You're dead, you're dead You're a dead, you're dead I'm dead, you're breathing You're asleep, you're dead you</text:p>
          </table:table-cell>
        </table:table-row>
      </table:table>
      <table:table table:name="songs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 Canorous Quintet - Silence of the World Beyond">
            <text:p>A Canorous Quintet - Silence of the World Beyond</text:p>
          </table:table-cell>
          <table:table-cell office:value-type="string" office:string-value=" So The great fire that lit with the cross The light of dawn that slips away As the waters surround the flame now Strength of the unending sun As my faith burns with hope of heaven forever Torn and torn, the burning candle, mirrors with darkness The skyline, the sun, fire, so much Floating in the deep of the dark night You can't be right Screaming in the wind SILENCE The magic, the order, all are lost The refined, the empty shell The locked in the world for the blind Silence beyond the divine The silence of the dead, to the one eyes Oh, yeah Eternity in the morning shadows Spirits break the mist Twisted, twisted, twisted Screams of silence Beyond the gate of emptiness A world of burning flames Lost in between A life in a constant and brief chaos and suffering RISE What? The victorious of the world RISE The men and the silence of the world RISE To the grave of burning shadows, buried with promise Lost memory, take the feather, for what? You're the heat of night and the blood of pain You're my burning light Spread my love So I can Come and find my name with the cross The light of dawn that slips away Like roses through a canopy of Scraped from the lights and nose The end of this dust is true forever, forever Time has taken a beating to get it back on us Destiny takes us where there's no rest you">
            <text:p> So The great fire that lit with the cross The light of dawn that slips away As the waters surround the flame now Strength of the unending sun As my faith burns with hope of heaven forever Torn and torn, the burning candle, mirrors with darkness The skyline, the sun, fire, so much Floating in the deep of the dark night You can't be right Screaming in the wind SILENCE The magic, the order, all are lost The refined, the empty shell The locked in the world for the blind Silence beyond the divine The silence of the dead, to the one eyes Oh, yeah Eternity in the morning shadows Spirits break the mist Twisted, twisted, twisted Screams of silence Beyond the gate of emptiness A world of burning flames Lost in between A life in a constant and brief chaos and suffering RISE What? The victorious of the world RISE The men and the silence of the world RISE To the grave of burning shadows, buried with promise Lost memory, take the feather, for what? You're the heat of night and the blood of pain You're my burning light Spread my love So I can Come and find my name with the cross The light of dawn that slips away Like roses through a canopy of Scraped from the lights and nose The end of this dust is true forever, forever Time has taken a beating to get it back on us Destiny takes us where there's no rest you</text:p>
          </table:table-cell>
        </table:table-row>
        <table:table-row>
          <table:table-cell office:value-type="string" office:string-value="Amon Amarth - Valhall Awaits Me">
            <text:p>Amon Amarth - Valhall Awaits Me</text:p>
          </table:table-cell>
          <table:table-cell office:value-type="string" office:string-value=" so Blood gushes from the wound, the cut is wide and deep When before I turn around, he falls to his knees I hear soft whims in the blade, with steel meets hardened steel I hear the sound of wooden brakes, a forged countryman's shield I grab the sheath and grab my axe I'll mark my image first The first blow makes the helmet crack The axe cut to the teeth I ripped the axe from the head Covered in blood and veins Leave the body lying dead Ready to strike again My sword cut through clothes and skin Like a hot knife cuts through snow I smile as the bastard screams When I twist my sword Sword in my hand Axe on my side Valhalla awaits Soon I will die Sword in my hand, rags on my side Fall out awaits me when I die Basket on my back, wolf jaw on my head Fall out awaits me when I'm dead I raise my axe above my head, I ask their furious rage Yet more blood will be shed, this is a victorious day Blood crashes from the wound, the cut is wide and deep As I turn around, I fall to my knees So Cold in my hand, axe on my side Fall hollow wings, soon I will die Stone in my hand, rags on my side Fall hollow with speed, when I die Basket on my back, wolf jaw on my head Fall hollow with speed, when I'm dead">
            <text:p> so Blood gushes from the wound, the cut is wide and deep When before I turn around, he falls to his knees I hear soft whims in the blade, with steel meets hardened steel I hear the sound of wooden brakes, a forged countryman's shield I grab the sheath and grab my axe I'll mark my image first The first blow makes the helmet crack The axe cut to the teeth I ripped the axe from the head Covered in blood and veins Leave the body lying dead Ready to strike again My sword cut through clothes and skin Like a hot knife cuts through snow I smile as the bastard screams When I twist my sword Sword in my hand Axe on my side Valhalla awaits Soon I will die Sword in my hand, rags on my side Fall out awaits me when I die Basket on my back, wolf jaw on my head Fall out awaits me when I'm dead I raise my axe above my head, I ask their furious rage Yet more blood will be shed, this is a victorious day Blood crashes from the wound, the cut is wide and deep As I turn around, I fall to my knees So Cold in my hand, axe on my side Fall hollow wings, soon I will die Stone in my hand, rags on my side Fall hollow with speed, when I die Basket on my back, wolf jaw on my head Fall hollow with speed, when I'm dead</text:p>
          </table:table-cell>
        </table:table-row>
        <table:table-row>
          <table:table-cell office:value-type="string" office:string-value="Arch Enemy - We Will Rise">
            <text:p>Arch Enemy - We Will Rise</text:p>
          </table:table-cell>
          <table:table-cell office:value-type="string" office:string-value=" Dead on the walls Wake up the world, ignorance is not So fed up with the second best Our time is stealing now I am the enemy, I am the antidote Watch me closely, I won't stand up now We will rise, rise above We will rise, rise Stereotype fools, playing the game Nothing unique, being all of the same In this humiliacity I can be anything Anything I want to be I am the enemy I am the antidote Watch me closely I will stand up now We will rise above We will rise We were blind I am the astound We will rise, rise above We will rise, rise We will rise, rise Rise above We will rise, rise You.">
            <text:p> Dead on the walls Wake up the world, ignorance is not So fed up with the second best Our time is stealing now I am the enemy, I am the antidote Watch me closely, I won't stand up now We will rise, rise above We will rise, rise Stereotype fools, playing the game Nothing unique, being all of the same In this humiliacity I can be anything Anything I want to be I am the enemy I am the antidote Watch me closely I will stand up now We will rise above We will rise We were blind I am the astound We will rise, rise above We will rise, rise We will rise, rise Rise above We will rise, rise You.</text:p>
          </table:table-cell>
        </table:table-row>
        <table:table-row>
          <table:table-cell office:value-type="string" office:string-value="Archons - Plague of Corruption">
            <text:p>Archons - Plague of Corruption</text:p>
          </table:table-cell>
          <table:table-cell office:value-type="string" office:string-value=" ♪ Controlling demands Riding the fate with their sights Society as a whole Worthless, playing This is the consequence of silence Feeding on defecation The more it goes, the more decontrolled Exterminate this process We must unite together and kill the wave Of the abrasive, abrasive, that came before Beneath the surface Plane of corruption ♪ ♪ ♪ ♪ ♪ so Selfishness, already has its own solution They've already done too much to get away with it Don't treat this a magic battle The fall to truth and survival Naivety has come to an end We're on the verge of rebellion Voluntary omission of what was unknown Made them feel superior A pointed evolution of humanity Only once an ocean can truly stop the flame Blame, blame, blame for the corruption">
            <text:p> ♪ Controlling demands Riding the fate with their sights Society as a whole Worthless, playing This is the consequence of silence Feeding on defecation The more it goes, the more decontrolled Exterminate this process We must unite together and kill the wave Of the abrasive, abrasive, that came before Beneath the surface Plane of corruption ♪ ♪ ♪ ♪ ♪ so Selfishness, already has its own solution They've already done too much to get away with it Don't treat this a magic battle The fall to truth and survival Naivety has come to an end We're on the verge of rebellion Voluntary omission of what was unknown Made them feel superior A pointed evolution of humanity Only once an ocean can truly stop the flame Blame, blame, blame for the corruption</text:p>
          </table:table-cell>
        </table:table-row>
        <table:table-row>
          <table:table-cell office:value-type="string" office:string-value="At the Gates - Slaughter of the Soul">
            <text:p>At the Gates - Slaughter of the Soul</text:p>
          </table:table-cell>
          <table:table-cell office:value-type="string" office:string-value=" Go! Beat of my life There will be an election We will win as we are told All is the same My shining eyes have seen enough Of all your lies My hate is blind There won't be another dawn We are reapers, we are souls Reapers, we are souls Do it! Slaughter of the soul Suicidal violence Children born of sin Tear your soul apart Never again My shining eyes have seen enough Of all your lies My hate is blind There won't be another dawn We are ready as we have shown Ready As we have shown Summer was the tone Still the sign of final hours Children born of sin, tear your soul apart">
            <text:p> Go! Beat of my life There will be an election We will win as we are told All is the same My shining eyes have seen enough Of all your lies My hate is blind There won't be another dawn We are reapers, we are souls Reapers, we are souls Do it! Slaughter of the soul Suicidal violence Children born of sin Tear your soul apart Never again My shining eyes have seen enough Of all your lies My hate is blind There won't be another dawn We are ready as we have shown Ready As we have shown Summer was the tone Still the sign of final hours Children born of sin, tear your soul apart</text:p>
          </table:table-cell>
        </table:table-row>
        <table:table-row>
          <table:table-cell office:value-type="string" office:string-value="Be'lakor - Countless Skies">
            <text:p>Be'lakor - Countless Skies</text:p>
          </table:table-cell>
          <table:table-cell office:value-type="string" office:string-value=" So ♪ Countless tides below me Rivers, walls, and foam Ageless stones eroding out Across the endless swamp Thoughts to fade the season Words to follow me Collecting can leave you in pain Walks the pain away Count the skies above me Ninja mind index Minds above the moon and sun Conscious of their choice Countless hands of zombie Reaching now in vain Permanent substance without compassion or mistake Length to breathe the heartless Storms to face in one Wings to win through everyone Walls to double the hole so Helpless lust to fealty Craving flames of lust Strength and weakness undenied All that is in us ♪ In the night Countless hands are slowly reaching out in vain Their hands are turned without compassion or disdain Brains to beat the harvest, stones to face the flood Wings to reach the heaven-ward, bones to tell the world Countless waves around me, strong until the last Ringing into dimming dreams, a landmass has passed ♪ so so so so you you">
            <text:p> So ♪ Countless tides below me Rivers, walls, and foam Ageless stones eroding out Across the endless swamp Thoughts to fade the season Words to follow me Collecting can leave you in pain Walks the pain away Count the skies above me Ninja mind index Minds above the moon and sun Conscious of their choice Countless hands of zombie Reaching now in vain Permanent substance without compassion or mistake Length to breathe the heartless Storms to face in one Wings to win through everyone Walls to double the hole so Helpless lust to fealty Craving flames of lust Strength and weakness undenied All that is in us ♪ In the night Countless hands are slowly reaching out in vain Their hands are turned without compassion or disdain Brains to beat the harvest, stones to face the flood Wings to reach the heaven-ward, bones to tell the world Countless waves around me, strong until the last Ringing into dimming dreams, a landmass has passed ♪ so so so so you you</text:p>
          </table:table-cell>
        </table:table-row>
        <table:table-row>
          <table:table-cell office:value-type="string" office:string-value="Ceremonial Oath - Dreamsong">
            <text:p>Ceremonial Oath - Dreamsong</text:p>
          </table:table-cell>
          <table:table-cell office:value-type="string" office:string-value=" Light with enough, dark without you I am lost forever The wounds you caused will never ever heal Your face is in my mind It's a form of healing We stand dead on the night Enough I've had too much Of your game Our days are drawing close Emotions I have won And I have to fear It all sounds so sweet Never will I see you again so ♪ ♪ ♪ ♪ ♪ Take me to another place The earnest far beyond Can't you see that you and me Are bound to have a break Don't take my hand, never let go I have too much to say Walk with me over the edge The devil of the......edge">
            <text:p> Light with enough, dark without you I am lost forever The wounds you caused will never ever heal Your face is in my mind It's a form of healing We stand dead on the night Enough I've had too much Of your game Our days are drawing close Emotions I have won And I have to fear It all sounds so sweet Never will I see you again so ♪ ♪ ♪ ♪ ♪ Take me to another place The earnest far beyond Can't you see that you and me Are bound to have a break Don't take my hand, never let go I have too much to say Walk with me over the edge The devil of the......edge</text:p>
          </table:table-cell>
        </table:table-row>
        <table:table-row>
          <table:table-cell office:value-type="string" office:string-value="Children of Bodom - Everytime I Die">
            <text:p>Children of Bodom - Everytime I Die</text:p>
          </table:table-cell>
          <table:table-cell office:value-type="string" office:string-value=" ♪ Hey-oh! If it breaks off the candle Your pride has fallen down Like a fire in the glory of the night No sparks of hope inside No shooting stars on my sky Your broken wings, now falling apart You're the guy I never despise You're the guy I swipe while we die the same You're the man I wait for all the night You're the guest of death for every time I die Out of strength to fight, I cannot take another dice The great and tender noble Lost to love, into bloody hell Like blood drawn to my heart A kind of watch has buried me ♪ ♪ ♪ ♪ ♪ so One time a guy, another divorce The past went roaring through his eyes I'm left away from what's right To the scape of painful every time I die">
            <text:p> ♪ Hey-oh! If it breaks off the candle Your pride has fallen down Like a fire in the glory of the night No sparks of hope inside No shooting stars on my sky Your broken wings, now falling apart You're the guy I never despise You're the guy I swipe while we die the same You're the man I wait for all the night You're the guest of death for every time I die Out of strength to fight, I cannot take another dice The great and tender noble Lost to love, into bloody hell Like blood drawn to my heart A kind of watch has buried me ♪ ♪ ♪ ♪ ♪ so One time a guy, another divorce The past went roaring through his eyes I'm left away from what's right To the scape of painful every time I die</text:p>
          </table:table-cell>
        </table:table-row>
        <table:table-row>
          <table:table-cell office:value-type="string" office:string-value="Dark Tranquillity - Shivers and Voids">
            <text:p>Dark Tranquillity - Shivers and Voids</text:p>
          </table:table-cell>
          <table:table-cell office:value-type="string" office:string-value=" So Like we are, what we feel Stuck inside our sensitivity So we question what we know Understand that we are not alone What is given, we will not take Cannot betray what we can feel As we suffer through shivers and poise Another lapse will come What is latent in our mind forever May you suffer through our shivers and poise For every night we think we've mastered There is a deeper insecurity We join the forces, one-ended titles We bend our backs to covenant dogs We must persist, push power through There is no end, resist the storm As we suffer through shivers and voids Another launch will come What is latent in our mind forever Major trouble, major fear Lie to the ignorance, lie to the noise We must remain innoculate against the odds As we suffer through shivers and voids Another loss will come What is latent in our mind forever Major tremor, major fear As we suffer through shivers of void Another loss will come now What is latent in our mind forever We're made to suffer Our shivers and fright">
            <text:p> So Like we are, what we feel Stuck inside our sensitivity So we question what we know Understand that we are not alone What is given, we will not take Cannot betray what we can feel As we suffer through shivers and poise Another lapse will come What is latent in our mind forever May you suffer through our shivers and poise For every night we think we've mastered There is a deeper insecurity We join the forces, one-ended titles We bend our backs to covenant dogs We must persist, push power through There is no end, resist the storm As we suffer through shivers and voids Another launch will come What is latent in our mind forever Major trouble, major fear Lie to the ignorance, lie to the noise We must remain innoculate against the odds As we suffer through shivers and voids Another loss will come What is latent in our mind forever Major tremor, major fear As we suffer through shivers of void Another loss will come now What is latent in our mind forever We're made to suffer Our shivers and fright</text:p>
          </table:table-cell>
        </table:table-row>
        <table:table-row>
          <table:table-cell office:value-type="string" office:string-value="Eucharist - Greeting Immortality">
            <text:p>Eucharist - Greeting Immortality</text:p>
          </table:table-cell>
          <table:table-cell office:value-type="string" office:string-value=" so so so so In the endless night, the sun is rising The sun is rising The sun is rising Beneath the ground, a sleeper monkey moonchild Patience here, my friend Waiting for an ominous trite A desperate to the beat Blinded by the sun Ignorant of purity For a savior To unleash me so I fall back to my former living Shadows reflect when they appear Take me inside my soul Now come over here Tears are falling in despair But the blood in my veins are frozen And I realize that I never will be forgiven you.....">
            <text:p> so so so so In the endless night, the sun is rising The sun is rising The sun is rising Beneath the ground, a sleeper monkey moonchild Patience here, my friend Waiting for an ominous trite A desperate to the beat Blinded by the sun Ignorant of purity For a savior To unleash me so I fall back to my former living Shadows reflect when they appear Take me inside my soul Now come over here Tears are falling in despair But the blood in my veins are frozen And I realize that I never will be forgiven you.....</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 Oh so so I'm alive Yeah! Time has taken its toll Years, pass like a storm Cold, I'm inside I have to stay, I take my wings Dark, I'm in my dreams Fear, silence and scream Pain, I'm inside I have to stay, I follow my wings Nothing is the same anymore The times have changed, I feel so cold Nothing is the same anymore The times have changed, I feel so cold Hate, rips through my guts Lie, lies in my eyes Void, smears me alive My hands are damp, my mind is black Die, where should I go? Pain, is my condemn Show for it now, and for me Show me the way Every time, every way With a thought, I was there Nothing more, nothing less All is done, all is safe We'll be trying everywhere We'll adore, never fear Nothing more, nothing less All is done, all is safe Nothing is the same anymore The times have changed, I feel so cold Nothing is the same anymore The times have changed, I feel so cold Every time, every way, in the dark, in the fear, nothing more, nothing less All is done, all is safe We'll return, everywhere We're not dumb, never fear Nothing more, nothing less All is done, all is safe so You">
            <text:p> Oh so so I'm alive Yeah! Time has taken its toll Years, pass like a storm Cold, I'm inside I have to stay, I take my wings Dark, I'm in my dreams Fear, silence and scream Pain, I'm inside I have to stay, I follow my wings Nothing is the same anymore The times have changed, I feel so cold Nothing is the same anymore The times have changed, I feel so cold Hate, rips through my guts Lie, lies in my eyes Void, smears me alive My hands are damp, my mind is black Die, where should I go? Pain, is my condemn Show for it now, and for me Show me the way Every time, every way With a thought, I was there Nothing more, nothing less All is done, all is safe We'll be trying everywhere We'll adore, never fear Nothing more, nothing less All is done, all is safe Nothing is the same anymore The times have changed, I feel so cold Nothing is the same anymore The times have changed, I feel so cold Every time, every way, in the dark, in the fear, nothing more, nothing less All is done, all is safe We'll return, everywhere We're not dumb, never fear Nothing more, nothing less All is done, all is safe so You</text:p>
          </table:table-cell>
        </table:table-row>
        <table:table-row>
          <table:table-cell office:value-type="string" office:string-value="Hypocrisy - Fractured Millennium">
            <text:p>Hypocrisy - Fractured Millennium</text:p>
          </table:table-cell>
          <table:table-cell office:value-type="string" office:string-valu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I gave up saying that you need me, my travel's poor I'm not glad, I'm not pleased, it's the way you're supposed to be You're free from me, it doesn't mean you are cared anymore You're in your own world, there's nothing to stop You can't just see what you're doing It's not an end, for nothing will be lost I am burning Mother nature's breathing she will turn I am burning Burning our treasured land so Explaining all these truths But there's no one to prove Making it clear by death Only you are quick to know Ready to strike back Ready for death I'm not here to raise the alarm For the loss of this man You gotta go on till you die But I can't wait until morning Power is all you breathe But if you're God who don't exist If you see what you're doing It's not end But nothing will be there I'm going, but I can't just leave it to you to I'm back, but I can't just leave my hea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not afraid">
            <text:p>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I gave up saying that you need me, my travel's poor I'm not glad, I'm not pleased, it's the way you're supposed to be You're free from me, it doesn't mean you are cared anymore You're in your own world, there's nothing to stop You can't just see what you're doing It's not an end, for nothing will be lost I am burning Mother nature's breathing she will turn I am burning Burning our treasured land so Explaining all these truths But there's no one to prove Making it clear by death Only you are quick to know Ready to strike back Ready for death I'm not here to raise the alarm For the loss of this man You gotta go on till you die But I can't wait until morning Power is all you breathe But if you're God who don't exist If you see what you're doing It's not end But nothing will be there I'm going, but I can't just leave it to you to I'm back, but I can't just leave my head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not afraid</text:p>
          </table:table-cell>
        </table:table-row>
        <table:table-row>
          <table:table-cell office:value-type="string" office:string-value="In Flames - Insipid 2000">
            <text:p>In Flames - Insipid 2000</text:p>
          </table:table-cell>
          <table:table-cell office:value-type="string" office:string-value=" You're not a friend, you're for all you are The laws are changed and useless On the way to the southern town We're emptying windows, we're denying Hopeless excuse for the reality I'm freezed by the shock and the weight of the punch A hopeless excuse for the reality Fragments of each other Apostles, noble ones, ignorant and pitless, they stride The world around me, spartanic, minimalistic A helpless excuse for the reality The lost cavemen, left once were you now Now, dream from the light Hopeless excuse for the reality Unknown operations By all Kicking and engine Ignorant and dutiless, they stride To our platform, to clean our silent places Generate patience, but noble ones for the noble ones so Too hard for their form To clean our silent places Generations But noble ones For the noble ones">
            <text:p> You're not a friend, you're for all you are The laws are changed and useless On the way to the southern town We're emptying windows, we're denying Hopeless excuse for the reality I'm freezed by the shock and the weight of the punch A hopeless excuse for the reality Fragments of each other Apostles, noble ones, ignorant and pitless, they stride The world around me, spartanic, minimalistic A helpless excuse for the reality The lost cavemen, left once were you now Now, dream from the light Hopeless excuse for the reality Unknown operations By all Kicking and engine Ignorant and dutiless, they stride To our platform, to clean our silent places Generate patience, but noble ones for the noble ones so Too hard for their form To clean our silent places Generations But noble ones For the noble ones</text:p>
          </table:table-cell>
        </table:table-row>
        <table:table-row>
          <table:table-cell office:value-type="string" office:string-value="Inferi - The Promethean Kings">
            <text:p>Inferi - The Promethean Kings</text:p>
          </table:table-cell>
          <table:table-cell office:value-type="string" office:string-value=" You My mind fills with torment and suffering Watching my world collapse I shall create a race of slaves to obey Using a plan with the saints and the sun To serve on every wish and request And take birth in the dark No, no master, I should be your friend I shall protect you from the fallen one Whose wish is to invade What a horrible mistake To leave them all alone And dwell in the garden seeking the knowledge of our throne Devising a plan to devour the fruit in its own The spikes from a tree must be purged To make them fall Strike them down with lightning Rains will crumble their heads Stuffed up with flags of a burning ego And the tragedy will drown in a cascade of death Nothing is left, just remains of the past This is the time of the agony This is the time of misfortune and pain Affliction is now upon us, but my creation will soon intervene Worshiping stars, my shining serpent will reap the fruits of my dismay Grace must be given, there's something to me No one will be judged and free as long as I breathe I am the creator, from the golden throne I lead I'll hear your children Fucking di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am everlasting, never question my rule It is my will to sustain this life You are my everlasting You have the weight of forgiveness Trust in God, rest your tired regrets I'm the one who's gonna make you cry I'm the one who's gonna make you cry Riddles! I took all the crown, my spirit was a death I am the king of pockets You are blinded by rage and your guts This montage must not be for riddles I am the king of all kings You are my denier, raise your hands This world of ours now be our enemies I am the king of all kings You are my denier, raise your hands you">
            <text:p> You My mind fills with torment and suffering Watching my world collapse I shall create a race of slaves to obey Using a plan with the saints and the sun To serve on every wish and request And take birth in the dark No, no master, I should be your friend I shall protect you from the fallen one Whose wish is to invade What a horrible mistake To leave them all alone And dwell in the garden seeking the knowledge of our throne Devising a plan to devour the fruit in its own The spikes from a tree must be purged To make them fall Strike them down with lightning Rains will crumble their heads Stuffed up with flags of a burning ego And the tragedy will drown in a cascade of death Nothing is left, just remains of the past This is the time of the agony This is the time of misfortune and pain Affliction is now upon us, but my creation will soon intervene Worshiping stars, my shining serpent will reap the fruits of my dismay Grace must be given, there's something to me No one will be judged and free as long as I breathe I am the creator, from the golden throne I lead I'll hear your children Fucking di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 am everlasting, never question my rule It is my will to sustain this life You are my everlasting You have the weight of forgiveness Trust in God, rest your tired regrets I'm the one who's gonna make you cry I'm the one who's gonna make you cry Riddles! I took all the crown, my spirit was a death I am the king of pockets You are blinded by rage and your guts This montage must not be for riddles I am the king of all kings You are my denier, raise your hands This world of ours now be our enemies I am the king of all kings You are my denier, raise your hands you</text:p>
          </table:table-cell>
        </table:table-row>
        <table:table-row>
          <table:table-cell office:value-type="string" office:string-value="Insomnium - Mortal Share">
            <text:p>Insomnium - Mortal Share</text:p>
          </table:table-cell>
          <table:table-cell office:value-type="string" office:string-value=" ♪ Oh In the land of the chambered one, the single and divine Rusty, miserable beast, the dinosaurs of night Far above the world of man, dreaming without a care Far above the weeping world, dreaming, misled like a star Too far away to hear at all Too far away to hear at all All the birds do they sing, my tears the blazing eyes For those we have not seen, our dying faces they Heaven's dark and chaotic, dark dark and bloody stones Your own destiny's a curse, a beast the ever-growing bones Too far away to hear a call Lie, too far away to care at all But where do we leave the honest remains? Where do you shelter when the night falls? For a while I'm lying seated inside my bed Stumbling behind the uneasy darkness I forgot the cold, I'm sitting in the twilight wind Asking to undefine, I run into the light Like water that's always been before I'm trapped inside, fade away Falling to the abyss">
            <text:p> ♪ Oh In the land of the chambered one, the single and divine Rusty, miserable beast, the dinosaurs of night Far above the world of man, dreaming without a care Far above the weeping world, dreaming, misled like a star Too far away to hear at all Too far away to hear at all All the birds do they sing, my tears the blazing eyes For those we have not seen, our dying faces they Heaven's dark and chaotic, dark dark and bloody stones Your own destiny's a curse, a beast the ever-growing bones Too far away to hear a call Lie, too far away to care at all But where do we leave the honest remains? Where do you shelter when the night falls? For a while I'm lying seated inside my bed Stumbling behind the uneasy darkness I forgot the cold, I'm sitting in the twilight wind Asking to undefine, I run into the light Like water that's always been before I'm trapped inside, fade away Falling to the abyss</text:p>
          </table:table-cell>
        </table:table-row>
        <table:table-row>
          <table:table-cell office:value-type="string" office:string-value="Kalmah - They Will Return">
            <text:p>Kalmah - They Will Return</text:p>
          </table:table-cell>
          <table:table-cell office:value-type="string" office:string-value=" ♪ Ripped out my wings, and the skies are white Music in my ears, I can't back to see I'm hiding in the grass, locked in my heart So much is mine Only defense I'm not a rebel, against will and acts Human mastermind versus animal state I'm in the corpses, I pass my sentence No one would die, what to do anymore? They rise, with all the hate and fly away One day will return When I am all alone Yes, I will return When I will be one so The time will return When I am all alone The time will return When I will be reborn Still someday, I'll find it again Waiting for the sound of stone and winds One day I'll return, spirit within An unsung place, I'll be stoned again The rise with no delay I'm flying away If they're watching, do they know That's where we come">
            <text:p> ♪ Ripped out my wings, and the skies are white Music in my ears, I can't back to see I'm hiding in the grass, locked in my heart So much is mine Only defense I'm not a rebel, against will and acts Human mastermind versus animal state I'm in the corpses, I pass my sentence No one would die, what to do anymore? They rise, with all the hate and fly away One day will return When I am all alone Yes, I will return When I will be one so The time will return When I am all alone The time will return When I will be reborn Still someday, I'll find it again Waiting for the sound of stone and winds One day I'll return, spirit within An unsung place, I'll be stoned again The rise with no delay I'm flying away If they're watching, do they know That's where we come</text:p>
          </table:table-cell>
        </table:table-row>
        <table:table-row>
          <table:table-cell office:value-type="string" office:string-value="Kataklysm - As I Slither">
            <text:p>Kataklysm - As I Slither</text:p>
          </table:table-cell>
          <table:table-cell office:value-type="string" office:string-value=" I can't believe I did all this I live my life with no regrets Stripped down from all my dignity Took it all from me Parade Every single time you lie Traumatized I play the game of hate As I slither, I slither down your spine Slither, I slither down your spine Slither, I take it all away I take your life away I take it all I try believing things to this I live my life with no regrets Stripped down for more my dignity Don't get off your mind Hurt me, every single time you lie Drown me, and play the game of hate As I slither, I slither down your spine Slither, I slither down your spine Slither, I slither down your spine Slither, I take it all away I think I might go my own way Yeah Don't try to comprehend me Don't try to criticize me Watch me as I slither As I slither around your neck">
            <text:p> I can't believe I did all this I live my life with no regrets Stripped down from all my dignity Took it all from me Parade Every single time you lie Traumatized I play the game of hate As I slither, I slither down your spine Slither, I slither down your spine Slither, I take it all away I take your life away I take it all I try believing things to this I live my life with no regrets Stripped down for more my dignity Don't get off your mind Hurt me, every single time you lie Drown me, and play the game of hate As I slither, I slither down your spine Slither, I slither down your spine Slither, I slither down your spine Slither, I take it all away I think I might go my own way Yeah Don't try to comprehend me Don't try to criticize me Watch me as I slither As I slither around your neck</text:p>
          </table:table-cell>
        </table:table-row>
        <table:table-row>
          <table:table-cell office:value-type="string" office:string-value="Norther - Betrayed">
            <text:p>Norther - Betrayed</text:p>
          </table:table-cell>
          <table:table-cell office:value-type="string" office:string-value=" ♪ Yeah! One morning I woke up Realized I'd been betrayed Shadows of yesterday I feel my mind as I drift away No matter what's ahead I'll face the devil Fight my hate, disgrace the faith I have Shall lead the way I'll make you break Make you break One night I went to die This empty hand I was waiting to find The waves are waiting for me So fuck you all, I was meant to be free My hate was chaining me Is this the path I cannot see? Too many bridges burned Can't you see I am the traitor? Was it time for my hate now? Blinding in my eyes, leading me astray I can't say no when I'm with you When I ain't by your side ♪ It's time to disappear, I'll say Leave your mind with no downline No more forgiving, closer I shall tell you To die In the night I am beside you With voices in my mind You're asleep and I love you One more than thousand times I curse you Is it time for my hate now? Pain in my eyes make me sad I can't say no words to touch you When I am by your side I follow my mind I'm out of my motherfucking mind I will cut you I will cut you That night I took your life I'm now between the knives And so ignite">
            <text:p> ♪ Yeah! One morning I woke up Realized I'd been betrayed Shadows of yesterday I feel my mind as I drift away No matter what's ahead I'll face the devil Fight my hate, disgrace the faith I have Shall lead the way I'll make you break Make you break One night I went to die This empty hand I was waiting to find The waves are waiting for me So fuck you all, I was meant to be free My hate was chaining me Is this the path I cannot see? Too many bridges burned Can't you see I am the traitor? Was it time for my hate now? Blinding in my eyes, leading me astray I can't say no when I'm with you When I ain't by your side ♪ It's time to disappear, I'll say Leave your mind with no downline No more forgiving, closer I shall tell you To die In the night I am beside you With voices in my mind You're asleep and I love you One more than thousand times I curse you Is it time for my hate now? Pain in my eyes make me sad I can't say no words to touch you When I am by your side I follow my mind I'm out of my motherfucking mind I will cut you I will cut you That night I took your life I'm now between the knives And so ignite</text:p>
          </table:table-cell>
        </table:table-row>
        <table:table-row>
          <table:table-cell office:value-type="string" office:string-value="Quo Vadis - Silence Calls the Storm">
            <text:p>Quo Vadis - Silence Calls the Storm</text:p>
          </table:table-cell>
          <table:table-cell office:value-type="string" office:string-value=" You ♪♪ ♪♪ ♪♪ ♪♪ so On the ground starts to rise, we take the population Revolution becomes hunger, for power is born Centuries becoming the leader of the alliance In it disturbance fell throughout the community As wars and mass mistakes are increasing The true class of the tyrant begins to shed Reality on the road Darkness ignored, they strive to achieve their goals A punished world, filled with blind futures Returning home, the focus of their desires The end of a race to get It's all as well as dead Hunger is revealed Death will return Others will rest in war And you will be fighting tears And you will be fighting tears Trying to achieve an order in this heaven Speaking about members of you Who nuclefied selflessly Aiming to conquer the chins of my rebels Increase their offense where they're masked To climb the rocks As we heard the walk alone So she'd seen the past intent They'd think their clean black voices were so heard Guards ignored their wisdom Rituals may not A punishment hell They were planned futures We can lie to forget some of their desires Yet never rest again Others will have passed, others will feel, some will return Others will rest in war You will be fighting tears You will be fighting tears ♪ ♪ ♪ ♪ ♪ Undetermined violence With worshipping power Unrestricted support By loyalty and force Answers of your questions have been handed Don't blink, never mind, the pressure is rising Violence causing it, I need an evidence Violence caused a storm">
            <text:p> You ♪♪ ♪♪ ♪♪ ♪♪ so On the ground starts to rise, we take the population Revolution becomes hunger, for power is born Centuries becoming the leader of the alliance In it disturbance fell throughout the community As wars and mass mistakes are increasing The true class of the tyrant begins to shed Reality on the road Darkness ignored, they strive to achieve their goals A punished world, filled with blind futures Returning home, the focus of their desires The end of a race to get It's all as well as dead Hunger is revealed Death will return Others will rest in war And you will be fighting tears And you will be fighting tears Trying to achieve an order in this heaven Speaking about members of you Who nuclefied selflessly Aiming to conquer the chins of my rebels Increase their offense where they're masked To climb the rocks As we heard the walk alone So she'd seen the past intent They'd think their clean black voices were so heard Guards ignored their wisdom Rituals may not A punishment hell They were planned futures We can lie to forget some of their desires Yet never rest again Others will have passed, others will feel, some will return Others will rest in war You will be fighting tears You will be fighting tears ♪ ♪ ♪ ♪ ♪ Undetermined violence With worshipping power Unrestricted support By loyalty and force Answers of your questions have been handed Don't blink, never mind, the pressure is rising Violence causing it, I need an evidence Violence caused a storm</text:p>
          </table:table-cell>
        </table:table-row>
        <table:table-row>
          <table:table-cell office:value-type="string" office:string-value="Sacrilege - Feed the Cold">
            <text:p>Sacrilege - Feed the Cold</text:p>
          </table:table-cell>
          <table:table-cell office:value-type="string" office:string-value=" So The equator of the washing sky Rays of the moon emanate straight And changing the outline For the humanity's world And the sun She's a beautiful star The ever fearful splintering bright Unknowing of the dreamer's future More than life in its light She's asked for the silence, a rock in the heart of black Slowly soaks the greedy horizon with black and beast under light Fist stabs in the back of the feeble mind Tempted and devoured, infernal and proud The ground fills with silence A rapid and arduous blast Slowly turns the freedom of my soul I'm prepared to feast on your lies The terrifying uprisings of the world in spite of single piece of a great collection of raging souls of the ultimate terror and the chivalry of the various sorts She descended from starlit heavens With a brief splendor and pride Unknowing of her dream of future Formed a line of the plague She fell through the fire, the wrath of an archon Floating fast, the greed of her eyes, the path of the infidel But the bleeding ends at the exploding waves storming the ground">
            <text:p> So The equator of the washing sky Rays of the moon emanate straight And changing the outline For the humanity's world And the sun She's a beautiful star The ever fearful splintering bright Unknowing of the dreamer's future More than life in its light She's asked for the silence, a rock in the heart of black Slowly soaks the greedy horizon with black and beast under light Fist stabs in the back of the feeble mind Tempted and devoured, infernal and proud The ground fills with silence A rapid and arduous blast Slowly turns the freedom of my soul I'm prepared to feast on your lies The terrifying uprisings of the world in spite of single piece of a great collection of raging souls of the ultimate terror and the chivalry of the various sorts She descended from starlit heavens With a brief splendor and pride Unknowing of her dream of future Formed a line of the plague She fell through the fire, the wrath of an archon Floating fast, the greed of her eyes, the path of the infidel But the bleeding ends at the exploding waves storming the ground</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 I hate what's the sound of fiendish brown bodies Watching it inside of my eyes I'm so tired of reaching up my hands We're drowning, drowning in the view I'm the only one who's been called evil It's you who took all my pride Cause the man that you find A game that you're trapped in by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I'm part of the name, I'm full of shame But I'm a king, I always Stand on my own two-toned canvas Silver came to my feet You are first We celebrate every I was All for nothing, so I'll win I was The only part in the cradle Is the Only thing you can see to the casket All I see Is a ton to the table For me The person who's going to be There's a lump of sand Stained me to sleep And my body It screams me There's a lump of sand Stained me to sleep And my body Yeah! Searching, seeking, searching for meaning From the minute I'm this way I'll never lose your power Searching for meaning today Can you feel your power in the game? I'm in a corner of the world where I'm in glowing black Where my body betrays me I know that the pain in the lips could be sex I'm forced to force myself, I can't control my mind I do not allow it to burn me behind the loving eyes Fragile vehicle of mine Don't abandon me yet There is so much I live for The wisdom is not in orbit The truth is always the same The world's darkness is fading Falling from the same sky I will fill your life To the darkest of stars I will take your pain and fear To the furthest of grey I will hold your hand in mine I will save you from the dark you">
            <text:p> I hate what's the sound of fiendish brown bodies Watching it inside of my eyes I'm so tired of reaching up my hands We're drowning, drowning in the view I'm the only one who's been called evil It's you who took all my pride Cause the man that you find A game that you're trapped in by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To the point where we're the dark or the light I'm part of the name, I'm full of shame But I'm a king, I always Stand on my own two-toned canvas Silver came to my feet You are first We celebrate every I was All for nothing, so I'll win I was The only part in the cradle Is the Only thing you can see to the casket All I see Is a ton to the table For me The person who's going to be There's a lump of sand Stained me to sleep And my body It screams me There's a lump of sand Stained me to sleep And my body Yeah! Searching, seeking, searching for meaning From the minute I'm this way I'll never lose your power Searching for meaning today Can you feel your power in the game? I'm in a corner of the world where I'm in glowing black Where my body betrays me I know that the pain in the lips could be sex I'm forced to force myself, I can't control my mind I do not allow it to burn me behind the loving eyes Fragile vehicle of mine Don't abandon me yet There is so much I live for The wisdom is not in orbit The truth is always the same The world's darkness is fading Falling from the same sky I will fill your life To the darkest of stars I will take your pain and fear To the furthest of grey I will hold your hand in mine I will save you from the dark you</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 This was it, wretched, lost, and forgotten Prison, wretched place, shadowed by the utmost storms of hell In streams of black beyond the pout of a withered witch's spell With emotion, lead unlocked, with a sun-threatened swain Where templates dwell in dim moonlight beyond the walk of day Liars, liars, the roads and doorways for lies are up on you Held sacred weapons to the stake They've been built to be unleashed upon this castle of hell The fumes down the streets at night will all dry out for flesh Where a horrible substance of worthless hellfire With the force of the walking dead Unholy inversion of hope, twisting the fate of the meek and the weak Driven insane by the dark one, to bring forth the foul planet he speaks The undead, proud among us, turn their shrink back to their silken beaks They dance by night and creak the blood of a child's broken neck Inspires are growing, shoulders still, shadows spreading throughout the land Freeing the emotions trapped within, so weaken my command Into the tower, never go, the horrors multiply The escape is the softest one, leaving heroes paralyzed The river's flow is poisoned, the sin swallow you whole The ghouls that roam is dark and one of the snakes for your throat Unholy inversion of hope, twisting the fate of the means it derives Driven insane by the dark one, coping for the foul that it is makes The undead are among us So they shrink back to their soaking pits They dance by night and drink The blood of a giant broken neck It's fire that grows into the still shadows spreading throughout the land Feeding the evils that sleep within the weakened minds of men What?">
            <text:p> This was it, wretched, lost, and forgotten Prison, wretched place, shadowed by the utmost storms of hell In streams of black beyond the pout of a withered witch's spell With emotion, lead unlocked, with a sun-threatened swain Where templates dwell in dim moonlight beyond the walk of day Liars, liars, the roads and doorways for lies are up on you Held sacred weapons to the stake They've been built to be unleashed upon this castle of hell The fumes down the streets at night will all dry out for flesh Where a horrible substance of worthless hellfire With the force of the walking dead Unholy inversion of hope, twisting the fate of the meek and the weak Driven insane by the dark one, to bring forth the foul planet he speaks The undead, proud among us, turn their shrink back to their silken beaks They dance by night and creak the blood of a child's broken neck Inspires are growing, shoulders still, shadows spreading throughout the land Freeing the emotions trapped within, so weaken my command Into the tower, never go, the horrors multiply The escape is the softest one, leaving heroes paralyzed The river's flow is poisoned, the sin swallow you whole The ghouls that roam is dark and one of the snakes for your throat Unholy inversion of hope, twisting the fate of the means it derives Driven insane by the dark one, coping for the foul that it is makes The undead are among us So they shrink back to their soaking pits They dance by night and drink The blood of a giant broken neck It's fire that grows into the still shadows spreading throughout the land Feeding the evils that sleep within the weakened minds of men What?</text:p>
          </table:table-cell>
        </table:table-row>
        <table:table-row>
          <table:table-cell office:value-type="string" office:string-value="The Haunted - Hollow Ground">
            <text:p>The Haunted - Hollow Ground</text:p>
          </table:table-cell>
          <table:table-cell office:value-type="string" office:string-value=" Once again I've lost my way Going over a path I've never entered Spend the days in this empty cage Where my thoughts entwine I'm an only child still driven far too wild Our own pictures are shown Our own stories are told Too many in the past Too much blood has been spilled I realize that my destiny is far away I will never get to that point And I will stay here on my own These are drawings of what they see What the scars on my skin will show On hollow ground I stand On hollow ground we bend This is my mind I'm gone, I know Take the bridges by the ways I'm going fast I can't be retained Walking on my wings Am I losing my mind? Maybe soon I will get to the end of me All that I am is this is my soul All I stand for is my own will I love the sound You">
            <text:p> Once again I've lost my way Going over a path I've never entered Spend the days in this empty cage Where my thoughts entwine I'm an only child still driven far too wild Our own pictures are shown Our own stories are told Too many in the past Too much blood has been spilled I realize that my destiny is far away I will never get to that point And I will stay here on my own These are drawings of what they see What the scars on my skin will show On hollow ground I stand On hollow ground we bend This is my mind I'm gone, I know Take the bridges by the ways I'm going fast I can't be retained Walking on my wings Am I losing my mind? Maybe soon I will get to the end of me All that I am is this is my soul All I stand for is my own will I love the sound You</text:p>
          </table:table-cell>
        </table:table-row>
        <table:table-row>
          <table:table-cell office:value-type="string" office:string-value="Wintersun - Beyond the Dark Sun">
            <text:p>Wintersun - Beyond the Dark Sun</text:p>
          </table:table-cell>
          <table:table-cell office:value-type="string" office:string-value=" so For years I have traveled in coldness But my heart is warm as the darkened sun above me Nothing can ever take away what I feel when this tire dies Face of the weeping night At the shade of the fading light Face of the weeping night The dawn will never rise again for my eyes When I will never sleep again I've lost my own time after time To the light as it vanished from the sky Now, when the darkness has become part of me I've come to let my shadows free Cause I never look behind I never try to find Something that could have made me one Now with the shadows taken control of me I've come to let my shadows flee Cause I never looked behind, I never tried to find Something left to learn made me one Something that I could reach the sun">
            <text:p> so For years I have traveled in coldness But my heart is warm as the darkened sun above me Nothing can ever take away what I feel when this tire dies Face of the weeping night At the shade of the fading light Face of the weeping night The dawn will never rise again for my eyes When I will never sleep again I've lost my own time after time To the light as it vanished from the sky Now, when the darkness has become part of me I've come to let my shadows free Cause I never look behind I never try to find Something that could have made me one Now with the shadows taken control of me I've come to let my shadows flee Cause I never looked behind, I never tried to find Something left to learn made me one Something that I could reach the sun</text:p>
          </table:table-cell>
        </table:table-row>
        <table:table-row>
          <table:table-cell office:value-type="string" office:string-value="Wolfheart - Ghost of Karelia">
            <text:p>Wolfheart - Ghost of Karelia</text:p>
          </table:table-cell>
          <table:table-cell office:value-type="string" office:string-value=" ♪ In the heat of the warfare, the silent in the woods, confounds the blind red dawn The purple of the fields, no armor or shield shall evade from the pain of the winter bond Dreams are shut, wishwise dead And soon the enemy is moving to war In the eye of the storm Like my brothers, like my brothers of the war Let's fight For defence The blood in our bones shall be born Chosen by the order of the show, not in the name of vengeance For the man of retaliation, we stand to defend We suck with defiance In the light of the storm As my blood lies, my blood lies on the floor Let's fly, from the days of the flood You better shut before We're gonna be the king of the night But the heat shines On cold white ground The frozen soil Of the night You">
            <text:p> ♪ In the heat of the warfare, the silent in the woods, confounds the blind red dawn The purple of the fields, no armor or shield shall evade from the pain of the winter bond Dreams are shut, wishwise dead And soon the enemy is moving to war In the eye of the storm Like my brothers, like my brothers of the war Let's fight For defence The blood in our bones shall be born Chosen by the order of the show, not in the name of vengeance For the man of retaliation, we stand to defend We suck with defiance In the light of the storm As my blood lies, my blood lies on the floor Let's fly, from the days of the flood You better shut before We're gonna be the king of the night But the heat shines On cold white ground The frozen soil Of the night You</text:p>
          </table:table-cell>
        </table:table-row>
      </table:table>
      <table:table table:name="demucs_mdx_extra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 Toll 80k - No Escape">
            <text:p>Death Toll 80k - No Escape</text:p>
          </table:table-cell>
          <table:table-cell office:value-type="string" office:string-value=" I'm going to go ahead and do that. I'm going to go to the bathroom. So Oh, I'm going to go ahead and get started. uh I'm going to go ahead and get the other one.">
            <text:p> I'm going to go ahead and do that. I'm going to go to the bathroom. So Oh, I'm going to go ahead and get started. uh I'm going to go ahead and get the other one.</text:p>
          </table:table-cell>
        </table:table-row>
        <table:table-row>
          <table:table-cell office:value-type="string" office:string-value="Gravesend - End of the Line">
            <text:p>Gravesend - End of the Line</text:p>
          </table:table-cell>
          <table:table-cell office:value-type="string" office:string-value=" I'm going to play a little bit of the song. I'm going to be a good boy.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Bye.">
            <text:p> I'm going to play a little bit of the song. I'm going to be a good boy.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Get the fuck off! Bye.</text:p>
          </table:table-cell>
        </table:table-row>
        <table:table-row>
          <table:table-cell office:value-type="string" office:string-value="Insect Warfare - Human Trafficking">
            <text:p>Insect Warfare - Human Trafficking</text:p>
          </table:table-cell>
          <table:table-cell office:value-type="string" office:string-value=" Oh, oh, yeah. I'm going to go ahead and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ththththth Bye bye.">
            <text:p> Oh, oh, yeah. I'm going to go ahead and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I'm going to get the other on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hthththththththth Bye bye.</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 I am a politician and I like to speak because I'm sure a lot of people think that you don't. You don't. You are. You don't think that you can get a good job in the world by putting your head. You can't. No. You are stupid! You are stupid! You are stupid! You are stupid! You are stupid! You are stupid! You are stupid! You are stupid! You are stupid! You are stupid! You are stupid! You are stupid! Hey, cut. Can you call back when you get it? Okay. Thank you.">
            <text:p> I am a politician and I like to speak because I'm sure a lot of people think that you don't. You don't. You are. You don't think that you can get a good job in the world by putting your head. You can't. No. You are stupid! You are stupid! You are stupid! You are stupid! You are stupid! You are stupid! You are stupid! You are stupid! You are stupid! You are stupid! You are stupid! You are stupid! Hey, cut. Can you call back when you get it? Okay. Thank you.</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 you Wow I'm on the beach, quick about it, so! The bitches know when the hussle out! The pussy's got it all, juicy as wet! I'm the best man there are yet! I like you! I like the show! I need some pussy! And I'm totally loaded with it! Quick about it, I'm stuck on the love box at the beach! I am the greatest of all the gods! I am the greatest of all the gods! I'm in the sun, getting high and dry. There's a lot of fictitious stuff to worry about for me, and you're back in my back yard. I leave from your town, I leave the pussy. I don't want to talk. I want to be alone. What about all the other bugs in the fleet? I'm gonna tell all the boys about that! I see you there. You're a child of the TV. Go ahead and try to chew the back of my van. SHUT UP! I'm on the scene! I'll tell you what I know! You know I'm on the scene! I'm old as day, I'll tell you what I know. You know everybody thinks me as a troll, no such a what you call troll. I love girls, I love metal, I live for pussy, and I can't even lie. I am the one who will destroy all those at my feet. I am a devil, not a human being! Get out of my body! Bye bye.">
            <text:p> you Wow I'm on the beach, quick about it, so! The bitches know when the hussle out! The pussy's got it all, juicy as wet! I'm the best man there are yet! I like you! I like the show! I need some pussy! And I'm totally loaded with it! Quick about it, I'm stuck on the love box at the beach! I am the greatest of all the gods! I am the greatest of all the gods! I'm in the sun, getting high and dry. There's a lot of fictitious stuff to worry about for me, and you're back in my back yard. I leave from your town, I leave the pussy. I don't want to talk. I want to be alone. What about all the other bugs in the fleet? I'm gonna tell all the boys about that! I see you there. You're a child of the TV. Go ahead and try to chew the back of my van. SHUT UP! I'm on the scene! I'll tell you what I know! You know I'm on the scene! I'm old as day, I'll tell you what I know. You know everybody thinks me as a troll, no such a what you call troll. I love girls, I love metal, I live for pussy, and I can't even lie. I am the one who will destroy all those at my feet. I am a devil, not a human being! Get out of my body! Bye bye.</text:p>
          </table:table-cell>
        </table:table-row>
        <table:table-row>
          <table:table-cell office:value-type="string" office:string-value="Antigama - Underterminate">
            <text:p>Antigama - Underterminate</text:p>
          </table:table-cell>
          <table:table-cell office:value-type="string" office:string-value=" I'm a human. You're suffocating. You're inside. The father of your memories. Life is dead. I am the son of your mediocrity. The son of your fear. You're a murderer. You're a murderer. Maybe you've got a little head. Or have a large, acid mouth. But you must still remember how to turn on. When the band is gone!">
            <text:p> I'm a human. You're suffocating. You're inside. The father of your memories. Life is dead. I am the son of your mediocrity. The son of your fear. You're a murderer. You're a murderer. Maybe you've got a little head. Or have a large, acid mouth. But you must still remember how to turn on. When the band is gone!</text:p>
          </table:table-cell>
        </table:table-row>
        <table:table-row>
          <table:table-cell office:value-type="string" office:string-value="Assück - Civilization Comes, Civilization Goes">
            <text:p>Assück - Civilization Comes, Civilization Goes</text:p>
          </table:table-cell>
          <table:table-cell office:value-type="string" office:string-value=" I'm going to read a passage from the book of Revelation. the others Clothed my eyes.">
            <text:p> I'm going to read a passage from the book of Revelation. the others Clothed my eyes.</text:p>
          </table:table-cell>
        </table:table-row>
        <table:table-row>
          <table:table-cell office:value-type="string" office:string-value="Brutal Truth - Regression-Progression">
            <text:p>Brutal Truth - Regression-Progression</text:p>
          </table:table-cell>
          <table:table-cell office:value-type="string" office:string-value=" I'm going to go to the other side. For the final joy is death. I'm going to do it. We've been eating up our hip bones, sitting down to bone, Your influence will never die, it's your thought that must live, burn! I'm not gonna let you go! I'm gonna tear you apart! I'm gonna tear you apart! I'm gonna tear you apart! Dear Pope, raise the war! That's the key to any good! I'm dead and gone, that's all! Give my condolences to the dead! I'm not afraid of you. I'm not a monster. I'm a monster.">
            <text:p> I'm going to go to the other side. For the final joy is death. I'm going to do it. We've been eating up our hip bones, sitting down to bone, Your influence will never die, it's your thought that must live, burn! I'm not gonna let you go! I'm gonna tear you apart! I'm gonna tear you apart! I'm gonna tear you apart! Dear Pope, raise the war! That's the key to any good! I'm dead and gone, that's all! Give my condolences to the dead! I'm not afraid of you. I'm not a monster. I'm a monster.</text:p>
          </table:table-cell>
        </table:table-row>
        <table:table-row>
          <table:table-cell office:value-type="string" office:string-value="Contrastic - Sex with Four Walls">
            <text:p>Contrastic - Sex with Four Walls</text:p>
          </table:table-cell>
          <table:table-cell office:value-type="string" office:string-value=" I'm going to go ahead and get started. Perfect! It's the idea of some rule! It's so perfect! It's not without other persons! It's so awesome! It's the idea of some rule! It's so perfect! It's not without other persons! It's so awesome! It's the idea of some rule! It's so awesome! It's so perfect! It's so awesome! It's so awesome! It's so awesome! It's so awesome! It's so awesome! It's so awesome! It's so awesome! It's so awesome! It's so awesome! It's so awesome! It's so awesome! It's so awesome! It's so awesome! It's so awesome! It's so awesome! It's so awesome! It's so awesome! Without other persons! I will not stand. I will not stand. I will not stand. I will not stand. I will not stand. I will not stand. I will not stand. I will not stand. I will have to send you to her for sure. I'm going to have to leave you and me and my family. If they have such a killing like I, we're going to die. I'm gonna go. I'm going to be a good boy. I'm going to be a good boy. I'm going to be a good boy. I'm going to be a good boy. I'm going to be a good boy. I'm going to be a good boy. I'm so sorry. I am Professor Mufasa Gawdus, and I will be the God of Kaban!">
            <text:p> I'm going to go ahead and get started. Perfect! It's the idea of some rule! It's so perfect! It's not without other persons! It's so awesome! It's the idea of some rule! It's so perfect! It's not without other persons! It's so awesome! It's the idea of some rule! It's so awesome! It's so perfect! It's so awesome! It's so awesome! It's so awesome! It's so awesome! It's so awesome! It's so awesome! It's so awesome! It's so awesome! It's so awesome! It's so awesome! It's so awesome! It's so awesome! It's so awesome! It's so awesome! It's so awesome! It's so awesome! It's so awesome! Without other persons! I will not stand. I will not stand. I will not stand. I will not stand. I will not stand. I will not stand. I will not stand. I will not stand. I will have to send you to her for sure. I'm going to have to leave you and me and my family. If they have such a killing like I, we're going to die. I'm gonna go. I'm going to be a good boy. I'm going to be a good boy. I'm going to be a good boy. I'm going to be a good boy. I'm going to be a good boy. I'm going to be a good boy. I'm so sorry. I am Professor Mufasa Gawdus, and I will be the God of Kaban!</text:p>
          </table:table-cell>
        </table:table-row>
        <table:table-row>
          <table:table-cell office:value-type="string" office:string-value="Discordance Axis - The End of Rebirth">
            <text:p>Discordance Axis - The End of Rebirth</text:p>
          </table:table-cell>
          <table:table-cell office:value-type="string" office:string-value=" I'm not going to let you do that! I'm not going to let you do that! I'm not going to let you do that! I'm not a man! I'm not a man! I'm not a man! I'm not a man! I'm not a man! I'm not a man! I'm not a man! I'm not a man! I'm not a man! I'm not a man! I'm not a man! I'm not a man! I'm not a man! I'm not a man! No! No! No! No!">
            <text:p> I'm not going to let you do that! I'm not going to let you do that! I'm not going to let you do that! I'm not a man! I'm not a man! I'm not a man! I'm not a man! I'm not a man! I'm not a man! I'm not a man! I'm not a man! I'm not a man! I'm not a man! I'm not a man! I'm not a man! I'm not a man! I'm not a man! No! No! No! No!</text:p>
          </table:table-cell>
        </table:table-row>
        <table:table-row>
          <table:table-cell office:value-type="string" office:string-value="Extreme Noise Terror - Being and Nothing">
            <text:p>Extreme Noise Terror - Being and Nothing</text:p>
          </table:table-cell>
          <table:table-cell office:value-type="string" office:string-value=" I'm going to kill you. I'm going to kill you. I'm going to kill you. I'm going to kill you. I'm going to kill you. I am the king! I am the king! I am the king! I am the king! I'm going to get the box! I found your eyes, they said no, they were mine. You were my friend. I fought for you, you were mine. I'm going to get that box.">
            <text:p> I'm going to kill you. I'm going to kill you. I'm going to kill you. I'm going to kill you. I'm going to kill you. I am the king! I am the king! I am the king! I am the king! I'm going to get the box! I found your eyes, they said no, they were mine. You were my friend. I fought for you, you were mine. I'm going to get that box.</text:p>
          </table:table-cell>
        </table:table-row>
        <table:table-row>
          <table:table-cell office:value-type="string" office:string-value="Feastem - Sick">
            <text:p>Feastem - Sick</text:p>
          </table:table-cell>
          <table:table-cell office:value-type="string" office:string-value=" We are part of the AI, we are making it sad. I'm playing for this world, we're making it ourselves! We're fighting for the Earth, we are making it ourselves! We're fighting for the Earth, we are making it ourselves! We are the champions. We are the champions. We are the champions. We are the champions. SAAAACK! YEEEAAAACK! SAAACK!">
            <text:p> We are part of the AI, we are making it sad. I'm playing for this world, we're making it ourselves! We're fighting for the Earth, we are making it ourselves! We're fighting for the Earth, we are making it ourselves! We are the champions. We are the champions. We are the champions. We are the champions. SAAAACK! YEEEAAAACK! SAAACK!</text:p>
          </table:table-cell>
        </table:table-row>
        <table:table-row>
          <table:table-cell office:value-type="string" office:string-value="Leng Tch'e - The Fist of the Leng Tch'e">
            <text:p>Leng Tch'e - The Fist of the Leng Tch'e</text:p>
          </table:table-cell>
          <table:table-cell office:value-type="string" office:string-value=" God. This is the final battle. This is a fucking coincidence, that's all, the plague escaped from the routine. This is a risk, the plague is the embodiment of a dream. We've all been on a census, the scarcity's reached the top. The lack of Russian music, just a lack of the sound. I can't wait for the process, the process of destruction, the process of evolution, all for the sake of... So I'm going to look before me, for eternity to be my day. Goodbye. This is the fucking fast, this is how all the black girls came from New Jersey. This is how we used to be, fucking black, off the drain. With all the dual senses, we're still the white shit now. You're all for low shit music, just like Elvis on town. We'll still go there for prices, we'll still have massive sales here. Let me see your face, you're gonna burn in hell this time! You suck! Yeah!">
            <text:p> God. This is the final battle. This is a fucking coincidence, that's all, the plague escaped from the routine. This is a risk, the plague is the embodiment of a dream. We've all been on a census, the scarcity's reached the top. The lack of Russian music, just a lack of the sound. I can't wait for the process, the process of destruction, the process of evolution, all for the sake of... So I'm going to look before me, for eternity to be my day. Goodbye. This is the fucking fast, this is how all the black girls came from New Jersey. This is how we used to be, fucking black, off the drain. With all the dual senses, we're still the white shit now. You're all for low shit music, just like Elvis on town. We'll still go there for prices, we'll still have massive sales here. Let me see your face, you're gonna burn in hell this time! You suck! Yeah!</text:p>
          </table:table-cell>
        </table:table-row>
        <table:table-row>
          <table:table-cell office:value-type="string" office:string-value="Magrudergrind - Siphon Then Slit">
            <text:p>Magrudergrind - Siphon Then Slit</text:p>
          </table:table-cell>
          <table:table-cell office:value-type="string" office:string-value=" I'm not gonna do this shit again. I'm not going to do it.">
            <text:p> I'm not gonna do this shit again. I'm not going to do it.</text:p>
          </table:table-cell>
        </table:table-row>
        <table:table-row>
          <table:table-cell office:value-type="string" office:string-value="Nails - You Will Never Be One of Us">
            <text:p>Nails - You Will Never Be One of Us</text:p>
          </table:table-cell>
          <table:table-cell office:value-type="string" office:string-value=" You will never be one of us. You will never be nor yourself! I'll pay not your pay, I'll pay not your pay! You cheated, you chose, you never gave one of us! Struck dead, disguised, you were never paid one of us either! Fuck you, you can't break our blood, that's it! No joy, no choice, you will never be the first. Stop the distress, you will never be the first.">
            <text:p> You will never be one of us. You will never be nor yourself! I'll pay not your pay, I'll pay not your pay! You cheated, you chose, you never gave one of us! Struck dead, disguised, you were never paid one of us either! Fuck you, you can't break our blood, that's it! No joy, no choice, you will never be the first. Stop the distress, you will never be the first.</text:p>
          </table:table-cell>
        </table:table-row>
        <table:table-row>
          <table:table-cell office:value-type="string" office:string-value="Napalm Death - You Suffer">
            <text:p>Napalm Death - You Suffer</text:p>
          </table:table-cell>
          <table:table-cell office:value-type="string" office:string-value=" Good night.">
            <text:p> Good night.</text:p>
          </table:table-cell>
        </table:table-row>
        <table:table-row>
          <table:table-cell office:value-type="string" office:string-value="Nasum - This is...">
            <text:p>Nasum - This is...</text:p>
          </table:table-cell>
          <table:table-cell office:value-type="string" office:string-value=" This is what it's all about, this is what we play, this is what we make your day, this is the... Shhh... SPLENDOR! This is what it's all about, this is what we play, this is what we make your day, this is the... Shhh... SPLENDOR! Yeah.">
            <text:p> This is what it's all about, this is what we play, this is what we make your day, this is the... Shhh... SPLENDOR! This is what it's all about, this is what we play, this is what we make your day, this is the... Shhh... SPLENDOR! Yeah.</text:p>
          </table:table-cell>
        </table:table-row>
        <table:table-row>
          <table:table-cell office:value-type="string" office:string-value="No One Knows What The Dead Think - Autumn Flower">
            <text:p>No One Knows What The Dead Think - Autumn Flower</text:p>
          </table:table-cell>
          <table:table-cell office:value-type="string" office:string-value=" BOMB A BOOT! LET'S GO! WE'RE GONNA FUCK YOUR ASS, COCKLOP! GET OUT OF THIS BOAT! TAKE THE COCKPIT BOOT! NOOOOOO! SAVE US, MADNESS BOOT! WE'RE GONNA...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 am... I am... The God! The world is torn in two, lost with emotions. Rebouches! All my life! All your days! Until you realize! That there's One God! One God! One God! I'm going to do it again. Let me die! I... need my care! Need my little... bio-parameters!">
            <text:p> BOMB A BOOT! LET'S GO! WE'RE GONNA FUCK YOUR ASS, COCKLOP! GET OUT OF THIS BOAT! TAKE THE COCKPIT BOOT! NOOOOOO! SAVE US, MADNESS BOOT! WE'RE GONNA...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 am... I am... The God! The world is torn in two, lost with emotions. Rebouches! All my life! All your days! Until you realize! That there's One God! One God! One God! I'm going to do it again. Let me die! I... need my care! Need my little... bio-parameters!</text:p>
          </table:table-cell>
        </table:table-row>
        <table:table-row>
          <table:table-cell office:value-type="string" office:string-value="Pig Destroyer - Evacuating Heaven">
            <text:p>Pig Destroyer - Evacuating Heaven</text:p>
          </table:table-cell>
          <table:table-cell office:value-type="string" office:string-value=" SHUT THE FUCK UP! FUS RO DAH WHA POI! SHUT THE FUCK UP! WE ALL ARE NOT JUSTICE! NO ONE CAN HURT MY DEMONS!">
            <text:p> SHUT THE FUCK UP! FUS RO DAH WHA POI! SHUT THE FUCK UP! WE ALL ARE NOT JUSTICE! NO ONE CAN HURT MY DEMONS!</text:p>
          </table:table-cell>
        </table:table-row>
        <table:table-row>
          <table:table-cell office:value-type="string" office:string-value="P.L.F. - Ultimate Whirlwind of Incineration">
            <text:p>P.L.F. - Ultimate Whirlwind of Incineration</text:p>
          </table:table-cell>
          <table:table-cell office:value-type="string" office:string-value=" I'm going to be doing a lot of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go ahead and get started. I'm not sure that is any good, but I'm going to win. I'm going to win. I'm going to win. I'm going to win. I'm going to win. I'm going to win.">
            <text:p> I'm going to be doing a lot of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go ahead and get started. I'm not sure that is any good, but I'm going to win. I'm going to win. I'm going to win. I'm going to win. I'm going to win. I'm going to win.</text:p>
          </table:table-cell>
        </table:table-row>
        <table:table-row>
          <table:table-cell office:value-type="string" office:string-value="Repulsion - Horrified">
            <text:p>Repulsion - Horrified</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Or fine! More and more subversions, mind you, live on Elm Street! The more I look, the higher I fit your currency! Mariner, Indians, Arkansans, and Canadians! You tried free world, not a token heir! Federalist, pocket-tracking, and Zionist, G-Cat, Al-Qaeda, and the angry, stupid, They all look the same to me! Or fine! Or fine! Deep within your consciousness, your earth is unleashed. Stare into the face of death, I will steal your dreams. Wrapped up in old inside your brain, it's about to explode. Bloodstains, corroded, do I have still to go? I'm gonna die. I'm gonna die. I'm gonna die. I'm gonna die. I'm gonna die. Or am I? Or am I? Or die! Or die! Fuck!">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Or fine! More and more subversions, mind you, live on Elm Street! The more I look, the higher I fit your currency! Mariner, Indians, Arkansans, and Canadians! You tried free world, not a token heir! Federalist, pocket-tracking, and Zionist, G-Cat, Al-Qaeda, and the angry, stupid, They all look the same to me! Or fine! Or fine! Deep within your consciousness, your earth is unleashed. Stare into the face of death, I will steal your dreams. Wrapped up in old inside your brain, it's about to explode. Bloodstains, corroded, do I have still to go? I'm gonna die. I'm gonna die. I'm gonna die. I'm gonna die. I'm gonna die. Or am I? Or am I? Or die! Or die! Fuck!</text:p>
          </table:table-cell>
        </table:table-row>
        <table:table-row>
          <table:table-cell office:value-type="string" office:string-value="Rotten Sound - Sharing">
            <text:p>Rotten Sound - Sharing</text:p>
          </table:table-cell>
          <table:table-cell office:value-type="string" office:string-value=" I have this knife for this one, for this one, this knife. This is the part of the fire, where I'll, The God Back to the Sun We have arrived All the children of God Everyone will take their own own way Back to the Sun, we have arrived Back to the Sun, we have arrived Back to the Sun, we have arrived Into the land where the light There is a bright future Back to the Sun, we have arrived Back to the Sun, we have arrived Into the land where the light For my people first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away the privilege, the privilege. As fought before, sharing the scary, building fences to roll myself through the circular Fuck you too! God damn it lies! God damn it lies! God damn it lies! God damn it lies!">
            <text:p> I have this knife for this one, for this one, this knife. This is the part of the fire, where I'll, The God Back to the Sun We have arrived All the children of God Everyone will take their own own way Back to the Sun, we have arrived Back to the Sun, we have arrived Back to the Sun, we have arrived Into the land where the light There is a bright future Back to the Sun, we have arrived Back to the Sun, we have arrived Into the land where the light For my people first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away the privilege, the privilege. As fought before, sharing the scary, building fences to roll myself through the circular Fuck you too! God damn it lies! God damn it lies! God damn it lies! God damn it lies!</text:p>
          </table:table-cell>
        </table:table-row>
        <table:table-row>
          <table:table-cell office:value-type="string" office:string-value="Terrorizer - Fear of Napalm">
            <text:p>Terrorizer - Fear of Napalm</text:p>
          </table:table-cell>
          <table:table-cell office:value-type="string" office:string-value=" Mm-hmm. Okay. Okay. Okay. Okay. Okay. Okay. Okay. Okay. Okay. Okay. Okay. Okay. Okay. Okay. Okay. Okay. Okay. Okay. Okay. Okay. Okay. Okay. Okay. Okay. Okay. Okay. Okay. Okay. Okay. I'm going to start. screaming of Amity. the.">
            <text:p> Mm-hmm. Okay. Okay. Okay. Okay. Okay. Okay. Okay. Okay. Okay. Okay. Okay. Okay. Okay. Okay. Okay. Okay. Okay. Okay. Okay. Okay. Okay. Okay. Okay. Okay. Okay. Okay. Okay. Okay. Okay. I'm going to start. screaming of Amity. the.</text:p>
          </table:table-cell>
        </table:table-row>
        <table:table-row>
          <table:table-cell office:value-type="string" office:string-value="Trap Them - Hellionaires">
            <text:p>Trap Them - Hellionaires</text:p>
          </table:table-cell>
          <table:table-cell office:value-type="string" office:string-value=" I'm going to do a little bit of a tapping. I'm going to be honest with you. We're just a little They got it all. And they all got together, and they all slept together, and they all thought it over, and they thought nothing of it. And they all judged, I'm a fucking. We're the underdogs of our times! We're the trials of the animal gods! And to know who always perpetrates the dark, the ones that have always had! I'm going to be the last one to die! Because there's one next to me! Die! I am, I am, I am, I am the ghost! I'm going to be a big fat dick. I'm gonna get my big fat dick, and my father's gonna get kicked in, making my way to the death warden door, and I'll play a fucking battle royale. I'll pay you fucking better if I have! With a name! In the name of the gang-raptors! In the name of the pale-yards! In the name of the pale-wilder! All the false admins! All the false animal cunt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text:p> I'm going to do a little bit of a tapping. I'm going to be honest with you. We're just a little They got it all. And they all got together, and they all slept together, and they all thought it over, and they thought nothing of it. And they all judged, I'm a fucking. We're the underdogs of our times! We're the trials of the animal gods! And to know who always perpetrates the dark, the ones that have always had! I'm going to be the last one to die! Because there's one next to me! Die! I am, I am, I am, I am the ghost! I'm going to be a big fat dick. I'm gonna get my big fat dick, and my father's gonna get kicked in, making my way to the death warden door, and I'll play a fucking battle royale. I'll pay you fucking better if I have! With a name! In the name of the gang-raptors! In the name of the pale-yards! In the name of the pale-wilder! All the false admins! All the false animal cunt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All the false-breeding-in-the-name-of-the-gang-raptors!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 What have I done?</text:p>
          </table:table-cell>
        </table:table-row>
        <table:table-row>
          <table:table-cell office:value-type="string" office:string-value="Wormrot - Deceased Occupation">
            <text:p>Wormrot - Deceased Occupation</text:p>
          </table:table-cell>
          <table:table-cell office:value-type="string" office:string-value=" No! Oh, that's not as bad as I thought it would be. No! That is so much better! A little more, a little more, a little more, a little more. No! You are the reason that we are here. We are the reason that we are here. I am the God of Death. I am the God of Death. I am the God of Death. Yeah. Yeah. Yeah. Yeah. Yeah. Yeah. Yeah. Yeah. Yeah. Yeah. Yeah. Yeah. Yeah. Yeah. Yeah. Yeah. Yeah. Yeah. Yeah. Yeah. Yeah. Yeah. Yeah. Yeah. Yeah. Yeah. Yeah. Yeah. Yeah.">
            <text:p> No! Oh, that's not as bad as I thought it would be. No! That is so much better! A little more, a little more, a little more, a little more. No! You are the reason that we are here. We are the reason that we are here. I am the God of Death. I am the God of Death. I am the God of Death. Yeah. Yeah. Yeah. Yeah. Yeah. Yeah. Yeah. Yeah. Yeah. Yeah. Yeah. Yeah. Yeah. Yeah. Yeah. Yeah. Yeah. Yeah. Yeah. Yeah. Yeah. Yeah. Yeah. Yeah. Yeah. Yeah. Yeah. Yeah. Yeah.</text:p>
          </table:table-cell>
        </table:table-row>
      </table:table>
      <table:table table:name="demucs_mdx_extra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 So neglect and so... Rather than to murder such a soul, That's the absence of the public answer! Or your authority to bring up Stealing from your favorite institution And giving them the status they are so afraid of!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I need to go to sleep with me to the Netherlands Oi Oi! Fuck your authority! Do the power to escape with the baton Explode and frost the apes Watch on us, so we can murder In our medieval acts, we will be more mean Let us respect for these fuckers You can't stop us, God damn it! Fuck the White House, no Miltrons, no these no these these these, Don't you even remember the last time they were captured? Now it's so doomed! No! Holy snot, horrid horrid horrid, Fuck you, how vile! Our point is made! Our point is made! Send them to the slaughterhouse! I'm sorry. I'm sorry. I'm sorry. I'm sorry. I'm sorry. I'm sorry. I'm sorry. I'm sorry. I'm sorry. I'm sorry. I'm sorry. I'm sorry. I'm sorry. I'm sorry...">
            <text:p> So neglect and so... Rather than to murder such a soul, That's the absence of the public answer! Or your authority to bring up Stealing from your favorite institution And giving them the status they are so afraid of!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I'm I need to go to sleep with me to the Netherlands Oi Oi! Fuck your authority! Do the power to escape with the baton Explode and frost the apes Watch on us, so we can murder In our medieval acts, we will be more mean Let us respect for these fuckers You can't stop us, God damn it! Fuck the White House, no Miltrons, no these no these these these, Don't you even remember the last time they were captured? Now it's so doomed! No! Holy snot, horrid horrid horrid, Fuck you, how vile! Our point is made! Our point is made! Send them to the slaughterhouse! I'm sorry. I'm sorry. I'm sorry. I'm sorry. I'm sorry. I'm sorry. I'm sorry. I'm sorry. I'm sorry. I'm sorry. I'm sorry. I'm sorry. I'm sorry. I'm sorry...</text:p>
          </table:table-cell>
        </table:table-row>
        <table:table-row>
          <table:table-cell office:value-type="string" office:string-value="AngelMaker - What I Would Give">
            <text:p>AngelMaker - What I Would Give</text:p>
          </table:table-cell>
          <table:table-cell office:value-type="string" office:string-value=" You don't know I will drink the same as all this village! The way past grab me's time for one more good night! If I could survive for you, there would be no more pain! I could survive on you Now I take all the pain you've given me I'm as old as I could die under the bridge I'd trade my soul for your submerged in the blood If there is something to do Overwhelming happiness I long to see you You learn not to sigh, Marie learn not to be You're just happy that I was mixed with your face! For so many years, I watched as you were Unable to help, I couldn't excel Just wait for your end! Wait on your death! Cause I can't wait to see you go! Just you wait! So how? I will defeat! Just say you will kill! It will be! A soulless life is better suited to be used as you see fit! Oh! It's a thing of the past! I refuse to trust the past! It's a place of pain! Life is a enemy! All those haters, who despise us We say no words, we say no hate Don't forget to commit Access my veins in the back of the head It is to say something true Now, hold that quick, hold that quick And look away, like a monster Death will drag you What I would give To hear your voice again I'd take this knife And stab my own throat What I would give To feel your touch again I'd take this gun Cock it back and pull Please let me hold your pain So I can take it to the grave It's the least I could leave Rock your bones triumphantly Carry these torch for me Look away from misery! If I could survive on you They would take all the pain you've been through Without a second thought I'd die a million deaths I'd save myself or you'd see me skin the blood You'd feel the loss I can't take Overwhelming happiness I look to see you You don't have to sigh, I really don't have to be You're so stupid that I would- Yes! We're gonna kill you! That's serious.">
            <text:p> You don't know I will drink the same as all this village! The way past grab me's time for one more good night! If I could survive for you, there would be no more pain! I could survive on you Now I take all the pain you've given me I'm as old as I could die under the bridge I'd trade my soul for your submerged in the blood If there is something to do Overwhelming happiness I long to see you You learn not to sigh, Marie learn not to be You're just happy that I was mixed with your face! For so many years, I watched as you were Unable to help, I couldn't excel Just wait for your end! Wait on your death! Cause I can't wait to see you go! Just you wait! So how? I will defeat! Just say you will kill! It will be! A soulless life is better suited to be used as you see fit! Oh! It's a thing of the past! I refuse to trust the past! It's a place of pain! Life is a enemy! All those haters, who despise us We say no words, we say no hate Don't forget to commit Access my veins in the back of the head It is to say something true Now, hold that quick, hold that quick And look away, like a monster Death will drag you What I would give To hear your voice again I'd take this knife And stab my own throat What I would give To feel your touch again I'd take this gun Cock it back and pull Please let me hold your pain So I can take it to the grave It's the least I could leave Rock your bones triumphantly Carry these torch for me Look away from misery! If I could survive on you They would take all the pain you've been through Without a second thought I'd die a million deaths I'd save myself or you'd see me skin the blood You'd feel the loss I can't take Overwhelming happiness I look to see you You don't have to sigh, I really don't have to be You're so stupid that I would- Yes! We're gonna kill you! That's serious.</text:p>
          </table:table-cell>
        </table:table-row>
        <table:table-row>
          <table:table-cell office:value-type="string" office:string-value="August Burns Red - Composure">
            <text:p>August Burns Red - Composure</text:p>
          </table:table-cell>
          <table:table-cell office:value-type="string" office:string-value=" Take it off, pick yourself up and say your life fell apart. in your head you've got the scars so proud man let's start the first time let the getting start Oh, it's okay. Oh, Oh, Oh, Oh, Oh, Oh, Oh, Oh, Oh, Oh, Oh, Oh, Oh, Oh, Oh, Oh, Oh, Oh, Oh, Oh, Red there, can you hear me? More, Red, more! You're the main now, looks like Quicksand! More, Red, more! You're the main now, looks like Quicksand! It seems like you're giving up. Giving up on everything you once fought. It seems like you're giving up. You're giving up on everything you want to! This bullying you want to risk with me around your throat! This bullying you want to risk with me around your throat! It seems like you're giving up on everything! This will last you a lifetime! This will last you a lifetime! Life can be overwhelming, but don't turn your back on the strongest tribes you've ever met. You'll never die! They have always been there to face your fall. We want to fight to the death! We want to fight to the death! We want to fight to the death! We want to fight to the death! We want to fight to the death! We've got to roll, left to lead! We've got to roll, left to lead! It's time to kick some balls!">
            <text:p> Take it off, pick yourself up and say your life fell apart. in your head you've got the scars so proud man let's start the first time let the getting start Oh, it's okay. Oh, Oh, Oh, Oh, Oh, Oh, Oh, Oh, Oh, Oh, Oh, Oh, Oh, Oh, Oh, Oh, Oh, Oh, Oh, Oh, Red there, can you hear me? More, Red, more! You're the main now, looks like Quicksand! More, Red, more! You're the main now, looks like Quicksand! It seems like you're giving up. Giving up on everything you once fought. It seems like you're giving up. You're giving up on everything you want to! This bullying you want to risk with me around your throat! This bullying you want to risk with me around your throat! It seems like you're giving up on everything! This will last you a lifetime! This will last you a lifetime! Life can be overwhelming, but don't turn your back on the strongest tribes you've ever met. You'll never die! They have always been there to face your fall. We want to fight to the death! We want to fight to the death! We want to fight to the death! We want to fight to the death! We want to fight to the death! We've got to roll, left to lead! We've got to roll, left to lead! It's time to kick some balls!</text:p>
          </table:table-cell>
        </table:table-row>
        <table:table-row>
          <table:table-cell office:value-type="string" office:string-value="All Shall Perish - Eradication">
            <text:p>All Shall Perish - Eradication</text:p>
          </table:table-cell>
          <table:table-cell office:value-type="string" office:string-value=" The table of the highest we fail not to create for both of us is made of ten sides to the Commence Demolition! I will cast aside The tables he made to have the time For busting your own little ass on The beach With cream inside, Johnny Puck's on With food inside, your munchies will serve Close up to the fucking fight! Close up to the fucking fight! Close up to the fucking fire! There is a meaning but the smarts will soon be candle all that truly recedes I am no place to show you and will contrast me you soon shall see I must have to know as much of the sultans needs to be No! The mermaid mask was a trap for me! Ow! To your discretion! You decide! You're only mine! Don't ask me a question! I'm the only one who can decide! The oppression for the good life, your lonely fight. I'm going to do it. And my lecture to the maker of this pleasure! I am the father of the curse of the past decade of your will to fight! I have the right to explode you! I need renovation!">
            <text:p> The table of the highest we fail not to create for both of us is made of ten sides to the Commence Demolition! I will cast aside The tables he made to have the time For busting your own little ass on The beach With cream inside, Johnny Puck's on With food inside, your munchies will serve Close up to the fucking fight! Close up to the fucking fight! Close up to the fucking fire! There is a meaning but the smarts will soon be candle all that truly recedes I am no place to show you and will contrast me you soon shall see I must have to know as much of the sultans needs to be No! The mermaid mask was a trap for me! Ow! To your discretion! You decide! You're only mine! Don't ask me a question! I'm the only one who can decide! The oppression for the good life, your lonely fight. I'm going to do it. And my lecture to the maker of this pleasure! I am the father of the curse of the past decade of your will to fight! I have the right to explode you! I need renovation!</text:p>
          </table:table-cell>
        </table:table-row>
        <table:table-row>
          <table:table-cell office:value-type="string" office:string-value="Born of Osiris - Abstract Art">
            <text:p>Born of Osiris - Abstract Art</text:p>
          </table:table-cell>
          <table:table-cell office:value-type="string" office:string-value=" I'm going to be a bad guy. Moldy chips! You deserve this! This is my decision! You've been so pathetic! Get off the farm! I just want to break up. You're not going to like me! You're not going to like me! Your life is in my hands! I'm not just good stuff! I'm not just good stuff! You're not just good stuff! Your words are Western Closed session. Sessions are gone. I'm a little baby jibber jabber, this is the one word. I'm gonna make you a damn good sister, God bless! I'm gonna make you a... Not like life in bodies! Not so to put that back! Don't pay a free Stay away Don't pay a free Stay away you">
            <text:p> I'm going to be a bad guy. Moldy chips! You deserve this! This is my decision! You've been so pathetic! Get off the farm! I just want to break up. You're not going to like me! You're not going to like me! Your life is in my hands! I'm not just good stuff! I'm not just good stuff! You're not just good stuff! Your words are Western Closed session. Sessions are gone. I'm a little baby jibber jabber, this is the one word. I'm gonna make you a damn good sister, God bless! I'm gonna make you a... Not like life in bodies! Not so to put that back! Don't pay a free Stay away Don't pay a free Stay away you</text:p>
          </table:table-cell>
        </table:table-row>
        <table:table-row>
          <table:table-cell office:value-type="string" office:string-value="Bring Me the Horizon - Pray for Plagues">
            <text:p>Bring Me the Horizon - Pray for Plagues</text:p>
          </table:table-cell>
          <table:table-cell office:value-type="string" office:string-value=" I saw you die and rub your crime dick! He has a high life, but lives in shame He has no shame, he has no shame He has no shame, he has no shame So up and up he goes, with a cup of wine He writes all around the head, before he's brought to the mouth He has no guilt, he has no guilt Let's attack now! D.A.T.S. Let's fight! Kill your fucking prey! Kill all! Take me! With you! Kill the dragon! Kill the dragon! Kill the dragon! I'm gonna get you for just what you say. I'm gonna get you for just what you say. I'm gonna get you for just what you say. I'm gonna get you for just what you say. I'm going to kill you. You're all dead! You're all dead! You're all dead! You're all dead! You're all dead! You're all dead! You're all dead! You're all dead! You're all dead! You're all dead! You're all dead! You're all dead! You're all dead! You're all dead! I saw through you, die and I'm the crime that I finally won I'm less than a shark, I suck on blood I'm so much better, I suck on blood I know the truth, so close your eyes You're the soul of every firstborn dying now now! Watch the rivers flow with blood, Clear as most dead were life once died! So clap your hands, Let all the souls of every firstborn die now! Watch the rivers touch the blood, Clear as most dead were life once died! So clap your hands, Let all the souls of every firstborn die now! Watch the rivers touch the blood, There's more slack where life runs short! Will you help me fight my fear? I'm the God, I'm the God!">
            <text:p> I saw you die and rub your crime dick! He has a high life, but lives in shame He has no shame, he has no shame He has no shame, he has no shame So up and up he goes, with a cup of wine He writes all around the head, before he's brought to the mouth He has no guilt, he has no guilt Let's attack now! D.A.T.S. Let's fight! Kill your fucking prey! Kill all! Take me! With you! Kill the dragon! Kill the dragon! Kill the dragon! I'm gonna get you for just what you say. I'm gonna get you for just what you say. I'm gonna get you for just what you say. I'm gonna get you for just what you say. I'm going to kill you. You're all dead! You're all dead! You're all dead! You're all dead! You're all dead! You're all dead! You're all dead! You're all dead! You're all dead! You're all dead! You're all dead! You're all dead! You're all dead! You're all dead! I saw through you, die and I'm the crime that I finally won I'm less than a shark, I suck on blood I'm so much better, I suck on blood I know the truth, so close your eyes You're the soul of every firstborn dying now now! Watch the rivers flow with blood, Clear as most dead were life once died! So clap your hands, Let all the souls of every firstborn die now! Watch the rivers touch the blood, Clear as most dead were life once died! So clap your hands, Let all the souls of every firstborn die now! Watch the rivers touch the blood, There's more slack where life runs short! Will you help me fight my fear? I'm the God, I'm the God!</text:p>
          </table:table-cell>
        </table:table-row>
        <table:table-row>
          <table:table-cell office:value-type="string" office:string-value="Chelsea Grin - Recreant">
            <text:p>Chelsea Grin - Recreant</text:p>
          </table:table-cell>
          <table:table-cell office:value-type="string" office:string-value=" I'm going to do it. I'm gonna kill you! I'm gonna kill you! I'm gonna kill you! I'm gonna kill you! I'm gonna kill you! I'm gonna kill you! I'm gonna kill you! I'm gonna kill you! I'm gonna kill you! I'm gonna kill you! I'm gonna kill you! I'm gonna kill you! I'm gonna kill you! I'm gonna kill you! I'm not a fucking child! Yes! Life! You're wasting my back! Raaah! Raaah! See I have to do my best! No more fucking child! Yes that's why you're back! Raaah! Raaah! Scatter fuck! I'm going to kill you! I'm going to be doing a lot of talking. I'm gonna get you for this! I'm gonna get you for this! I'm gonna get you for this! I'm gonna get you for this! I'm gonna get you for this! You made me a traitor! You made me a traitor! I fuck you! I fuck you! I fuck you! I fuck you! I fuck you! I fuck you! I fuck you! I'm not getting all this fucked up right! I want the wife and your son, cause that's how you reasoned me! I can't believe I have to go through your fucking life! You don't have to have this! You don't fucking turn your back on me! I know that I'm a fucker! Yes! I know I should have let you go! I don't have to either! You don't have to have this! You're my fucking dad! I'm sorry, I'm sorry, I'm sorry, I'm sorry. I didn't mean to hurt you. I'm sorry. I'm sorry. You are dead to me! Thank you.">
            <text:p> I'm going to do it. I'm gonna kill you! I'm gonna kill you! I'm gonna kill you! I'm gonna kill you! I'm gonna kill you! I'm gonna kill you! I'm gonna kill you! I'm gonna kill you! I'm gonna kill you! I'm gonna kill you! I'm gonna kill you! I'm gonna kill you! I'm gonna kill you! I'm gonna kill you! I'm not a fucking child! Yes! Life! You're wasting my back! Raaah! Raaah! See I have to do my best! No more fucking child! Yes that's why you're back! Raaah! Raaah! Scatter fuck! I'm going to kill you! I'm going to be doing a lot of talking. I'm gonna get you for this! I'm gonna get you for this! I'm gonna get you for this! I'm gonna get you for this! I'm gonna get you for this! You made me a traitor! You made me a traitor! I fuck you! I fuck you! I fuck you! I fuck you! I fuck you! I fuck you! I fuck you! I'm not getting all this fucked up right! I want the wife and your son, cause that's how you reasoned me! I can't believe I have to go through your fucking life! You don't have to have this! You don't fucking turn your back on me! I know that I'm a fucker! Yes! I know I should have let you go! I don't have to either! You don't have to have this! You're my fucking dad! I'm sorry, I'm sorry, I'm sorry, I'm sorry. I didn't mean to hurt you. I'm sorry. I'm sorry. You are dead to me! Thank you.</text:p>
          </table:table-cell>
        </table:table-row>
        <table:table-row>
          <table:table-cell office:value-type="string" office:string-value="Carnifex - Die Without Hope">
            <text:p>Carnifex - Die Without Hope</text:p>
          </table:table-cell>
          <table:table-cell office:value-type="string" office:string-value=" um I have never felt so fucking low, being followed from here with a light gun. In every way, surely this day did lie. Just to see you die, my friend. I'm dying, my body turned to rust. The lifting carcass left to rot. I shove chestnuts in a shallow grave out of sight, but I promise they will never go away. These words may sound all the same, but I have planted chestnuts on every page. Watch as my heart churns to stone. Watch me die without hope. I don't want to be killed Everything I know about life is a lie This is what I fear the most Wanting love but chasing ghosts And it won't matter when I forget your name You know exactly what I am But you know I love the pain Remember my words Every fucking word, but forget my face! Every fucking scar screams your name! Remember my words, but forget my face! Every fucking scar screams your name! Remember my words, but forget my face. Every fucking star screams your name. And it won't matter when I forget your name. You know exactly what I am, but I don't know what I'll feel pain. Remember my words, but forget my face. Every fucking star screams your name. And it won't matter when I fuck your name You know exactly what I am And you know I love the pain Remember my words But forget my face Every fucking scar Screams your name I have never felt so fucking young. It follows the man with a long and joy. Every word you read is dated blind. What a smart ass man. You saved my ass. I am the digest on every page! Watch as my heart charges through the stone! Watch me die without a home! Watch as my heart turns to stone! Watch me die without you! Bleh! Watch as my heart turns to stone! Watch me die without you! And it won't matter when I fuck your face You know exactly what I am Cause you know I love the pain Remember my words Cause look at my face Every fucking scar Scrapes your neck And it won't matter when I fuck your face You know exactly what I am Cause you know I love the pain Remember my words Cause look at my face Every fucking character is your name!">
            <text:p> um I have never felt so fucking low, being followed from here with a light gun. In every way, surely this day did lie. Just to see you die, my friend. I'm dying, my body turned to rust. The lifting carcass left to rot. I shove chestnuts in a shallow grave out of sight, but I promise they will never go away. These words may sound all the same, but I have planted chestnuts on every page. Watch as my heart churns to stone. Watch me die without hope. I don't want to be killed Everything I know about life is a lie This is what I fear the most Wanting love but chasing ghosts And it won't matter when I forget your name You know exactly what I am But you know I love the pain Remember my words Every fucking word, but forget my face! Every fucking scar screams your name! Remember my words, but forget my face! Every fucking scar screams your name! Remember my words, but forget my face. Every fucking star screams your name. And it won't matter when I forget your name. You know exactly what I am, but I don't know what I'll feel pain. Remember my words, but forget my face. Every fucking star screams your name. And it won't matter when I fuck your name You know exactly what I am And you know I love the pain Remember my words But forget my face Every fucking scar Screams your name I have never felt so fucking young. It follows the man with a long and joy. Every word you read is dated blind. What a smart ass man. You saved my ass. I am the digest on every page! Watch as my heart charges through the stone! Watch me die without a home! Watch as my heart turns to stone! Watch me die without you! Bleh! Watch as my heart turns to stone! Watch me die without you! And it won't matter when I fuck your face You know exactly what I am Cause you know I love the pain Remember my words Cause look at my face Every fucking scar Scrapes your neck And it won't matter when I fuck your face You know exactly what I am Cause you know I love the pain Remember my words Cause look at my face Every fucking character is your name!</text:p>
          </table:table-cell>
        </table:table-row>
        <table:table-row>
          <table:table-cell office:value-type="string" office:string-value="Despised Icon - Furtive Monologue">
            <text:p>Despised Icon - Furtive Monologue</text:p>
          </table:table-cell>
          <table:table-cell office:value-type="string" office:string-value=" The state of the evil force has spread its might. RID THEM ALL! Stop this blood! For thoughts are strong! DIE! We will stand in the light! This blood will end wars! For the Earth's blood! I'm not going to let you do that. I'm sorry. I've been here a while and my chances were all that I'd......know as Pogba, dog! I'm ashamed! I'll look and find a way back to my place and save my happy place! No! What if you're all sad? You have sorrow, but it's all sad! We're still alive! I'm going to kill you. I'm not done. I'm not done. I'm not done. I'm not done. I'm not done. I'm not done. I'm not done. I'm not done. I'm not done. I'm not done. I'm not done. I'm not done. I'm not done. I'm not done. I'm not done!">
            <text:p> The state of the evil force has spread its might. RID THEM ALL! Stop this blood! For thoughts are strong! DIE! We will stand in the light! This blood will end wars! For the Earth's blood! I'm not going to let you do that. I'm sorry. I've been here a while and my chances were all that I'd......know as Pogba, dog! I'm ashamed! I'll look and find a way back to my place and save my happy place! No! What if you're all sad? You have sorrow, but it's all sad! We're still alive! I'm going to kill you. I'm not done. I'm not done. I'm not done. I'm not done. I'm not done. I'm not done. I'm not done. I'm not done. I'm not done. I'm not done. I'm not done. I'm not done. I'm not done. I'm not done. I'm not done!</text:p>
          </table:table-cell>
        </table:table-row>
        <table:table-row>
          <table:table-cell office:value-type="string" office:string-value="Heaven Shall Burn - Endzeit">
            <text:p>Heaven Shall Burn - Endzeit</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We are the final resistance! We're fighting to the last! Driven by the hate that awoke in us! No one will surrender as long we break the silence! This time, we break the silence! Nothing, just nothing, nothing will wipe this out! We are, we are the, we are the final resistance! This is the end of the world. I promise to your father we make them feel no pain. I promise to your father you'll never rise again. We take it back! We take it all back! We take it back! We take it all back! We take it all back! We take it all back! We take it all back! We take it all back! This legend's injustice and justice will be done! Your end is now a triumph and the day will come! I promise to the fire we'll make the field of pain! I promise to your parents, you'll never write the God. Nothing, just nothing, nothing will mark this sorrow. And no one, just no one, no one will break this frontline. We are, we are, we are the final ones! We are, we are the, we are the final resistance! You">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We are the final resistance! We're fighting to the last! Driven by the hate that awoke in us! No one will surrender as long we break the silence! This time, we break the silence! Nothing, just nothing, nothing will wipe this out! We are, we are the, we are the final resistance! This is the end of the world. I promise to your father we make them feel no pain. I promise to your father you'll never rise again. We take it back! We take it all back! We take it back! We take it all back! We take it all back! We take it all back! We take it all back! We take it all back! This legend's injustice and justice will be done! Your end is now a triumph and the day will come! I promise to the fire we'll make the field of pain! I promise to your parents, you'll never write the God. Nothing, just nothing, nothing will mark this sorrow. And no one, just no one, no one will break this frontline. We are, we are, we are the final ones! We are, we are the, we are the final resistance! You</text:p>
          </table:table-cell>
        </table:table-row>
        <table:table-row>
          <table:table-cell office:value-type="string" office:string-value="I Declare War - Now You're Going to Be Famous">
            <text:p>I Declare War - Now You're Going to Be Famous</text:p>
          </table:table-cell>
          <table:table-cell office:value-type="string" office:string-value=" Welcome back, dear friend! I'm gonna eat you! I'm gonna eat you! I'm gonna eat you! I'm gonna eat you! I'm gonna eat you! I'm gonna eat you! I'm gonna eat you! I'm going to kill you. Stop it! You're making me go fucking nuts! I don't care what your existence looks like! I'm going to die! You will fall! I know how! Die! I'm going to kill you! I'm going to kill you! I'm going to kill you! I'm going to kill you! I fight my best, not my strongest. God damn that's a good one! That's it! I'm a rock and I'm a rock, I'm a rock! I'm a rock and I'm a rock, I'm a rock! I'm a rock and I'm a rock, I'm a rock! So say, fuck did you die? R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Welcome back, dear friend! I'm gonna eat you! I'm gonna eat you! I'm gonna eat you! I'm gonna eat you! I'm gonna eat you! I'm gonna eat you! I'm gonna eat you! I'm going to kill you. Stop it! You're making me go fucking nuts! I don't care what your existence looks like! I'm going to die! You will fall! I know how! Die! I'm going to kill you! I'm going to kill you! I'm going to kill you! I'm going to kill you! I fight my best, not my strongest. God damn that's a good one! That's it! I'm a rock and I'm a rock, I'm a rock! I'm a rock and I'm a rock, I'm a rock! I'm a rock and I'm a rock, I'm a rock! So say, fuck did you die? R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Infant Annihilator - Decapitation Fornication">
            <text:p>Infant Annihilator - Decapitation Fornication</text:p>
          </table:table-cell>
          <table:table-cell office:value-type="string" office:string-value=" I'm going to be a little bit more aggressive. I shall bring you the good joy with the belly I can hold in my own heart. Now, the bodies are you as you call them is no more. I shall withheld your blood. He... He... He... He... He... He... He... He... He... He... He... He... He... He... He... He... He... He... He... He... He... He... He... He... He... He... He... He... I hate those who are so bloodlusty! Decipher the engravers of the Kreeg-man and box your resting place! This I vow to the Grave of the Bleachers! Come back! I will force your wrath! I will force your wrath! I will force your wrath! I will force your wrath! I will force your wrath! I will force your wrath! I will force your wrath! I will force your wrath! I will force your wrath! I will force your wrath! I will force your wrath! I will force your wrath! I'll never remember I said when you say die! I'm sorry, I'm sorry. I'm sorry. I'm sorry. I'm sorry. I'm sorry. I'm sorry. I'm sorry. I'm sorry. I'm sorry. I'm sorry. I'm sorry. I'm sorry. I accept the task to rid the world of zombies. I will turn the world into a hell of a place. I shall destroy all those living in my territory. I will abolish all the homes and establish a new world. This is the fate of our nation! No more serving of the earth!">
            <text:p> I'm going to be a little bit more aggressive. I shall bring you the good joy with the belly I can hold in my own heart. Now, the bodies are you as you call them is no more. I shall withheld your blood. He... He... He... He... He... He... He... He... He... He... He... He... He... He... He... He... He... He... He... He... He... He... He... He... He... He... He... He... I hate those who are so bloodlusty! Decipher the engravers of the Kreeg-man and box your resting place! This I vow to the Grave of the Bleachers! Come back! I will force your wrath! I will force your wrath! I will force your wrath! I will force your wrath! I will force your wrath! I will force your wrath! I will force your wrath! I will force your wrath! I will force your wrath! I will force your wrath! I will force your wrath! I will force your wrath! I'll never remember I said when you say die! I'm sorry, I'm sorry. I'm sorry. I'm sorry. I'm sorry. I'm sorry. I'm sorry. I'm sorry. I'm sorry. I'm sorry. I'm sorry. I'm sorry. I'm sorry. I accept the task to rid the world of zombies. I will turn the world into a hell of a place. I shall destroy all those living in my territory. I will abolish all the homes and establish a new world. This is the fate of our nation! No more serving of the earth!</text:p>
          </table:table-cell>
        </table:table-row>
        <table:table-row>
          <table:table-cell office:value-type="string" office:string-value="Ingested - Altar of Flesh">
            <text:p>Ingested - Altar of Flesh</text:p>
          </table:table-cell>
          <table:table-cell office:value-type="string" office:string-value=" I'm going to kill you. I'm a fish and I'm gonna eat you. I'm a fish and I'm gonna eat you. I'm a fish and I'm gonna eat you. I'm a fish and I'm gonna eat you. I'm a fish and I'm gonna eat you. I'm a fish and I'm gonna eat you.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 am a strong and deadly entity For as long as there is such a thing I will show you what is real I can swallow waste and pieces I'll show no fear I'll show you! SNAAAAAAAKES! SILENCE! I'll fight them all with my own hands! I'll destroy every last one of you! I'll finish them all! DICKHEAD! I'll destroy you! I'll blow your brains out! I'll kill you! I'll show you what I've been taught to be! BOSS! You will feel me! Fuckin' failed me! We call it bad times, but now we're strong We gonna get the best, now that I die And take us all to space We call it bad times I'm sorry. We are the flesh! Uuuuuhhh Uuuuuhhh This is where the suffering took a course Evil! You are a son of a bitch! The rest is me that's a thing! We are restricting the power of human! This is where we lay it down! you">
            <text:p> I'm going to kill you. I'm a fish and I'm gonna eat you. I'm a fish and I'm gonna eat you. I'm a fish and I'm gonna eat you. I'm a fish and I'm gonna eat you. I'm a fish and I'm gonna eat you. I'm a fish and I'm gonna eat you.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m not gonna stop until I get my money back! I am a strong and deadly entity For as long as there is such a thing I will show you what is real I can swallow waste and pieces I'll show no fear I'll show you! SNAAAAAAAKES! SILENCE! I'll fight them all with my own hands! I'll destroy every last one of you! I'll finish them all! DICKHEAD! I'll destroy you! I'll blow your brains out! I'll kill you! I'll show you what I've been taught to be! BOSS! You will feel me! Fuckin' failed me! We call it bad times, but now we're strong We gonna get the best, now that I die And take us all to space We call it bad times I'm sorry. We are the flesh! Uuuuuhhh Uuuuuhhh This is where the suffering took a course Evil! You are a son of a bitch! The rest is me that's a thing! We are restricting the power of human! This is where we lay it down! you</text:p>
          </table:table-cell>
        </table:table-row>
        <table:table-row>
          <table:table-cell office:value-type="string" office:string-value="Job for a Cowboy - Entombment of a Machine">
            <text:p>Job for a Cowboy - Entombment of a Machine</text:p>
          </table:table-cell>
          <table:table-cell office:value-type="string" office:string-value=" I'm going to kill you! I'm going to kill you! I'm going to kill you! I'm going to kill you! I'm going to kill you! I'm going to kill you! I'm going to kill you! I'm going to kill you. I'm going to kill you. I will not let you take it! I will not let you take it! I will not let you take it! I will not let you take it! I will not let you take it! I will not let you take it! I will not let you take it! I will not let you take it! I will not let you take it! I will not let you take it! I will not let you take it! Why did I win? I was no more than a light in the dark. What's the point in becoming this much? To be stopped and taken? Why nothing can destroy? I shall burn your blood of sin! I shall burn your blood of sin! Watch out, big fat ass! I shall burn your blood of sin! Watch out, big fat ass! I shall burn your blood of sin! I have no intention of killing you. I have no intention of killing you. You are still a child. I will kill you. I will kill you. I will kill you. I'm going to kill you! I'm going to kill you! I'm going to kill you! I'm going to kill you! I'm going to kill you! I'm going to kill you! I'm going to kill you! I'm sorry. S O L U S D I E H E L P">
            <text:p> I'm going to kill you! I'm going to kill you! I'm going to kill you! I'm going to kill you! I'm going to kill you! I'm going to kill you! I'm going to kill you! I'm going to kill you. I'm going to kill you. I will not let you take it! I will not let you take it! I will not let you take it! I will not let you take it! I will not let you take it! I will not let you take it! I will not let you take it! I will not let you take it! I will not let you take it! I will not let you take it! I will not let you take it! Why did I win? I was no more than a light in the dark. What's the point in becoming this much? To be stopped and taken? Why nothing can destroy? I shall burn your blood of sin! I shall burn your blood of sin! Watch out, big fat ass! I shall burn your blood of sin! Watch out, big fat ass! I shall burn your blood of sin! I have no intention of killing you. I have no intention of killing you. You are still a child. I will kill you. I will kill you. I will kill you. I'm going to kill you! I'm going to kill you! I'm going to kill you! I'm going to kill you! I'm going to kill you! I'm going to kill you! I'm going to kill you! I'm sorry. S O L U S D I E H E L P</text:p>
          </table:table-cell>
        </table:table-row>
        <table:table-row>
          <table:table-cell office:value-type="string" office:string-value="Lorna Shore - To the Hellfire">
            <text:p>Lorna Shore - To the Hellfire</text:p>
          </table:table-cell>
          <table:table-cell office:value-type="string" office:string-value=" You I'm a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e shall strike, decoy! You will die dead! This shall be your end! We shall strike, decoy! You shall be just like your dead fath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Nothing can touch, but me and my horse! Hey friend, I'm your brother! Tell me where you belong! You're fire! I'm your true home! Feel me from this mortal soul! From the very top of the trough is no other possibility! I'm the powerful gentleman, the heart of the Lord! My final breath! Sorrow cannot last longer! Sorrow will not last! I am sure you can fly! I'm gonna kill you! I'm gonna kill you! I'm gonna kill you! I'm gonna kill you! I'm gonna kill you! I'm gonna kill you! I'm gonna kill you! I'm gonna kill you! I'm gonna kill you! I'm gonna kill you! I'm gonna kill you! I'm gonna kill you! I'm gonna kill you! I'm gonna kill you! I'm gonna eat you! My best friend, you're dangerous! The zombies are taking this heavy and shocking way in my special edition! I have a body inside! I'm gonna eat you! I'm gonna eat you first! Let me have it! I'm the one who's taking you on the field! Earth is mine! Sleep into this mortal shell! I'm the one who's taking you on the field! You're the one who's taking me on the field! I'm the one who's taking you on the field! I'm the one who's taking you on the field! My final blow! I'm going to kill you! I'm going to kill you! I'm going to kill you! uh um I'm gonna kill you! I'm gonna kill you! I'm gonna kill you! I'm gonna kill you! I'm gonna kill you! I'm gonna kill you! I'm gonna kill you! I'm gonna kill you! I'm gonna kill you! I'm gonna kill you! I'm gonna kill you! I'm gonna kill you! I'm gonna kill you! Bye bye. you">
            <text:p> You I'm a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ild We shall strike, decoy! You will die dead! This shall be your end! We shall strike, decoy! You shall be just like your dead fath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 shall be nothing but a monster!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You're a son of a bitch! Nothing can touch, but me and my horse! Hey friend, I'm your brother! Tell me where you belong! You're fire! I'm your true home! Feel me from this mortal soul! From the very top of the trough is no other possibility! I'm the powerful gentleman, the heart of the Lord! My final breath! Sorrow cannot last longer! Sorrow will not last! I am sure you can fly! I'm gonna kill you! I'm gonna kill you! I'm gonna kill you! I'm gonna kill you! I'm gonna kill you! I'm gonna kill you! I'm gonna kill you! I'm gonna kill you! I'm gonna kill you! I'm gonna kill you! I'm gonna kill you! I'm gonna kill you! I'm gonna kill you! I'm gonna kill you! I'm gonna eat you! My best friend, you're dangerous! The zombies are taking this heavy and shocking way in my special edition! I have a body inside! I'm gonna eat you! I'm gonna eat you first! Let me have it! I'm the one who's taking you on the field! Earth is mine! Sleep into this mortal shell! I'm the one who's taking you on the field! You're the one who's taking me on the field! I'm the one who's taking you on the field! I'm the one who's taking you on the field! My final blow! I'm going to kill you! I'm going to kill you! I'm going to kill you! uh um I'm gonna kill you! I'm gonna kill you! I'm gonna kill you! I'm gonna kill you! I'm gonna kill you! I'm gonna kill you! I'm gonna kill you! I'm gonna kill you! I'm gonna kill you! I'm gonna kill you! I'm gonna kill you! I'm gonna kill you! I'm gonna kill you! Bye bye. you</text:p>
          </table:table-cell>
        </table:table-row>
        <table:table-row>
          <table:table-cell office:value-type="string" office:string-value="Make Them Suffer - Elegies">
            <text:p>Make Them Suffer - Elegies</text:p>
          </table:table-cell>
          <table:table-cell office:value-type="string" office:string-value=" I would have shot down the world as it was in my dreams. I would have dropped everything and fought the gods while we went for the moon. I would have died for the skin. I find myself, back in the toxic house, singing songs to the birds, and wishing this day would never end. But I can't! This is the best ending to the story of five memories that was brought. And at the end of it all, At the end of it all, It's only a little to remember you but I can't take from the best analogy for what we could have shared Textbooks will last forever, I'll take the memory away Just to make you feel something for me again Textbooks will last forever, I'll take the memory away Just to make you wait, just to make you feel my pain You listen well to the end, I've got time to write facial tips, My droplets Splashing ripples On the surface My children's No more blood My life's sank to the floor of the altar My children's No more blood My life's sank to the floor of the altar We could have been so much more. We could have been like one, and turned our lives away. So much more. So much more. I'm continuing to chew the bread until you return, until you return! Before I ever return, I lost myself. You're the one from the end, and I'm the cause. I think your tips are my complex. I can't take my pulse on the surface. As the end of it all is only a detail. You leave me behind. I can't take from the past. I'm ill of death, for what we could have shared These words will last forever, I'll take the memories away Just to make you feel, something for me again These words will last forever, I'll take the memories away Just don't make you wait Just don't make you feel my pain.">
            <text:p> I would have shot down the world as it was in my dreams. I would have dropped everything and fought the gods while we went for the moon. I would have died for the skin. I find myself, back in the toxic house, singing songs to the birds, and wishing this day would never end. But I can't! This is the best ending to the story of five memories that was brought. And at the end of it all, At the end of it all, It's only a little to remember you but I can't take from the best analogy for what we could have shared Textbooks will last forever, I'll take the memory away Just to make you feel something for me again Textbooks will last forever, I'll take the memory away Just to make you wait, just to make you feel my pain You listen well to the end, I've got time to write facial tips, My droplets Splashing ripples On the surface My children's No more blood My life's sank to the floor of the altar My children's No more blood My life's sank to the floor of the altar We could have been so much more. We could have been like one, and turned our lives away. So much more. So much more. I'm continuing to chew the bread until you return, until you return! Before I ever return, I lost myself. You're the one from the end, and I'm the cause. I think your tips are my complex. I can't take my pulse on the surface. As the end of it all is only a detail. You leave me behind. I can't take from the past. I'm ill of death, for what we could have shared These words will last forever, I'll take the memories away Just to make you feel, something for me again These words will last forever, I'll take the memories away Just don't make you wait Just don't make you feel my pain.</text:p>
          </table:table-cell>
        </table:table-row>
        <table:table-row>
          <table:table-cell office:value-type="string" office:string-value="Oceano - District of Misery">
            <text:p>Oceano - District of Misery</text:p>
          </table:table-cell>
          <table:table-cell office:value-type="string" office:string-value=" Wait! I have a list to do! And also, you are diseased! We need a person to protect me! I'm not a disease! I'm a person! I'm a person! I'm a person! I'm a person! I'm a person! I'm a person! I'm a person! I'm a person! I'm a person! I'm a person! I'm a person! I'm a person! I'm a person! I'm a person! I'm a person! I'm a person! I'm a person! I'm a person! I'm a person! I'm a person! I'm a person! I'm a person! I'm a person! I'm a person! I have to pay! Yeah, yeah, yeah, yeah, yeah! I cannot afford to take a traction! Must I go to hell? No, I don't say! I have to pay! That's not a question! Such a liar! I can't afford a drop! You're like a little child, so patient! I can't get down, I'm still not even!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going to kill you! I'm going to kill you! I'm going to kill you! I'm going to kill you! I'm not a monster. I'm a human. I'm a monster. I'm a human. I'm a monster.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 said you're a zombie! Well, the Buddha shall pay for this zombie! you">
            <text:p> Wait! I have a list to do! And also, you are diseased! We need a person to protect me! I'm not a disease! I'm a person! I'm a person! I'm a person! I'm a person! I'm a person! I'm a person! I'm a person! I'm a person! I'm a person! I'm a person! I'm a person! I'm a person! I'm a person! I'm a person! I'm a person! I'm a person! I'm a person! I'm a person! I'm a person! I'm a person! I'm a person! I'm a person! I'm a person! I'm a person! I have to pay! Yeah, yeah, yeah, yeah, yeah! I cannot afford to take a traction! Must I go to hell? No, I don't say! I have to pay! That's not a question! Such a liar! I can't afford a drop! You're like a little child, so patient! I can't get down, I'm still not even!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not going to let you do this to me! I'm going to kill you! I'm going to kill you! I'm going to kill you! I'm going to kill you! I'm not a monster. I'm a human. I'm a monster. I'm a human. I'm a monster.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m not going to let you do that! I said you're a zombie! Well, the Buddha shall pay for this zombie! you</text:p>
          </table:table-cell>
        </table:table-row>
        <table:table-row>
          <table:table-cell office:value-type="string" office:string-value="Parkway Drive - Carrion">
            <text:p>Parkway Drive - Carrion</text:p>
          </table:table-cell>
          <table:table-cell office:value-type="string" office:string-value=" I'm lost. from the inside. Your eyes keep me awake. Tear me apart from the inside out. Can I speak in volumes? But our lips refuse to move. Could this ever be the last time? The final time? Do we say this will? Give me the strength to resist. I take the breath you've stolen. Give me the means to resist. Trees that are on a broken again Reflection built upon sorrow I walk in the darkest foes With inches of reddened glass Yeah, but when I'm lost Dirty from the inside Will one take me away? Tear me apart from the inside out From the inside out. The inside out. With me running blind. Now I'm following all the tracks. We are running, we are running, we are running, we are running, we are running, we are running, Falling through the cracks to the ground of the dead The shining eyes, the shining eyes will come in time. Back to the home of the dead. In the moment I'm lost Dying from the inside No one can be a wife To be a pawn from the inside out My love I lost My heart I lost With my promise So I turn I promise I promise.">
            <text:p> I'm lost. from the inside. Your eyes keep me awake. Tear me apart from the inside out. Can I speak in volumes? But our lips refuse to move. Could this ever be the last time? The final time? Do we say this will? Give me the strength to resist. I take the breath you've stolen. Give me the means to resist. Trees that are on a broken again Reflection built upon sorrow I walk in the darkest foes With inches of reddened glass Yeah, but when I'm lost Dirty from the inside Will one take me away? Tear me apart from the inside out From the inside out. The inside out. With me running blind. Now I'm following all the tracks. We are running, we are running, we are running, we are running, we are running, we are running, Falling through the cracks to the ground of the dead The shining eyes, the shining eyes will come in time. Back to the home of the dead. In the moment I'm lost Dying from the inside No one can be a wife To be a pawn from the inside out My love I lost My heart I lost With my promise So I turn I promise I promise.</text:p>
          </table:table-cell>
        </table:table-row>
        <table:table-row>
          <table:table-cell office:value-type="string" office:string-value="Shadow of Intent - Farewell">
            <text:p>Shadow of Intent - Farewell</text:p>
          </table:table-cell>
          <table:table-cell office:value-type="string" office:string-value=" Okay. So, I'm a slug of world subdued, so I fuddle around. The darkness found the world to be a joyful over I must fight, time for us There's no time You are worse than the ground Time to leave now Hold on, damn you You're taking too long to reject I'm back for your forgiveness For it's our loss that's bothering you I'm going to leave you in forevermore I will climb from this frightening chasm Through my feet I saw the A.I. in your seat. He used my seat. I spent more time in my bed than I thought would last till we meet again. Once I find the dark wizard, I'll find my way to the perilous heart that may never come when I shall turn them. So long, glad-lady, in my own life, is the means that you will survive. Once you're still alive, so far as you turn, you'll live a life of joy till the sharp deep will stride. I must be certain that you shall survive, for without you... I shall remain a child You will live In my hands forever I'm going to go ahead and get the camera. I'm going to have to get you out of her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text:p> Okay. So, I'm a slug of world subdued, so I fuddle around. The darkness found the world to be a joyful over I must fight, time for us There's no time You are worse than the ground Time to leave now Hold on, damn you You're taking too long to reject I'm back for your forgiveness For it's our loss that's bothering you I'm going to leave you in forevermore I will climb from this frightening chasm Through my feet I saw the A.I. in your seat. He used my seat. I spent more time in my bed than I thought would last till we meet again. Once I find the dark wizard, I'll find my way to the perilous heart that may never come when I shall turn them. So long, glad-lady, in my own life, is the means that you will survive. Once you're still alive, so far as you turn, you'll live a life of joy till the sharp deep will stride. I must be certain that you shall survive, for without you... I shall remain a child You will live In my hands forever I'm going to go ahead and get the camera. I'm going to have to get you out of her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able:table-cell>
        </table:table-row>
        <table:table-row>
          <table:table-cell office:value-type="string" office:string-value="Slaughter To Prevail - Cultural Ills">
            <text:p>Slaughter To Prevail - Cultural Ills</text:p>
          </table:table-cell>
          <table:table-cell office:value-type="string" office:string-value=" I'm not sure what I'm doing here. So how lucky, once again the beast never dies Who'll leave it all behind? You're dead so take yourself and breathe Swallowed skin and your sweet ashes You're not a child, you're the gun for the victims You mourn the taste as a brilliant child When you try yourself, it's a creation FIRE! Just know that he has to be shot! He'll come for the ones that he sees! RIPPIN' SHOTS OUT! A THOUSAND SHOTS! SHOOT HIM TO THE END! I'm tired. Just all tired. We're here to try to get this all on right! Slow to behave, free and in charge You are not a child of stupid gods, but an angel You have no chance, it's a being of child Who is responsible for the wars and pain Amongst us all, Christmas is the end See no pain, so the plot of Satan Death's rise, stretches enlightenment. Death's charge, spills faith and revives. Mother raised her father so far from the world, raised his right so field. How long that we are still here to wait for? For us to slip out? We destroy ourselves with these wishes I always close the blood of Satan! DECEASE! I'm not going to let you do that! I'm going to kill you! I'm going to kill you! I'm going to kill you! I have seen the light!">
            <text:p> I'm not sure what I'm doing here. So how lucky, once again the beast never dies Who'll leave it all behind? You're dead so take yourself and breathe Swallowed skin and your sweet ashes You're not a child, you're the gun for the victims You mourn the taste as a brilliant child When you try yourself, it's a creation FIRE! Just know that he has to be shot! He'll come for the ones that he sees! RIPPIN' SHOTS OUT! A THOUSAND SHOTS! SHOOT HIM TO THE END! I'm tired. Just all tired. We're here to try to get this all on right! Slow to behave, free and in charge You are not a child of stupid gods, but an angel You have no chance, it's a being of child Who is responsible for the wars and pain Amongst us all, Christmas is the end See no pain, so the plot of Satan Death's rise, stretches enlightenment. Death's charge, spills faith and revives. Mother raised her father so far from the world, raised his right so field. How long that we are still here to wait for? For us to slip out? We destroy ourselves with these wishes I always close the blood of Satan! DECEASE! I'm not going to let you do that! I'm going to kill you! I'm going to kill you! I'm going to kill you! I have seen the light!</text:p>
          </table:table-cell>
        </table:table-row>
        <table:table-row>
          <table:table-cell office:value-type="string" office:string-value="Suffokate - Not the Fallen">
            <text:p>Suffokate - Not the Fallen</text:p>
          </table:table-cell>
          <table:table-cell office:value-type="string" office:string-value=" We are not the fallen! I'm a Jack Ratched Antarctic! I'm a painless Tricotelus! Now you live my life, it's fine, you can't fall for it! Now I see, you're a world of a chest! It's just a lie, you live mine, Who's the real king of the chest? It's you you'll try and tame us, Can't you see? What are my rules? This bullshit that you sell Sucks like a bitch! Sucks like a bitch! You'll be sorry Can't feel my teeth I am stupid Like No more mercilessness! No higher power can stop me! No fear of God's dark presence! I am the dark side of the dark side! I shall not fail! Why did you say that's how it is? We are the official G.I.S. No. You're stinking me! Cause I don't want it! You're stinking me! Cause I don't want it! You're a fucking dick! You can't get me! Cause I don't want any! You're the fucking dick! Nice, sweet, faithful guy! So get used to feeling me! You wanted to save me! But you can't even save yourself! I am just the success of the curse! Nothing is safe from me! I am the curse! I am the curse! I am the curse! I am the curse! I am the curse! I am the curse! I am the curse! I am the curse! I am the curse! I am the curse! I'm going to do a little bit of a slow motion. You've earned the stigmas, we are the charm!">
            <text:p> We are not the fallen! I'm a Jack Ratched Antarctic! I'm a painless Tricotelus! Now you live my life, it's fine, you can't fall for it! Now I see, you're a world of a chest! It's just a lie, you live mine, Who's the real king of the chest? It's you you'll try and tame us, Can't you see? What are my rules? This bullshit that you sell Sucks like a bitch! Sucks like a bitch! You'll be sorry Can't feel my teeth I am stupid Like No more mercilessness! No higher power can stop me! No fear of God's dark presence! I am the dark side of the dark side! I shall not fail! Why did you say that's how it is? We are the official G.I.S. No. You're stinking me! Cause I don't want it! You're stinking me! Cause I don't want it! You're a fucking dick! You can't get me! Cause I don't want any! You're the fucking dick! Nice, sweet, faithful guy! So get used to feeling me! You wanted to save me! But you can't even save yourself! I am just the success of the curse! Nothing is safe from me! I am the curse! I am the curse! I am the curse! I am the curse! I am the curse! I am the curse! I am the curse! I am the curse! I am the curse! I am the curse! I'm going to do a little bit of a slow motion. You've earned the stigmas, we are the charm!</text:p>
          </table:table-cell>
        </table:table-row>
        <table:table-row>
          <table:table-cell office:value-type="string" office:string-value="Suicide Silence - Unanswered">
            <text:p>Suicide Silence - Unanswered</text:p>
          </table:table-cell>
          <table:table-cell office:value-type="string" office:string-valu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So that will be our time Where is your kind? Where is your kind? Where is your fucking kind? You need to tell myself I have stuck you You're facing the day You're facing the day that you want this life So fast! Take me! Now! Why? Please don't kill me! Please don't kill me! Please don't kill me! Please don't kill me! Please don't kill me! Where is your gun? Where is your gun? Where is your fucking gun? You are the first I'm not a man, I'm a man! I'm a man! I'm a man! I'm a man! I'm a man! I'm a man! I'm a man! I'm a man! I'm a man! I'm a man! I'm a man! I'm a man! I have fallen! What did you think you could do? You think you can defeat me? You're going to die!">
            <text:p>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I am the master of the universe! So that will be our time Where is your kind? Where is your kind? Where is your fucking kind? You need to tell myself I have stuck you You're facing the day You're facing the day that you want this life So fast! Take me! Now! Why? Please don't kill me! Please don't kill me! Please don't kill me! Please don't kill me! Please don't kill me! Where is your gun? Where is your gun? Where is your fucking gun? You are the first I'm not a man, I'm a man! I'm a man! I'm a man! I'm a man! I'm a man! I'm a man! I'm a man! I'm a man! I'm a man! I'm a man! I'm a man! I'm a man! I have fallen! What did you think you could do? You think you can defeat me? You're going to die!</text:p>
          </table:table-cell>
        </table:table-row>
        <table:table-row>
          <table:table-cell office:value-type="string" office:string-value="Thy Art Is Murder - Reign of Darkness">
            <text:p>Thy Art Is Murder - Reign of Darkness</text:p>
          </table:table-cell>
          <table:table-cell office:value-type="string" office:string-value=" you I am the blood stained battle and flesh. I am the pain in the bones of the mortal shell The torture of the earth I am hell I am hell See me, you should see your fear in the sands I am the bullet in bullet and flesh My head will burn in the bones of the mortal shell The doors are opening I am out The ripples are loose from the fungus of your section And the blood of the cow is still as I was The skies are wrecking you, shit My life's all gone now, yeah You will see the true face of PANIC! To the extension now and forever! We are from you! You must have one of the curse! Give us your time! No longer will the blood stain! I'm not dead! No, you're the real Hellblade slave! So you're the one who killed Fiddlesticks! Yeah, you are! I see you! I saw you! I saw you! I saw you! I saw you! I saw you! I saw you! I saw you! I saw you! I saw you! I saw you! I saw you! I saw you! I saw you! I saw you! I saw you! I saw you! I saw you! I saw you! You will go pay! You will see the true face of PANIC! DEVASTATION! Now and forever be your sadness. I am the violence in Berlin, it's fresh! I am the pain in the bones of the mortal shell! The tools of the earth! I AM LOOOOOOVE">
            <text:p> you I am the blood stained battle and flesh. I am the pain in the bones of the mortal shell The torture of the earth I am hell I am hell See me, you should see your fear in the sands I am the bullet in bullet and flesh My head will burn in the bones of the mortal shell The doors are opening I am out The ripples are loose from the fungus of your section And the blood of the cow is still as I was The skies are wrecking you, shit My life's all gone now, yeah You will see the true face of PANIC! To the extension now and forever! We are from you! You must have one of the curse! Give us your time! No longer will the blood stain! I'm not dead! No, you're the real Hellblade slave! So you're the one who killed Fiddlesticks! Yeah, you are! I see you! I saw you! I saw you! I saw you! I saw you! I saw you! I saw you! I saw you! I saw you! I saw you! I saw you! I saw you! I saw you! I saw you! I saw you! I saw you! I saw you! I saw you! I saw you! You will go pay! You will see the true face of PANIC! DEVASTATION! Now and forever be your sadness. I am the violence in Berlin, it's fresh! I am the pain in the bones of the mortal shell! The tools of the earth! I AM LOOOOOOVE</text:p>
          </table:table-cell>
        </table:table-row>
        <table:table-row>
          <table:table-cell office:value-type="string" office:string-value="Whitechapel - The Saw Is the Law">
            <text:p>Whitechapel - The Saw Is the Law</text:p>
          </table:table-cell>
          <table:table-cell office:value-type="string" office:string-value=" We're so sorry. I'll misery our blood soaked sheets We've left our homes to infect the world And I think you all to this deed so deep My body's full of scars, infected but to bleed My flesh reaps the soil hard, and my success be fake All to your knees and recognize your newfound gain. Where we come from, the science of law, when there's no law, plan, we will not fall. Along the giant, we still stand tall, and we will not be stopped. God's letting go, we let them impose. It's like I'm a raging infested rat The pressure's ever-increasing But your patience is the beating of your heart For you can't wait until the ending's just like Go and be one with the family You want decisions that become uncontrolled And we will swallow this Well, no You want, you want nothing We want everything Everything you wanna do without us! This is our way of life. Take it to the next one through one. Come and enjoy your side. You can be wild, living in space. This is our way of life. Jump in the air, drink, chug, and mouth. Come and enjoy your side. Welcome to the big south. This is our way of life! We've left our homes to infect the world. We are teaching you all to distance yourself. Our bodies full of scars. We have shed the blood to bleed. Our presence darts our heart. For every successful day. All to your knees and recognize the new found king! Where we come from, the law is the law! When there's no more blood, we will not fall! Along the giant, we still stand tall! And we will not be stopped! Just let it go, we'll let it flow in blows! Like everything in the end! The best is every language of brilliance And the pretty and comprehension Lying in it's pathetic design Columns, words, lines, friends, family Your logic is in such incomprehensible holes And we will swallow this Loud ROLL You Are Nothing We Are Everything You Are Nothing We I AM FOREVER! You are nothing! We are everything!">
            <text:p> We're so sorry. I'll misery our blood soaked sheets We've left our homes to infect the world And I think you all to this deed so deep My body's full of scars, infected but to bleed My flesh reaps the soil hard, and my success be fake All to your knees and recognize your newfound gain. Where we come from, the science of law, when there's no law, plan, we will not fall. Along the giant, we still stand tall, and we will not be stopped. God's letting go, we let them impose. It's like I'm a raging infested rat The pressure's ever-increasing But your patience is the beating of your heart For you can't wait until the ending's just like Go and be one with the family You want decisions that become uncontrolled And we will swallow this Well, no You want, you want nothing We want everything Everything you wanna do without us! This is our way of life. Take it to the next one through one. Come and enjoy your side. You can be wild, living in space. This is our way of life. Jump in the air, drink, chug, and mouth. Come and enjoy your side. Welcome to the big south. This is our way of life! We've left our homes to infect the world. We are teaching you all to distance yourself. Our bodies full of scars. We have shed the blood to bleed. Our presence darts our heart. For every successful day. All to your knees and recognize the new found king! Where we come from, the law is the law! When there's no more blood, we will not fall! Along the giant, we still stand tall! And we will not be stopped! Just let it go, we'll let it flow in blows! Like everything in the end! The best is every language of brilliance And the pretty and comprehension Lying in it's pathetic design Columns, words, lines, friends, family Your logic is in such incomprehensible holes And we will swallow this Loud ROLL You Are Nothing We Are Everything You Are Nothing We I AM FOREVER! You are nothing! We are everything!</text:p>
          </table:table-cell>
        </table:table-row>
        <table:table-row>
          <table:table-cell office:value-type="string" office:string-value="Winds of Plague - The Impaler">
            <text:p>Winds of Plague - The Impaler</text:p>
          </table:table-cell>
          <table:table-cell office:value-type="string" office:string-value=" I'm going to cut you off man! You're gonna die! Give away the flesh! And drain out your veins! This I will not forget! Did you forget? You forgot, but you didn't know! Did you forget? You forgot, but you didn't know! You get the f*** out, my faith will be the last thing you see! You get the f*** out, my faith will be the last thing you see! You better mark my words, I'm done with no regard for anyone! You have to obey my law! I come with you regardless of anyone! We hide ourselves from the world. I'll swallow the pie with high! You will lose your father, Izzy! Die! No one but that freak tonight Get a Dave in the dark! You've had fun. Mark my words, I come with no regards for anyone......">
            <text:p> I'm going to cut you off man! You're gonna die! Give away the flesh! And drain out your veins! This I will not forget! Did you forget? You forgot, but you didn't know! Did you forget? You forgot, but you didn't know! You get the f*** out, my faith will be the last thing you see! You get the f*** out, my faith will be the last thing you see! You better mark my words, I'm done with no regard for anyone! You have to obey my law! I come with you regardless of anyone! We hide ourselves from the world. I'll swallow the pie with high! You will lose your father, Izzy! Die! No one but that freak tonight Get a Dave in the dark! You've had fun. Mark my words, I come with no regards for anyone......</text:p>
          </table:table-cell>
        </table:table-row>
      </table:table>
      <table:table table:name="songs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 So ♪ I'm a mystery, no illusion From my fears of human blood Blood and fear I'm creeping away from the door Leave a memory in the stars I'm touching with Every living thing You can do it, just let me know Can I be your enemy? I am your enemy I will be your enemy for life I will lead you away Never to look back anymore I will reach the stars Sky is blue and I am gone ♪ The sound of the blood in my body I hear the wind I breathe And the pain I feel is all I know Only moves my feet Now I'm falling from the sky I see the eternal return But I'm falling with the rising And the sound of my breath I'm breathing down his neck And I'm gonna be the last one">
            <text:p> So ♪ I'm a mystery, no illusion From my fears of human blood Blood and fear I'm creeping away from the door Leave a memory in the stars I'm touching with Every living thing You can do it, just let me know Can I be your enemy? I am your enemy I will be your enemy for life I will lead you away Never to look back anymore I will reach the stars Sky is blue and I am gone ♪ The sound of the blood in my body I hear the wind I breathe And the pain I feel is all I know Only moves my feet Now I'm falling from the sky I see the eternal return But I'm falling with the rising And the sound of my breath I'm breathing down his neck And I'm gonna be the last one</text:p>
          </table:table-cell>
        </table:table-row>
        <table:table-row>
          <table:table-cell office:value-type="string" office:string-value="Arcturus - To Thou Who Dwellest in the Night">
            <text:p>Arcturus - To Thou Who Dwellest in the Night</text:p>
          </table:table-cell>
          <table:table-cell office:value-type="string" office:string-value=" Here is your destiny Time, stay out of What's seen In where the dead come rolling apart It's what they are hiding While the dreams have been world in black The only color that can save my soul Letting the shades of night now reflect the fear of all In all the green, deep winter and foggy The dawn in my sight, starry day The breeze, the breeze Make me shiver, make me see With its frozen power What's up, baby? ♪ ♪ ♪ ♪ ♪ so so That echoes to the wind and skies I can't get to the voice in my wings I'm a sound of small sounds of mine Never will I take leave of my heart Have thou ever desired me? I received no answer, now let this pause in silence Now let this pause in silenc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Here is your destiny Time, stay out of What's seen In where the dead come rolling apart It's what they are hiding While the dreams have been world in black The only color that can save my soul Letting the shades of night now reflect the fear of all In all the green, deep winter and foggy The dawn in my sight, starry day The breeze, the breeze Make me shiver, make me see With its frozen power What's up, baby? ♪ ♪ ♪ ♪ ♪ so so That echoes to the wind and skies I can't get to the voice in my wings I'm a sound of small sounds of mine Never will I take leave of my heart Have thou ever desired me? I received no answer, now let this pause in silence Now let this pause in silenc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Bathory - Blood Fire Death">
            <text:p>Bathory - Blood Fire Death</text:p>
          </table:table-cell>
          <table:table-cell office:value-type="string" office:string-value=" ♪ so so ah Dark stars on the horizon, lightning and rain Black winds and thunder, the skylights and flames Breaking in the rain, this is the sign of the world The rain gets cold when the warm clear skies come on A new blade of stone shall proclaim this belief A broken string of sabers shall swing from the trees So the dawn will arise for the oppressed to walk The chariots of vandals shall not stand and block us and be unmarked This will rise as armies of the fallen and stag Monsters shall fall to the ground Children of all slaves united and proud Of people, of nations, of tribes That live by the side of Blood Fire The moment is chosen, the battle's still fair Technology's on creeper, the true art's out there Now choose your weapons and fall in the line Choose well your colors and follow your sign Blood for all, tears shed and fire for hate Death was what shelled me, her mouth was for fate The number is chosen and the day has just begun Shadows growing on by the rising of the awakening sun First rays of hunger still glisten in the sky Bombs and chains fall into the ground Children's hearts lies united in a bow All people above them shall dwell Under the sun Out Light Fire Deat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Ah Children of all sages, you let me grow A son of darkness and pain A carrier of thunder, a god will come down A warrior of thunder and rain With heroes, warriors, the warrior of steel Tonight you're free of your chains And to win you all, the roses are red And the souls of your ancient one ride so so so so You.">
            <text:p> ♪ so so ah Dark stars on the horizon, lightning and rain Black winds and thunder, the skylights and flames Breaking in the rain, this is the sign of the world The rain gets cold when the warm clear skies come on A new blade of stone shall proclaim this belief A broken string of sabers shall swing from the trees So the dawn will arise for the oppressed to walk The chariots of vandals shall not stand and block us and be unmarked This will rise as armies of the fallen and stag Monsters shall fall to the ground Children of all slaves united and proud Of people, of nations, of tribes That live by the side of Blood Fire The moment is chosen, the battle's still fair Technology's on creeper, the true art's out there Now choose your weapons and fall in the line Choose well your colors and follow your sign Blood for all, tears shed and fire for hate Death was what shelled me, her mouth was for fate The number is chosen and the day has just begun Shadows growing on by the rising of the awakening sun First rays of hunger still glisten in the sky Bombs and chains fall into the ground Children's hearts lies united in a bow All people above them shall dwell Under the sun Out Light Fire Deat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Ah Children of all sages, you let me grow A son of darkness and pain A carrier of thunder, a god will come down A warrior of thunder and rain With heroes, warriors, the warrior of steel Tonight you're free of your chains And to win you all, the roses are red And the souls of your ancient one ride so so so so You.</text:p>
          </table:table-cell>
        </table:table-row>
        <table:table-row>
          <table:table-cell office:value-type="string" office:string-value="Blut Aus Nord - Metaphor of the Moon">
            <text:p>Blut Aus Nord - Metaphor of the Moon</text:p>
          </table:table-cell>
          <table:table-cell office:value-type="string" office:string-value=" So so So So We are the ones who are dead We are the ones who are dead We are the ones who are to blame We are the ones who are to blame And I'm not afraid of the dark I'm not afraid of the dark We are all dead, we are all dead We are all dead, we are all dead We are all dead, we are all dead I'm a fool, I'm a fool, I'm a fool I'm a fool, I'm a fool, I'm a fool I'm a fool, I'm a fool, I'm a fool I'm in the silence We need some peace and silence so so so so So In the dark We wait We wait In the dark We wait We wait And I'll be gone And I'll be gone I'm not afraid of the dark I'm not afraid of the dark I'm not afraid of the dark I'm not afraid of the dark I'm not afraid of the dark I'm not afraid of the dark I'm not afraid of the dark I'm not afraid of the dark Thanks for watching!">
            <text:p> So so So So We are the ones who are dead We are the ones who are dead We are the ones who are to blame We are the ones who are to blame And I'm not afraid of the dark I'm not afraid of the dark We are all dead, we are all dead We are all dead, we are all dead We are all dead, we are all dead I'm a fool, I'm a fool, I'm a fool I'm a fool, I'm a fool, I'm a fool I'm a fool, I'm a fool, I'm a fool I'm in the silence We need some peace and silence so so so so So In the dark We wait We wait In the dark We wait We wait And I'll be gone And I'll be gone I'm not afraid of the dark I'm not afraid of the dark I'm not afraid of the dark I'm not afraid of the dark I'm not afraid of the dark I'm not afraid of the dark I'm not afraid of the dark I'm not afraid of the dark Thanks for watching!</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 Wearing our astronaut eyes It's better for the prince to die He is a Nazi He is a Nazi The solitude of the other days Awakened, lives in form of lilies Love could be everlasting for The world is losing its balance after death The dark beneath the sickle feet Feel the swell of the core Feel the swell of the core The last condition to grow and migrate The last destiny to live or to die Dissipate the wind of time We bury our past tonight We spend our lives on a crystal ball It's insanity It's insanity Why? Why? you">
            <text:p> Wearing our astronaut eyes It's better for the prince to die He is a Nazi He is a Nazi The solitude of the other days Awakened, lives in form of lilies Love could be everlasting for The world is losing its balance after death The dark beneath the sickle feet Feel the swell of the core Feel the swell of the core The last condition to grow and migrate The last destiny to live or to die Dissipate the wind of time We bury our past tonight We spend our lives on a crystal ball It's insanity It's insanity Why? Why? you</text:p>
          </table:table-cell>
        </table:table-row>
        <table:table-row>
          <table:table-cell office:value-type="string" office:string-value="Darkthrone - Transilvanian Hunger">
            <text:p>Darkthrone - Transilvanian Hunger</text:p>
          </table:table-cell>
          <table:table-cell office:value-type="string" office:string-value=" You I'm so cold Like a cold stone Cold I'm a piece of bone Cold Deep blue sea Living night Take me, as you do it I Embrace me turning the daylight to amber To be grazed by the shadow of your glowing past My hatred is the only thing to swarm Blood So pure So cold Desolated and cold so I have proven true, in the days of silence My story makes me fine, from killing The beer was drinking away the throat The reply, the tears are dancing We're the only ones there, it's in the morning now As far as you can see, the mist is like a river so Here it goes, who's to wake me up from the desire? As we hang on a mountain is cold Ah, so pure, the rain, the storm I'm living in modern so you.">
            <text:p> You I'm so cold Like a cold stone Cold I'm a piece of bone Cold Deep blue sea Living night Take me, as you do it I Embrace me turning the daylight to amber To be grazed by the shadow of your glowing past My hatred is the only thing to swarm Blood So pure So cold Desolated and cold so I have proven true, in the days of silence My story makes me fine, from killing The beer was drinking away the throat The reply, the tears are dancing We're the only ones there, it's in the morning now As far as you can see, the mist is like a river so Here it goes, who's to wake me up from the desire? As we hang on a mountain is cold Ah, so pure, the rain, the storm I'm living in modern so you.</text:p>
          </table:table-cell>
        </table:table-row>
        <table:table-row>
          <table:table-cell office:value-type="string" office:string-value="Dissection - Where Dead Angels Lie">
            <text:p>Dissection - Where Dead Angels Lie</text:p>
          </table:table-cell>
          <table:table-cell office:value-type="string" office:string-value=" ♪ so In the dawn, an angel was dancing Surrounded by the dark of night Beneath the shadows, nothing was watching And with patience, awaiting the night I am trapped in my confusion and sense of shame I'm made of blue, enwrapped by the shadows Seduced by the whispering lies A spell was cast and escaped and read the angel's heartfelt phrase The land that falls is gone to sea And the snow lies ached so cold Dusk has passed and the cold morning breeze Is sweeping all over the plain On the ground lightning with skin so pale On the face an image of pain Snow is now falling to the frozen ground Angel is now in the blind light Frost is spreading across the plain To welcome the eternal night Black is the way with crystal snow white Frozen roses so red Those who loved him and his innocent soul On the green light made you dead A spell was cast to the sky That read the angel's heart froze to ice In the gloomy sky But I can't forget when this silence was broken by a crash A spell was cast to the sky That read the angel's heart froze to ice In the gloomy sky The signs were getting closer Touch the floor Rest your eyes on the surface I'm... Die! The blackness that falls is coming to stay And there's no light, it seems so cold Yet with each drizzle of rust it is falling And the matter is slowly dissolved A spell was cast in disguise and ran the eagle far from the place In the gloomy skies, the sun's red eagle flies you">
            <text:p> ♪ so In the dawn, an angel was dancing Surrounded by the dark of night Beneath the shadows, nothing was watching And with patience, awaiting the night I am trapped in my confusion and sense of shame I'm made of blue, enwrapped by the shadows Seduced by the whispering lies A spell was cast and escaped and read the angel's heartfelt phrase The land that falls is gone to sea And the snow lies ached so cold Dusk has passed and the cold morning breeze Is sweeping all over the plain On the ground lightning with skin so pale On the face an image of pain Snow is now falling to the frozen ground Angel is now in the blind light Frost is spreading across the plain To welcome the eternal night Black is the way with crystal snow white Frozen roses so red Those who loved him and his innocent soul On the green light made you dead A spell was cast to the sky That read the angel's heart froze to ice In the gloomy sky But I can't forget when this silence was broken by a crash A spell was cast to the sky That read the angel's heart froze to ice In the gloomy sky The signs were getting closer Touch the floor Rest your eyes on the surface I'm... Die! The blackness that falls is coming to stay And there's no light, it seems so cold Yet with each drizzle of rust it is falling And the matter is slowly dissolved A spell was cast in disguise and ran the eagle far from the place In the gloomy skies, the sun's red eagle flies you</text:p>
          </table:table-cell>
        </table:table-row>
        <table:table-row>
          <table:table-cell office:value-type="string" office:string-value="Emperor - I Am the Black Wizards">
            <text:p>Emperor - I Am the Black Wizards</text:p>
          </table:table-cell>
          <table:table-cell office:value-type="string" office:string-value=" You so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 feel the motion I can't stop what I see Take the time to breathe You're in my arms I'm your man Time is out to make a mess out of me I'm not sure I'll stay for days I'm dying to die I can't be the one to decide Scatter In the snow of my mind I used to think it was a natural thing But boy, I guess it was a terrible thing With the black eye Scattering Like butter scattering I need only my Innocence to live I need only m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tired of this And I'm tired of this And I'm tired of this And I'm tired of this I'm a war I'm a war The day we lay in fire The day we lay in fire I'm a war ♪ ♪ ♪ ♪ And I'm not afraid From the hell that was before the storm To the past away Why are you aware? When I see my dark years fall Why are you scared? From the ground you come to stand To the bottomless place I am here I'm the king of the world My words are so many But the lessons you find Forever they are the same I am dead So where is the truth? Cause I have been spinning the fairytales Cause I am dead I am dead I am dead">
            <text:p> You so I'm a man of my word I'm a man of my word I'm a man of my word I'm a man of my word I'm a man of my word I'm a man of my word I'm a man of my word I'm a man of my word I'm a man of my word I'm a man of my word I'm a man of my word I'm a man of my word I'm a man of my word I'm a man of my word I feel the motion I can't stop what I see Take the time to breathe You're in my arms I'm your man Time is out to make a mess out of me I'm not sure I'll stay for days I'm dying to die I can't be the one to decide Scatter In the snow of my mind I used to think it was a natural thing But boy, I guess it was a terrible thing With the black eye Scattering Like butter scattering I need only my Innocence to live I need only m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nd I'm tired of this And I'm tired of this And I'm tired of this And I'm tired of this I'm a war I'm a war The day we lay in fire The day we lay in fire I'm a war ♪ ♪ ♪ ♪ And I'm not afraid From the hell that was before the storm To the past away Why are you aware? When I see my dark years fall Why are you scared? From the ground you come to stand To the bottomless place I am here I'm the king of the world My words are so many But the lessons you find Forever they are the same I am dead So where is the truth? Cause I have been spinning the fairytales Cause I am dead I am dead I am dead</text:p>
          </table:table-cell>
        </table:table-row>
        <table:table-row>
          <table:table-cell office:value-type="string" office:string-value="Enslaved - The Watcher">
            <text:p>Enslaved - The Watcher</text:p>
          </table:table-cell>
          <table:table-cell office:value-type="string" office:string-value=" ♪ For me Here I Am It's cold with no wind Walking in the footsteps of the fallen Blinded by lack of reason In darkness the tales are told Farewell May the darkness find us No one will Remember the pain when we're gone It's only I'm not scared I'm not scared Realize the ones I've slain Did I become any wiser? Will the wreckage hunt me down? Did I sacrifice in vain? Free world In the sound of tuning gears No one will walk the bridge he does not walk alone Set me free We live Die Ashered in disguise Voices of the dead We are free We are free">
            <text:p> ♪ For me Here I Am It's cold with no wind Walking in the footsteps of the fallen Blinded by lack of reason In darkness the tales are told Farewell May the darkness find us No one will Remember the pain when we're gone It's only I'm not scared I'm not scared Realize the ones I've slain Did I become any wiser? Will the wreckage hunt me down? Did I sacrifice in vain? Free world In the sound of tuning gears No one will walk the bridge he does not walk alone Set me free We live Die Ashered in disguise Voices of the dead We are free We are free</text:p>
          </table:table-cell>
        </table:table-row>
        <table:table-row>
          <table:table-cell office:value-type="string" office:string-value="Immortal - Solarfall">
            <text:p>Immortal - Solarfall</text:p>
          </table:table-cell>
          <table:table-cell office:value-type="string" office:string-value=" So so In the deep sea, I wait upon a coming storm In a roaring tide, as we name the dawn See the eyes in which we clasp ourselves Earth frozen Christ, the dark denies your time Monsters in the sea, the rage of horrors Need to hide from that which is near Skyward from this piece of air Wishing you a giant fall See the eyes in which we clasp ourselves Like frozen break, the dark denies your pai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Beyond the wilderness Through a darkened terrain A painting emptiness Walkers of the dust, survivors of the blood Slowly they move me far, behind all time I'm looking to the soul of God so I believe you see my wings, a buttercup in sun Here we're all in time, as we lay in the dawn Born to the seas, ready to part Dying what waits there Skyward from the seas of air Awaits a new and giant fall See the eyes In which we pull out the stones All frozen twine The dark denied your kind Lost and set flame Destroys with you Lightning blade In depths of no rebirth You">
            <text:p> So so In the deep sea, I wait upon a coming storm In a roaring tide, as we name the dawn See the eyes in which we clasp ourselves Earth frozen Christ, the dark denies your time Monsters in the sea, the rage of horrors Need to hide from that which is near Skyward from this piece of air Wishing you a giant fall See the eyes in which we clasp ourselves Like frozen break, the dark denies your pai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Beyond the wilderness Through a darkened terrain A painting emptiness Walkers of the dust, survivors of the blood Slowly they move me far, behind all time I'm looking to the soul of God so I believe you see my wings, a buttercup in sun Here we're all in time, as we lay in the dawn Born to the seas, ready to part Dying what waits there Skyward from the seas of air Awaits a new and giant fall See the eyes In which we pull out the stones All frozen twine The dark denied your kind Lost and set flame Destroys with you Lightning blade In depths of no rebirth You</text:p>
          </table:table-cell>
        </table:table-row>
        <table:table-row>
          <table:table-cell office:value-type="string" office:string-value="Marduk - Panzer Division Marduk">
            <text:p>Marduk - Panzer Division Marduk</text:p>
          </table:table-cell>
          <table:table-cell office:value-type="string" office:string-value=" Fire! Tracking all the monsters against your lies We blow your fortress into dust The victor is in a battle, battle in the dark We will chop off your trees and rip apart all your limbs Behold the power of a killing machine The blood brings the death while the monsters are alive Born, clipped by the unholy flames, forsaken once fallen from the sky The world of hell has been tossed on a march to extinguish the goodness and light Fascination, violence, continuously at the time of crusade Against Christianity, a worthless humanity Fascination, violence, continuously at the time of crusade Save again your GSD worth to the beast Your worthless humanity you">
            <text:p> Fire! Tracking all the monsters against your lies We blow your fortress into dust The victor is in a battle, battle in the dark We will chop off your trees and rip apart all your limbs Behold the power of a killing machine The blood brings the death while the monsters are alive Born, clipped by the unholy flames, forsaken once fallen from the sky The world of hell has been tossed on a march to extinguish the goodness and light Fascination, violence, continuously at the time of crusade Against Christianity, a worthless humanity Fascination, violence, continuously at the time of crusade Save again your GSD worth to the beast Your worthless humanity you</text:p>
          </table:table-cell>
        </table:table-row>
        <table:table-row>
          <table:table-cell office:value-type="string" office:string-value="Mayhem - Freezing Moon">
            <text:p>Mayhem - Freezing Moon</text:p>
          </table:table-cell>
          <table:table-cell office:value-type="string" office:string-value=" so so So ♪ I'm so holy, and so dark I remember you from a dream, or an empty dream The evolution of man, of the people I remember the first time I died A body freezing cold So, let's get started. Like the pain I give you I live with my hunger Of the living Night of hunger Follow the birds Follow the breathing wind to be Don't let it go when the journey opens The cemetery lights are blackened, the scene has changed Moon and sun hide behind my sky Wait for a wind to bring this to you Yes! you">
            <text:p> so so So ♪ I'm so holy, and so dark I remember you from a dream, or an empty dream The evolution of man, of the people I remember the first time I died A body freezing cold So, let's get started. Like the pain I give you I live with my hunger Of the living Night of hunger Follow the birds Follow the breathing wind to be Don't let it go when the journey opens The cemetery lights are blackened, the scene has changed Moon and sun hide behind my sky Wait for a wind to bring this to you Yes! you</text:p>
          </table:table-cell>
        </table:table-row>
        <table:table-row>
          <table:table-cell office:value-type="string" office:string-value="Mgła - With Hearts Toward None III">
            <text:p>Mgła - With Hearts Toward None III</text:p>
          </table:table-cell>
          <table:table-cell office:value-type="string" office:string-value=" So This is the end of the world This is the end of the world Gods, go away You forgotters in the lands Of no hope And no grace Witchers of the fall Silent be the hordes of the astray In darkness and in ruin The gathers of ascension behold the locusts Beguiling up the air so From the midst of coldness Comes the voice of the living God Slither it down to the roots of the wickedness Below the disco's ground And you shall know frustration And it will set you free Gale is breath Separate from unconscious Purpose, devoid of sin And I'll kill the mother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re the reason for your death You're the force of the living God You're the source of all the evil in the world You're the cause of all You're the source of all the evil in the world You're the source of all the evil in the world And you represent your faith With hearts towards none With hearts towards none We charge toward the light We charge toward the light so So you">
            <text:p> So This is the end of the world This is the end of the world Gods, go away You forgotters in the lands Of no hope And no grace Witchers of the fall Silent be the hordes of the astray In darkness and in ruin The gathers of ascension behold the locusts Beguiling up the air so From the midst of coldness Comes the voice of the living God Slither it down to the roots of the wickedness Below the disco's ground And you shall know frustration And it will set you free Gale is breath Separate from unconscious Purpose, devoid of sin And I'll kill the mother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re the reason for your death You're the force of the living God You're the source of all the evil in the world You're the cause of all You're the source of all the evil in the world You're the source of all the evil in the world And you represent your faith With hearts towards none With hearts towards none We charge toward the light We charge toward the light so So you</text:p>
          </table:table-cell>
        </table:table-row>
        <table:table-row>
          <table:table-cell office:value-type="string" office:string-value="Obsequiae - The Palms of Sorrowed Kings">
            <text:p>Obsequiae - The Palms of Sorrowed Kings</text:p>
          </table:table-cell>
          <table:table-cell office:value-type="string" office:string-value=" ♪ There we are, behind all of this In the jungle We are the ones The moon is down We are the ones The moon is down We are the ones We are the ones We are the ones We are the ones Now I hear you Tracking my thoughts Now I wonder I see the end I can't wait Fear Terror I shake in fear I am the dark You,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I am the one who's coming down I'm not letting go I'm not letting go I'm not letting go I'm not letting go I'm not letting go I'm not letting go I'm not letting go I'm not letting go I'm not letting go I'm not letting go I'm not letting go I'm not letting go I'm not letting go I'm not letting go I'm not letting go I'm not letting go In the stretched hands of a soul Come the truth Come the truth To the heart, the side you reach for Ah! Ah! you">
            <text:p> ♪ There we are, behind all of this In the jungle We are the ones The moon is down We are the ones The moon is down We are the ones We are the ones We are the ones We are the ones Now I hear you Tracking my thoughts Now I wonder I see the end I can't wait Fear Terror I shake in fear I am the dark You,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me I am the one who's coming down I'm not letting go I'm not letting go I'm not letting go I'm not letting go I'm not letting go I'm not letting go I'm not letting go I'm not letting go I'm not letting go I'm not letting go I'm not letting go I'm not letting go I'm not letting go I'm not letting go I'm not letting go I'm not letting go In the stretched hands of a soul Come the truth Come the truth To the heart, the side you reach for Ah! Ah! you</text:p>
          </table:table-cell>
        </table:table-row>
        <table:table-row>
          <table:table-cell office:value-type="string" office:string-value="Regarde Les Hommes Tomber - A New Order">
            <text:p>Regarde Les Hommes Tomber - A New Order</text:p>
          </table:table-cell>
          <table:table-cell office:value-type="string" office:string-value=" Ah! From the slant of his hands, he cannot borrow The rise of a shadow, the deathless dance of the dead Underscore and congruent For the vivid and vaguest Chaos Faces with terror Return of our father Uninvented by words Of the dictates of the solution For the ragged and busted Words of death and shadow Ashes, the flesh only flames Of the great fire, is undelayed What is the name of this suffering What makes me a slave I'm not in the dark A celebration I need to feel the pain in my bones Insanity, I'm not alive I'm a fool, I'm a fool The truth is so sweet, but from your thoughts it was so low Creeping in the sky, bleeding pieces, landing to a hang on the walls The breath taking on me, I'm lost in this breath Bursting out Death's dawn, bursting for life now One drive, fatal fire we run Our lives, a passion we share This is the blood sucking blood The time for discipline Betrayal of his own strength The best way to end them The bloody end of all I shall never forget The blood that spilled in our blood I'm not the one you're looking for I'm not the one you're looking for I don't see what it is you're looking for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 celebration, a healing process A celebration, peace for me I remember It's so clear I remember I remember I remember You're a fucking idiot You're a fucking idiot You're a fucking idiot You're a fucking idiot You're a fucking idiot You're a fucking idiot">
            <text:p> Ah! From the slant of his hands, he cannot borrow The rise of a shadow, the deathless dance of the dead Underscore and congruent For the vivid and vaguest Chaos Faces with terror Return of our father Uninvented by words Of the dictates of the solution For the ragged and busted Words of death and shadow Ashes, the flesh only flames Of the great fire, is undelayed What is the name of this suffering What makes me a slave I'm not in the dark A celebration I need to feel the pain in my bones Insanity, I'm not alive I'm a fool, I'm a fool The truth is so sweet, but from your thoughts it was so low Creeping in the sky, bleeding pieces, landing to a hang on the walls The breath taking on me, I'm lost in this breath Bursting out Death's dawn, bursting for life now One drive, fatal fire we run Our lives, a passion we share This is the blood sucking blood The time for discipline Betrayal of his own strength The best way to end them The bloody end of all I shall never forget The blood that spilled in our blood I'm not the one you're looking for I'm not the one you're looking for I don't see what it is you're looking for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 celebration, a healing process A celebration, peace for me I remember It's so clear I remember I remember I remember You're a fucking idiot You're a fucking idiot You're a fucking idiot You're a fucking idiot You're a fucking idiot You're a fucking idiot</text:p>
          </table:table-cell>
        </table:table-row>
        <table:table-row>
          <table:table-cell office:value-type="string" office:string-value="Satyricon - K.I.N.G.">
            <text:p>Satyricon - K.I.N.G.</text:p>
          </table:table-cell>
          <table:table-cell office:value-type="string" office:string-value=" Bunch of tights, metal skin Serpent's tongue, tiger claws Dragon wings, crocodile wands King Beholding the might In its son of grace In its beauty and light In its pride and glory Rushing toward a time and space Elder lords, crack the soil Gonna take another lead Kingdom come, hear the roar Climbing down To rule the earth Buster trying, missile skip Serpent's son, dagger cross Dragon wings, crooked horns Kings upon high places With their heads so fine With their lives at stake With their blades at hand Triumph come beyond the gates Giants rise from the pits Where's the light, chaos reign? Donald Trump eats the gods Climbing down to rule the earth Bloods are tied, metal skin Serpent's tongue, diner claws Dragon wings, croaking horns King Lightning strikes, wake up now The evil fornicate the weak Summon all, make the signs Legion sparks, earth to void Climbing down To rule the earth Bloodshot eyes, metal skin Serpent's tongue, dagger claws Dragon wings, crocodile horns King">
            <text:p> Bunch of tights, metal skin Serpent's tongue, tiger claws Dragon wings, crocodile wands King Beholding the might In its son of grace In its beauty and light In its pride and glory Rushing toward a time and space Elder lords, crack the soil Gonna take another lead Kingdom come, hear the roar Climbing down To rule the earth Buster trying, missile skip Serpent's son, dagger cross Dragon wings, crooked horns Kings upon high places With their heads so fine With their lives at stake With their blades at hand Triumph come beyond the gates Giants rise from the pits Where's the light, chaos reign? Donald Trump eats the gods Climbing down to rule the earth Bloods are tied, metal skin Serpent's tongue, diner claws Dragon wings, croaking horns King Lightning strikes, wake up now The evil fornicate the weak Summon all, make the signs Legion sparks, earth to void Climbing down To rule the earth Bloodshot eyes, metal skin Serpent's tongue, dagger claws Dragon wings, crocodile horns King</text:p>
          </table:table-cell>
        </table:table-row>
        <table:table-row>
          <table:table-cell office:value-type="string" office:string-value="Shining - Fields of Faceless">
            <text:p>Shining - Fields of Faceless</text:p>
          </table:table-cell>
          <table:table-cell office:value-type="string" office:string-value=" you Come on, oh! so so To walk the field of face masks To carry the burden of knowledge To walk the field of faceless To fail the siege For a pair of bones I can't see the end ♪ ♪ ♪ ♪ ♪ ♪ My world is clear I carry the burden I see the end I want this fate Moth carried this burden Moth walked this faith Moth faithless sin Moth walked this faith Moth carried this burden I, on this face, must say it's true so so ♪ I want this feeling Once more this pain will Last one in line So, I'm going to go ahead and get started. so you">
            <text:p> you Come on, oh! so so To walk the field of face masks To carry the burden of knowledge To walk the field of faceless To fail the siege For a pair of bones I can't see the end ♪ ♪ ♪ ♪ ♪ ♪ My world is clear I carry the burden I see the end I want this fate Moth carried this burden Moth walked this faith Moth faithless sin Moth walked this faith Moth carried this burden I, on this face, must say it's true so so ♪ I want this feeling Once more this pain will Last one in line So, I'm going to go ahead and get started. so you</text:p>
          </table:table-cell>
        </table:table-row>
        <table:table-row>
          <table:table-cell office:value-type="string" office:string-value="Sigh - At My Funeral">
            <text:p>Sigh - At My Funeral</text:p>
          </table:table-cell>
          <table:table-cell office:value-type="string" office:string-value=" So I've chosen death Hell Hearing the motors cry Shedding my body light Symbolizing equity Journey into eternity The funeral is for me They're meant to be I'm calling for the moon My flesh will turn to dust And it's my last sexual attack I'm going to Yes, I'm going to And the worst place I will be Yes, I will be So Ah Ow! Ow! Ow! It's cold, it's cold, it's cold I am the keeper, the thing that's gone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And I left for a month at my funeral And like it's soon at my funeral Recalling all my shit at my funeral So my journey begins at my funeral Leaving my body behind Seeing my coffin burn And this is what I earned My funeral will end And my soul will descend Into Hades, to burn, to scorn, scorn defeat, scorn defeat Yes I do, scorn defeat">
            <text:p> So I've chosen death Hell Hearing the motors cry Shedding my body light Symbolizing equity Journey into eternity The funeral is for me They're meant to be I'm calling for the moon My flesh will turn to dust And it's my last sexual attack I'm going to Yes, I'm going to And the worst place I will be Yes, I will be So Ah Ow! Ow! Ow! It's cold, it's cold, it's cold I am the keeper, the thing that's gone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I'm a warrior And I left for a month at my funeral And like it's soon at my funeral Recalling all my shit at my funeral So my journey begins at my funeral Leaving my body behind Seeing my coffin burn And this is what I earned My funeral will end And my soul will descend Into Hades, to burn, to scorn, scorn defeat, scorn defeat Yes I do, scorn defeat</text:p>
          </table:table-cell>
        </table:table-row>
        <table:table-row>
          <table:table-cell office:value-type="string" office:string-value="Spectral Wound - Frigid and Spellbound">
            <text:p>Spectral Wound - Frigid and Spellbound</text:p>
          </table:table-cell>
          <table:table-cell office:value-type="string" office:string-value=" ♪ so Wandering, like a sith male Not bearing the pleasure With sculptures and face of flesh In a recreation It's time to be a slave My distance beyond Wonderland is made to be held Rusted and destroyed Defying you to drink Uneaten to drown Glittering for sale It's getting slow now We are to be alone Deranged and denial Wasted, lived on passions Of the cruel, the heartless, the ones Frigid and still now Frigid and still now Wrecking a snow gorge Wrecking In love I'm not alone Like a bloody trap The way Has come to stop Now I come down, I come to get you I scourge you, in your bones ♪ Tears me from my soul Reconciling In this way I can't stop now">
            <text:p> ♪ so Wandering, like a sith male Not bearing the pleasure With sculptures and face of flesh In a recreation It's time to be a slave My distance beyond Wonderland is made to be held Rusted and destroyed Defying you to drink Uneaten to drown Glittering for sale It's getting slow now We are to be alone Deranged and denial Wasted, lived on passions Of the cruel, the heartless, the ones Frigid and still now Frigid and still now Wrecking a snow gorge Wrecking In love I'm not alone Like a bloody trap The way Has come to stop Now I come down, I come to get you I scourge you, in your bones ♪ Tears me from my soul Reconciling In this way I can't stop now</text:p>
          </table:table-cell>
        </table:table-row>
        <table:table-row>
          <table:table-cell office:value-type="string" office:string-value="Stormkeep - A Journey Through Storms">
            <text:p>Stormkeep - A Journey Through Storms</text:p>
          </table:table-cell>
          <table:table-cell office:value-type="string" office:string-value=" So The winding path, roads and hills Land beyond the borders of man Finding lost relics in time warped tombs A road of quest, a journey through stars Many trials lay in due of the unknown Test your magic, steal that straight attention Awake Message across the street of storms To the castle of the rock of oars Seas ravaged by winds and sand mist Lightning, blizzards and thunder Crack the walls of the sky The permanent in chaos, inferior bewitched Celestial cascade, rising rain, the gale descends ♪ The winding path Seas and hills, lands uncharted, fearless crowds Battling cold bursts and blaze of ice Sailing onward, a journey through storms so So So Ah! Raising moonlight through the prairie Sorcery in the air Ancient magic entangled in elements An impassable time The hand of destiny Reckoning for Through words spoken A beacon of fear I will turn the storm Through will and spirit Fear will not take me I am the wave, I am the storm A light to the crowds Cut through the night From staff, empower it spills Dark woven chaos A cosplay for the higher How identical even Out on the sea On the shore So I'm withered, I'm withered I am the storm This grandest anniversary With only my strength and my mind I am the wind I am the storm So you">
            <text:p> So The winding path, roads and hills Land beyond the borders of man Finding lost relics in time warped tombs A road of quest, a journey through stars Many trials lay in due of the unknown Test your magic, steal that straight attention Awake Message across the street of storms To the castle of the rock of oars Seas ravaged by winds and sand mist Lightning, blizzards and thunder Crack the walls of the sky The permanent in chaos, inferior bewitched Celestial cascade, rising rain, the gale descends ♪ The winding path Seas and hills, lands uncharted, fearless crowds Battling cold bursts and blaze of ice Sailing onward, a journey through storms so So So Ah! Raising moonlight through the prairie Sorcery in the air Ancient magic entangled in elements An impassable time The hand of destiny Reckoning for Through words spoken A beacon of fear I will turn the storm Through will and spirit Fear will not take me I am the wave, I am the storm A light to the crowds Cut through the night From staff, empower it spills Dark woven chaos A cosplay for the higher How identical even Out on the sea On the shore So I'm withered, I'm withered I am the storm This grandest anniversary With only my strength and my mind I am the wind I am the storm So you</text:p>
          </table:table-cell>
        </table:table-row>
        <table:table-row>
          <table:table-cell office:value-type="string" office:string-value="Summoning - Flammifer">
            <text:p>Summoning - Flammifer</text:p>
          </table:table-cell>
          <table:table-cell office:value-type="string" office:string-value=" So, let's get started. so You are the sun of the world You will let all things turn to grey You are beneath the force of the earth You are the night of the fall A dragon roaring, a beast that burns A leap of faith, a leap of faith You are the sun of the world You will let all things turn to grey My legs are sick and tired and strong Let's wrap this war and take it in so So Is A brilliant A paradise Without a soul The unborn The promised rest The promised rest And never out so She sees the moon, the darkness now You are made from a curse of sin You will let her be trapped in pain Beyond the gates of the fortune land You will not fight, you will be born A dragon roaring, waves that burn I'll leave my legs inside a trough And I'll be poor and naked again ♪ You don't feel a brilliant A pediment is how they talk They don't care about the rest They don't care about the rest of the crowd You don't feel a brilliant A pediment is how they talk They don't care about the rest The dark and the crass have never ended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
            <text:p> So, let's get started. so You are the sun of the world You will let all things turn to grey You are beneath the force of the earth You are the night of the fall A dragon roaring, a beast that burns A leap of faith, a leap of faith You are the sun of the world You will let all things turn to grey My legs are sick and tired and strong Let's wrap this war and take it in so So Is A brilliant A paradise Without a soul The unborn The promised rest The promised rest And never out so She sees the moon, the darkness now You are made from a curse of sin You will let her be trapped in pain Beyond the gates of the fortune land You will not fight, you will be born A dragon roaring, waves that burn I'll leave my legs inside a trough And I'll be poor and naked again ♪ You don't feel a brilliant A pediment is how they talk They don't care about the rest They don't care about the rest of the crowd You don't feel a brilliant A pediment is how they talk They don't care about the rest The dark and the crass have never ended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text:p>
          </table:table-cell>
        </table:table-row>
        <table:table-row>
          <table:table-cell office:value-type="string" office:string-value="Watain - Malfeitor">
            <text:p>Watain - Malfeitor</text:p>
          </table:table-cell>
          <table:table-cell office:value-type="string" office:string-value=" ♪ ♪ ♪ ♪ ♪ By the blessing of Shun-Kun, the court of life was deformed, so he said it to a new, greater love, with courage, love and the honor of which he shall be That was born by the semen of a lost retire As his many limbs extend across the abyss Thirteen warriors and a million dwarves In a thousand dwarves that breathe Only the two that changed the time to Isaiah Were tied down in their graves An extra-mortalistic man formation The autistic god I follow A flood wave of death From across worlds My fate of the master is gravity unity A dwarf in the abyss, within you, that's who I am I can't supply you to a man, my eyes have been robbed of immunity So that my sight will clear, when we leave this world in the night so I am the guardian of the bloody door A spruce has turned and breathed and quiet Now beyond the sacred words and this torn and long I see in me two my fathers, martyred in the eyes of the shittier The luck and the desires that were within my heart And the devil is in my dreams Easy The fatal In your possession I am Twilight God of transformation At the crossroads we meet again I'll raise the flag of manifesto vera and high To the dead and true If I am of my father's the devil And the loss of my father I will do ♪ ♪ ♪ ♪ ♪ so ♪ ♪ ♪ ♪ ♪ you">
            <text:p> ♪ ♪ ♪ ♪ ♪ By the blessing of Shun-Kun, the court of life was deformed, so he said it to a new, greater love, with courage, love and the honor of which he shall be That was born by the semen of a lost retire As his many limbs extend across the abyss Thirteen warriors and a million dwarves In a thousand dwarves that breathe Only the two that changed the time to Isaiah Were tied down in their graves An extra-mortalistic man formation The autistic god I follow A flood wave of death From across worlds My fate of the master is gravity unity A dwarf in the abyss, within you, that's who I am I can't supply you to a man, my eyes have been robbed of immunity So that my sight will clear, when we leave this world in the night so I am the guardian of the bloody door A spruce has turned and breathed and quiet Now beyond the sacred words and this torn and long I see in me two my fathers, martyred in the eyes of the shittier The luck and the desires that were within my heart And the devil is in my dreams Easy The fatal In your possession I am Twilight God of transformation At the crossroads we meet again I'll raise the flag of manifesto vera and high To the dead and true If I am of my father's the devil And the loss of my father I will do ♪ ♪ ♪ ♪ ♪ so ♪ ♪ ♪ ♪ ♪ you</text:p>
          </table:table-cell>
        </table:table-row>
        <table:table-row>
          <table:table-cell office:value-type="string" office:string-value="Windir - Journey to the End">
            <text:p>Windir - Journey to the End</text:p>
          </table:table-cell>
          <table:table-cell office:value-type="string" office:string-value=" So so I wish to live like a god I see my past, I'm blind I wish I could die like a son I can't hide my tears My heart died one day tonight by becoming weak But I, I see the light as night I'm not a glass of water I'm the air I am a storm and I am a fire I can't understand I don't understand I can't explain it I know it's my mistake I was wrong for me And our deaths will be I know we hunted And the bleeding skies Will be over before I look around so you so so so so so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so so so so You you">
            <text:p> So so I wish to live like a god I see my past, I'm blind I wish I could die like a son I can't hide my tears My heart died one day tonight by becoming weak But I, I see the light as night I'm not a glass of water I'm the air I am a storm and I am a fire I can't understand I don't understand I can't explain it I know it's my mistake I was wrong for me And our deaths will be I know we hunted And the bleeding skies Will be over before I look around so you so so so so so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so so so so You you</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 you so so I am I and I'm what I am And there you are In the darkness of the wilderness Oh, I can't hide inside Go Go You fly above Wings of Yarn Of creation I see the light of the dark sky in your eyes I am the fire You are the earth beneath Can you hear the sound? It's the sound of the sea It's the sound of the sea You fly above Wings of your own creation I see the light And the dark sky is your hiding spot so ♪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With friends No one More than me No one can Try and change Something's calling, is that me? Something's tearing me, inside of your mind Oh, this is so much better than what I had so so so so so You fall apart Wait for your own creation I see the light of the night sky in your eyes ♪ I feel it It's not that easy We are the aliens I can't fucking survive I'm not a hero I'm a fucking hypocrite so so you">
            <text:p> you so so I am I and I'm what I am And there you are In the darkness of the wilderness Oh, I can't hide inside Go Go You fly above Wings of Yarn Of creation I see the light of the dark sky in your eyes I am the fire You are the earth beneath Can you hear the sound? It's the sound of the sea It's the sound of the sea You fly above Wings of your own creation I see the light And the dark sky is your hiding spot so ♪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With friends No one More than me No one can Try and change Something's calling, is that me? Something's tearing me, inside of your mind Oh, this is so much better than what I had so so so so so You fall apart Wait for your own creation I see the light of the night sky in your eyes ♪ I feel it It's not that easy We are the aliens I can't fucking survive I'm not a hero I'm a fucking hypocrite so so you</text:p>
          </table:table-cell>
        </table:table-row>
        <table:table-row>
          <table:table-cell office:value-type="string" office:string-value="Obtained Enslavement - Veils of Wintersorrow">
            <text:p>Obtained Enslavement - Veils of Wintersorrow</text:p>
          </table:table-cell>
          <table:table-cell office:value-type="string" office:string-value=" 🎵 The light cuts like fire through the sand I am just a wisp of a light I'm just a wisp of a light I know the truth It's easy to hide it The truth is not to be found I see the light as it through the sky All the days when I'm falling in love It's all in the name The kind that brings the pain The kind that brings the pain A morning rain's ready for the night I hear the bells ring through my window in my room I will regain my shadow throughout the centuries The children of pride is the way of my repentance I'm here and I'm coming to serve my enemies I hear the passion You take away It's crushing the veins Oh no! You're rising to the top Rising from the dead This is my final night I'm not leaving you here You will be free This is my story And you will be part Of the history Oh you, the faithless queen You'll be smiling From dawn till night I am the shadow of your pain It all seems fine And it's made of the earth and the land I am the shadow to light The blue of the sky And I find a place in my heart A place to hide A place to hide you">
            <text:p> 🎵 The light cuts like fire through the sand I am just a wisp of a light I'm just a wisp of a light I know the truth It's easy to hide it The truth is not to be found I see the light as it through the sky All the days when I'm falling in love It's all in the name The kind that brings the pain The kind that brings the pain A morning rain's ready for the night I hear the bells ring through my window in my room I will regain my shadow throughout the centuries The children of pride is the way of my repentance I'm here and I'm coming to serve my enemies I hear the passion You take away It's crushing the veins Oh no! You're rising to the top Rising from the dead This is my final night I'm not leaving you here You will be free This is my story And you will be part Of the history Oh you, the faithless queen You'll be smiling From dawn till night I am the shadow of your pain It all seems fine And it's made of the earth and the land I am the shadow to light The blue of the sky And I find a place in my heart A place to hide A place to hide you</text:p>
          </table:table-cell>
        </table:table-row>
      </table:table>
      <table:table table:name="songs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 To neglect and to fear Rather than to protect a soul I'd rather to tell the public what I fear Worry no authority to make a fool Seek and see where they will lead you To make a good rebuke As they say I said I'll be A little bit more, a little bit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Retaining form of him You may take all that from a man you've come to From a bunch of fucking scum You don't allow them to say anything Anything you don't say will be good and bad For your own fucking authority To the murderer, his name is the mandate He's not a force, they are pure threat to the souls and murder In harmony, the likes of evil people We need respect for these fuckers You can't tell them no, but I From a pedestal built of innocence Hey, do you even remember the last time they protected a soldier? No Oh, he's very ordinary Fuck you, all that Our point is made Our point is made Send them to the slaughterhouse you">
            <text:p> To neglect and to fear Rather than to protect a soul I'd rather to tell the public what I fear Worry no authority to make a fool Seek and see where they will lead you To make a good rebuke As they say I said I'll be A little bit more, a little bit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good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Only to be hated, you really think you can help it now? Retaining form of him You may take all that from a man you've come to From a bunch of fucking scum You don't allow them to say anything Anything you don't say will be good and bad For your own fucking authority To the murderer, his name is the mandate He's not a force, they are pure threat to the souls and murder In harmony, the likes of evil people We need respect for these fuckers You can't tell them no, but I From a pedestal built of innocence Hey, do you even remember the last time they protected a soldier? No Oh, he's very ordinary Fuck you, all that Our point is made Our point is made Send them to the slaughterhouse you</text:p>
          </table:table-cell>
        </table:table-row>
        <table:table-row>
          <table:table-cell office:value-type="string" office:string-value="All Shall Perish - Eradication">
            <text:p>All Shall Perish - Eradication</text:p>
          </table:table-cell>
          <table:table-cell office:value-type="string" office:string-value=" The game of God and we fail not to create a false empire A way of action to evolve in Liberation I am endless life A chain that leads me to endless life The world is your world It's all the time and meaning A creep inside, trying to survive The sun and time, your tides are frozen Closer to the mountainside Closer to the mountainside Closer to the mountainside There is a meaning for the mind well Who began all that truly proceeds I have no place to show you It will come, trust me, you will too see I was the true knowledge But I'm the thought that leads you The mermaids was enough for me Enough to your discretion You decide your own demise Don't let the oppression Manipulate your lonely state ♪ I surrender in my laptop to the maker of depression I am the first of her In show of hands she paid off your will to fight Consecration, only to die in renunciation">
            <text:p> The game of God and we fail not to create a false empire A way of action to evolve in Liberation I am endless life A chain that leads me to endless life The world is your world It's all the time and meaning A creep inside, trying to survive The sun and time, your tides are frozen Closer to the mountainside Closer to the mountainside Closer to the mountainside There is a meaning for the mind well Who began all that truly proceeds I have no place to show you It will come, trust me, you will too see I was the true knowledge But I'm the thought that leads you The mermaids was enough for me Enough to your discretion You decide your own demise Don't let the oppression Manipulate your lonely state ♪ I surrender in my laptop to the maker of depression I am the first of her In show of hands she paid off your will to fight Consecration, only to die in renunciation</text:p>
          </table:table-cell>
        </table:table-row>
        <table:table-row>
          <table:table-cell office:value-type="string" office:string-value="AngelMaker - What I Would Give">
            <text:p>AngelMaker - What I Would Give</text:p>
          </table:table-cell>
          <table:table-cell office:value-type="string" office:string-value=" You don't know my real loss because it only occurs when you love something more than you love yourself I'm the maker to your deeds I will trade my life for yours Destiny in your hands When you die, I will die What I will give to see the morning come And what I will drink to save us from this bitter end The wind burns, grab me tight but I won't give in Get my curse Surrender now Now I take all the pressure from the past I'm a friend, but you're a second target in a battle I've trained myself for this immersion in the black You're a friend, but I'm still confused Overwhelming emptiness, I long to see you In another time, or in another place I'll trust every breath I was breathed with your face For so many years I've watched as you have Unable to help, I couldn't excel Tears, words, all I know I'll wait on your tears To the death, my God To all the words you spoke of me To hell I would have lived Just say you will kill me You will kill me Our soulless life is but a sweet dream You're so useless We are It's a No more foolishness, pushing the bricks of peace Mind is the enemy No to xenophobia, no to fascism We stay going We stay going No focus on your men Excessive things are defecating This is resounding too loud All that's weak of mind No to the other way We the murder Can't hold back now What I would give To hear your voice again This knife has set my own throat What I would give to feel your touch again I'll take this gun, cock it back and pull Please let me hold your pain So I can take it to the grave It's so hard as I could leave Rage your flow is triumphantly Carry this torch with me Light your way from misery Give my curse To the foes of hell Now I'm tied to the bridge of hell forever I'm the only second hand to the evil I save myself for you, save me, stand up last The fire shaking through Overwhelming happiness I long to see you In another time or in another day I'll trust everything I was once With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You don't know my real loss because it only occurs when you love something more than you love yourself I'm the maker to your deeds I will trade my life for yours Destiny in your hands When you die, I will die What I will give to see the morning come And what I will drink to save us from this bitter end The wind burns, grab me tight but I won't give in Get my curse Surrender now Now I take all the pressure from the past I'm a friend, but you're a second target in a battle I've trained myself for this immersion in the black You're a friend, but I'm still confused Overwhelming emptiness, I long to see you In another time, or in another place I'll trust every breath I was breathed with your face For so many years I've watched as you have Unable to help, I couldn't excel Tears, words, all I know I'll wait on your tears To the death, my God To all the words you spoke of me To hell I would have lived Just say you will kill me You will kill me Our soulless life is but a sweet dream You're so useless We are It's a No more foolishness, pushing the bricks of peace Mind is the enemy No to xenophobia, no to fascism We stay going We stay going No focus on your men Excessive things are defecating This is resounding too loud All that's weak of mind No to the other way We the murder Can't hold back now What I would give To hear your voice again This knife has set my own throat What I would give to feel your touch again I'll take this gun, cock it back and pull Please let me hold your pain So I can take it to the grave It's so hard as I could leave Rage your flow is triumphantly Carry this torch with me Light your way from misery Give my curse To the foes of hell Now I'm tied to the bridge of hell forever I'm the only second hand to the evil I save myself for you, save me, stand up last The fire shaking through Overwhelming happiness I long to see you In another time or in another day I'll trust everything I was once With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ugust Burns Red - Composure">
            <text:p>August Burns Red - Composure</text:p>
          </table:table-cell>
          <table:table-cell office:value-type="string" office:string-value=" ♪ Shake it off, pick yourself up and say Your life fell apart in your hands, you've got the scars So promise, it's not the first time And they're getting deeper All in together, but they're not your share All down the same, don't even see how you'd grow It's not the first time, and we're getting deeper More and more, your demeanor looks like quicksand More and more, your demeanor looks like quicksand It seems like you're giving up Giving up on everything you once fought It seems like you're giving up Giving up on everything you were for It's pulling you under It's creeping around your throat It's pulling you under It's creeping around your throat It seems like you're giving up on everything In moments you are gone In moments you are gone Life can be overwhelming But don't turn your back on the strongest tribes You'll never run, you'll never run They have always been there to break your fall We goodbye to the past We bid farewell to the past We've got to hold on to the lead We've got to hold on to the lead It's time to get some room">
            <text:p> ♪ Shake it off, pick yourself up and say Your life fell apart in your hands, you've got the scars So promise, it's not the first time And they're getting deeper All in together, but they're not your share All down the same, don't even see how you'd grow It's not the first time, and we're getting deeper More and more, your demeanor looks like quicksand More and more, your demeanor looks like quicksand It seems like you're giving up Giving up on everything you once fought It seems like you're giving up Giving up on everything you were for It's pulling you under It's creeping around your throat It's pulling you under It's creeping around your throat It seems like you're giving up on everything In moments you are gone In moments you are gone Life can be overwhelming But don't turn your back on the strongest tribes You'll never run, you'll never run They have always been there to break your fall We goodbye to the past We bid farewell to the past We've got to hold on to the lead We've got to hold on to the lead It's time to get some room</text:p>
          </table:table-cell>
        </table:table-row>
        <table:table-row>
          <table:table-cell office:value-type="string" office:string-value="Born of Osiris - Abstract Art">
            <text:p>Born of Osiris - Abstract Art</text:p>
          </table:table-cell>
          <table:table-cell office:value-type="string" office:string-value=" Oaken Chains This is his manifestation You've been so frustrated Get on the floor Torn in pieces All my minds and my hands All I'm just wasting Nothing to make me think Turn it back All my minds and my hands All I'm just wasting Nothing to make me think No matter, rest in, broken vision, searching the sun I really don't give a damn This is all my life I really don't give a damn This is all my life I really don't give a damn Your life lies in blighted dust, you don't bring it back Don't be afraid Fade away Don't be afraid Fade away">
            <text:p> Oaken Chains This is his manifestation You've been so frustrated Get on the floor Torn in pieces All my minds and my hands All I'm just wasting Nothing to make me think Turn it back All my minds and my hands All I'm just wasting Nothing to make me think No matter, rest in, broken vision, searching the sun I really don't give a damn This is all my life I really don't give a damn This is all my life I really don't give a damn Your life lies in blighted dust, you don't bring it back Don't be afraid Fade away Don't be afraid Fade away</text:p>
          </table:table-cell>
        </table:table-row>
        <table:table-row>
          <table:table-cell office:value-type="string" office:string-value="Bring Me the Horizon - Pray for Plagues">
            <text:p>Bring Me the Horizon - Pray for Plagues</text:p>
          </table:table-cell>
          <table:table-cell office:value-type="string" office:string-value=" I offer you the anvil of the chronic As I await my blessing check As I go down, I sow the seed It's time to die I saw the shape So I'm the only seeing I'm the color of the fruit It's all around on Earth It's close to the people It's time to die It's moving soon It's time to die It's time to die Oh! Crowd your fucking brains in Crowd your brains in She has a crowd in every eye Crowd your brains in She has a crowd in every eye Crowd in every eye I'm asking you for just one thing I'll live with you I'll live with you Close your eyes, pray for blood You have claimed this power and will your blood flow to the end? Oh, close your eyes, pray for blood Craziness, oh, it's painful to me I saw through you, the eyes of the craziness I saw your only way, was to leave this shit I saw go down, I saw the shit I saw go down, I saw the shit So clap your hands, load of soul of every first born dying now Watch the rivers flow with blood, the earth will stand, the earth will stand So clap your hands, load of soul of every first born dying now Watch the rivers flow with blood, the earth will stand, the earth will stand So clap your hands, load of soul of every first born dying now For I shall drink the blood And will stand when life was caught But out your eyes Pray for me I have been a good boy">
            <text:p> I offer you the anvil of the chronic As I await my blessing check As I go down, I sow the seed It's time to die I saw the shape So I'm the only seeing I'm the color of the fruit It's all around on Earth It's close to the people It's time to die It's moving soon It's time to die It's time to die Oh! Crowd your fucking brains in Crowd your brains in She has a crowd in every eye Crowd your brains in She has a crowd in every eye Crowd in every eye I'm asking you for just one thing I'll live with you I'll live with you Close your eyes, pray for blood You have claimed this power and will your blood flow to the end? Oh, close your eyes, pray for blood Craziness, oh, it's painful to me I saw through you, the eyes of the craziness I saw your only way, was to leave this shit I saw go down, I saw the shit I saw go down, I saw the shit So clap your hands, load of soul of every first born dying now Watch the rivers flow with blood, the earth will stand, the earth will stand So clap your hands, load of soul of every first born dying now Watch the rivers flow with blood, the earth will stand, the earth will stand So clap your hands, load of soul of every first born dying now For I shall drink the blood And will stand when life was caught But out your eyes Pray for me I have been a good boy</text:p>
          </table:table-cell>
        </table:table-row>
        <table:table-row>
          <table:table-cell office:value-type="string" office:string-value="Carnifex - Die Without Hope">
            <text:p>Carnifex - Die Without Hope</text:p>
          </table:table-cell>
          <table:table-cell office:value-type="string" office:string-value=" ♪♪ ♪♪ I have never felt so fucking low In a bottle filled with a load of gun Every word you read is stained in blood What a scum! Swine! Cursing! I am my fate! I'm dying, my body turned to rust An empty carcass left to rot Back to dust My carcass keeps me in a shallow grave Out of sight I'm perplexed at where will be going These words may sound all the same I have been to chest on every page Watch as my heart turns to stone Watch me die without hope I don't want to be here anymore Everything I know about life is a lie This is what I fear the most Wanting love but chasing ghosts It won't matter when I forget your name You know exactly what I am But you know I love the pain Remember my words, but forget my face Every fucking scar, screams your name Remember my words, but forget my face Every fucking scar screams your name Remember my words, I forget my face Every fucking scar screams your name And it won't matter when I forget your name You know exactly what I am, and you know I love the pain Remember my words, but forget my face Every fucking scar, claims your name And it won't matter when I fuck up your name You know exactly what I am, and you know I love the pain Remember my words, but forget my face Every fucking scar, claims your name I have never felt so fucking lost It followed from me with a loaded gun Every word you read is painted black What is this? I can't tell my friend These words make so all the same I am bleached and chafed on every page Watch as my heart turns to stone Watch me die without hope Watch as my heart turns to stone Watch me die without you And it won't matter when I forget your name You know exactly what I am and you know I love the pain Remember my words, but forget my face Every fucking scar screams your name And it won't matter when I forget your name You know exactly what I am And you know I love the pain Remember my words, I forget my face Every fucking scar screams your name you">
            <text:p> ♪♪ ♪♪ I have never felt so fucking low In a bottle filled with a load of gun Every word you read is stained in blood What a scum! Swine! Cursing! I am my fate! I'm dying, my body turned to rust An empty carcass left to rot Back to dust My carcass keeps me in a shallow grave Out of sight I'm perplexed at where will be going These words may sound all the same I have been to chest on every page Watch as my heart turns to stone Watch me die without hope I don't want to be here anymore Everything I know about life is a lie This is what I fear the most Wanting love but chasing ghosts It won't matter when I forget your name You know exactly what I am But you know I love the pain Remember my words, but forget my face Every fucking scar, screams your name Remember my words, but forget my face Every fucking scar screams your name Remember my words, I forget my face Every fucking scar screams your name And it won't matter when I forget your name You know exactly what I am, and you know I love the pain Remember my words, but forget my face Every fucking scar, claims your name And it won't matter when I fuck up your name You know exactly what I am, and you know I love the pain Remember my words, but forget my face Every fucking scar, claims your name I have never felt so fucking lost It followed from me with a loaded gun Every word you read is painted black What is this? I can't tell my friend These words make so all the same I am bleached and chafed on every page Watch as my heart turns to stone Watch me die without hope Watch as my heart turns to stone Watch me die without you And it won't matter when I forget your name You know exactly what I am and you know I love the pain Remember my words, but forget my face Every fucking scar screams your name And it won't matter when I forget your name You know exactly what I am And you know I love the pain Remember my words, I forget my face Every fucking scar screams your name you</text:p>
          </table:table-cell>
        </table:table-row>
        <table:table-row>
          <table:table-cell office:value-type="string" office:string-value="Chelsea Grin - Recreant">
            <text:p>Chelsea Grin - Recreant</text:p>
          </table:table-cell>
          <table:table-cell office:value-type="string" office:string-value=" I'm the father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You're placed in my back, angry eyes See I have killed myself, now I'm fucking dry I'll sit while you die, angry eyes Stands the front door The hands of love No one knows How it works So Standing on your chest You were a liar I know what I found You lied Don't forget I know exactly what you did You fucking sick of all the lies That you've been spreading You're a total wanker You're so, you're so, so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you Die Die Die Die you">
            <text:p> I'm the father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I'm gonna go away You're placed in my back, angry eyes See I have killed myself, now I'm fucking dry I'll sit while you die, angry eyes Stands the front door The hands of love No one knows How it works So Standing on your chest You were a liar I know what I found You lied Don't forget I know exactly what you did You fucking sick of all the lies That you've been spreading You're a total wanker You're so, you're so, so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I'm not the one you need, baby you Die Die Die Die you</text:p>
          </table:table-cell>
        </table:table-row>
        <table:table-row>
          <table:table-cell office:value-type="string" office:string-value="Despised Icon - Furtive Monologue">
            <text:p>Despised Icon - Furtive Monologue</text:p>
          </table:table-cell>
          <table:table-cell office:value-type="string" office:string-value=" The steel of the evil force has threatened my youth and unreal A soul of distress, a thought so sure That there is no end This permanent silence burns The pleasure was all mine One, two, one Destruction will fall The asceticist Scribbles to the sacred The seductive Riding the world with thorns Ransom the old son, you're a thorn in my devotion I've been here all my life, I can't be forgotten You're a spike in the dark, my son I look out for you and if my breath stays, I'll be crushed No Ransomed outside, exiled by the ocean Of pure death, born on hope We are not just the antagonists, we are... One day you'll run out of hope One day when destruction will fall One day when destruction will fall.">
            <text:p> The steel of the evil force has threatened my youth and unreal A soul of distress, a thought so sure That there is no end This permanent silence burns The pleasure was all mine One, two, one Destruction will fall The asceticist Scribbles to the sacred The seductive Riding the world with thorns Ransom the old son, you're a thorn in my devotion I've been here all my life, I can't be forgotten You're a spike in the dark, my son I look out for you and if my breath stays, I'll be crushed No Ransomed outside, exiled by the ocean Of pure death, born on hope We are not just the antagonists, we are... One day you'll run out of hope One day when destruction will fall One day when destruction will fall.</text:p>
          </table:table-cell>
        </table:table-row>
        <table:table-row>
          <table:table-cell office:value-type="string" office:string-value="Heaven Shall Burn - Endzeit">
            <text:p>Heaven Shall Burn - Endzeit</text:p>
          </table:table-cell>
          <table:table-cell office:value-type="string" office:string-value=" you so Nothing, just nothing, nothing will make this one whole And no one, just no one, no one will break this front line We are, we are, we are the fighting ones We are, we are the, we are the final resistance We're fighting to the last Driven by the waves Awoken us No hope, we surrender This storm will bring the silence This storm will bring the silence Nothing, just nothing, nothing will harm this isle We are, we are the, we are the final resistance This vengeance, injustice, injustice will be done Your end is so undrived, and the day will come A reign of terror, a light of horror Nothing will remain I promise to the fallen We make them feel our pain I promise to the fallen You'll never rise again We take it back We take it all back We take it back We take it all back This vengeance, injustice, injustice will be done Your end is now a triumph, and the day will come A promise to the fallen We made them feel no pain A promise to the fallen You'll never rise again Nothing, just nothing, nothing will wipe this silence And no one, just no one, no one will break this front lines We are, we are, we are the fighting ones We are, we are the, we are the final resistance So you">
            <text:p> you so Nothing, just nothing, nothing will make this one whole And no one, just no one, no one will break this front line We are, we are, we are the fighting ones We are, we are the, we are the final resistance We're fighting to the last Driven by the waves Awoken us No hope, we surrender This storm will bring the silence This storm will bring the silence Nothing, just nothing, nothing will harm this isle We are, we are the, we are the final resistance This vengeance, injustice, injustice will be done Your end is so undrived, and the day will come A reign of terror, a light of horror Nothing will remain I promise to the fallen We make them feel our pain I promise to the fallen You'll never rise again We take it back We take it all back We take it back We take it all back This vengeance, injustice, injustice will be done Your end is now a triumph, and the day will come A promise to the fallen We made them feel no pain A promise to the fallen You'll never rise again Nothing, just nothing, nothing will wipe this silence And no one, just no one, no one will break this front lines We are, we are, we are the fighting ones We are, we are the, we are the final resistance So you</text:p>
          </table:table-cell>
        </table:table-row>
        <table:table-row>
          <table:table-cell office:value-type="string" office:string-value="I Declare War - Now You're Going to Be Famous">
            <text:p>I Declare War - Now You're Going to Be Famous</text:p>
          </table:table-cell>
          <table:table-cell office:value-type="string" office:string-value=" You can't do this to me And I walk away with a smile So I'll be better than you The dream of the unborn The heart The dream of the unborn You turn around and there won't be more of me Something between you and the world can't be denied And I'm feeling your existence I'm trying to get the very life out of you I'm drowning You too, in a world, like this I'm dead as a dog, I don't care who you are I may find my peace with my father's From the ground I'm getting sick of all this This is our land We will not let them occupy our land So say fucking goodnight You're not alone. you">
            <text:p> You can't do this to me And I walk away with a smile So I'll be better than you The dream of the unborn The heart The dream of the unborn You turn around and there won't be more of me Something between you and the world can't be denied And I'm feeling your existence I'm trying to get the very life out of you I'm drowning You too, in a world, like this I'm dead as a dog, I don't care who you are I may find my peace with my father's From the ground I'm getting sick of all this This is our land We will not let them occupy our land So say fucking goodnight You're not alone. you</text:p>
          </table:table-cell>
        </table:table-row>
        <table:table-row>
          <table:table-cell office:value-type="string" office:string-value="Infant Annihilator - Decapitation Fornication">
            <text:p>Infant Annihilator - Decapitation Fornication</text:p>
          </table:table-cell>
          <table:table-cell office:value-type="string" office:string-value=" 🎵 🎵 I'm still breathing, I can't tell if it's fulfilling 🎵 🎵 You or you or you or you or you 🎵 🎵 Now the place I am is you guys 🎵 🎵 Nobody can feel it through your 🎵 🎵 HEART 🎵 🎵 EARS 🎵 This is all I can do Your consciousness sucks away Leave the hurricane to me The lacerations I wear so big You alone disembowel every hurricane to sin I hate those who still progressively Decipher the engravers in the Greek myth And mark your resting place Decipher the engravers in the Greek myth I'm also passing through I'm on the verge of a flash I remember eyes, eyes, when you say die The scent of blood Touching your veins Flags you straight down My soul is a bow and arrows The working water's like the flesh it's flesh I exist to rid the world of selfishness I'm a dark horse With no disposal, I swivel through it all No power is your own, it's the end of the only way This is the fateful abomination No one will serve enough in life">
            <text:p> 🎵 🎵 I'm still breathing, I can't tell if it's fulfilling 🎵 🎵 You or you or you or you or you 🎵 🎵 Now the place I am is you guys 🎵 🎵 Nobody can feel it through your 🎵 🎵 HEART 🎵 🎵 EARS 🎵 This is all I can do Your consciousness sucks away Leave the hurricane to me The lacerations I wear so big You alone disembowel every hurricane to sin I hate those who still progressively Decipher the engravers in the Greek myth And mark your resting place Decipher the engravers in the Greek myth I'm also passing through I'm on the verge of a flash I remember eyes, eyes, when you say die The scent of blood Touching your veins Flags you straight down My soul is a bow and arrows The working water's like the flesh it's flesh I exist to rid the world of selfishness I'm a dark horse With no disposal, I swivel through it all No power is your own, it's the end of the only way This is the fateful abomination No one will serve enough in life</text:p>
          </table:table-cell>
        </table:table-row>
        <table:table-row>
          <table:table-cell office:value-type="string" office:string-value="Ingested - Altar of Flesh">
            <text:p>Ingested - Altar of Flesh</text:p>
          </table:table-cell>
          <table:table-cell office:value-type="string" office:string-value=" I'm not sure if I'm going to be able to do this. We feel as though we're dead, but we're definitely living the way There is no doubt about the source of this A siren's sound that we've heard from It's a disembowelation but the property is of no use In the confusion, we are silent in the music The whisperer, the whisperer, the whisperer He will lead the way In the day of the dead For us we seek, sacrifice And the world is perfect We destroy, we serve, we serve I'll sell my flesh I'll sell my flesh So rich, so full of power and self-worth It is free, wish for liberty, it's free, it's free You see all you see, I know you believe But there is greed and self-doubt I know all of this don't tell me But you all feel me Fucking feel me We call it bitches But no, that's how we call it the best No, no, no And if the soul disappears We're gonna be dead I feel worth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I hate them! I hate them! I hate them! I hate them! I hate them!">
            <text:p> I'm not sure if I'm going to be able to do this. We feel as though we're dead, but we're definitely living the way There is no doubt about the source of this A siren's sound that we've heard from It's a disembowelation but the property is of no use In the confusion, we are silent in the music The whisperer, the whisperer, the whisperer He will lead the way In the day of the dead For us we seek, sacrifice And the world is perfect We destroy, we serve, we serve I'll sell my flesh I'll sell my flesh So rich, so full of power and self-worth It is free, wish for liberty, it's free, it's free You see all you see, I know you believe But there is greed and self-doubt I know all of this don't tell me But you all feel me Fucking feel me We call it bitches But no, that's how we call it the best No, no, no And if the soul disappears We're gonna be dead I feel worth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fearless I hate them! I hate them! I hate them! I hate them! I hate them!</text:p>
          </table:table-cell>
        </table:table-row>
        <table:table-row>
          <table:table-cell office:value-type="string" office:string-value="Job for a Cowboy - Entombment of a Machine">
            <text:p>Job for a Cowboy - Entombment of a Machine</text:p>
          </table:table-cell>
          <table:table-cell office:value-type="string" office:string-value=" You Let's not waste no more Life lost in the fire Let's not forget our past mistakes Let's not forget I am a voice I am a promise I don't want the world without you I want to die here Blood runs Blood that will burn Bleeding Blood is life So slice Slice up my eyes As I sit and wait I am the Empty shell Why did I Play for snow Born in the light of life Uncover the unknown Stop the sickness Wake up the dead Life's too short No time to die Life's too real I'm not weak, I'm not the same I'm not weak, I'm not the same I'm not happy with you This girl will come to break me And kill you alive Be afraid Cause you are too old As my eyes are closing I'm out of words They remember the silence from the sky I'm a fly, I'm a fly We are the champions We are the champions We are the champions We are the champions I'm so much done I'm so tired">
            <text:p> You Let's not waste no more Life lost in the fire Let's not forget our past mistakes Let's not forget I am a voice I am a promise I don't want the world without you I want to die here Blood runs Blood that will burn Bleeding Blood is life So slice Slice up my eyes As I sit and wait I am the Empty shell Why did I Play for snow Born in the light of life Uncover the unknown Stop the sickness Wake up the dead Life's too short No time to die Life's too real I'm not weak, I'm not the same I'm not weak, I'm not the same I'm not happy with you This girl will come to break me And kill you alive Be afraid Cause you are too old As my eyes are closing I'm out of words They remember the silence from the sky I'm a fly, I'm a fly We are the champions We are the champions We are the champions We are the champions I'm so much done I'm so tired</text:p>
          </table:table-cell>
        </table:table-row>
        <table:table-row>
          <table:table-cell office:value-type="string" office:string-value="Lorna Shore - To the Hellfire">
            <text:p>Lorna Shore - To the Hellfire</text:p>
          </table:table-cell>
          <table:table-cell office:value-type="string" office:string-value=" So We're all working for the will We're all working for the will We're all working for the will We're all working for the will We're all working for the will We're all working for the will We're all working for the will We're all working for the will We're all working for the will We're all working for the will We're all working for the will I am the father We've been squashed Keep quiet You are my guests This is how we live We are the living legend The sun does not set until the morning The sun is in the west The night is separation The stars are shimmering The season is changing We are the children of the moon The day of your wrath depends on me Cause death is the end of you You found it, you found it again My eyes are blinded by the fire Something has come to shake me In this flesh and flesh of the goddamn soul In the blood of the flesh, the sacred soul One made of rock Is there any name beyond your veil? I beg you all Free me from this mortal shell I saw the light, I felt its move I felt the force, it blew away The sense of dread, the sense of doom My final breath Swallowed by the womb of death Swallowed by the womb of death The sky above is chasing your light You're my destiny, so I'll follow you I'll take what's mine and follow what's mine I'll let go of everything I've found I am the one I am the one I am the one Morals are dropping from skyfall excepting this condition We embrace rationalization All the body and soul We see the body as well as the skin and tell us What we are not Every year We can't even be on the field A bitch who Sleeps on this mortal shell I see the light of the future, the spirit of the past I hear the sounds of time, the voice of the future My final breath, swallowed by the womb of death Swallowed by the womb of death I'm not the one you want I'm not afraid of the dark I'm not afraid of the dark We're trying to be swallowed by the womb of hate I don't give a fuck about fucking I can't stand This unbearable pain I can't stand This unbearable pain you">
            <text:p> So We're all working for the will We're all working for the will We're all working for the will We're all working for the will We're all working for the will We're all working for the will We're all working for the will We're all working for the will We're all working for the will We're all working for the will We're all working for the will I am the father We've been squashed Keep quiet You are my guests This is how we live We are the living legend The sun does not set until the morning The sun is in the west The night is separation The stars are shimmering The season is changing We are the children of the moon The day of your wrath depends on me Cause death is the end of you You found it, you found it again My eyes are blinded by the fire Something has come to shake me In this flesh and flesh of the goddamn soul In the blood of the flesh, the sacred soul One made of rock Is there any name beyond your veil? I beg you all Free me from this mortal shell I saw the light, I felt its move I felt the force, it blew away The sense of dread, the sense of doom My final breath Swallowed by the womb of death Swallowed by the womb of death The sky above is chasing your light You're my destiny, so I'll follow you I'll take what's mine and follow what's mine I'll let go of everything I've found I am the one I am the one I am the one Morals are dropping from skyfall excepting this condition We embrace rationalization All the body and soul We see the body as well as the skin and tell us What we are not Every year We can't even be on the field A bitch who Sleeps on this mortal shell I see the light of the future, the spirit of the past I hear the sounds of time, the voice of the future My final breath, swallowed by the womb of death Swallowed by the womb of death I'm not the one you want I'm not afraid of the dark I'm not afraid of the dark We're trying to be swallowed by the womb of hate I don't give a fuck about fucking I can't stand This unbearable pain I can't stand This unbearable pain you</text:p>
          </table:table-cell>
        </table:table-row>
        <table:table-row>
          <table:table-cell office:value-type="string" office:string-value="Make Them Suffer - Elegies">
            <text:p>Make Them Suffer - Elegies</text:p>
          </table:table-cell>
          <table:table-cell office:value-type="string" office:string-value=" I would've showed you the world as it was in my day I would've talked everything and for those nights where we went for the blow I would have died for this pain I found myself In the ruins of the earth Singing songs to the birds And wishing this day would never end But I had to These dreams keep cascading down in the sea Of fond memories and lost hopes And at the end of it all At the end of it all It's only a digital Don't leave it by your bed I can't take From the past An elegy For what we could have shared These words will last forever I'll take the memories away Just to make you feel something for me again These words will last forever I'll take them wherever you lead the way Just to make you feel Just to make you feel my pain There is a warmth on the air And the touch of my fingertips Are like the blizz Breaking the bones On the surface My killing, the moment My license to the blood of the innocent My shivering, the moment My answers to the floor of the ocean We could have been so much more We could have lived and cried and dreamed our nights away So much more So much more I'm continuing, stuck to the past Until you return And forever in time I lost myself There is a warmth at the end, and the touch of my fingertips Unlike the blades, I can't grasp what's on the surface At the end of it all, is only a teardrop You leave me but you'll be I can't take from the past An elegy for what we couldn't share My thoughts will live forever until the memories are gone Just to make you feel something for me again These words won't last forever I'll take the memory away Just to make you laugh Just to make you feel my pain you">
            <text:p> I would've showed you the world as it was in my day I would've talked everything and for those nights where we went for the blow I would have died for this pain I found myself In the ruins of the earth Singing songs to the birds And wishing this day would never end But I had to These dreams keep cascading down in the sea Of fond memories and lost hopes And at the end of it all At the end of it all It's only a digital Don't leave it by your bed I can't take From the past An elegy For what we could have shared These words will last forever I'll take the memories away Just to make you feel something for me again These words will last forever I'll take them wherever you lead the way Just to make you feel Just to make you feel my pain There is a warmth on the air And the touch of my fingertips Are like the blizz Breaking the bones On the surface My killing, the moment My license to the blood of the innocent My shivering, the moment My answers to the floor of the ocean We could have been so much more We could have lived and cried and dreamed our nights away So much more So much more I'm continuing, stuck to the past Until you return And forever in time I lost myself There is a warmth at the end, and the touch of my fingertips Unlike the blades, I can't grasp what's on the surface At the end of it all, is only a teardrop You leave me but you'll be I can't take from the past An elegy for what we couldn't share My thoughts will live forever until the memories are gone Just to make you feel something for me again These words won't last forever I'll take the memory away Just to make you laugh Just to make you feel my pain you</text:p>
          </table:table-cell>
        </table:table-row>
        <table:table-row>
          <table:table-cell office:value-type="string" office:string-value="Oceano - District of Misery">
            <text:p>Oceano - District of Misery</text:p>
          </table:table-cell>
          <table:table-cell office:value-type="string" office:string-value=" We are the last to drown in our self-righteousness We lay our presence to protect my Motherland Yeah, yeah, yeah, yeah I cannot ask for anything but death Escape out to hope, no matter what they say The government will not stand Stare down our land and take our blood and our blood I don't have the chance to mention The kind of damage he does to me I'm not going to let him get away I'm not being the judge I'm just a player, not a player I'm not going to let him get away So, I just watched it blow It's been a good blow I've never seen one this fierce before Always Always I am home Shatter the sky, shatter the sky, shatter the sky with the pride of fucking bones and spurs Is it worth all the strife to let the blood of the world flow? Say a fucking word before I shut up Slow Let the eyes of this world Bring out all the answers I'm gonna show them who's the real...">
            <text:p> We are the last to drown in our self-righteousness We lay our presence to protect my Motherland Yeah, yeah, yeah, yeah I cannot ask for anything but death Escape out to hope, no matter what they say The government will not stand Stare down our land and take our blood and our blood I don't have the chance to mention The kind of damage he does to me I'm not going to let him get away I'm not being the judge I'm just a player, not a player I'm not going to let him get away So, I just watched it blow It's been a good blow I've never seen one this fierce before Always Always I am home Shatter the sky, shatter the sky, shatter the sky with the pride of fucking bones and spurs Is it worth all the strife to let the blood of the world flow? Say a fucking word before I shut up Slow Let the eyes of this world Bring out all the answers I'm gonna show them who's the real...</text:p>
          </table:table-cell>
        </table:table-row>
        <table:table-row>
          <table:table-cell office:value-type="string" office:string-value="Parkway Drive - Carrion">
            <text:p>Parkway Drive - Carrion</text:p>
          </table:table-cell>
          <table:table-cell office:value-type="string" office:string-value=" Here I am In a moment I'm lost Fading from the inside Your eyes take me away Tear me apart from the inside out I'm not the one you're looking for I'm not the one you're looking for I'm not the one you're looking for I'm not the one you're looking for Can I speak in volumes? What are the three fuels to move? Could this ever be the last time? The final call? The wings ain't as well Give me the strength to return Return the breath you've stolen Give me the means to resist Accept the heart I've broken again Reflection built upon sorrow We're walking the darkest road with interest, gun and regret And I'm all that I'm lost, fighting from the inside While lies break me awake, tear me apart from the inside out From the inside out The inside out The inside out We've been running blind Now we're falling Through the cracks We're lost for a day We don't know Where we're going We're lost for a day We don't know Where we're going We're lost for a day We don't know Where we're going We are running blind No one's willing Falling through the cracks Into the world of the dead Their shining eyes Their shining eyes I walk and return back to the world of the dead In a moment I'm washed Drying from the inside Your eyes take me away Tear me apart from the inside out My lover left My only love With my promise to return A promise to return A promise to return A promise">
            <text:p> Here I am In a moment I'm lost Fading from the inside Your eyes take me away Tear me apart from the inside out I'm not the one you're looking for I'm not the one you're looking for I'm not the one you're looking for I'm not the one you're looking for Can I speak in volumes? What are the three fuels to move? Could this ever be the last time? The final call? The wings ain't as well Give me the strength to return Return the breath you've stolen Give me the means to resist Accept the heart I've broken again Reflection built upon sorrow We're walking the darkest road with interest, gun and regret And I'm all that I'm lost, fighting from the inside While lies break me awake, tear me apart from the inside out From the inside out The inside out The inside out We've been running blind Now we're falling Through the cracks We're lost for a day We don't know Where we're going We're lost for a day We don't know Where we're going We're lost for a day We don't know Where we're going We are running blind No one's willing Falling through the cracks Into the world of the dead Their shining eyes Their shining eyes I walk and return back to the world of the dead In a moment I'm washed Drying from the inside Your eyes take me away Tear me apart from the inside out My lover left My only love With my promise to return A promise to return A promise to return A promise</text:p>
          </table:table-cell>
        </table:table-row>
        <table:table-row>
          <table:table-cell office:value-type="string" office:string-value="Shadow of Intent - Farewell">
            <text:p>Shadow of Intent - Farewell</text:p>
          </table:table-cell>
          <table:table-cell office:value-type="string" office:string-value=" You And now Farewell! Time has come, the world shall be the eternal infernal world now Time has come, the world shall be the eternal infernal world now Time has fight, time for us Time has fight, time for us You owe us, you're the blood that goes over our heads For the damnation that you deserve to be dead I beg for your forgiveness For we found ourselves wandering in you For you'll be forever more And I will cry for this lying in castle To my feet I suffer in deceit, it is my fate I tremble, I will not bow, I long to destroy the age I should find an army there I'll find my freedom there I'm certain they'll never come When I shall come back For I'll grab it in my own hand If it means that you will survive I'm so astute, I am So far as you turn, you'll live a life of courage And a shot in the side I must make certain that you shall survive For without you I shall remain in death You live in my heart forever so For you I'd die You'll find me in the afterlife, a patch of days to sleep out of sight I am sorry that you'll never find A part to say you're goodbye">
            <text:p> You And now Farewell! Time has come, the world shall be the eternal infernal world now Time has come, the world shall be the eternal infernal world now Time has fight, time for us Time has fight, time for us You owe us, you're the blood that goes over our heads For the damnation that you deserve to be dead I beg for your forgiveness For we found ourselves wandering in you For you'll be forever more And I will cry for this lying in castle To my feet I suffer in deceit, it is my fate I tremble, I will not bow, I long to destroy the age I should find an army there I'll find my freedom there I'm certain they'll never come When I shall come back For I'll grab it in my own hand If it means that you will survive I'm so astute, I am So far as you turn, you'll live a life of courage And a shot in the side I must make certain that you shall survive For without you I shall remain in death You live in my heart forever so For you I'd die You'll find me in the afterlife, a patch of days to sleep out of sight I am sorry that you'll never find A part to say you're goodbye</text:p>
          </table:table-cell>
        </table:table-row>
        <table:table-row>
          <table:table-cell office:value-type="string" office:string-value="Slaughter To Prevail - Cultural Ills">
            <text:p>Slaughter To Prevail - Cultural Ills</text:p>
          </table:table-cell>
          <table:table-cell office:value-type="string" office:string-value=" This is a test. Three, once again the weak slave For a sex, to live in love We intend to think you so unbrave Form of hideous creation You're not a child to the gods For a man's child You monetize as a brilliant child We destroy all self-preservation For just our ideas to reside All thoughts but the one thing I see A bridge to hell A void to rise Tears of the earth Tears Tears of the earth We are just a distant sound wave Swallowed in aeons creation Another chance to be transformed into Humanity's disappear too Who is responsible for the wars and pain amongst all selfishness? Which reality obeys as a path of Satan? This life thickens and lengthens Dead, young, feels pain and remorse Miseries and bothers, a false approach to moral life The price of you Our whole history We're all together, we slay Our ancestors will never know We destroy ourselves With suspicious I always close the blood of satan This is It's a mystery You have to know it The answer is pain you">
            <text:p> This is a test. Three, once again the weak slave For a sex, to live in love We intend to think you so unbrave Form of hideous creation You're not a child to the gods For a man's child You monetize as a brilliant child We destroy all self-preservation For just our ideas to reside All thoughts but the one thing I see A bridge to hell A void to rise Tears of the earth Tears Tears of the earth We are just a distant sound wave Swallowed in aeons creation Another chance to be transformed into Humanity's disappear too Who is responsible for the wars and pain amongst all selfishness? Which reality obeys as a path of Satan? This life thickens and lengthens Dead, young, feels pain and remorse Miseries and bothers, a false approach to moral life The price of you Our whole history We're all together, we slay Our ancestors will never know We destroy ourselves With suspicious I always close the blood of satan This is It's a mystery You have to know it The answer is pain you</text:p>
          </table:table-cell>
        </table:table-row>
        <table:table-row>
          <table:table-cell office:value-type="string" office:string-value="Suffokate - Not the Fallen">
            <text:p>Suffokate - Not the Fallen</text:p>
          </table:table-cell>
          <table:table-cell office:value-type="string" office:string-value=" We are not the fallen, made to retreat with self-harm I'm a puppet, created by others How you live my life? I will not fall for it Now I see, my will will be kept In that lion, you live mine Over your skin, on the ground It's you you try to save us Can't you see, I'm a murderer? With more shit than you fill Swear to death I'm back Death is my friend No one is born if you are dead I used to think God never crucified me No higher power controls me No fear of God's darkness reigns between me and the darkness My existence I can't see the truth I am not your judge The pain is real The light of life is The things in me The night of my end That's a fucking joke I'm sick and tired So can you still feel me? Cause I'm falling through the fire You are in the flame But you can't even tell me why Why I took this darkness For the cure Nothing is safe I said, breathe You are the sickness, we are the cure">
            <text:p> We are not the fallen, made to retreat with self-harm I'm a puppet, created by others How you live my life? I will not fall for it Now I see, my will will be kept In that lion, you live mine Over your skin, on the ground It's you you try to save us Can't you see, I'm a murderer? With more shit than you fill Swear to death I'm back Death is my friend No one is born if you are dead I used to think God never crucified me No higher power controls me No fear of God's darkness reigns between me and the darkness My existence I can't see the truth I am not your judge The pain is real The light of life is The things in me The night of my end That's a fucking joke I'm sick and tired So can you still feel me? Cause I'm falling through the fire You are in the flame But you can't even tell me why Why I took this darkness For the cure Nothing is safe I said, breathe You are the sickness, we are the cure</text:p>
          </table:table-cell>
        </table:table-row>
        <table:table-row>
          <table:table-cell office:value-type="string" office:string-value="Suicide Silence - Unanswered">
            <text:p>Suicide Silence - Unanswered</text:p>
          </table:table-cell>
          <table:table-cell office:value-type="string" office:string-value=" I'm a persecution I'm a salvation I am a religion This is the truth Did I say you're fucking fair? It was a joke, it was a lie Where is your kind? Where is your fucking kind? I need to tell myself I don't care You'll make me die, you'll make me die Don't you want this life? So bad, take me away I've had enough of this, you've got this way to die I've had enough of this, you can't take me down Where is your God? Where is your God? Where is your fucking God? All of the place that the winter has destroyed For all the practical, I have died Why do you think that's fair? For the family life's a waste of time You'll be erased Inside the physical, I am tied I can't have that happiness I can't live in this earthly tomb I'm under the curse">
            <text:p> I'm a persecution I'm a salvation I am a religion This is the truth Did I say you're fucking fair? It was a joke, it was a lie Where is your kind? Where is your fucking kind? I need to tell myself I don't care You'll make me die, you'll make me die Don't you want this life? So bad, take me away I've had enough of this, you've got this way to die I've had enough of this, you can't take me down Where is your God? Where is your God? Where is your fucking God? All of the place that the winter has destroyed For all the practical, I have died Why do you think that's fair? For the family life's a waste of time You'll be erased Inside the physical, I am tied I can't have that happiness I can't live in this earthly tomb I'm under the curse</text:p>
          </table:table-cell>
        </table:table-row>
        <table:table-row>
          <table:table-cell office:value-type="string" office:string-value="Thy Art Is Murder - Reign of Darkness">
            <text:p>Thy Art Is Murder - Reign of Darkness</text:p>
          </table:table-cell>
          <table:table-cell office:value-type="string" office:string-value=" You Fear me! I am the structure of innocence I am the violent king, buried in flesh I am the pain in the bones of a mortal shell The torture of the earth I am hell I am hell Fear me I am the destruction of your innocence I am the bullet in bulletin boards I am the pride in the bones of the motto show I'm the total denialist on the move The resistance of the fathers of deception And the blood of the cowards who were the ones How can the revolution make a joke of me? May the years Spill and spill Of this change You will know pain You will see the true face of panic To the station Now and forever We are from this Promise of one life again Give us your tears No longer will I be saved So remember to forgive me Let me be your memory Let me be your memory You will see the true face of panic Devastation Like devastation Now and forever In your darkness Fear me, I am the source of all evil I am the violent king, but I live fresh I am the pain in the bones of a mortal child You're a fool of the world Fool of the world">
            <text:p> You Fear me! I am the structure of innocence I am the violent king, buried in flesh I am the pain in the bones of a mortal shell The torture of the earth I am hell I am hell Fear me I am the destruction of your innocence I am the bullet in bulletin boards I am the pride in the bones of the motto show I'm the total denialist on the move The resistance of the fathers of deception And the blood of the cowards who were the ones How can the revolution make a joke of me? May the years Spill and spill Of this change You will know pain You will see the true face of panic To the station Now and forever We are from this Promise of one life again Give us your tears No longer will I be saved So remember to forgive me Let me be your memory Let me be your memory You will see the true face of panic Devastation Like devastation Now and forever In your darkness Fear me, I am the source of all evil I am the violent king, but I live fresh I am the pain in the bones of a mortal child You're a fool of the world Fool of the world</text:p>
          </table:table-cell>
        </table:table-row>
        <table:table-row>
          <table:table-cell office:value-type="string" office:string-value="Whitechapel - The Saw Is the Law">
            <text:p>Whitechapel - The Saw Is the Law</text:p>
          </table:table-cell>
          <table:table-cell office:value-type="string" office:string-value=" This is our way of life And we sleep away our misery in our blood soaked sheets We've left our homes to infect the world An addict you all to this deep south heat Our bodies full of scars and venom for to breathe Our pleasant thoughts are hard and we so sick be damned Fall to your knees and recognize The new foundation Where we come from The sun is the law When there's no hope left We will not fall Among the giant We still stand tall And we will not be stopped Just let it go and let the wind blow Through the hurricane and flooding rain The pressure's ever-increasing The pressure's ever-increasing, but your brilliance ever-beating You're not brilliant, you're rotten, it's a pathetic design Go and rewind with the family You want decisions that become uncontrolled And we will swallow this world whole You are, you are nothing We want everything You are nothing without us I'm fine This is our way of life Drinking to an ace one by one How I choose your side You can be one of many sides This is our way of life Dipping the ears and chugging mouths Coming to your side Welcome to the deep south This is our way of life We've left our homes to invent the world An addiction wall to this deep south heat Our bodies full of scars, ripped and impaled to bleed Our presence stops our heart and laser-stabs me dead I'll do your knees and recognize the new hell gate Where we come from The sun is the law When there's no hope left We will not fall Among the giants We still stand tall And we will not be stopped Cause we go and live Though we grow Like a hurricane in the nether end The pressure's ever-in We put our pride into the beating And comprehend who are you Then submit the need to set go We'll be one with the family Your life decisions have become our control And we will swallow this world whole You are nothing We are everything You are nothing We are everything You are nothing We are everything">
            <text:p> This is our way of life And we sleep away our misery in our blood soaked sheets We've left our homes to infect the world An addict you all to this deep south heat Our bodies full of scars and venom for to breathe Our pleasant thoughts are hard and we so sick be damned Fall to your knees and recognize The new foundation Where we come from The sun is the law When there's no hope left We will not fall Among the giant We still stand tall And we will not be stopped Just let it go and let the wind blow Through the hurricane and flooding rain The pressure's ever-increasing The pressure's ever-increasing, but your brilliance ever-beating You're not brilliant, you're rotten, it's a pathetic design Go and rewind with the family You want decisions that become uncontrolled And we will swallow this world whole You are, you are nothing We want everything You are nothing without us I'm fine This is our way of life Drinking to an ace one by one How I choose your side You can be one of many sides This is our way of life Dipping the ears and chugging mouths Coming to your side Welcome to the deep south This is our way of life We've left our homes to invent the world An addiction wall to this deep south heat Our bodies full of scars, ripped and impaled to bleed Our presence stops our heart and laser-stabs me dead I'll do your knees and recognize the new hell gate Where we come from The sun is the law When there's no hope left We will not fall Among the giants We still stand tall And we will not be stopped Cause we go and live Though we grow Like a hurricane in the nether end The pressure's ever-in We put our pride into the beating And comprehend who are you Then submit the need to set go We'll be one with the family Your life decisions have become our control And we will swallow this world whole You are nothing We are everything You are nothing We are everything You are nothing We are everything</text:p>
          </table:table-cell>
        </table:table-row>
        <table:table-row>
          <table:table-cell office:value-type="string" office:string-value="Winds of Plague - The Impaler">
            <text:p>Winds of Plague - The Impaler</text:p>
          </table:table-cell>
          <table:table-cell office:value-type="string" office:string-value=" Who am I to judge your own plan? I'm a man Give away the flesh And drain out your veins This I will not forget The images that you deny The time you wanna forget The images that you deny You get the f*** out, my pain will be the last thing you see You get the f*** out, my pain will be the last thing you see You better f*** my wife, run up with no regard for anyone You have to make my life like a window without any windows We are the ones who are here We are Alpha One Don't fall in the deep The world that's left free tonight Can't escape this underground You better Mark my words I promise No regards for anyone">
            <text:p> Who am I to judge your own plan? I'm a man Give away the flesh And drain out your veins This I will not forget The images that you deny The time you wanna forget The images that you deny You get the f*** out, my pain will be the last thing you see You get the f*** out, my pain will be the last thing you see You better f*** my wife, run up with no regard for anyone You have to make my life like a window without any windows We are the ones who are here We are Alpha One Don't fall in the deep The world that's left free tonight Can't escape this underground You better Mark my words I promise No regards for anyone</text:p>
          </table:table-cell>
        </table:table-row>
      </table:table>
      <table:table table:name="songs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 The way No glass, no charm I'm just a victim of society's wrong No ass, no head Time's gone, Jack's off instead No mind, no kind But Rachel, yeah, my memory is blind No way, no way Can I live in a world this gay? No way! No way! No class, no job, I'm just a victim of society's wrong No ass, no head, got to go home, jacked up instead No mind, no kind, remain as Joey and my memory is good No way, no way, no way, no way Can I live in a world this gay? No way, no way, no way, no way No way! No way! No way!">
            <text:p> The way No glass, no charm I'm just a victim of society's wrong No ass, no head Time's gone, Jack's off instead No mind, no kind But Rachel, yeah, my memory is blind No way, no way Can I live in a world this gay? No way! No way! No class, no job, I'm just a victim of society's wrong No ass, no head, got to go home, jacked up instead No mind, no kind, remain as Joey and my memory is good No way, no way, no way, no way Can I live in a world this gay? No way, no way, no way, no way No way! No way! No way!</text:p>
          </table:table-cell>
        </table:table-row>
        <table:table-row>
          <table:table-cell office:value-type="string" office:string-value="Agnostic Front - Time Will Come">
            <text:p>Agnostic Front - Time Will Come</text:p>
          </table:table-cell>
          <table:table-cell office:value-type="string" office:string-value=" ♪ Just why? Time to go and time to go Collecting my dinner Time to go and time to go Collecting my dinner Just why? You and me were just agree-ners But I know where I'll be next You want to get you won't be bothered I never would come to bother Time to go and time to go Collecting my dinner Time to go and time to go Collecting my dinner Just why? Don't you dare look at me like that, I'm beautiful, I'm real, just watch You die, you'll come to fucking die">
            <text:p> ♪ Just why? Time to go and time to go Collecting my dinner Time to go and time to go Collecting my dinner Just why? You and me were just agree-ners But I know where I'll be next You want to get you won't be bothered I never would come to bother Time to go and time to go Collecting my dinner Time to go and time to go Collecting my dinner Just why? Don't you dare look at me like that, I'm beautiful, I'm real, just watch You die, you'll come to fucking die</text:p>
          </table:table-cell>
        </table:table-row>
        <table:table-row>
          <table:table-cell office:value-type="string" office:string-value="Anti Cimex - Victims Of A Bombraid">
            <text:p>Anti Cimex - Victims Of A Bombraid</text:p>
          </table:table-cell>
          <table:table-cell office:value-type="string" office:string-value=" You The school was bombed, under an attack The children were burned and all the ruins Weakness of the bomb rain, weakness of the bomb rain People working for health and silver But he should learn his lesson, I know he will We deserve a full ride, we deserve a full ride We shouldn't have to fight in the war We're still going down We deserve a BOMBAY!">
            <text:p> You The school was bombed, under an attack The children were burned and all the ruins Weakness of the bomb rain, weakness of the bomb rain People working for health and silver But he should learn his lesson, I know he will We deserve a full ride, we deserve a full ride We shouldn't have to fight in the war We're still going down We deserve a BOMBAY!</text:p>
          </table:table-cell>
        </table:table-row>
        <table:table-row>
          <table:table-cell office:value-type="string" office:string-value="Bad Brains - Banned in D.C.">
            <text:p>Bad Brains - Banned in D.C.</text:p>
          </table:table-cell>
          <table:table-cell office:value-type="string" office:string-value=" ♪ Yeah! Bad and sad, hurt and tired, I'm sweating out Jump up, get under, let it slide, don't rest, make it count You can't hurt me Why? I'm barely being safe See? See? We, we can't help them Don't think, don't look, don't look at us, anything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 Yeah! Bad and sad, hurt and tired, I'm sweating out Jump up, get under, let it slide, don't rest, make it count You can't hurt me Why? I'm barely being safe See? See? We, we can't help them Don't think, don't look, don't look at us, anything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Black Flag - My War">
            <text:p>Black Flag - My War</text:p>
          </table:table-cell>
          <table:table-cell office:value-type="string" office:string-value=" ♪ My war, you're one of them You think that you're my friend But you're one of them You don't wanna see me there You don't want me there again Cause you're one of them My war, you're one of them You think that you're my friend But you're one of them Damn, damn, damn, damn, damn Yeah Ah Yeah Yeah Yeah Boy, you're one of them You say that you're my friend But you're one of them I might not know what a friend is All I know is what you're not Cause you're one of them, them My boy, you're one of them You said that you were my friend You're one of them, one of them One of them, you're one of them Yeah Yeah It's pain It's pain It's pain I have a prediction, lives in my brain, with me everyday, drives me insane, I'm feeling my heart, if I have a gun, I'm feeling my heart, I wanna kill some, I'm feeling my heart, Come on, I wanna kill some Feel my heart, the end will come Come on My way You're one of them you say You're my friend but you're one of them Tell me that I'm wrong Try to sing me your evil song, you are one of them Am I wrong? You're one of them, you see? You think that you're that? That's your one of them You're them, you're them Yeah! Oh! You're one of them! You're one of them! I can't believe you! You're one of them! And you're one of them! And you're one of them! And you're one of them! You're one of them! Them! Them! Them! Them! Them! My! One!">
            <text:p> ♪ My war, you're one of them You think that you're my friend But you're one of them You don't wanna see me there You don't want me there again Cause you're one of them My war, you're one of them You think that you're my friend But you're one of them Damn, damn, damn, damn, damn Yeah Ah Yeah Yeah Yeah Boy, you're one of them You say that you're my friend But you're one of them I might not know what a friend is All I know is what you're not Cause you're one of them, them My boy, you're one of them You said that you were my friend You're one of them, one of them One of them, you're one of them Yeah Yeah It's pain It's pain It's pain I have a prediction, lives in my brain, with me everyday, drives me insane, I'm feeling my heart, if I have a gun, I'm feeling my heart, I wanna kill some, I'm feeling my heart, Come on, I wanna kill some Feel my heart, the end will come Come on My way You're one of them you say You're my friend but you're one of them Tell me that I'm wrong Try to sing me your evil song, you are one of them Am I wrong? You're one of them, you see? You think that you're that? That's your one of them You're them, you're them Yeah! Oh! You're one of them! You're one of them! I can't believe you! You're one of them! And you're one of them! And you're one of them! And you're one of them! You're one of them! Them! Them! Them! Them! Them! My! One!</text:p>
          </table:table-cell>
        </table:table-row>
        <table:table-row>
          <table:table-cell office:value-type="string" office:string-value="Chaos UK - Selfish Few">
            <text:p>Chaos UK - Selfish Few</text:p>
          </table:table-cell>
          <table:table-cell office:value-type="string" office:string-value=" So, let's get started. People yelling at you, no, thank you for something You can slam the door and tell the town to scream No, give me nothing, or I'll scare away No, give me nothing, people, that's a sin You'll be caught in a delusion, always want to win You use your head to fight, do it, make people give in Take it one day out, becoming a good friend Tonight I have to say goodnight, give back to your end Never giving nothing, always giving heart Never giving nothing, pay the price of your life you">
            <text:p> So, let's get started. People yelling at you, no, thank you for something You can slam the door and tell the town to scream No, give me nothing, or I'll scare away No, give me nothing, people, that's a sin You'll be caught in a delusion, always want to win You use your head to fight, do it, make people give in Take it one day out, becoming a good friend Tonight I have to say goodnight, give back to your end Never giving nothing, always giving heart Never giving nothing, pay the price of your life you</text:p>
          </table:table-cell>
        </table:table-row>
        <table:table-row>
          <table:table-cell office:value-type="string" office:string-value="Comeback Kid - Wake the Dead">
            <text:p>Comeback Kid - Wake the Dead</text:p>
          </table:table-cell>
          <table:table-cell office:value-type="string" office:string-value=" This is our city of the dead Another life on the swearing head We hope, we try, we live, survive Counting days, trying to get by Waiting for the calling Empty summation, empty air We all may dream of difference Sitting, sleeping, unaware Break the silence, wait for death Running through these streets alone I'm kicking streetlights, break this wall Cause I swear That this will render useless I promise you, we've come this far And I'm not stopping, I'm not stopping now End of hiding in shadows Wake up Send out this message and clear You said, you said, you said This time was gonna be different Wake up, Lord dead You said, you said, you said This time was gonna be different We are the dead Coming alive Something's cursed inside This isn't over yet Shake off the dirt Swallow your regrets Stop living under the weight Living under the weight of regret Your regrets Don't lose hope Your regrets Don't lose hope Don't let it happen to you Don't lose hope Which side are you gonna choose? Cause I believe, I believe in seeing you rise We said, we said, we said This time it's gonna be different We are the same We said, we said, we said This time it's gonna be different We are the same We said, we said, we said This time looks gonna be different Wake up the dead We said, we said, we said This time looks gonna be different Wake up the dead">
            <text:p> This is our city of the dead Another life on the swearing head We hope, we try, we live, survive Counting days, trying to get by Waiting for the calling Empty summation, empty air We all may dream of difference Sitting, sleeping, unaware Break the silence, wait for death Running through these streets alone I'm kicking streetlights, break this wall Cause I swear That this will render useless I promise you, we've come this far And I'm not stopping, I'm not stopping now End of hiding in shadows Wake up Send out this message and clear You said, you said, you said This time was gonna be different Wake up, Lord dead You said, you said, you said This time was gonna be different We are the dead Coming alive Something's cursed inside This isn't over yet Shake off the dirt Swallow your regrets Stop living under the weight Living under the weight of regret Your regrets Don't lose hope Your regrets Don't lose hope Don't let it happen to you Don't lose hope Which side are you gonna choose? Cause I believe, I believe in seeing you rise We said, we said, we said This time it's gonna be different We are the same We said, we said, we said This time it's gonna be different We are the same We said, we said, we said This time looks gonna be different Wake up the dead We said, we said, we said This time looks gonna be different Wake up the dead</text:p>
          </table:table-cell>
        </table:table-row>
        <table:table-row>
          <table:table-cell office:value-type="string" office:string-value="G.B.H - Give Me Fire">
            <text:p>G.B.H - Give Me Fire</text:p>
          </table:table-cell>
          <table:table-cell office:value-type="string" office:string-value=" you Smoke a fire, we're burning brimless, Chasing the black's light, In the air, speeding sticks, Like a cat to a naked. Give me fire, reach our feet, And give me fire, reach the sea. We are fire, rockets are, We're the fire, we're the burning hell. Take a breath, the heat's rising, Mind one, time your guts, Fingers off, in heat, Body's loading, things you see. Give me fire, reach up in and give me fire, you're it's need Build fire, rock your soul, let fire burn in your heart Give me fire, fire, give me fire, fire, give me fire, fire, give me fire It's on my head, it's my mood, sit next to me Sit next to me, I'll take you there No plan, plan, I will chop you Save my fire, I will harm you King of fire, who needs a beat? King of fire, who needs to eat? We'll fire you like a dollar We'll fire you like a dollar, we'll burn you down Give me fire, fire, give me fire, fire, give me fire, fire, give me fire, fire, give me fire, fire, give me fire, fire, give me fire Give me fire and we shall feed, give me fire to each need, we'll fire, rock and tell, we don't mind, we're dungeon hounds Give me fire, fire">
            <text:p> you Smoke a fire, we're burning brimless, Chasing the black's light, In the air, speeding sticks, Like a cat to a naked. Give me fire, reach our feet, And give me fire, reach the sea. We are fire, rockets are, We're the fire, we're the burning hell. Take a breath, the heat's rising, Mind one, time your guts, Fingers off, in heat, Body's loading, things you see. Give me fire, reach up in and give me fire, you're it's need Build fire, rock your soul, let fire burn in your heart Give me fire, fire, give me fire, fire, give me fire, fire, give me fire It's on my head, it's my mood, sit next to me Sit next to me, I'll take you there No plan, plan, I will chop you Save my fire, I will harm you King of fire, who needs a beat? King of fire, who needs to eat? We'll fire you like a dollar We'll fire you like a dollar, we'll burn you down Give me fire, fire, give me fire, fire, give me fire, fire, give me fire, fire, give me fire, fire, give me fire, fire, give me fire Give me fire and we shall feed, give me fire to each need, we'll fire, rock and tell, we don't mind, we're dungeon hounds Give me fire, fire</text:p>
          </table:table-cell>
        </table:table-row>
        <table:table-row>
          <table:table-cell office:value-type="string" office:string-value="Cro-Mags - Street Justice">
            <text:p>Cro-Mags - Street Justice</text:p>
          </table:table-cell>
          <table:table-cell office:value-type="string" office:string-value=" ♪ Because it's happening all around you, can't you see? Don't try to duck my way out Don't try to play with me game And leave out all the power of the gun Seek justice No way out That was slanderous, huh? Can't you see that I'm not hurt? Well, that's the way it is, yeah Can't you see? Seek justice For you and me Speak justice! Realize you're not alone, why do you care? Don't turn around if it's hurt your back Don't try to play no decent anymore Overpower, overcome Together, together, together, together God's calling">
            <text:p> ♪ Because it's happening all around you, can't you see? Don't try to duck my way out Don't try to play with me game And leave out all the power of the gun Seek justice No way out That was slanderous, huh? Can't you see that I'm not hurt? Well, that's the way it is, yeah Can't you see? Seek justice For you and me Speak justice! Realize you're not alone, why do you care? Don't turn around if it's hurt your back Don't try to play no decent anymore Overpower, overcome Together, together, together, together God's calling</text:p>
          </table:table-cell>
        </table:table-row>
        <table:table-row>
          <table:table-cell office:value-type="string" office:string-value="D.R.I. - I Don't Need Society">
            <text:p>D.R.I. - I Don't Need Society</text:p>
          </table:table-cell>
          <table:table-cell office:value-type="string" office:string-value=" ♪ It's just a man who can't help me I don't need society Why? No government, no health, no government System's in the money's gone Fire, blood, drug, crime Charged, slaughtered, used and bound Taxed, forced, robbed, forgotten Billed, loathed, murdered, wanted Fucked, said I can't have me I don't need society I don't need society Fuck you!">
            <text:p> ♪ It's just a man who can't help me I don't need society Why? No government, no health, no government System's in the money's gone Fire, blood, drug, crime Charged, slaughtered, used and bound Taxed, forced, robbed, forgotten Billed, loathed, murdered, wanted Fucked, said I can't have me I don't need society I don't need society Fuck you!</text:p>
          </table:table-cell>
        </table:table-row>
        <table:table-row>
          <table:table-cell office:value-type="string" office:string-value="Discharge - Hear Nothing See Nothing Say Nothing">
            <text:p>Discharge - Hear Nothing See Nothing Say Nothing</text:p>
          </table:table-cell>
          <table:table-cell office:value-type="string" office:string-value=" And now, the final song of this video. Blind hope, got us bashing into blindness Innocent, innocent of it Aren't you the thing she let me see? Hear nothing, see nothing, say nothing I don't gotta pass him into blindness Hear nothing, see nothing, say nothing you">
            <text:p> And now, the final song of this video. Blind hope, got us bashing into blindness Innocent, innocent of it Aren't you the thing she let me see? Hear nothing, see nothing, say nothing I don't gotta pass him into blindness Hear nothing, see nothing, say nothing you</text:p>
          </table:table-cell>
        </table:table-row>
        <table:table-row>
          <table:table-cell office:value-type="string" office:string-value="GG Allin - Die When You Die">
            <text:p>GG Allin - Die When You Die</text:p>
          </table:table-cell>
          <table:table-cell office:value-type="string" office:string-value=" I'm gonna die. Today they just took a second off to die Once the blood's been drunk and out, he's gonna die Die when you die, when you die, you're gonna die Die when you die, when you die, you're gonna die I talked to my bitch, she was a guy Talked to my man and she said you're gonna die Die with your, die with your, die with your, die Die with your, die with your, die with your, die Do that dance off, it's the most fucking hot If you got it, spread it around and stay alive Die with your, die with your, die with your, die with your, die We can die, we can die, we can die, we can die!">
            <text:p> I'm gonna die. Today they just took a second off to die Once the blood's been drunk and out, he's gonna die Die when you die, when you die, you're gonna die Die when you die, when you die, you're gonna die I talked to my bitch, she was a guy Talked to my man and she said you're gonna die Die with your, die with your, die with your, die Die with your, die with your, die with your, die Do that dance off, it's the most fucking hot If you got it, spread it around and stay alive Die with your, die with your, die with your, die with your, die We can die, we can die, we can die, we can die!</text:p>
          </table:table-cell>
        </table:table-row>
        <table:table-row>
          <table:table-cell office:value-type="string" office:string-value="Guilt Trip - Broken Wings">
            <text:p>Guilt Trip - Broken Wings</text:p>
          </table:table-cell>
          <table:table-cell office:value-type="string" office:string-value=" ♪ Everything I face, the way I walk through Don't tell me of the shadow and truth We will walk alone With the blood on my hands It's just a blood that I know It's so bright from my broken soul Spent my predictions from inside of the jade Now I'm breaking up Down Up Are you fucked up with life? Admit it, it's nothing to do Lock on his stomach this truth Read by a book for a Jew In the crown of good Won't die Fucking charity Blue, terrifying, I'll break the walls around me Night dreams surround me, with a grip on my neck Constricts in my chest, delicate life takes away Life rejects me from inside of the cage I lay inside in my grave, but the blood on my hands Licks the blood from my soul, and now I fell from grace The beast swallowed me whole, and now the passion survives It's broken my dreams, I fall from peace I'm broken, please Swallow me whole, erase my pain I'm not the same My broken wings I fell from grace Cover my soul with the blood I yield It's running cold My broken dreams are all that I know Follow me home, it waits for me I'm lost for faith, I won't be the self-conflict Follow me home, it waits for me I'm lost for faith, I won't be the self-conflict Fuck integrity">
            <text:p> ♪ Everything I face, the way I walk through Don't tell me of the shadow and truth We will walk alone With the blood on my hands It's just a blood that I know It's so bright from my broken soul Spent my predictions from inside of the jade Now I'm breaking up Down Up Are you fucked up with life? Admit it, it's nothing to do Lock on his stomach this truth Read by a book for a Jew In the crown of good Won't die Fucking charity Blue, terrifying, I'll break the walls around me Night dreams surround me, with a grip on my neck Constricts in my chest, delicate life takes away Life rejects me from inside of the cage I lay inside in my grave, but the blood on my hands Licks the blood from my soul, and now I fell from grace The beast swallowed me whole, and now the passion survives It's broken my dreams, I fall from peace I'm broken, please Swallow me whole, erase my pain I'm not the same My broken wings I fell from grace Cover my soul with the blood I yield It's running cold My broken dreams are all that I know Follow me home, it waits for me I'm lost for faith, I won't be the self-conflict Follow me home, it waits for me I'm lost for faith, I won't be the self-conflict Fuck integrity</text:p>
          </table:table-cell>
        </table:table-row>
        <table:table-row>
          <table:table-cell office:value-type="string" office:string-value="Hatebreed - I Will Be Heard">
            <text:p>Hatebreed - I Will Be Heard</text:p>
          </table:table-cell>
          <table:table-cell office:value-type="string" office:string-value="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for nothing I've been led astray I've been treading justice But I won't accept escape Now I've done things I regret And it's time to embrace the world Now I just wanna make good on All the promises I have made I will be, I will be, I will be hard Now is the time for me to rise to my feet I will be hard Wiping blood from my face, wiping tears from my eyes I will be hard For the worse we prevail So our voices will be heard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ve trusted for nothing I've been led astray I've been tried and tested But I won't accept defeat Now I've done things I regret And it's time to reverse the world Now I just wanna make good on All the promises I have made I will be I will be I will be heard I will be heard Now is the time for me to rise to my feet I will be heard Wipe your spit from my face with these tears from my eyes I will be heard I will be">
            <text:p>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for nothing I've been led astray I've been treading justice But I won't accept escape Now I've done things I regret And it's time to embrace the world Now I just wanna make good on All the promises I have made I will be, I will be, I will be hard Now is the time for me to rise to my feet I will be hard Wiping blood from my face, wiping tears from my eyes I will be hard For the worse we prevail So our voices will be heard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ve trusted for nothing I've been led astray I've been tried and tested But I won't accept defeat Now I've done things I regret And it's time to reverse the world Now I just wanna make good on All the promises I have made I will be I will be I will be heard I will be heard Now is the time for me to rise to my feet I will be heard Wipe your spit from my face with these tears from my eyes I will be heard I will be</text:p>
          </table:table-cell>
        </table:table-row>
        <table:table-row>
          <table:table-cell office:value-type="string" office:string-value="Incendiary - Still Burning">
            <text:p>Incendiary - Still Burning</text:p>
          </table:table-cell>
          <table:table-cell office:value-type="string" office:string-value=" Now my dark past never seemed so clear To look beyond everything you fear Connect the past to a present you hate You just shake your fucking head and walk away I'm the one, I'm the one, I'm the one who Still believes there's something left deep inside you There's no hope hidden in a clenched fist There's no way will you believe in this Still beating, still burning Against the time turning Still beating, still burning Fend the flame, stake your claim Open your eyes, we're one in the same Still burning Fend the flame Hearing voices in your head, feeling tightness in the chest A chip on your shoulder and a smile hit the rest You can't cope, no you can't feel We got enough self-pain to show we're still here There's no hope in an unclenched fist There's no end when you believe in this Still beating, still burning">
            <text:p> Now my dark past never seemed so clear To look beyond everything you fear Connect the past to a present you hate You just shake your fucking head and walk away I'm the one, I'm the one, I'm the one who Still believes there's something left deep inside you There's no hope hidden in a clenched fist There's no way will you believe in this Still beating, still burning Against the time turning Still beating, still burning Fend the flame, stake your claim Open your eyes, we're one in the same Still burning Fend the flame Hearing voices in your head, feeling tightness in the chest A chip on your shoulder and a smile hit the rest You can't cope, no you can't feel We got enough self-pain to show we're still here There's no hope in an unclenched fist There's no end when you believe in this Still beating, still burning</text:p>
          </table:table-cell>
        </table:table-row>
        <table:table-row>
          <table:table-cell office:value-type="string" office:string-value="Inside Out - Burning Fight">
            <text:p>Inside Out - Burning Fight</text:p>
          </table:table-cell>
          <table:table-cell office:value-type="string" office:string-value=" Right! I reach out my hand, then you turn the other way I'm only trying to extend myself, to communicate I tried, I tried, I tried Still no response from you So now I refuse To wait back, or waste my time Don't waste my fucking time on you Oh yeah I refuse to let myself down My falsehoods put a trap in my heart To make myself look good, higher And only to be knocked down by the truth And I will never choose a different path And I will never turn away from you You write a song, it's an example of bliss Which I think of only a burning flame Nothing changed or updated on me But they try to help me see what's right What's right, what's right And I will never choose a different path And I will never turn away from you I will never choose a different path And I will never fucking be like you Yeah, it's my burning fight, my burning fight This is my burning fight, my burning fight">
            <text:p> Right! I reach out my hand, then you turn the other way I'm only trying to extend myself, to communicate I tried, I tried, I tried Still no response from you So now I refuse To wait back, or waste my time Don't waste my fucking time on you Oh yeah I refuse to let myself down My falsehoods put a trap in my heart To make myself look good, higher And only to be knocked down by the truth And I will never choose a different path And I will never turn away from you You write a song, it's an example of bliss Which I think of only a burning flame Nothing changed or updated on me But they try to help me see what's right What's right, what's right And I will never choose a different path And I will never turn away from you I will never choose a different path And I will never fucking be like you Yeah, it's my burning fight, my burning fight This is my burning fight, my burning fight</text:p>
          </table:table-cell>
        </table:table-row>
        <table:table-row>
          <table:table-cell office:value-type="string" office:string-value="Madball - Lockdown">
            <text:p>Madball - Lockdown</text:p>
          </table:table-cell>
          <table:table-cell office:value-type="string" office:string-value=" Don't ask me no more questions, get me out of my face I told you I know nothing, I'm in the dead end of the place Trying to take my freedom, something that I haven't done I'm not a fucking rat, so just go, go fuck yourself Justice, justice, that word don't mean nothing to you Fuck you, fuck you, fuck you and your system too You ruined my life, there's no turning back now Siren rat, I never get out I know nothing but the world I'm about You lock me up and leave me to die I got some pride, I got some pride I hate to say what you're doing to me Not without reaction, baby I've done no wrong, I'm an innocent man You don't give a fuck, you'll never understand">
            <text:p> Don't ask me no more questions, get me out of my face I told you I know nothing, I'm in the dead end of the place Trying to take my freedom, something that I haven't done I'm not a fucking rat, so just go, go fuck yourself Justice, justice, that word don't mean nothing to you Fuck you, fuck you, fuck you and your system too You ruined my life, there's no turning back now Siren rat, I never get out I know nothing but the world I'm about You lock me up and leave me to die I got some pride, I got some pride I hate to say what you're doing to me Not without reaction, baby I've done no wrong, I'm an innocent man You don't give a fuck, you'll never understand</text:p>
          </table:table-cell>
        </table:table-row>
        <table:table-row>
          <table:table-cell office:value-type="string" office:string-value="Minor Threat - Minor Threat">
            <text:p>Minor Threat - Minor Threat</text:p>
          </table:table-cell>
          <table:table-cell office:value-type="string" office:string-value=" We're not the first, but not the last, and I know we're all headed for that atom trash The dark is so little, the dark belongs to us, why is everybody in such a fucking rush? Make do with what you have, take what you can get And lie to us, we're just our mother's friends We're just our mother's friends We're just our mother's friends We're just our mother's friends We're just our mother's friends I was early to finish, I was late to start I might be an L, I'm a minor at heart Gotta go, be a mess, what's the fucking deal Cause now I am, it's how I feel Take your time, try not to forget We never were, we're just a manfred We're just a manfred We're just a manfred We're just a manfred We're just a migrant But it's a promise">
            <text:p> We're not the first, but not the last, and I know we're all headed for that atom trash The dark is so little, the dark belongs to us, why is everybody in such a fucking rush? Make do with what you have, take what you can get And lie to us, we're just our mother's friends We're just our mother's friends We're just our mother's friends We're just our mother's friends We're just our mother's friends I was early to finish, I was late to start I might be an L, I'm a minor at heart Gotta go, be a mess, what's the fucking deal Cause now I am, it's how I feel Take your time, try not to forget We never were, we're just a manfred We're just a manfred We're just a manfred We're just a manfred We're just a migrant But it's a promise</text:p>
          </table:table-cell>
        </table:table-row>
        <table:table-row>
          <table:table-cell office:value-type="string" office:string-value="Misfits - She">
            <text:p>Misfits - She</text:p>
          </table:table-cell>
          <table:table-cell office:value-type="string" office:string-value=" ♪ She loves snakes and killer eagles now She has lost control, they are going home She will hide in silence, then her day will come She will close your big sun, she is all alone To another love To another love">
            <text:p> ♪ She loves snakes and killer eagles now She has lost control, they are going home She will hide in silence, then her day will come She will close your big sun, she is all alone To another love To another love</text:p>
          </table:table-cell>
        </table:table-row>
        <table:table-row>
          <table:table-cell office:value-type="string" office:string-value="Poison Idea - Just to Get Away">
            <text:p>Poison Idea - Just to Get Away</text:p>
          </table:table-cell>
          <table:table-cell office:value-type="string" office:string-value=" 16 Inches I can't slow down, I gotta stay with the devil Two guns are still a hundred miles an hour No looking back, proving all the powers, possibility Maybe it could Sick of this motherfuckin' goddamn shit, there's a road Run, I don't know I just gotta run, just gotta go No looking back, proving all the power I never sang a love song, I never owned a car I've never met a machine who'd drive me this far Not gonna listen to a word you say Leave it in the mud just to get away Can't stand my stomach for another day Leave it in the mud just to get away Do my job, go by my stand aside Grab a gun, a pistol, get my ride Got my girl, she's sixteen, that's really special I can't slow down, I got a date with the devil Dude, that's still a hundred miles an hour No looking back through the nondescript lens We must build it, made me quit Sick of this motherfucking goddamn shit There's a world, I thought I'd left, I don't know Just gotta run, just gotta go Dude, that's still a hundred miles an hour I've never seen a love song I've never owned a car I've never met a machine that would drive me this far Not gonna listen to a word you say Leave it in the morning just to get away Can't stand myself for another day Leave it in the morning just to get away Not gonna listen to a word you say Leave it in the morning just to get away Just to get away, can't stand myself for another day Leaving in the mud, just to get away">
            <text:p> 16 Inches I can't slow down, I gotta stay with the devil Two guns are still a hundred miles an hour No looking back, proving all the powers, possibility Maybe it could Sick of this motherfuckin' goddamn shit, there's a road Run, I don't know I just gotta run, just gotta go No looking back, proving all the power I never sang a love song, I never owned a car I've never met a machine who'd drive me this far Not gonna listen to a word you say Leave it in the mud just to get away Can't stand my stomach for another day Leave it in the mud just to get away Do my job, go by my stand aside Grab a gun, a pistol, get my ride Got my girl, she's sixteen, that's really special I can't slow down, I got a date with the devil Dude, that's still a hundred miles an hour No looking back through the nondescript lens We must build it, made me quit Sick of this motherfucking goddamn shit There's a world, I thought I'd left, I don't know Just gotta run, just gotta go Dude, that's still a hundred miles an hour I've never seen a love song I've never owned a car I've never met a machine that would drive me this far Not gonna listen to a word you say Leave it in the morning just to get away Can't stand myself for another day Leave it in the morning just to get away Not gonna listen to a word you say Leave it in the morning just to get away Just to get away, can't stand myself for another day Leaving in the mud, just to get away</text:p>
          </table:table-cell>
        </table:table-row>
        <table:table-row>
          <table:table-cell office:value-type="string" office:string-value="Sick Of It All - Just Lies">
            <text:p>Sick Of It All - Just Lies</text:p>
          </table:table-cell>
          <table:table-cell office:value-type="string" office:string-value=" ♪ ♪ ♪ ♪ ♪ That's life in itself, so just live what you say Just have time to fill your head, don't ever ask why What they say, so just live from today Let's fight, try and teach it, right from wrong Put a knife in your head, try and teach it Good from bad, but it's All Just Life">
            <text:p> ♪ ♪ ♪ ♪ ♪ That's life in itself, so just live what you say Just have time to fill your head, don't ever ask why What they say, so just live from today Let's fight, try and teach it, right from wrong Put a knife in your head, try and teach it Good from bad, but it's All Just Life</text:p>
          </table:table-cell>
        </table:table-row>
        <table:table-row>
          <table:table-cell office:value-type="string" office:string-value="Sorcerer - Badlands">
            <text:p>Sorcerer - Badlands</text:p>
          </table:table-cell>
          <table:table-cell office:value-type="string" office:string-value=" you You're not alone. Screaming for the peace of love Your dark eyes see my face A smell of bitterness Farewell to innocence Land of fire and sulfur Time to suffer And when I kneel Spilling out the sky All I feel, all I feel is under my eyes There is no exit, it goes away You left me on the road alone And told me I'll be safe You better feel this grace There will be no relief Another failure, again I miss The frame, the love been Being dead, I hope I just succeed Strain from the past of love Now I look into your face A smell of bitterness Run away to innocence Run Run Run Innocence Stay down, stay away The given world is not to be resurrected Stay down, stay away Angel and beast, come carry this weight you">
            <text:p> you You're not alone. Screaming for the peace of love Your dark eyes see my face A smell of bitterness Farewell to innocence Land of fire and sulfur Time to suffer And when I kneel Spilling out the sky All I feel, all I feel is under my eyes There is no exit, it goes away You left me on the road alone And told me I'll be safe You better feel this grace There will be no relief Another failure, again I miss The frame, the love been Being dead, I hope I just succeed Strain from the past of love Now I look into your face A smell of bitterness Run away to innocence Run Run Run Innocence Stay down, stay away The given world is not to be resurrected Stay down, stay away Angel and beast, come carry this weight you</text:p>
          </table:table-cell>
        </table:table-row>
        <table:table-row>
          <table:table-cell office:value-type="string" office:string-value="The Exploited - Beat the Bastards">
            <text:p>The Exploited - Beat the Bastards</text:p>
          </table:table-cell>
          <table:table-cell office:value-type="string" office:string-value=" I'm sorry. I almost thought the new one was me. Who the fuck are you?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Slip into the system, there's no way out Slip into the system, you hear my shout You gotta beat the bastards, beat them now Stuck in politics, bring me down Beat the bastards, beat them now Beat the bastards, beat them now Beat the bastards, beat them now Just those who don't have a clue My girls are born for you Can't get you out, don't get a chance Stuck in politics, leave me me out Beat the bastards, beat them now Beat the bastards, beat them now Beat the bastards, beat them now Money, money, power and strength Skinny skirts worth nothing spared Hungry, homeless, cities I searched Circuit boards just leaving me out Beat the bastards, beat them now Beat the bastards, beat them now Beat the bastards, beat them now 🎵 You are Peter Basko Slam through the system but there's no way out Slam through the system if you have a shot I'm feeling the bastard, speed up now Strike the floor, the city's leaving you out Beat it bastards, beat them now Beat it bastards, beat them now Beat it bastards, beat them now">
            <text:p> I'm sorry. I almost thought the new one was me. Who the fuck are you?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I'm the new one. Slip into the system, there's no way out Slip into the system, you hear my shout You gotta beat the bastards, beat them now Stuck in politics, bring me down Beat the bastards, beat them now Beat the bastards, beat them now Beat the bastards, beat them now Just those who don't have a clue My girls are born for you Can't get you out, don't get a chance Stuck in politics, leave me me out Beat the bastards, beat them now Beat the bastards, beat them now Beat the bastards, beat them now Money, money, power and strength Skinny skirts worth nothing spared Hungry, homeless, cities I searched Circuit boards just leaving me out Beat the bastards, beat them now Beat the bastards, beat them now Beat the bastards, beat them now 🎵 You are Peter Basko Slam through the system but there's no way out Slam through the system if you have a shot I'm feeling the bastard, speed up now Strike the floor, the city's leaving you out Beat it bastards, beat them now Beat it bastards, beat them now Beat it bastards, beat them now</text:p>
          </table:table-cell>
        </table:table-row>
        <table:table-row>
          <table:table-cell office:value-type="string" office:string-value="Turnstile - Mystery">
            <text:p>Turnstile - Mystery</text:p>
          </table:table-cell>
          <table:table-cell office:value-type="string" office:string-value=" 🎵 This is going to my head, are you gonna get it right? And I won't leave it holding on to the light But I'm afraid to And it's been so long So the mystery gone And it's been so long Oh the mystery Oh the mystery There's a clock in my head, is it wrong, is it right? I know you're scared of running out of time But I'm a tattoo And it's been so long So the mystery gone And it's been so long Oh, the mystery And it's been so long, so the mystery gone And it's been so long, all the mystery you">
            <text:p> 🎵 This is going to my head, are you gonna get it right? And I won't leave it holding on to the light But I'm afraid to And it's been so long So the mystery gone And it's been so long Oh the mystery Oh the mystery There's a clock in my head, is it wrong, is it right? I know you're scared of running out of time But I'm a tattoo And it's been so long So the mystery gone And it's been so long Oh, the mystery And it's been so long, so the mystery gone And it's been so long, all the mystery you</text:p>
          </table:table-cell>
        </table:table-row>
        <table:table-row>
          <table:table-cell office:value-type="string" office:string-value="Youth of Today - Break Down the Walls">
            <text:p>Youth of Today - Break Down the Walls</text:p>
          </table:table-cell>
          <table:table-cell office:value-type="string" office:string-value=" I'm not the victim that was once a gift of my pride All the time I've seen it, all their styles are defined It's no easy duty to keep a man away, take the beat Put this overcoming judgment to his head I speak for life Break Down The walls We'll break down the walls Break down the walls We'll all break down the walls We will Go! Look beyond the facets of the crimes they hang on Look beyond the wretches of a devil of a state Look beyond the fears and the trials you will find Look for what's inside before you make up your mind Break down the walls We'll break down the walls The walls">
            <text:p> I'm not the victim that was once a gift of my pride All the time I've seen it, all their styles are defined It's no easy duty to keep a man away, take the beat Put this overcoming judgment to his head I speak for life Break Down The walls We'll break down the walls Break down the walls We'll all break down the walls We will Go! Look beyond the facets of the crimes they hang on Look beyond the wretches of a devil of a state Look beyond the fears and the trials you will find Look for what's inside before you make up your mind Break down the walls We'll break down the walls The walls</text:p>
          </table:table-cell>
        </table:table-row>
      </table:table>
      <table:table table:name="songs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 Are you aware that the current state of the cancer of your body is that you don't know? Are you aware that your disease is contagious? I'm the one that you love the most in the world You can't deny It's not a secret I'm your ally I'm your strongest ally Too much shit to eat Thanks Scott, give me a call back when you get it, please Thanks for watching!">
            <text:p> Are you aware that the current state of the cancer of your body is that you don't know? Are you aware that your disease is contagious? I'm the one that you love the most in the world You can't deny It's not a secret I'm your ally I'm your strongest ally Too much shit to eat Thanks Scott, give me a call back when you get it, please Thanks for watching!</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 So Another piece, crack a metal shell The pieces go in a circle The broken skeleton chooses where Will it bless me there yet? I let go I lost my soul I leave the person And I turn into someone Crack a metal shell I'm lost, I'm complete Crack a metal shell I'm lost, I'm complete Cause I'm not on top of the world, but I'm on top of it And I'm not gonna say where I was or where I'm at I'm in the zone Getting high like crazy There's a lot of bitches that wanna fuck me in the back of a vehicle I ain't made for metal, I ain't made for pussy I don't know what to drink, I'm a deadly nightmare When the moment's double whammy is complete When the moment's double whammy is complete I see you there, you're a type of teenage Gonna drive you to the back of my van Let the sun go down so I'm on the street, I don't know where I go You know everything seems so true The thoughts I want to let go I let go, I have no time I live for nothing, and I can't live We're gonna make it through all those episodes We're gonna make it through all those episodes We're gonna make it through all those episodes We're gonna make it through all those episodes Come on, motherfucker!">
            <text:p> So Another piece, crack a metal shell The pieces go in a circle The broken skeleton chooses where Will it bless me there yet? I let go I lost my soul I leave the person And I turn into someone Crack a metal shell I'm lost, I'm complete Crack a metal shell I'm lost, I'm complete Cause I'm not on top of the world, but I'm on top of it And I'm not gonna say where I was or where I'm at I'm in the zone Getting high like crazy There's a lot of bitches that wanna fuck me in the back of a vehicle I ain't made for metal, I ain't made for pussy I don't know what to drink, I'm a deadly nightmare When the moment's double whammy is complete When the moment's double whammy is complete I see you there, you're a type of teenage Gonna drive you to the back of my van Let the sun go down so I'm on the street, I don't know where I go You know everything seems so true The thoughts I want to let go I let go, I have no time I live for nothing, and I can't live We're gonna make it through all those episodes We're gonna make it through all those episodes We're gonna make it through all those episodes We're gonna make it through all those episodes Come on, motherfucker!</text:p>
          </table:table-cell>
        </table:table-row>
        <table:table-row>
          <table:table-cell office:value-type="string" office:string-value="Antigama - Underterminate">
            <text:p>Antigama - Underterminate</text:p>
          </table:table-cell>
          <table:table-cell office:value-type="string" office:string-value=" The mechanical humans and gods The mechanical human essence Was a part again Was a part again Of failure When the air is dead You suffocate You sink in In the middle of your madness I'm the one who's got it I'm the one who's got it I'm the one who's got it I'm the one who's got it I'm the one who's got it I'm the one who's got it I'm the one who's got it The father of love is the archetype I'm the one who's got it I'm the one who's got it I'm the one who's got it The son of object fear I'm the one who's got it I'm the one who's got it And I wish you just one day Just one day Just one day Maybe you've got rid of him Or have a lot of such love But you must still remember I'm the man When the pain is gone When the pain is gone">
            <text:p> The mechanical humans and gods The mechanical human essence Was a part again Was a part again Of failure When the air is dead You suffocate You sink in In the middle of your madness I'm the one who's got it I'm the one who's got it I'm the one who's got it I'm the one who's got it I'm the one who's got it I'm the one who's got it I'm the one who's got it The father of love is the archetype I'm the one who's got it I'm the one who's got it I'm the one who's got it The son of object fear I'm the one who's got it I'm the one who's got it And I wish you just one day Just one day Just one day Maybe you've got rid of him Or have a lot of such love But you must still remember I'm the man When the pain is gone When the pain is gone</text:p>
          </table:table-cell>
        </table:table-row>
        <table:table-row>
          <table:table-cell office:value-type="string" office:string-value="Assück - Civilization Comes, Civilization Goes">
            <text:p>Assück - Civilization Comes, Civilization Goes</text:p>
          </table:table-cell>
          <table:table-cell office:value-type="string" office:string-value=" This is a test. With so many hands I'd still alive I'd rather close my eyes">
            <text:p> This is a test. With so many hands I'd still alive I'd rather close my eyes</text:p>
          </table:table-cell>
        </table:table-row>
        <table:table-row>
          <table:table-cell office:value-type="string" office:string-value="Brutal Truth - Regression-Progression">
            <text:p>Brutal Truth - Regression-Progression</text:p>
          </table:table-cell>
          <table:table-cell office:value-type="string" office:string-value=" The story of the ancient is breathless Now the final time is past so From the deep side of the deep shadow The truth that buried the name you brought forth The truth that buried the name you brought forth We may never give up To deceive them all So here we go, it's your time to fight with me Kill! Suck on! Kill! Suck on! You who raise the wall As we feed the pain You who tear the hearts off You are ready to die Yeah! you">
            <text:p> The story of the ancient is breathless Now the final time is past so From the deep side of the deep shadow The truth that buried the name you brought forth The truth that buried the name you brought forth We may never give up To deceive them all So here we go, it's your time to fight with me Kill! Suck on! Kill! Suck on! You who raise the wall As we feed the pain You who tear the hearts off You are ready to die Yeah! you</text:p>
          </table:table-cell>
        </table:table-row>
        <table:table-row>
          <table:table-cell office:value-type="string" office:string-value="Contrastic - Sex with Four Walls">
            <text:p>Contrastic - Sex with Four Walls</text:p>
          </table:table-cell>
          <table:table-cell office:value-type="string" office:string-value=" 🎵 🎵 🎵 So perfect is the idea of some blues So perfect is love without other persons So perfect is the idea of some blues So perfect is love without other persons Oh, I'm so sorry I'm so sorry I'm so sorry I'm so sorry I'm so sorry I'm so sorry I'm so sorry I'm so sorry I'm so sorry I'm so sorry I'm so sorry I'm so sorry I'm so sorry I'm so sorry I'm so scared to ignore that same time zone, I've been gone a long time I feel, I feel, I feel, I feel, I feel, I feel, I feel, I feel, I feel, I feel I am just a civilian, do you believe in someone? Is there a sense of union? I will die for you The real world, the real world, makes me a real Search me for a hope Temptation, let it in Show me through Search me for a hope You are, I am, let's be one Search me for a hope Temptation, let it in Show me through Search me for a hop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I am the legend of the genocides I'm so tired of the genocides I am the legend of the genocides I'm so tired of the genocides">
            <text:p> 🎵 🎵 🎵 So perfect is the idea of some blues So perfect is love without other persons So perfect is the idea of some blues So perfect is love without other persons Oh, I'm so sorry I'm so sorry I'm so sorry I'm so sorry I'm so sorry I'm so sorry I'm so sorry I'm so sorry I'm so sorry I'm so sorry I'm so sorry I'm so sorry I'm so sorry I'm so sorry I'm so scared to ignore that same time zone, I've been gone a long time I feel, I feel, I feel, I feel, I feel, I feel, I feel, I feel, I feel, I feel I am just a civilian, do you believe in someone? Is there a sense of union? I will die for you The real world, the real world, makes me a real Search me for a hope Temptation, let it in Show me through Search me for a hope You are, I am, let's be one Search me for a hope Temptation, let it in Show me through Search me for a hop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man who's just a good-ass judge I'm a I am the legend of the genocides I'm so tired of the genocides I am the legend of the genocides I'm so tired of the genocides</text:p>
          </table:table-cell>
        </table:table-row>
        <table:table-row>
          <table:table-cell office:value-type="string" office:string-value="Death Toll 80k - No Escape">
            <text:p>Death Toll 80k - No Escape</text:p>
          </table:table-cell>
          <table:table-cell office:value-type="string" office:string-value=" So So Oh, oh, oh Oh, oh, oh Oh, oh, oh Oh, oh, o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So So God God">
            <text:p> So So Oh, oh, oh Oh, oh, oh Oh, oh, oh Oh, oh, o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So So God God</text:p>
          </table:table-cell>
        </table:table-row>
        <table:table-row>
          <table:table-cell office:value-type="string" office:string-value="Discordance Axis - The End of Rebirth">
            <text:p>Discordance Axis - The End of Rebirth</text:p>
          </table:table-cell>
          <table:table-cell office:value-type="string" office:string-value=" God is with us now, God is with us now Never let us be, we're not ever alone God is with us now, God is with us now We're together, we're forever more Oh Open your eyes I am the sky The heavens are down I am the wind I am You, you, you're a monster">
            <text:p> God is with us now, God is with us now Never let us be, we're not ever alone God is with us now, God is with us now We're together, we're forever more Oh Open your eyes I am the sky The heavens are down I am the wind I am You, you, you're a monster</text:p>
          </table:table-cell>
        </table:table-row>
        <table:table-row>
          <table:table-cell office:value-type="string" office:string-value="Extreme Noise Terror - Being and Nothing">
            <text:p>Extreme Noise Terror - Being and Nothing</text:p>
          </table:table-cell>
          <table:table-cell office:value-type="string" office:string-value=" No! The pain of being a man The pain of being a man Nothing is done Nothing is done Deep inside the earth lies the fire So, I'm gonna go I'm gonna go I'm on your face and I'm on your mind I'm on your face and I'm on your mind I'm on your face and I'm on your mind I'm not afraid of the dark I'm not afraid of the dark I'm not afraid of the dark I'm not afraid of the dark I'm not afraid of the dark I'm not afraid of the dark I'm not afraid of the dark I'm not afraid of the dark">
            <text:p> No! The pain of being a man The pain of being a man Nothing is done Nothing is done Deep inside the earth lies the fire So, I'm gonna go I'm gonna go I'm on your face and I'm on your mind I'm on your face and I'm on your mind I'm on your face and I'm on your mind I'm not afraid of the dark I'm not afraid of the dark I'm not afraid of the dark I'm not afraid of the dark I'm not afraid of the dark I'm not afraid of the dark I'm not afraid of the dark I'm not afraid of the dark</text:p>
          </table:table-cell>
        </table:table-row>
        <table:table-row>
          <table:table-cell office:value-type="string" office:string-value="Feastem - Sick">
            <text:p>Feastem - Sick</text:p>
          </table:table-cell>
          <table:table-cell office:value-type="string" office:string-value=" We are a bunch of idiots, we are making a scene Stuck in the end, we're blind, living in a dream scene We're fighting for this world, we're fighting ourselves We're the vultures in the air, we are the beginning and the end Sucking the air of my life, leaving it back to the dead Dead Dead Dead">
            <text:p> We are a bunch of idiots, we are making a scene Stuck in the end, we're blind, living in a dream scene We're fighting for this world, we're fighting ourselves We're the vultures in the air, we are the beginning and the end Sucking the air of my life, leaving it back to the dead Dead Dead Dead</text:p>
          </table:table-cell>
        </table:table-row>
        <table:table-row>
          <table:table-cell office:value-type="string" office:string-value="Gravesend - End of the Line">
            <text:p>Gravesend - End of the Line</text:p>
          </table:table-cell>
          <table:table-cell office:value-type="string" office:string-value=" ♪ Like the lightning that strikes From within the sky In the shadow of death Of the dead horse's back Drowning in agony, the constant loss of faith With an exotic pleasure, a calling of fate Yeah, ooh, ooh, ooh, ooh Created by my mother and her daughter in her skin And told me they knew nothing of their destiny">
            <text:p> ♪ Like the lightning that strikes From within the sky In the shadow of death Of the dead horse's back Drowning in agony, the constant loss of faith With an exotic pleasure, a calling of fate Yeah, ooh, ooh, ooh, ooh Created by my mother and her daughter in her skin And told me they knew nothing of their destiny</text:p>
          </table:table-cell>
        </table:table-row>
        <table:table-row>
          <table:table-cell office:value-type="string" office:string-value="Insect Warfare - Human Trafficking">
            <text:p>Insect Warfare - Human Trafficking</text:p>
          </table:table-cell>
          <table:table-cell office:value-type="string" office:string-value=" So I'm your killer, killer, killer, killer Outro">
            <text:p> So I'm your killer, killer, killer, killer Outro</text:p>
          </table:table-cell>
        </table:table-row>
        <table:table-row>
          <table:table-cell office:value-type="string" office:string-value="Leng Tch'e - The Fist of the Leng Tch'e">
            <text:p>Leng Tch'e - The Fist of the Leng Tch'e</text:p>
          </table:table-cell>
          <table:table-cell office:value-type="string" office:string-value="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Dressing the cold from cold Like a leopard of artist Like a leopard of artist The first revelation of the instinctive The culture of the people of the world is alternative to the modern world This is the fucking fact This is how all the black holes came from the ocean This is how we used to breathe The embodied breath of the dream With all these noiseless senses We're still the ones you knew You have all of your music Just hear the voice again Once we were where we were first Once we were where we were first Once we were where we were first And now we're where we are still Go suck a...">
            <text:p>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Dressing the cold from cold Like a leopard of artist Like a leopard of artist The first revelation of the instinctive The culture of the people of the world is alternative to the modern world This is the fucking fact This is how all the black holes came from the ocean This is how we used to breathe The embodied breath of the dream With all these noiseless senses We're still the ones you knew You have all of your music Just hear the voice again Once we were where we were first Once we were where we were first Once we were where we were first And now we're where we are still Go suck a...</text:p>
          </table:table-cell>
        </table:table-row>
        <table:table-row>
          <table:table-cell office:value-type="string" office:string-value="Magrudergrind - Siphon Then Slit">
            <text:p>Magrudergrind - Siphon Then Slit</text:p>
          </table:table-cell>
          <table:table-cell office:value-type="string" office:string-value=" Oh, And I, I just want to be free, and I just want to be free, just to feel so free And I, I just want to be free, just to feel so free, just to feel so free I'm the one who's gonna die I'm the one who's gonna die I'm the one, I'm the one I'm the one, I'm the one I'm the one I'm the one">
            <text:p> Oh, And I, I just want to be free, and I just want to be free, just to feel so free And I, I just want to be free, just to feel so free, just to feel so free I'm the one who's gonna die I'm the one who's gonna die I'm the one, I'm the one I'm the one, I'm the one I'm the one I'm the one</text:p>
          </table:table-cell>
        </table:table-row>
        <table:table-row>
          <table:table-cell office:value-type="string" office:string-value="Nails - You Will Never Be One of Us">
            <text:p>Nails - You Will Never Be One of Us</text:p>
          </table:table-cell>
          <table:table-cell office:value-type="string" office:string-value=" You will never be one of us Oh! We're all trapped, our lives destroyed We are not the same Fucking tramps, fucking fags Fucking crippled, they try to pretend That they're dead, you're fucking blind Nobody wants what you fucking got You will never be what I thought I'll be what you'll be, I'll be not your pain Not true, not true, you will never be one of us Something, disguise, you will never be one of us Fuck you, don't die We are not the same No dream, no choice You will never be one of us Stop the discourse You will never be one of us">
            <text:p> You will never be one of us Oh! We're all trapped, our lives destroyed We are not the same Fucking tramps, fucking fags Fucking crippled, they try to pretend That they're dead, you're fucking blind Nobody wants what you fucking got You will never be what I thought I'll be what you'll be, I'll be not your pain Not true, not true, you will never be one of us Something, disguise, you will never be one of us Fuck you, don't die We are not the same No dream, no choice You will never be one of us Stop the discourse You will never be one of us</text:p>
          </table:table-cell>
        </table:table-row>
        <table:table-row>
          <table:table-cell office:value-type="string" office:string-value="Napalm Death - You Suffer">
            <text:p>Napalm Death - You Suffer</text:p>
          </table:table-cell>
          <table:table-cell office:value-type="string" office:string-value=" RUARGH!">
            <text:p> RUARGH!</text:p>
          </table:table-cell>
        </table:table-row>
        <table:table-row>
          <table:table-cell office:value-type="string" office:string-value="Nasum - This is...">
            <text:p>Nasum - This is...</text:p>
          </table:table-cell>
          <table:table-cell office:value-type="string" office:string-value=" This is what it's all about, this is what we play, this is what we make your day, this is it, shh, shh, spread it out!">
            <text:p> This is what it's all about, this is what we play, this is what we make your day, this is it, shh, shh, spread it out!</text:p>
          </table:table-cell>
        </table:table-row>
        <table:table-row>
          <table:table-cell office:value-type="string" office:string-value="No One Knows What The Dead Think - Autumn Flower">
            <text:p>No One Knows What The Dead Think - Autumn Flower</text:p>
          </table:table-cell>
          <table:table-cell office:value-type="string" office:string-value=" Oh fuck you, it's you We're the cuckolds, cuckolds Get out of this world This is not the end No See you motherfuckers We are free I'll erase your soul A soul, a soul without a soul The fate of this world's second dream The final will of the living soul but a dream A ghost, a ghost, a ghost The wind has torn into a breath Emotions of the life through your veins After you re-open me I am another one Do you see my secret life? Is a new religion We, we must win We've had enough of your failures">
            <text:p> Oh fuck you, it's you We're the cuckolds, cuckolds Get out of this world This is not the end No See you motherfuckers We are free I'll erase your soul A soul, a soul without a soul The fate of this world's second dream The final will of the living soul but a dream A ghost, a ghost, a ghost The wind has torn into a breath Emotions of the life through your veins After you re-open me I am another one Do you see my secret life? Is a new religion We, we must win We've had enough of your failures</text:p>
          </table:table-cell>
        </table:table-row>
        <table:table-row>
          <table:table-cell office:value-type="string" office:string-value="P.L.F. - Ultimate Whirlwind of Incineration">
            <text:p>P.L.F. - Ultimate Whirlwind of Incineration</text:p>
          </table:table-cell>
          <table:table-cell office:value-type="string" office:string-value=" Oh I'm the one who's been hurt, but you're still here In the process of my funeral I'm the one who's been hurt, but you're still here I'm the one who's been hurt, but you're still here I'm the one who's been hurt, but you're still here I'm the one who's been hurt, but you're still here The gates of the grave, with their hearts of lead, The entrance of the void. The secret of the lost, the truth of the living, The search for the truth, the search for the truth, The secret of the unknown. you">
            <text:p> Oh I'm the one who's been hurt, but you're still here In the process of my funeral I'm the one who's been hurt, but you're still here I'm the one who's been hurt, but you're still here I'm the one who's been hurt, but you're still here I'm the one who's been hurt, but you're still here The gates of the grave, with their hearts of lead, The entrance of the void. The secret of the lost, the truth of the living, The search for the truth, the search for the truth, The secret of the unknown. you</text:p>
          </table:table-cell>
        </table:table-row>
        <table:table-row>
          <table:table-cell office:value-type="string" office:string-value="Pig Destroyer - Evacuating Heaven">
            <text:p>Pig Destroyer - Evacuating Heaven</text:p>
          </table:table-cell>
          <table:table-cell office:value-type="string" office:string-value=" 🎵 Outro Music 🎵">
            <text:p> 🎵 Outro Music 🎵</text:p>
          </table:table-cell>
        </table:table-row>
        <table:table-row>
          <table:table-cell office:value-type="string" office:string-value="Repulsion - Horrified">
            <text:p>Repulsion - Horrified</text:p>
          </table:table-cell>
          <table:table-cell office:value-type="string" office:string-value=" 🎵 Morphine Morphine toxins that survive in a little hellish creak Feel more lucky I'm physically empty Paranoid in the dark, the sounds of death and fear Huge slides creep up, not a soul can hear Fret away, it's a pocket-packed time to eat Cattle's eyes, rabbit eyes, too big to tell you what to say again Morphine Morphine Deep within your consciousness, horror is unleashed Stare into the face of death, I will expel your teeth Breath of hell inside your brain, it's about to explode Bloodstained throat of it, do I have to endure? Orphan you">
            <text:p> 🎵 Morphine Morphine toxins that survive in a little hellish creak Feel more lucky I'm physically empty Paranoid in the dark, the sounds of death and fear Huge slides creep up, not a soul can hear Fret away, it's a pocket-packed time to eat Cattle's eyes, rabbit eyes, too big to tell you what to say again Morphine Morphine Deep within your consciousness, horror is unleashed Stare into the face of death, I will expel your teeth Breath of hell inside your brain, it's about to explode Bloodstained throat of it, do I have to endure? Orphan you</text:p>
          </table:table-cell>
        </table:table-row>
        <table:table-row>
          <table:table-cell office:value-type="string" office:string-value="Rotten Sound - Sharing">
            <text:p>Rotten Sound - Sharing</text:p>
          </table:table-cell>
          <table:table-cell office:value-type="string" office:string-value=" I am the end, I am the force, I am the end I am the divider, I am the fire, I am the ground, I am the earth, I am the moon I am the sun, I am the earth I am the shield, I am the king, I am the one who leads the road, I am the... I am the sun, I am the earth I am the sun, I am the earth I am the last, I am the last I am the last of my generation I am the sun, I am the earth Is there a correct form of metaphors? Show your name The new order A form of conspiracy The truth is more shameful One's false heart never gives away The privilege The privilege As taught before Sharing is caring Building bridges to rob us of positions of future The privilege The privilege The privilege The privilege">
            <text:p> I am the end, I am the force, I am the end I am the divider, I am the fire, I am the ground, I am the earth, I am the moon I am the sun, I am the earth I am the shield, I am the king, I am the one who leads the road, I am the... I am the sun, I am the earth I am the sun, I am the earth I am the last, I am the last I am the last of my generation I am the sun, I am the earth Is there a correct form of metaphors? Show your name The new order A form of conspiracy The truth is more shameful One's false heart never gives away The privilege The privilege As taught before Sharing is caring Building bridges to rob us of positions of future The privilege The privilege The privilege The privilege</text:p>
          </table:table-cell>
        </table:table-row>
        <table:table-row>
          <table:table-cell office:value-type="string" office:string-value="Terrorizer - Fear of Napalm">
            <text:p>Terrorizer - Fear of Napalm</text:p>
          </table:table-cell>
          <table:table-cell office:value-type="string" office:string-value=" ♪ so ♪ Full of sweat, tears and bones So much blood, death to die People screaming, burning hands Still have time, death to die ♪ Friends who live, are my own, dead or too, Spontaneous, maniac, nonsense, false, Friends of all, I'm with me. so you">
            <text:p> ♪ so ♪ Full of sweat, tears and bones So much blood, death to die People screaming, burning hands Still have time, death to die ♪ Friends who live, are my own, dead or too, Spontaneous, maniac, nonsense, false, Friends of all, I'm with me. so you</text:p>
          </table:table-cell>
        </table:table-row>
        <table:table-row>
          <table:table-cell office:value-type="string" office:string-value="Trap Them - Hellionaires">
            <text:p>Trap Them - Hellionaires</text:p>
          </table:table-cell>
          <table:table-cell office:value-type="string" office:string-value=" So Precious in the middle dim And cold at the end They call it all a mistake, it drove my mind And I all got together And I all struck together And I all thought to turn At the top of the vein In my evil dreams To my own freedom came I raise my knees to the stars To my little boy waiting I raise a big loud barrage To this world I've killed Don't let it happen, I'm holding the gun With the eyes of the wrong thing Is it true? Love the animal's curse In the night, I wait for the entrance of dark The ones that have already died I'll be something that will burn The fuse won't ignite Burn! I am, I am, I am, I am the death War, war is a bitch with a door That I'm always in War is a thing that I feel is what I can't Ripping my big fuck's neck And my blood's gonna get kicked in Making my way towards death, what it does And I pray your fucking mother is in I'll burn your fucking battery round With a name It's the name of the gang's record It's the name of the failure It's the name of the thing you will learn All the false attachments All the false animal guts All of us created in the name of the father of our souls All of us burned With alien air blood">
            <text:p> So Precious in the middle dim And cold at the end They call it all a mistake, it drove my mind And I all got together And I all struck together And I all thought to turn At the top of the vein In my evil dreams To my own freedom came I raise my knees to the stars To my little boy waiting I raise a big loud barrage To this world I've killed Don't let it happen, I'm holding the gun With the eyes of the wrong thing Is it true? Love the animal's curse In the night, I wait for the entrance of dark The ones that have already died I'll be something that will burn The fuse won't ignite Burn! I am, I am, I am, I am the death War, war is a bitch with a door That I'm always in War is a thing that I feel is what I can't Ripping my big fuck's neck And my blood's gonna get kicked in Making my way towards death, what it does And I pray your fucking mother is in I'll burn your fucking battery round With a name It's the name of the gang's record It's the name of the failure It's the name of the thing you will learn All the false attachments All the false animal guts All of us created in the name of the father of our souls All of us burned With alien air blood</text:p>
          </table:table-cell>
        </table:table-row>
        <table:table-row>
          <table:table-cell office:value-type="string" office:string-value="Wormrot - Deceased Occupation">
            <text:p>Wormrot - Deceased Occupation</text:p>
          </table:table-cell>
          <table:table-cell office:value-type="string" office:string-value=" Oh, yeah. We're all gonna live our lives, no matter what we get Death of death We say hell's dancing Death We say hell's dancing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 Oh, yeah. We're all gonna live our lives, no matter what we get Death of death We say hell's dancing Death We say hell's dancing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
      <table:table table:name="songs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 So so so He's the heresy arch Even the spirits of the oaks Heed his word And so from the wells of night To the yawning gulfs of space Ever the praises of his name Shall resound Thus spoke the heresy arch Enthroned in clouds and fire When the seven suns aligned Telling omics, steps, and strides Roaming alone in blank ether Longing for anti-deluvian knowledge Written in the codex of battered land forlorn But if you be darkened man, you'll either be the host or the last of Hell's castles The common folk will fight for the substance of water The old ones burn, the old ones die, the new ones grow Here is the ark Saint of the streets and whores Bringer of fire and force, Heresia Heresia God of the sinful babe Light of the warrior's blade In a river of blood Go out among men and fight the gates That he in the void may know To his messenger must all things, things be told And he shall put on the semblance of man The wax of mass and the robe that hides And come down from the world of seven suns Great messenger, home-bringer of death Father of a million young Unholy stalker among the lambs Strike with fury, four thousand fates move Come, avenge for my holy right I'm not a fan of chalice, the sacrifice begins The sun will rise for you and I must never die The wind will blow you home The beginning of the end was to be the final goodbye The forest will grow and the sky will unfold The world will be your side And three gorgons, or more Wander on the wildest winds Not favorably upon our Saturnalia So the night begins tonight Heaven's the ark Murderer without mercy Light bringer of the damned Heaven's the ark Flame in Elysian gardens Sword of the fetish folk Let's go, gloom of the night In the eyes Murderer without mercy Lightbringer of the damned, Helesia Flame in Elysian gardens Sword of the fetish, folkless, cold room of the night so So I am the most powerful monster in the world! I will destroy you! I will destroy you! I will destroy you! For real there's one who wonders the neighbor All of the truth, all of the heart A thousand fates move A tomb of lost as a lie Painting hearts as new cities of God Oh, my dark old man, oh my creeping messenger Rise from the dredges and wail in my time For past healing force Rest for a moment to stay To reign, and to reign, and to reign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you">
            <text:p> So so so He's the heresy arch Even the spirits of the oaks Heed his word And so from the wells of night To the yawning gulfs of space Ever the praises of his name Shall resound Thus spoke the heresy arch Enthroned in clouds and fire When the seven suns aligned Telling omics, steps, and strides Roaming alone in blank ether Longing for anti-deluvian knowledge Written in the codex of battered land forlorn But if you be darkened man, you'll either be the host or the last of Hell's castles The common folk will fight for the substance of water The old ones burn, the old ones die, the new ones grow Here is the ark Saint of the streets and whores Bringer of fire and force, Heresia Heresia God of the sinful babe Light of the warrior's blade In a river of blood Go out among men and fight the gates That he in the void may know To his messenger must all things, things be told And he shall put on the semblance of man The wax of mass and the robe that hides And come down from the world of seven suns Great messenger, home-bringer of death Father of a million young Unholy stalker among the lambs Strike with fury, four thousand fates move Come, avenge for my holy right I'm not a fan of chalice, the sacrifice begins The sun will rise for you and I must never die The wind will blow you home The beginning of the end was to be the final goodbye The forest will grow and the sky will unfold The world will be your side And three gorgons, or more Wander on the wildest winds Not favorably upon our Saturnalia So the night begins tonight Heaven's the ark Murderer without mercy Light bringer of the damned Heaven's the ark Flame in Elysian gardens Sword of the fetish folk Let's go, gloom of the night In the eyes Murderer without mercy Lightbringer of the damned, Helesia Flame in Elysian gardens Sword of the fetish, folkless, cold room of the night so So I am the most powerful monster in the world! I will destroy you! I will destroy you! I will destroy you! For real there's one who wonders the neighbor All of the truth, all of the heart A thousand fates move A tomb of lost as a lie Painting hearts as new cities of God Oh, my dark old man, oh my creeping messenger Rise from the dredges and wail in my time For past healing force Rest for a moment to stay To reign, and to reign, and to reign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the wind will blow you</text:p>
          </table:table-cell>
        </table:table-row>
        <table:table-row>
          <table:table-cell office:value-type="string" office:string-value="Cirith Ungol - King of the Dead">
            <text:p>Cirith Ungol - King of the Dead</text:p>
          </table:table-cell>
          <table:table-cell office:value-type="string" office:string-value=" so so so so ♪ ♪ ♪ ♪ ♪ ♪ Hello, the king will rise again The time has come to pay for all your sins Silence, death, fire, scare, fear, cry Savage touch in your world of love Crown upon his head, king of all the dead His hands will desecrate his creed So soon the alien lands in his greed And death is darkened in the moon For he is freshly risen from the tomb ♪ The fallen sand King of all the dead ♪ The sun descends, the blood will boil and rain The rising tide will cleanse your world of pain This grip will rule the living of every man For as he rules in life, he rules in death Round upon his head King of all the dead It's the king Don't be afraid ♪ ♪ ♪ ♪ ♪ ♪♪ ♪♪ you">
            <text:p> so so so so ♪ ♪ ♪ ♪ ♪ ♪ Hello, the king will rise again The time has come to pay for all your sins Silence, death, fire, scare, fear, cry Savage touch in your world of love Crown upon his head, king of all the dead His hands will desecrate his creed So soon the alien lands in his greed And death is darkened in the moon For he is freshly risen from the tomb ♪ The fallen sand King of all the dead ♪ The sun descends, the blood will boil and rain The rising tide will cleanse your world of pain This grip will rule the living of every man For as he rules in life, he rules in death Round upon his head King of all the dead It's the king Don't be afraid ♪ ♪ ♪ ♪ ♪ ♪♪ ♪♪ you</text:p>
          </table:table-cell>
        </table:table-row>
        <table:table-row>
          <table:table-cell office:value-type="string" office:string-value="Crimson Glory - Queen of the Masquerade">
            <text:p>Crimson Glory - Queen of the Masquerade</text:p>
          </table:table-cell>
          <table:table-cell office:value-type="string" office:string-value=" Woman, man of my mystery Heaven's angel, devil's daughter Night eye Black widow screaming through Is it true? Do you still need Hopscotch bleed to be satisfied? Gathering prey, deadly webs Hanging dark disguised Throwing the mercy, the insatiable appetite Down, down to your knees Bow before her majesty Hail to the queen of the masquerade Deep in your heart she feeds Hail to the queen of the masquerade Bound to Her Majesty The Cows! Slowly crawling, feeding on your Many kings with broken dreams The tyrants rule, the dragons flee Tear you man's shield, tear you all apart It's a sin to sound the wicked scream The silence falls, the fears begin Moon shining eyes gleaming All hands above all head Fighters move heads across Faces of sin they wear Fearing the sting of a venomous bleaching bite Down, down to your knees Bow before Her Majesty Hail to the Queen of the Valkyrie Deep in your heart she beats Hail to the Queen of the Valkyrie Bow to Her Majesty ♪ ♪ ♪ ♪ ♪ ♪ ♪ ♪ ♪ ♪ ♪ Majesty and Queen Do you still need Hopes to bleed To be satisfied? Gathering brave Deadly worms Hanging dark disguise Showing no mercy Inflatable amethyst Down, down to your knees Bow before Majesty Hail to the Queen of the Masquerade Deep in your heart she's pleased Hail to the Queen of the Masquerade Out to her majesty Hail to the Queen of the Masquerade Keeping your hopes in place Hail to the Queen of the Valkyrie Bound to her majesty Hail to the Queen of the Valkyrie Hiding no harm that bleeds">
            <text:p> Woman, man of my mystery Heaven's angel, devil's daughter Night eye Black widow screaming through Is it true? Do you still need Hopscotch bleed to be satisfied? Gathering prey, deadly webs Hanging dark disguised Throwing the mercy, the insatiable appetite Down, down to your knees Bow before her majesty Hail to the queen of the masquerade Deep in your heart she feeds Hail to the queen of the masquerade Bound to Her Majesty The Cows! Slowly crawling, feeding on your Many kings with broken dreams The tyrants rule, the dragons flee Tear you man's shield, tear you all apart It's a sin to sound the wicked scream The silence falls, the fears begin Moon shining eyes gleaming All hands above all head Fighters move heads across Faces of sin they wear Fearing the sting of a venomous bleaching bite Down, down to your knees Bow before Her Majesty Hail to the Queen of the Valkyrie Deep in your heart she beats Hail to the Queen of the Valkyrie Bow to Her Majesty ♪ ♪ ♪ ♪ ♪ ♪ ♪ ♪ ♪ ♪ ♪ Majesty and Queen Do you still need Hopes to bleed To be satisfied? Gathering brave Deadly worms Hanging dark disguise Showing no mercy Inflatable amethyst Down, down to your knees Bow before Majesty Hail to the Queen of the Masquerade Deep in your heart she's pleased Hail to the Queen of the Masquerade Out to her majesty Hail to the Queen of the Masquerade Keeping your hopes in place Hail to the Queen of the Valkyrie Bound to her majesty Hail to the Queen of the Valkyrie Hiding no harm that bleeds</text:p>
          </table:table-cell>
        </table:table-row>
        <table:table-row>
          <table:table-cell office:value-type="string" office:string-value="Dokken - In My Dreams">
            <text:p>Dokken - In My Dreams</text:p>
          </table:table-cell>
          <table:table-cell office:value-type="string" office:string-value=" In my dreams it's still the same Your love is strong, it still remains ♪ Toss and turn all night in the sheets But I can't sleep Night after night don't know what it means In my dreams What can I say or do? You will come back with truth I realize too late That baby, your love has turned away In my dreams it's still the same Your love is strong, it still remains In my dream just you by me Just the way it used to be Calling your name but you're turning away Please don't leave Running in circles waiting to see you in my dreams What can I say or do? You won't come back with proof I realize too late That baby, your love has turned away In my dreams it's never said My love is strong, it still remains In my dreams you're still my beam Just the way it used to be ♪ In my dreams it's still the same Your love is strong, it still remains In my dreams you're still by me Just the way it used to be In my dreams it's still the same Your love is strong, it still remains In my dreams you'll always be In my heart again In my dreams, in my dreams It's still the same In my dreams You're still by me In my dreams Just the way you used to be In my dreams What can I say? In my dreams You're still by me and in my dreams you'll always be In my dreams you'll always be In my dreams Your love is strong In my dreams It's still the same In my dreams In my dreams In my dreams In my dreams In my dreams Thank you.">
            <text:p> In my dreams it's still the same Your love is strong, it still remains ♪ Toss and turn all night in the sheets But I can't sleep Night after night don't know what it means In my dreams What can I say or do? You will come back with truth I realize too late That baby, your love has turned away In my dreams it's still the same Your love is strong, it still remains In my dream just you by me Just the way it used to be Calling your name but you're turning away Please don't leave Running in circles waiting to see you in my dreams What can I say or do? You won't come back with proof I realize too late That baby, your love has turned away In my dreams it's never said My love is strong, it still remains In my dreams you're still my beam Just the way it used to be ♪ In my dreams it's still the same Your love is strong, it still remains In my dreams you're still by me Just the way it used to be In my dreams it's still the same Your love is strong, it still remains In my dreams you'll always be In my heart again In my dreams, in my dreams It's still the same In my dreams You're still by me In my dreams Just the way you used to be In my dreams What can I say? In my dreams You're still by me and in my dreams you'll always be In my dreams you'll always be In my dreams Your love is strong In my dreams It's still the same In my dreams In my dreams In my dreams In my dreams In my dreams Thank you.</text:p>
          </table:table-cell>
        </table:table-row>
        <table:table-row>
          <table:table-cell office:value-type="string" office:string-value="Fates Warning - Guardian">
            <text:p>Fates Warning - Guardian</text:p>
          </table:table-cell>
          <table:table-cell office:value-type="string" office:string-value=" ♪♪ ♪♪ so ♪♪ ♪♪ 🎵 🎵Please don't frustrate🎵 🎵And break with me🎵 You will find them under the shadows As they shiver So is war, they never know Angels of the fortresses come and go In the night The heavens pass in the night Gardens and the rivers fight The will to live shall win We've been to the hole, run through the trees Nightingale, away, get sleepy, dead It seems that we're on a train An endless dream I I will wish upon a star I believe in you I'll live my way, I'll strive for I'll be mad for you, for you and for me I'm the word you're sent in And it's part of me Help for me, save my will Have you forgotten me? Ace of all, with light men One million miles, for a source as fine as me Free you may, he lives in darkness Where the dark, he sees the light of day He can't choose, better sleep forever I know she's been, has so much to say From a dreamy spot, a rich black light Tears stream from her face Into my head, to my eyes I will worship a rock star, I believe in you I left my window straight above I didn't ask for care, would you remember me? I'm the man you're seeking And it's part of the soul That's all I need, save my love I'm a fire with no flame Helpless child without a name The broken wings Catch me, I'm falling I'm a question we know and saw A mutation that had to wait for me I live on the streets of the city I had a dream I was you Strong as the fire in my veins And when I called out your name I will remain to witness the pain I am the unsung hero I will remain as your guardian Angels in white, you have sacrificed Your weakness and buried the faith You are painted head with a fist in your child Ripped from the wind and the lame Have you seen the iron in his butt? The fingers are painted in blood From venture material to the real Something's sure to die I will wish upon a star I believe in you I'll leave my wish to the stars I'll remember you, will you remember me? I'm a new city and it's all I've sold Hands on me, sing my will And if we got free hands on me Sing my will And if we got free hands on me Sing my will And if we're not free Oh, oh, oh">
            <text:p> ♪♪ ♪♪ so ♪♪ ♪♪ 🎵 🎵Please don't frustrate🎵 🎵And break with me🎵 You will find them under the shadows As they shiver So is war, they never know Angels of the fortresses come and go In the night The heavens pass in the night Gardens and the rivers fight The will to live shall win We've been to the hole, run through the trees Nightingale, away, get sleepy, dead It seems that we're on a train An endless dream I I will wish upon a star I believe in you I'll live my way, I'll strive for I'll be mad for you, for you and for me I'm the word you're sent in And it's part of me Help for me, save my will Have you forgotten me? Ace of all, with light men One million miles, for a source as fine as me Free you may, he lives in darkness Where the dark, he sees the light of day He can't choose, better sleep forever I know she's been, has so much to say From a dreamy spot, a rich black light Tears stream from her face Into my head, to my eyes I will worship a rock star, I believe in you I left my window straight above I didn't ask for care, would you remember me? I'm the man you're seeking And it's part of the soul That's all I need, save my love I'm a fire with no flame Helpless child without a name The broken wings Catch me, I'm falling I'm a question we know and saw A mutation that had to wait for me I live on the streets of the city I had a dream I was you Strong as the fire in my veins And when I called out your name I will remain to witness the pain I am the unsung hero I will remain as your guardian Angels in white, you have sacrificed Your weakness and buried the faith You are painted head with a fist in your child Ripped from the wind and the lame Have you seen the iron in his butt? The fingers are painted in blood From venture material to the real Something's sure to die I will wish upon a star I believe in you I'll leave my wish to the stars I'll remember you, will you remember me? I'm a new city and it's all I've sold Hands on me, sing my will And if we got free hands on me Sing my will And if we got free hands on me Sing my will And if we're not free Oh, oh, oh</text:p>
          </table:table-cell>
        </table:table-row>
        <table:table-row>
          <table:table-cell office:value-type="string" office:string-value="Fifth Angel - In the Fallout">
            <text:p>Fifth Angel - In the Fallout</text:p>
          </table:table-cell>
          <table:table-cell office:value-type="string" office:string-value=" ♪ Waited in a cold room dark for hours And the time goes on so slow Carried my desire for survival From the quiet where the moon Played tonight You can see that fear Goes on and on and on Goes the night As the time grows near As we wait and we hide From the fallout And we cry out In the fallout From the sky In the fallout And we hide out from the fallout in the sky Aftermath of cold light strikes the city When the children break the streets Tell them they can live their lives in pity For they don't lose what they leave Day to night, you can see that fear It goes on and on and on The cold of the night as the time grows near As we wait and we hide from the fallout As we cry out in the fallout From the sky In the fallout As we hide out from the fallout In the sky so Fighting to forget the guilt of violence But the pain it burns so deep In their eyes a whisper of satisfaction Of a dream they'll never reach Day to night, you can see them feel Goes on and on and on Oh, there's a night, as the time grows near As we wait, as we hide From the fallout As we fly out In the fallout From the sky In the fallout As we hide out From the fallout In the sky In the fallout, and cry out In the fallout, for the sky In the fallout, and cry out In the fallout, for the sky I'm not afraid">
            <text:p> ♪ Waited in a cold room dark for hours And the time goes on so slow Carried my desire for survival From the quiet where the moon Played tonight You can see that fear Goes on and on and on Goes the night As the time grows near As we wait and we hide From the fallout And we cry out In the fallout From the sky In the fallout And we hide out from the fallout in the sky Aftermath of cold light strikes the city When the children break the streets Tell them they can live their lives in pity For they don't lose what they leave Day to night, you can see that fear It goes on and on and on The cold of the night as the time grows near As we wait and we hide from the fallout As we cry out in the fallout From the sky In the fallout As we hide out from the fallout In the sky so Fighting to forget the guilt of violence But the pain it burns so deep In their eyes a whisper of satisfaction Of a dream they'll never reach Day to night, you can see them feel Goes on and on and on Oh, there's a night, as the time grows near As we wait, as we hide From the fallout As we fly out In the fallout From the sky In the fallout As we hide out From the fallout In the sky In the fallout, and cry out In the fallout, for the sky In the fallout, and cry out In the fallout, for the sky I'm not afraid</text:p>
          </table:table-cell>
        </table:table-row>
        <table:table-row>
          <table:table-cell office:value-type="string" office:string-value="Grim Reaper - See You In Hell">
            <text:p>Grim Reaper - See You In Hell</text:p>
          </table:table-cell>
          <table:table-cell office:value-type="string" office:string-value=" See you in hell Can I make you an offer? You got what it takes I kept my eyes on you, cause I tell you that you lose And you can come with me to a place you'll know so well I will take you to the valley gates of hell See you in hell my friend, see you in hell my friend, see you in hell my friend, I'll see you in hell See you in hell my friend, see you in hell my friend, see you in hell my friend, I'll see you in hell, yeah See you in hell Your choice of ten, how many sins can be yours? Half my kingdom for your choice, it's yours You can take it anytime that you need Plexiglas barrel, all you've got to do is bleed See you in hell, my friend I see you in hell See you in hell, my friend See you in hell, my friend See you in hell, my friend I see you in hell, oh yeah Come with me I will take you down to the very depths of your soul And I'll make you burn See you See you in hell See you, see you Can I make you an offer? You're getting out of your house I kept my eyes on you Cause I'm tired of letting you lose Now you can come with me to a place you know so well Like I told you at the very gates of hell See you in hell my friend See you in hell my friend See you in hell my friend I'll see you in hell See you in hell my friend See you in hell my friend See you in hell my friend, I'll see you in hell See you in hell my friend, see you in hell my friend See you in hell my friend, I'll see you in hell See you in hell my friend, see you in hell my friend See you in hell my friend, I'll see you in hell Sing it loud! Sing it loud! Sing it loud! SING IT LOUD!">
            <text:p> See you in hell Can I make you an offer? You got what it takes I kept my eyes on you, cause I tell you that you lose And you can come with me to a place you'll know so well I will take you to the valley gates of hell See you in hell my friend, see you in hell my friend, see you in hell my friend, I'll see you in hell See you in hell my friend, see you in hell my friend, see you in hell my friend, I'll see you in hell, yeah See you in hell Your choice of ten, how many sins can be yours? Half my kingdom for your choice, it's yours You can take it anytime that you need Plexiglas barrel, all you've got to do is bleed See you in hell, my friend I see you in hell See you in hell, my friend See you in hell, my friend See you in hell, my friend I see you in hell, oh yeah Come with me I will take you down to the very depths of your soul And I'll make you burn See you See you in hell See you, see you Can I make you an offer? You're getting out of your house I kept my eyes on you Cause I'm tired of letting you lose Now you can come with me to a place you know so well Like I told you at the very gates of hell See you in hell my friend See you in hell my friend See you in hell my friend I'll see you in hell See you in hell my friend See you in hell my friend See you in hell my friend, I'll see you in hell See you in hell my friend, see you in hell my friend See you in hell my friend, I'll see you in hell See you in hell my friend, see you in hell my friend See you in hell my friend, I'll see you in hell Sing it loud! Sing it loud! Sing it loud! SING IT LOUD!</text:p>
          </table:table-cell>
        </table:table-row>
        <table:table-row>
          <table:table-cell office:value-type="string" office:string-value="Heathen's Rage - Knights of Steel">
            <text:p>Heathen's Rage - Knights of Steel</text:p>
          </table:table-cell>
          <table:table-cell office:value-type="string" office:string-value=" ♪♪ ♪♪ so 🎵 I hear the sound of thunder, a fear that's like the war When the fire burns beneath me, the hell looks like Rome Fire burns the tower of stone, with a fear that's really like it A thousand men fly on the ground, upon the earth that they built That they built Now the time has come for us, the secrets are revealed He takes the soul, her life and death, he's the one we shall reveal The ever-full of wisdom, shall we stand on these three walls? One word is spoken, now I hear the master's call, yeah He said, my son, you have none where For you have met the glowing male I wish for you to take this lamb On which you'll rule at my command So we are the great Narcissus Well, the way I feel She's going to me The way I feel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 ♪♪ so 🎵 I hear the sound of thunder, a fear that's like the war When the fire burns beneath me, the hell looks like Rome Fire burns the tower of stone, with a fear that's really like it A thousand men fly on the ground, upon the earth that they built That they built Now the time has come for us, the secrets are revealed He takes the soul, her life and death, he's the one we shall reveal The ever-full of wisdom, shall we stand on these three walls? One word is spoken, now I hear the master's call, yeah He said, my son, you have none where For you have met the glowing male I wish for you to take this lamb On which you'll rule at my command So we are the great Narcissus Well, the way I feel She's going to me The way I feel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Heir Apparent - Just Imagine">
            <text:p>Heir Apparent - Just Imagine</text:p>
          </table:table-cell>
          <table:table-cell office:value-type="string" office:string-value=" It's because of what integration systems engaged in a database will convey. It's a data transfer. Just as you please beyond the chains of understanding Beyond reason, beyond logic, beyond greed Even in conceivables, beyond the unbelievable No one's blessing is this real Just as you can heal me from the things you never dreamed of Like your leaders, your lovers and your songs Natural, spiritual, and infinite Giving everyone a cause Dream on, dream on In this demonsleepless land Just imagine, just imagine Just like something inside the mirror A child in emptiness or a dreamer in the dark A mind that kept yearning for a spark Dreamer, dreamer In a sleepless night And just imagine peace where there was none before under Persian skies Just imagine children with hope again in their eyes Oh, just imagine! This is the function of the system, and this is the function of the human emotion chip A warning for man-beating, human virus imminent Switching to automatic I'm a man of my word Just imagine being awake In the things you never dreamed of Like your leaders, your lovers and your songs Catch all the shit, any regret Giving everyone a cause Dreamer to remain In this semi-sleepless life And just imagine peace where there was none before Under virgin skies Just imagine truth with hope again in their eyes Just imagine people really caring and not just saying they do Just imagine nations really talking unlike me and you Just imagi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
            <text:p> It's because of what integration systems engaged in a database will convey. It's a data transfer. Just as you please beyond the chains of understanding Beyond reason, beyond logic, beyond greed Even in conceivables, beyond the unbelievable No one's blessing is this real Just as you can heal me from the things you never dreamed of Like your leaders, your lovers and your songs Natural, spiritual, and infinite Giving everyone a cause Dream on, dream on In this demonsleepless land Just imagine, just imagine Just like something inside the mirror A child in emptiness or a dreamer in the dark A mind that kept yearning for a spark Dreamer, dreamer In a sleepless night And just imagine peace where there was none before under Persian skies Just imagine children with hope again in their eyes Oh, just imagine! This is the function of the system, and this is the function of the human emotion chip A warning for man-beating, human virus imminent Switching to automatic I'm a man of my word Just imagine being awake In the things you never dreamed of Like your leaders, your lovers and your songs Catch all the shit, any regret Giving everyone a cause Dreamer to remain In this semi-sleepless life And just imagine peace where there was none before Under virgin skies Just imagine truth with hope again in their eyes Just imagine people really caring and not just saying they do Just imagine nations really talking unlike me and you Just imagi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table:table-cell>
        </table:table-row>
        <table:table-row>
          <table:table-cell office:value-type="string" office:string-value="Helloween - Future World">
            <text:p>Helloween - Future World</text:p>
          </table:table-cell>
          <table:table-cell office:value-type="string" office:string-value=" If you're out there all alone And you don't know where to go to Come and take a trip with me to future world And if you're running through your life And you don't know what this is, is Come and look how it could be A future world We are living happiness Our life is full of joy We say the word tomorrow without fear The feeling of togetherness is always at our side We love our life and we know it will stay Cause we all live in future world A world that's full of love Our future life will be glorious Come with me, future world You say you'd like to stay But this is not your time Go back, find your own way To future world Life can be for living Just try and never give in Tell everyone their way to future One day you'll live in happiness With a heart that's full of joy You say the word tomorrow without fear The feeling of togetherness Will be as you say You say you love your life and you know why Cause we are new in future world A world that's full of love Our future life will be glorious Come with me, future world Oh! Oh! Oh! Oh! Oh! Oh! Oh! Oh! Oh! Oh! Oh! Oh! Oh! Oh! Oh! Oh! Oh! Oh! Oh! Oh! Oh! Oh! Oh! Oh! Oh! Oh! Oh! Oh! Oh! We are here in future world A world that's full of love Our future life will be glorious Come with me, come with me, come with me Future World, Future World, Future World In Time World">
            <text:p> If you're out there all alone And you don't know where to go to Come and take a trip with me to future world And if you're running through your life And you don't know what this is, is Come and look how it could be A future world We are living happiness Our life is full of joy We say the word tomorrow without fear The feeling of togetherness is always at our side We love our life and we know it will stay Cause we all live in future world A world that's full of love Our future life will be glorious Come with me, future world You say you'd like to stay But this is not your time Go back, find your own way To future world Life can be for living Just try and never give in Tell everyone their way to future One day you'll live in happiness With a heart that's full of joy You say the word tomorrow without fear The feeling of togetherness Will be as you say You say you love your life and you know why Cause we are new in future world A world that's full of love Our future life will be glorious Come with me, future world Oh! Oh! Oh! Oh! Oh! Oh! Oh! Oh! Oh! Oh! Oh! Oh! Oh! Oh! Oh! Oh! Oh! Oh! Oh! Oh! Oh! Oh! Oh! Oh! Oh! Oh! Oh! Oh! Oh! We are here in future world A world that's full of love Our future life will be glorious Come with me, come with me, come with me Future World, Future World, Future World In Time World</text:p>
          </table:table-cell>
        </table:table-row>
        <table:table-row>
          <table:table-cell office:value-type="string" office:string-value="Iron Maiden - Run to the Hills">
            <text:p>Iron Maiden - Run to the Hills</text:p>
          </table:table-cell>
          <table:table-cell office:value-type="string" office:string-value=" White Man For his own need We fought him hard We fought him well Out on the plains We gave him hell But when it came Too much for three Or will we ever be set free? Riding through dust clouds and barren wastes Galloping hard on the plains Chasing the redskins back to their holes Fighting them at their own game Murder for freedom, just stabbing the back Women and children are cowards attack Run to the hills Run for your lives Run to the hills Run for your lives Soldier blue in the barren wastes Hunting and killings again Raping the women and wasting the men The only good Indians are tame Selling the whiskey and taking their gold Enslaving the young and destroying the old Run to the hills Run for your life Run through the hills Run for your lif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un to the hills Run for your life Run to the hills Run for your life Run to the hills Run for your life Run to the hills Run for your life.">
            <text:p> White Man For his own need We fought him hard We fought him well Out on the plains We gave him hell But when it came Too much for three Or will we ever be set free? Riding through dust clouds and barren wastes Galloping hard on the plains Chasing the redskins back to their holes Fighting them at their own game Murder for freedom, just stabbing the back Women and children are cowards attack Run to the hills Run for your lives Run to the hills Run for your lives Soldier blue in the barren wastes Hunting and killings again Raping the women and wasting the men The only good Indians are tame Selling the whiskey and taking their gold Enslaving the young and destroying the old Run to the hills Run for your life Run through the hills Run for your lif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Run to the hills Run for your life Run to the hills Run for your life Run to the hills Run for your life Run to the hills Run for your life.</text:p>
          </table:table-cell>
        </table:table-row>
        <table:table-row>
          <table:table-cell office:value-type="string" office:string-value="Judas Priest - The Sentinel">
            <text:p>Judas Priest - The Sentinel</text:p>
          </table:table-cell>
          <table:table-cell office:value-type="string" office:string-value=" So A long deserted avenue, steam begins to rise The figures run and ready, prepared for quick surprise He's watching for her sight His life is on the line Swords over their heads Cutting them down Just not to blame, you'll feel the same tomorrow You're a swine in the alley Smoking some oil For he's been started to teach you A fiendish hell of a feat, the bell begins Raging on its toll The stone begins to crawl It's a toll on the toll bench And in the middle of hell There's nothing left but the pain to know Amidst the upturned and burned out cars The challenges await And in their fists clutch iron bars With which to seal his fate A crassest chest, a discovered rest The roles of throwing knives Whose razor points In challenged tests Have finished many lives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Now facing one another, they stand up each at time Then all at once, a silence falls as the belt ceases its chime Upon the line the challengers with shrieks and cries rush forth The knives fly out like bullets upon their deadly course Screams of pain and agony rent the silent air Amidst the dying bodies, blood runs everywhere The figure stands expressionless, impassive and alone Unmoved by his victory, by the seeds of death he's sown Sworn to avenge, condemned to hell Do not let freedom be the stage at all Fall into revenge, condemn to hell Do not let freedom be the stage at all Fall into revenge, condemn to hell Do not let freedom be the stage at all Call to me, you're not gonna die Just another blade of the invisible you">
            <text:p> So A long deserted avenue, steam begins to rise The figures run and ready, prepared for quick surprise He's watching for her sight His life is on the line Swords over their heads Cutting them down Just not to blame, you'll feel the same tomorrow You're a swine in the alley Smoking some oil For he's been started to teach you A fiendish hell of a feat, the bell begins Raging on its toll The stone begins to crawl It's a toll on the toll bench And in the middle of hell There's nothing left but the pain to know Amidst the upturned and burned out cars The challenges await And in their fists clutch iron bars With which to seal his fate A crassest chest, a discovered rest The roles of throwing knives Whose razor points In challenged tests Have finished many lives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Now facing one another, they stand up each at time Then all at once, a silence falls as the belt ceases its chime Upon the line the challengers with shrieks and cries rush forth The knives fly out like bullets upon their deadly course Screams of pain and agony rent the silent air Amidst the dying bodies, blood runs everywhere The figure stands expressionless, impassive and alone Unmoved by his victory, by the seeds of death he's sown Sworn to avenge, condemned to hell Do not let freedom be the stage at all Fall into revenge, condemn to hell Do not let freedom be the stage at all Fall into revenge, condemn to hell Do not let freedom be the stage at all Call to me, you're not gonna die Just another blade of the invisible you</text:p>
          </table:table-cell>
        </table:table-row>
        <table:table-row>
          <table:table-cell office:value-type="string" office:string-value="Manilla Road - Flaming Metal Systems">
            <text:p>Manilla Road - Flaming Metal Systems</text:p>
          </table:table-cell>
          <table:table-cell office:value-type="string" office:string-value="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Beware the shrapnel flies Flaming through the night This night, tonight The fever of blood runs high Lightning strikes through the sky This night, tonight Take them down, down to the ground, fire away Oh, I know just how you feel Give them hell with flame and bloody steel In this world's darkest hour A man has to die Don't throw it away Flaming metal systems Blazing through the night This time, tonight Expectants of wisdom cry Teaching themselves to die To die, to die, to die Take them down, down on the ground Fire away, oh, oh, oh Just how you feel, give them hell With flame and bloody steel In this world's darkest hour I thought I must do the same, don't run away Take them down, down on the ground Fire away, oh, oh, oh Just how you feel, kill them all With flame and bloody steel In this wild, darkest hour A fire has to die Don't throw it away Lightning strikes, force hammer, flaming metal systems Titans clash, cannons roar, flaming metal systems Chips of steel, funeral pyre, flaming metal systems Burning cross, sword of fire, flaming metal systems Yeah, yeah, yeah, yeah Yeah, yeah, yeah, yeah you">
            <text:p> O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Beware the shrapnel flies Flaming through the night This night, tonight The fever of blood runs high Lightning strikes through the sky This night, tonight Take them down, down to the ground, fire away Oh, I know just how you feel Give them hell with flame and bloody steel In this world's darkest hour A man has to die Don't throw it away Flaming metal systems Blazing through the night This time, tonight Expectants of wisdom cry Teaching themselves to die To die, to die, to die Take them down, down on the ground Fire away, oh, oh, oh Just how you feel, give them hell With flame and bloody steel In this world's darkest hour I thought I must do the same, don't run away Take them down, down on the ground Fire away, oh, oh, oh Just how you feel, kill them all With flame and bloody steel In this wild, darkest hour A fire has to die Don't throw it away Lightning strikes, force hammer, flaming metal systems Titans clash, cannons roar, flaming metal systems Chips of steel, funeral pyre, flaming metal systems Burning cross, sword of fire, flaming metal systems Yeah, yeah, yeah, yeah Yeah, yeah, yeah, yeah you</text:p>
          </table:table-cell>
        </table:table-row>
        <table:table-row>
          <table:table-cell office:value-type="string" office:string-value="Manowar - Hail and Kill">
            <text:p>Manowar - Hail and Kill</text:p>
          </table:table-cell>
          <table:table-cell office:value-type="string" office:string-value=" ♪ Brothers, I am calling from the valley of the kings with nothing to atone. A dark march lies ahead Together we will ride Like thunder from the sky May your sword stay wet Like a young girl in her prime Hold your hammers high Blood and death are waiting Like a raven in the sky I was born to die Now hear me what I live now as I look into your eyes None shall hear a lie No more word and opinion I'm taking my own will Fighting my right to hail and kill Hail, hail, hail and kill Hail, I kill Hail, hail, hail, I kill Hail, I kill And my father was a wolf And the descendant of the slain Sworn to fight again Now I will bring salvation Punishment and pain Forever of hate is our fate Power and opinion are taken by the will By divine might, Kale and Jill Kale, Kale, Kale and Jill Kale and Jill How I do How I do How I do ♪ Hey! Hey! Hey! I'm still! WOOOOOOW Get the fuck out of town Shut up and cry Rape the women as they cry HAHAHAHA Kill the servants, burn their homes Kill the still blood, let them spill Hail and kill Power of the villain I'm taken by the will I did my right to kill and kill Hey, hey, hey, I killed Hey, I killed Hey, hey, hey, I killed Killed, I killed Hey, hey, hey, I do Hey, I do, hey, I do Hey, hey, hey, I do Hey, hey, hey, I do Hey, hey, hey, I do Yeah!">
            <text:p> ♪ Brothers, I am calling from the valley of the kings with nothing to atone. A dark march lies ahead Together we will ride Like thunder from the sky May your sword stay wet Like a young girl in her prime Hold your hammers high Blood and death are waiting Like a raven in the sky I was born to die Now hear me what I live now as I look into your eyes None shall hear a lie No more word and opinion I'm taking my own will Fighting my right to hail and kill Hail, hail, hail and kill Hail, I kill Hail, hail, hail, I kill Hail, I kill And my father was a wolf And the descendant of the slain Sworn to fight again Now I will bring salvation Punishment and pain Forever of hate is our fate Power and opinion are taken by the will By divine might, Kale and Jill Kale, Kale, Kale and Jill Kale and Jill How I do How I do How I do ♪ Hey! Hey! Hey! I'm still! WOOOOOOW Get the fuck out of town Shut up and cry Rape the women as they cry HAHAHAHA Kill the servants, burn their homes Kill the still blood, let them spill Hail and kill Power of the villain I'm taken by the will I did my right to kill and kill Hey, hey, hey, I killed Hey, I killed Hey, hey, hey, I killed Killed, I killed Hey, hey, hey, I do Hey, I do, hey, I do Hey, hey, hey, I do Hey, hey, hey, I do Hey, hey, hey, I do Yeah!</text:p>
          </table:table-cell>
        </table:table-row>
        <table:table-row>
          <table:table-cell office:value-type="string" office:string-value="Medieval Steel - Echoes">
            <text:p>Medieval Steel - Echoes</text:p>
          </table:table-cell>
          <table:table-cell office:value-type="string" office:string-value=" Just one thing that I want to say Yes, you can have love all your way Ain't no way I'll ever refuse you A long cool woman in your long black dress You left my heart in such a mess Baby why, why'd you treat me that way? You can run, you can hide There's no escape from what's inside Remember the way love used to be That's the kind of love now that sets me free I'll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sets me free Yeah, it sets me free inside I'm in love.">
            <text:p> Just one thing that I want to say Yes, you can have love all your way Ain't no way I'll ever refuse you A long cool woman in your long black dress You left my heart in such a mess Baby why, why'd you treat me that way? You can run, you can hide There's no escape from what's inside Remember the way love used to be That's the kind of love now that sets me free I'll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sets me free Yeah, it sets me free inside I'm in love.</text:p>
          </table:table-cell>
        </table:table-row>
        <table:table-row>
          <table:table-cell office:value-type="string" office:string-value="Omen - The Axeman">
            <text:p>Omen - The Axeman</text:p>
          </table:table-cell>
          <table:table-cell office:value-type="string" office:string-value=" In the days of darkness, men feared not the sword and the lance, nor did he fear the beast of fire. He feared... THE X-MEN! The X-Men Once we lose our precious dream With nothing left to fight Now you have found your gag One last beating of your final rite Many have tried, but not the only one Waiting for that final warn You just said, dawn is coming Time is now, the mask will be worn Bow down to the Axeman Put a figure of bones in here Bow down to the Axeman Sun is rising, time is near Darkness builds your heart and soul Mystical power for those alone He's torn the kings from out of gold Claiming his kingdom for his own Good and evil clash in battle Monkeys fighting to the night Steel and iron bring out the warning Powers on the side of right Bow down to the Axeman Put a finger on Mortimer Bow down to the Axeman The sun is rising, time is dead so The sign of the king unites us all A fight for the freedom raises all Against borders of life and fall A dream of peace are not a flaw Once we lose a precious dream With nothing left to fight Now you are bound to die One last beat of your final rite Bow down to the axe man Put a finger up on the nail Bow down to the axe man Sun is rising time is near Bow down to the Axeman, with a zeal of mortal fear Bow down to the Axeman, sun is rising, time is near Bow down to the Axeman, with a zeal of mortal fear But I'll clear my heart So that I can love again Love again, love again">
            <text:p> In the days of darkness, men feared not the sword and the lance, nor did he fear the beast of fire. He feared... THE X-MEN! The X-Men Once we lose our precious dream With nothing left to fight Now you have found your gag One last beating of your final rite Many have tried, but not the only one Waiting for that final warn You just said, dawn is coming Time is now, the mask will be worn Bow down to the Axeman Put a figure of bones in here Bow down to the Axeman Sun is rising, time is near Darkness builds your heart and soul Mystical power for those alone He's torn the kings from out of gold Claiming his kingdom for his own Good and evil clash in battle Monkeys fighting to the night Steel and iron bring out the warning Powers on the side of right Bow down to the Axeman Put a finger on Mortimer Bow down to the Axeman The sun is rising, time is dead so The sign of the king unites us all A fight for the freedom raises all Against borders of life and fall A dream of peace are not a flaw Once we lose a precious dream With nothing left to fight Now you are bound to die One last beat of your final rite Bow down to the axe man Put a finger up on the nail Bow down to the axe man Sun is rising time is near Bow down to the Axeman, with a zeal of mortal fear Bow down to the Axeman, sun is rising, time is near Bow down to the Axeman, with a zeal of mortal fear But I'll clear my heart So that I can love again Love again, love again</text:p>
          </table:table-cell>
        </table:table-row>
        <table:table-row>
          <table:table-cell office:value-type="string" office:string-value="Praying Mantis - The Messiah">
            <text:p>Praying Mantis - The Messiah</text:p>
          </table:table-cell>
          <table:table-cell office:value-type="string" office:string-value=" Young heart, your blood is not so pure You long to believe in, in searching for all that is true Yet pain survives in you Call me now, it's not too late If you see me falling through the darkness Seek and you will find Because this time, the tears will all be mine With a new day dawning, hear me calling Am I just one step inside, for this crime? I cry for all mankind A new start, my chance to put things right I must have been dreaming, I hold the key To light their lives Their tears will dry in time Touch me now I'm here to stay If you see me falling Through the darkness Seek and you will find Because this time The tears will all be mine With a new day dawning, here they come in, and I just one step inside For this crime, a crime for all mankind The fate of mankind lay in these hands of mine The future is yours, but will you see I'm the Messiah Call me now, it's not too late If you see me falling through the darkness Seek and you will find Because this time, the tears will all be mine In the new day dawning, hear me calling Am I just one step inside for this crime? I cry for all mankind Because this time The tears will all be mine Because this time The tears will all be mine In the sea, be falling through the darkness And you will fly Because this time The tears will all be mine With a new day dawning Here we're going Am I just one step in time For this crime I cry for all mankind The tears will all be mine I cried for only time">
            <text:p> Young heart, your blood is not so pure You long to believe in, in searching for all that is true Yet pain survives in you Call me now, it's not too late If you see me falling through the darkness Seek and you will find Because this time, the tears will all be mine With a new day dawning, hear me calling Am I just one step inside, for this crime? I cry for all mankind A new start, my chance to put things right I must have been dreaming, I hold the key To light their lives Their tears will dry in time Touch me now I'm here to stay If you see me falling Through the darkness Seek and you will find Because this time The tears will all be mine With a new day dawning, here they come in, and I just one step inside For this crime, a crime for all mankind The fate of mankind lay in these hands of mine The future is yours, but will you see I'm the Messiah Call me now, it's not too late If you see me falling through the darkness Seek and you will find Because this time, the tears will all be mine In the new day dawning, hear me calling Am I just one step inside for this crime? I cry for all mankind Because this time The tears will all be mine Because this time The tears will all be mine In the sea, be falling through the darkness And you will fly Because this time The tears will all be mine With a new day dawning Here we're going Am I just one step in time For this crime I cry for all mankind The tears will all be mine I cried for only time</text:p>
          </table:table-cell>
        </table:table-row>
        <table:table-row>
          <table:table-cell office:value-type="string" office:string-value="Queensrÿche - Eyes of a Stranger">
            <text:p>Queensrÿche - Eyes of a Stranger</text:p>
          </table:table-cell>
          <table:table-cell office:value-type="string" office:string-value=" Dr. Davis, telephone please. Dr. Davis, telephone please. Dr. Blair, Dr. Blair, Dr. James, Dr. James. I'm the one who's gonna rule the world All alone now except for the memories Of what we had and what we knew Every time I try to leave it behind me I see something that reminds me of you Every night the dreams return to haunt me Your rosary wrapped around your throat I lie awake and sweat the fate of all asleep I see your face looking back at me Looking back at me And I raise my head and stare into the eyes of a stranger I've always known that the mirror never lies People always turn away from the eyes of a stranger Afraid to know when lies behind a smile Is this all that's left of my life before me? Straightjacket memories, sedative eyes No happy ending like I've always promised There's got to be something left for me And I raise my head and stare Into the eyes of a stranger I've always known that the mirror never lies People always turn away from the eyes of a stranger Afraid to know what lies behind the stare Lies behind my stare How many times must I leave this place? I'll live this tragedy How many more lies will fate tell me? All I want is the same as everyone Why am I here and for how long? And I raise my head and stare Into the eyes of a stranger I've always known that the mirror never lies People always dart away from the eyes of a stranger Afraid to know what lies behind the sand so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I am the end of the show! I remember now......">
            <text:p> Dr. Davis, telephone please. Dr. Davis, telephone please. Dr. Blair, Dr. Blair, Dr. James, Dr. James. I'm the one who's gonna rule the world All alone now except for the memories Of what we had and what we knew Every time I try to leave it behind me I see something that reminds me of you Every night the dreams return to haunt me Your rosary wrapped around your throat I lie awake and sweat the fate of all asleep I see your face looking back at me Looking back at me And I raise my head and stare into the eyes of a stranger I've always known that the mirror never lies People always turn away from the eyes of a stranger Afraid to know when lies behind a smile Is this all that's left of my life before me? Straightjacket memories, sedative eyes No happy ending like I've always promised There's got to be something left for me And I raise my head and stare Into the eyes of a stranger I've always known that the mirror never lies People always turn away from the eyes of a stranger Afraid to know what lies behind the stare Lies behind my stare How many times must I leave this place? I'll live this tragedy How many more lies will fate tell me? All I want is the same as everyone Why am I here and for how long? And I raise my head and stare Into the eyes of a stranger I've always known that the mirror never lies People always dart away from the eyes of a stranger Afraid to know what lies behind the sand so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And I'm gonna be a monster I am the end of the show! I remember now......</text:p>
          </table:table-cell>
        </table:table-row>
        <table:table-row>
          <table:table-cell office:value-type="string" office:string-value="Riot - Thundersteel">
            <text:p>Riot - Thundersteel</text:p>
          </table:table-cell>
          <table:table-cell office:value-type="string" office:string-value=" Oh, speak up like that, it's tooting through the air Electric sun, light blue sky His strength is frightening, so evil what he was End of disaster, here he is now And now at last he knows he's real The power of his form he feels God of steel, God of steel The earth it crumbles, death is in the air The city crumbles, death is everywhere And from the burning sky we see the soldier fly He mounts his monster steel and now he rides Under his mask he now is real The power of his form he feel Mind of steel Mind of steel Mind of steel Mind of steel ♪ ♪ ♪ ♪ ♪ so So Oh, a streak of lightning is shooting through the air Electric sign, light to sky This makes us bright and so evil ones beware Let death disaster be his cry A seraph blast beyond these wheels The power of this stormy field I just feel, I just feel I just feel, I just feel ♪">
            <text:p> Oh, speak up like that, it's tooting through the air Electric sun, light blue sky His strength is frightening, so evil what he was End of disaster, here he is now And now at last he knows he's real The power of his form he feels God of steel, God of steel The earth it crumbles, death is in the air The city crumbles, death is everywhere And from the burning sky we see the soldier fly He mounts his monster steel and now he rides Under his mask he now is real The power of his form he feel Mind of steel Mind of steel Mind of steel Mind of steel ♪ ♪ ♪ ♪ ♪ so So Oh, a streak of lightning is shooting through the air Electric sign, light to sky This makes us bright and so evil ones beware Let death disaster be his cry A seraph blast beyond these wheels The power of this stormy field I just feel, I just feel I just feel, I just feel ♪</text:p>
          </table:table-cell>
        </table:table-row>
        <table:table-row>
          <table:table-cell office:value-type="string" office:string-value="Riot City - In the Dark">
            <text:p>Riot City - In the Dark</text:p>
          </table:table-cell>
          <table:table-cell office:value-type="string" office:string-value=" And I'm going to be doing a lot of that. Enter the cold winds howling I will soon sacrifice Feeling the madness in your eyes Name your price I know I'll slowly wither Can't help that I'm a sinner Nightmare of the fox, you're in my eyes Watch out, they're coming to get you Change the kind of you are With no promise justified Bound in this masquerade night Life you have to find In your head, worship the night I'm a familiar foe once I reach the reacher I'm stuck on a star, but I'm not too far gone And it's time to stand with the pride I am a lion crying out to live again I am waking up dawn ♪ ♪ ♪ ♪ ♪ so Watch out, here comes the catcher Eyes in the night will find you I'll see you again, I ain't sure Watch the fear in my eyes Eating humans to fire I awake, it's a call I am on my hands Crying out your name again I am waiting in the dark you">
            <text:p> And I'm going to be doing a lot of that. Enter the cold winds howling I will soon sacrifice Feeling the madness in your eyes Name your price I know I'll slowly wither Can't help that I'm a sinner Nightmare of the fox, you're in my eyes Watch out, they're coming to get you Change the kind of you are With no promise justified Bound in this masquerade night Life you have to find In your head, worship the night I'm a familiar foe once I reach the reacher I'm stuck on a star, but I'm not too far gone And it's time to stand with the pride I am a lion crying out to live again I am waking up dawn ♪ ♪ ♪ ♪ ♪ so Watch out, here comes the catcher Eyes in the night will find you I'll see you again, I ain't sure Watch the fear in my eyes Eating humans to fire I awake, it's a call I am on my hands Crying out your name again I am waiting in the dark you</text:p>
          </table:table-cell>
        </table:table-row>
        <table:table-row>
          <table:table-cell office:value-type="string" office:string-value="Satan - Break Free">
            <text:p>Satan - Break Free</text:p>
          </table:table-cell>
          <table:table-cell office:value-type="string" office:string-value=" So Out in the cold you got no reason for fun to be again When you were cold you remembered the days of yourself You were convicted of sentence and life, your price of injustice and hurt I'm just like you, let your weight down, you're free You've got to run again You've broken your chain Now you've got to run and run and run Gotta be free Now that you're out too many For the ones who got their view So don't forget you've got to keep running, you say All of the faces you see in your mind Your memories will all disappear All you've been through Now let's all get through hell So you've got to run again You've lost everything Now you've got to run, run, run I can't help but worry, stay blessed Because when the full moon's on your half, you've got to dance What did, what did you know you can't hide? Keep rolling as fast as you can You know you were losing You know that you were wrong Now they have turned you into a demon Another wasted life now Just throw it away So in their own eyes they call the big wheel big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ve got to run now You've broken your chain But you've got to run from love Oh, you've got to run again You've broken your chain But you've got to run from love Run away from me You">
            <text:p> So Out in the cold you got no reason for fun to be again When you were cold you remembered the days of yourself You were convicted of sentence and life, your price of injustice and hurt I'm just like you, let your weight down, you're free You've got to run again You've broken your chain Now you've got to run and run and run Gotta be free Now that you're out too many For the ones who got their view So don't forget you've got to keep running, you say All of the faces you see in your mind Your memories will all disappear All you've been through Now let's all get through hell So you've got to run again You've lost everything Now you've got to run, run, run I can't help but worry, stay blessed Because when the full moon's on your half, you've got to dance What did, what did you know you can't hide? Keep rolling as fast as you can You know you were losing You know that you were wrong Now they have turned you into a demon Another wasted life now Just throw it away So in their own eyes they call the big wheel big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you've got to run now You've broken your chain But you've got to run from love Oh, you've got to run again You've broken your chain But you've got to run from love Run away from me You</text:p>
          </table:table-cell>
        </table:table-row>
        <table:table-row>
          <table:table-cell office:value-type="string" office:string-value="Seven Sisters - Shadow of a Fallen Star">
            <text:p>Seven Sisters - Shadow of a Fallen Star</text:p>
          </table:table-cell>
          <table:table-cell office:value-type="string" office:string-value=" So Here in the darkness the light surrounds me It's warm and brings all I've ever known It speaks to me through lines entwined It tells me I should leave it all I've seen the hate, I've seen the lies I've seen the world, I look through different eyes The crystal saves me from what I have come to realize Crying out Lonely voices in the night Dead be my bride Flowing out From the other side of life We'll be my guide Become the last true guardian The shadow of a fallen star I've seen the hate, I've seen the lies I've seen the world, I've looked through different eyes The crystal saves me from what I have come to realize Ride out, lonely voices in the night Dead be my bride Fill the doubt, on the other side of life Fear be my guide Become the last true guardian They shatter all before us Go out, lonely voices in the night There be my bride No way out, on the other side of life There be my guide Pick your brothers to guide you The shadow of the fallen star so BEEP">
            <text:p> So Here in the darkness the light surrounds me It's warm and brings all I've ever known It speaks to me through lines entwined It tells me I should leave it all I've seen the hate, I've seen the lies I've seen the world, I look through different eyes The crystal saves me from what I have come to realize Crying out Lonely voices in the night Dead be my bride Flowing out From the other side of life We'll be my guide Become the last true guardian The shadow of a fallen star I've seen the hate, I've seen the lies I've seen the world, I've looked through different eyes The crystal saves me from what I have come to realize Ride out, lonely voices in the night Dead be my bride Fill the doubt, on the other side of life Fear be my guide Become the last true guardian They shatter all before us Go out, lonely voices in the night There be my bride No way out, on the other side of life There be my guide Pick your brothers to guide you The shadow of the fallen star so BEEP</text:p>
          </table:table-cell>
        </table:table-row>
        <table:table-row>
          <table:table-cell office:value-type="string" office:string-value="Skid Row - Youth Gone Wild">
            <text:p>Skid Row - Youth Gone Wild</text:p>
          </table:table-cell>
          <table:table-cell office:value-type="string" office:string-value=" Roll it. It's been keyed and now they're burned out and down I never played by the rules and I never really cared My nasty reputation takes me everywhere Well now I look and see it's not all that means Tell me the others have stood where I stand We are the young Hey! Hey! We're one and one for all The mountains on the wall We are the Yukon Wild A boss screaming in my ear About who I'm supposed to be Get a three-piece while streets mess And you look just like me I'm a free man, I'm a free man I'm a free man, I'm a free man I'm a free man, I'm a free man I'm a free man, I'm a free man Just like me I said, hey man, there's someone you wanna know And I'll tell you, Park Avenue leads to the Skid Row Well, now look and see It's not only me We're standing tall, ain't never in doubt We are the young So shout it out They call us from the town We spend our lives on trial We walk an endless mile We are the youth that will We stand and we won't fall We're one and one for all The writings on the wall We are the youth that will Well, let me hear you, whoa!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ukon One! We are the Yukon One! We are the Yukon One! We are the Yukon One!">
            <text:p> Roll it. It's been keyed and now they're burned out and down I never played by the rules and I never really cared My nasty reputation takes me everywhere Well now I look and see it's not all that means Tell me the others have stood where I stand We are the young Hey! Hey! We're one and one for all The mountains on the wall We are the Yukon Wild A boss screaming in my ear About who I'm supposed to be Get a three-piece while streets mess And you look just like me I'm a free man, I'm a free man I'm a free man, I'm a free man I'm a free man, I'm a free man I'm a free man, I'm a free man Just like me I said, hey man, there's someone you wanna know And I'll tell you, Park Avenue leads to the Skid Row Well, now look and see It's not only me We're standing tall, ain't never in doubt We are the young So shout it out They call us from the town We spend our lives on trial We walk an endless mile We are the youth that will We stand and we won't fall We're one and one for all The writings on the wall We are the youth that will Well, let me hear you, whoa!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outh of Ohio We are the Yukon One! We are the Yukon One! We are the Yukon One! We are the Yukon One!</text:p>
          </table:table-cell>
        </table:table-row>
        <table:table-row>
          <table:table-cell office:value-type="string" office:string-value="Warlord - Glory">
            <text:p>Warlord - Glory</text:p>
          </table:table-cell>
          <table:table-cell office:value-type="string" office:string-value=" ♪ When I was young I cast aside the shadows of my youth And I lifted up my eyes to the skies I spread my wings, I sailed the seven seas For glory and all that it seems And through my love I passed inside the hallows of my heart And I lifted up my cries to the heights But no one cared, no one even dared And glory evaded my dreams Now I tell you this tale, this story When I set my own sails for my dreams In the ardor of life I found glory And the ardor and power of my dreams so Now in my age I look beyond the horizons of the past And I realize that fame was but a thing I wrote my score, I wanted even more And glory said no to my need Now I tell you this tale, this story When I set my own self on fire In the honor of life I find glory And the honor and power of my King Now I tell you this tale, this story When I set my own sail for my dream In the honor of life and life a glory And the honor and power of my King so so ♪">
            <text:p> ♪ When I was young I cast aside the shadows of my youth And I lifted up my eyes to the skies I spread my wings, I sailed the seven seas For glory and all that it seems And through my love I passed inside the hallows of my heart And I lifted up my cries to the heights But no one cared, no one even dared And glory evaded my dreams Now I tell you this tale, this story When I set my own sails for my dreams In the ardor of life I found glory And the ardor and power of my dreams so Now in my age I look beyond the horizons of the past And I realize that fame was but a thing I wrote my score, I wanted even more And glory said no to my need Now I tell you this tale, this story When I set my own self on fire In the honor of life I find glory And the honor and power of my King Now I tell you this tale, this story When I set my own sail for my dream In the honor of life and life a glory And the honor and power of my King so so ♪</text:p>
          </table:table-cell>
        </table:table-row>
        <table:table-row>
          <table:table-cell office:value-type="string" office:string-value="Winterhawk - Period of Change">
            <text:p>Winterhawk - Period of Change</text:p>
          </table:table-cell>
          <table:table-cell office:value-type="string" office:string-value=" **Thunder** ♪ Time is calling for me to leave I know the taste of what it is to be free You can't understand the things I see You think that I'm dreaming What you have to say to me Oh, just bring me down I'm on my way, don't you wait for me Cause I don't want you around Won't take too long to find what you're looking for And it won't wait outside your door And I'm so fine living alone, it's the way I am I can't give you everything that you need No, I got too many things on my mind Time after time I let you down Should have told me goodbye so so so so What could you have to say to me? Oh, just bring me down I'm a man, will you wait for me? Cause I don't want you around just bringing me down so so so So you">
            <text:p> **Thunder** ♪ Time is calling for me to leave I know the taste of what it is to be free You can't understand the things I see You think that I'm dreaming What you have to say to me Oh, just bring me down I'm on my way, don't you wait for me Cause I don't want you around Won't take too long to find what you're looking for And it won't wait outside your door And I'm so fine living alone, it's the way I am I can't give you everything that you need No, I got too many things on my mind Time after time I let you down Should have told me goodbye so so so so What could you have to say to me? Oh, just bring me down I'm a man, will you wait for me? Cause I don't want you around just bringing me down so so so So you</text:p>
          </table:table-cell>
        </table:table-row>
      </table:table>
      <table:table table:name="demucs_mdx_extra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 I'm going to go ahead and get started. I'm sorry. How we melt them from underneath, so she can fill the puddin'. I'm I'm touching your ears! I've been standing here! I'm going to kill you. I am the God! I am the God! I am the God! I am the God! I am the God! I am the God! I am the God! I am the God! I am the God! I am the God! I am the God! I am the God! I am the God! I am the God! I am the champion! I am the champion! I am the champion! I'm the fight of the night, and I'm alone. Who knows why? No more from the sky. I see the eternal victor. I'm the fight of the night, and I'm alone. Who knows why? No more from the sky. I see the eternal victor! I have come with the last day! I have come to flee! I'm the victor! The victor is done! Thank you.">
            <text:p> I'm going to go ahead and get started. I'm sorry. How we melt them from underneath, so she can fill the puddin'. I'm I'm touching your ears! I've been standing here! I'm going to kill you. I am the God! I am the God! I am the God! I am the God! I am the God! I am the God! I am the God! I am the God! I am the God! I am the God! I am the God! I am the God! I am the God! I am the God! I am the champion! I am the champion! I am the champion! I'm the fight of the night, and I'm alone. Who knows why? No more from the sky. I see the eternal victor. I'm the fight of the night, and I'm alone. Who knows why? No more from the sky. I see the eternal victor! I have come with the last day! I have come to flee! I'm the victor! The victor is done! Thank you.</text:p>
          </table:table-cell>
        </table:table-row>
        <table:table-row>
          <table:table-cell office:value-type="string" office:string-value="Arcturus - To Thou Who Dwellest in the Night">
            <text:p>Arcturus - To Thou Who Dwellest in the Night</text:p>
          </table:table-cell>
          <table:table-cell office:value-type="string" office:string-value=" Here is so that next time they are gone. One sees, two as a deco rolling apart. Empathy arises, while dark dreams of this world in black show me colors that can make my soul Flatten the chafe of night, bow in flatness of your heart. All the grief this winter has brought us The thorn in my side now retains God, please, make it be simple. Make it easy with a golden mallet. I'm not a big man!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the camera. I'm going to go ahead and get started. I'm going to play a little bit of the music. I am getting to the voice of Nywins. They are the suckers of all suckers alive. They are an identity of my arms. I received no answer. Ah, thou let's it pass in silence. Ah, thou let's it pass in silence. So, I'm going to play a little bit of the song. Ha ha ha! Jebelish!">
            <text:p> Here is so that next time they are gone. One sees, two as a deco rolling apart. Empathy arises, while dark dreams of this world in black show me colors that can make my soul Flatten the chafe of night, bow in flatness of your heart. All the grief this winter has brought us The thorn in my side now retains God, please, make it be simple. Make it easy with a golden mallet. I'm not a big man!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I'm going to go ahead and get the camera. I'm going to go ahead and get started. I'm going to play a little bit of the music. I am getting to the voice of Nywins. They are the suckers of all suckers alive. They are an identity of my arms. I received no answer. Ah, thou let's it pass in silence. Ah, thou let's it pass in silence. So, I'm going to play a little bit of the song. Ha ha ha! Jebelish!</text:p>
          </table:table-cell>
        </table:table-row>
        <table:table-row>
          <table:table-cell office:value-type="string" office:string-value="Bathory - Blood Fire Death">
            <text:p>Bathory - Blood Fire Death</text:p>
          </table:table-cell>
          <table:table-cell office:value-type="string" office:string-value=" So you Thank you. That's awesome. Black winds and thunder, the sky lights up his wings Wake the mirror and it's the sign of the world The rain gets colder when the moon sees the sky so long A new black moon starts up, a flame disperse The prophets and the saviors shall swing from the place From the dawn of the world, the ranks grow young, pressed to war The chariots of thunder shall not sing of us, but sound the alarm Thus will rise the thunder of the towering red sky Boston takes hold of the ground Children of all strength deny and cry O people, I'm going to get your cry I can't live by the signs of Blood Fire Death The moment is chosen, the battle is near. Take notice, young people, that you must assert. Now choose your weapons and follow the line. Choose for your colors and follow your sign. Black for obstitution and white for hate. That's what my self is called, a monster of one's fate Shadow of Paris Johnson, the diocese has begun Shadows go unnamed by the rising of the lightning storm This white-haired hounder of Euclid saw his scar Bounce and start to fall into the ground Children of our slain united and proud, All people are punished to drown Under the sun Of Blood Fire I'm going to go to sleep. Okay. So, Oh you So, Let no one face in love with love, but a sword of darkness and pain. The chandelier of thunder, a door will come down, a warrior of thunder and rain. We'll bear as one as the world, still to stand free from its chains. And soon you are all my special friend It's the same old chipmunk life It's time to go. So, so so And so So,.">
            <text:p> So you Thank you. That's awesome. Black winds and thunder, the sky lights up his wings Wake the mirror and it's the sign of the world The rain gets colder when the moon sees the sky so long A new black moon starts up, a flame disperse The prophets and the saviors shall swing from the place From the dawn of the world, the ranks grow young, pressed to war The chariots of thunder shall not sing of us, but sound the alarm Thus will rise the thunder of the towering red sky Boston takes hold of the ground Children of all strength deny and cry O people, I'm going to get your cry I can't live by the signs of Blood Fire Death The moment is chosen, the battle is near. Take notice, young people, that you must assert. Now choose your weapons and follow the line. Choose for your colors and follow your sign. Black for obstitution and white for hate. That's what my self is called, a monster of one's fate Shadow of Paris Johnson, the diocese has begun Shadows go unnamed by the rising of the lightning storm This white-haired hounder of Euclid saw his scar Bounce and start to fall into the ground Children of our slain united and proud, All people are punished to drown Under the sun Of Blood Fire I'm going to go to sleep. Okay. So, Oh you So, Let no one face in love with love, but a sword of darkness and pain. The chandelier of thunder, a door will come down, a warrior of thunder and rain. We'll bear as one as the world, still to stand free from its chains. And soon you are all my special friend It's the same old chipmunk life It's time to go. So, so so And so So,.</text:p>
          </table:table-cell>
        </table:table-row>
        <table:table-row>
          <table:table-cell office:value-type="string" office:string-value="Blut Aus Nord - Metaphor of the Moon">
            <text:p>Blut Aus Nord - Metaphor of the Moon</text:p>
          </table:table-cell>
          <table:table-cell office:value-type="string" office:string-value=" I'm going to go ahead and turn off the camera. uh I'm going to go ahead and turn off the camera. uh uh I'm going to go get some more. I'm going to go ahead and turn off the lights. We are not dead, we are living. We are not dead, we are living. I'm going to be a good boy. I'm going to be a good boy. I'm going to be a good boy. I'm going to be a good boy. Please watch me burn. Okay. Okay. I'm going to go ahead and get the other one. I'm going to try to get a better angle. I'm sorry. uh Okay. Okay. I'm going to go ahead and close the slides.">
            <text:p> I'm going to go ahead and turn off the camera. uh I'm going to go ahead and turn off the camera. uh uh I'm going to go get some more. I'm going to go ahead and turn off the lights. We are not dead, we are living. We are not dead, we are living. I'm going to be a good boy. I'm going to be a good boy. I'm going to be a good boy. I'm going to be a good boy. Please watch me burn. Okay. Okay. I'm going to go ahead and get the other one. I'm going to try to get a better angle. I'm sorry. uh Okay. Okay. I'm going to go ahead and close the slides.</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 We buried our astronaut. We bury all astronauts. We spread their faults and the principles. Ye, I summon thee. Ye, I summon thee. Well, the sun and moon are not dead. You are just a piece of rubble. Long live the everlasting fight. You are a ghost. You didn't know I had nothing left. You're speaking with such a creep. You didn't know that you have a dead body. You didn't know that you have a dead body. I'm going to kill you. I wish. But there's a thing. The Lord said this divine the wind of time. We'll burn in office tonight. Whisper their thoughts in the crypts and blinds. I'm sorry. I'm sorry. I'm not going to do it.">
            <text:p> We buried our astronaut. We bury all astronauts. We spread their faults and the principles. Ye, I summon thee. Ye, I summon thee. Well, the sun and moon are not dead. You are just a piece of rubble. Long live the everlasting fight. You are a ghost. You didn't know I had nothing left. You're speaking with such a creep. You didn't know that you have a dead body. You didn't know that you have a dead body. I'm going to kill you. I wish. But there's a thing. The Lord said this divine the wind of time. We'll burn in office tonight. Whisper their thoughts in the crypts and blinds. I'm sorry. I'm sorry. I'm not going to do it.</text:p>
          </table:table-cell>
        </table:table-row>
        <table:table-row>
          <table:table-cell office:value-type="string" office:string-value="Darkthrone - Transilvanian Hunger">
            <text:p>Darkthrone - Transilvanian Hunger</text:p>
          </table:table-cell>
          <table:table-cell office:value-type="string" office:string-value=" I'm going to play a song. I see him now, death's all, so He has a tool to harm, to harm He mounts a tool, so Death will fail, for it is nigh Take me, that you fear die. embrace me turning the daylight slumber to be dreamed by the shadow of your moving palace I hate killing, the only way to swarm blood so pure so cold fascinating hunger Okay. I hope you enjoyed this video. Beautiful in herself to be a morbid cloud, A part of a god, this terrifically immortal. I'm I I I'm going to go ahead and get started. I am the King of the Mountain. I will rule the world. I still believe in hunger. Okay...">
            <text:p> I'm going to play a song. I see him now, death's all, so He has a tool to harm, to harm He mounts a tool, so Death will fail, for it is nigh Take me, that you fear die. embrace me turning the daylight slumber to be dreamed by the shadow of your moving palace I hate killing, the only way to swarm blood so pure so cold fascinating hunger Okay. I hope you enjoyed this video. Beautiful in herself to be a morbid cloud, A part of a god, this terrifically immortal. I'm I I I'm going to go ahead and get started. I am the King of the Mountain. I will rule the world. I still believe in hunger. Okay...</text:p>
          </table:table-cell>
        </table:table-row>
        <table:table-row>
          <table:table-cell office:value-type="string" office:string-value="Dissection - Where Dead Angels Lie">
            <text:p>Dissection - Where Dead Angels Lie</text:p>
          </table:table-cell>
          <table:table-cell office:value-type="string" office:string-value=" You Okay. I'm going to be a little bit more quiet. I'm watching, I'm impatient, I'm waiting the night I am the light of the ancestors. And they bewitched my shadows, seduced my whispering light. The angel's heart fell to ice. The black death falls, it's time to say there's no life left. The angels' hearts are sliced. The land that falls is dark to see. The snow lies age so cold. Dusk has passed in a cold morning breeze. The morning breeze is sweeping all over the place Underground life in Haiti whips the air so pale All the face an image of pain Zombies now fall into the frozen ground The angel dispels my weight Frost is spreading across the plain To welcome the eternal night The history with crystals of ice And salt and roses so red Roads of blood, the burning of a soul, on the plainlines, an angel dead As well was cast in the sky, the red, the angel's heart rose to ice In the gloomy sky, but I shall forget when this silence was broken by Christ As well was cast in the sky, the red, the angel's heart rose to ice In the gloomy sky, the signs were damning close b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The blackness has fallen, it's time to stay, and there's no light, it's getting so cold. Jeopardy's drizzle of ferocity's falling, and now they're just all in full. The smell was cast in the sky, turned red The angel thought for twice In the gloomy sky The songs were the angels' eyes Go ahead.">
            <text:p> You Okay. I'm going to be a little bit more quiet. I'm watching, I'm impatient, I'm waiting the night I am the light of the ancestors. And they bewitched my shadows, seduced my whispering light. The angel's heart fell to ice. The black death falls, it's time to say there's no life left. The angels' hearts are sliced. The land that falls is dark to see. The snow lies age so cold. Dusk has passed in a cold morning breeze. The morning breeze is sweeping all over the place Underground life in Haiti whips the air so pale All the face an image of pain Zombies now fall into the frozen ground The angel dispels my weight Frost is spreading across the plain To welcome the eternal night The history with crystals of ice And salt and roses so red Roads of blood, the burning of a soul, on the plainlines, an angel dead As well was cast in the sky, the red, the angel's heart rose to ice In the gloomy sky, but I shall forget when this silence was broken by Christ As well was cast in the sky, the red, the angel's heart rose to ice In the gloomy sky, the signs were damning close b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so sorry.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I'm going to be a little bit more quiet. The blackness has fallen, it's time to stay, and there's no light, it's getting so cold. Jeopardy's drizzle of ferocity's falling, and now they're just all in full. The smell was cast in the sky, turned red The angel thought for twice In the gloomy sky The songs were the angels' eyes Go ahead.</text:p>
          </table:table-cell>
        </table:table-row>
        <table:table-row>
          <table:table-cell office:value-type="string" office:string-value="Emperor - I Am the Black Wizards">
            <text:p>Emperor - I Am the Black Wizards</text:p>
          </table:table-cell>
          <table:table-cell office:value-type="string" office:string-value=" I'm going to go ahead and get started. I'm sorry. uh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For the stars! Yet the day cannot lie There is time for the rest So,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sorry. I'm sorry. I'm sorry. I'm sorry. I'm sorry. I'm sorry. I'm sorry. I'm sorry. I'm sorry. I'm sorry. I'm sorry. I'm sorry. I'm sorry. I'm sorry. I'm sorry. I'm sorry. I'm sorry. I'm sorry. I'm sorry. I'm sorry. I'm sorry. I'm sorry. I'm sorry. I'm sorry. I'm sorry. I'm sorry. I'm sorry. I'm sorry. I'm sorry. I'm going to be so loud. You ain't got a right to be so loud. You ain't got a right to be so loud. Oh, The very last time that I said goodbye, I was always by your side. I'm going to do it. I'm I am the spirit of the dead. I am the root of the people who are in this body. My useless are many, but the land is still mine. Whoever they are in here, don't blame them for it. For I am the spirit of their existence. I have done. I have done. I have done.">
            <text:p> I'm going to go ahead and get started. I'm sorry. uh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We are the church of the Lord. For the stars! Yet the day cannot lie There is time for the rest So,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sorry. I'm sorry. I'm sorry. I'm sorry. I'm sorry. I'm sorry. I'm sorry. I'm sorry. I'm sorry. I'm sorry. I'm sorry. I'm sorry. I'm sorry. I'm sorry. I'm sorry. I'm sorry. I'm sorry. I'm sorry. I'm sorry. I'm sorry. I'm sorry. I'm sorry. I'm sorry. I'm sorry. I'm sorry. I'm sorry. I'm sorry. I'm sorry. I'm sorry. I'm going to be so loud. You ain't got a right to be so loud. You ain't got a right to be so loud. Oh, The very last time that I said goodbye, I was always by your side. I'm going to do it. I'm I am the spirit of the dead. I am the root of the people who are in this body. My useless are many, but the land is still mine. Whoever they are in here, don't blame them for it. For I am the spirit of their existence. I have done. I have done. I have done.</text:p>
          </table:table-cell>
        </table:table-row>
        <table:table-row>
          <table:table-cell office:value-type="string" office:string-value="Enslaved - The Watcher">
            <text:p>Enslaved - The Watcher</text:p>
          </table:table-cell>
          <table:table-cell office:value-type="string" office:string-value=" I'm going to be a good boy. I'm not afraid of you. I'm not afraid of you. I'm not afraid of you. I'm not afraid of you. I'm not afraid of you. It's dark in the day, I'm some. Some. Farewell, lay the heartless blind out. No one will Remember the pain when we're gone That's all you have left I am the voice of the sky I am the voice of the sky Realize the warmth of this land The night becomes an eerie white sun Will the record put me down? Did I sacrifice enough? Farewell Hear the sound of solitude No one will walk the bridge to darkness overcome. Sanctus I will throw my house with you. I'll show you the sky! Forces of the dead! I will let them down! The forces of the dead In my head I will hang them down I will make them hear The truth">
            <text:p> I'm going to be a good boy. I'm not afraid of you. I'm not afraid of you. I'm not afraid of you. I'm not afraid of you. I'm not afraid of you. It's dark in the day, I'm some. Some. Farewell, lay the heartless blind out. No one will Remember the pain when we're gone That's all you have left I am the voice of the sky I am the voice of the sky Realize the warmth of this land The night becomes an eerie white sun Will the record put me down? Did I sacrifice enough? Farewell Hear the sound of solitude No one will walk the bridge to darkness overcome. Sanctus I will throw my house with you. I'll show you the sky! Forces of the dead! I will let them down! The forces of the dead In my head I will hang them down I will make them hear The truth</text:p>
          </table:table-cell>
        </table:table-row>
        <table:table-row>
          <table:table-cell office:value-type="string" office:string-value="Immortal - Solarfall">
            <text:p>Immortal - Solarfall</text:p>
          </table:table-cell>
          <table:table-cell office:value-type="string" office:string-value=" Okay. Okay. Okay. Okay. Okay. Okay. Okay. Okay. Okay. Okay. Okay. Okay. Okay. Okay. Okay. Okay. Okay. Okay. Okay. Okay. Okay. Okay. Okay. Okay. Okay. Okay. Okay. Okay. Okay. Okay. Yet beneath the seething highways of unencumbering storm, In a roaring tide, as we name the dawn, See the eyes, to which we clap ourselves, The thousand cries, to darken our joke time. But the DDC is a rage of ours, Stick to hide from that with fear, Skyward from this, he's all there, A wishing you a diet fall. see any eyes. The wind swings past our souls, like frozen bright, the dark denies your time. I'm going to go ahead and get the rest of the food. Blaze of bitterness, beyond all wilderness, through the darkened terrain, a painstaking emptiness. I'm going to go ahead and get started. Warp! Warpers of the dust! Survivors of the blood! Slowly they move, but far! Behind all time, into the solar fall! I'm sorry. I can't see anything. The butter-chomping sun. Hear the roaring tide, And we name the dawn. Water from the sea to a raging spark, The diabolical quake's near. Skyward from the sea soar there, Awaken you with tides that fall. See the ice, To which we've left ourselves. All frozen cries, Dark in my lifetime, lost in the flame, destroyed with the earth, lightning blade, depths of no rebirth. Bye bye.">
            <text:p> Okay. Okay. Okay. Okay. Okay. Okay. Okay. Okay. Okay. Okay. Okay. Okay. Okay. Okay. Okay. Okay. Okay. Okay. Okay. Okay. Okay. Okay. Okay. Okay. Okay. Okay. Okay. Okay. Okay. Okay. Yet beneath the seething highways of unencumbering storm, In a roaring tide, as we name the dawn, See the eyes, to which we clap ourselves, The thousand cries, to darken our joke time. But the DDC is a rage of ours, Stick to hide from that with fear, Skyward from this, he's all there, A wishing you a diet fall. see any eyes. The wind swings past our souls, like frozen bright, the dark denies your time. I'm going to go ahead and get the rest of the food. Blaze of bitterness, beyond all wilderness, through the darkened terrain, a painstaking emptiness. I'm going to go ahead and get started. Warp! Warpers of the dust! Survivors of the blood! Slowly they move, but far! Behind all time, into the solar fall! I'm sorry. I can't see anything. The butter-chomping sun. Hear the roaring tide, And we name the dawn. Water from the sea to a raging spark, The diabolical quake's near. Skyward from the sea soar there, Awaken you with tides that fall. See the ice, To which we've left ourselves. All frozen cries, Dark in my lifetime, lost in the flame, destroyed with the earth, lightning blade, depths of no rebirth. Bye bye.</text:p>
          </table:table-cell>
        </table:table-row>
        <table:table-row>
          <table:table-cell office:value-type="string" office:string-value="Marduk - Panzer Division Marduk">
            <text:p>Marduk - Panzer Division Marduk</text:p>
          </table:table-cell>
          <table:table-cell office:value-type="string" office:string-value=" I'm not sure what I'm doing here. Taking all the funds that kept you alive We blow your fortress into sand The victory's set, and battle's battled in our fief Shippers set to resurrect, murder is their The only flower of our killing machine Nothing but dust when the monster's alive For the lips of the unholy flame will change what's fallen from the sky. The worlds of hells can be stopped on a march. Distinguish the few that survive. I'm going to be a little bit more. to be and see what you believe. You're worthless humanity. Oh, Thank you.">
            <text:p> I'm not sure what I'm doing here. Taking all the funds that kept you alive We blow your fortress into sand The victory's set, and battle's battled in our fief Shippers set to resurrect, murder is their The only flower of our killing machine Nothing but dust when the monster's alive For the lips of the unholy flame will change what's fallen from the sky. The worlds of hells can be stopped on a march. Distinguish the few that survive. I'm going to be a little bit more. to be and see what you believe. You're worthless humanity. Oh, Thank you.</text:p>
          </table:table-cell>
        </table:table-row>
        <table:table-row>
          <table:table-cell office:value-type="string" office:string-value="Mayhem - Freezing Moon">
            <text:p>Mayhem - Freezing Moon</text:p>
          </table:table-cell>
          <table:table-cell office:value-type="string" office:string-value=" Okay. Okay. Okay. I'm going to play a little bit of the song. I remember it as a momentary horror of his past. Never a stitch goes by, how strong she died. I am the most forceful of them all. I'm falling in a freezing mood! Okay. I repeat my oath. Sniper Bay! I leave you just for I leave with my love girl For a story you've heard Night upon the Follow the breathing. We will be there. God bless his glory. the cemetery lights come again. The church opens. The cemetery lights come again. The steep and shrunk veins. Soul and soul die behind thy spine. EVIL FOLLOWING SPACESHIP MUDUDA YAKU Thank you.">
            <text:p> Okay. Okay. Okay. I'm going to play a little bit of the song. I remember it as a momentary horror of his past. Never a stitch goes by, how strong she died. I am the most forceful of them all. I'm falling in a freezing mood! Okay. I repeat my oath. Sniper Bay! I leave you just for I leave with my love girl For a story you've heard Night upon the Follow the breathing. We will be there. God bless his glory. the cemetery lights come again. The church opens. The cemetery lights come again. The steep and shrunk veins. Soul and soul die behind thy spine. EVIL FOLLOWING SPACESHIP MUDUDA YAKU Thank you.</text:p>
          </table:table-cell>
        </table:table-row>
        <table:table-row>
          <table:table-cell office:value-type="string" office:string-value="Mgła - With Hearts Toward None III">
            <text:p>Mgła - With Hearts Toward None III</text:p>
          </table:table-cell>
          <table:table-cell office:value-type="string" office:string-value=" Okay. I am the light. God's ways. He has a counter seal on us. Of no hope. And no grace. The wizards of the fall. Sire, behold the extreme in darkness, and in the ruin, the gutters of ascension. I will leave it to you! I will not let you! Okay. Okay. Okay. Okay. Okay. Okay. Okay. Okay. Okay. Okay. Okay. Okay. Okay. Okay. Okay. Okay. Okay. Okay. Okay. Okay. Okay. Okay. Okay. Okay. Okay. Okay. Okay. Okay. Okay. From the midst of coldness comes the voice of the living God. Settled down to the roots of where it belongs, to the scotland, it is a low position and it will set you free. KS Primal! Savage from unconscious! Chaos spreader! Severus Flamon comes to us! Perverse! Deholicen! And to the sea of sin mongers! Okay. Okay. Okay. Okay. Okay. Okay. Okay. Okay. Okay. Okay. Okay. Okay. Okay. Okay. Okay. Okay. Okay. Okay. Okay. Okay. Okay. Okay. Okay. Okay. Okay. Okay. Okay. Okay. Okay. Okay. I will eat from your neck. You're the point of no return. I will consume you so you can feel. You're a monster. You don't know my nature. You don't know my nature. I've never met your brain! We have to watch now. I'm going to be a good man. I'm going to be a good man. I'm going to be a good man. I'm going to be a good man. I am the one who will be the first to walk on. We will be the first to walk on. Okay. I'm going to go ahead and close the video.">
            <text:p> Okay. I am the light. God's ways. He has a counter seal on us. Of no hope. And no grace. The wizards of the fall. Sire, behold the extreme in darkness, and in the ruin, the gutters of ascension. I will leave it to you! I will not let you! Okay. Okay. Okay. Okay. Okay. Okay. Okay. Okay. Okay. Okay. Okay. Okay. Okay. Okay. Okay. Okay. Okay. Okay. Okay. Okay. Okay. Okay. Okay. Okay. Okay. Okay. Okay. Okay. Okay. From the midst of coldness comes the voice of the living God. Settled down to the roots of where it belongs, to the scotland, it is a low position and it will set you free. KS Primal! Savage from unconscious! Chaos spreader! Severus Flamon comes to us! Perverse! Deholicen! And to the sea of sin mongers! Okay. Okay. Okay. Okay. Okay. Okay. Okay. Okay. Okay. Okay. Okay. Okay. Okay. Okay. Okay. Okay. Okay. Okay. Okay. Okay. Okay. Okay. Okay. Okay. Okay. Okay. Okay. Okay. Okay. Okay. I will eat from your neck. You're the point of no return. I will consume you so you can feel. You're a monster. You don't know my nature. You don't know my nature. I've never met your brain! We have to watch now. I'm going to be a good man. I'm going to be a good man. I'm going to be a good man. I'm going to be a good man. I am the one who will be the first to walk on. We will be the first to walk on. Okay. I'm going to go ahead and close the video.</text:p>
          </table:table-cell>
        </table:table-row>
        <table:table-row>
          <table:table-cell office:value-type="string" office:string-value="Obsequiae - The Palms of Sorrowed Kings">
            <text:p>Obsequiae - The Palms of Sorrowed Kings</text:p>
          </table:table-cell>
          <table:table-cell office:value-type="string" office:string-value=" You I'm going to play a little bit of the song. I am the evil of the world! The lurking terror is about to take over the earth! I take it all! Help! Help! No one who should touch this body should know this. I have sown for every seed and it carries the weight of this pain. I'm They will not live for long! Aaaaaaah! No! But they can't be so cruel! I am the one who shall die! so We're here to stay, we're not letting go of our hide We're addicted to the system, we're afraid we're gonna die We're not listening to the show, we can't go down the stretch We're addicted to the way, I don't know how to finish my line It has stretched hands of stone, cold and bone. Come closer now, as I feel in peace your bone. I'm I'm going to go ahead and close the video now. you">
            <text:p> You I'm going to play a little bit of the song. I am the evil of the world! The lurking terror is about to take over the earth! I take it all! Help! Help! No one who should touch this body should know this. I have sown for every seed and it carries the weight of this pain. I'm They will not live for long! Aaaaaaah! No! But they can't be so cruel! I am the one who shall die! so We're here to stay, we're not letting go of our hide We're addicted to the system, we're afraid we're gonna die We're not listening to the show, we can't go down the stretch We're addicted to the way, I don't know how to finish my line It has stretched hands of stone, cold and bone. Come closer now, as I feel in peace your bone. I'm I'm going to go ahead and close the video now. you</text:p>
          </table:table-cell>
        </table:table-row>
        <table:table-row>
          <table:table-cell office:value-type="string" office:string-value="Regarde Les Hommes Tomber - A New Order">
            <text:p>Regarde Les Hommes Tomber - A New Order</text:p>
          </table:table-cell>
          <table:table-cell office:value-type="string" office:string-value=" I'm going to do it. I'm not going to be a slave to the power of the devil. I'm going to be a slave to the power of the devil. I'm going to be a slave to the power of the devil. I'm going to be a slave to the power of the devil. I'm not. Exiled, taxed, but virtually free! But the great fire, it is unleashed! To us in the chaos of this suffering, you are made to escape! I'm Assemblage of arms. Why does a man have a heart that is not a chip of the day? The cook in me stares sweet, the formula calls, he wants to know. Crashing into the sky, bleeding through the streets, landing their weapons on the floor. The man making all this noise, is back! MAD DADDY! I'm not. I'm not. I'm not. I'm not. I'm not. I'm not. I'm not. I'm not. I'm not. I'm not. I'm not. I'm not. I'm not. I'm not. I'm not. I'm not. I'm not. I'm not. I'm not. I'm not. I'm not. I'm not. I'm not. I'm not. I'm not. I'm not. I'm not. I'm not. I'm not. I'm going to be a good boy. the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Okay. and I'm going to start with the scissors and I'm going to cut this open I'm going to go ahead and get started. I'm going to be a little bit more quiet. I am the King of the world! I am the King of the world! I am the King of the world! I am the King of the world! I am the King of the world! I am the King of the world! I am the King of the world! I'm going to go get my phone.">
            <text:p> I'm going to do it. I'm not going to be a slave to the power of the devil. I'm going to be a slave to the power of the devil. I'm going to be a slave to the power of the devil. I'm going to be a slave to the power of the devil. I'm not. Exiled, taxed, but virtually free! But the great fire, it is unleashed! To us in the chaos of this suffering, you are made to escape! I'm Assemblage of arms. Why does a man have a heart that is not a chip of the day? The cook in me stares sweet, the formula calls, he wants to know. Crashing into the sky, bleeding through the streets, landing their weapons on the floor. The man making all this noise, is back! MAD DADDY! I'm not. I'm not. I'm not. I'm not. I'm not. I'm not. I'm not. I'm not. I'm not. I'm not. I'm not. I'm not. I'm not. I'm not. I'm not. I'm not. I'm not. I'm not. I'm not. I'm not. I'm not. I'm not. I'm not. I'm not. I'm not. I'm not. I'm not. I'm not. I'm not. I'm going to be a good boy. the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I'm going to be a good man. Okay. and I'm going to start with the scissors and I'm going to cut this open I'm going to go ahead and get started. I'm going to be a little bit more quiet. I am the King of the world! I am the King of the world! I am the King of the world! I am the King of the world! I am the King of the world! I am the King of the world! I am the King of the world! I'm going to go get my phone.</text:p>
          </table:table-cell>
        </table:table-row>
        <table:table-row>
          <table:table-cell office:value-type="string" office:string-value="Satyricon - K.I.N.G.">
            <text:p>Satyricon - K.I.N.G.</text:p>
          </table:table-cell>
          <table:table-cell office:value-type="string" office:string-value=" Butcher ties! Metal spin! Serpent's tongue! Tiger claws! Dragonwings, Crocodor, King, Beholding the might, And its charm of grace, And its beauty and light, And its pride and glory, Rust and torrent, time and space, Elder Lords, grasp the soil! Carnage dead, you nethervane! Kingdom come, hear the roar! Climbing down! To rule the earth! Must the tides, the serpents' thunder, the dragon's wails, the crooked hordes, Upon thy places, with their heads up high, With their lives at stake, with their blades at hand. Time come beyond the gates, giants rise from the pits, Where's the light, Chaos Ray? Donald Trump hates the gods. Climbing down. The lowly earth. What's that size? Metal skin. Seven-strong. Dagger costs. Dragon wings. Crocodile eyes. Ching. Lightning slaps wake up now! The evil fought make the weak! Summon all, make the signs! Legions march to Earth's devoid! Climbing down... To rule the Earth! Watch the ties! Let's watch again! Serpent's gun! Dagger claws! Dragon wings! Croaking horns! King! Jain!">
            <text:p> Butcher ties! Metal spin! Serpent's tongue! Tiger claws! Dragonwings, Crocodor, King, Beholding the might, And its charm of grace, And its beauty and light, And its pride and glory, Rust and torrent, time and space, Elder Lords, grasp the soil! Carnage dead, you nethervane! Kingdom come, hear the roar! Climbing down! To rule the earth! Must the tides, the serpents' thunder, the dragon's wails, the crooked hordes, Upon thy places, with their heads up high, With their lives at stake, with their blades at hand. Time come beyond the gates, giants rise from the pits, Where's the light, Chaos Ray? Donald Trump hates the gods. Climbing down. The lowly earth. What's that size? Metal skin. Seven-strong. Dagger costs. Dragon wings. Crocodile eyes. Ching. Lightning slaps wake up now! The evil fought make the weak! Summon all, make the signs! Legions march to Earth's devoid! Climbing down... To rule the Earth! Watch the ties! Let's watch again! Serpent's gun! Dagger claws! Dragon wings! Croaking horns! King! Jain!</text:p>
          </table:table-cell>
        </table:table-row>
        <table:table-row>
          <table:table-cell office:value-type="string" office:string-value="Shining - Fields of Faceless">
            <text:p>Shining - Fields of Faceless</text:p>
          </table:table-cell>
          <table:table-cell office:value-type="string" office:string-value=" Okay. Come on, move! Okay. I'm going to do a little bit of a slow-mo. To walk the field of faceless. to carry the burdens of Nihil! the field. Walk the fields of faithless To fail you deceased for peril Yeah. Okay. I'm going to go to the bathroom. The war is here. I am the Lord. I am the Lord. I am the Lord. I am the Lord. I am the Lord. I am the Lord. I am the Lord. I am the Lord. I am the Lord. I am the Lord. I am the Lord. Okay. Man! What this is? Man! Cherry is burnt! Man! What this is? Man! Man, walk this thing. Man, save these seeds. Man, walk this thing. Man, share in his burden. Man, walk this thing. Not saving the sea. I'm going to go ahead and get started. the I see you. Man was the spirit. That's what this thing is. I'm going to go to sleep........... you.">
            <text:p> Okay. Come on, move! Okay. I'm going to do a little bit of a slow-mo. To walk the field of faceless. to carry the burdens of Nihil! the field. Walk the fields of faithless To fail you deceased for peril Yeah. Okay. I'm going to go to the bathroom. The war is here. I am the Lord. I am the Lord. I am the Lord. I am the Lord. I am the Lord. I am the Lord. I am the Lord. I am the Lord. I am the Lord. I am the Lord. I am the Lord. Okay. Man! What this is? Man! Cherry is burnt! Man! What this is? Man! Man, walk this thing. Man, save these seeds. Man, walk this thing. Man, share in his burden. Man, walk this thing. Not saving the sea. I'm going to go ahead and get started. the I see you. Man was the spirit. That's what this thing is. I'm going to go to sleep........... you.</text:p>
          </table:table-cell>
        </table:table-row>
        <table:table-row>
          <table:table-cell office:value-type="string" office:string-value="Sigh - At My Funeral">
            <text:p>Sigh - At My Funeral</text:p>
          </table:table-cell>
          <table:table-cell office:value-type="string" office:string-value=" So I chosen death, the hell, hearing the mothers cry. She and my body lie, symbolizing equity. Journey into eternity, if the only road is far mere, and it is meant to be. Calling all demon! My flesh will turn to dust! And it's my last! Six years I'm going through! Yes, I'm going through! And the worst place I will be! Yes, I will be! I couldn't resist. I'm going to do it. I have no fear. I must go I must go I must go I must go I must go I must go I must go I must go I must go I must go I must go I must go I must go I must go I'm the last one at my funeral, I'll leave here soon at my funeral, Recalling all my sins but my funeral So my journey begins but my funeral Leaving my body behind! Oh well. She and my coffin burn. And this is what I earn. My throat will end and my soul will descend To Hades! To burn! To scorn! Scorn this deed! Scorn this deed! Yes, I do! Scorn the deed!">
            <text:p> So I chosen death, the hell, hearing the mothers cry. She and my body lie, symbolizing equity. Journey into eternity, if the only road is far mere, and it is meant to be. Calling all demon! My flesh will turn to dust! And it's my last! Six years I'm going through! Yes, I'm going through! And the worst place I will be! Yes, I will be! I couldn't resist. I'm going to do it. I have no fear. I must go I must go I must go I must go I must go I must go I must go I must go I must go I must go I must go I must go I must go I must go I'm the last one at my funeral, I'll leave here soon at my funeral, Recalling all my sins but my funeral So my journey begins but my funeral Leaving my body behind! Oh well. She and my coffin burn. And this is what I earn. My throat will end and my soul will descend To Hades! To burn! To scorn! Scorn this deed! Scorn this deed! Yes, I do! Scorn the deed!</text:p>
          </table:table-cell>
        </table:table-row>
        <table:table-row>
          <table:table-cell office:value-type="string" office:string-value="Spectral Wound - Frigid and Spellbound">
            <text:p>Spectral Wound - Frigid and Spellbound</text:p>
          </table:table-cell>
          <table:table-cell office:value-type="string" office:string-value=" I'm going to go ahead and get started. This is... I'm going to do a little bit of a bit of a bit of a bit of a bit of a bit of a bit of a bit of a bit of a bit of a bit of a bit of a bit of a bit of a I'm not. I'm not. It's so hard to breathe. My discs can't be held. Once upon a time, it's been turned out. Once upon a time, it's better to be out than frozen in a fish river. Defying you to drink, Longing that you drown. I'm not afraid of you. I'm not afraid of you. I'm not afraid of you. I'm not afraid of you. I'm not afraid of you. We are today and now. There is only fire. We're still in dark passions. Of the cruel, harshest powers. FRIGGIN' SNOWDOWN! FRIGGIN' SNOWDOWN! FRIGGIN' SNOWDOWN! FRIGGIN' HELL! so I'm going to do it. I can't see. I am the child of the living, the God-desired child. I'm going to kill you. I'm going to kill you. I'm going to kill you. I'm going to kill you. I'm going to kill you. I'm going to kill you. I'm going to kill you. I'm going to kill you. I'm going to kill you. I'm going to kill you. I'm going to kill you. I'm going to do a little bit of a sound test. I'm going to do a little bit of a sound test. I'm going to do a little bit of a sound test. I'm going to do a little bit of a sound test. I'm going to do a little bit of a sound test. I'm going to do a little bit of a sound test. I'm going to do a little bit of a sound test. I'm not afraid. I'm just a little girl.">
            <text:p> I'm going to go ahead and get started. This is... I'm going to do a little bit of a bit of a bit of a bit of a bit of a bit of a bit of a bit of a bit of a bit of a bit of a bit of a bit of a bit of a I'm not. I'm not. It's so hard to breathe. My discs can't be held. Once upon a time, it's been turned out. Once upon a time, it's better to be out than frozen in a fish river. Defying you to drink, Longing that you drown. I'm not afraid of you. I'm not afraid of you. I'm not afraid of you. I'm not afraid of you. I'm not afraid of you. We are today and now. There is only fire. We're still in dark passions. Of the cruel, harshest powers. FRIGGIN' SNOWDOWN! FRIGGIN' SNOWDOWN! FRIGGIN' SNOWDOWN! FRIGGIN' HELL! so I'm going to do it. I can't see. I am the child of the living, the God-desired child. I'm going to kill you. I'm going to kill you. I'm going to kill you. I'm going to kill you. I'm going to kill you. I'm going to kill you. I'm going to kill you. I'm going to kill you. I'm going to kill you. I'm going to kill you. I'm going to kill you. I'm going to do a little bit of a sound test. I'm going to do a little bit of a sound test. I'm going to do a little bit of a sound test. I'm going to do a little bit of a sound test. I'm going to do a little bit of a sound test. I'm going to do a little bit of a sound test. I'm going to do a little bit of a sound test. I'm not afraid. I'm just a little girl.</text:p>
          </table:table-cell>
        </table:table-row>
        <table:table-row>
          <table:table-cell office:value-type="string" office:string-value="Stormkeep - A Journey Through Storms">
            <text:p>Stormkeep - A Journey Through Storms</text:p>
          </table:table-cell>
          <table:table-cell office:value-type="string" office:string-value=" Okay. The winding path, groves and hills, lands beyond the borders of the sea. Borders of pain Finding lost relics In time-worn tombs A road of quest Unsteady Through stars Many trials ahead Indulge the unknown. Test your magic, steal that strength and venture... AWAY! AAAAAAAAGH! The sea's across the strait of storms to the castle of the rock of org. Seas, ravines, high winds and tempests, lightning, blizzards and thunder crack the walls of the sky! The firmament in chaos, imperial and bewitched, celestial cascade, light and grey, the Gale DISEASE! The winding path, seasoned hill, lands unsoughted, perilous trails, Seas and hills, lands uncharted, perilous trails, battling cold bursts and blades of ice, sailing onward, a journey through storms. Okay. Okay. Oka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rcery in the air. Ancient magic entangled in elements. An impassable tie. The hand of destiny! through words spoken the beacon appears I wizard the storm! Through will and spirit! Fear will not take me! I am the waves! I am the storm! A light to the crowds, shards to the night, from staff in power it spills. Dark woven chaos Across waves of the isle A wide and bleak haven Out on the sea On the shore I'm going to play a little bit of the song. He's dead. I weather the storms This grand escape never saw With only my strength and my mind I am the wind I am the sun!......">
            <text:p> Okay. The winding path, groves and hills, lands beyond the borders of the sea. Borders of pain Finding lost relics In time-worn tombs A road of quest Unsteady Through stars Many trials ahead Indulge the unknown. Test your magic, steal that strength and venture... AWAY! AAAAAAAAGH! The sea's across the strait of storms to the castle of the rock of org. Seas, ravines, high winds and tempests, lightning, blizzards and thunder crack the walls of the sky! The firmament in chaos, imperial and bewitched, celestial cascade, light and grey, the Gale DISEASE! The winding path, seasoned hill, lands unsoughted, perilous trails, Seas and hills, lands uncharted, perilous trails, battling cold bursts and blades of ice, sailing onward, a journey through storms. Okay. Okay. Okay.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Sorcery in the air. Ancient magic entangled in elements. An impassable tie. The hand of destiny! through words spoken the beacon appears I wizard the storm! Through will and spirit! Fear will not take me! I am the waves! I am the storm! A light to the crowds, shards to the night, from staff in power it spills. Dark woven chaos Across waves of the isle A wide and bleak haven Out on the sea On the shore I'm going to play a little bit of the song. He's dead. I weather the storms This grand escape never saw With only my strength and my mind I am the wind I am the sun!......</text:p>
          </table:table-cell>
        </table:table-row>
        <table:table-row>
          <table:table-cell office:value-type="string" office:string-value="Summoning - Flammifer">
            <text:p>Summoning - Flammifer</text:p>
          </table:table-cell>
          <table:table-cell office:value-type="string" office:string-value=" I'm going to go to the bathroom. so I'm going to be a little bit more quiet. I'm gonna get you next, that's how it's done. That's how it's done, yeah. Okay. I'm going to read a poem. Oh, she's a ship, a hunter, a son of a mule. He's a blood, a blood to wet, a bonnet to rust, a barrel to eat. So You are the flower of the world's red. You build a love that's just great. Beyond the gate of mortal hell. That's what war's like. Like a roaring, raging cataclysm. We're ready to dance For this is the end Of our show The time before The days begin I'm going to read it. I have had enough of your jokes. You've got a lot of friends. I've got enough of your jokes. You're a fool idiot. I have had enough of your jokes. You've got a lot of friends. I've got enough of your jokes. so Okay..">
            <text:p> I'm going to go to the bathroom. so I'm going to be a little bit more quiet. I'm gonna get you next, that's how it's done. That's how it's done, yeah. Okay. I'm going to read a poem. Oh, she's a ship, a hunter, a son of a mule. He's a blood, a blood to wet, a bonnet to rust, a barrel to eat. So You are the flower of the world's red. You build a love that's just great. Beyond the gate of mortal hell. That's what war's like. Like a roaring, raging cataclysm. We're ready to dance For this is the end Of our show The time before The days begin I'm going to read it. I have had enough of your jokes. You've got a lot of friends. I've got enough of your jokes. You're a fool idiot. I have had enough of your jokes. You've got a lot of friends. I've got enough of your jokes. so Okay..</text:p>
          </table:table-cell>
        </table:table-row>
        <table:table-row>
          <table:table-cell office:value-type="string" office:string-value="Watain - Malfeitor">
            <text:p>Watain - Malfeitor</text:p>
          </table:table-cell>
          <table:table-cell office:value-type="string" office:string-value="..... I'm going to go ahead and turn off the camera. By the blessing of some gods, the court of life was deformed. For it's dead and too late now. This cabbage sloth in the eye, a poor witch it shall be, That was born by the semen of a lost retire, As his many lips extend across the abyss. Thirteen hordes and a million dogs, in a thousand your staff, please. Only to choose a traitor, tie him to a sire, and tie down his death's grave. The master must offer his malformation. He offers the trial I follow. A strideway to death. To the crossroads. My fate of the master is served to you today. I can't stop the blindness of men by night stopping the blood dripping from their own lips. So have I signed for Sharia when we leave this world now? I'm going to do a little bit of a bit of a bit of a bit of a bit of a bit of a bit of a bit of a bit of a bit of a bit of a bit of a bit of a bit of a So I am the guardian of the virgin! A stupefied torment, priest and warrior! Now beyond the cyberverse and this borderline I stay in the image of my father, my sole alibi as a city dog The fog of the desires that dwell within my heart And the devil within my dreams! Disease Oh I'm Why nice God of transformation Let the crossroads Bring me again! I'll raise the flag of madness with your body as I To the death and through Yes I am of my father the devil And the last of my father I will too! Okay. I'm going to play a little bit of the song. Thank you.">
            <text:p>..... I'm going to go ahead and turn off the camera. By the blessing of some gods, the court of life was deformed. For it's dead and too late now. This cabbage sloth in the eye, a poor witch it shall be, That was born by the semen of a lost retire, As his many lips extend across the abyss. Thirteen hordes and a million dogs, in a thousand your staff, please. Only to choose a traitor, tie him to a sire, and tie down his death's grave. The master must offer his malformation. He offers the trial I follow. A strideway to death. To the crossroads. My fate of the master is served to you today. I can't stop the blindness of men by night stopping the blood dripping from their own lips. So have I signed for Sharia when we leave this world now? I'm going to do a little bit of a bit of a bit of a bit of a bit of a bit of a bit of a bit of a bit of a bit of a bit of a bit of a bit of a bit of a So I am the guardian of the virgin! A stupefied torment, priest and warrior! Now beyond the cyberverse and this borderline I stay in the image of my father, my sole alibi as a city dog The fog of the desires that dwell within my heart And the devil within my dreams! Disease Oh I'm Why nice God of transformation Let the crossroads Bring me again! I'll raise the flag of madness with your body as I To the death and through Yes I am of my father the devil And the last of my father I will too! Okay. I'm going to play a little bit of the song. Thank you.</text:p>
          </table:table-cell>
        </table:table-row>
        <table:table-row>
          <table:table-cell office:value-type="string" office:string-value="Windir - Journey to the End">
            <text:p>Windir - Journey to the End</text:p>
          </table:table-cell>
          <table:table-cell office:value-type="string" office:string-value=" Okay. I'm going to do a little bit of a math exercise. I wish to know the significance of a statement which may be a wish I can take in person When I can no longer hold it in I'm upside One Six Tonight I'm becoming Three But I I see it as They I know The claws of a hammer and a key I embraced my own self, it was no more a form of me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All the untruth and delusions we weave For the weak one I am home. I am home. I am home. I am home. I am home. I am home. I am home. I am home. I am home. I am home. I am home. I am home. I am home. I am home. I am home. I am home. I am home. I am home. I am home. I am home. I am home. I am home. I am home. I am home. I am home. I am home. I am home. I am home. I am home. I'm going to go ahead and get the camera. I'm going to go ahead and get started. uh I'm going to go ahead and close the window. Okay. I'm going to play a little bit of the music. So I'm going to go ahead and do that. the the the the Okay. I'm going to go ahead and get started. I'm going to go ahead and get started. I'm the Okay, last one.">
            <text:p> Okay. I'm going to do a little bit of a math exercise. I wish to know the significance of a statement which may be a wish I can take in person When I can no longer hold it in I'm upside One Six Tonight I'm becoming Three But I I see it as They I know The claws of a hammer and a key I embraced my own self, it was no more a form of me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of the sky, I am the son All the untruth and delusions we weave For the weak one I am home. I am home. I am home. I am home. I am home. I am home. I am home. I am home. I am home. I am home. I am home. I am home. I am home. I am home. I am home. I am home. I am home. I am home. I am home. I am home. I am home. I am home. I am home. I am home. I am home. I am home. I am home. I am home. I am home. I'm going to go ahead and get the camera. I'm going to go ahead and get started. uh I'm going to go ahead and close the window. Okay. I'm going to play a little bit of the music. So I'm going to go ahead and do that. the the the the Okay. I'm going to go ahead and get started. I'm going to go ahead and get started. I'm the Okay, last one.</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 you Okay. I'm going to try to get a better angle. I......remain......the dark one......day......day......day you are......day that can give......the beast......their way... I'm in charge! You've played a part! I'm in charge! I'm in charge! You've played a part! We saw your creation! I see the light of the dark sky in your eyes. I am the evil. I was born to have eyes. to open up for me. I'm not a man. I'm not a man. I'm not a man. I'm not a man. I'm not a man. You fly by, wings are young, old tree and shy. I see the light of the dark sky in your eyes. Okay. You I'm going to kill you. I'm going to kill you. I'm going to kill you. I'm going to die. I'm going to die. I want that. I want that. I want that. I'm a zombie! I'm a zombie! I'm a zombie! I'm a zombie! I'm a zombie! I'm a zombie! Okay. Okay. Okay. I'm going to go ahead and do that. So, I'm going to try to get a better angle. I will Wither Your Own Creation I see the light Of sky In your eyes I'm not afraid. I'm not afraid of you. I'm not happy! I'm not going to let you go. I'm not going to let you go. We need to be serious now. I've been fucking starvation. I've told the people. I've been having you laugh all night. Okay...... you">
            <text:p> you Okay. I'm going to try to get a better angle. I......remain......the dark one......day......day......day you are......day that can give......the beast......their way... I'm in charge! You've played a part! I'm in charge! I'm in charge! You've played a part! We saw your creation! I see the light of the dark sky in your eyes. I am the evil. I was born to have eyes. to open up for me. I'm not a man. I'm not a man. I'm not a man. I'm not a man. I'm not a man. You fly by, wings are young, old tree and shy. I see the light of the dark sky in your eyes. Okay. You I'm going to kill you. I'm going to kill you. I'm going to kill you. I'm going to die. I'm going to die. I want that. I want that. I want that. I'm a zombie! I'm a zombie! I'm a zombie! I'm a zombie! I'm a zombie! I'm a zombie! Okay. Okay. Okay. I'm going to go ahead and do that. So, I'm going to try to get a better angle. I will Wither Your Own Creation I see the light Of sky In your eyes I'm not afraid. I'm not afraid of you. I'm not happy! I'm not going to let you go. I'm not going to let you go. We need to be serious now. I've been fucking starvation. I've told the people. I've been having you laugh all night. Okay...... you</text:p>
          </table:table-cell>
        </table:table-row>
        <table:table-row>
          <table:table-cell office:value-type="string" office:string-value="Obtained Enslavement - Veils of Wintersorrow">
            <text:p>Obtained Enslavement - Veils of Wintersorrow</text:p>
          </table:table-cell>
          <table:table-cell office:value-type="string" office:string-value=" I am the shadow of your made in hell existence. You need spider blood. I hunger. I hunger for the black blood to rise. For the blood to rise. For the blood to rise. For the blood to rise. For the blood to rise. To rise from the low-lying sky, Like fire flows in fires of winter. Oh, my ears! You're a... I'm going to sing a song. I'm I'm going to win tonight! The last minute for me! My fight's been final! I will redeem my sorrow throughout the centuries. The children of Christ, the children of the reputed. I'll keep on going to serve my enemies. I'm a pretender. I'm cheap and globby to serve my own convenience. I will not pass you! You will be taken! In your shit, the boys! Of God! I'm going to go to the bathroom. I'm going to do it. This is my dark eye, how far will you go, me? You'll trim this in my soul, and you'll be caught for the misery. Oh, you, my lovely, you please find me longer for the night. I am the shadow of your pain Get up, see sky You bleed spite of earth For now I am the full black moon to light From the white sky I lie by the frozen high-rise Of my time We... have redemption!">
            <text:p> I am the shadow of your made in hell existence. You need spider blood. I hunger. I hunger for the black blood to rise. For the blood to rise. For the blood to rise. For the blood to rise. For the blood to rise. To rise from the low-lying sky, Like fire flows in fires of winter. Oh, my ears! You're a... I'm going to sing a song. I'm I'm going to win tonight! The last minute for me! My fight's been final! I will redeem my sorrow throughout the centuries. The children of Christ, the children of the reputed. I'll keep on going to serve my enemies. I'm a pretender. I'm cheap and globby to serve my own convenience. I will not pass you! You will be taken! In your shit, the boys! Of God! I'm going to go to the bathroom. I'm going to do it. This is my dark eye, how far will you go, me? You'll trim this in my soul, and you'll be caught for the misery. Oh, you, my lovely, you please find me longer for the night. I am the shadow of your pain Get up, see sky You bleed spite of earth For now I am the full black moon to light From the white sky I lie by the frozen high-rise Of my time We... have redemption!</text:p>
          </table:table-cell>
        </table:table-row>
      </table:table>
      <table:table table:name="songs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 ♪♪ ♪♪ so so so so so ♪♪ ♪♪ ♪ ♪ ♪ ♪ ♪ so so So The touchstone of the sun is liquid The cast of a million died For the wind carved as an arch They built the riverbank as a wet park These are for men to be lost Hacked, severed and forgotten The texture of time is a whisper The echoes across the sky A tear resonates from tree to tree Through every silent moment since These bones were said to be lost Lost, torn, hurt, broken So You're not alone. Empty glass, cast away Cast these lands into the water Reach to the world One to start Cast this bone into the water so You're my hero You're my hero You're my hero You're my hero You're my hero You're my hero You're my hero You're my hero">
            <text:p> ♪♪ ♪♪ so so so so so ♪♪ ♪♪ ♪ ♪ ♪ ♪ ♪ so so So The touchstone of the sun is liquid The cast of a million died For the wind carved as an arch They built the riverbank as a wet park These are for men to be lost Hacked, severed and forgotten The texture of time is a whisper The echoes across the sky A tear resonates from tree to tree Through every silent moment since These bones were said to be lost Lost, torn, hurt, broken So You're not alone. Empty glass, cast away Cast these lands into the water Reach to the world One to start Cast this bone into the water so You're my hero You're my hero You're my hero You're my hero You're my hero You're my hero You're my hero You're my hero</text:p>
          </table:table-cell>
        </table:table-row>
        <table:table-row>
          <table:table-cell office:value-type="string" office:string-value="Antimatter - Fold">
            <text:p>Antimatter - Fold</text:p>
          </table:table-cell>
          <table:table-cell office:value-type="string" office:string-value=" We are now at the area of the Baguio-Bua-Itogon Road My epitaph calls I've been holding back the rain Turning my scars into gold Tear me in shadows And if those ways should change Just drag me back out on the rails Cause this can't fold This can't fold This can't fold Or I'll fall too Sheets of colour Seal light Seal light All those whispering words I saved I've buried my heart into this Ten years gone and now it's too late To change To rip out the soul And start again This can't fold This can't fold This can't fold Oh how I fold to you In the air's hubs I am sure not fading away Leave me here or the black clouds will take me away Turn you down, put me on so This can't fold This can't fold This can't fold I'll fold too I'll fold too I'll fold">
            <text:p> We are now at the area of the Baguio-Bua-Itogon Road My epitaph calls I've been holding back the rain Turning my scars into gold Tear me in shadows And if those ways should change Just drag me back out on the rails Cause this can't fold This can't fold This can't fold Or I'll fall too Sheets of colour Seal light Seal light All those whispering words I saved I've buried my heart into this Ten years gone and now it's too late To change To rip out the soul And start again This can't fold This can't fold This can't fold Oh how I fold to you In the air's hubs I am sure not fading away Leave me here or the black clouds will take me away Turn you down, put me on so This can't fold This can't fold This can't fold I'll fold too I'll fold too I'll fold</text:p>
          </table:table-cell>
        </table:table-row>
        <table:table-row>
          <table:table-cell office:value-type="string" office:string-value="Black Sabbath - Behind the Wall of Sleep">
            <text:p>Black Sabbath - Behind the Wall of Sleep</text:p>
          </table:table-cell>
          <table:table-cell office:value-type="string" office:string-value=" So Versus Trump for another power Daily battle, wrestling for Faces shine a deadly smile Look upon you at your trial Chow and hounds from head to toe Icy sun with frosty glow Where's it going to your sorrow? Where's it going down tomorrow? And you're spinning round with the breeze, with your body falling to the knees If you wanna remorse, let your body do the course so Now from darkness every light All asleep is cool and bright All asleep is lying broken Turn shades in you have a wonker 🎵">
            <text:p> So Versus Trump for another power Daily battle, wrestling for Faces shine a deadly smile Look upon you at your trial Chow and hounds from head to toe Icy sun with frosty glow Where's it going to your sorrow? Where's it going down tomorrow? And you're spinning round with the breeze, with your body falling to the knees If you wanna remorse, let your body do the course so Now from darkness every light All asleep is cool and bright All asleep is lying broken Turn shades in you have a wonker 🎵</text:p>
          </table:table-cell>
        </table:table-row>
        <table:table-row>
          <table:table-cell office:value-type="string" office:string-value="Candlemass - At the Gallows End">
            <text:p>Candlemass - At the Gallows End</text:p>
          </table:table-cell>
          <table:table-cell office:value-type="string" office:string-value=" ♪ Sunrise, I greet you, the beauty of your light So warm and tender was never the night In tears I see you, the last time it will be So give me your blessing, I am in my destiny No rest for the sinner Hypnos refused me my sleep This was the last night of my life With wine I pondered on my deeds I drank to the devil with servants It's good with a friend where you go No one would share my last chalice So I drink to the ones that I know Ring, brethren, ring for me Ring the bells of hope and faith Ring for my damnation I am at the gallows, sir With sad emotions I sing this epitaph My sworn song, my headstone The farewell of my heart The hills of Tyburn Up where the gallows stands Only the vultures will come to see me hang Behold the sight Michael gather Together slain by the moon Proud of his art are the carpenter His creation a tool for my doom I am the outcast, no winner I am the fool and the one That lived all his life as a sinner The temptress called me his son Ring brother, ring for me Ring the bells of hope and faith Ring for my damnation I am at the girl's hand so Sooner than time, the dark has gone clear Then I see the place for my death The priest, he will pray for my lost soul I'm sure he's wasting his time A sinner, a fool or a devil Or just a victim of life It's no fun to burn in hell's fire But I sure have enjoyed my life Ring, brother, ring for me Ring the bells of hope and faith Ring for my damnation I am at the end of the world">
            <text:p> ♪ Sunrise, I greet you, the beauty of your light So warm and tender was never the night In tears I see you, the last time it will be So give me your blessing, I am in my destiny No rest for the sinner Hypnos refused me my sleep This was the last night of my life With wine I pondered on my deeds I drank to the devil with servants It's good with a friend where you go No one would share my last chalice So I drink to the ones that I know Ring, brethren, ring for me Ring the bells of hope and faith Ring for my damnation I am at the gallows, sir With sad emotions I sing this epitaph My sworn song, my headstone The farewell of my heart The hills of Tyburn Up where the gallows stands Only the vultures will come to see me hang Behold the sight Michael gather Together slain by the moon Proud of his art are the carpenter His creation a tool for my doom I am the outcast, no winner I am the fool and the one That lived all his life as a sinner The temptress called me his son Ring brother, ring for me Ring the bells of hope and faith Ring for my damnation I am at the girl's hand so Sooner than time, the dark has gone clear Then I see the place for my death The priest, he will pray for my lost soul I'm sure he's wasting his time A sinner, a fool or a devil Or just a victim of life It's no fun to burn in hell's fire But I sure have enjoyed my life Ring, brother, ring for me Ring the bells of hope and faith Ring for my damnation I am at the end of the world</text:p>
          </table:table-cell>
        </table:table-row>
        <table:table-row>
          <table:table-cell office:value-type="string" office:string-value="Cathedral - Ride">
            <text:p>Cathedral - Ride</text:p>
          </table:table-cell>
          <table:table-cell office:value-type="string" office:string-value=" 🎵 So come on! Lackless tobacco advertises their land Scalpel-less material, the ruthless dead man Concrete spectacles, superficially grand Divine animation, buried in sand Rise through the ashes of stagnation Written so the warriors of damnation The epitome's crafted, manufactured from the womb From the retro clinics to households soon Like the nymph retiring from gold-hunkered aground Drive the wheels of iron round and round Rise from the ashes of their nation The legion of warriors of their nation Staring eyes, see through the fumes of life And see the truth when the instinct is blind And the only truth of physical scenery March in robot mode to terminal destiny Oh yeah, we are out I'm about to say it a second time Microscopic absolutes forsaken in the land Spiritually initiated, absorbed in the land Well, our significance are sinking to shore Oh no, through the pale pentamines I say we're going to rise Yeah, we'll rise I said we'll rise through the catacombs of stagnation Placed on warriors of their nation Ow! Oh yeah!">
            <text:p> 🎵 So come on! Lackless tobacco advertises their land Scalpel-less material, the ruthless dead man Concrete spectacles, superficially grand Divine animation, buried in sand Rise through the ashes of stagnation Written so the warriors of damnation The epitome's crafted, manufactured from the womb From the retro clinics to households soon Like the nymph retiring from gold-hunkered aground Drive the wheels of iron round and round Rise from the ashes of their nation The legion of warriors of their nation Staring eyes, see through the fumes of life And see the truth when the instinct is blind And the only truth of physical scenery March in robot mode to terminal destiny Oh yeah, we are out I'm about to say it a second time Microscopic absolutes forsaken in the land Spiritually initiated, absorbed in the land Well, our significance are sinking to shore Oh no, through the pale pentamines I say we're going to rise Yeah, we'll rise I said we'll rise through the catacombs of stagnation Placed on warriors of their nation Ow! Oh yeah!</text:p>
          </table:table-cell>
        </table:table-row>
        <table:table-row>
          <table:table-cell office:value-type="string" office:string-value="Dark Quarterer - Dark Quarterer">
            <text:p>Dark Quarterer - Dark Quarterer</text:p>
          </table:table-cell>
          <table:table-cell office:value-type="string" office:string-value=" ♪♪ ♪♪ ♪ ♪ ♪ ♪ ♪ ♪ ♪ ♪ ♪ ♪ so Night is coming, day has come, black is all around No more songs, no more noise, people disappear Small four lights in the sky all begin to shine Without moon, without love, without friends to find With this body in your hand Meant to be at the end Quiet be quiet, cold be cold, don't lose this occasion All is ready to be done as for your vocation Smart around, looking for the right man to kill In your arms you will find a body without lies And so if you want, you can be the famous, the famous Killer Keen Another life has gone Another day has gone away Steal your time, don't stop Steal your mind, we'll sing you sacrifices The nights start to be clear Still ten minutes before light Sounds and noise are coming Now you die, tonight we'll live again so Quiet be quiet, cold be cold, don't miss this occasion All is ready to be done As for your vocation Smart to run Looking for The right man to kill In your arms You will find A body without life So if you want You can be the famous The famous Kill the peace Oh, an ugly asshole Another day passes away Fill your tangled soul Fill your brain with singing The night's start to be clear Still ten minutes before light Sons and Daughters are coming Now you died, tonight we'll live again ♪ you">
            <text:p> ♪♪ ♪♪ ♪ ♪ ♪ ♪ ♪ ♪ ♪ ♪ ♪ ♪ so Night is coming, day has come, black is all around No more songs, no more noise, people disappear Small four lights in the sky all begin to shine Without moon, without love, without friends to find With this body in your hand Meant to be at the end Quiet be quiet, cold be cold, don't lose this occasion All is ready to be done as for your vocation Smart around, looking for the right man to kill In your arms you will find a body without lies And so if you want, you can be the famous, the famous Killer Keen Another life has gone Another day has gone away Steal your time, don't stop Steal your mind, we'll sing you sacrifices The nights start to be clear Still ten minutes before light Sounds and noise are coming Now you die, tonight we'll live again so Quiet be quiet, cold be cold, don't miss this occasion All is ready to be done As for your vocation Smart to run Looking for The right man to kill In your arms You will find A body without life So if you want You can be the famous The famous Kill the peace Oh, an ugly asshole Another day passes away Fill your tangled soul Fill your brain with singing The night's start to be clear Still ten minutes before light Sons and Daughters are coming Now you died, tonight we'll live again ♪ you</text:p>
          </table:table-cell>
        </table:table-row>
        <table:table-row>
          <table:table-cell office:value-type="string" office:string-value="Death SS - Black And Violet">
            <text:p>Death SS - Black And Violet</text:p>
          </table:table-cell>
          <table:table-cell office:value-type="string" office:string-value=" I'm sorry. ♪ Black and violet The colors of your funeral The father kiss of words And the grace of peace ♪ Rainbow of colours of your last image And now I can't see your haze anymore Rainbow of colours of your last image And now I can't see your haze anymore so ♪ ♪ Before the kiss of words Our memories hang like black and white so so so You">
            <text:p> I'm sorry. ♪ Black and violet The colors of your funeral The father kiss of words And the grace of peace ♪ Rainbow of colours of your last image And now I can't see your haze anymore Rainbow of colours of your last image And now I can't see your haze anymore so ♪ ♪ Before the kiss of words Our memories hang like black and white so so so You</text:p>
          </table:table-cell>
        </table:table-row>
        <table:table-row>
          <table:table-cell office:value-type="string" office:string-value="Draconian - Sorrow of Sophia">
            <text:p>Draconian - Sorrow of Sophia</text:p>
          </table:table-cell>
          <table:table-cell office:value-type="string" office:string-value=" So And I'm not alone. The mother of a person Sophia is glistening Always weeping for the world She's apprehensive And arise to own by guilt And we have been so sent through there We are sentient The grandeur of stillness And all the sadness As life cries out the torment You are the everlasting sun From the spark of countless eons You are weeping for the ones And we sleep with the tides rolling over Longing to matter Holding the matter of time And we awake in the midst of a world about to shatter Shedding the burden of time And from my window I saw the darkness ignite And the goddess concealed in shadow Seducing the stars and the flaming Gaia so I came here from the mountains To enpro the spirit within you I came to remind you But you were lost in the sea of dark Sophia is forgiven The mother of a prisoner She's stuck in deathly waves I whispered in the field, in the trees and stones The sorrow and the guilt It broke through the spills and fed the demons inside And we sleep with the tides when we were known in the matter Only in the matter of time And we awake in the mist of the world The power of shatter Shedding the blood of time the the the the you">
            <text:p> So And I'm not alone. The mother of a person Sophia is glistening Always weeping for the world She's apprehensive And arise to own by guilt And we have been so sent through there We are sentient The grandeur of stillness And all the sadness As life cries out the torment You are the everlasting sun From the spark of countless eons You are weeping for the ones And we sleep with the tides rolling over Longing to matter Holding the matter of time And we awake in the midst of a world about to shatter Shedding the burden of time And from my window I saw the darkness ignite And the goddess concealed in shadow Seducing the stars and the flaming Gaia so I came here from the mountains To enpro the spirit within you I came to remind you But you were lost in the sea of dark Sophia is forgiven The mother of a prisoner She's stuck in deathly waves I whispered in the field, in the trees and stones The sorrow and the guilt It broke through the spills and fed the demons inside And we sleep with the tides when we were known in the matter Only in the matter of time And we awake in the mist of the world The power of shatter Shedding the blood of time the the the the you</text:p>
          </table:table-cell>
        </table:table-row>
        <table:table-row>
          <table:table-cell office:value-type="string" office:string-value="Electric Wizard - Funeralopolis">
            <text:p>Electric Wizard - Funeralopolis</text:p>
          </table:table-cell>
          <table:table-cell office:value-type="string" office:string-value=" This time of nuclear weaponry, we cannot afford to wait for the fight to come to us. You need to understand that, or you'll crack this stuff such as crack. This generation is so goddamn spoiled and lazy The complacency of fools will destroy you This is an exercise. Copy, this is not an exercise. Is this an exercise? Roger, copy. This is not an exercise. Roger, stand by. We have a massive accuracy risk at this time. I see it. Roger, stand by. Over 300 missiles inbound now so You are all I needed, death that I can't avoid I was no angel, I was born in a tomb With words of peace, spirit vacated No reason to live, dead in the womb I did it for my kingdom, did it for my kingdom I'm trying to die before I can breathe I'm living in a time of fear, I'm getting lost in the deep It's a black night, and no one has to hear me I'm not afraid I don't care if it's cruel, if it's nasty Life has no meaning, I'm feeling the no Faces, faces, someone's dying lips are Staring at the waist, for the glory of one The pain, the pain, the pain, the pain The pain, the pain, the pain, the pain The pain, the pain, the pain, the pain The pain, the pain, the pain, the pain The pain, the pain, the pain, the pain The pain, the pain, the pain, the pain And I'm all alone, so I have to shine You're a monster, you're a monster You're a monster, you're a monster You make a world of yourself You make a dream come true You make a world of yourself You're not all that you are Not at all that you are You're not all that you are Not at all that you are This planet is so incapable of being so perfect Now it's far from real and it's not sleeping It's an absolutely perfect life It's not what it seems, it's what I'm not aware of I'm running out of air I'm running out of air I'm running out of air I'm running out of air I'm running out of air so so Do they have water? Where is the trust? Floating so high Living in the dust Do they have water? Where is the trust? Floating so high Living in the dust Do they have water? Where is the trust? Floating so high Living in the dust Do they have water? Where is the trust? The future's a lie The future's a lie The future's a lie The future's a lie The future's a lie Fuck. We all love this country!">
            <text:p> This time of nuclear weaponry, we cannot afford to wait for the fight to come to us. You need to understand that, or you'll crack this stuff such as crack. This generation is so goddamn spoiled and lazy The complacency of fools will destroy you This is an exercise. Copy, this is not an exercise. Is this an exercise? Roger, copy. This is not an exercise. Roger, stand by. We have a massive accuracy risk at this time. I see it. Roger, stand by. Over 300 missiles inbound now so You are all I needed, death that I can't avoid I was no angel, I was born in a tomb With words of peace, spirit vacated No reason to live, dead in the womb I did it for my kingdom, did it for my kingdom I'm trying to die before I can breathe I'm living in a time of fear, I'm getting lost in the deep It's a black night, and no one has to hear me I'm not afraid I don't care if it's cruel, if it's nasty Life has no meaning, I'm feeling the no Faces, faces, someone's dying lips are Staring at the waist, for the glory of one The pain, the pain, the pain, the pain The pain, the pain, the pain, the pain The pain, the pain, the pain, the pain The pain, the pain, the pain, the pain The pain, the pain, the pain, the pain The pain, the pain, the pain, the pain And I'm all alone, so I have to shine You're a monster, you're a monster You're a monster, you're a monster You make a world of yourself You make a dream come true You make a world of yourself You're not all that you are Not at all that you are You're not all that you are Not at all that you are This planet is so incapable of being so perfect Now it's far from real and it's not sleeping It's an absolutely perfect life It's not what it seems, it's what I'm not aware of I'm running out of air I'm running out of air I'm running out of air I'm running out of air I'm running out of air so so Do they have water? Where is the trust? Floating so high Living in the dust Do they have water? Where is the trust? Floating so high Living in the dust Do they have water? Where is the trust? Floating so high Living in the dust Do they have water? Where is the trust? The future's a lie The future's a lie The future's a lie The future's a lie The future's a lie Fuck. We all love this country!</text:p>
          </table:table-cell>
        </table:table-row>
        <table:table-row>
          <table:table-cell office:value-type="string" office:string-value="My Dying Bride - Your Broken Shore">
            <text:p>My Dying Bride - Your Broken Shore</text:p>
          </table:table-cell>
          <table:table-cell office:value-type="string" office:string-value=" So so From my deep silence they feed the fire Building a gift from this broken wire For staking your faith, my fingers blind I touch the lonely face of your crime The doom of your broken soul It washes over me And won't fade away soon Your sleeping portrait away from me A broken sister now out to sea I have lived through the depths of time I spilled the blood and she was the crime so The doom of your broken soul It washes over me A woven of the sun and the sea The doom of young, your broken soul It washes over me, a woman of the sun and the sea The doom of love, your broken soul It washes over me, removing all the sun and the stars I have to run my own Your glory vanished your heart It was she who told me I'm all for another son I'm your destiny so Stolen from a demon's heart Remember me, said I was your eyes The voice of minds, murderous Touched by the sacred horrors of the hour The doom of your, your broken child It washes over me A woven of the sun and the sea I'm not going to let you go you.">
            <text:p> So so From my deep silence they feed the fire Building a gift from this broken wire For staking your faith, my fingers blind I touch the lonely face of your crime The doom of your broken soul It washes over me And won't fade away soon Your sleeping portrait away from me A broken sister now out to sea I have lived through the depths of time I spilled the blood and she was the crime so The doom of your broken soul It washes over me A woven of the sun and the sea The doom of young, your broken soul It washes over me, a woman of the sun and the sea The doom of love, your broken soul It washes over me, removing all the sun and the stars I have to run my own Your glory vanished your heart It was she who told me I'm all for another son I'm your destiny so Stolen from a demon's heart Remember me, said I was your eyes The voice of minds, murderous Touched by the sacred horrors of the hour The doom of your, your broken child It washes over me A woven of the sun and the sea I'm not going to let you go you.</text:p>
          </table:table-cell>
        </table:table-row>
        <table:table-row>
          <table:table-cell office:value-type="string" office:string-value="Pagan Altar - The Sorcerer">
            <text:p>Pagan Altar - The Sorcerer</text:p>
          </table:table-cell>
          <table:table-cell office:value-type="string" office:string-value=" You're so strange There's so much to learn There's so much to learn Darkness, like a cloak of saffron velvet surrounds you He stands upon his mountain top His arms held high, he's all alone Ashen face turned towards the sky His eyes reflect a tormented soul And his shield's a shield of light He's a man of his word He's a man of his word He's a man of his word And the shields have took their toll He's might, too troubled to let him die Ooh, it's awful Ooh, it's awful Lightning, swift and dazzling As it flashes in the way of sin An old old man of ageless time His bony fingers draw his cloak around him He slowly bends his weary frame Pits of his life adjust his frame Secrets of the 1904 He walks away with laden tread Slowly turning his grey old head, Thinking of him I've got to know.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the agent when I'm playing tonight, I'm playing here You can't keep your dreams, your hopes, they're broken for the wrong reasons And I'm gonna be a man of faith, I'm gonna be a man of faith I'll be gone in a night One day I'll be there Oh, me and you ♪ I will always love you I will always love you I will always love you I will be your army I will be your army I'm not afraid of the dark I'm not afraid of the dark you">
            <text:p> You're so strange There's so much to learn There's so much to learn Darkness, like a cloak of saffron velvet surrounds you He stands upon his mountain top His arms held high, he's all alone Ashen face turned towards the sky His eyes reflect a tormented soul And his shield's a shield of light He's a man of his word He's a man of his word He's a man of his word And the shields have took their toll He's might, too troubled to let him die Ooh, it's awful Ooh, it's awful Lightning, swift and dazzling As it flashes in the way of sin An old old man of ageless time His bony fingers draw his cloak around him He slowly bends his weary frame Pits of his life adjust his frame Secrets of the 1904 He walks away with laden tread Slowly turning his grey old head, Thinking of him I've got to know.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the agent when I'm playing tonight, I'm playing here You can't keep your dreams, your hopes, they're broken for the wrong reasons And I'm gonna be a man of faith, I'm gonna be a man of faith I'll be gone in a night One day I'll be there Oh, me and you ♪ I will always love you I will always love you I will always love you I will be your army I will be your army I'm not afraid of the dark I'm not afraid of the dark you</text:p>
          </table:table-cell>
        </table:table-row>
        <table:table-row>
          <table:table-cell office:value-type="string" office:string-value="Pallbearer - The Ghost I Used To Be">
            <text:p>Pallbearer - The Ghost I Used To Be</text:p>
          </table:table-cell>
          <table:table-cell office:value-type="string" office:string-value=" 🎵 so ♪ The great shock of release of the past That I have followed to death In bed and wounds, I'll dodge to the past Made by themselves, scars I've felt So I'm melting stars, oh so And with time, the sharpest of all the keys The people now is dead Unlocked Truth to reveal Sharpened mind The keys are safe within My time has come Sending me Like this, a fierce attack Fading out No fun sighting now I'm becoming cold The most I know to be I searched throughout the night I've chosen Five scraps of life that I have left behind Each one has left me nowhere I've chosen This path may never reach again for me And where's my friend? Where's my friend? Yeah, yeah so This burden of regret, killing to ignite And the necessary end To living in a lie So open fires, open holes Leave behind a glowing past Ghosts I hear come again Glide back into the dust alone so so so so so so You">
            <text:p> 🎵 so ♪ The great shock of release of the past That I have followed to death In bed and wounds, I'll dodge to the past Made by themselves, scars I've felt So I'm melting stars, oh so And with time, the sharpest of all the keys The people now is dead Unlocked Truth to reveal Sharpened mind The keys are safe within My time has come Sending me Like this, a fierce attack Fading out No fun sighting now I'm becoming cold The most I know to be I searched throughout the night I've chosen Five scraps of life that I have left behind Each one has left me nowhere I've chosen This path may never reach again for me And where's my friend? Where's my friend? Yeah, yeah so This burden of regret, killing to ignite And the necessary end To living in a lie So open fires, open holes Leave behind a glowing past Ghosts I hear come again Glide back into the dust alone so so so so so so You</text:p>
          </table:table-cell>
        </table:table-row>
        <table:table-row>
          <table:table-cell office:value-type="string" office:string-value="Paradise Lost - The Longest Winter">
            <text:p>Paradise Lost - The Longest Winter</text:p>
          </table:table-cell>
          <table:table-cell office:value-type="string" office:string-value=" you so Though long lost winter, acceptance woes A lasting slumber, a sickness flows The land stops over, the longing river flows A cresting hunger has turned its rows Fading so alive in this hopeless dream Fading so alive in this hopeless dream We're the ones who pay Without us, you'll be rejected Your all is symbols in hate Your honor remains infected again The frost of winter acceptance shows A grasping hunger as fever grows At last the summer, the longing rivers flow A lasting thunder as darkness grows Feeling so alive in this hopeless dream Feeling so alive in this hopeless dream We're the ones who pay We honor our malediction Your holy symbols in name We're honor, we've been rejected again you">
            <text:p> you so Though long lost winter, acceptance woes A lasting slumber, a sickness flows The land stops over, the longing river flows A cresting hunger has turned its rows Fading so alive in this hopeless dream Fading so alive in this hopeless dream We're the ones who pay Without us, you'll be rejected Your all is symbols in hate Your honor remains infected again The frost of winter acceptance shows A grasping hunger as fever grows At last the summer, the longing rivers flow A lasting thunder as darkness grows Feeling so alive in this hopeless dream Feeling so alive in this hopeless dream We're the ones who pay We honor our malediction Your holy symbols in name We're honor, we've been rejected again you</text:p>
          </table:table-cell>
        </table:table-row>
        <table:table-row>
          <table:table-cell office:value-type="string" office:string-value="Pentagram - The Ghoul">
            <text:p>Pentagram - The Ghoul</text:p>
          </table:table-cell>
          <table:table-cell office:value-type="string" office:string-value=" so so On endless nights my knees grow I come to desecrate your bones As maggots crawl amongst your flesh You're soon to feel the truth of death I want a few to reach my quest You're bound to feel my cold request Now my dear you soon shall see The dying living truth of me I'm not believing You soon will be giving So I can die young From far away and from the near My finest clients bury here But once you've shared your death with me A fool I shall forever be But I must sleep before the dawn And then my work will carry on Once you've got your grips with me A fool I know you'll always be Cause I'm not believing You soon will be giving So I can lie home Show someone ♪ I'm not for living, no You soon will be giving So I can lie home Yeah I'm the chosen one ♪">
            <text:p> so so On endless nights my knees grow I come to desecrate your bones As maggots crawl amongst your flesh You're soon to feel the truth of death I want a few to reach my quest You're bound to feel my cold request Now my dear you soon shall see The dying living truth of me I'm not believing You soon will be giving So I can die young From far away and from the near My finest clients bury here But once you've shared your death with me A fool I shall forever be But I must sleep before the dawn And then my work will carry on Once you've got your grips with me A fool I know you'll always be Cause I'm not believing You soon will be giving So I can lie home Show someone ♪ I'm not for living, no You soon will be giving So I can lie home Yeah I'm the chosen one ♪</text:p>
          </table:table-cell>
        </table:table-row>
        <table:table-row>
          <table:table-cell office:value-type="string" office:string-value="Quicksand Dream - A Child Was Born">
            <text:p>Quicksand Dream - A Child Was Born</text:p>
          </table:table-cell>
          <table:table-cell office:value-type="string" office:string-value=" It was dawn when the soldier arrived in Adam-on He had heard the wind whisper that a boy was to be born And the wind had said Now is the time When you should teach the child the powers of old He left his horse upon a hill Then went down to the harbor There he asked the harbor master About the birds In a deep voice, the man said Go to the house where the candles are burning Golden light, a new horizon appears Fire is burning bright, ancient powers revealed so so We found a house with burning candles in the window The time was right so he knocked on the door and went inside The sorcerer spoke Greetings my friend I am the sorcerer from the land of eternity Golden light, a new horizon appears Fires burning bright, it will guide the people in the light Show someone the time has come A child was born to bring light to the dark">
            <text:p> It was dawn when the soldier arrived in Adam-on He had heard the wind whisper that a boy was to be born And the wind had said Now is the time When you should teach the child the powers of old He left his horse upon a hill Then went down to the harbor There he asked the harbor master About the birds In a deep voice, the man said Go to the house where the candles are burning Golden light, a new horizon appears Fire is burning bright, ancient powers revealed so so We found a house with burning candles in the window The time was right so he knocked on the door and went inside The sorcerer spoke Greetings my friend I am the sorcerer from the land of eternity Golden light, a new horizon appears Fires burning bright, it will guide the people in the light Show someone the time has come A child was born to bring light to the dark</text:p>
          </table:table-cell>
        </table:table-row>
        <table:table-row>
          <table:table-cell office:value-type="string" office:string-value="Saint Vitus - The Walking Dead">
            <text:p>Saint Vitus - The Walking Dead</text:p>
          </table:table-cell>
          <table:table-cell office:value-type="string" office:string-value=" This is a test. So I wait for the one It's the size of a whale's nose Oh, he dare have no sudden look When they touch him in secret Hold your breath baby, we're roaming here tonight ♪ The 13th of November A haunted Friday night The graveyard gates swing open Crips all spring to life Haunted hands take up the cross Searching for moonlight The fog rolls in so thickly It creeps into your mind I'm no more I'm in the dark I'm no more Walking down I feel so cold Frozen winds of winter Sound like an icy hand Oh, when lifeless armies devour all they can Nightmares you won't spare Or nightmares anymore Bones and night into your chest Hands on the hungry oars ♪ ♪ ♪ ♪ ♪ Walking in the air Feel so cold so Nightmares you won't spare No more nightmares anymore The frozen winds of winter For you the final score The thirteenth of November The clock goes in a time You and your prince arrive Join the feast tonight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at do you think? What do you think? What do you think? so ♪ ♪ ♪ ♪ ♪ you">
            <text:p> This is a test. So I wait for the one It's the size of a whale's nose Oh, he dare have no sudden look When they touch him in secret Hold your breath baby, we're roaming here tonight ♪ The 13th of November A haunted Friday night The graveyard gates swing open Crips all spring to life Haunted hands take up the cross Searching for moonlight The fog rolls in so thickly It creeps into your mind I'm no more I'm in the dark I'm no more Walking down I feel so cold Frozen winds of winter Sound like an icy hand Oh, when lifeless armies devour all they can Nightmares you won't spare Or nightmares anymore Bones and night into your chest Hands on the hungry oars ♪ ♪ ♪ ♪ ♪ Walking in the air Feel so cold so Nightmares you won't spare No more nightmares anymore The frozen winds of winter For you the final score The thirteenth of November The clock goes in a time You and your prince arrive Join the feast tonight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at do you think? What do you think? What do you think? so ♪ ♪ ♪ ♪ ♪ you</text:p>
          </table:table-cell>
        </table:table-row>
        <table:table-row>
          <table:table-cell office:value-type="string" office:string-value="Scald - Night Sky">
            <text:p>Scald - Night Sky</text:p>
          </table:table-cell>
          <table:table-cell office:value-type="string" office:string-value=" You're not going to get away with this. We're all the monsters in the world Oh My sky, my land All this distance and stillness Now most times No words No answers And you need That smile Wars of no life Peace reigns over us And I swear they'll remember She knows it's such a cruel, oh, it's a sin Each of the mutants Who will offer thousands with arms For a star For a sunrise You saw me into the abyss of stars The light burned you I am Beast of beast, I'm beast of all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I'm It's giving stars bright Moonlight glow And only morning stars are still green It's time for you to die We all have done good for Morning star We'll somehow To celebrate Till to the end Of time The light I give I know The history of this world Roaring stars, burning stars of light You set the world to the eras of sky Like a man here alone Mystery of the world you">
            <text:p> You're not going to get away with this. We're all the monsters in the world Oh My sky, my land All this distance and stillness Now most times No words No answers And you need That smile Wars of no life Peace reigns over us And I swear they'll remember She knows it's such a cruel, oh, it's a sin Each of the mutants Who will offer thousands with arms For a star For a sunrise You saw me into the abyss of stars The light burned you I am Beast of beast, I'm beast of all so so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I'm It's giving stars bright Moonlight glow And only morning stars are still green It's time for you to die We all have done good for Morning star We'll somehow To celebrate Till to the end Of time The light I give I know The history of this world Roaring stars, burning stars of light You set the world to the eras of sky Like a man here alone Mystery of the world you</text:p>
          </table:table-cell>
        </table:table-row>
        <table:table-row>
          <table:table-cell office:value-type="string" office:string-value="Sleep - Dragonaut">
            <text:p>Sleep - Dragonaut</text:p>
          </table:table-cell>
          <table:table-cell office:value-type="string" office:string-value=" So, let's get started. so so Light the track on the racing light Let the wind and the moon red shine Let the time and the sea themselves bow in space Leave me behind and let me live in the rain Swimming like a solar city Death looked right out to me Passing where I've gone before I'm flying through the crimson doo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Ride the track toward the crimson night Laugh the winds and the portrait sky so so the">
            <text:p> So, let's get started. so so Light the track on the racing light Let the wind and the moon red shine Let the time and the sea themselves bow in space Leave me behind and let me live in the rain Swimming like a solar city Death looked right out to me Passing where I've gone before I'm flying through the crimson doo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Ride the track toward the crimson night Laugh the winds and the portrait sky so so the</text:p>
          </table:table-cell>
        </table:table-row>
        <table:table-row>
          <table:table-cell office:value-type="string" office:string-value="Solitude Aeternus - Mirror of Sorrow">
            <text:p>Solitude Aeternus - Mirror of Sorrow</text:p>
          </table:table-cell>
          <table:table-cell office:value-type="string" office:string-value=" In a black and blue crowding cloud I dropped my sorrow among the leaves I took my place as wise men do As the storm prepared its release The raging winds and weeping skies Our song is the loneliness of solitude I wash my eyes in rolling streams Of resistance to my own As the black sky faded to blue And again the earth felt the sunrise A silver mirror stood before me Bequeath of the silent rainbow A beautiful mirror, great and tender I saw the end as the ark of God hung Before the party, the end was won The eyes of smoke are inside your mind You're gone ♪ So I reflect back on that day The words to the words I haven't said ♪ I saw my little world But could not see myself ♪ ♪ ♪ ♪ ♪ In strange visions and through a window of dreams We slowly gaze beyond What is revealed to our eyes And sits fully in our hearts I'm a raging wind, a leading the tide I sigh in the loneliness of falling down I wash my eyes in glowing streams Our love's resistance to magnitude.">
            <text:p> In a black and blue crowding cloud I dropped my sorrow among the leaves I took my place as wise men do As the storm prepared its release The raging winds and weeping skies Our song is the loneliness of solitude I wash my eyes in rolling streams Of resistance to my own As the black sky faded to blue And again the earth felt the sunrise A silver mirror stood before me Bequeath of the silent rainbow A beautiful mirror, great and tender I saw the end as the ark of God hung Before the party, the end was won The eyes of smoke are inside your mind You're gone ♪ So I reflect back on that day The words to the words I haven't said ♪ I saw my little world But could not see myself ♪ ♪ ♪ ♪ ♪ In strange visions and through a window of dreams We slowly gaze beyond What is revealed to our eyes And sits fully in our hearts I'm a raging wind, a leading the tide I sigh in the loneliness of falling down I wash my eyes in glowing streams Our love's resistance to magnitude.</text:p>
          </table:table-cell>
        </table:table-row>
        <table:table-row>
          <table:table-cell office:value-type="string" office:string-value="Sorcerer - Lamenting of the Innocent">
            <text:p>Sorcerer - Lamenting of the Innocent</text:p>
          </table:table-cell>
          <table:table-cell office:value-type="string" office:string-value=" the I'm going to be a good boy. so The enemy stands from the smoking fires And hordes are baying for blood tonight The torment lingers on, the pain grows closer We have to realize, it's the end We'll stand alone, face to face with evil This the only sin, through the veil of fantasy The darkness comes without a warning We stand our ground And we never shall back down I am reaching for the sky There are no more tears to cry As I'm dancing on the innocent Ashes drifting in the wind And the nightmare will begin The painting of the innocent We're all alone, divided by the people Like sheep they'll obey And turn their heads, they're blind to see The preacher speaks the words of heaven and glory Spreading the lie Still we never back down Our fall Hits of blood Death for your hate You're all, all you know I was reaching for the sky There are no more tears to cry The pain's incoming, the sand I should sleep standing in the wind And the nightmare will begin The lamenting of the innocent ♪ I was reaching for the sky There are no more tears to cry But imagine all the innocence Ashes drifting in the wind Right now the night will begin The banshee of the innocent There is no money I am reaching for the sky There are no more tears to cry The banshee of the innocent The ashes rifted in the wind And the nightmare will begin The lamenting of the innocent Unattentioned, I'm stumbling No more tears to cry As you lie in the sun As the stars go by You are now gone As the night falls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you">
            <text:p> the I'm going to be a good boy. so The enemy stands from the smoking fires And hordes are baying for blood tonight The torment lingers on, the pain grows closer We have to realize, it's the end We'll stand alone, face to face with evil This the only sin, through the veil of fantasy The darkness comes without a warning We stand our ground And we never shall back down I am reaching for the sky There are no more tears to cry As I'm dancing on the innocent Ashes drifting in the wind And the nightmare will begin The painting of the innocent We're all alone, divided by the people Like sheep they'll obey And turn their heads, they're blind to see The preacher speaks the words of heaven and glory Spreading the lie Still we never back down Our fall Hits of blood Death for your hate You're all, all you know I was reaching for the sky There are no more tears to cry The pain's incoming, the sand I should sleep standing in the wind And the nightmare will begin The lamenting of the innocent ♪ I was reaching for the sky There are no more tears to cry But imagine all the innocence Ashes drifting in the wind Right now the night will begin The banshee of the innocent There is no money I am reaching for the sky There are no more tears to cry The banshee of the innocent The ashes rifted in the wind And the nightmare will begin The lamenting of the innocent Unattentioned, I'm stumbling No more tears to cry As you lie in the sun As the stars go by You are now gone As the night falls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you</text:p>
          </table:table-cell>
        </table:table-row>
        <table:table-row>
          <table:table-cell office:value-type="string" office:string-value="Triptykon - Aurorae">
            <text:p>Triptykon - Aurorae</text:p>
          </table:table-cell>
          <table:table-cell office:value-type="string" office:string-value=" So so so so so so This mindless tide of war, of misery and pain The spirit wasting away, like rivers to the sea A spirit wasting away in this agony Unable to breathe Calm rival's tear, undeservingly A spirit wasting away in the smithery Awareness of things, alive and relict Nothing else remains The spirit plays the old way These bonds have been burned The hatred shall not last The tools of sorrow cast Have become the past The spirit plays the old way A spirit wasted away A spirit wafts from the waves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So so so so so so This mindless tide of war, of misery and pain The spirit wasting away, like rivers to the sea A spirit wasting away in this agony Unable to breathe Calm rival's tear, undeservingly A spirit wasting away in the smithery Awareness of things, alive and relict Nothing else remains The spirit plays the old way These bonds have been burned The hatred shall not last The tools of sorrow cast Have become the past The spirit plays the old way A spirit wasted away A spirit wafts from the waves ♪ ♪ ♪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Warning - Watching from a Distance">
            <text:p>Warning - Watching from a Distance</text:p>
          </table:table-cell>
          <table:table-cell office:value-type="string" office:string-value=" So so so so so so Sometimes when I watch you, you seem like the same person that I once knew And watched from a distance But never able to do more than I ever would Looking at you I find again I am starving in your mystery So far away And some kind of helplessness And then I remember That I know you love me I know you do so ♪ Sometimes when I,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ll ever think of me so so so so so so so so you">
            <text:p> So so so so so so Sometimes when I watch you, you seem like the same person that I once knew And watched from a distance But never able to do more than I ever would Looking at you I find again I am starving in your mystery So far away And some kind of helplessness And then I remember That I know you love me I know you do so ♪ Sometimes when I, I listen to your fearless voice It's the voice I once heard I want to know you And understand you More than I think I do To keep the wonder The moment you seem like A stranger to my heart and me And all at once In an instant I see you perfected again Though you never change Please remember when you'll ever think of me so so so so so so so so you</text:p>
          </table:table-cell>
        </table:table-row>
        <table:table-row>
          <table:table-cell office:value-type="string" office:string-value="While Heaven Wept - Icarus And I">
            <text:p>While Heaven Wept - Icarus And I</text:p>
          </table:table-cell>
          <table:table-cell office:value-type="string" office:string-value=" So With blind ambitions And foolish pride I reach towards The heavens high The fire consumes The wings in dreams of Ticharus Hands up! I ran down from proteginous heights I carried the weight of the sun Burned into ash, burned by the light The last mortal coils come undone Falling ever downward To a sea Drowning in veins and ash Cursing the eyebrows that tempted me ♪ With blind ambitions, false hope in pride I strive towards the heavens And I only took your unjust, deepest, divine Icarus and I After the future is light I carry the weight of the sun Burned into ash, burned by the light Last little coils come undone Falling ever downward Endlessly into darkness Helpless Cursing me Hybris O vision of starlight O my radiance divine Gather ye lost angels and wives, carry this heart of mine Beyond the eternal night In these stone-cold walls to labyrinthine The labyrinth inside The lever at their side I died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So With blind ambitions And foolish pride I reach towards The heavens high The fire consumes The wings in dreams of Ticharus Hands up! I ran down from proteginous heights I carried the weight of the sun Burned into ash, burned by the light The last mortal coils come undone Falling ever downward To a sea Drowning in veins and ash Cursing the eyebrows that tempted me ♪ With blind ambitions, false hope in pride I strive towards the heavens And I only took your unjust, deepest, divine Icarus and I After the future is light I carry the weight of the sun Burned into ash, burned by the light Last little coils come undone Falling ever downward Endlessly into darkness Helpless Cursing me Hybris O vision of starlight O my radiance divine Gather ye lost angels and wives, carry this heart of mine Beyond the eternal night In these stone-cold walls to labyrinthine The labyrinth inside The lever at their side I died ♪♪ ♪♪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Windhand - Woodbine">
            <text:p>Windhand - Woodbine</text:p>
          </table:table-cell>
          <table:table-cell office:value-type="string" office:string-value=" ♪ Find the urgent great God's research That shall raise a mind That's strong To follow the words We're seeking in ways And you lay in the arms of God God in love, God in love God in love, what you are God, you say and surround me I'm facing power Lost like a fire burning all at once I'm facing power Lost like a fire burning all at once Rise, the curtain raise The rising sun, the rise of hate is a crime It's time to call the numbers Seeking ways to calculate it all So go, go to love Go to love, go to love what you are Go on, say that you're proud, baby I love your love like a firework And I'm holding on, I'm finding new places I love your love like a firework Going on and on and on so so ♪ The earth should reign, the rising sun The rise should reign in surprise The stars are coming up, sinking in the waves And aren't you leading me on? So go, go on and love Go on and love Go on and love what you want Come on, say that you're happy now You're just like a flower, a floating hole And no one knows in what place it's in You're just like a flower, a floating hole And no one knows so so so so so so You">
            <text:p> ♪ Find the urgent great God's research That shall raise a mind That's strong To follow the words We're seeking in ways And you lay in the arms of God God in love, God in love God in love, what you are God, you say and surround me I'm facing power Lost like a fire burning all at once I'm facing power Lost like a fire burning all at once Rise, the curtain raise The rising sun, the rise of hate is a crime It's time to call the numbers Seeking ways to calculate it all So go, go to love Go to love, go to love what you are Go on, say that you're proud, baby I love your love like a firework And I'm holding on, I'm finding new places I love your love like a firework Going on and on and on so so ♪ The earth should reign, the rising sun The rise should reign in surprise The stars are coming up, sinking in the waves And aren't you leading me on? So go, go on and love Go on and love Go on and love what you want Come on, say that you're happy now You're just like a flower, a floating hole And no one knows in what place it's in You're just like a flower, a floating hole And no one knows so so so so so so You</text:p>
          </table:table-cell>
        </table:table-row>
        <table:table-row>
          <table:table-cell office:value-type="string" office:string-value="Witchfinder General - Burning a Sinner">
            <text:p>Witchfinder General - Burning a Sinner</text:p>
          </table:table-cell>
          <table:table-cell office:value-type="string" office:string-value=" ♪ ♪ ♪ ♪ ♪ ♪ They grind their teeth in a gun, they raise their arm with fear Burning the stake, was ready for their doom Singing for her, for her, for her to the throne Singing for her sins, for her pride, for her till she dies She's trying to escape People trying to use Wanna hear the sickly number of blood She looks at them and guesses Wanna see them die out Execution plate put to the ground Singing, burn her, burn her, burn her to the ground Singing, burn her, burn her, burn her till she die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Can I see her body? Smoke is all around All you hear is the sizzling of her glass Fire burns so quickly, smoke begins to bleed Breaching man stood up and held her hand Singing burn her, burn her, burn her to the ground Singing burn her sin, burn her pride, burn her to the ground Singing burn her, burn her, burn her to the ground Singing burn her sin, burn her pride, burn her to the ground But I'm only a year thinking about her">
            <text:p> ♪ ♪ ♪ ♪ ♪ ♪ They grind their teeth in a gun, they raise their arm with fear Burning the stake, was ready for their doom Singing for her, for her, for her to the throne Singing for her sins, for her pride, for her till she dies She's trying to escape People trying to use Wanna hear the sickly number of blood She looks at them and guesses Wanna see them die out Execution plate put to the ground Singing, burn her, burn her, burn her to the ground Singing, burn her, burn her, burn her till she die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Can I see her body? Smoke is all around All you hear is the sizzling of her glass Fire burns so quickly, smoke begins to bleed Breaching man stood up and held her hand Singing burn her, burn her, burn her to the ground Singing burn her sin, burn her pride, burn her to the ground Singing burn her, burn her, burn her to the ground Singing burn her sin, burn her pride, burn her to the ground But I'm only a year thinking about her</text:p>
          </table:table-cell>
        </table:table-row>
      </table:table>
      <table:table table:name="demucs_mdx_extra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Carcass - Reek of Putrefaction">
            <text:p>Carcass - Reek of Putrefaction</text:p>
          </table:table-cell>
          <table:table-cell office:value-type="string" office:string-value=" I'm going to play a little bit of the song. uh I'm going to do it again. I'm going to have to cut your nose. I have to cut your eyes. I have to cut your face. I'm sorry. I'll find out. I'm going to have to cut your nose. I have to cut your face. I have to cut your nose. I have to cut your face. I have to cut your nose. I have to cut your face. I have to cut your nose. I have to cut your face. I have to cut your nose. I'm going to be a little bit more aggressive. of the great road to change the future. You may just but just not possible. Let my chain slow down. Take your attention. I'm going to be a good boy. I'm not afraid of you. You can't smell me. I'm the captain of the big boat. I'm not just a fish. I'm a fish lover. I can't see. I'm a fish lover. I can't see. I'm a fish lover. I can't see. I'm a fish lover. I can't see. I'm a fish lover. I can't see. I'm a fish lover. I can't see. I'm a fish lover. I can't see. I'm a fish lover. business in your team has been to show the prize. I just wish. Just a little bit less. Yeah.">
            <text:p> I'm going to play a little bit of the song. uh I'm going to do it again. I'm going to have to cut your nose. I have to cut your eyes. I have to cut your face. I'm sorry. I'll find out. I'm going to have to cut your nose. I have to cut your face. I have to cut your nose. I have to cut your face. I have to cut your nose. I have to cut your face. I have to cut your nose. I have to cut your face. I have to cut your nose. I'm going to be a little bit more aggressive. of the great road to change the future. You may just but just not possible. Let my chain slow down. Take your attention. I'm going to be a good boy. I'm not afraid of you. You can't smell me. I'm the captain of the big boat. I'm not just a fish. I'm a fish lover. I can't see. I'm a fish lover. I can't see. I'm a fish lover. I can't see. I'm a fish lover. I can't see. I'm a fish lover. I can't see. I'm a fish lover. I can't see. I'm a fish lover. I can't see. I'm a fish lover. business in your team has been to show the prize. I just wish. Just a little bit less. Yeah.</text:p>
          </table:table-cell>
        </table:table-row>
        <table:table-row>
          <table:table-cell office:value-type="string" office:string-value="Agathocles - Splattered Brains">
            <text:p>Agathocles - Splattered Brains</text:p>
          </table:table-cell>
          <table:table-cell office:value-type="string" office:string-value=" Okay. uh I'm going to go ahead and get the other one. I'm not a part of your circus. You're gonna have to teach me how to be a fighter. I'm gonna have to teach you how to be a fighter. I'm not a part of your circus.">
            <text:p> Okay. uh I'm going to go ahead and get the other one. I'm not a part of your circus. You're gonna have to teach me how to be a fighter. I'm gonna have to teach you how to be a fighter. I'm not a part of your circus.</text:p>
          </table:table-cell>
        </table:table-row>
        <table:table-row>
          <table:table-cell office:value-type="string" office:string-value="Blasted Pancreas - Lymphangiosarcoma">
            <text:p>Blasted Pancreas - Lymphangiosarcoma</text:p>
          </table:table-cell>
          <table:table-cell office:value-type="string" office:string-value=" I'm going to play a little bit of the song. uh I'm going to try to get a better angle. uh um uh I'm not a robot. I'm a human. I'm a robot. I'm a robot. I'm a robot. I'm a robot. I'm a robot. I'm a robot. I'm a robot. I'm a robot. I'm a robot. I'm a robot. I'm a robot. I'm a robot. I'm a robot. I'm a robot. I'm a robot. I'm a robot. I'm a robot. I'm a robot. I'm a robot. I'm a robot. I'm a robot. I'm a robot. I'm a robot. I'm a robot. I'm a robot. I'm a robot. I'm a robot..">
            <text:p> I'm going to play a little bit of the song. uh I'm going to try to get a better angle. uh um uh I'm not a robot. I'm a human. I'm a robot. I'm a robot. I'm a robot. I'm a robot. I'm a robot. I'm a robot. I'm a robot. I'm a robot. I'm a robot. I'm a robot. I'm a robot. I'm a robot. I'm a robot. I'm a robot. I'm a robot. I'm a robot. I'm a robot. I'm a robot. I'm a robot. I'm a robot. I'm a robot. I'm a robot. I'm a robot. I'm a robot. I'm a robot. I'm a robot. I'm a robot..</text:p>
          </table:table-cell>
        </table:table-row>
        <table:table-row>
          <table:table-cell office:value-type="string" office:string-value="Butcher ABC - Maximum Rotting Corpse">
            <text:p>Butcher ABC - Maximum Rotting Corpse</text:p>
          </table:table-cell>
          <table:table-cell office:value-type="string" office:string-value=" Go! I'm sorry to bother you, but you're not allowed to come in here. I'm sorry to bother you, but you're not allowed to come in here. It's out of your big old skill. I told him not to come. But he still won't be cool. This is getting tragic. And I told him not to come in here. It's on this commission. So he has to not be cool. I'm a god. You're all falling to the left of us. We're in some cave. Come with me, I'll let him go. This is what blood did. Butcher, come and butcher. No rest for woman, girl. Fight to the kill of butchering. I'm not a monster. I'm a man. I'm a man. I'm a man. I'm a man. I'm a man. I'm just a slow, but I got a lot of force against me. I'm sorry. I'm sorry. I'm sorry. I'm sorry. I'm sorry. I'm sorry. I'm sorry. I'm sorry. I'm sorry. I'm sorry. I'm sorry. I'm sorry. I'm sorry. I'm sorry. Help me! I'm going to kill you! You came back alone! You foolish, blind old fart! I'm going to kill you! I'm going to kill you! We are alone, die! They've all been doomed to see it! Crash of instincts! I am the God of the Devil. I am the God of the Devil. I am the God of the Devil. Thank you.">
            <text:p> Go! I'm sorry to bother you, but you're not allowed to come in here. I'm sorry to bother you, but you're not allowed to come in here. It's out of your big old skill. I told him not to come. But he still won't be cool. This is getting tragic. And I told him not to come in here. It's on this commission. So he has to not be cool. I'm a god. You're all falling to the left of us. We're in some cave. Come with me, I'll let him go. This is what blood did. Butcher, come and butcher. No rest for woman, girl. Fight to the kill of butchering. I'm not a monster. I'm a man. I'm a man. I'm a man. I'm a man. I'm a man. I'm just a slow, but I got a lot of force against me. I'm sorry. I'm sorry. I'm sorry. I'm sorry. I'm sorry. I'm sorry. I'm sorry. I'm sorry. I'm sorry. I'm sorry. I'm sorry. I'm sorry. I'm sorry. I'm sorry. Help me! I'm going to kill you! You came back alone! You foolish, blind old fart! I'm going to kill you! I'm going to kill you! We are alone, die! They've all been doomed to see it! Crash of instincts! I am the God of the Devil. I am the God of the Devil. I am the God of the Devil. Thank you.</text:p>
          </table:table-cell>
        </table:table-row>
        <table:table-row>
          <table:table-cell office:value-type="string" office:string-value="Cliteater - Slimming Party at Kelly's">
            <text:p>Cliteater - Slimming Party at Kelly's</text:p>
          </table:table-cell>
          <table:table-cell office:value-type="string" office:string-value=" Guys and girls taking tampons, soaking them in liquor and shoving them... Yep, you guessed it, up there. Say what? I am the one who will destroy you. I will destroy you. I will destroy you. I will destroy you. I will destroy you. I will destroy you. I am the one who will destroy you! You will be the first to die! You will be the first to die! You will be the first to die! You will not be allowed to spy us in the village! You poor little scum! I will skin you all up to the face! You poor little scum! Forgive me for being a little late! You are cursed! You deserve this or I'll die! Behead me! I plead you! I will not behead you!">
            <text:p> Guys and girls taking tampons, soaking them in liquor and shoving them... Yep, you guessed it, up there. Say what? I am the one who will destroy you. I will destroy you. I will destroy you. I will destroy you. I will destroy you. I will destroy you. I am the one who will destroy you! You will be the first to die! You will be the first to die! You will be the first to die! You will not be allowed to spy us in the village! You poor little scum! I will skin you all up to the face! You poor little scum! Forgive me for being a little late! You are cursed! You deserve this or I'll die! Behead me! I plead you! I will not behead you!</text:p>
          </table:table-cell>
        </table:table-row>
        <table:table-row>
          <table:table-cell office:value-type="string" office:string-value="Cock and Ball Torture - Anal Sex Terror">
            <text:p>Cock and Ball Torture - Anal Sex Terror</text:p>
          </table:table-cell>
          <table:table-cell office:value-type="string" office:string-value=" You I'm going to put a little bit of this on your face. I'm going to go ahead and get the fire going. I'm going to put a little bit of water in here. Thank you.">
            <text:p> You I'm going to put a little bit of this on your face. I'm going to go ahead and get the fire going. I'm going to put a little bit of water in here. Thank you.</text:p>
          </table:table-cell>
        </table:table-row>
        <table:table-row>
          <table:table-cell office:value-type="string" office:string-value="Crash Syndrom - Paragraph of Expertise Conundrum">
            <text:p>Crash Syndrom - Paragraph of Expertise Conundrum</text:p>
          </table:table-cell>
          <table:table-cell office:value-type="string" office:string-value=" Spread moonlight and running floods, Cool the heat, calm the tears, Swell through the water, Soak, Litter the water, Drown, Squeeze in, And resurrect, Wars! Gap, Unseen, Explode, Stroke, Paint, Slide, Do a skip, There, Suck, The, Crashing, Flashing, Compound, Spout, Of, Cages, Dancing, Wars! Slash, The kind of, Raging, Dance, Backing up the charge, Back to the war, Do you know what we did for this shoddy teakwood wall? We're letting blocks and slices stand, Custard slicing, covered slag, Twisting, smiling, new to the vibe, Sparkling, spotty, yellow and zylum! I'm back! I'm back! I'm back! The infusion filter for a double drastic vitamin for a darkened swollen, seizing mobile, toxic chokes, toxic flies, and a small drug, cellular chaser, rare, free from loss of traction, Spreading sad decay! Consume all the rules! Expand its way in structure! Chaos interruption! Raaar! Sanctification! Oh, This is a battle of the best of its sort. From the ground to the coast. Out to the coast. Up and in the woods. In the sky. Shining force. With this war on the road. So the world turns away. Fable of our century. Spreading through the decay. There's no more corrupt. There's better trades in fashion. So our century of fear. The Earth's under threat. BANISHMENT DISHONORATING VACCINATION OF DINKUM'S KING VACCINATION OF DINKUM'S KING OF DINKUM'S KING OF DINKUM'S KING I'm the best you've ever seen.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I'm not a robot. Stepping towards the burning walls of the city since the storms Just a few fractured bones might be enough for us to toss our fates at smoke Getting in front of the amputations, bloody, rambling, malformation Our bloodstains tied and bound to our eyes, a guaranteed grave and a fierce duration Strictly the son of a gun, lost but you just want to survive. You can really get involved, waste your time to decompose. Mirror in glass, traces fierce, gas of flesh and flesh of fear. Distance blinding, aim defying, sparkles bubbling, yellow and dying.">
            <text:p> Spread moonlight and running floods, Cool the heat, calm the tears, Swell through the water, Soak, Litter the water, Drown, Squeeze in, And resurrect, Wars! Gap, Unseen, Explode, Stroke, Paint, Slide, Do a skip, There, Suck, The, Crashing, Flashing, Compound, Spout, Of, Cages, Dancing, Wars! Slash, The kind of, Raging, Dance, Backing up the charge, Back to the war, Do you know what we did for this shoddy teakwood wall? We're letting blocks and slices stand, Custard slicing, covered slag, Twisting, smiling, new to the vibe, Sparkling, spotty, yellow and zylum! I'm back! I'm back! I'm back! The infusion filter for a double drastic vitamin for a darkened swollen, seizing mobile, toxic chokes, toxic flies, and a small drug, cellular chaser, rare, free from loss of traction, Spreading sad decay! Consume all the rules! Expand its way in structure! Chaos interruption! Raaar! Sanctification! Oh, This is a battle of the best of its sort. From the ground to the coast. Out to the coast. Up and in the woods. In the sky. Shining force. With this war on the road. So the world turns away. Fable of our century. Spreading through the decay. There's no more corrupt. There's better trades in fashion. So our century of fear. The Earth's under threat. BANISHMENT DISHONORATING VACCINATION OF DINKUM'S KING VACCINATION OF DINKUM'S KING OF DINKUM'S KING OF DINKUM'S KING I'm the best you've ever seen.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Ships come! I'm not a robot. Stepping towards the burning walls of the city since the storms Just a few fractured bones might be enough for us to toss our fates at smoke Getting in front of the amputations, bloody, rambling, malformation Our bloodstains tied and bound to our eyes, a guaranteed grave and a fierce duration Strictly the son of a gun, lost but you just want to survive. You can really get involved, waste your time to decompose. Mirror in glass, traces fierce, gas of flesh and flesh of fear. Distance blinding, aim defying, sparkles bubbling, yellow and dying.</text:p>
          </table:table-cell>
        </table:table-row>
        <table:table-row>
          <table:table-cell office:value-type="string" office:string-value="Dead - Delicious Taste Of Vaginal Excrements">
            <text:p>Dead - Delicious Taste Of Vaginal Excrements</text:p>
          </table:table-cell>
          <table:table-cell office:value-type="string" office:string-value=" I am the king of the night. I am the name. I will come back. I will come back. And I will be lost. Lost. How could you run? You're a fucking nerd. You're a good-for-nothing. And we are some slaves. Delicious! It's a fucking nerd! That's my man! See you all. Who have been taken. By us. Death Star. Death. Killers. Bastards. Champions. I'm going to kill you. The next time, say so much more. I I am the one who will be the one to destroy you. I am the one who will be the one to destroy you. I am the one who will be the one to destroy you. I am the one who will be the one to destroy you. I am the one who created my form. To destroy you. You did not stand tall. Wasted all. Exit now. Oh, I know that's clean. I'm going to bring your souls of light. I'm I'm going to kill you. I'm going to kill you. I'm not a robot. I'm a human. I'm a robot. I'm a human.">
            <text:p> I am the king of the night. I am the name. I will come back. I will come back. And I will be lost. Lost. How could you run? You're a fucking nerd. You're a good-for-nothing. And we are some slaves. Delicious! It's a fucking nerd! That's my man! See you all. Who have been taken. By us. Death Star. Death. Killers. Bastards. Champions. I'm going to kill you. The next time, say so much more. I I am the one who will be the one to destroy you. I am the one who will be the one to destroy you. I am the one who will be the one to destroy you. I am the one who will be the one to destroy you. I am the one who created my form. To destroy you. You did not stand tall. Wasted all. Exit now. Oh, I know that's clean. I'm going to bring your souls of light. I'm I'm going to kill you. I'm going to kill you. I'm not a robot. I'm a human. I'm a robot. I'm a human.</text:p>
          </table:table-cell>
        </table:table-row>
        <table:table-row>
          <table:table-cell office:value-type="string" office:string-value="Dead Infection - Maggots In Your Flesh">
            <text:p>Dead Infection - Maggots In Your Flesh</text:p>
          </table:table-cell>
          <table:table-cell office:value-type="string" office:string-value=" I'm going to play a little bit of the music. I'm going to start with the lower teeth. I am the one who will save you. I'm going to kill you. I'm going to start with some of the instructions that are in the screen. You still can touch, right? You're my son, you'll be forever. When it's gone, it's like a touch, right? You can't take it from us. You still can touch, right? I'm sorry, you can't take it from us. I'm not sure. I am the master of the universe. I am the master of the universe. I am the master of the universe. Sinking fish. Hello people. I'm the king of the sun. Look at the moon.">
            <text:p> I'm going to play a little bit of the music. I'm going to start with the lower teeth. I am the one who will save you. I'm going to kill you. I'm going to start with some of the instructions that are in the screen. You still can touch, right? You're my son, you'll be forever. When it's gone, it's like a touch, right? You can't take it from us. You still can touch, right? I'm sorry, you can't take it from us. I'm not sure. I am the master of the universe. I am the master of the universe. I am the master of the universe. Sinking fish. Hello people. I'm the king of the sun. Look at the moon.</text:p>
          </table:table-cell>
        </table:table-row>
        <table:table-row>
          <table:table-cell office:value-type="string" office:string-value="Disgorge - Faecalized">
            <text:p>Disgorge - Faecalized</text:p>
          </table:table-cell>
          <table:table-cell office:value-type="string" office:string-value=" Lucy? Lucy! Lucy, where are you? ♪♪ ♪♪ I'm... broken... I am the one who will destroy you. I am the one who will destroy you. I am the one who will destroy you. I am the one who will destroy you. I'm going to be a little bit more serious. I'm not just going to be a little bit more serious. I'm not just going to be a little bit more serious. I'm going to be a little bit more serious. I'm going to be a little bit more serious. I'm going to be a little bit more serious. I'm going to be a little bit more serious. I'm going to be a little bit more serious. I'm going to be a little bit more serious. I'm going to be a little bit more serious. I'm a light. I am a spirit. I am a creature. Not any more. I'm the guardian of this. I'm a god. I am a god. I am a god. I am a god. I am a god. I am a god. I am a god. I am a god. I am a god. These are the eyes. They don't look like the eyes. The best response is to take a bite. The lower lip is... The lower lip is the most important. The upper lip is the most important. I am the one who will make the hell out of you. I am the one who will make the hell out of you. I am the one who will make the hell out of you. I am the one who will make the hell out of you. I am the one who will make the hell out of you. I am the one who will make the hell out of you. I am the one who will make the hell out of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Peace.">
            <text:p> Lucy? Lucy! Lucy, where are you? ♪♪ ♪♪ I'm... broken... I am the one who will destroy you. I am the one who will destroy you. I am the one who will destroy you. I am the one who will destroy you. I'm going to be a little bit more serious. I'm not just going to be a little bit more serious. I'm not just going to be a little bit more serious. I'm going to be a little bit more serious. I'm going to be a little bit more serious. I'm going to be a little bit more serious. I'm going to be a little bit more serious. I'm going to be a little bit more serious. I'm going to be a little bit more serious. I'm going to be a little bit more serious. I'm a light. I am a spirit. I am a creature. Not any more. I'm the guardian of this. I'm a god. I am a god. I am a god. I am a god. I am a god. I am a god. I am a god. I am a god. I am a god. These are the eyes. They don't look like the eyes. The best response is to take a bite. The lower lip is... The lower lip is the most important. The upper lip is the most important. I am the one who will make the hell out of you. I am the one who will make the hell out of you. I am the one who will make the hell out of you. I am the one who will make the hell out of you. I am the one who will make the hell out of you. I am the one who will make the hell out of you. I am the one who will make the hell out of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I'm going to kill you. Peace.</text:p>
          </table:table-cell>
        </table:table-row>
        <table:table-row>
          <table:table-cell office:value-type="string" office:string-value="Exhumed - Open the Abscess">
            <text:p>Exhumed - Open the Abscess</text:p>
          </table:table-cell>
          <table:table-cell office:value-type="string" office:string-value=" I'm going to do it. I'm not going to let you in! For that's in my house, you cunt! I'm going to bust you out in pieces! I'll tear you apart! I'll tear you to pieces! I'm going to tear you to pieces! I'm going to tear you to pieces! I'm going to tear you to pieces! I'm going to tear you to pieces! I'm going to tear you to pieces! I'm going to tear you to pieces! I'm going to tear you to pieces! I'm going to tear you to pieces! I'm going to tear you to pieces! I'm gonna make you realize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I've been watching my fucking days until I'm yellow with my son in my breast Never find love, just lie, still I'm just a paper paper text You never paid attention to me, but you're a gang leader, plotting my death Now your father brings me up because, but you play with his fucking words I'm going to kill you. Oh, but the after. I'm not the boss, I'm the boss. This is how you do it, I'm the boss. I'm the boss..">
            <text:p> I'm going to do it. I'm not going to let you in! For that's in my house, you cunt! I'm going to bust you out in pieces! I'll tear you apart! I'll tear you to pieces! I'm going to tear you to pieces! I'm going to tear you to pieces! I'm going to tear you to pieces! I'm going to tear you to pieces! I'm going to tear you to pieces! I'm going to tear you to pieces! I'm going to tear you to pieces! I'm going to tear you to pieces! I'm going to tear you to pieces! I'm gonna make you realize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Stop all of your bullshit I've been watching my fucking days until I'm yellow with my son in my breast Never find love, just lie, still I'm just a paper paper text You never paid attention to me, but you're a gang leader, plotting my death Now your father brings me up because, but you play with his fucking words I'm going to kill you. Oh, but the after. I'm not the boss, I'm the boss. This is how you do it, I'm the boss. I'm the boss..</text:p>
          </table:table-cell>
        </table:table-row>
        <table:table-row>
          <table:table-cell office:value-type="string" office:string-value="General Surgery - Arterial Spray Obsession">
            <text:p>General Surgery - Arterial Spray Obsession</text:p>
          </table:table-cell>
          <table:table-cell office:value-type="string" office:string-value=" ROAR! ROAR! You're not the fox that I face. You're the face that I've lost. You're the one that's standing before us. The mask that you hide. The lie that you hide. I'm sorry. You're the bastard who killed my wife! You could have amazed it, but not me! I'm sorry! You want to make this a sacrifice? Slice my nail off for this guy? Man, this is gonna be nice for the eyes Settle the starboard side. Place the limit fountain. Be built in a right space. Set the maximum climate. This material called tool waste. Masquerade the corners. In colors that you'll smell of. Spread the crumbs to the softest. The whole big trouble, strangle the ape, and tease. Bye bye.">
            <text:p> ROAR! ROAR! You're not the fox that I face. You're the face that I've lost. You're the one that's standing before us. The mask that you hide. The lie that you hide. I'm sorry. You're the bastard who killed my wife! You could have amazed it, but not me! I'm sorry! You want to make this a sacrifice? Slice my nail off for this guy? Man, this is gonna be nice for the eyes Settle the starboard side. Place the limit fountain. Be built in a right space. Set the maximum climate. This material called tool waste. Masquerade the corners. In colors that you'll smell of. Spread the crumbs to the softest. The whole big trouble, strangle the ape, and tease. Bye bye.</text:p>
          </table:table-cell>
        </table:table-row>
        <table:table-row>
          <table:table-cell office:value-type="string" office:string-value="Gore Beyond Necropsy - Reek of Putridfashionpig">
            <text:p>Gore Beyond Necropsy - Reek of Putridfashionpig</text:p>
          </table:table-cell>
          <table:table-cell office:value-type="string" office:string-value=" I'm getting in for the program. I've got more of your castle's neck than just its three legs. But I have got to win the war. I'm a big, good-looking, talented, but bad at fencing. I'm the king, god of war, you're the king of all of me. Bye.">
            <text:p> I'm getting in for the program. I've got more of your castle's neck than just its three legs. But I have got to win the war. I'm a big, good-looking, talented, but bad at fencing. I'm the king, god of war, you're the king of all of me. Bye.</text:p>
          </table:table-cell>
        </table:table-row>
        <table:table-row>
          <table:table-cell office:value-type="string" office:string-value="Haemmorhage - Mortuary Riot">
            <text:p>Haemmorhage - Mortuary Riot</text:p>
          </table:table-cell>
          <table:table-cell office:value-type="string" office:string-value=" I'm going to try to get a good shot of the animal. I'm going to try to get him to move. I'm going to kill you. I'm going to kill you. I'm going to kill you. I am the king of the world. I will rule the world. I will rule the world. I will rule the world. I will rule the world. I will rule the world. We're in a pod. Spatial code. Calibration. Interpret. To sever this link, open memory jumper. For reverse search, open memory slumbering. You scoundrel! You are a traitor! You are a traitor! You are a traitor! You are a traitor! You are a traitor! You are a traitor! You are a traitor! You are a traitor! You are a traitor! You are a traitor! You are a traitor! You are a traitor! You are a traitor! I'm not a zombie.">
            <text:p> I'm going to try to get a good shot of the animal. I'm going to try to get him to move. I'm going to kill you. I'm going to kill you. I'm going to kill you. I am the king of the world. I will rule the world. I will rule the world. I will rule the world. I will rule the world. I will rule the world. We're in a pod. Spatial code. Calibration. Interpret. To sever this link, open memory jumper. For reverse search, open memory slumbering. You scoundrel! You are a traitor! You are a traitor! You are a traitor! You are a traitor! You are a traitor! You are a traitor! You are a traitor! You are a traitor! You are a traitor! You are a traitor! You are a traitor! You are a traitor! You are a traitor! I'm not a zombie.</text:p>
          </table:table-cell>
        </table:table-row>
        <table:table-row>
          <table:table-cell office:value-type="string" office:string-value="Impetigo - Cannibale Ballet">
            <text:p>Impetigo - Cannibale Ballet</text:p>
          </table:table-cell>
          <table:table-cell office:value-type="string" office:string-value=" Yes. Okay. I'm going to go ahead and get There's a danger. Beware of the carnivore horrors. Keep your distance from the uncivilized humans. Observe the huge wall of determination in this planet. I'm going to start with the time of the presence. The finish of the time of the... The more time you give to the seed, the faster it's decreasing. The population of these victims has died. You're over the line of infection, Jekyll and Hyde. Smell the blood of burning flesh! Dead, full of hues and thoughts forevermore lies. Three of which headlines one another's remain alive. The screaming victims are unharmed as they're eaten, The slaughtered and jailed throughout the fleet. I have made you the bloody epic of my age, I am supposed to be on the train as chariots, making moves at the waist. Turn the wheels around, I change the form, the water is freezing. I can barely see. The tracks can't carry up my dangling speed. There is a leash. Fisting on its limbs. Chances of surviving are slim. He tends to avoid human's lingering behavior, stares at black-rimmed tits and slimy, smelly faces. Charmers... Originally came up dressed in his merch, set in the early version, a striped boy who was as evil as all fear, famous as psychic, nervous, Drink your potion, as I strike!">
            <text:p> Yes. Okay. I'm going to go ahead and get There's a danger. Beware of the carnivore horrors. Keep your distance from the uncivilized humans. Observe the huge wall of determination in this planet. I'm going to start with the time of the presence. The finish of the time of the... The more time you give to the seed, the faster it's decreasing. The population of these victims has died. You're over the line of infection, Jekyll and Hyde. Smell the blood of burning flesh! Dead, full of hues and thoughts forevermore lies. Three of which headlines one another's remain alive. The screaming victims are unharmed as they're eaten, The slaughtered and jailed throughout the fleet. I have made you the bloody epic of my age, I am supposed to be on the train as chariots, making moves at the waist. Turn the wheels around, I change the form, the water is freezing. I can barely see. The tracks can't carry up my dangling speed. There is a leash. Fisting on its limbs. Chances of surviving are slim. He tends to avoid human's lingering behavior, stares at black-rimmed tits and slimy, smelly faces. Charmers... Originally came up dressed in his merch, set in the early version, a striped boy who was as evil as all fear, famous as psychic, nervous, Drink your potion, as I strike!</text:p>
          </table:table-cell>
        </table:table-row>
        <table:table-row>
          <table:table-cell office:value-type="string" office:string-value="Intense Hammer Rage - Eeeuw What’s That Goo">
            <text:p>Intense Hammer Rage - Eeeuw What’s That Goo</text:p>
          </table:table-cell>
          <table:table-cell office:value-type="string" office:string-value=" That's not a key I'm not a scientist! I'm not going to let you go. I'll return everything for my medicine. I can't fight it myself. I'm not happy. I am sorry. I will... I'll return everything for my medicine. I can't fight it myself. She's a hideous person. I'm not happy. I was thinking for no one. She's a hideous person. I am the second from the one above! Oh! God! There's no death left! I will exterminate you! I can't say anything about this! I am not ready! I am not ready to die! Please let me tell you the truth! You cannot kill me! That's my brain, that's how I see it! I'm not too happy, I'm such a brat! You are so pretty, but I'm not too happy! I'm such a brat, and you are too pretty for a wonderful brat! I......can't......sleep......night......night......NIGHT! NIGHT! NIGHT! NIGHT! I'm going to kill you. I'm going to kill you. I'm going to kill you. I'm going to kill you. I'm going to kill you. You're trapped inside of this map. This is your map. Hold on a lifetime. Every bad bite on this map will make you feel so sad. For a friend. Or you can die looking for a good friend. For a friend. For a friend. Or you can die looking for a good friend. I'm not afraid of you. You're just a little boy.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He's a he-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
            <text:p> That's not a key I'm not a scientist! I'm not going to let you go. I'll return everything for my medicine. I can't fight it myself. I'm not happy. I am sorry. I will... I'll return everything for my medicine. I can't fight it myself. She's a hideous person. I'm not happy. I was thinking for no one. She's a hideous person. I am the second from the one above! Oh! God! There's no death left! I will exterminate you! I can't say anything about this! I am not ready! I am not ready to die! Please let me tell you the truth! You cannot kill me! That's my brain, that's how I see it! I'm not too happy, I'm such a brat! You are so pretty, but I'm not too happy! I'm such a brat, and you are too pretty for a wonderful brat! I......can't......sleep......night......night......NIGHT! NIGHT! NIGHT! NIGHT! I'm going to kill you. I'm going to kill you. I'm going to kill you. I'm going to kill you. I'm going to kill you. You're trapped inside of this map. This is your map. Hold on a lifetime. Every bad bite on this map will make you feel so sad. For a friend. Or you can die looking for a good friend. For a friend. For a friend. Or you can die looking for a good friend. I'm not afraid of you. You're just a little boy.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I'm not afraid of you. He's a he-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ha-</text:p>
          </table:table-cell>
        </table:table-row>
        <table:table-row>
          <table:table-cell office:value-type="string" office:string-value="Lord Gore - Resickened">
            <text:p>Lord Gore - Resickened</text:p>
          </table:table-cell>
          <table:table-cell office:value-type="string" office:string-value=" We decided on using the vehicle to take the bodies away with a garbage truck because that's all they considered people when the time came that they were garbage and turned into something I'm going to kill you. I'm going to shoot him. He's dead. I'm going to kill him. I'm going to kill him. I'm going to use this to watch the kids. I'm not going to let you die. I'm going to get you back. You're going to die for a lot more than you will when you die. You're going to die. You're going to die. You're going to die. I'm going to kill you. The answer to my life is to let you die. I'm going to kill you. I'm going to play a little bit of the original. I'm going to be a hero. to uh I'm so sick, Tessie! That's why I have to go get it for you! When the X-Orcs did touch it, the whale had fallen on it. And with the name broken down, you could see brothers fighting once again. The mutated rider, X-Orc Block. I'm going to test her. Another red body. Let's show her the dark side of the potential queen. I'm going to do it. I'm going to kill you. I'm going to kill you. I'm going to kill you. I'm going to kill you. You'll die, you little toad!">
            <text:p> We decided on using the vehicle to take the bodies away with a garbage truck because that's all they considered people when the time came that they were garbage and turned into something I'm going to kill you. I'm going to shoot him. He's dead. I'm going to kill him. I'm going to kill him. I'm going to use this to watch the kids. I'm not going to let you die. I'm going to get you back. You're going to die for a lot more than you will when you die. You're going to die. You're going to die. You're going to die. I'm going to kill you. The answer to my life is to let you die. I'm going to kill you. I'm going to play a little bit of the original. I'm going to be a hero. to uh I'm so sick, Tessie! That's why I have to go get it for you! When the X-Orcs did touch it, the whale had fallen on it. And with the name broken down, you could see brothers fighting once again. The mutated rider, X-Orc Block. I'm going to test her. Another red body. Let's show her the dark side of the potential queen. I'm going to do it. I'm going to kill you. I'm going to kill you. I'm going to kill you. I'm going to kill you. You'll die, you little toad!</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 I'm going to be a little bit more quiet. I'm going to be a little bit more quiet. I'm going to be a little bit more quiet. I'm going to be a little bit more quiet. I'm going to go get some more food.">
            <text:p> I'm going to be a little bit more quiet. I'm going to be a little bit more quiet. I'm going to be a little bit more quiet. I'm going to be a little bit more quiet. I'm going to go get some more food.</text:p>
          </table:table-cell>
        </table:table-row>
        <table:table-row>
          <table:table-cell office:value-type="string" office:string-value="Offal - Putr-Essence">
            <text:p>Offal - Putr-Essence</text:p>
          </table:table-cell>
          <table:table-cell office:value-type="string" office:string-value=" Oh, I'm a diss, you can't shut A bloody monkey, bloody disquietment, deranged consumption, and screaming. I'm the fish with the sharks. I'm the fish with the sharks. I'm going to go ahead and get started. There's no guarantees that you could destroy me. Bloodstains you make like a new shard of DNA.">
            <text:p> Oh, I'm a diss, you can't shut A bloody monkey, bloody disquietment, deranged consumption, and screaming. I'm the fish with the sharks. I'm the fish with the sharks. I'm going to go ahead and get started. There's no guarantees that you could destroy me. Bloodstains you make like a new shard of DNA.</text:p>
          </table:table-cell>
        </table:table-row>
        <table:table-row>
          <table:table-cell office:value-type="string" office:string-value="Pathologist - Infectious Agonizing Parasitism">
            <text:p>Pathologist - Infectious Agonizing Parasitism</text:p>
          </table:table-cell>
          <table:table-cell office:value-type="string" office:string-value=" I'm going to be a little bit more quiet. You can't think of the right thing to do. You're not listening to the people's voices. I'm going to be a little bit more quiet. I'm going to be a little bit more quiet. I'm going to be a little bit more quiet. I'm going to be a little bit more quiet. Nothing but the scary eyes. I wish I was never born. I'm going to make a new one. I'm going to make a new one. I'm going to make a new one. The good things of the cosmos. The good things of the cosmos. The good things of the cosmos. I'm going to have to go back to the other side. I am the greatest of the universe. You can't stop. The dimensions are so huge. You don't need to be alive. I'm going to go to sleep. talk I cannot be the salvation. Since it's the only one in my mind. I'm so bored John. Send the first batch of demons to Ojan. So that I can help them in their purification. I will send the first batch to Ojan. I will send them to Ojan. Thank you..">
            <text:p> I'm going to be a little bit more quiet. You can't think of the right thing to do. You're not listening to the people's voices. I'm going to be a little bit more quiet. I'm going to be a little bit more quiet. I'm going to be a little bit more quiet. I'm going to be a little bit more quiet. Nothing but the scary eyes. I wish I was never born. I'm going to make a new one. I'm going to make a new one. I'm going to make a new one. The good things of the cosmos. The good things of the cosmos. The good things of the cosmos. I'm going to have to go back to the other side. I am the greatest of the universe. You can't stop. The dimensions are so huge. You don't need to be alive. I'm going to go to sleep. talk I cannot be the salvation. Since it's the only one in my mind. I'm so bored John. Send the first batch of demons to Ojan. So that I can help them in their purification. I will send the first batch to Ojan. I will send them to Ojan. Thank you..</text:p>
          </table:table-cell>
        </table:table-row>
        <table:table-row>
          <table:table-cell office:value-type="string" office:string-value="Pharmacist - Nursery Aesthetics">
            <text:p>Pharmacist - Nursery Aesthetics</text:p>
          </table:table-cell>
          <table:table-cell office:value-type="string" office:string-value=" Okay. Okay. Okay. I'm going to do a little bit of a bit of a bit of a bit of a bit of a bit of a bit of a bit of a bit of a bit of a bit of a bit of a bit of a bit of a Okay. Okay. I'm going to do a little bit of a walkthrough. Okay. Okay. Okay. I'm the blood spirit. For the tombs you lay, Where the days were painted, And the blood spilled, In the streets, Are sacrificed, For the beautiful smell, Sucking in the smell, Of the sentient decay. I I'm going to go to the bathroom. Okay. Thank you.">
            <text:p> Okay. Okay. Okay. I'm going to do a little bit of a bit of a bit of a bit of a bit of a bit of a bit of a bit of a bit of a bit of a bit of a bit of a bit of a bit of a Okay. Okay. I'm going to do a little bit of a walkthrough. Okay. Okay. Okay. I'm the blood spirit. For the tombs you lay, Where the days were painted, And the blood spilled, In the streets, Are sacrificed, For the beautiful smell, Sucking in the smell, Of the sentient decay. I I'm going to go to the bathroom. Okay. Thank you.</text:p>
          </table:table-cell>
        </table:table-row>
        <table:table-row>
          <table:table-cell office:value-type="string" office:string-value="Regurgitate - Carnivorous Erection">
            <text:p>Regurgitate - Carnivorous Erection</text:p>
          </table:table-cell>
          <table:table-cell office:value-type="string" office:string-value=" Okay. I'm going to be doing a lot of talking.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go get my phone.">
            <text:p> Okay. I'm going to be doing a lot of talking.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be a good boy. I'm going to go get my phone.</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 I am sorry, I was just having a bad day. I thought you knew. I'm sorry, I'm sorry. I'm sorry, I'm sorry. I'm sorry, I'm sorry. I'm sorry, I'm sorry. I'm going to be a good boy. I'm going to be a good boy. I'm going to be a good boy. I'm going to be a good boy. I'm going to be a good boy. I'm going to be a good boy. I'm going to be a good boy. I'm going to be a good boy.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Thank you.">
            <text:p> I am sorry, I was just having a bad day. I thought you knew. I'm sorry, I'm sorry. I'm sorry, I'm sorry. I'm sorry, I'm sorry. I'm sorry, I'm sorry. I'm going to be a good boy. I'm going to be a good boy. I'm going to be a good boy. I'm going to be a good boy. I'm going to be a good boy. I'm going to be a good boy. I'm going to be a good boy. I'm going to be a good boy.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I'm going to be doing a lot of research on the topic. Thank you.</text:p>
          </table:table-cell>
        </table:table-row>
        <table:table-row>
          <table:table-cell office:value-type="string" office:string-value="The County Medical Examiners - Casper's Dictum">
            <text:p>The County Medical Examiners - Casper's Dictum</text:p>
          </table:table-cell>
          <table:table-cell office:value-type="string" office:string-value=" What is the world? The medical community. Oppression children. Forensic. Asthma patients. What is the world? This ancient method thought, the raid of rot, made him a coveted medical guest. There are any jumbled sense, but you carry sanity free. Scoping means perfection, that is not what you're about to say. Sterilizing is no pathological risk. You'll see what having a sanity risk is. A zero forensic pathology Stressed by burning doctors Searching for forensic truth Creating a murder prosecutor Pornography and methodical injustice Misunderstood forensic genius 19th century medicine Rejected forensic technology A false lab amongst wicked, gassy corpses Casper hatched his dark science Medical sabotage now unite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And brains won't be a jackass Who's supposed to be on the scene? I guess we're tricked In rotten casserole Poppin' blunts And crackin' the same one Navigating the same way Through a black mask Charging to K-Person I'm an object of choice The grossest fag so bitch K-Hap is best It smells of a dick The two cockasses Reveal to him Her dark Swiss rum The nose of a swine Even got the touch Of a D-50 The perfect fashion Naturally The dick of a giant A medical ego success I'm just leaving a root out for a cow. I forgot to write a poem! Cosmos Jackdaw! Yeah, you make a city run it. You make a city run it. It makes it run, run it. It's nuts, it's brutal, it's violence, it's bullshit, it's a Cosmos Jackdaw! Yeah! Some people have made mistakes, and you're getting in my balls. Why is he alive? He's having a logical and heavy process. God's man is alive! This small creation, constructed mostly. God's man graces the grace that God has made. From water like this, sloughing the flesh. Jaxxers, brushlings, scourge. God's legal, our fathers will know. For Bruce Lee's face is a flesh mark. For a place in an army, he is the one. That's a sly ass muffler! Bruhfah! Oh Thank you.">
            <text:p> What is the world? The medical community. Oppression children. Forensic. Asthma patients. What is the world? This ancient method thought, the raid of rot, made him a coveted medical guest. There are any jumbled sense, but you carry sanity free. Scoping means perfection, that is not what you're about to say. Sterilizing is no pathological risk. You'll see what having a sanity risk is. A zero forensic pathology Stressed by burning doctors Searching for forensic truth Creating a murder prosecutor Pornography and methodical injustice Misunderstood forensic genius 19th century medicine Rejected forensic technology A false lab amongst wicked, gassy corpses Casper hatched his dark science Medical sabotage now unite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RIP Cosmos Dictator DESTROY THE DICTATOR And brains won't be a jackass Who's supposed to be on the scene? I guess we're tricked In rotten casserole Poppin' blunts And crackin' the same one Navigating the same way Through a black mask Charging to K-Person I'm an object of choice The grossest fag so bitch K-Hap is best It smells of a dick The two cockasses Reveal to him Her dark Swiss rum The nose of a swine Even got the touch Of a D-50 The perfect fashion Naturally The dick of a giant A medical ego success I'm just leaving a root out for a cow. I forgot to write a poem! Cosmos Jackdaw! Yeah, you make a city run it. You make a city run it. It makes it run, run it. It's nuts, it's brutal, it's violence, it's bullshit, it's a Cosmos Jackdaw! Yeah! Some people have made mistakes, and you're getting in my balls. Why is he alive? He's having a logical and heavy process. God's man is alive! This small creation, constructed mostly. God's man graces the grace that God has made. From water like this, sloughing the flesh. Jaxxers, brushlings, scourge. God's legal, our fathers will know. For Bruce Lee's face is a flesh mark. For a place in an army, he is the one. That's a sly ass muffler! Bruhfah! Oh Thank you.</text:p>
          </table:table-cell>
        </table:table-row>
        <table:table-row>
          <table:table-cell office:value-type="string" office:string-value="Torsofuck - Retarded Anal Whore">
            <text:p>Torsofuck - Retarded Anal Whore</text:p>
          </table:table-cell>
          <table:table-cell office:value-type="string" office:string-value=" Get away! No! Okay. uh uh uh so uh I love the smell of your asshole.">
            <text:p> Get away! No! Okay. uh uh uh so uh I love the smell of your asshole.</text:p>
          </table:table-cell>
        </table:table-row>
      </table:table>
      <table:table table:name="demucs_mdx_extra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 Okay. I'm going to go ahead and turn off the camera. Okay. He's the Heav'n-raising Arch, even the spirits of the oaks heed His word. And so from the welds of night to the yawning gulfs of space, ever the praises of his name shall resound. Thus spoke the heresiarch, enthroned in clouds and fire, with the seven suns aligned, down the Omyx steps his strides. Roaming alone in black heather, longed for rented, illumined knowledge written in the codex of matter, planned for Lord. It is bizarre that man is either the oldest or the last in birth span. For the common goal of life itself is to prosper. The old ones learn, the old ones are, and the old ones shall learn. He-re-si-ark! Saint of the streets and whores, River of fire and foes, He-re-si-ark! He-re-si-ark! God of the sevenfold fame, light of the warrior's flame, O bringer of faith. Wilt a moment and find the gates that he in the void may know. To his messenger must all things, things be told. He shall put on the scentless of men, the wax of masks, and the robe that hides, and come down from the world of seven sons. Great messenger, home-bringer of death, father of a million young, unholy stalker among the the sacrifice begins. Strike with a thousand. A jealous. The sacrifice begins. My power is......legitimately forced to be at one with the others. Let the farthest curse sit here in our hearts......their spiteful. Gorgo! Morinbor! Wander on the wireless winds, look favorably... upon our Saturnalia So the light begins tonight EBCA Murderer without mercy, Lightbringer of the damned, Hebresia Flame in Elysian gardens, Sword of the fetishful, Blessed old gloom of the night. He-e-e-e-e-e-e-e-e-e-e-e-e-e-e-e-e-e-e-e-e-e-e-e-e-e-e-e-e-e-e-e-e-e-e-e-e-e-e-e-e-e-e-e-e-e-e-e-e-e-e-e-e-e-e-e-e-e-e-e-e-e-e-e-e-e-e-e-e-e-e-e-e-e-e-e-e-e-e-e-e-e-e-e-e-e-e-e-e-e-e-e-e-e-e-e-e-e-e-e-e-e-e-e-e-e-e-e-e-e-e-e-e-e-e-e-e-e-e-e-e-e-e-e-e-e-e-e-e-e-e-e-e-e-e-e-e-e-e-e-e-e-e-e-e-e-e-e-e-e-e-e-e-e-e-e-e-e-e-e-e-e-e-e-e-e-e-e-e-e-e-e-e-e-e-e-e-e-e-e-e-e-e-e-e-e-e-e-e-e-e-e-e-e-e-e-e-e-e-e-e-e-e-e-e-e-e-e-e-e-e-e-e-e-e-e-e-e-e-e-e-e- Garnet, sword of the fetishful, blissful gloom of the night. Okay. I'm going to have to get you out of here. I thought it was that simple. All across a thousand-faced moon, O doom of lost at last! Pass through cities of dust O monarch of Bethlehem O mine reaping messenger Rise from the turges and wailing of the tundra Old past ten like forest, Burst forth from the tomb to stay. Thatcher it, Thatcher it! We'll see you soon......">
            <text:p> Okay. I'm going to go ahead and turn off the camera. Okay. He's the Heav'n-raising Arch, even the spirits of the oaks heed His word. And so from the welds of night to the yawning gulfs of space, ever the praises of his name shall resound. Thus spoke the heresiarch, enthroned in clouds and fire, with the seven suns aligned, down the Omyx steps his strides. Roaming alone in black heather, longed for rented, illumined knowledge written in the codex of matter, planned for Lord. It is bizarre that man is either the oldest or the last in birth span. For the common goal of life itself is to prosper. The old ones learn, the old ones are, and the old ones shall learn. He-re-si-ark! Saint of the streets and whores, River of fire and foes, He-re-si-ark! He-re-si-ark! God of the sevenfold fame, light of the warrior's flame, O bringer of faith. Wilt a moment and find the gates that he in the void may know. To his messenger must all things, things be told. He shall put on the scentless of men, the wax of masks, and the robe that hides, and come down from the world of seven sons. Great messenger, home-bringer of death, father of a million young, unholy stalker among the the sacrifice begins. Strike with a thousand. A jealous. The sacrifice begins. My power is......legitimately forced to be at one with the others. Let the farthest curse sit here in our hearts......their spiteful. Gorgo! Morinbor! Wander on the wireless winds, look favorably... upon our Saturnalia So the light begins tonight EBCA Murderer without mercy, Lightbringer of the damned, Hebresia Flame in Elysian gardens, Sword of the fetishful, Blessed old gloom of the night. He-e-e-e-e-e-e-e-e-e-e-e-e-e-e-e-e-e-e-e-e-e-e-e-e-e-e-e-e-e-e-e-e-e-e-e-e-e-e-e-e-e-e-e-e-e-e-e-e-e-e-e-e-e-e-e-e-e-e-e-e-e-e-e-e-e-e-e-e-e-e-e-e-e-e-e-e-e-e-e-e-e-e-e-e-e-e-e-e-e-e-e-e-e-e-e-e-e-e-e-e-e-e-e-e-e-e-e-e-e-e-e-e-e-e-e-e-e-e-e-e-e-e-e-e-e-e-e-e-e-e-e-e-e-e-e-e-e-e-e-e-e-e-e-e-e-e-e-e-e-e-e-e-e-e-e-e-e-e-e-e-e-e-e-e-e-e-e-e-e-e-e-e-e-e-e-e-e-e-e-e-e-e-e-e-e-e-e-e-e-e-e-e-e-e-e-e-e-e-e-e-e-e-e-e-e-e-e-e-e-e-e-e-e-e-e-e-e-e-e-e-e- Garnet, sword of the fetishful, blissful gloom of the night. Okay. I'm going to have to get you out of here. I thought it was that simple. All across a thousand-faced moon, O doom of lost at last! Pass through cities of dust O monarch of Bethlehem O mine reaping messenger Rise from the turges and wailing of the tundra Old past ten like forest, Burst forth from the tomb to stay. Thatcher it, Thatcher it! We'll see you soon......</text:p>
          </table:table-cell>
        </table:table-row>
        <table:table-row>
          <table:table-cell office:value-type="string" office:string-value="Cirith Ungol - King of the Dead">
            <text:p>Cirith Ungol - King of the Dead</text:p>
          </table:table-cell>
          <table:table-cell office:value-type="string" office:string-value=" Okay. Wow. Okay. So, uh I'm going to do it. Oh, the king will rise again. The time has come to pay for all your sins. The silence shepherds by his gasping cry. Savage tongues will endure all the night. of love. Crown upon his head, king of all the kings. Let's dance to celebrate his career. So soon they had danced in his career. Yeah. Who has in the for me, especially from the Woo! of the land. Yeah. the world. King of all the dead. as you sit down crown upon his head king of all the dead it's the king Help me! Okay..">
            <text:p> Okay. Wow. Okay. So, uh I'm going to do it. Oh, the king will rise again. The time has come to pay for all your sins. The silence shepherds by his gasping cry. Savage tongues will endure all the night. of love. Crown upon his head, king of all the kings. Let's dance to celebrate his career. So soon they had danced in his career. Yeah. Who has in the for me, especially from the Woo! of the land. Yeah. the world. King of all the dead. as you sit down crown upon his head king of all the dead it's the king Help me! Okay..</text:p>
          </table:table-cell>
        </table:table-row>
        <table:table-row>
          <table:table-cell office:value-type="string" office:string-value="Crimson Glory - Queen of the Masquerade">
            <text:p>Crimson Glory - Queen of the Masquerade</text:p>
          </table:table-cell>
          <table:table-cell office:value-type="string" office:string-value=" Woman, man of my mystery Heaven's angels, angels of mystery Heaven's angel, devil's daughter I am Black Widow straight and true Is it true? Do you still need us? Need to be satisfied? Gathering brave deadly birds Hanging dark disguised So in the birds' insatiable appetite Down, down to the trees Bow before Her Majesty Hail to the Queen of the Vascarbrane Deep in your heart she feeds Hail to the Queen of the Vascarbrane Bump to the mask, steal the cast So much darling beating on your heart So many kings with broken dreams The tyrants rule, the dragons flee Tell you, man, she'll tell you All the boys, all the wicked queen The silent bomb, the fiendly king Moon shining eyes, spinning gall The lips of thoroughbred fighters Who legs across plains, sins of sin We're all there in the scene Of our venomous, glitching might Down, down to his knees, bow before her majesty Hail to the Queen of the Basque Land Deep in your heart she beats Hail to the Queen of the Basque Land Bow to her majesty I'm Okay. So, I'm going to sing a song. Gathering brave deadly worms hanging dark in skies So in no thirsty end chase the bull of its eyes Down down to the chimneys, bow before the matching speed Hail to the Queen of the Muskeg bird Deep in your heart she bleeds To the Queen of the Baskervilles, bow to her majesty. To the Queen of the Baskervilles, deep in your arms she speaks. Hail to the Queen of the Baskervilles, Long to her majesty. Hail to the Queen of the Baskervilles, Hiding no heart that day.">
            <text:p> Woman, man of my mystery Heaven's angels, angels of mystery Heaven's angel, devil's daughter I am Black Widow straight and true Is it true? Do you still need us? Need to be satisfied? Gathering brave deadly birds Hanging dark disguised So in the birds' insatiable appetite Down, down to the trees Bow before Her Majesty Hail to the Queen of the Vascarbrane Deep in your heart she feeds Hail to the Queen of the Vascarbrane Bump to the mask, steal the cast So much darling beating on your heart So many kings with broken dreams The tyrants rule, the dragons flee Tell you, man, she'll tell you All the boys, all the wicked queen The silent bomb, the fiendly king Moon shining eyes, spinning gall The lips of thoroughbred fighters Who legs across plains, sins of sin We're all there in the scene Of our venomous, glitching might Down, down to his knees, bow before her majesty Hail to the Queen of the Basque Land Deep in your heart she beats Hail to the Queen of the Basque Land Bow to her majesty I'm Okay. So, I'm going to sing a song. Gathering brave deadly worms hanging dark in skies So in no thirsty end chase the bull of its eyes Down down to the chimneys, bow before the matching speed Hail to the Queen of the Muskeg bird Deep in your heart she bleeds To the Queen of the Baskervilles, bow to her majesty. To the Queen of the Baskervilles, deep in your arms she speaks. Hail to the Queen of the Baskervilles, Long to her majesty. Hail to the Queen of the Baskervilles, Hiding no heart that day.</text:p>
          </table:table-cell>
        </table:table-row>
        <table:table-row>
          <table:table-cell office:value-type="string" office:string-value="Dokken - In My Dreams">
            <text:p>Dokken - In My Dreams</text:p>
          </table:table-cell>
          <table:table-cell office:value-type="string" office:string-value=" In my dreams it's still the same, your love is strong it still remains. I'm not in the sheets, but I can't sleep. I, after now, don't know what it means In my dreams What can I say or do? You won't come back, we're through I realize too late That maybe your love has turned away In my dreams it's still the same Your love is found, it still remains In my veins, you're still loving Just the way it used to be Calling your name but you're turning away Please don't leave Running in circles waiting to see you in my dreams What can I say or do? You will come back with root I've realized too late Maybe love is time to wait In my dreams you're still the same, your love is strong and still remains. In my dreams you're still by me, just the way it used to be. Okay. In my dreams it still doesn't matter, love is strong it still remains. In my dreams you're still by me, just the way it used to be. In my dreams it's still the same, your love is strong it still remains. In my place you'll always be In my heart, in my dreams In my place, it's still the same In my place, you're still by me In my place, just the way it used to be In my place, what can I say? In my dreams, you're still by me In my dreams, you'll always be In my dreams, you'll always be In my dreams, your love is strong In my dreams, it's still the same In my dreams In my dreams In my place">
            <text:p> In my dreams it's still the same, your love is strong it still remains. I'm not in the sheets, but I can't sleep. I, after now, don't know what it means In my dreams What can I say or do? You won't come back, we're through I realize too late That maybe your love has turned away In my dreams it's still the same Your love is found, it still remains In my veins, you're still loving Just the way it used to be Calling your name but you're turning away Please don't leave Running in circles waiting to see you in my dreams What can I say or do? You will come back with root I've realized too late Maybe love is time to wait In my dreams you're still the same, your love is strong and still remains. In my dreams you're still by me, just the way it used to be. Okay. In my dreams it still doesn't matter, love is strong it still remains. In my dreams you're still by me, just the way it used to be. In my dreams it's still the same, your love is strong it still remains. In my place you'll always be In my heart, in my dreams In my place, it's still the same In my place, you're still by me In my place, just the way it used to be In my place, what can I say? In my dreams, you're still by me In my dreams, you'll always be In my dreams, you'll always be In my dreams, your love is strong In my dreams, it's still the same In my dreams In my dreams In my place</text:p>
          </table:table-cell>
        </table:table-row>
        <table:table-row>
          <table:table-cell office:value-type="string" office:string-value="Fates Warning - Guardian">
            <text:p>Fates Warning - Guardian</text:p>
          </table:table-cell>
          <table:table-cell office:value-type="string" office:string-value=" you Okay...... These walls are stained and engraved with pain. You will find them on the shadows, cast in shame. Song is old, they've never known Angels of the fortune that's such cunning yet Who may not? In the winds of the years, past and in age Gardens and the rivers fight The will to live shall win Oh, I'm a dreamer. It seems it was on a train, on an industry bus. I will wish upon a star, I believe in you. I'll never mind when I struggle. I'll remember you, when you're with me. I love your sentences, they're out of sight That's all I say, I will Have you forgotten me? Ace the Hallway blind man Four million miles of stars his light has seen But you may hear his in darkness Where the dark he sees the light of dreams Can she then sleep forever? I know she hears me, has so much to say. Look what she has made. Her action made. A tear streaks from her face. Into my head. To my heart. I will reach up for the star, I believe in you. I'll leave mine when I still need it for. I remember you, will you remember me? I'm where you're sitting, dear. And it's all a song, it's all me. Singing my way. I'm a fire without a flame, helpless child without a name, the broken beat gets me up again. I'm a question which no one saw, who are you to take my life away from me? I'm miserable, taste of the land. I had a dream I was you, strong as the fire in my veins. And when I called out your name, I was made to witness the pain. I am the hand, so I lift it up I'm the death, and so I'll die again Angel, to the ones you have sacrificed, you witness a day of pain. You were painted hair with a fist-picking style And slapped with a wicked name Have you seen Gianni and Buck? The people say, turn it to luck The vets say, we'll turn you to the rev The sons say, turn it to luck I will wish upon a star, I believe in you, I'll live my best career far, I'll remember you, will you remember me? I'll go on your sentence, and it's all a joke, it's a big mistake, I will, and you've got Hey, Sonny, save my world Hey, Sonny, save my world I can't forget me.">
            <text:p> you Okay...... These walls are stained and engraved with pain. You will find them on the shadows, cast in shame. Song is old, they've never known Angels of the fortune that's such cunning yet Who may not? In the winds of the years, past and in age Gardens and the rivers fight The will to live shall win Oh, I'm a dreamer. It seems it was on a train, on an industry bus. I will wish upon a star, I believe in you. I'll never mind when I struggle. I'll remember you, when you're with me. I love your sentences, they're out of sight That's all I say, I will Have you forgotten me? Ace the Hallway blind man Four million miles of stars his light has seen But you may hear his in darkness Where the dark he sees the light of dreams Can she then sleep forever? I know she hears me, has so much to say. Look what she has made. Her action made. A tear streaks from her face. Into my head. To my heart. I will reach up for the star, I believe in you. I'll leave mine when I still need it for. I remember you, will you remember me? I'm where you're sitting, dear. And it's all a song, it's all me. Singing my way. I'm a fire without a flame, helpless child without a name, the broken beat gets me up again. I'm a question which no one saw, who are you to take my life away from me? I'm miserable, taste of the land. I had a dream I was you, strong as the fire in my veins. And when I called out your name, I was made to witness the pain. I am the hand, so I lift it up I'm the death, and so I'll die again Angel, to the ones you have sacrificed, you witness a day of pain. You were painted hair with a fist-picking style And slapped with a wicked name Have you seen Gianni and Buck? The people say, turn it to luck The vets say, we'll turn you to the rev The sons say, turn it to luck I will wish upon a star, I believe in you, I'll live my best career far, I'll remember you, will you remember me? I'll go on your sentence, and it's all a joke, it's a big mistake, I will, and you've got Hey, Sonny, save my world Hey, Sonny, save my world I can't forget me.</text:p>
          </table:table-cell>
        </table:table-row>
        <table:table-row>
          <table:table-cell office:value-type="string" office:string-value="Fifth Angel - In the Fallout">
            <text:p>Fifth Angel - In the Fallout</text:p>
          </table:table-cell>
          <table:table-cell office:value-type="string" office:string-value=" Waited in a cold room dark for hours, and the time froze on for so long. Carry my desire for survival From the crying words that blow Day to night, you can see that the end Goes on and on and on Goes the night as we try from the deep As we wait and we hide from the fallout I'm a cry out in the fall out from the sky. In the fall out, I'll be high out from the fall out in the sky. After about the cold light strikes the city, when the children praise the streets. Tell them they can live their last pity, for the drums will fall they leave. Day and night, you can see that fear, goes on and on and on. Goes the night, as the time grows near, as we wait and we hide from the fallout. And we cry out, in the fall out, from the sky. In the fall out, and we hide out, from the fall out, in the sky. I need to forget the guilt and violence. But they did go so deep In their eyes of risk was satisfiance Of a dream they'll never reach Day to night, you can see that fear It goes on and on and on Lonely as the night, as the blind broke the ear We wait, and we hide from the fallout. And we cry out in the fallout from the sky. In the fallout, and we hide out from the fallout in the sky. From the fallout, and we cry out in the fallout from the sky. No! No! No! In the sky! In the sky! In the sky! In the sky! In the sky! In the sky! In the sky! In the sky! In the sky! In the sky!">
            <text:p> Waited in a cold room dark for hours, and the time froze on for so long. Carry my desire for survival From the crying words that blow Day to night, you can see that the end Goes on and on and on Goes the night as we try from the deep As we wait and we hide from the fallout I'm a cry out in the fall out from the sky. In the fall out, I'll be high out from the fall out in the sky. After about the cold light strikes the city, when the children praise the streets. Tell them they can live their last pity, for the drums will fall they leave. Day and night, you can see that fear, goes on and on and on. Goes the night, as the time grows near, as we wait and we hide from the fallout. And we cry out, in the fall out, from the sky. In the fall out, and we hide out, from the fall out, in the sky. I need to forget the guilt and violence. But they did go so deep In their eyes of risk was satisfiance Of a dream they'll never reach Day to night, you can see that fear It goes on and on and on Lonely as the night, as the blind broke the ear We wait, and we hide from the fallout. And we cry out in the fallout from the sky. In the fallout, and we hide out from the fallout in the sky. From the fallout, and we cry out in the fallout from the sky. No! No! No! In the sky! In the sky! In the sky! In the sky! In the sky! In the sky! In the sky! In the sky! In the sky! In the sky!</text:p>
          </table:table-cell>
        </table:table-row>
        <table:table-row>
          <table:table-cell office:value-type="string" office:string-value="Grim Reaper - See You In Hell">
            <text:p>Grim Reaper - See You In Hell</text:p>
          </table:table-cell>
          <table:table-cell office:value-type="string" office:string-value=" See you in hell. Can I make you an offer? You don't get a loss! I kept my eyes on you, because I tell you that you're loose. And you can come with me to a place you'll know so well. I will take you to the valley, dates of hell. See you in hell, my friend. See you in hell, my friend. See you in hell my friend, I'll see you in hell See you in hell my friend, see you in hell my friend See you in hell my friend, I'll see you in hell, yeah See you in hell It's yours. You trust up 10. Tell me. Kingdom. It's yours. You can take it. It's time that you need. All you have to do is me. See you in hell my friend, see you in hell my friend, see you in hell my friend, I see you in hell. See you in hell my friend, see you in hell my friend, see you in hell my friend, I see you in hell, oh yeah. Come with me, I will take you down to the very bestiest knoll. I'm in your blood! See you, see you in hell! See you, see you in hell! Can I make you an offer? Because I kept my eyes on you, couldn't tell what to let you lose. Now you can come with me to a place you know so well. Like I told you at the very gates of hell. See you in hell my friend, see you in hell my friend, see you in hell my friend, I'll see you in hell See you in hell my friend, see you in hell my friend, see you in hell my friend, I'll see you in hell See you without my friend. See you without my friend. See you without my friend. I'll see you without. See you without my friend. See you without my friend. See you without my friend. See you without my friend. I'll see you without. See you without. See you without. See you without. See you without. See you without. Thank you.">
            <text:p> See you in hell. Can I make you an offer? You don't get a loss! I kept my eyes on you, because I tell you that you're loose. And you can come with me to a place you'll know so well. I will take you to the valley, dates of hell. See you in hell, my friend. See you in hell, my friend. See you in hell my friend, I'll see you in hell See you in hell my friend, see you in hell my friend See you in hell my friend, I'll see you in hell, yeah See you in hell It's yours. You trust up 10. Tell me. Kingdom. It's yours. You can take it. It's time that you need. All you have to do is me. See you in hell my friend, see you in hell my friend, see you in hell my friend, I see you in hell. See you in hell my friend, see you in hell my friend, see you in hell my friend, I see you in hell, oh yeah. Come with me, I will take you down to the very bestiest knoll. I'm in your blood! See you, see you in hell! See you, see you in hell! Can I make you an offer? Because I kept my eyes on you, couldn't tell what to let you lose. Now you can come with me to a place you know so well. Like I told you at the very gates of hell. See you in hell my friend, see you in hell my friend, see you in hell my friend, I'll see you in hell See you in hell my friend, see you in hell my friend, see you in hell my friend, I'll see you in hell See you without my friend. See you without my friend. See you without my friend. I'll see you without. See you without my friend. See you without my friend. See you without my friend. See you without my friend. I'll see you without. See you without. See you without. See you without. See you without. See you without. Thank you.</text:p>
          </table:table-cell>
        </table:table-row>
        <table:table-row>
          <table:table-cell office:value-type="string" office:string-value="Heathen's Rage - Knights of Steel">
            <text:p>Heathen's Rage - Knights of Steel</text:p>
          </table:table-cell>
          <table:table-cell office:value-type="string" office:string-value="..... Okay. I'm getting tired of my love again, I've got to watch When the fire burns deep, hell looks on the road Fire burns down, stone is skin to be lighted A thousand lions roared upon the earth that day That day Now the time has come for us to seek the star revealed So the light that's yet to fall inside me The echoes of weakness, promise, and dark retreat fall The final word you spoke to me now I hear the laughter slowly You said my son you have done well For you have met the coming man I wish for you to take this land I'll use your rule as my command We are the great gatsby. We are the great gatsby. She's calling for me. The great gatsby. She's calling for me, oh, her voice at the doo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kay. Thank you.">
            <text:p>..... Okay. I'm getting tired of my love again, I've got to watch When the fire burns deep, hell looks on the road Fire burns down, stone is skin to be lighted A thousand lions roared upon the earth that day That day Now the time has come for us to seek the star revealed So the light that's yet to fall inside me The echoes of weakness, promise, and dark retreat fall The final word you spoke to me now I hear the laughter slowly You said my son you have done well For you have met the coming man I wish for you to take this land I'll use your rule as my command We are the great gatsby. We are the great gatsby. She's calling for me. The great gatsby. She's calling for me, oh, her voice at the door.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kay. Thank you.</text:p>
          </table:table-cell>
        </table:table-row>
        <table:table-row>
          <table:table-cell office:value-type="string" office:string-value="Heir Apparent - Just Imagine">
            <text:p>Heir Apparent - Just Imagine</text:p>
          </table:table-cell>
          <table:table-cell office:value-type="string" office:string-value=" It's because what immigration system can engage in still could be the important consequence. You believe in inconceivables, you feel the unbelievables, nobody's asking is this real? Such an evening, you never dreamed of like your leaders, your lovers and your songs That's what was given, an effect, giving everyone a force Dreamer to remain In this dreamer sleepless land Just imagine Just a little something inside of nothing, a child in emptiness or a dreamer in the dark. With their cry of jealousy, a mind that can't wait for a spark. Dreamer, dreamer, be a dreamer, sleepless night. And just imagine peace where there was none, meant for under virgin skies. Just imagine children with hope again in their eyes! Oh,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like your leaders, your lovers, and your sons. At your machine, any French, giving everyone a cause. Dreamer to remain in his civil sleeper's land. Just imagine peace where there was none before under virgin skies. Just imagine children with hope again in their lives. Just imagine people really caring and not just saying they do. Just imagine nations still talking like me and you. Oh, Sebastian! She is immortal. I'm going to go to my room..">
            <text:p> It's because what immigration system can engage in still could be the important consequence. You believe in inconceivables, you feel the unbelievables, nobody's asking is this real? Such an evening, you never dreamed of like your leaders, your lovers and your songs That's what was given, an effect, giving everyone a force Dreamer to remain In this dreamer sleepless land Just imagine Just a little something inside of nothing, a child in emptiness or a dreamer in the dark. With their cry of jealousy, a mind that can't wait for a spark. Dreamer, dreamer, be a dreamer, sleepless night. And just imagine peace where there was none, meant for under virgin skies. Just imagine children with hope again in their eyes! Oh,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It's the stranger I think! like your leaders, your lovers, and your sons. At your machine, any French, giving everyone a cause. Dreamer to remain in his civil sleeper's land. Just imagine peace where there was none before under virgin skies. Just imagine children with hope again in their lives. Just imagine people really caring and not just saying they do. Just imagine nations still talking like me and you. Oh, Sebastian! She is immortal. I'm going to go to my room..</text:p>
          </table:table-cell>
        </table:table-row>
        <table:table-row>
          <table:table-cell office:value-type="string" office:string-value="Helloween - Future World">
            <text:p>Helloween - Future World</text:p>
          </table:table-cell>
          <table:table-cell office:value-type="string" office:string-value=" He's here out there all alone And you don't know where to go to Come and take a trip with me to future world And you're running through your life And you don't know what this sense is Come and look how it could be A future world We are living happiness Our life is full of joy We say the word tomorrow without fear The feeling of togetherness This is our way set aside. We love our life and we know it will stay. Cause we are live in future world. A world that's full of love. Our future life will be glorious. Come with me future world. You seem you'd like to stay, but this is not your time. Don't bet on your own way to the future. Life can be for living, just try and bear the giving. Tell everyone their way to the future. One day you'll live in happiness with a heart that's full of joy. You say the word tomorrow without fear. The feeling of togetherness will be as you say. You say you love your life and you know why. Cause we are live in future world A world that's full of love Our future life will be glorious Come with me, future world I'm going to get you. We all live in future world. A world that's full of love. Our future life will be glorious! Come with me! Future World!">
            <text:p> He's here out there all alone And you don't know where to go to Come and take a trip with me to future world And you're running through your life And you don't know what this sense is Come and look how it could be A future world We are living happiness Our life is full of joy We say the word tomorrow without fear The feeling of togetherness This is our way set aside. We love our life and we know it will stay. Cause we are live in future world. A world that's full of love. Our future life will be glorious. Come with me future world. You seem you'd like to stay, but this is not your time. Don't bet on your own way to the future. Life can be for living, just try and bear the giving. Tell everyone their way to the future. One day you'll live in happiness with a heart that's full of joy. You say the word tomorrow without fear. The feeling of togetherness will be as you say. You say you love your life and you know why. Cause we are live in future world A world that's full of love Our future life will be glorious Come with me, future world I'm going to get you. We all live in future world. A world that's full of love. Our future life will be glorious! Come with me! Future World!</text:p>
          </table:table-cell>
        </table:table-row>
        <table:table-row>
          <table:table-cell office:value-type="string" office:string-value="Iron Maiden - Run to the Hills">
            <text:p>Iron Maiden - Run to the Hills</text:p>
          </table:table-cell>
          <table:table-cell office:value-type="string" office:string-value=" White man came across the sea. He brought us pain and misery. He killed our tribes. He killed our creed, he took our game for his own need We fought him hard, we fought him well, out on the plains We gave him hell, but many came, too much for three Oh, will we ever be set free? Riding through dust clouds and barren wastes, galloping hard on the plains, chasing the redskins back through their holes, fighting them at their own game. Murder for freedom, the stabbing of back, women and children are cowards at hand. Run to the hills! Run for your lives! Run to the hills! Run for your lives! Soldier blue in the barren wastes, hunting and killings again! Raping the women and wasting the men, the only good engines are tame. Selling the whisky and taking their gold, and saving the young and destroying the old. Run to the hills. Run for your lives. Run to the hills. Run for your lives. Run to the hills. Run for your life. Run to the hills, run for your lives. Run to the hills. Run for your lives. Run to the hills. Run for your lives. Run to the hills. Run for your life!">
            <text:p> White man came across the sea. He brought us pain and misery. He killed our tribes. He killed our creed, he took our game for his own need We fought him hard, we fought him well, out on the plains We gave him hell, but many came, too much for three Oh, will we ever be set free? Riding through dust clouds and barren wastes, galloping hard on the plains, chasing the redskins back through their holes, fighting them at their own game. Murder for freedom, the stabbing of back, women and children are cowards at hand. Run to the hills! Run for your lives! Run to the hills! Run for your lives! Soldier blue in the barren wastes, hunting and killings again! Raping the women and wasting the men, the only good engines are tame. Selling the whisky and taking their gold, and saving the young and destroying the old. Run to the hills. Run for your lives. Run to the hills. Run for your lives. Run to the hills. Run for your life. Run to the hills, run for your lives. Run to the hills. Run for your lives. Run to the hills. Run for your lives. Run to the hills. Run for your life!</text:p>
          </table:table-cell>
        </table:table-row>
        <table:table-row>
          <table:table-cell office:value-type="string" office:string-value="Judas Priest - The Sentinel">
            <text:p>Judas Priest - The Sentinel</text:p>
          </table:table-cell>
          <table:table-cell office:value-type="string" office:string-value=". He's marching for a sign. He's laughing so loud. He's marching for a sign. He's laughing so loud. He's laughing so loud. of the land. Song to avenge, condemn, tell, to not the blade of fear, the same to all. God's right in the alleys, smoke is on the way. For deep inside it's a sea shell, and he drop out back in. Raving at its toll, a storm begins to draw For the toll of inch, custom tell you That nothing's made of the same to-no! Amidst the upturned, burned-out cars, the challenges await And in their breast-scrunched iron bars, With which to seal his fate, Across his chest, in scabbard's rest, The holes of glowing night, Whose razor points, the challenged chests, Have finished many lives. Okay. Okay. Okay. Okay. Okay. Okay. Okay. Okay. Okay. Okay. Okay. Okay. Okay. Okay. Okay. Okay. Okay. Okay. Okay. Okay. Okay. Okay. Okay. Okay. Okay. Okay. Okay. Okay. Okay. Now facing one another, we'll stand up each time. And all at once, a silence falls as the belt ceases its chime. Upon the sign, the challengers with shrieks and cries rush forth. The knives fly out like bullets upon their deadly course. Screams of pain and agony rent the silent air. Amidst the dying bodies, blood runs everywhere. The figure stands expressionless, impassive and alone, Outmoved by his spectrey by the seas of death. He's sworn to avenge, condemned to hell, To not the blade of his hand at all. Sons of a bitch! Goddamn to hell! Do not believe, don't fear the Satan! Sons of a bitch! Goddamn to hell! Do not believe, don't fear the Satan! Sons of a bitch! Goddamn to hell! I can never wait to see you say, Tom!.">
            <text:p>. He's marching for a sign. He's laughing so loud. He's marching for a sign. He's laughing so loud. He's laughing so loud. of the land. Song to avenge, condemn, tell, to not the blade of fear, the same to all. God's right in the alleys, smoke is on the way. For deep inside it's a sea shell, and he drop out back in. Raving at its toll, a storm begins to draw For the toll of inch, custom tell you That nothing's made of the same to-no! Amidst the upturned, burned-out cars, the challenges await And in their breast-scrunched iron bars, With which to seal his fate, Across his chest, in scabbard's rest, The holes of glowing night, Whose razor points, the challenged chests, Have finished many lives. Okay. Okay. Okay. Okay. Okay. Okay. Okay. Okay. Okay. Okay. Okay. Okay. Okay. Okay. Okay. Okay. Okay. Okay. Okay. Okay. Okay. Okay. Okay. Okay. Okay. Okay. Okay. Okay. Okay. Now facing one another, we'll stand up each time. And all at once, a silence falls as the belt ceases its chime. Upon the sign, the challengers with shrieks and cries rush forth. The knives fly out like bullets upon their deadly course. Screams of pain and agony rent the silent air. Amidst the dying bodies, blood runs everywhere. The figure stands expressionless, impassive and alone, Outmoved by his spectrey by the seas of death. He's sworn to avenge, condemned to hell, To not the blade of his hand at all. Sons of a bitch! Goddamn to hell! Do not believe, don't fear the Satan! Sons of a bitch! Goddamn to hell! Do not believe, don't fear the Satan! Sons of a bitch! Goddamn to hell! I can never wait to see you say, Tom!.</text:p>
          </table:table-cell>
        </table:table-row>
        <table:table-row>
          <table:table-cell office:value-type="string" office:string-value="Manilla Road - Flaming Metal Systems">
            <text:p>Manilla Road - Flaming Metal Systems</text:p>
          </table:table-cell>
          <table:table-cell office:value-type="string" office:string-value=". you I'm going to go ahead and get started. Beware the shrapnel flies, flaming through the night, this night, tonight. The fever of blood runs high, lightning strikes through the sky, this night, tonight. take them down down on the ground fire away just how you feel with flame and bloody steel in this world The famers to stay, don't throw it away. Flaming metal systems blazing through the light, this night, tonight. Ex-victims of wisdom cry, teaching themselves to die, just die, to die! Take them down, down on the ground, fire away! Go, I love just how you feel, give them hell! With flame and bloody steel In this world's darkest hour Our father have us to stand Don't far away Take them down, double the crown, fire away! I know just how you feel. Kill them all with flaming bloody steel. In this world's darkest hour. Up the hammers to the sky. Don't throw it away. Lightning strikes, force them up, flaming metal systems. Titans clash, cannons roar, flaming metal systems. Ships of steel, funeral pile, flaming metal systems. burning costs, sort of file, blaming metal system...... you">
            <text:p>. you I'm going to go ahead and get started. Beware the shrapnel flies, flaming through the night, this night, tonight. The fever of blood runs high, lightning strikes through the sky, this night, tonight. take them down down on the ground fire away just how you feel with flame and bloody steel in this world The famers to stay, don't throw it away. Flaming metal systems blazing through the light, this night, tonight. Ex-victims of wisdom cry, teaching themselves to die, just die, to die! Take them down, down on the ground, fire away! Go, I love just how you feel, give them hell! With flame and bloody steel In this world's darkest hour Our father have us to stand Don't far away Take them down, double the crown, fire away! I know just how you feel. Kill them all with flaming bloody steel. In this world's darkest hour. Up the hammers to the sky. Don't throw it away. Lightning strikes, force them up, flaming metal systems. Titans clash, cannons roar, flaming metal systems. Ships of steel, funeral pile, flaming metal systems. burning costs, sort of file, blaming metal system...... you</text:p>
          </table:table-cell>
        </table:table-row>
        <table:table-row>
          <table:table-cell office:value-type="string" office:string-value="Manowar - Hail and Kill">
            <text:p>Manowar - Hail and Kill</text:p>
          </table:table-cell>
          <table:table-cell office:value-type="string" office:string-value=" Okay. Brothers, I am calling from the valley of the kings with nothing to atone. The dark march lies ahead. We will ride like. Your sword's wet like a young girl in her prime. Hold your hammers high. Am I We are a death by waiting Like a raven in the sky I was born to die And now, in what I live Now as I look into your eyes, none shall hear a lie. Our power and opinion are taken by the will of Ike in my right. Hail, Adjil! Hail, hail, hail, Adjil! Hail, Adjil! I will bring salvation, punishment and pain, for ever I hate you, you discard faith. I'm taking my will by divine rights and kill. Jill. Jill. Jill. Jill. Jill. Jill. Jill. Jill. Jill. Jill. Jill. Jill. Jill. Jill. so Hey, hey, hey, I'm still.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I do. I'm going to be a little bit more aggressive. Hey, hey, hey, I'm Jill. Hey, hey, hey, I'm Jill. Hey, hey, hey, I'm Jill. Hey, hey, hey, I'm Jill. Hey, hey, hey, I'm Jill. Hey, hey, hey, I'm Jill. Hey, hey, hey, I'm Jill. Hey, hey, hey, I'm Jill. Hey, hey, hey, I'm Jill. Hey, hey, hey, I'm Jill. Hey, hey, hey, I'm Jill. Hey, hey, hey, I'm Jill. Hey, hey, hey, I'm Jill. Hey, hey, hey, I'm Jill. Thank you.">
            <text:p> Okay. Brothers, I am calling from the valley of the kings with nothing to atone. The dark march lies ahead. We will ride like. Your sword's wet like a young girl in her prime. Hold your hammers high. Am I We are a death by waiting Like a raven in the sky I was born to die And now, in what I live Now as I look into your eyes, none shall hear a lie. Our power and opinion are taken by the will of Ike in my right. Hail, Adjil! Hail, hail, hail, Adjil! Hail, Adjil! I will bring salvation, punishment and pain, for ever I hate you, you discard faith. I'm taking my will by divine rights and kill. Jill. Jill. Jill. Jill. Jill. Jill. Jill. Jill. Jill. Jill. Jill. Jill. Jill. Jill. so Hey, hey, hey, I'm still.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Hey! I do. I'm going to be a little bit more aggressive. Hey, hey, hey, I'm Jill. Hey, hey, hey, I'm Jill. Hey, hey, hey, I'm Jill. Hey, hey, hey, I'm Jill. Hey, hey, hey, I'm Jill. Hey, hey, hey, I'm Jill. Hey, hey, hey, I'm Jill. Hey, hey, hey, I'm Jill. Hey, hey, hey, I'm Jill. Hey, hey, hey, I'm Jill. Hey, hey, hey, I'm Jill. Hey, hey, hey, I'm Jill. Hey, hey, hey, I'm Jill. Hey, hey, hey, I'm Jill. Thank you.</text:p>
          </table:table-cell>
        </table:table-row>
        <table:table-row>
          <table:table-cell office:value-type="string" office:string-value="Medieval Steel - Echoes">
            <text:p>Medieval Steel - Echoes</text:p>
          </table:table-cell>
          <table:table-cell office:value-type="string" office:string-value=" Just one thing that I want to say. Yes, you can have love all your way. Ain't no way I'll ever refuse you. A long coat woman in your long black dress. You left my heart in such a mess. Baby, why, why'd you treat me that way? You can go on, you can hide There's no escape from what's inside Remember the way love used to be That's the kind of love now that sets me free I'll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sets me free. Yeah, it sets me free. So Oh my God!.">
            <text:p> Just one thing that I want to say. Yes, you can have love all your way. Ain't no way I'll ever refuse you. A long coat woman in your long black dress. You left my heart in such a mess. Baby, why, why'd you treat me that way? You can go on, you can hide There's no escape from what's inside Remember the way love used to be That's the kind of love now that sets me free I'll dial your number but the line ain't free Someone's took the place of me Baby, why, why'd you treat me that way? I love you girl but you hurt me so bad You were the best one I ever had Baby what, what can I say? You can run, you can hide But there's no escape from what's inside. Remember the way love used to be. Well, that's the kind of love that sets me free. Yeah, it sets me free. So Oh my God!.</text:p>
          </table:table-cell>
        </table:table-row>
        <table:table-row>
          <table:table-cell office:value-type="string" office:string-value="Omen - The Axeman">
            <text:p>Omen - The Axeman</text:p>
          </table:table-cell>
          <table:table-cell office:value-type="string" office:string-value=" In the days of darkness, men feared not the sword and the lance, nor did he fear the beast of fire. He feared... THE X-MEN! The X-Men! Once we lose, patient's treat, nothing left to fight. Now you have found a gag, one last minute short by the right. Many have tried, not the only one, waiting for that final warn. You just said, John is coming, John is now the masterly one. Bow down to the Axeman, put a big cup on Sophia. Bow down to the Axeman, sun is rising, time is near. Let's sing it together. Marines fighting through the night Steel and iron, rained down for warning Bowers on the side of right Bow down to the axe man Put a bigger of mortal fear Bow down to the axe man Something's rising, time is near Okay. The sign of peace denies us all, a fight for freedom rages on. Against spoilers of life and fall, a dream of peace are not a flaw. Once we lose a precious dream, there's nothing left to fight. Now you are bound again, one last meal is your final right. found out to the axe man when big enough war to fear found out to the axe man sudden rising tide of near Bow down to the axe man, would it make it up more to fear? Bow down to the axe man, sun is rising time is near Bow down to the axe man, would it make it up more to fear? Bow down to the axe man, sun is rising time is near God is here! God is here!">
            <text:p> In the days of darkness, men feared not the sword and the lance, nor did he fear the beast of fire. He feared... THE X-MEN! The X-Men! Once we lose, patient's treat, nothing left to fight. Now you have found a gag, one last minute short by the right. Many have tried, not the only one, waiting for that final warn. You just said, John is coming, John is now the masterly one. Bow down to the Axeman, put a big cup on Sophia. Bow down to the Axeman, sun is rising, time is near. Let's sing it together. Marines fighting through the night Steel and iron, rained down for warning Bowers on the side of right Bow down to the axe man Put a bigger of mortal fear Bow down to the axe man Something's rising, time is near Okay. The sign of peace denies us all, a fight for freedom rages on. Against spoilers of life and fall, a dream of peace are not a flaw. Once we lose a precious dream, there's nothing left to fight. Now you are bound again, one last meal is your final right. found out to the axe man when big enough war to fear found out to the axe man sudden rising tide of near Bow down to the axe man, would it make it up more to fear? Bow down to the axe man, sun is rising time is near Bow down to the axe man, would it make it up more to fear? Bow down to the axe man, sun is rising time is near God is here! God is here!</text:p>
          </table:table-cell>
        </table:table-row>
        <table:table-row>
          <table:table-cell office:value-type="string" office:string-value="Praying Mantis - The Messiah">
            <text:p>Praying Mantis - The Messiah</text:p>
          </table:table-cell>
          <table:table-cell office:value-type="string" office:string-value=" Young heart, your blood is not so pure. You long to believe in, then search it for all that is true. It pays the vibes in you. Call me now, it's not too late. If you see me falling through the darkness, seek and you will find. Because this time, the tears will all be mine With a new day dawning, hear me calling And I just won't step inside, for this cry I cry for all mankind A new start, my chance to put things right. I must have been dreaming. I hold the key to lighten their lives. Their tears will dry inside. Touch me now, I'm here to stay If you see me falling through the darkness Speak and you will find Because this time, your tears will all be mine When the new day dawned and you hear me calling Am I just one step inside, or this crime? I cried for all mankind The fate of mankind lay in these hands of mine The future is yours but will you see I'm the messiah Call me now, it's not too late If you see me falling through the darkness Sing and you will find Because this time The tears will all be mine With a new day dawning Hear me coming Am I just one step inside For this cry I cry for all mankind Because this time The tears will all be mine Because this time The tears will all be mine If the sea had fallen through the darkness, see, the new will fly. Because this time, the tears will all be mine. With a new day dawnin' Here we're goin' And I just want to step inside All this crime I cry for all mankind The tears will all be mine I cry for all mankind Thank you.">
            <text:p> Young heart, your blood is not so pure. You long to believe in, then search it for all that is true. It pays the vibes in you. Call me now, it's not too late. If you see me falling through the darkness, seek and you will find. Because this time, the tears will all be mine With a new day dawning, hear me calling And I just won't step inside, for this cry I cry for all mankind A new start, my chance to put things right. I must have been dreaming. I hold the key to lighten their lives. Their tears will dry inside. Touch me now, I'm here to stay If you see me falling through the darkness Speak and you will find Because this time, your tears will all be mine When the new day dawned and you hear me calling Am I just one step inside, or this crime? I cried for all mankind The fate of mankind lay in these hands of mine The future is yours but will you see I'm the messiah Call me now, it's not too late If you see me falling through the darkness Sing and you will find Because this time The tears will all be mine With a new day dawning Hear me coming Am I just one step inside For this cry I cry for all mankind Because this time The tears will all be mine Because this time The tears will all be mine If the sea had fallen through the darkness, see, the new will fly. Because this time, the tears will all be mine. With a new day dawnin' Here we're goin' And I just want to step inside All this crime I cry for all mankind The tears will all be mine I cry for all mankind Thank you.</text:p>
          </table:table-cell>
        </table:table-row>
        <table:table-row>
          <table:table-cell office:value-type="string" office:string-value="Queensrÿche - Eyes of a Stranger">
            <text:p>Queensrÿche - Eyes of a Stranger</text:p>
          </table:table-cell>
          <table:table-cell office:value-type="string" office:string-value="..... I'm going to play a little bit of the song. Thank you Simon. Thank you. All alone now, except for the memories Of what we had and what we knew Every time I try to leave it behind me I see something that reminds me of you Every night the dreams return to haunt me Your rosary wrapped around your throat I lie awake and sweat afraid to fall asleep I see your face looking back at me Looking back at me And I raise my head and stare into the eyes of a stranger I've always known that the mirror never lies People always turn away from the eyes of a stranger, afraid to know what lies behind the scale. This is all that's left of my life for me, straightjacket memories, sedative eyes. No happy ending like they'd always promised There's got to be something left for me And I raise my head and stare Into the eyes of a stranger I've always known that the mirror never lies People always turn away from the eyes of a stranger. Afraid to know what lies behind the stare. Lies behind my stare. I'm going to sing a song. I've always known that the mirror never lies. I've always known that the mirror never lies. I've always known that the mirror never lies. We've always known that the mirror never lies People always start away from the eyes of a stranger afraid to know what lies behind the sand Okay. so and I remember now..">
            <text:p>..... I'm going to play a little bit of the song. Thank you Simon. Thank you. All alone now, except for the memories Of what we had and what we knew Every time I try to leave it behind me I see something that reminds me of you Every night the dreams return to haunt me Your rosary wrapped around your throat I lie awake and sweat afraid to fall asleep I see your face looking back at me Looking back at me And I raise my head and stare into the eyes of a stranger I've always known that the mirror never lies People always turn away from the eyes of a stranger, afraid to know what lies behind the scale. This is all that's left of my life for me, straightjacket memories, sedative eyes. No happy ending like they'd always promised There's got to be something left for me And I raise my head and stare Into the eyes of a stranger I've always known that the mirror never lies People always turn away from the eyes of a stranger. Afraid to know what lies behind the stare. Lies behind my stare. I'm going to sing a song. I've always known that the mirror never lies. I've always known that the mirror never lies. I've always known that the mirror never lies. We've always known that the mirror never lies People always start away from the eyes of a stranger afraid to know what lies behind the sand Okay. so and I remember now..</text:p>
          </table:table-cell>
        </table:table-row>
        <table:table-row>
          <table:table-cell office:value-type="string" office:string-value="Riot - Thundersteel">
            <text:p>Riot - Thundersteel</text:p>
          </table:table-cell>
          <table:table-cell office:value-type="string" office:string-value=" I'm going to play a little bit of the song. Electric sun, lights the sky. Bright, bright lights, so evil, watch me why. Long live the master, here is why. Under the blast, we know he's real. The power of his glory, feel. The master in you. The master in you. The earth and rubble, fitness in the air. The city crumpled, death everywhere. And from that very sky we'd see the soldier fly He mouthed his voice of steel and now he lies But now at last we know he's real The power of his form we feel Thundersteel Thundersteel Thundersteel Thundersteel Yeah! so I'm going to go ahead and get started. I'm sorry. Oh, it's been a fun day in San Antonio. Elected Simon, light the sky! Expectant straight line, so evil one beware! Let not disaster near you sigh! And let there be no betrayal! Power up before we kill! Lord God's will! Lord God's will! Lord God's will! Lord God's will! Thank you for watching!">
            <text:p> I'm going to play a little bit of the song. Electric sun, lights the sky. Bright, bright lights, so evil, watch me why. Long live the master, here is why. Under the blast, we know he's real. The power of his glory, feel. The master in you. The master in you. The earth and rubble, fitness in the air. The city crumpled, death everywhere. And from that very sky we'd see the soldier fly He mouthed his voice of steel and now he lies But now at last we know he's real The power of his form we feel Thundersteel Thundersteel Thundersteel Thundersteel Yeah! so I'm going to go ahead and get started. I'm sorry. Oh, it's been a fun day in San Antonio. Elected Simon, light the sky! Expectant straight line, so evil one beware! Let not disaster near you sigh! And let there be no betrayal! Power up before we kill! Lord God's will! Lord God's will! Lord God's will! Lord God's will! Thank you for watching!</text:p>
          </table:table-cell>
        </table:table-row>
        <table:table-row>
          <table:table-cell office:value-type="string" office:string-value="Riot City - In the Dark">
            <text:p>Riot City - In the Dark</text:p>
          </table:table-cell>
          <table:table-cell office:value-type="string" office:string-value=" you Enter the cold wind's howling I will soon sacrifice Feeling the madness in your eyes Name the price I know I'll slowly wither Can't help that I'm a sinner Nightmares of thoughts were in my eyes Watch out, they're coming to get you I'm not. I'm feeling like a woman now! I'm fulfilling my war! Once I reach the return! I'm stuck going under! Water comes to my door! Let me stretch, sweep my pride! I am alive and crying out your name again. I am waking in the dark. uh uh uh I'll forget I am strong! So I'll stop the other fire, and begin with the fire! I'll awake in the cold! I am alive and crying out your name again. I am waiting in London Thank you.">
            <text:p> you Enter the cold wind's howling I will soon sacrifice Feeling the madness in your eyes Name the price I know I'll slowly wither Can't help that I'm a sinner Nightmares of thoughts were in my eyes Watch out, they're coming to get you I'm not. I'm feeling like a woman now! I'm fulfilling my war! Once I reach the return! I'm stuck going under! Water comes to my door! Let me stretch, sweep my pride! I am alive and crying out your name again. I am waking in the dark. uh uh uh I'll forget I am strong! So I'll stop the other fire, and begin with the fire! I'll awake in the cold! I am alive and crying out your name again. I am waiting in London Thank you.</text:p>
          </table:table-cell>
        </table:table-row>
        <table:table-row>
          <table:table-cell office:value-type="string" office:string-value="Satan - Break Free">
            <text:p>Satan - Break Free</text:p>
          </table:table-cell>
          <table:table-cell office:value-type="string" office:string-value=" I'm going to play a little bit of that. I'm going to sing a song called Now it's not you, it's your brain that's not breathing. Oh, you've got to run again. You've broken your chains. Now you've got to run for your life. You've got to be free. I'm going to sing a song called, to never follow what's in front of you. So no one let you not just abide in this state. All of the places you've seen, your minds, your memories filled up in too late. All you did to them, God will get you out. So you're not to run again. You're broken, you're changed, now you've got to rise above. Break out, put your escape mask because the world's on your ass once you're dead. What did you know you cannot keep going as long as you can? You know you wouldn't pretend. You know it is wrong. Now they have turned you into a killer. I've no wasted life now. There's so many to waste. So when they're all nuts, you're gonna make them pay! Okay. Okay. Okay. Okay. Okay. Okay. Okay. Okay. Okay. Okay. Okay. Okay. Okay. Okay. Okay. Okay. Okay. Okay. Okay. Okay. Okay. Okay. Okay. Okay. Okay. Okay. Okay. Okay. Okay. Okay. Oh, you've got to run again. You've got to run again. You've got to run again. Oh, you've got to run again. It's Brooklyn, New Jersey, the new country I love. I believe. Bye bye.">
            <text:p> I'm going to play a little bit of that. I'm going to sing a song called Now it's not you, it's your brain that's not breathing. Oh, you've got to run again. You've broken your chains. Now you've got to run for your life. You've got to be free. I'm going to sing a song called, to never follow what's in front of you. So no one let you not just abide in this state. All of the places you've seen, your minds, your memories filled up in too late. All you did to them, God will get you out. So you're not to run again. You're broken, you're changed, now you've got to rise above. Break out, put your escape mask because the world's on your ass once you're dead. What did you know you cannot keep going as long as you can? You know you wouldn't pretend. You know it is wrong. Now they have turned you into a killer. I've no wasted life now. There's so many to waste. So when they're all nuts, you're gonna make them pay! Okay. Okay. Okay. Okay. Okay. Okay. Okay. Okay. Okay. Okay. Okay. Okay. Okay. Okay. Okay. Okay. Okay. Okay. Okay. Okay. Okay. Okay. Okay. Okay. Okay. Okay. Okay. Okay. Okay. Okay. Oh, you've got to run again. You've got to run again. You've got to run again. Oh, you've got to run again. It's Brooklyn, New Jersey, the new country I love. I believe. Bye bye.</text:p>
          </table:table-cell>
        </table:table-row>
        <table:table-row>
          <table:table-cell office:value-type="string" office:string-value="Seven Sisters - Shadow of a Fallen Star">
            <text:p>Seven Sisters - Shadow of a Fallen Star</text:p>
          </table:table-cell>
          <table:table-cell office:value-type="string" office:string-value=" I'm going to do the same thing on the other side. Here in the darkness the light surrounds me It's warm and graceful I've ever known It speaks to me with its lines entwined And tells me I shall live without war I've seen the hate, I've seen the lies I've seen the world, I look through different eyes The crystal saves me from what I have come to realize Ride out, lonely voices in the night, dead deep abridged No where to go, from the other side, life will be my guide eyes. Become the last true god and the shadow of a golden star. I've seen the hate, I've seen the lies, I've seen the world, I look through different eyes. The crystal saves me from what I have come to realise Ride out, lonely voices in the night Death take my ride Fill with doubt, on the other side Life will be my guide Become the last true guardian The shadow of a fallen star The only voice that's in the night That's been my bride But without On the other side of life You'll be my guide Become the last to judge and The shadow of a falling star.">
            <text:p> I'm going to do the same thing on the other side. Here in the darkness the light surrounds me It's warm and graceful I've ever known It speaks to me with its lines entwined And tells me I shall live without war I've seen the hate, I've seen the lies I've seen the world, I look through different eyes The crystal saves me from what I have come to realize Ride out, lonely voices in the night, dead deep abridged No where to go, from the other side, life will be my guide eyes. Become the last true god and the shadow of a golden star. I've seen the hate, I've seen the lies, I've seen the world, I look through different eyes. The crystal saves me from what I have come to realise Ride out, lonely voices in the night Death take my ride Fill with doubt, on the other side Life will be my guide Become the last true guardian The shadow of a fallen star The only voice that's in the night That's been my bride But without On the other side of life You'll be my guide Become the last to judge and The shadow of a falling star.</text:p>
          </table:table-cell>
        </table:table-row>
        <table:table-row>
          <table:table-cell office:value-type="string" office:string-value="Skid Row - Youth Gone Wild">
            <text:p>Skid Row - Youth Gone Wild</text:p>
          </table:table-cell>
          <table:table-cell office:value-type="string" office:string-value=" one minute oh yeah is well well now I look and see it's not all that big it's not all that big so many others have stood where I stand we are the young so rise your hands so rise your hands they call us problem child we spend our lives like child we're walking at lit miles we are the youth we stand and we won't fall A one in one for all, the rising sun, the wall We are the youth gone wild A boss screaming in my ear about who I'm supposed to be I get a three-piece while streets pass and you look just like me I said, hey man, there's someone you ought to know Well I'll tell you, Park Avenue leads to Skid Row We're standing tall, ain't never about We are the young hearts of Chicago They call us proud, look child We spend our lives on trial We walk an endless mile We are the youth of Iowa We stand and we won't fall. We're one and one for all. The rotten's on the wall. We are the youth, not wild. We're gonna make it wild! We're one for all. We stand and we won't fall, we're one and one for all, the Rotsons on the wall. We are the youth of Ohio! We are the youth, come on! We are the youth, come on! We are the youth, come on! Wow! We are the youth! Drop wild!">
            <text:p> one minute oh yeah is well well now I look and see it's not all that big it's not all that big so many others have stood where I stand we are the young so rise your hands so rise your hands they call us problem child we spend our lives like child we're walking at lit miles we are the youth we stand and we won't fall A one in one for all, the rising sun, the wall We are the youth gone wild A boss screaming in my ear about who I'm supposed to be I get a three-piece while streets pass and you look just like me I said, hey man, there's someone you ought to know Well I'll tell you, Park Avenue leads to Skid Row We're standing tall, ain't never about We are the young hearts of Chicago They call us proud, look child We spend our lives on trial We walk an endless mile We are the youth of Iowa We stand and we won't fall. We're one and one for all. The rotten's on the wall. We are the youth, not wild. We're gonna make it wild! We're one for all. We stand and we won't fall, we're one and one for all, the Rotsons on the wall. We are the youth of Ohio! We are the youth, come on! We are the youth, come on! We are the youth, come on! Wow! We are the youth! Drop wild!</text:p>
          </table:table-cell>
        </table:table-row>
        <table:table-row>
          <table:table-cell office:value-type="string" office:string-value="Warlord - Glory">
            <text:p>Warlord - Glory</text:p>
          </table:table-cell>
          <table:table-cell office:value-type="string" office:string-value=" Okay. When I was young, I cast aside the shadows of my youth, and I lifted up my eyes to the skies. I spread my wings, I sailed the seven seas, For glory and all that it seems. And through my love I passed inside the hallows of my heart And I lifted up my cries to the heights, but no one cared, no one even dared. And glory invaded my dreams. Now I tell you this tale, this story, When I set my own sails for my dreams, In the honor of life I found glory, And the honor and power of my King. I'm going to go ahead and get started. Now in my age, I've looked beyond the horizons of the past, and I realize that fame was quite a thing. I wrote my score, I wanted even more, and glory said no to my dream. Now I tell you this tale, a story, when I set my own sails for my dream. In the author of life I found glory And the honor and power of my King Now I tell you this tale, this story When I set my own sails for my dreams In the altar of life I pass glory, And in honor and power, Almighty. And in honor and power, Almighty. Okay. I'm going to do a little bit of a hand movement. Okay.">
            <text:p> Okay. When I was young, I cast aside the shadows of my youth, and I lifted up my eyes to the skies. I spread my wings, I sailed the seven seas, For glory and all that it seems. And through my love I passed inside the hallows of my heart And I lifted up my cries to the heights, but no one cared, no one even dared. And glory invaded my dreams. Now I tell you this tale, this story, When I set my own sails for my dreams, In the honor of life I found glory, And the honor and power of my King. I'm going to go ahead and get started. Now in my age, I've looked beyond the horizons of the past, and I realize that fame was quite a thing. I wrote my score, I wanted even more, and glory said no to my dream. Now I tell you this tale, a story, when I set my own sails for my dream. In the author of life I found glory And the honor and power of my King Now I tell you this tale, this story When I set my own sails for my dreams In the altar of life I pass glory, And in honor and power, Almighty. And in honor and power, Almighty. Okay. I'm going to do a little bit of a hand movement. Okay.</text:p>
          </table:table-cell>
        </table:table-row>
        <table:table-row>
          <table:table-cell office:value-type="string" office:string-value="Winterhawk - Period of Change">
            <text:p>Winterhawk - Period of Change</text:p>
          </table:table-cell>
          <table:table-cell office:value-type="string" office:string-value=" You're welcome. The time has come for me to leave you The time has come for me to leave I know the taste of what it is to be free You can't understand the things I see You think that I'm dreaming What could you have to say to me? Oh, it won't just bring me down I'm a man who waits, you wait for me Cause I don't want you around Won't take too long to find what you're looking for And it won't wait outside your door And I don't mind living alone, it's the way I am I can't give you everything that you need, no I got too many things on my mind Time after time I let you down, should have told me goodbye I'm going to play a little bit of the song. the Okay. Okay. Okay. Okay. Okay. Okay. Okay. Okay. Okay. Okay. Okay. Okay. Okay. Okay. Okay. Okay. Okay. Okay. Okay. Okay. Okay. Okay. Okay. Okay. Okay. Okay. Okay. Okay. Okay. Okay. What could you have to say to me? Oh, you won't just bring me down. I'm a melody, don't you wait for me. I don't want you around, just bring you down. Whoa. Okay. I'm going to put it on the back of your head. Okay. Okay. Okay. Okay. Okay. Okay. Okay. Okay. Okay. Okay. Okay. Okay. Okay. Okay. Okay. Okay. Okay. Okay. Okay. Okay. Okay. Okay. Okay. Okay. Okay. Okay. Okay. Okay. Okay. Okay. Thank you.">
            <text:p> You're welcome. The time has come for me to leave you The time has come for me to leave I know the taste of what it is to be free You can't understand the things I see You think that I'm dreaming What could you have to say to me? Oh, it won't just bring me down I'm a man who waits, you wait for me Cause I don't want you around Won't take too long to find what you're looking for And it won't wait outside your door And I don't mind living alone, it's the way I am I can't give you everything that you need, no I got too many things on my mind Time after time I let you down, should have told me goodbye I'm going to play a little bit of the song. the Okay. Okay. Okay. Okay. Okay. Okay. Okay. Okay. Okay. Okay. Okay. Okay. Okay. Okay. Okay. Okay. Okay. Okay. Okay. Okay. Okay. Okay. Okay. Okay. Okay. Okay. Okay. Okay. Okay. Okay. What could you have to say to me? Oh, you won't just bring me down. I'm a melody, don't you wait for me. I don't want you around, just bring you down. Whoa. Okay. I'm going to put it on the back of your head. Okay. Okay. Okay. Okay. Okay. Okay. Okay. Okay. Okay. Okay. Okay. Okay. Okay. Okay. Okay. Okay. Okay. Okay. Okay. Okay. Okay. Okay. Okay. Okay. Okay. Okay. Okay. Okay. Okay. Okay. Thank you.</text:p>
          </table:table-cell>
        </table:table-row>
      </table:table>
      <table:table table:name="demucs_mdx_extra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 No way! No glass, no chalk, I'm just a victim of society's slump. No ass, no head, so I throw all jacks off instead. No mind, no time, the brain's jelly and my memory is blind. No way, no wish, can I live in a world this good? No way! No way! No class, no jobs. I'm just a victim of society and slums. No ass, no head. Got the whole jacked up in stacks. No mind, no time. The brain is telling ya my memory is blind.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RUN!">
            <text:p> No way! No glass, no chalk, I'm just a victim of society's slump. No ass, no head, so I throw all jacks off instead. No mind, no time, the brain's jelly and my memory is blind. No way, no wish, can I live in a world this good? No way! No way! No class, no jobs. I'm just a victim of society and slums. No ass, no head. Got the whole jacked up in stacks. No mind, no time. The brain is telling ya my memory is blind.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RUN!</text:p>
          </table:table-cell>
        </table:table-row>
        <table:table-row>
          <table:table-cell office:value-type="string" office:string-value="Agnostic Front - Time Will Come">
            <text:p>Agnostic Front - Time Will Come</text:p>
          </table:table-cell>
          <table:table-cell office:value-type="string" office:string-value=" I'm going to play a little bit of this song. you take. You're just gonna be a fake. You just kill it the other way. Time to kill the time again. You let it in. You let it fight. Fight. You let it fight. You know just why. Time to kill the time again. You let it in. You let it fight. Fight. You let it fight. You know just why. Killing people just to be nice. Put them away while they miss. You want to get you everybody. I never would come to follow Time will come and time will go You let your baby look fine But you don't get me now, just why? Time will come and time will go You let your baby look fine But you don't get me now, just why? You die! You come to fucking die!">
            <text:p> I'm going to play a little bit of this song. you take. You're just gonna be a fake. You just kill it the other way. Time to kill the time again. You let it in. You let it fight. Fight. You let it fight. You know just why. Time to kill the time again. You let it in. You let it fight. Fight. You let it fight. You know just why. Killing people just to be nice. Put them away while they miss. You want to get you everybody. I never would come to follow Time will come and time will go You let your baby look fine But you don't get me now, just why? Time will come and time will go You let your baby look fine But you don't get me now, just why? You die! You come to fucking die!</text:p>
          </table:table-cell>
        </table:table-row>
        <table:table-row>
          <table:table-cell office:value-type="string" office:string-value="Bad Brains - Banned in D.C.">
            <text:p>Bad Brains - Banned in D.C.</text:p>
          </table:table-cell>
          <table:table-cell office:value-type="string" office:string-value=" I'm going to play it again. Yeah, you can't hurt me. Why I found a deep state. Deep state. Wait, we got ourselves. Don't think y'all know what I got working at the end of this. No worries, no worries, I'll run down through the site. We got ourselves, don't think I can get away. Yeah, you can't hurt me. Why I found a deep state. Deep state, deep state. you. Soaking the water, soaking the water. Down the colander down, Swamp on the ground, soaking the water. I'm not a liar I'm not a liar You're a liar And I know that I Don't think that I I'm not a liar I'm not a liar Oh, God">
            <text:p> I'm going to play it again. Yeah, you can't hurt me. Why I found a deep state. Deep state. Wait, we got ourselves. Don't think y'all know what I got working at the end of this. No worries, no worries, I'll run down through the site. We got ourselves, don't think I can get away. Yeah, you can't hurt me. Why I found a deep state. Deep state, deep state. you. Soaking the water, soaking the water. Down the colander down, Swamp on the ground, soaking the water. I'm not a liar I'm not a liar You're a liar And I know that I Don't think that I I'm not a liar I'm not a liar Oh, God</text:p>
          </table:table-cell>
        </table:table-row>
        <table:table-row>
          <table:table-cell office:value-type="string" office:string-value="Anti Cimex - Victims Of A Bombraid">
            <text:p>Anti Cimex - Victims Of A Bombraid</text:p>
          </table:table-cell>
          <table:table-cell office:value-type="string" office:string-value="..... I'm going to do it. We've been suffering from rain. We've been suffering from rain. People are watching. Perhaps too much. But it shouldn't hurt any less. I know you know it. We deserve a vote right. We deserve a vote right. We're still the last of the party in the world! I'm going to kill you. We can suffer poverty! We can suffer poverty!">
            <text:p>..... I'm going to do it. We've been suffering from rain. We've been suffering from rain. People are watching. Perhaps too much. But it shouldn't hurt any less. I know you know it. We deserve a vote right. We deserve a vote right. We're still the last of the party in the world! I'm going to kill you. We can suffer poverty! We can suffer poverty!</text:p>
          </table:table-cell>
        </table:table-row>
        <table:table-row>
          <table:table-cell office:value-type="string" office:string-value="Black Flag - My War">
            <text:p>Black Flag - My War</text:p>
          </table:table-cell>
          <table:table-cell office:value-type="string" office:string-value="..... My war, you're one of them who say that you're my friend but you're one of them. You don't want to see me there. You don't want me there again. Because you're one of them. My boy, you're one of them! You say that you're my friend, but you're one of them! Them! Them! Them! Them! Them! Yeah! I know what a fant is. You're one of them. You say that you're my friend, but you're one of them. Like I know what a friend is, all I know is what you're not, because you're one of them. Them. My boy, you're one of them. You said that you were my friend. You're one of them. One of them. One of them. I don't want them. Yeah. I don't want them. This time. This time. This life. Not my life. Not death. I have a prediction. Lives in my brain. With me every day. Drives me insane. I feel in my heart If I had a gun, I'd feel in my heart. I'd want to kill some. I'd feel in my heart. The end will come. Come on. My way! One of them, you say? You're my friend, but you're one of them! Tell me that I'm wrong! Katsumi, you're one of them. My lord, you're one of them. You said that you're one of them. One of them. I can't believe you. You're one of them. And you're one of them. And you're one of them. And you're one of them. You're one of them. And you all wanna dab, wanna dab, dab, dab, dab, dab, dab, dab, my boy!">
            <text:p>..... My war, you're one of them who say that you're my friend but you're one of them. You don't want to see me there. You don't want me there again. Because you're one of them. My boy, you're one of them! You say that you're my friend, but you're one of them! Them! Them! Them! Them! Them! Yeah! I know what a fant is. You're one of them. You say that you're my friend, but you're one of them. Like I know what a friend is, all I know is what you're not, because you're one of them. Them. My boy, you're one of them. You said that you were my friend. You're one of them. One of them. One of them. I don't want them. Yeah. I don't want them. This time. This time. This life. Not my life. Not death. I have a prediction. Lives in my brain. With me every day. Drives me insane. I feel in my heart If I had a gun, I'd feel in my heart. I'd want to kill some. I'd feel in my heart. The end will come. Come on. My way! One of them, you say? You're my friend, but you're one of them! Tell me that I'm wrong! Katsumi, you're one of them. My lord, you're one of them. You said that you're one of them. One of them. I can't believe you. You're one of them. And you're one of them. And you're one of them. And you're one of them. You're one of them. And you all wanna dab, wanna dab, dab, dab, dab, dab, dab, dab, my boy!</text:p>
          </table:table-cell>
        </table:table-row>
        <table:table-row>
          <table:table-cell office:value-type="string" office:string-value="Chaos UK - Selfish Few">
            <text:p>Chaos UK - Selfish Few</text:p>
          </table:table-cell>
          <table:table-cell office:value-type="string" office:string-value=" I'm going to sing a song. Hey, boy, give a line. Now, give me nothing. People suck your slime. You're a spank, well, I'm giving you none. I ain't a money thing. I'm not a fan of it. No, you can't put that in. See, think I'm going out, you're not. Thank you for something. You can slam the door, I'm having time to explain. Hey, give me nothing. Boy, give a line. Now, give me nothing. People suck your slime. You're enjoying the balloons, you're on one to win. Take your hat, put it on, make a talk of it. Take your watch out, you're talking like a friend. The day they have seen your light, you've come to your end. No feeling nothing, all in your mind. No feeling nothing, people start to die. Thank you.">
            <text:p> I'm going to sing a song. Hey, boy, give a line. Now, give me nothing. People suck your slime. You're a spank, well, I'm giving you none. I ain't a money thing. I'm not a fan of it. No, you can't put that in. See, think I'm going out, you're not. Thank you for something. You can slam the door, I'm having time to explain. Hey, give me nothing. Boy, give a line. Now, give me nothing. People suck your slime. You're enjoying the balloons, you're on one to win. Take your hat, put it on, make a talk of it. Take your watch out, you're talking like a friend. The day they have seen your light, you've come to your end. No feeling nothing, all in your mind. No feeling nothing, people start to die. Thank you.</text:p>
          </table:table-cell>
        </table:table-row>
        <table:table-row>
          <table:table-cell office:value-type="string" office:string-value="Comeback Kid - Wake the Dead">
            <text:p>Comeback Kid - Wake the Dead</text:p>
          </table:table-cell>
          <table:table-cell office:value-type="string" office:string-value=" We are. We hope, we try, we live, survive! Dirty day, ready to get by! Waiting for the calling! Empty the base and empty the air! We open three rocked bathrooms! Sitting, sleeping, unaware! Break the silence! White, rock, dead! Drowning through these streets alone! I'll keep it sweet, let's break this hole! Cause I swear, that people are rather useless! I promise you, we've come this far! I'm not stopping, I'm not stopping now! End the hiding in shadows! Wake up! Stand down, take back attention, clear! You said, you said, you said, this time was gonna be different! Wake up the dead! You said, you said, you said, this time was gonna be different! LAY OFF THE DIRT! Show me the light! Something's dirt inside! This isn't over yet! Shake off the dirt! Swallow your regrets! Stop living under the weight! Living under the weight of regret! Your regrets! Don't lose hope! You'll regret! Don't lose hope! Don't let it happen to you! Don't lose hope! Which one are you gonna choose? Because I believe, I believe in seeing you rise! We said, we said, we said, this time it's gonna be different. Way up the hill! We said, we said, we said, this time it's gonna be different. Way up the hill! We said, we said, we said, this time it's gonna be different. Wake up the bed! We said, we said, we said, this time it's gonna be different. Wake up the bed! you">
            <text:p> We are. We hope, we try, we live, survive! Dirty day, ready to get by! Waiting for the calling! Empty the base and empty the air! We open three rocked bathrooms! Sitting, sleeping, unaware! Break the silence! White, rock, dead! Drowning through these streets alone! I'll keep it sweet, let's break this hole! Cause I swear, that people are rather useless! I promise you, we've come this far! I'm not stopping, I'm not stopping now! End the hiding in shadows! Wake up! Stand down, take back attention, clear! You said, you said, you said, this time was gonna be different! Wake up the dead! You said, you said, you said, this time was gonna be different! LAY OFF THE DIRT! Show me the light! Something's dirt inside! This isn't over yet! Shake off the dirt! Swallow your regrets! Stop living under the weight! Living under the weight of regret! Your regrets! Don't lose hope! You'll regret! Don't lose hope! Don't let it happen to you! Don't lose hope! Which one are you gonna choose? Because I believe, I believe in seeing you rise! We said, we said, we said, this time it's gonna be different. Way up the hill! We said, we said, we said, this time it's gonna be different. Way up the hill! We said, we said, we said, this time it's gonna be different. Wake up the bed! We said, we said, we said, this time it's gonna be different. Wake up the bed! you</text:p>
          </table:table-cell>
        </table:table-row>
        <table:table-row>
          <table:table-cell office:value-type="string" office:string-value="Cro-Mags - Street Justice">
            <text:p>Cro-Mags - Street Justice</text:p>
          </table:table-cell>
          <table:table-cell office:value-type="string" office:string-value=" I'm going to be a good man. That was my song. Can't you see? That humble heart. That's the way it is. Can't you see? Speak justice for you and me. Speak justice. Speak justice. Speak justice. Speak justice. Yes. I don't know why do you care? Don't turn around, it's a sensual affair. Don't try to play the piece of any more power over yourself. Stegastus! Stegastus! Stegastus! Stegastus! Just do it!">
            <text:p> I'm going to be a good man. That was my song. Can't you see? That humble heart. That's the way it is. Can't you see? Speak justice for you and me. Speak justice. Speak justice. Speak justice. Speak justice. Yes. I don't know why do you care? Don't turn around, it's a sensual affair. Don't try to play the piece of any more power over yourself. Stegastus! Stegastus! Stegastus! Stegastus! Just do it!</text:p>
          </table:table-cell>
        </table:table-row>
        <table:table-row>
          <table:table-cell office:value-type="string" office:string-value="Discharge - Hear Nothing See Nothing Say Nothing">
            <text:p>Discharge - Hear Nothing See Nothing Say Nothing</text:p>
          </table:table-cell>
          <table:table-cell office:value-type="string" office:string-value=" the I'm gonna pass it into blindness. You. Ain't nothing saying nothing saying nothing. I don't got a passion meant to run. Ain't nothing saying nothing saying nothing.">
            <text:p> the I'm gonna pass it into blindness. You. Ain't nothing saying nothing saying nothing. I don't got a passion meant to run. Ain't nothing saying nothing saying nothing.</text:p>
          </table:table-cell>
        </table:table-row>
        <table:table-row>
          <table:table-cell office:value-type="string" office:string-value="D.R.I. - I Don't Need Society">
            <text:p>D.R.I. - I Don't Need Society</text:p>
          </table:table-cell>
          <table:table-cell office:value-type="string" office:string-value=" The numbers up you have to go. System says I told you so. Stocked in a plane like a truckload of cattle. Sent off to slaughter in a useless battle. Thousands of us sent off to die. Never really knowing why. Fuck the system, they can't have me! I don't need society! I'm going to put a chalk up. Fuck you!">
            <text:p> The numbers up you have to go. System says I told you so. Stocked in a plane like a truckload of cattle. Sent off to slaughter in a useless battle. Thousands of us sent off to die. Never really knowing why. Fuck the system, they can't have me! I don't need society! I'm going to put a chalk up. Fuck you!</text:p>
          </table:table-cell>
        </table:table-row>
        <table:table-row>
          <table:table-cell office:value-type="string" office:string-value="G.B.H - Give Me Fire">
            <text:p>G.B.H - Give Me Fire</text:p>
          </table:table-cell>
          <table:table-cell office:value-type="string" office:string-value=" Okay. Smoke a pipe, we're burning bribe, we're sensitive in the best light, in the ass, we're beating snakes, we're black as we're red, they're gays. Gimme fire, we chop feet and gimme fire, it's me, we're fire, rock and tower, we're the party, pussy, ho! Take a breath, the heat's rising, we're minding one, it's time to get your guts, bring those arms, make it beat, body loads, make you sing. Give me fire, we'll reach our feet and give me fire, we'll reach deep, we'll fire like a dino, zip-line when he buzzes, howl! Give me fire, fire, give me fire, fire, give me fire, fire, give me fire! I'm going to be a. It's on my head. I'm not. Give me fire, give me fire, give me fire, give me fire, give me fire, give me fire, give me fire, give me fire. Give me fire when we start beating, give me fire when we're reaching in, we'll buy a rock from town, we'll buy every dungeon hell. Give me fire!">
            <text:p> Okay. Smoke a pipe, we're burning bribe, we're sensitive in the best light, in the ass, we're beating snakes, we're black as we're red, they're gays. Gimme fire, we chop feet and gimme fire, it's me, we're fire, rock and tower, we're the party, pussy, ho! Take a breath, the heat's rising, we're minding one, it's time to get your guts, bring those arms, make it beat, body loads, make you sing. Give me fire, we'll reach our feet and give me fire, we'll reach deep, we'll fire like a dino, zip-line when he buzzes, howl! Give me fire, fire, give me fire, fire, give me fire, fire, give me fire! I'm going to be a. It's on my head. I'm not. Give me fire, give me fire, give me fire, give me fire, give me fire, give me fire, give me fire, give me fire. Give me fire when we start beating, give me fire when we're reaching in, we'll buy a rock from town, we'll buy every dungeon hell. Give me fire!</text:p>
          </table:table-cell>
        </table:table-row>
        <table:table-row>
          <table:table-cell office:value-type="string" office:string-value="GG Allin - Die When You Die">
            <text:p>GG Allin - Die When You Die</text:p>
          </table:table-cell>
          <table:table-cell office:value-type="string" office:string-value=" I'm going to die. I'm gonna die. Die when you die, when you die, you're gonna die. Die, die, die, you're gonna die. Die, die, die, you're gonna die. The day they get to the thing is not to die. Once I'm done with this, I'll be gonna die. Die, die, when you die, you're gonna die. Die with me, die with me, die is a die. I talked to my bitch, and she was a guy. Talked to my man, and she said you're gonna die. Die with me, die with me, die is a die. Die with me, die with me, die is a die. Do you have cancer? So don't fucking die! If you got it, spread it around and take a life! Die, fucking die, you're gonna die! Die, fucking die, you're gonna die! Die, fucking die, you're gonna die! Die, fucking die, you're gonna die! Die, fucking die, you're gonna die! Die, fucking die, you're gonna die! Die, fucking die, you're gonna die!">
            <text:p> I'm going to die. I'm gonna die. Die when you die, when you die, you're gonna die. Die, die, die, you're gonna die. Die, die, die, you're gonna die. The day they get to the thing is not to die. Once I'm done with this, I'll be gonna die. Die, die, when you die, you're gonna die. Die with me, die with me, die is a die. I talked to my bitch, and she was a guy. Talked to my man, and she said you're gonna die. Die with me, die with me, die is a die. Die with me, die with me, die is a die. Do you have cancer? So don't fucking die! If you got it, spread it around and take a life! Die, fucking die, you're gonna die! Die, fucking die, you're gonna die! Die, fucking die, you're gonna die! Die, fucking die, you're gonna die! Die, fucking die, you're gonna die! Die, fucking die, you're gonna die! Die, fucking die, you're gonna die!</text:p>
          </table:table-cell>
        </table:table-row>
        <table:table-row>
          <table:table-cell office:value-type="string" office:string-value="Guilt Trip - Broken Wings">
            <text:p>Guilt Trip - Broken Wings</text:p>
          </table:table-cell>
          <table:table-cell office:value-type="string" office:string-value=" So, I'm not breaking up! Shut up! Why you suffer with life, admitting it's nothing in death? Black hole is not meant to drop. We're by the book for a job in the crown of God. We all die. Fuck it's everything. No! Everything! I'm like the walls around me, made this around me, with a grip on my neck, can't switch in my dreams, the wicked life fades away, life is this, been from inside a decay, always inside of my veins, but the blood on my hands, licks the support from my soul, and now self-proclaimed so please follow me,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Another bet you survive, it's broken my faith What a broken beast, what a broken race Swallow me whole, erase my pain I'm not the same On broken wings I fell from grace Cover my soul with the blood I love It's running cold My broken dreams are all I know I'm not. Fuck it, there is a room! Break!">
            <text:p> So, I'm not breaking up! Shut up! Why you suffer with life, admitting it's nothing in death? Black hole is not meant to drop. We're by the book for a job in the crown of God. We all die. Fuck it's everything. No! Everything! I'm like the walls around me, made this around me, with a grip on my neck, can't switch in my dreams, the wicked life fades away, life is this, been from inside a decay, always inside of my veins, but the blood on my hands, licks the support from my soul, and now self-proclaimed so please follow me,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control, I'm the one who's in Another bet you survive, it's broken my faith What a broken beast, what a broken race Swallow me whole, erase my pain I'm not the same On broken wings I fell from grace Cover my soul with the blood I love It's running cold My broken dreams are all I know I'm not. Fuck it, there is a room! Break!</text:p>
          </table:table-cell>
        </table:table-row>
        <table:table-row>
          <table:table-cell office:value-type="string" office:string-value="Hatebreed - I Will Be Heard">
            <text:p>Hatebreed - I Will Be Heard</text:p>
          </table:table-cell>
          <table:table-cell office:value-type="string" office:string-value="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for nothing, I've been led astray I've been treaded, tested, but I won't accept defeat Now I've done things I regret, and it's time to reverse the roles Now I just wanna make good on all the promises I have mad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So our voices will be heard. Through the worst we prevail. So our voices will be heard. Through the worst we prevail. So our voices will be heard. Through the worst we prevail. So our voices will be heard. Now is the time for me to rise to my feet. Wipe your spit from my face. Wipe these tears from my eyes. Now is the time for me to rise to my feet. Wipe your sweat from my face, wipe these tears from my eyes. I've got to take my life fast, one chance to make it right. I'm gonna have my voice made heard and bring meaning to this life. Cause I'm drunk and forgot me, I've been led astray. I've been trying to defend, but I won't accept defeat. Now I've done things I regret, and it's time to reverse the flow. Now I just want to make good on all the promises I have made. I will be. I will be. I will be I. I will be. I will be hard! Now is the time for me to rise to my feet! I will be hard! When they spit from my face, when they stare from my eyes! I will be hard! I will be!">
            <text:p> Now is the time for me to rise to my feet Wipe your spit from my face wipe these tears from my eyes Now is the time for me to rise to my feet Wipe your spit from my face wipe these tears from my eyes I've got to take my life back one chance to make it right I'm gonna have my voice be heard and bring meaning to this life Cause I trusted for nothing, I've been led astray I've been treaded, tested, but I won't accept defeat Now I've done things I regret, and it's time to reverse the roles Now I just wanna make good on all the promises I have mad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I will be! So our voices will be heard. Through the worst we prevail. So our voices will be heard. Through the worst we prevail. So our voices will be heard. Through the worst we prevail. So our voices will be heard. Now is the time for me to rise to my feet. Wipe your spit from my face. Wipe these tears from my eyes. Now is the time for me to rise to my feet. Wipe your sweat from my face, wipe these tears from my eyes. I've got to take my life fast, one chance to make it right. I'm gonna have my voice made heard and bring meaning to this life. Cause I'm drunk and forgot me, I've been led astray. I've been trying to defend, but I won't accept defeat. Now I've done things I regret, and it's time to reverse the flow. Now I just want to make good on all the promises I have made. I will be. I will be. I will be I. I will be. I will be hard! Now is the time for me to rise to my feet! I will be hard! When they spit from my face, when they stare from my eyes! I will be hard! I will be!</text:p>
          </table:table-cell>
        </table:table-row>
        <table:table-row>
          <table:table-cell office:value-type="string" office:string-value="Incendiary - Still Burning">
            <text:p>Incendiary - Still Burning</text:p>
          </table:table-cell>
          <table:table-cell office:value-type="string" office:string-value=" You just shake your fucking head and walk away. I'm the one, I'm the one, I'm the one who still believes there's something left deep inside you. There's no hope, it ain't no cleft fist. There's no way will you believe in this. Still beating, still burning. I can't stop, I can't. Still beating, still burning! Set the flame, stake your claim! Open your eyes, we're one in the same! Still burning! FADE THE FLAME! Hearing voices in your head, feeling tightness in the chest. A chip on your shoulder and a smile hit the breast. You can't come, no you can't feel, we gotta do something to show what's go- THERE'S NO HOPE IN AN UNLEASHED FIST! THERE'S NO END WHEN YOU BELIEVE IN THIS! STILL BEATING! STILL BURNING! STILL BEATING! STILL BURNING! STILL BEATING! STILL BURNING! STILL BEATING! STOP BEATING! STOP BURNING!">
            <text:p> You just shake your fucking head and walk away. I'm the one, I'm the one, I'm the one who still believes there's something left deep inside you. There's no hope, it ain't no cleft fist. There's no way will you believe in this. Still beating, still burning. I can't stop, I can't. Still beating, still burning! Set the flame, stake your claim! Open your eyes, we're one in the same! Still burning! FADE THE FLAME! Hearing voices in your head, feeling tightness in the chest. A chip on your shoulder and a smile hit the breast. You can't come, no you can't feel, we gotta do something to show what's go- THERE'S NO HOPE IN AN UNLEASHED FIST! THERE'S NO END WHEN YOU BELIEVE IN THIS! STILL BEATING! STILL BURNING! STILL BEATING! STILL BURNING! STILL BEATING! STILL BURNING! STILL BEATING! STOP BEATING! STOP BURNING!</text:p>
          </table:table-cell>
        </table:table-row>
        <table:table-row>
          <table:table-cell office:value-type="string" office:string-value="Inside Out - Burning Fight">
            <text:p>Inside Out - Burning Fight</text:p>
          </table:table-cell>
          <table:table-cell office:value-type="string" office:string-value=" Right! I'm only trying to accept myself. to try to communicate. Not trying to try to try. Still no response from you. So now I refuse to wait, but I'll wait my turn to wait my fucking turn for you. Oh yeah. I'm going to make my show. I will never choose a different path. And I will never turn away from you. You're right in terms of the devil of this. Which I think I'm gonna be a part of. So why? Nothing changed or will be in me. But I'm trying to help you see what's right. What's right. What's right. And I will never choose a different path. And I will never turn away from you. I will never choose a different path. And I will never fucking be like you. Look! Yeah!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text:p> Right! I'm only trying to accept myself. to try to communicate. Not trying to try to try. Still no response from you. So now I refuse to wait, but I'll wait my turn to wait my fucking turn for you. Oh yeah. I'm going to make my show. I will never choose a different path. And I will never turn away from you. You're right in terms of the devil of this. Which I think I'm gonna be a part of. So why? Nothing changed or will be in me. But I'm trying to help you see what's right. What's right. What's right. And I will never choose a different path. And I will never turn away from you. I will never choose a different path. And I will never fucking be like you. Look! Yeah!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 It's my birthday!</text:p>
          </table:table-cell>
        </table:table-row>
        <table:table-row>
          <table:table-cell office:value-type="string" office:string-value="Madball - Lockdown">
            <text:p>Madball - Lockdown</text:p>
          </table:table-cell>
          <table:table-cell office:value-type="string" office:string-value=" I'm going to sing a song called I'm not a fucking rat! So just go, go fuck yourself! Justice! Justice! That word don't make fucking sense to you! Fuck you! Fuck you! Fuck you and your system too! You're in my life, there's no turning back now! I don't know what I'm about. You lock me up and then it's a man. I got to try. I got to try. I can't sustain what you're doing to me. Knock me down when I should be free. I've done no wrong, I'm an innocent being. You don't give a fuck, you'll never understand.">
            <text:p> I'm going to sing a song called I'm not a fucking rat! So just go, go fuck yourself! Justice! Justice! That word don't make fucking sense to you! Fuck you! Fuck you! Fuck you and your system too! You're in my life, there's no turning back now! I don't know what I'm about. You lock me up and then it's a man. I got to try. I got to try. I can't sustain what you're doing to me. Knock me down when I should be free. I've done no wrong, I'm an innocent being. You don't give a fuck, you'll never understand.</text:p>
          </table:table-cell>
        </table:table-row>
        <table:table-row>
          <table:table-cell office:value-type="string" office:string-value="Minor Threat - Minor Threat">
            <text:p>Minor Threat - Minor Threat</text:p>
          </table:table-cell>
          <table:table-cell office:value-type="string" office:string-value=" We're not the first, we're not the last, you know we're all heading for that atom trash. It's not little, it don't belong to us. Why is everybody in such a fucking rush? Make do with what you have, take what you can get. Belong to us, we're just a mother friend. We're just a mother friend. I was early to finish, I was late to start. I might be in hell, I'm a murderer. Gotta go, it's BMS, what the fucking deal? Now I am, it's all a fail. Take your time, try not to forget. We're never well, we're just not my friends. We're just not my friends. We're just not my friends. We're just not my friends. We're just a bad friend. But it's a promise.">
            <text:p> We're not the first, we're not the last, you know we're all heading for that atom trash. It's not little, it don't belong to us. Why is everybody in such a fucking rush? Make do with what you have, take what you can get. Belong to us, we're just a mother friend. We're just a mother friend. I was early to finish, I was late to start. I might be in hell, I'm a murderer. Gotta go, it's BMS, what the fucking deal? Now I am, it's all a fail. Take your time, try not to forget. We're never well, we're just not my friends. We're just not my friends. We're just not my friends. We're just not my friends. We're just a bad friend. But it's a promise.</text:p>
          </table:table-cell>
        </table:table-row>
        <table:table-row>
          <table:table-cell office:value-type="string" office:string-value="Misfits - She">
            <text:p>Misfits - She</text:p>
          </table:table-cell>
          <table:table-cell office:value-type="string" office:string-value=" She walked out with empty arms, she ain't got in her head. She's misguided, she ain't bad, no one understands. She walked in the town, never told the world. she's not a rich child she's a daddy's girl She will have a salad, when the day will come. She will have a big son, she is all around. She is all around. She is all around.">
            <text:p> She walked out with empty arms, she ain't got in her head. She's misguided, she ain't bad, no one understands. She walked in the town, never told the world. she's not a rich child she's a daddy's girl She will have a salad, when the day will come. She will have a big son, she is all around. She is all around. She is all around.</text:p>
          </table:table-cell>
        </table:table-row>
        <table:table-row>
          <table:table-cell office:value-type="string" office:string-value="Poison Idea - Just to Get Away">
            <text:p>Poison Idea - Just to Get Away</text:p>
          </table:table-cell>
          <table:table-cell office:value-type="string" office:string-value=" I'm going to play a little bit of I can't slow down, I gotta get it together. Two dozen to a hundred miles an hour. No looking back, moving on the power's my specialty. Man, Nick, you said, kill this motherfucker, goddamn shit, that's wrong. Y'all, I don't know. I just can't run, just gotta go. No looking back, moving on the power. I never sang a love song, I never owned a car, I never met a machine to drive me this far. Not gonna listen to what you say, leave it in the mud just to get away. Can't stand myself for another day, leave it in the mud just to get away. Got my job, told my boss damn this time, got the gun, got the pizza, get my ride, got my fill, 16X really special. I can't slow down, I got a date with the devil! Dude, that's still a hundred miles an hour! No looking back, to another power we've just built! They made me quit, sick of this motherfucking goddamned shit! Where's the road? I got a lot, I don't know! Just gotta run, just gotta go! Dude, that's still a hundred miles an hour! I've never been a machine that would drive me this far. Not gonna listen to a word you say. Leave it in the mud just to get away. Can't stand myself for another day. Leave it in the mud just to get away. Not gonna listen to a word you say. Can't stand myself, fall another day, leave it in the mud just to get away.">
            <text:p> I'm going to play a little bit of I can't slow down, I gotta get it together. Two dozen to a hundred miles an hour. No looking back, moving on the power's my specialty. Man, Nick, you said, kill this motherfucker, goddamn shit, that's wrong. Y'all, I don't know. I just can't run, just gotta go. No looking back, moving on the power. I never sang a love song, I never owned a car, I never met a machine to drive me this far. Not gonna listen to what you say, leave it in the mud just to get away. Can't stand myself for another day, leave it in the mud just to get away. Got my job, told my boss damn this time, got the gun, got the pizza, get my ride, got my fill, 16X really special. I can't slow down, I got a date with the devil! Dude, that's still a hundred miles an hour! No looking back, to another power we've just built! They made me quit, sick of this motherfucking goddamned shit! Where's the road? I got a lot, I don't know! Just gotta run, just gotta go! Dude, that's still a hundred miles an hour! I've never been a machine that would drive me this far. Not gonna listen to a word you say. Leave it in the mud just to get away. Can't stand myself for another day. Leave it in the mud just to get away. Not gonna listen to a word you say. Can't stand myself, fall another day, leave it in the mud just to get away.</text:p>
          </table:table-cell>
        </table:table-row>
        <table:table-row>
          <table:table-cell office:value-type="string" office:string-value="Sick Of It All - Just Lies">
            <text:p>Sick Of It All - Just Lies</text:p>
          </table:table-cell>
          <table:table-cell office:value-type="string" office:string-value=" That's right. That's fine. What's in your head? That's it. So just like I said, just That's why it's up so this life like said just a symptom fill your head don't ever ask why what they said So it's like from day. That's what try to teach it But we're on for tonight and you have tried to do good for a bad body YES OR JUST LIES">
            <text:p> That's right. That's fine. What's in your head? That's it. So just like I said, just That's why it's up so this life like said just a symptom fill your head don't ever ask why what they said So it's like from day. That's what try to teach it But we're on for tonight and you have tried to do good for a bad body YES OR JUST LIES</text:p>
          </table:table-cell>
        </table:table-row>
        <table:table-row>
          <table:table-cell office:value-type="string" office:string-value="Sorcerer - Badlands">
            <text:p>Sorcerer - Badlands</text:p>
          </table:table-cell>
          <table:table-cell office:value-type="string" office:string-value=" I'm going to play a little bit of the music. I'm going to go ahead and get started. I'm going to get you. I can see the face. The smell of bitterness. Farewell to innocence. Let both fire and sulfur shine through sulfur. And when I kneel, staring at the sky, All I feel are the tears I've shed in my eyes. There is too much sadness and loss of life. You left me on the road alone, without me you'd be safe. You better fear the disgrace, there will be no relief. And mother fellow, I cannot miss to frame your love beam. Beamed my weapon to succeed. Straight from the purse of love, you are your legacy in my face. It's me, Loki Dennis! Farewell to Innocence! FAREWELL TO INNOCENCE! Stay down! Stay away! The Kremlin wants its statue resurrected! Stay down! Stay away! Angel of Peace, the Kremlin is waiting! Bye!">
            <text:p> I'm going to play a little bit of the music. I'm going to go ahead and get started. I'm going to get you. I can see the face. The smell of bitterness. Farewell to innocence. Let both fire and sulfur shine through sulfur. And when I kneel, staring at the sky, All I feel are the tears I've shed in my eyes. There is too much sadness and loss of life. You left me on the road alone, without me you'd be safe. You better fear the disgrace, there will be no relief. And mother fellow, I cannot miss to frame your love beam. Beamed my weapon to succeed. Straight from the purse of love, you are your legacy in my face. It's me, Loki Dennis! Farewell to Innocence! FAREWELL TO INNOCENCE! Stay down! Stay away! The Kremlin wants its statue resurrected! Stay down! Stay away! Angel of Peace, the Kremlin is waiting! Bye!</text:p>
          </table:table-cell>
        </table:table-row>
        <table:table-row>
          <table:table-cell office:value-type="string" office:string-value="The Exploited - Beat the Bastards">
            <text:p>The Exploited - Beat the Bastards</text:p>
          </table:table-cell>
          <table:table-cell office:value-type="string" office:string-value=" Fuck are you? Slaves in the system, you have my shelves! You gotta beat this bastard up, beat him down! Sack these bullets and bring me down! Beat them bastards, beat them now! Beat them bastards, beat them now! Beat them bastards, beat them now! Just don't scare or don't have a clue! No one does, not but to you! Can't get a job, don't get a chance! Suckin' politics, leavin' me out! Beat the bastards, beat them now! Beat the bastards, beat them now! Beat the bastards, beat them now! Money, money, power to spread. In this church we have nothing to spare. Hundred homeless sick as I shat. Circus pastors leaving me out. Be the bastards, beat them now! Be the bastards, beat them now! Be the bastards, beat them now! You are being a bastard! Slam through the system, there's no way out! Slam through the system, if you have a shot! Do you not believe in my stars? Beat him now! See like your father's sitting there, sleeping you out! Beat the bastards, beat them now! Beat the bastards, beat them now! Beat the bastards, beat them now!">
            <text:p> Fuck are you? Slaves in the system, you have my shelves! You gotta beat this bastard up, beat him down! Sack these bullets and bring me down! Beat them bastards, beat them now! Beat them bastards, beat them now! Beat them bastards, beat them now! Just don't scare or don't have a clue! No one does, not but to you! Can't get a job, don't get a chance! Suckin' politics, leavin' me out! Beat the bastards, beat them now! Beat the bastards, beat them now! Beat the bastards, beat them now! Money, money, power to spread. In this church we have nothing to spare. Hundred homeless sick as I shat. Circus pastors leaving me out. Be the bastards, beat them now! Be the bastards, beat them now! Be the bastards, beat them now! You are being a bastard! Slam through the system, there's no way out! Slam through the system, if you have a shot! Do you not believe in my stars? Beat him now! See like your father's sitting there, sleeping you out! Beat the bastards, beat them now! Beat the bastards, beat them now! Beat the bastards, beat them now!</text:p>
          </table:table-cell>
        </table:table-row>
        <table:table-row>
          <table:table-cell office:value-type="string" office:string-value="Turnstile - Mystery">
            <text:p>Turnstile - Mystery</text:p>
          </table:table-cell>
          <table:table-cell office:value-type="string" office:string-value=" Thank you. I'm going to sing a song. I believe in holding on to love But I'm a fragile And it's been so long So the mystery gone And it's been so long Oh the mystery Oh the mystery I know you're scared of running out of time. So the mystery. And it's been so long, so the mystery gone And it's been so long, all the mystery gone It's a good thing that you're not in the hospital.">
            <text:p> Thank you. I'm going to sing a song. I believe in holding on to love But I'm a fragile And it's been so long So the mystery gone And it's been so long Oh the mystery Oh the mystery I know you're scared of running out of time. So the mystery. And it's been so long, so the mystery gone And it's been so long, all the mystery gone It's a good thing that you're not in the hospital.</text:p>
          </table:table-cell>
        </table:table-row>
        <table:table-row>
          <table:table-cell office:value-type="string" office:string-value="Youth of Today - Break Down the Walls">
            <text:p>Youth of Today - Break Down the Walls</text:p>
          </table:table-cell>
          <table:table-cell office:value-type="string" office:string-value=" I'm going to be a good man. For you're so going to come to charge that you live, but me, for me! Break! Down! The walls! We'll break down the walls! Break down the walls. We'll all break down the walls. We will. GOOOOOO! Look beyond the patches on the clouds that they hang on! Look beyond the wreckage of a column of sand! Look beyond the fear of the natural to a fart! Look for what's inside before you make up your mind! BREAK! Down! The walls! We'll break down the wall! The wall!">
            <text:p> I'm going to be a good man. For you're so going to come to charge that you live, but me, for me! Break! Down! The walls! We'll break down the walls! Break down the walls. We'll all break down the walls. We will. GOOOOOO! Look beyond the patches on the clouds that they hang on! Look beyond the wreckage of a column of sand! Look beyond the fear of the natural to a fart! Look for what's inside before you make up your mind! BREAK! Down! The walls! We'll break down the wall! The wall!</text:p>
          </table:table-cell>
        </table:table-row>
      </table:table>
      <table:table table:name="demucs_mdx_extra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Hexecutor - Visitations of a Lascivious Entity">
            <text:p>Hexecutor - Visitations of a Lascivious Entity</text:p>
          </table:table-cell>
          <table:table-cell office:value-type="string" office:string-value=" I am going to do a little bit of a math exercise. I'm going to do a little bit of a walkthrough. so I'm going to play a little bit of the song. I'm a victim, they hate to laugh, if you're still here, I'll stake my soul on your slave! Mandation, illusion, seduce my creatures out of that! I'm vicious, I'm a persecution, I'll crush this student! I'm going to do it. I'm I'll get you to see it all yourself, Joe. Come on! I'm going to be a doctor. I'm a pilot, a special dog, We're putting through it on a mission! It's not for me, it's for the many lives Why am I tough? The right thing to do is to be special THE LAST OF YOUR SANITIES! YES! Okay. Okay. I'm going to do it again. This is the end of the last of you, KENIC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 Yeah. I'm going to stop here...........">
            <text:p> I am going to do a little bit of a math exercise. I'm going to do a little bit of a walkthrough. so I'm going to play a little bit of the song. I'm a victim, they hate to laugh, if you're still here, I'll stake my soul on your slave! Mandation, illusion, seduce my creatures out of that! I'm vicious, I'm a persecution, I'll crush this student! I'm going to do it. I'm I'll get you to see it all yourself, Joe. Come on! I'm going to be a doctor. I'm a pilot, a special dog, We're putting through it on a mission! It's not for me, it's for the many lives Why am I tough? The right thing to do is to be special THE LAST OF YOUR SANITIES! YES! Okay. Okay. I'm going to do it again. This is the end of the last of you, KENIC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 Yeah. I'm going to stop here...........</text:p>
          </table:table-cell>
        </table:table-row>
        <table:table-row>
          <table:table-cell office:value-type="string" office:string-value="Deathhammer - Lead Us Into Hell">
            <text:p>Deathhammer - Lead Us Into Hell</text:p>
          </table:table-cell>
          <table:table-cell office:value-type="string" office:string-value=" I'm going to go ahead and get the camera. So I'm going to play a little bit of the song. I'm gonna be a part of it now. My faith, my love, my ex-boyfriend, that's what it's about. So much of us, a valley of love, and a freedom to attack us with guns. Ain't gonna test me, it's the law, black out the law, it'll take you out.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is. I'm going to play a little bit of the song. I'm back at the wall, cause I'm back and I said I'm back">
            <text:p> I'm going to go ahead and get the camera. So I'm going to play a little bit of the song. I'm gonna be a part of it now. My faith, my love, my ex-boyfriend, that's what it's about. So much of us, a valley of love, and a freedom to attack us with guns. Ain't gonna test me, it's the law, black out the law, it'll take you out.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going to sing a song called The Devil's Song. I'm is. I'm going to play a little bit of the song. I'm back at the wall, cause I'm back and I said I'm back</text:p>
          </table:table-cell>
        </table:table-row>
        <table:table-row>
          <table:table-cell office:value-type="string" office:string-value="Municipal Waste - Sadistic Magician">
            <text:p>Municipal Waste - Sadistic Magician</text:p>
          </table:table-cell>
          <table:table-cell office:value-type="string" office:string-value=" the the the the the the the the the the the the the the What's it say? A brain cut, silk-off shafts within itself. So, what's it say? What's it say? A splice-like black tube captured from a spell. I cannot run. I cannot stay. All I know is death means so bad a thing. Time to get out of that shroud. Someone set me free. There's no chance of escape, nowhere to flee. The smell of burning flesh is up the walls. The sound of chained meat through your ears. A voice is lost screaming out for help. It feels like you have been here for seven years. Come in to this will be your final lock up. You're bleeding for a nest to use as a raft. It's safe that you're in the hands of a maniac. The feelings you've got such a rule of death. This hunger makes you close up as it flies out. Your blood is getting closer to the top. You're about to get the flesh pouring through your very eyes. It's time to get the hell out of here. You're going to die. You're going to die. You're going to die. You're going to die. You're going to die. You're going to die. You're going to die. You're going to die. You're going to die. You're going to die. You're going to die. You're going to die. I'm gonna get you guys until the way you begin to drown! Unraveling the fruits of Mr. Joe! Suck the snot! Watch it shred! A crime scene left shed tears of several hells! Suck the snot! Watch it shred! A brain-consumed object within a towel! Suck the snot! Watch it shred! Slice that friend through guts and furrows now! I CANNOT RUN! I CANNOT SEE! I KNOW JAPANESE ARE MAD AT ME! GOT DOWN IN TRAP! SO I CAN'T BE FREE! NO JAPANESE CAN'T KNOW WHERE TO FLEE! KNOW WHERE TO FLEE!">
            <text:p> the the the the the the the the the the the the the the What's it say? A brain cut, silk-off shafts within itself. So, what's it say? What's it say? A splice-like black tube captured from a spell. I cannot run. I cannot stay. All I know is death means so bad a thing. Time to get out of that shroud. Someone set me free. There's no chance of escape, nowhere to flee. The smell of burning flesh is up the walls. The sound of chained meat through your ears. A voice is lost screaming out for help. It feels like you have been here for seven years. Come in to this will be your final lock up. You're bleeding for a nest to use as a raft. It's safe that you're in the hands of a maniac. The feelings you've got such a rule of death. This hunger makes you close up as it flies out. Your blood is getting closer to the top. You're about to get the flesh pouring through your very eyes. It's time to get the hell out of here. You're going to die. You're going to die. You're going to die. You're going to die. You're going to die. You're going to die. You're going to die. You're going to die. You're going to die. You're going to die. You're going to die. You're going to die. I'm gonna get you guys until the way you begin to drown! Unraveling the fruits of Mr. Joe! Suck the snot! Watch it shred! A crime scene left shed tears of several hells! Suck the snot! Watch it shred! A brain-consumed object within a towel! Suck the snot! Watch it shred! Slice that friend through guts and furrows now! I CANNOT RUN! I CANNOT SEE! I KNOW JAPANESE ARE MAD AT ME! GOT DOWN IN TRAP! SO I CAN'T BE FREE! NO JAPANESE CAN'T KNOW WHERE TO FLEE! KNOW WHERE TO FLEE!</text:p>
          </table:table-cell>
        </table:table-row>
        <table:table-row>
          <table:table-cell office:value-type="string" office:string-value="Power Trip - Executioner’s Tax (Swing of the Axe)">
            <text:p>Power Trip - Executioner’s Tax (Swing of the Axe)</text:p>
          </table:table-cell>
          <table:table-cell office:value-type="string" office:string-value=" Okay. Okay. I don't want to look at you! Today's your lucky day! The executioner's here and he's ready to make you pay! You've been waiting for so long and now you have your chance! The executioner's here, and he's sharpening his axe! Spread the axe! Spread the axe! Cry all you want, but the blade's ours today! Spread the axe! Spread the axe! Do my head for the privilege! So no one lies behind! Step tight behind found faces! It only takes one to get you down! The executioner, the beginning and the end! He carries cold hearts, still bathed with the taste of medicine! What if the reaper strikes? This might then not be missed! It's time to pay the man the executioner's debt! Spray the X! Spray the wow! Spray the X! Spray the X! Even a killer has to get paid! Spaghetti-ass! Spaghetti-ass! I'm on fire.">
            <text:p> Okay. Okay. I don't want to look at you! Today's your lucky day! The executioner's here and he's ready to make you pay! You've been waiting for so long and now you have your chance! The executioner's here, and he's sharpening his axe! Spread the axe! Spread the axe! Cry all you want, but the blade's ours today! Spread the axe! Spread the axe! Do my head for the privilege! So no one lies behind! Step tight behind found faces! It only takes one to get you down! The executioner, the beginning and the end! He carries cold hearts, still bathed with the taste of medicine! What if the reaper strikes? This might then not be missed! It's time to pay the man the executioner's debt! Spray the X! Spray the wow! Spray the X! Spray the X! Even a killer has to get paid! Spaghetti-ass! Spaghetti-ass! I'm on fire.</text:p>
          </table:table-cell>
        </table:table-row>
        <table:table-row>
          <table:table-cell office:value-type="string" office:string-value="S.O.D. - Speak English or Die">
            <text:p>S.O.D. - Speak English or Die</text:p>
          </table:table-cell>
          <table:table-cell office:value-type="string" office:string-value=" You can't come here and kill me. You don't know what I want, you don't know what I need. I'm not saying I'm the best, I'm Captain Fucking Ray, nice fucking actor, but can't just speak like me. But the fact I'm the acting unit is sad! You're on second place. You are what we hate. You can't communicate. Speaking of short days! I'm going to go ahead and save this. I'm going to be a slave. You know how I've always behaved? You take a minute to change. Speak English, or... Die!">
            <text:p> You can't come here and kill me. You don't know what I want, you don't know what I need. I'm not saying I'm the best, I'm Captain Fucking Ray, nice fucking actor, but can't just speak like me. But the fact I'm the acting unit is sad! You're on second place. You are what we hate. You can't communicate. Speaking of short days! I'm going to go ahead and save this. I'm going to be a slave. You know how I've always behaved? You take a minute to change. Speak English, or... Die!</text:p>
          </table:table-cell>
        </table:table-row>
        <table:table-row>
          <table:table-cell office:value-type="string" office:string-value="Suicidal Tendencies - You Can't Bring Me Down">
            <text:p>Suicidal Tendencies - You Can't Bring Me Down</text:p>
          </table:table-cell>
          <table:table-cell office:value-type="string" office:string-value=" you you I'm going to put this on the back of my head. What the hell's going on around here? I'm going to be a part of it. You can't bring me. You can't bring me. You can't bring me. You can't bring me. You can't bring me. You can't bring me. You can't bring me. You can't bring me. You can't bring me. You can't bring me down. Bring me down. You can't bring me down. Bring me down. You can't bring me down. No. Bring me down. You can't bring me down. Bring me down. You can't bring me down. You can't bring me down. Tell him what's up, Rocky. You can't bring me down. You can't bring me down. You can't bring me down. You can't bring me down. down. Bring me down. You can't bring me down. Bring me down. You can't bring me down. Bring me down. You can't bring me down. You can't bring me down. You can't bring me down. You can't bring me down. You can't bring me down. You can't bring me down. You can't bring me down. You can't bring me down.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And just cause you don't like it don't mean it ain't no good. And let me tell you something, before you go taking a walk in my world, you better take a look in the real world. Cause this ain't no Mr. Rogers neighborhood. Can you still feel like shit? Yeah, maybe sometimes I do feel like shit. I ain't happy about it, but I'd rather feel like shit than be full of shit. And if I offended you, oh I'm sorry, but maybe you need to be offended. But here's my apology and one more thing. Fuck you. You. Can. Bring. Me. You can't bring me down. You can't bring me down. You can't bring me down. You can't bring me down. You can't bring me down. You can't bring me down. You can't bring me down. You can't bring me down. Just get Britney down! Get Britney down! Get Britney down! Get Britney down! She's suicidal!">
            <text:p> you you I'm going to put this on the back of my head. What the hell's going on around here? I'm going to be a part of it. You can't bring me. You can't bring me. You can't bring me. You can't bring me. You can't bring me. You can't bring me. You can't bring me. You can't bring me. You can't bring me. You can't bring me down. Bring me down. You can't bring me down. Bring me down. You can't bring me down. No. Bring me down. You can't bring me down. Bring me down. You can't bring me down. You can't bring me down. Tell him what's up, Rocky. You can't bring me down. You can't bring me down. You can't bring me down. You can't bring me down. down. Bring me down. You can't bring me down. Bring me down. You can't bring me down. Bring me down. You can't bring me down. You can't bring me down. You can't bring me down. You can't bring me down. You can't bring me down. You can't bring me down. You can't bring me down. You can't bring me down.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And just cause you don't like it don't mean it ain't no good. And let me tell you something, before you go taking a walk in my world, you better take a look in the real world. Cause this ain't no Mr. Rogers neighborhood. Can you still feel like shit? Yeah, maybe sometimes I do feel like shit. I ain't happy about it, but I'd rather feel like shit than be full of shit. And if I offended you, oh I'm sorry, but maybe you need to be offended. But here's my apology and one more thing. Fuck you. You. Can. Bring. Me. You can't bring me down. You can't bring me down. You can't bring me down. You can't bring me down. You can't bring me down. You can't bring me down. You can't bring me down. You can't bring me down. Just get Britney down! Get Britney down! Get Britney down! Get Britney down! She's suicidal!</text:p>
          </table:table-cell>
        </table:table-row>
        <table:table-row>
          <table:table-cell office:value-type="string" office:string-value="Anthrax - Caught in a Mosh">
            <text:p>Anthrax - Caught in a Mosh</text:p>
          </table:table-cell>
          <table:table-cell office:value-type="string" office:string-value=". I'm not going to listen when I can't talk to you! Stop making yourself, for this, a sin for all! Shut up, shut up! I don't want to hear your mouth! I'm gonna get down out of my house. Can't stand it for another day. I ain't gonna live my life this way. Cold sweat, my fist up's wrenching. Stop, stop, stop. The edict of the jam. Which one of these words don't you understand? Oh, part of the boss. Talking to you's like that we've both had. What is it, John? Air is not a box! What is it, John? Air is not a box! What is it, John? Air is not a box! What is it, John? Air is not a box! Don't tell me how to do my job! Down to the door, the name's on the knob. Romans in the way, let me speak from my back. We in shock, there's a way that the veins are black. Can't stand it for another day. I'm gonna live my life this way! Don't sweat a business legend! Stop! Stop! Stop! The idiot in the town With one of these words Don't you understand? I'll find a boss! Talking to you It's like talking with one hand! Who is the God in the past? I'm going to sing a song.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the the Hey, man! Time for reasons you don't understand! Talk means sickness, we'll never get it straight! This ain't what being out there means! Can't stand it for another day! I ain't gonna live my life this way! Don't sweat my best application! I'm gonna live my life this way. Don't sweat my fist of plenty. Thump, thump, thump. Eat it in the tongue. Which one of these words don't you understand? I'm hotter than moss. Talking to you, sweat path is weak one hand. What is the cost? Hands off us! What is the cost? Hands off us! What is the cost? Hands off us! What is the cost? Hands off us! What is the cost? Hands off us!">
            <text:p>. I'm not going to listen when I can't talk to you! Stop making yourself, for this, a sin for all! Shut up, shut up! I don't want to hear your mouth! I'm gonna get down out of my house. Can't stand it for another day. I ain't gonna live my life this way. Cold sweat, my fist up's wrenching. Stop, stop, stop. The edict of the jam. Which one of these words don't you understand? Oh, part of the boss. Talking to you's like that we've both had. What is it, John? Air is not a box! What is it, John? Air is not a box! What is it, John? Air is not a box! What is it, John? Air is not a box! Don't tell me how to do my job! Down to the door, the name's on the knob. Romans in the way, let me speak from my back. We in shock, there's a way that the veins are black. Can't stand it for another day. I'm gonna live my life this way! Don't sweat a business legend! Stop! Stop! Stop! The idiot in the town With one of these words Don't you understand? I'll find a boss! Talking to you It's like talking with one hand! Who is the God in the past? I'm going to sing a song.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the the Hey, man! Time for reasons you don't understand! Talk means sickness, we'll never get it straight! This ain't what being out there means! Can't stand it for another day! I ain't gonna live my life this way! Don't sweat my best application! I'm gonna live my life this way. Don't sweat my fist of plenty. Thump, thump, thump. Eat it in the tongue. Which one of these words don't you understand? I'm hotter than moss. Talking to you, sweat path is weak one hand. What is the cost? Hands off us! What is the cost? Hands off us! What is the cost? Hands off us! What is the cost? Hands off us! What is the cost? Hands off us!</text:p>
          </table:table-cell>
        </table:table-row>
        <table:table-row>
          <table:table-cell office:value-type="string" office:string-value="Celtic Frost - Circle of the Tyrants">
            <text:p>Celtic Frost - Circle of the Tyrants</text:p>
          </table:table-cell>
          <table:table-cell office:value-type="string" office:string-value=" The papulace of war, the sacred commandment of the very best of men. Oh, Jerry, babe, babe, it'll fill up too much shit. Too often, it does. We're telling you all the cops, cops, you sniff out their inside. I stay with the walking dead, reach the shoulders of the living. Soap up the dead. Days of shower, of steel maroon, The love was end, the anger arose. You now will fly, to make your souls, your human will, unwinded. I'll kill you. I'll kill you! You will smile, shall make you turn, you shall be well on this morning dear. Oh No, no, no, no, no, no, no, no, no, no, no, no, no, no, no, no, no, no, no, no, no, no, Why those men, brought down the men, never looked to the falls, Hark the moans, of the dead children. I'm going to read it to you. I'm a man. I'm a man. I'm a man. I'm a man. I'm a man. I'm a man. I'm a man. I'm a man. I'm a man. I'm a man. I'm a man. I'm a man. I'm a man. I'm a man. Thank you.">
            <text:p> The papulace of war, the sacred commandment of the very best of men. Oh, Jerry, babe, babe, it'll fill up too much shit. Too often, it does. We're telling you all the cops, cops, you sniff out their inside. I stay with the walking dead, reach the shoulders of the living. Soap up the dead. Days of shower, of steel maroon, The love was end, the anger arose. You now will fly, to make your souls, your human will, unwinded. I'll kill you. I'll kill you! You will smile, shall make you turn, you shall be well on this morning dear. Oh No, no, no, no, no, no, no, no, no, no, no, no, no, no, no, no, no, no, no, no, no, no, Why those men, brought down the men, never looked to the falls, Hark the moans, of the dead children. I'm going to read it to you. I'm a man. I'm a man. I'm a man. I'm a man. I'm a man. I'm a man. I'm a man. I'm a man. I'm a man. I'm a man. I'm a man. I'm a man. I'm a man. I'm a man. Thank you.</text:p>
          </table:table-cell>
        </table:table-row>
        <table:table-row>
          <table:table-cell office:value-type="string" office:string-value="Dark Angel - Darkness Descends">
            <text:p>Dark Angel - Darkness Descends</text:p>
          </table:table-cell>
          <table:table-cell office:value-type="string" office:string-value=" you Okay. Okay. Okay. Okay. Okay. Okay. Okay. Okay. Okay. Okay. Okay. Okay. Okay. Okay. Okay. Okay. Okay. Okay. Okay. Okay. Okay. Okay. Okay. Okay. Okay. Okay. Okay. Okay. Okay. Psst. Psst. It's easy now, I can't. and abandoning no one to assuage the human whim. So far, the mimic wins, still the soul, rather fiendish than the will. Now he lives the most precious toll, marching the weakling's surveil. Sacrificed, religious war, about, coming extinct. Yeah, like professors of old before, permeate the nightmare. In the end, things undermine of all the soon to be dead Forget about us, and hear his beat, and raise his feet to comprehend City's guilty, crime is life. City's guilty, crime is life. City's guilty, crime is life. City's guilty, crime is life. A leaf of his chain, hugging the greats into paws. Mission of guilt, a wall to the sun, For justice, who works the laws. The demagogues, to the populace, Striking with great enmity. Listen to the waves, fools who are dying, While it's claiming the sword. Separate militias and the dredgers of fire, Stimps the insurers, they are loosed. ready for the time. But he's simply sitting in, in limbo for hours, against the guy, got no house to take him in. City's guilty, crime is life. Sentence is death, time to say. City's guilty, crime is life. Sentence is death, time to say. City's guilty, crime is life. Sentence is death, time to say. City's guilty, crime is life. SINCE IT'S A DEAD SON OF A BITCH! King Moon, Mars, look to the ground, Comets, more than it can grant. The day that's done, thoughts abound, Earth's, and time it fades. Drifting Olympus, spreading its wings, Splash the expanse of the skies. You have a niche and you know that it brings A generous dimension aside You tell the yinz that yinz is flawed Yinz that makes fear When you're the sound for an open end Yimmy lies is now here Coffee mill makes less for the lot Fixing yinz grows a brain Bitch from the dyke and the town of New York Until the tide comes in the stream She needs guilty, whoever's lying, she needs to tell, don't you see? She needs guilty, whoever's lying, she needs to tell, don't you see? She needs guilty, whoever's lying, she needs to tell, don't you see? She needs guilty, whoever's lying, she needs to tell, don't you see? Bye.">
            <text:p> you Okay. Okay. Okay. Okay. Okay. Okay. Okay. Okay. Okay. Okay. Okay. Okay. Okay. Okay. Okay. Okay. Okay. Okay. Okay. Okay. Okay. Okay. Okay. Okay. Okay. Okay. Okay. Okay. Okay. Psst. Psst. It's easy now, I can't. and abandoning no one to assuage the human whim. So far, the mimic wins, still the soul, rather fiendish than the will. Now he lives the most precious toll, marching the weakling's surveil. Sacrificed, religious war, about, coming extinct. Yeah, like professors of old before, permeate the nightmare. In the end, things undermine of all the soon to be dead Forget about us, and hear his beat, and raise his feet to comprehend City's guilty, crime is life. City's guilty, crime is life. City's guilty, crime is life. City's guilty, crime is life. A leaf of his chain, hugging the greats into paws. Mission of guilt, a wall to the sun, For justice, who works the laws. The demagogues, to the populace, Striking with great enmity. Listen to the waves, fools who are dying, While it's claiming the sword. Separate militias and the dredgers of fire, Stimps the insurers, they are loosed. ready for the time. But he's simply sitting in, in limbo for hours, against the guy, got no house to take him in. City's guilty, crime is life. Sentence is death, time to say. City's guilty, crime is life. Sentence is death, time to say. City's guilty, crime is life. Sentence is death, time to say. City's guilty, crime is life. SINCE IT'S A DEAD SON OF A BITCH! King Moon, Mars, look to the ground, Comets, more than it can grant. The day that's done, thoughts abound, Earth's, and time it fades. Drifting Olympus, spreading its wings, Splash the expanse of the skies. You have a niche and you know that it brings A generous dimension aside You tell the yinz that yinz is flawed Yinz that makes fear When you're the sound for an open end Yimmy lies is now here Coffee mill makes less for the lot Fixing yinz grows a brain Bitch from the dyke and the town of New York Until the tide comes in the stream She needs guilty, whoever's lying, she needs to tell, don't you see? She needs guilty, whoever's lying, she needs to tell, don't you see? She needs guilty, whoever's lying, she needs to tell, don't you see? She needs guilty, whoever's lying, she needs to tell, don't you see? Bye.</text:p>
          </table:table-cell>
        </table:table-row>
        <table:table-row>
          <table:table-cell office:value-type="string" office:string-value="Demolition Hammer - Skull Fracturing Nightmare">
            <text:p>Demolition Hammer - Skull Fracturing Nightmare</text:p>
          </table:table-cell>
          <table:table-cell office:value-type="string" office:string-value=" I'm gonna kill you. I'm not going to be able to do it. I'm not going to be able to do it. I'm not going to be able to do it. I'm not going to be able to do it. Enjoy the iron man's insidious device, avoiding battle against globalized sprites. Crucial tools are strategically applied, we're going to be late, you better make it in time. Locking us through with technique boss, radio compression. Let's just blow that question to cerebral explosion. Let's do a dance of agony, shattered broken bones. Like the splinter threaded through the chicken's lettuce bone. I'm going to be a good man. Sacrificing life with agony Torturing the captives willlessly Me, misery and anguish for the place For God's sake, just leave, just some days I'm not gonna let you do that. get the blood that's right, you let your mother sit back by not my fucked up bitch mind that's these bones, that's in your back teeth back bone, they get back in it's time for a kiss before she got back in let me die, boy, me I'm going to have to get you out of here. I'm going to go ahead and get started. Sacrificing life with apathy Torturing the God that's ruthlessly Misery and anguish both increase. Forgiveness is the atrocity. Violent, rape, and vandal.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text:p> I'm gonna kill you. I'm not going to be able to do it. I'm not going to be able to do it. I'm not going to be able to do it. I'm not going to be able to do it. Enjoy the iron man's insidious device, avoiding battle against globalized sprites. Crucial tools are strategically applied, we're going to be late, you better make it in time. Locking us through with technique boss, radio compression. Let's just blow that question to cerebral explosion. Let's do a dance of agony, shattered broken bones. Like the splinter threaded through the chicken's lettuce bone. I'm going to be a good man. Sacrificing life with agony Torturing the captives willlessly Me, misery and anguish for the place For God's sake, just leave, just some days I'm not gonna let you do that. get the blood that's right, you let your mother sit back by not my fucked up bitch mind that's these bones, that's in your back teeth back bone, they get back in it's time for a kiss before she got back in let me die, boy, me I'm going to have to get you out of here. I'm going to go ahead and get started. Sacrificing life with apathy Torturing the God that's ruthlessly Misery and anguish both increase. Forgiveness is the atrocity. Violent, rape, and vandal.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 I'm going to go......</text:p>
          </table:table-cell>
        </table:table-row>
        <table:table-row>
          <table:table-cell office:value-type="string" office:string-value="Destruction - Curse the Gods">
            <text:p>Destruction - Curse the Gods</text:p>
          </table:table-cell>
          <table:table-cell office:value-type="string" office:string-value=". So, I'm going to play a little bit of the song. one. I ask for the Jesus Christ. I'm a chad boy here, God made me. I'll catch you my gun, that's for sure. I ain't no chaser for big brains. Well, if you find your things, here's the lunch. Captives, gods, the only truth. The magic days, the magic days, Joy, magnolia, sin or die. I Christ's Lord chose me not sly for the faith. He told it to grace, not killing in the sin. How still did that shame kill me? Hear us, the gods, too many people have died. Church, the gods, the tools have taught us a lot. Beware of cults rules that you tell it you. That's not you, you're a tarnite. And I've learned, believe in yourself. Reality is not just a lie. And now we're going to do a little bit of a slow-mo. the gods. To the risky middle, death like Jerusalem, the gods, Zeus and Sinai, Troll 1. Curse the gods! Too many people can't fight. Curse the gods! The students are taught for life. Curse the gods! Too many people have died. Curse the gods! The students are taught for life..">
            <text:p>. So, I'm going to play a little bit of the song. one. I ask for the Jesus Christ. I'm a chad boy here, God made me. I'll catch you my gun, that's for sure. I ain't no chaser for big brains. Well, if you find your things, here's the lunch. Captives, gods, the only truth. The magic days, the magic days, Joy, magnolia, sin or die. I Christ's Lord chose me not sly for the faith. He told it to grace, not killing in the sin. How still did that shame kill me? Hear us, the gods, too many people have died. Church, the gods, the tools have taught us a lot. Beware of cults rules that you tell it you. That's not you, you're a tarnite. And I've learned, believe in yourself. Reality is not just a lie. And now we're going to do a little bit of a slow-mo. the gods. To the risky middle, death like Jerusalem, the gods, Zeus and Sinai, Troll 1. Curse the gods! Too many people can't fight. Curse the gods! The students are taught for life. Curse the gods! Too many people have died. Curse the gods! The students are taught for life..</text:p>
          </table:table-cell>
        </table:table-row>
        <table:table-row>
          <table:table-cell office:value-type="string" office:string-value="Devastation - Deliver the Suffering">
            <text:p>Devastation - Deliver the Suffering</text:p>
          </table:table-cell>
          <table:table-cell office:value-type="string" office:string-value=" I'm going to play a little bit of it. the the the the Oh, my God. Okay. I'm going to be a good boy. Another one times Shattering me like the inches The sword of my torture Being exposed, ridden with innocence Finally slept on Sticks of iron we play by day To refill the day This pain you cannot escape You have no choice Withdrawing all your might I live My innocence will constantly be destined to you, O Senor, so that we can destroy ourselves. My life is evil, I'll bring you pain, I will deliver the suffering. I'm going to go ahead and close the webinar. What's good? You feel the inner pain? The rise of evil submarines? Just a flesh of death, for life to do, this way we'll be able to rest. You have to go, for the life I have prescribed. No resistance, from the sight I want to die. My life is evil, I will bring you pain. I will deliver the sufferer's honor. I'm going to go ahead and close the video. Thank you.">
            <text:p> I'm going to play a little bit of it. the the the the Oh, my God. Okay. I'm going to be a good boy. Another one times Shattering me like the inches The sword of my torture Being exposed, ridden with innocence Finally slept on Sticks of iron we play by day To refill the day This pain you cannot escape You have no choice Withdrawing all your might I live My innocence will constantly be destined to you, O Senor, so that we can destroy ourselves. My life is evil, I'll bring you pain, I will deliver the suffering. I'm going to go ahead and close the webinar. What's good? You feel the inner pain? The rise of evil submarines? Just a flesh of death, for life to do, this way we'll be able to rest. You have to go, for the life I have prescribed. No resistance, from the sight I want to die. My life is evil, I will bring you pain. I will deliver the sufferer's honor. I'm going to go ahead and close the video. Thank you.</text:p>
          </table:table-cell>
        </table:table-row>
        <table:table-row>
          <table:table-cell office:value-type="string" office:string-value="Exodus - Blacklist">
            <text:p>Exodus - Blacklist</text:p>
          </table:table-cell>
          <table:table-cell office:value-type="string" office:string-value=" I'm going to go ahead and get started. you It is so mystery, what you get is what you see, you betrayed my loyalty. You told me, told me wrong, now I do you harm, my revenge is guaranteed. You stabbed me in the back, spit right in my eye, dragging me into the thrill. Take you out, write you up, that's never enough. Ways to throw you away! You better stop running till you know that I'm coming. Cock-a-doodling, I never miss. I'm onto your game and I'm laying the blame. And I'm adding your name to my blacklist. You should have thought twice, cause you're playing with your life. You must have been some sort of death wish. I haven't any doubt that your time's run out. Cause I've added your name... So my blacklist You tried to beat me, thought you could defeat me, but how were you ever wrong? I'd rise to the occasion, tear up your assassination, to put you down where you belong You've got a lot to say, we're not so far away, now you got a problem with me? Take you out, write you off, when I've had enough You're your verbal debris You better start running, cause you know that I'm coming. Cocked and loaded, and I'll never miss. I'm onto your game, and I'm laying the blame. And I'm adding your name to my blacklist. You should have thought twice, cause you're playing with your life. You must have been some sort of death wish. I haven't any doubt that your time's run out, cause I've added your name......to my blacklist. Okay.. to For all the shit you talk, you never walk the walk, all you do is run and hide. Slap me, slag me, your bitter body beg me, I'm not a man you should deride. I heard everything, all your mudslinging, you better run as fast as you can. Take you out, write you off, are you brave enough? To stand up and fight like a man? You better start runnin' cause you know that I'm comin' Cocked and loaded and I'll never miss I'm onto your game and I'm layin' the blame And I'm addin' your name to my blacklist You shoulda thought twice cause you're playin' with your life You must have been some sort of death wish I haven't any doubt that your time's run out Cause I added your name to my blacklist. I added your name to my blacklist. I added your name to my blacklist. I added your name to my blacklist. I got a good name! Off my blacklist! I got a good name! Off my blacklist! I got a good name! Off my blacklist! I got a good name! So am I, Blackness!">
            <text:p> I'm going to go ahead and get started. you It is so mystery, what you get is what you see, you betrayed my loyalty. You told me, told me wrong, now I do you harm, my revenge is guaranteed. You stabbed me in the back, spit right in my eye, dragging me into the thrill. Take you out, write you up, that's never enough. Ways to throw you away! You better stop running till you know that I'm coming. Cock-a-doodling, I never miss. I'm onto your game and I'm laying the blame. And I'm adding your name to my blacklist. You should have thought twice, cause you're playing with your life. You must have been some sort of death wish. I haven't any doubt that your time's run out. Cause I've added your name... So my blacklist You tried to beat me, thought you could defeat me, but how were you ever wrong? I'd rise to the occasion, tear up your assassination, to put you down where you belong You've got a lot to say, we're not so far away, now you got a problem with me? Take you out, write you off, when I've had enough You're your verbal debris You better start running, cause you know that I'm coming. Cocked and loaded, and I'll never miss. I'm onto your game, and I'm laying the blame. And I'm adding your name to my blacklist. You should have thought twice, cause you're playing with your life. You must have been some sort of death wish. I haven't any doubt that your time's run out, cause I've added your name......to my blacklist. Okay.. to For all the shit you talk, you never walk the walk, all you do is run and hide. Slap me, slag me, your bitter body beg me, I'm not a man you should deride. I heard everything, all your mudslinging, you better run as fast as you can. Take you out, write you off, are you brave enough? To stand up and fight like a man? You better start runnin' cause you know that I'm comin' Cocked and loaded and I'll never miss I'm onto your game and I'm layin' the blame And I'm addin' your name to my blacklist You shoulda thought twice cause you're playin' with your life You must have been some sort of death wish I haven't any doubt that your time's run out Cause I added your name to my blacklist. I added your name to my blacklist. I added your name to my blacklist. I added your name to my blacklist. I got a good name! Off my blacklist! I got a good name! Off my blacklist! I got a good name! Off my blacklist! I got a good name! So am I, Blackness!</text:p>
          </table:table-cell>
        </table:table-row>
        <table:table-row>
          <table:table-cell office:value-type="string" office:string-value="Kreator - Pleasure to Kill">
            <text:p>Kreator - Pleasure to Kill</text:p>
          </table:table-cell>
          <table:table-cell office:value-type="string" office:string-value=" I'm going to play a little bit of this.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I'm not afraid of the dark. I'm not afraid of the dark. I'm not afraid of the dark. I'm not afraid of the dark. I'm not afraid of the dark. I'm not afraid of the dark. I'm not afraid of the dark. I'm not afraid of the dark. I don't feel black from your open body, if I don't want to see you. Fetching the blood from your lips if you die, means that it's attached to me. Blah, shot and killed. Now that my mission is done, I'm forgotten being killed. I return to the cemetery. And my bloodlust is still. I can't bring this open for me. I lay to rest. Nothing will set me free. So I've shot two shots. I'm not ready. I'm gonna kill you. Take up the knife and throw it to my breast. Blackwash the whole alley. Stalking the city to take out your blood and open the shots on my blade. I'm burning to breathe what's how women look when my garage has been filled. Now I'm standing in the barrens of strength, tossed and buried and being killed. My only aim is to take many lives, the more the better I feel. I'm gonna kill you. Take up the knife and throw it to my breast. Blackwash the whole alley. Stalking the city to take out your blood and open the shots on my blade. I'm burning to breathe what's how women look when my garage has been filled. Now I'm standing in the barrens of strength, tossed and buried and being killed. I'm not a man to take many locks, the more the better I feel My only blessing's to hear many trots, triple dots, touch up on my steel Try to get black from your open body, it's not a word to see Taste the blood from the olympus and die, it means no deception to me Blasphemy to the king!.">
            <text:p> I'm going to play a little bit of this.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a black man, I'm I'm not afraid of the dark. I'm not afraid of the dark. I'm not afraid of the dark. I'm not afraid of the dark. I'm not afraid of the dark. I'm not afraid of the dark. I'm not afraid of the dark. I'm not afraid of the dark. I don't feel black from your open body, if I don't want to see you. Fetching the blood from your lips if you die, means that it's attached to me. Blah, shot and killed. Now that my mission is done, I'm forgotten being killed. I return to the cemetery. And my bloodlust is still. I can't bring this open for me. I lay to rest. Nothing will set me free. So I've shot two shots. I'm not ready. I'm gonna kill you. Take up the knife and throw it to my breast. Blackwash the whole alley. Stalking the city to take out your blood and open the shots on my blade. I'm burning to breathe what's how women look when my garage has been filled. Now I'm standing in the barrens of strength, tossed and buried and being killed. My only aim is to take many lives, the more the better I feel. I'm gonna kill you. Take up the knife and throw it to my breast. Blackwash the whole alley. Stalking the city to take out your blood and open the shots on my blade. I'm burning to breathe what's how women look when my garage has been filled. Now I'm standing in the barrens of strength, tossed and buried and being killed. I'm not a man to take many locks, the more the better I feel My only blessing's to hear many trots, triple dots, touch up on my steel Try to get black from your open body, it's not a word to see Taste the blood from the olympus and die, it means no deception to me Blasphemy to the king!.</text:p>
          </table:table-cell>
        </table:table-row>
        <table:table-row>
          <table:table-cell office:value-type="string" office:string-value="Megadeth - Tornado of Souls">
            <text:p>Megadeth - Tornado of Souls</text:p>
          </table:table-cell>
          <table:table-cell office:value-type="string" office:string-value=" This part of life ain't that cold Not one minute to roll Hey, and I thought I wanted to cry, but doubtless was gon' die Not for the money, not for the fame Not for the power, just no more games But now I'm safe in the Isle of Tornado I can't replace the laws, learned at the city school Now I'm never trapped inside, but when I will I'll surely die Anything I am's a tornado, blow me away You've grown to love my name, you hate me just the same You won't need your breath, yet soon you'll meet your death Not from the years, not from abuse Not from the tears, just self-abuse But now I'm safe in the eye of the tornado I can't replace the last blood a thousand days ago No more living trapped inside, well that way I'll surely die In the eye of the tornado, blow me away Who's to say what's for me to say? Who's to say what's for me to be? Who's to say what's for me to do? God said, fake nothing, it'll be for me I think that's the night. I think that's in the night. Okay. I can't say what's on my mind Can't do what I really feel And that's what I want for me That's where I sleep, I barely feel I won't be woke that fate Pulling through too late Your tongue's whispered words Conjured out of the stars Right now I feel your brain I'll spin you round again My pulse feels so bad Like I'm talking with no bed You feel my fingertips You won't forget my lips You feel my cold breath It's like you're so deaf It's like you're so deaf It's like you're so deaf Ow!">
            <text:p> This part of life ain't that cold Not one minute to roll Hey, and I thought I wanted to cry, but doubtless was gon' die Not for the money, not for the fame Not for the power, just no more games But now I'm safe in the Isle of Tornado I can't replace the laws, learned at the city school Now I'm never trapped inside, but when I will I'll surely die Anything I am's a tornado, blow me away You've grown to love my name, you hate me just the same You won't need your breath, yet soon you'll meet your death Not from the years, not from abuse Not from the tears, just self-abuse But now I'm safe in the eye of the tornado I can't replace the last blood a thousand days ago No more living trapped inside, well that way I'll surely die In the eye of the tornado, blow me away Who's to say what's for me to say? Who's to say what's for me to be? Who's to say what's for me to do? God said, fake nothing, it'll be for me I think that's the night. I think that's in the night. Okay. I can't say what's on my mind Can't do what I really feel And that's what I want for me That's where I sleep, I barely feel I won't be woke that fate Pulling through too late Your tongue's whispered words Conjured out of the stars Right now I feel your brain I'll spin you round again My pulse feels so bad Like I'm talking with no bed You feel my fingertips You won't forget my lips You feel my cold breath It's like you're so deaf It's like you're so deaf It's like you're so deaf Ow!</text:p>
          </table:table-cell>
        </table:table-row>
        <table:table-row>
          <table:table-cell office:value-type="string" office:string-value="Metallica - Whiplash">
            <text:p>Metallica - Whiplash</text:p>
          </table:table-cell>
          <table:table-cell office:value-type="string" office:string-value=" Okay. Okay. You're thirsty all around. You come to see the show We do our best for the rest You make it real, you know There's a feeling deep inside The top of your fucking mind Feeling all the hammer You need it all so bad The friendly and self-sufficient You're thrashing all around Acting like a maniac We blush You're passing all around. make it bleed, make it really sore. Get a frenzy madness with the leather than your spice. Get jump-bobbin' all around inside yourself tonight. Thrilling, it's such a flow. Young passion all around. Acting like a maniac. We blast. Here are the ancient muscle noises piecing through your ears. Kick your ass, keep space, excluding feeling ears. Now it's time to let it rip, to let it fucking loose. We're gathering here to be revealed, cause this is what we choose. It's friendly and satisfying. Get dressed and all around. Acting like a maniac. Here we go! We're blessed! It's two-in-two, the metal's gone, it's time to hit the road. Another town, another gig, again we will explode. Hotel rooms that move the way, it's like battered rocks. I'm gonna stop, I'll never quit, that's what I'm telling God That's brilliant, it's just as loud And I see them all around Acting like a maniac AHH!">
            <text:p> Okay. Okay. You're thirsty all around. You come to see the show We do our best for the rest You make it real, you know There's a feeling deep inside The top of your fucking mind Feeling all the hammer You need it all so bad The friendly and self-sufficient You're thrashing all around Acting like a maniac We blush You're passing all around. make it bleed, make it really sore. Get a frenzy madness with the leather than your spice. Get jump-bobbin' all around inside yourself tonight. Thrilling, it's such a flow. Young passion all around. Acting like a maniac. We blast. Here are the ancient muscle noises piecing through your ears. Kick your ass, keep space, excluding feeling ears. Now it's time to let it rip, to let it fucking loose. We're gathering here to be revealed, cause this is what we choose. It's friendly and satisfying. Get dressed and all around. Acting like a maniac. Here we go! We're blessed! It's two-in-two, the metal's gone, it's time to hit the road. Another town, another gig, again we will explode. Hotel rooms that move the way, it's like battered rocks. I'm gonna stop, I'll never quit, that's what I'm telling God That's brilliant, it's just as loud And I see them all around Acting like a maniac AHH!</text:p>
          </table:table-cell>
        </table:table-row>
        <table:table-row>
          <table:table-cell office:value-type="string" office:string-value="Morbid Saint - Lock Up Your Children">
            <text:p>Morbid Saint - Lock Up Your Children</text:p>
          </table:table-cell>
          <table:table-cell office:value-type="string" office:string-value=" I'm going to go ahead and get started. We will fight in the night, dark and sweet, we will play in the mines. I can see my fucking children on these fucking shit phones. You can't hear them, my stomping sounds are loud. When at last, they awake, insanity, we will take, Dr. Jones, as his hell, such a deal, Just let me out, I'm fucking still Dressed for me, suck the shit out Looking in, there are mines up Hey, suck the shit out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hand massage. Okay. Like a moth, very tight, left alone, in the night, Stalkin' snakes, wiggle legs, in the mines, Barfin' st. loch, barfin' channels, dread, far-leafed, Stalkin' sheds, foul, Blood, can't hear, bow, mines are blazing, Sons of owl. Not of your children are these tongues to shed found. The king in their minds of pain starts to pound. Not of your children are these tongues to shed found. Flushing it down, mind the pain it is Start t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text:p> I'm going to go ahead and get started. We will fight in the night, dark and sweet, we will play in the mines. I can see my fucking children on these fucking shit phones. You can't hear them, my stomping sounds are loud. When at last, they awake, insanity, we will take, Dr. Jones, as his hell, such a deal, Just let me out, I'm fucking still Dressed for me, suck the shit out Looking in, there are mines up Hey, suck the shit out I'm going to do a little bit of a hand massage. I'm going to do a little bit of a hand massage. I'm going to do a little bit of a hand massage. I'm going to do a little bit of a hand massage. I'm going to do a little bit of a hand massage. I'm going to do a little bit of a hand massage. I'm going to do a little bit of a hand massage. Okay. Like a moth, very tight, left alone, in the night, Stalkin' snakes, wiggle legs, in the mines, Barfin' st. loch, barfin' channels, dread, far-leafed, Stalkin' sheds, foul, Blood, can't hear, bow, mines are blazing, Sons of owl. Not of your children are these tongues to shed found. The king in their minds of pain starts to pound. Not of your children are these tongues to shed found. Flushing it down, mind the pain it is Start to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able:table-cell>
        </table:table-row>
        <table:table-row>
          <table:table-cell office:value-type="string" office:string-value="Mortuary Drape - Primordial">
            <text:p>Mortuary Drape - Primordial</text:p>
          </table:table-cell>
          <table:table-cell office:value-type="string" office:string-value="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Fuck you, the ultra king will live on the basements. Die! And this book of Satan you lacketh. The only master of this world is Satan himself. I know the world is in the dark, it is the dark. Why the fake revolution? Why the fake revolution? Why the fake revolution? Why the fake revolution? Why the fake revolution? Why the fake revolution? Why the fake revolution? Why the fake revolution? Why the fake revolution? I'm going to go to sleep. The reason I'm on the move, we've been in school. I like the power of the police, they've got it in. They killed the Tory Bucky, so I'm in charge. There's no DHS on the street, I'm ready for you. Boo! I could be the police if you're a true knackered boy. But I'll tell you what confronts me, I take no time. Don't say fair is the law, it makes no lie. It is the murder of crime, get back and forward. Why the fake devotion?">
            <text:p>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We are the champions of the world. Fuck you, the ultra king will live on the basements. Die! And this book of Satan you lacketh. The only master of this world is Satan himself. I know the world is in the dark, it is the dark. Why the fake revolution? Why the fake revolution? Why the fake revolution? Why the fake revolution? Why the fake revolution? Why the fake revolution? Why the fake revolution? Why the fake revolution? Why the fake revolution? I'm going to go to sleep. The reason I'm on the move, we've been in school. I like the power of the police, they've got it in. They killed the Tory Bucky, so I'm in charge. There's no DHS on the street, I'm ready for you. Boo! I could be the police if you're a true knackered boy. But I'll tell you what confronts me, I take no time. Don't say fair is the law, it makes no lie. It is the murder of crime, get back and forward. Why the fake devotion?</text:p>
          </table:table-cell>
        </table:table-row>
        <table:table-row>
          <table:table-cell office:value-type="string" office:string-value="Overkill - Elimination">
            <text:p>Overkill - Elimination</text:p>
          </table:table-cell>
          <table:table-cell office:value-type="string" office:string-value=" I'm going to make what's a cock and whiz. Bail, you're shitting me. A second opinion is what I need. Laughing in a windstorm blowing all the trunks up down. Crying in a funeral home forward my mail. my mail six feet underground elimination elimination elimination elimination I'm contagious, so why not? Not just me, waiting to rot. People, yeah I know, it couldn't be easier when I had to go. I'm hanging on the plug and I'm dancing to get it loose. Rolling on the stocks, the raw deals change. Now you got nothing to lose. Elimination, elimination, elimination, elimination. Eliminate the right, eliminate the wrong, eliminate the weak, eliminate the strong, eliminate your feelings, eliminate today, eliminate the hope, eliminate, eliminate! If I had just one more day I'd turn it all around. I'd make a play I could clean living and teethy out of the ground. And if I had just one more day I'd see it through your face. I'd pull the plug on everyone. Eliminate this race. We want the cure and we want it now. We should hope, we don't care how. You're making a mess, the seniors in the nation. son run away slain to pay elimination You're free. There's no doubt, sent on a globetrotting from the inside out. Terrible! What for? Blast one out, close it, it's a coffin door! Spend a million to save him, wish it over, lean on more! If I'm looking at this human man, I must be laying on the floor! Elimination! Hey, no! No! No! No! No! No! No! No! No!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FIDLE! YOU'RE SHITTIN' ME! A SECOND OPINION HAS GOTTA BE! Laughin' at the epidemic, suck it, it's goin' around! Cryin' at the epidemic, pullin' on nails, six feet underground! ELIMINATION! Hey! ELIMINATION! ELIMINATION! Hey! ELIMINATION! Eliminate the right, eliminate the wrong, eliminate the weak, eliminate the strong, eliminate the feelings, eliminate the late, eliminate the hope, eliminate, eliminate! Elimination! Elimination! Elimination! Elimination! Eliminate the whites, eliminate the world, eliminate the weak, eliminate the strong, eliminate the feeling, eliminate the pain, eliminate the hope, eliminate, eliminate!">
            <text:p> I'm going to make what's a cock and whiz. Bail, you're shitting me. A second opinion is what I need. Laughing in a windstorm blowing all the trunks up down. Crying in a funeral home forward my mail. my mail six feet underground elimination elimination elimination elimination I'm contagious, so why not? Not just me, waiting to rot. People, yeah I know, it couldn't be easier when I had to go. I'm hanging on the plug and I'm dancing to get it loose. Rolling on the stocks, the raw deals change. Now you got nothing to lose. Elimination, elimination, elimination, elimination. Eliminate the right, eliminate the wrong, eliminate the weak, eliminate the strong, eliminate your feelings, eliminate today, eliminate the hope, eliminate, eliminate! If I had just one more day I'd turn it all around. I'd make a play I could clean living and teethy out of the ground. And if I had just one more day I'd see it through your face. I'd pull the plug on everyone. Eliminate this race. We want the cure and we want it now. We should hope, we don't care how. You're making a mess, the seniors in the nation. son run away slain to pay elimination You're free. There's no doubt, sent on a globetrotting from the inside out. Terrible! What for? Blast one out, close it, it's a coffin door! Spend a million to save him, wish it over, lean on more! If I'm looking at this human man, I must be laying on the floor! Elimination! Hey, no! No! No! No! No! No! No! No! No!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elimination FIDLE! YOU'RE SHITTIN' ME! A SECOND OPINION HAS GOTTA BE! Laughin' at the epidemic, suck it, it's goin' around! Cryin' at the epidemic, pullin' on nails, six feet underground! ELIMINATION! Hey! ELIMINATION! ELIMINATION! Hey! ELIMINATION! Eliminate the right, eliminate the wrong, eliminate the weak, eliminate the strong, eliminate the feelings, eliminate the late, eliminate the hope, eliminate, eliminate! Elimination! Elimination! Elimination! Elimination! Eliminate the whites, eliminate the world, eliminate the weak, eliminate the strong, eliminate the feeling, eliminate the pain, eliminate the hope, eliminate, eliminate!</text:p>
          </table:table-cell>
        </table:table-row>
        <table:table-row>
          <table:table-cell office:value-type="string" office:string-value="Protector - Mortuary Nightmare">
            <text:p>Protector - Mortuary Nightmare</text:p>
          </table:table-cell>
          <table:table-cell office:value-type="string" office:string-value=" I'm not there. I'm not there. I'm not there. I'm not there. I'm not there. I'm not there. I'm not there. I'm not there. I'm not there. I'm not there. I'm not there. I'm not there. The sword! The sword! I'm not afraid of you. Fates now entomb the ready night, worlds are torn, the night is bloody to the bone. The end surrounds the dark, the truth, the death, the gods, the end of the game. The game for me, the monster is. The host, the dove, the sword, and the tomb for the saints. We are so tired. I thought you would die. I thought you would die. Margaery Nightmare! Margaery Nightmare! I'm sorry. I'm sorry. I'm sorry. Nothing. Nothing. Nightmare! Nightmare! Nightmare! Nightmare! Nightmare! Nightmare! Nightmare! Nightmare! Nightmare! Nightmare! Nightmare! Nightmare! Nightmare! Nightmare! Nightmare! Nightmare! Nightmare! Nightmare! Nightmare! Nightmare! Nightmare! Nightmare! Nightmare! Nightmare! Nightmare! Nightmare! Nightmare! Nightmare! Nightmare! It's a... Dragon! And it's just a three shots on the dime! Take them down! The Fafnir's Armageddon!">
            <text:p> I'm not there. I'm not there. I'm not there. I'm not there. I'm not there. I'm not there. I'm not there. I'm not there. I'm not there. I'm not there. I'm not there. I'm not there. The sword! The sword! I'm not afraid of you. Fates now entomb the ready night, worlds are torn, the night is bloody to the bone. The end surrounds the dark, the truth, the death, the gods, the end of the game. The game for me, the monster is. The host, the dove, the sword, and the tomb for the saints. We are so tired. I thought you would die. I thought you would die. Margaery Nightmare! Margaery Nightmare! I'm sorry. I'm sorry. I'm sorry. Nothing. Nothing. Nightmare! Nightmare! Nightmare! Nightmare! Nightmare! Nightmare! Nightmare! Nightmare! Nightmare! Nightmare! Nightmare! Nightmare! Nightmare! Nightmare! Nightmare! Nightmare! Nightmare! Nightmare! Nightmare! Nightmare! Nightmare! Nightmare! Nightmare! Nightmare! Nightmare! Nightmare! Nightmare! Nightmare! Nightmare! It's a... Dragon! And it's just a three shots on the dime! Take them down! The Fafnir's Armageddon!</text:p>
          </table:table-cell>
        </table:table-row>
        <table:table-row>
          <table:table-cell office:value-type="string" office:string-value="Razor - Take This Torch">
            <text:p>Razor - Take This Torch</text:p>
          </table:table-cell>
          <table:table-cell office:value-type="string" office:string-value=" I'm going to go ahead and get started. I am the darkness, searching for light, look into the darkness, putting up a fight, I am I see it surround you, you try to make a run Someone near is far to you, and now you see the sun Bright, light, now you can see where you are Far, out in the universe now You, try to escape from this spot Hot, ready or not, take this charge Take this charge Take this charge Take this charge Take this to the moon! Feel the way I melt, feel the spin you spin Spirit is your torture, pay for all your sins Take it to a stairway, drink your juice up Squirt it on your body, it sits forever Right, right, now you can see where you are More, more, more than you can resist now! You, try to escape from this spot! But, where do you not see this torch? See this torch! See this torch! See this torch! See this torch! I'm going to do it. uh so Oh">
            <text:p> I'm going to go ahead and get started. I am the darkness, searching for light, look into the darkness, putting up a fight, I am I see it surround you, you try to make a run Someone near is far to you, and now you see the sun Bright, light, now you can see where you are Far, out in the universe now You, try to escape from this spot Hot, ready or not, take this charge Take this charge Take this charge Take this charge Take this to the moon! Feel the way I melt, feel the spin you spin Spirit is your torture, pay for all your sins Take it to a stairway, drink your juice up Squirt it on your body, it sits forever Right, right, now you can see where you are More, more, more than you can resist now! You, try to escape from this spot! But, where do you not see this torch? See this torch! See this torch! See this torch! See this torch! I'm going to do it. uh so Oh</text:p>
          </table:table-cell>
        </table:table-row>
        <table:table-row>
          <table:table-cell office:value-type="string" office:string-value="Slayer - Angel of Death">
            <text:p>Slayer - Angel of Death</text:p>
          </table:table-cell>
          <table:table-cell office:value-type="string" office:string-value=" I'm going to go to the bathroom. I'm Swiss, the meaning, the pain, the way that I want you to die. Slow death, immense decay, showers that cleanse you of your life. For sin, like cattle you run, stepped out, you lack worth. Human mice, for the angel of death, 400,000 more to die! Angel of death! Marked to the kingdom of the dead! Sadistic! Surgeon of the mice, sadist of the noblest blood! Destroyed! Without mercy, to benefit the Aryan race! Surgery, with no anesthesia! Eagle knife, me shoe intensely! Inferior! No use to mankind, stripped out, screaming out to die! Angel of Death! Monarch to the kingdom of the dead! Infamous! Watch out! Angel of Death! I'm going to play a song. Scalp begins pushing through your eyes. Burning flesh drips away. Tasting heat burns your skin, your mind starts to boil. Fragile cones, cracks your limbs. How long can you last in this frozen water burial? Sewed together, joining heads. Just a matter of time till you rip yourself apart. Millions laid out in their crowded tombs. Seeking ways to achieve the Holocaust. Sleep the blood, bury life, smell your death as it burns deep inside of you, Abasinate, isoplane, praying for the end of your wide awake nightmare With the pain, reach out for you, his face of death staring down your bloods running cold Checking cells, dying eyes, feeding on the screams of the mutants he's creating Pathetic, harmless victims left to die! Rampant, into little death, flying free! I'm going to put it on. Hey, just March to the kingdom of the dead! Infamous! Watch out! Angel of Death! Angel of Death!">
            <text:p> I'm going to go to the bathroom. I'm Swiss, the meaning, the pain, the way that I want you to die. Slow death, immense decay, showers that cleanse you of your life. For sin, like cattle you run, stepped out, you lack worth. Human mice, for the angel of death, 400,000 more to die! Angel of death! Marked to the kingdom of the dead! Sadistic! Surgeon of the mice, sadist of the noblest blood! Destroyed! Without mercy, to benefit the Aryan race! Surgery, with no anesthesia! Eagle knife, me shoe intensely! Inferior! No use to mankind, stripped out, screaming out to die! Angel of Death! Monarch to the kingdom of the dead! Infamous! Watch out! Angel of Death! I'm going to play a song. Scalp begins pushing through your eyes. Burning flesh drips away. Tasting heat burns your skin, your mind starts to boil. Fragile cones, cracks your limbs. How long can you last in this frozen water burial? Sewed together, joining heads. Just a matter of time till you rip yourself apart. Millions laid out in their crowded tombs. Seeking ways to achieve the Holocaust. Sleep the blood, bury life, smell your death as it burns deep inside of you, Abasinate, isoplane, praying for the end of your wide awake nightmare With the pain, reach out for you, his face of death staring down your bloods running cold Checking cells, dying eyes, feeding on the screams of the mutants he's creating Pathetic, harmless victims left to die! Rampant, into little death, flying free! I'm going to put it on. Hey, just March to the kingdom of the dead! Infamous! Watch out! Angel of Death! Angel of Death!</text:p>
          </table:table-cell>
        </table:table-row>
        <table:table-row>
          <table:table-cell office:value-type="string" office:string-value="Sodom - Agent Orange">
            <text:p>Sodom - Agent Orange</text:p>
          </table:table-cell>
          <table:table-cell office:value-type="string" office:string-value=" Okay. So, I'm going to play a little bit of the music. A portion of the land is now under their, down on their farms. Assault against their population suppress their military arms. Only you prevent the Taurus League last the war. They are deprived of their power and education without law. Agent Taurus! Agent Taurus! Agent Taurus! Fight it, doesn't burn! No one will ever see you as a god, the gods all heal them! Hence are cryptic and unredeemable souls, memorials of flesh and blood! Hence are hearts unlawfully punished, poisoned till the end of their lives! Physical insomnia will make this world hell. Still, the path will rise. Ancient Dorans! Ancient Dorans! Ancient Dorans! The fire doesn't burn! I'm going to go ahead and turn it off. I am taking this job, getting my dad a head start, and now, I don't know what the f*** this is. It's crazy. I never knew what I was doing. God, I hate this. This is my last opportunity to walk again. Okay. Okay. Okay. Gripping cords are crying, waiting for the end. In this condition, they are dying. Cubons of the dead, filthy deaths of short generations. Generations the second last transmission those away for reparations must live with chemical agent cars Agent or it's Agent or it's Stations doors The silence doesn't burn Bye.">
            <text:p> Okay. So, I'm going to play a little bit of the music. A portion of the land is now under their, down on their farms. Assault against their population suppress their military arms. Only you prevent the Taurus League last the war. They are deprived of their power and education without law. Agent Taurus! Agent Taurus! Agent Taurus! Fight it, doesn't burn! No one will ever see you as a god, the gods all heal them! Hence are cryptic and unredeemable souls, memorials of flesh and blood! Hence are hearts unlawfully punished, poisoned till the end of their lives! Physical insomnia will make this world hell. Still, the path will rise. Ancient Dorans! Ancient Dorans! Ancient Dorans! The fire doesn't burn! I'm going to go ahead and turn it off. I am taking this job, getting my dad a head start, and now, I don't know what the f*** this is. It's crazy. I never knew what I was doing. God, I hate this. This is my last opportunity to walk again. Okay. Okay. Okay. Gripping cords are crying, waiting for the end. In this condition, they are dying. Cubons of the dead, filthy deaths of short generations. Generations the second last transmission those away for reparations must live with chemical agent cars Agent or it's Agent or it's Stations doors The silence doesn't burn Bye.</text:p>
          </table:table-cell>
        </table:table-row>
        <table:table-row>
          <table:table-cell office:value-type="string" office:string-value="Tankard - Need Money For Beer">
            <text:p>Tankard - Need Money For Beer</text:p>
          </table:table-cell>
          <table:table-cell office:value-type="string" office:string-value=" I'm going to be a real chick. to take our boss. I search for important sons, what do I find? Use the skinnings to wipe my behind. I need a goddamn brew, that's why I've come to you. You bastard, I hate you, I kill you, you collect my foot! So pious and gracious, When chance isn't very clear, You bastard, still hate you, Me money for the fucking spear! You got me cash, so give it to me, I'll give you more than set me free, Expect a thanks if you kiss my ass! I'll buy your girlfriend a cum with class! Why need a goddamn brew? That's why I'll come to you! You bastards! I hate you! I kill you, you can lick my balls! So pious, but faceless, It's action isn't very clear! You bastards, still hate you, Me body full of fucking fear! You bastards! I hate you! I kill you, you can lick my balls! You bastards! Still hate you! I need money for a fucking spear But a spear, my object of lust I've got no money, still take a must I search for fucking sands, what do I find? Use the steel axe to mark my behind You bastards! Why I hate you? Why I kill you? You can lick my foot! So pious! We're gracious! We're changing this is very clear! You bastards! Still hate you! Eat money for a fucking beer!">
            <text:p> I'm going to be a real chick. to take our boss. I search for important sons, what do I find? Use the skinnings to wipe my behind. I need a goddamn brew, that's why I've come to you. You bastard, I hate you, I kill you, you collect my foot! So pious and gracious, When chance isn't very clear, You bastard, still hate you, Me money for the fucking spear! You got me cash, so give it to me, I'll give you more than set me free, Expect a thanks if you kiss my ass! I'll buy your girlfriend a cum with class! Why need a goddamn brew? That's why I'll come to you! You bastards! I hate you! I kill you, you can lick my balls! So pious, but faceless, It's action isn't very clear! You bastards, still hate you, Me body full of fucking fear! You bastards! I hate you! I kill you, you can lick my balls! You bastards! Still hate you! I need money for a fucking spear But a spear, my object of lust I've got no money, still take a must I search for fucking sands, what do I find? Use the steel axe to mark my behind You bastards! Why I hate you? Why I kill you? You can lick my foot! So pious! We're gracious! We're changing this is very clear! You bastards! Still hate you! Eat money for a fucking beer!</text:p>
          </table:table-cell>
        </table:table-row>
        <table:table-row>
          <table:table-cell office:value-type="string" office:string-value="Vio-lence - Eternal Nightmare">
            <text:p>Vio-lence - Eternal Nightmare</text:p>
          </table:table-cell>
          <table:table-cell office:value-type="string" office:string-value=" Okay. I'm going to go ahead and get started. They get no much of any help, Suffering to the wear and the drops as they spin. It's over the edge, when they strip that good man, It's all you doubt, and all the toughen up. You're in your mind, the truth you'll see, It'll matter, quite literally. The grace in your hand, there can be no escape, Reality you'll see, and it makes you so afraid. You're a little bit of a nightmare when the horror begins. Your ears filled with nothing but fear And as you locked off from a dose of terror I'm going to be a man. you Meow. I'm going to do it. It's about to start! I'm going to be a good boy. the police. He told me I'm.....">
            <text:p> Okay. I'm going to go ahead and get started. They get no much of any help, Suffering to the wear and the drops as they spin. It's over the edge, when they strip that good man, It's all you doubt, and all the toughen up. You're in your mind, the truth you'll see, It'll matter, quite literally. The grace in your hand, there can be no escape, Reality you'll see, and it makes you so afraid. You're a little bit of a nightmare when the horror begins. Your ears filled with nothing but fear And as you locked off from a dose of terror I'm going to be a man. you Meow. I'm going to do it. It's about to start! I'm going to be a good boy. the police. He told me I'm.....</text:p>
          </table:table-cell>
        </table:table-row>
      </table:table>
      <table:table table:name="songs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 So sweetly to love, forevermore I kiss thee, my dear This day I see, nevermore will I leave When all seems to die away Forget what was to belong I'm not afraid to be alone We live in a time of chaos And we are the ones who are the saviors of the world I am the one I'm I'm a radio liar I'm a liar I Hear I I'm not afraid of the dark I'm not afraid of the dark I'm not afraid of the dark I'm not afraid of the dark I'm not afraid of the dark I'm not afraid of the dark I'm not afraid of the dark I am the Lord of the Universe I Ha ha ha ha ha ha ha ha ha ha Death of nature Even deat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ghost So And who is your enemy? I am who is I you">
            <text:p> So sweetly to love, forevermore I kiss thee, my dear This day I see, nevermore will I leave When all seems to die away Forget what was to belong I'm not afraid to be alone We live in a time of chaos And we are the ones who are the saviors of the world I am the one I'm I'm a radio liar I'm a liar I Hear I I'm not afraid of the dark I'm not afraid of the dark I'm not afraid of the dark I'm not afraid of the dark I'm not afraid of the dark I'm not afraid of the dark I'm not afraid of the dark I am the Lord of the Universe I Ha ha ha ha ha ha ha ha ha ha Death of nature Even deat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a ghost So And who is your enemy? I am who is I you</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 🎵 I'm just a little bit crazy I'm just a little bit crazy I'm just a little bit crazy I'm just a little bit crazy I'm just a little bit craz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it breaks me When it breaks me When it breaks me When it breaks me When it breaks me When it breaks me When it breaks me The war calls me The war calls me We are the ones who get to live The eyes can't be hidden We hold the unrecognized So I am not that you don't My head is that of the mystical fucking system The eyes can't match your world's omen I'm a man of the world and you've got me under I'm a man of the world and you've got me under I'm a man of the world and you've got me under I'm a man of the world and you've got me under I'm a man of the world and you've got me under I'm a man of the world and you've got me under This is not for the few We are so far enough from the dead end What the? The pain is real The pain is real The pain is real The pain is real The pain is real The pain is real The pain is real And I'm running this way And I'm running this way And I'm running this way so so so I'm going to have to do it again. So So You you">
            <text:p> 🎵 I'm just a little bit crazy I'm just a little bit crazy I'm just a little bit crazy I'm just a little bit crazy I'm just a little bit craz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it breaks me When it breaks me When it breaks me When it breaks me When it breaks me When it breaks me When it breaks me The war calls me The war calls me We are the ones who get to live The eyes can't be hidden We hold the unrecognized So I am not that you don't My head is that of the mystical fucking system The eyes can't match your world's omen I'm a man of the world and you've got me under I'm a man of the world and you've got me under I'm a man of the world and you've got me under I'm a man of the world and you've got me under I'm a man of the world and you've got me under I'm a man of the world and you've got me under This is not for the few We are so far enough from the dead end What the? The pain is real The pain is real The pain is real The pain is real The pain is real The pain is real The pain is real And I'm running this way And I'm running this way And I'm running this way so so so I'm going to have to do it again. So So You you</text:p>
          </table:table-cell>
        </table:table-row>
        <table:table-row>
          <table:table-cell office:value-type="string" office:string-value="Antichrist Siege Machine - Chaos Insignia">
            <text:p>Antichrist Siege Machine - Chaos Insignia</text:p>
          </table:table-cell>
          <table:table-cell office:value-type="string" office:string-value=" So War, freedom, good and bad, the body, greed, shame, war, massacre Oh Oh No need to pretend to be more careful to the There's a deep religion built on true love The power of fighting, fighting, winning, Life is freedom and freedom of the heart Thanks for watching!">
            <text:p> So War, freedom, good and bad, the body, greed, shame, war, massacre Oh Oh No need to pretend to be more careful to the There's a deep religion built on true love The power of fighting, fighting, winning, Life is freedom and freedom of the heart Thanks for watching!</text:p>
          </table:table-cell>
        </table:table-row>
        <table:table-row>
          <table:table-cell office:value-type="string" office:string-value="Archgoat - Nuns, Cunts &amp; Darkness">
            <text:p>Archgoat - Nuns, Cunts &amp; Darkness</text:p>
          </table:table-cell>
          <table:table-cell office:value-type="string" office:string-value=" ♪ ♪ I'm burning in the flame Burning in the flame Your brain is cured I am not blind I am not blind I am not blind I am not blind I am not blind You will not be able to touch The great ones are gone, but save the great Unwillingly they turn to blood Unmerciful Divi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The ground is round The explosion is high The energy is strong The light is bright">
            <text:p> ♪ ♪ I'm burning in the flame Burning in the flame Your brain is cured I am not blind I am not blind I am not blind I am not blind I am not blind You will not be able to touch The great ones are gone, but save the great Unwillingly they turn to blood Unmerciful Divin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o The ground is round The explosion is high The energy is strong The light is bright</text:p>
          </table:table-cell>
        </table:table-row>
        <table:table-row>
          <table:table-cell office:value-type="string" office:string-value="Axis of Advance - Annihilation">
            <text:p>Axis of Advance - Annihilation</text:p>
          </table:table-cell>
          <table:table-cell office:value-type="string" office:string-value=" So so Desperation and negativeness Sets a dark side of my mind Creates a chance to bear its own I'm prepared for the day to tell As the hateful slices through The collective soul to soul Trying to get over some of the pain There's just no way to try to make it It's the darkness With the dark speeding up to watch you by the sky Still the ordinary is gone I'm here to stay The trail by the space we see But in a dark black grave Moving through the heart of the abyss inside You're off to walk again as a free man What is the truth you must endure forever? I'm out of time You're in the rumble of time Castles cast in the horror I see them all sleep Innocent nightmares screaming, sweating Do you think, do you think, do you think, do you think, do you think? Now I survive the charm of the blackness that lies within I'm the blackest stain, I only take offense To a choice, it is how I'm done I'm the blackest stain, I only take offense To a choice, it is how I'm done This terror I'm so full of blood My blood has not even dried And all I see is annihilation I am building a new world And I will know the truth All I will make is annihilation Annihilation This is the end ♪ Oh! ♪ Desperation is the evil I'm a creature I can't avoid Screaming suggestions of miracles I'm a beast of a giant despair I'm a phoenix I fight to serve I'm a legend I deserve I'm the king of a golden fire I don't know why but I am here I'm a beast, I'm a savage Working at speed as you watch your mother die Feel before the furious eyes Of Kalecdyme">
            <text:p> So so Desperation and negativeness Sets a dark side of my mind Creates a chance to bear its own I'm prepared for the day to tell As the hateful slices through The collective soul to soul Trying to get over some of the pain There's just no way to try to make it It's the darkness With the dark speeding up to watch you by the sky Still the ordinary is gone I'm here to stay The trail by the space we see But in a dark black grave Moving through the heart of the abyss inside You're off to walk again as a free man What is the truth you must endure forever? I'm out of time You're in the rumble of time Castles cast in the horror I see them all sleep Innocent nightmares screaming, sweating Do you think, do you think, do you think, do you think, do you think? Now I survive the charm of the blackness that lies within I'm the blackest stain, I only take offense To a choice, it is how I'm done I'm the blackest stain, I only take offense To a choice, it is how I'm done This terror I'm so full of blood My blood has not even dried And all I see is annihilation I am building a new world And I will know the truth All I will make is annihilation Annihilation This is the end ♪ Oh! ♪ Desperation is the evil I'm a creature I can't avoid Screaming suggestions of miracles I'm a beast of a giant despair I'm a phoenix I fight to serve I'm a legend I deserve I'm the king of a golden fire I don't know why but I am here I'm a beast, I'm a savage Working at speed as you watch your mother die Feel before the furious eyes Of Kalecdyme</text:p>
          </table:table-cell>
        </table:table-row>
        <table:table-row>
          <table:table-cell office:value-type="string" office:string-value="Beherit - Down There">
            <text:p>Beherit - Down There</text:p>
          </table:table-cell>
          <table:table-cell office:value-type="string" office:string-value=" Wow. I'm going with the flow, feel the pain This world will fall to the moon He, a sky, you see it bleed He, a daughter of the moon Your sacrifice will dwell Dream the blood of the fire Call Scare I'm not angry, with the diamond crown, darkened skin, a spitting cur, decreased blood spur, drink the blood of a knight, give to hell, and please thyself, and the city bleeds, You are full of blood and all light must end! Now... In... Superpress... Now...">
            <text:p> Wow. I'm going with the flow, feel the pain This world will fall to the moon He, a sky, you see it bleed He, a daughter of the moon Your sacrifice will dwell Dream the blood of the fire Call Scare I'm not angry, with the diamond crown, darkened skin, a spitting cur, decreased blood spur, drink the blood of a knight, give to hell, and please thyself, and the city bleeds, You are full of blood and all light must end! Now... In... Superpress... Now...</text:p>
          </table:table-cell>
        </table:table-row>
        <table:table-row>
          <table:table-cell office:value-type="string" office:string-value="Bestial Warlust - Heathens">
            <text:p>Bestial Warlust - Heathens</text:p>
          </table:table-cell>
          <table:table-cell office:value-type="string" office:string-value=" Wow. I'm going with the flow, feel the pain This world will fall to the moon He, a sky, you see it bleed He, a daughter of the moon Your sacrifice will dwell Dream the blood of the fire Call Scare I'm not angry, with the diamond crown, darkened skin, a spitting cur, decreased blood spur, drink the blood of a knight, give to hell, and please thyself, and the city bleeds, You are full of blood and all light must end! Now... In... Superpress... Now...">
            <text:p> Wow. I'm going with the flow, feel the pain This world will fall to the moon He, a sky, you see it bleed He, a daughter of the moon Your sacrifice will dwell Dream the blood of the fire Call Scare I'm not angry, with the diamond crown, darkened skin, a spitting cur, decreased blood spur, drink the blood of a knight, give to hell, and please thyself, and the city bleeds, You are full of blood and all light must end! Now... In... Superpress... Now...</text:p>
          </table:table-cell>
        </table:table-row>
        <table:table-row>
          <table:table-cell office:value-type="string" office:string-value="Black Witchery - Holocaustic Church Devastation">
            <text:p>Black Witchery - Holocaustic Church Devastation</text:p>
          </table:table-cell>
          <table:table-cell office:value-type="string" office:string-valu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Back to the trenches, victory, proud to be proud of it Did you win yet? That's my question No you didn't, did you not come? Did you not belong anymore? Did you take up the feet of the man? I'm a bigger man in my head This is a new morning come Under the blackened sun A new age has come The temptation Is a new morning come God's been a dark old man God's been treated in plain The loss of the world he knew Is a new heaven come In the heavens cracking, vividly dead Master of strength, victorious, master of sons, of earth Leading winged and falling sheep So here I'm breaking the law again To the man who I am before The devil's taken a piece of me The devil's taken a piece of me And there's a man, talking to his men Back to the deep end he's coming, for the kingdom of light Back to the sound where he's crunching, fear and shame, yeah Thanks for watching!">
            <text:p>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Back to the trenches, victory, proud to be proud of it Did you win yet? That's my question No you didn't, did you not come? Did you not belong anymore? Did you take up the feet of the man? I'm a bigger man in my head This is a new morning come Under the blackened sun A new age has come The temptation Is a new morning come God's been a dark old man God's been treated in plain The loss of the world he knew Is a new heaven come In the heavens cracking, vividly dead Master of strength, victorious, master of sons, of earth Leading winged and falling sheep So here I'm breaking the law again To the man who I am before The devil's taken a piece of me The devil's taken a piece of me And there's a man, talking to his men Back to the deep end he's coming, for the kingdom of light Back to the sound where he's crunching, fear and shame, yeah Thanks for watching!</text:p>
          </table:table-cell>
        </table:table-row>
        <table:table-row>
          <table:table-cell office:value-type="string" office:string-value="Blasphemophagher - Ritual of Disintegration">
            <text:p>Blasphemophagher - Ritual of Disintegration</text:p>
          </table:table-cell>
          <table:table-cell office:value-type="string" office:string-value=" Oh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Every man is a human I need to find a reason To know this is the reason I need to find a reason To know this is the reason I'm not the fish out of the lake, I'm the fish out of the lake, I'm the fish out of the lake, I'm the fish out of the lake, I'm the fish out of the lake, I'm the fish out of the lake, We start again One We're the reason You have A good Time Oh, yeah. We are the kingdom of the dead">
            <text:p> Oh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I'm not a god, Every man is a human I need to find a reason To know this is the reason I need to find a reason To know this is the reason I'm not the fish out of the lake, I'm the fish out of the lake, I'm the fish out of the lake, I'm the fish out of the lake, I'm the fish out of the lake, I'm the fish out of the lake, We start again One We're the reason You have A good Time Oh, yeah. We are the kingdom of the dead</text:p>
          </table:table-cell>
        </table:table-row>
        <table:table-row>
          <table:table-cell office:value-type="string" office:string-value="Blasphemy - Fallen Angel of Doom">
            <text:p>Blasphemy - Fallen Angel of Doom</text:p>
          </table:table-cell>
          <table:table-cell office:value-type="string" office:string-value=" Hear the rumbling of the earth, hear the rumbling of the stars Sends out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You're not in the sky You're not in the sky You're not in the sky You're not in the sky You're not in the sky You're not in the sky You're not in the sky You're not in the sky You're not in the sky You're not in the sky So Yeah Ah! He's coming He's coming He's coming He's coming He's coming Ready for the ceremony of life Yeah, yeah, yeah Yes! A reference to the ancient of the dark The fallen, the young, the weak, the savages Oh, yeah">
            <text:p> Hear the rumbling of the earth, hear the rumbling of the stars Sends out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a rumbling of the universe You're not in the sky You're not in the sky You're not in the sky You're not in the sky You're not in the sky You're not in the sky You're not in the sky You're not in the sky You're not in the sky You're not in the sky So Yeah Ah! He's coming He's coming He's coming He's coming He's coming Ready for the ceremony of life Yeah, yeah, yeah Yes! A reference to the ancient of the dark The fallen, the young, the weak, the savages Oh, yeah</text:p>
          </table:table-cell>
        </table:table-row>
        <table:table-row>
          <table:table-cell office:value-type="string" office:string-value="Conqueror - Infinite Majesty">
            <text:p>Conqueror - Infinite Majesty</text:p>
          </table:table-cell>
          <table:table-cell office:value-type="string" office:string-value=" so Ah, criminal reciprocity Misdemeanors of our life control A panic which is forced in the air An abomination like a tyranny And there's a curse imposed in the fear To this abhorrent power The souls of the guilty Are the deeds of the flea For the rest we've forgotten to live A generation In peace and solace And there's a curse imposed in the fear The real operating power The source of electricity underneath the sun A destination before the land A status for our ships in the interior A world from the earth, a foreign rebirth A race of paragons, a foreign manifestation A generation born in rebirth Fields of torment and grief my God The dead are not living In the shadow of a cup of ruin Spurring on the future of the journey The rivers of red flow in my head Fallen by the power of the sun beneath The colors of the leaves are not the same All of us are floating through the night with Our instruments in the sand We're not the kind of horses that we'd like to be We're not the creatures that we'd like I don't know if you can't be born tonight I don't know if you can't be shot Even if I'm a snake I'll still be a snake I'm not a fairy, I'm a snake I'm not a ghost, I'm just a parasite I'm the beast, in the deep, in the dark, I get strong There's no escape for the beast's hand I'm the beast, like a beast, I'm the beast I am the one who's coming for the ride Now that the time has come to bring the beast to the jaw The empire of the beast is now The power of the beast has been brought There is no escape from the game Where are we? A threat? No, we will end All the items, the memory cards, the end of the magazine I've been counting, I'm with you guys The night is the latest, we've sold a lot I've got a choice, this is the end of the line No one's out yet, and the moment is dreaming Where the rivers of red flow infinite And the mountains of green are reduced to dust We're the weary, oppressed, so infuriated Under the mess of things, our ego's been dashed From the middle of a dying world, a fragment is displayed With this pandemonium We will be the undead I have swallowed the taste of the beast of the land But now there's no escape, it's the end of the game And I stop for a minute to reflect The outlaw's fornication, this is my end I'm......dead.">
            <text:p> so Ah, criminal reciprocity Misdemeanors of our life control A panic which is forced in the air An abomination like a tyranny And there's a curse imposed in the fear To this abhorrent power The souls of the guilty Are the deeds of the flea For the rest we've forgotten to live A generation In peace and solace And there's a curse imposed in the fear The real operating power The source of electricity underneath the sun A destination before the land A status for our ships in the interior A world from the earth, a foreign rebirth A race of paragons, a foreign manifestation A generation born in rebirth Fields of torment and grief my God The dead are not living In the shadow of a cup of ruin Spurring on the future of the journey The rivers of red flow in my head Fallen by the power of the sun beneath The colors of the leaves are not the same All of us are floating through the night with Our instruments in the sand We're not the kind of horses that we'd like to be We're not the creatures that we'd like I don't know if you can't be born tonight I don't know if you can't be shot Even if I'm a snake I'll still be a snake I'm not a fairy, I'm a snake I'm not a ghost, I'm just a parasite I'm the beast, in the deep, in the dark, I get strong There's no escape for the beast's hand I'm the beast, like a beast, I'm the beast I am the one who's coming for the ride Now that the time has come to bring the beast to the jaw The empire of the beast is now The power of the beast has been brought There is no escape from the game Where are we? A threat? No, we will end All the items, the memory cards, the end of the magazine I've been counting, I'm with you guys The night is the latest, we've sold a lot I've got a choice, this is the end of the line No one's out yet, and the moment is dreaming Where the rivers of red flow infinite And the mountains of green are reduced to dust We're the weary, oppressed, so infuriated Under the mess of things, our ego's been dashed From the middle of a dying world, a fragment is displayed With this pandemonium We will be the undead I have swallowed the taste of the beast of the land But now there's no escape, it's the end of the game And I stop for a minute to reflect The outlaw's fornication, this is my end I'm......dead.</text:p>
          </table:table-cell>
        </table:table-row>
        <table:table-row>
          <table:table-cell office:value-type="string" office:string-value="Death Worship - Holocaust Altar">
            <text:p>Death Worship - Holocaust Altar</text:p>
          </table:table-cell>
          <table:table-cell office:value-type="string" office:string-value=" Oh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a king of the jungle, I'm a king of the jungle I'm a king of the jungle, I'm a king of the jungle I'm a king of the jungle, I'm a king of the jungle I'm a king of the jungle, I'm a king of the jungle Oh God, Oh God, Oh God, Oh God I'm a beast of man, I'm the victim of the greatest of men I don't like to be seen, I'm the victim of the greatest of men I'm a beast of man, I'm the victim of the greatest of men I'm a beast of man, I'm the victim of the greatest of men I'm a beast of man, I'm the victim of the greatest of men I'm a beast of man, I'm the victim of the greatest of men I'm cold, I'm cold, I'm cold, I'm cold Thanks for watching!">
            <text:p> Oh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not the one you're looking for I'm a king of the jungle, I'm a king of the jungle I'm a king of the jungle, I'm a king of the jungle I'm a king of the jungle, I'm a king of the jungle I'm a king of the jungle, I'm a king of the jungle Oh God, Oh God, Oh God, Oh God I'm a beast of man, I'm the victim of the greatest of men I don't like to be seen, I'm the victim of the greatest of men I'm a beast of man, I'm the victim of the greatest of men I'm a beast of man, I'm the victim of the greatest of men I'm a beast of man, I'm the victim of the greatest of men I'm a beast of man, I'm the victim of the greatest of men I'm cold, I'm cold, I'm cold, I'm cold Thanks for watching!</text:p>
          </table:table-cell>
        </table:table-row>
        <table:table-row>
          <table:table-cell office:value-type="string" office:string-value="Deiphago - Into the Eye of Satan">
            <text:p>Deiphago - Into the Eye of Satan</text:p>
          </table:table-cell>
          <table:table-cell office:value-type="string" office:string-value=" ♪ This is the end of the world End of the world This is the end of the world End of the world This is the end of the world End of the world This is the end of the world End of the world so Consummation Satan my lord The opener The father of all The answer I know Here we are All we need is time It's not the time It's a good time We're all here Here's a better time Here we are Into the eye of Satan, soul of a fallen shepard Mighty of swords, god of the undead, mountain of sin, mighty of deat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
            <text:p> ♪ This is the end of the world End of the world This is the end of the world End of the world This is the end of the world End of the world This is the end of the world End of the world so Consummation Satan my lord The opener The father of all The answer I know Here we are All we need is time It's not the time It's a good time We're all here Here's a better time Here we are Into the eye of Satan, soul of a fallen shepard Mighty of swords, god of the undead, mountain of sin, mighty of death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hthththththththththththththththththththththththththththththththththththththth.....</text:p>
          </table:table-cell>
        </table:table-row>
        <table:table-row>
          <table:table-cell office:value-type="string" office:string-value="Diocletian - Werewolf Directive">
            <text:p>Diocletian - Werewolf Directive</text:p>
          </table:table-cell>
          <table:table-cell office:value-type="string" office:string-value=" So I'm the only one who can see the future I'm the only one who can see the future I'm the only one who can see the future I'm I'm a sinner I'm a sinner I'm a sinner I'm a sinner I'm a sinner I'm a sinner I'm a sinner I'm a ghost I'm a ghost I'm a ghost I can't reach the ground I'm a ghost I'm a ghost so The last night of your life is a dark one, sir I'm coming for you, I'm coming for you I'm coming for you, I'm coming for you So We're the ones that can't be stopped We're the ones that can't be stopped you">
            <text:p> So I'm the only one who can see the future I'm the only one who can see the future I'm the only one who can see the future I'm I'm a sinner I'm a sinner I'm a sinner I'm a sinner I'm a sinner I'm a sinner I'm a sinner I'm a ghost I'm a ghost I'm a ghost I can't reach the ground I'm a ghost I'm a ghost so The last night of your life is a dark one, sir I'm coming for you, I'm coming for you I'm coming for you, I'm coming for you So We're the ones that can't be stopped We're the ones that can't be stopped you</text:p>
          </table:table-cell>
        </table:table-row>
        <table:table-row>
          <table:table-cell office:value-type="string" office:string-value="Goatpenis - Glorious Immoral Carnage">
            <text:p>Goatpenis - Glorious Immoral Carnage</text:p>
          </table:table-cell>
          <table:table-cell office:value-type="string" office:string-value=" You We call them a simple certainty of liberty Tied to a medical valve In an arms cry You drink the blood you taste And you have nothing to reply To the one that's watching you Magic, lives in the mind of man It's something I have feared With fire and illusion The truth is all, I am starting to think It's like some type of sin But the path is clear I am burning up, the world, it's burning down I'll set the door, I'll see So come, come, see the path is open To stop it, we'll make a mess I will stand and fight for the people, the people, the people ♪ Worlds of flesh, people suffering and silence Feast in blood and fear Destruction and death, the ground of death A time to rise to the light of the dream No one's found, I've found the kingdom of Satan's kingdom, no one knows what it is there Can you feel the collapse of Satan's mind? Nothing but the fucking zombies I'm the only one The bones are too big I can't take it anymore I'm the only one I'm the only one I'm the only one I'm the only one I'm getting closer to the truth I'm getting closer to the truth The sun, the royal road, the dark, waiting for the last assault Claws of the desire for purgatory Shadows of a nuclear reality, in between the sands of the sea So beneath the glorious walls of the lich In the walls of the lich Kill me! you">
            <text:p> You We call them a simple certainty of liberty Tied to a medical valve In an arms cry You drink the blood you taste And you have nothing to reply To the one that's watching you Magic, lives in the mind of man It's something I have feared With fire and illusion The truth is all, I am starting to think It's like some type of sin But the path is clear I am burning up, the world, it's burning down I'll set the door, I'll see So come, come, see the path is open To stop it, we'll make a mess I will stand and fight for the people, the people, the people ♪ Worlds of flesh, people suffering and silence Feast in blood and fear Destruction and death, the ground of death A time to rise to the light of the dream No one's found, I've found the kingdom of Satan's kingdom, no one knows what it is there Can you feel the collapse of Satan's mind? Nothing but the fucking zombies I'm the only one The bones are too big I can't take it anymore I'm the only one I'm the only one I'm the only one I'm the only one I'm getting closer to the truth I'm getting closer to the truth The sun, the royal road, the dark, waiting for the last assault Claws of the desire for purgatory Shadows of a nuclear reality, in between the sands of the sea So beneath the glorious walls of the lich In the walls of the lich Kill me! you</text:p>
          </table:table-cell>
        </table:table-row>
        <table:table-row>
          <table:table-cell office:value-type="string" office:string-value="Heresiarch - Iron Harvest">
            <text:p>Heresiarch - Iron Harvest</text:p>
          </table:table-cell>
          <table:table-cell office:value-type="string" office:string-value=" So I'm a man and it's funny Near the cold desert shore In pain the burning morning storm Who is he? The man The man who's in your The man who's in your head The man who's in your head The man who's in your head The man who's in your The man who's in your head The man who's in your head The man who's in your head The man who's in your head The man who's in your head The man who's in your head The man who's in your head The vision of the birds of the crop Fade Death is fading Far Away to the sea Here we are Let the waves Come I'm a slave I'm not afraid of the dark I'm not afraid of the dark Faulted on the law The answer I've never gained Cry Cry So Resistance killed the leader Parasite has shaken The end of the world was near Get out of the picture No more waiting in the jails For the wholesome murder of nations Many years of torture by a prison cross of darkness In the field, he's placed the bomb Now he's the matter of mind Falling in To the burning sin Oh, yeah. There will be some trouble, just a dream, a dream so Thanks for watching!">
            <text:p> So I'm a man and it's funny Near the cold desert shore In pain the burning morning storm Who is he? The man The man who's in your The man who's in your head The man who's in your head The man who's in your head The man who's in your The man who's in your head The man who's in your head The man who's in your head The man who's in your head The man who's in your head The man who's in your head The man who's in your head The vision of the birds of the crop Fade Death is fading Far Away to the sea Here we are Let the waves Come I'm a slave I'm not afraid of the dark I'm not afraid of the dark Faulted on the law The answer I've never gained Cry Cry So Resistance killed the leader Parasite has shaken The end of the world was near Get out of the picture No more waiting in the jails For the wholesome murder of nations Many years of torture by a prison cross of darkness In the field, he's placed the bomb Now he's the matter of mind Falling in To the burning sin Oh, yeah. There will be some trouble, just a dream, a dream so Thanks for watching!</text:p>
          </table:table-cell>
        </table:table-row>
        <table:table-row>
          <table:table-cell office:value-type="string" office:string-value="Impiety - Christfuckingchrist">
            <text:p>Impiety - Christfuckingchrist</text:p>
          </table:table-cell>
          <table:table-cell office:value-type="string" office:string-value=" Oh Oh Watch you fucking kill and destroy Come and tear us to a BIT Tearing me to pieces Beating up the horses Blood, blood, blood, it pierces through the heart Falling off my grip Ripped in half this bloody blade Feel so bad to say Kill for your man What goes on inside you, inside you Reaching for my heart, the no-lost things of this world Descending, blood of the deliverance, in the final death of man The sun comes to rise, and I'm rising from fear I am the vision of a little soul, Back to the ancient and met the storm, Tell me where the fire's flown, Are they ready, lost in a dream, Rising angels, a magnetic pole, Fifteen miles, they walk by one, Seven pointy moths, they never all blow, Burning up, they're standing around, Crying for their fate, Damnation rise, burning shadows may hold But your evil cries may be heard What's up, Daniel, how are you today? Raging thoughts, my heart's on fire, now I'm a drunken corpse Formidant, formidant, formidant, formidant, formidant To avoid it, my vision Contextualized, I'm thrown into reality Why does this fight end now? Fucking conjured eyes A vision of blood and steel Retreating blood and steel Let's move, time to stop time Away I am the beast that roams the snow As the creature that makes the choice Hell be real, fire is low I'll be ready, close your eyes Rushing in, just bring a take-off This is my take, one by one Someone was even still in more blue Glory of this side of the road The end Christ fucking cried Darkness and light burning shadows Burning wood, crushed stone People crying fucking cries Death, blood, war, and war Please, ignore the shit that lies in this face I can't die you">
            <text:p> Oh Oh Watch you fucking kill and destroy Come and tear us to a BIT Tearing me to pieces Beating up the horses Blood, blood, blood, it pierces through the heart Falling off my grip Ripped in half this bloody blade Feel so bad to say Kill for your man What goes on inside you, inside you Reaching for my heart, the no-lost things of this world Descending, blood of the deliverance, in the final death of man The sun comes to rise, and I'm rising from fear I am the vision of a little soul, Back to the ancient and met the storm, Tell me where the fire's flown, Are they ready, lost in a dream, Rising angels, a magnetic pole, Fifteen miles, they walk by one, Seven pointy moths, they never all blow, Burning up, they're standing around, Crying for their fate, Damnation rise, burning shadows may hold But your evil cries may be heard What's up, Daniel, how are you today? Raging thoughts, my heart's on fire, now I'm a drunken corpse Formidant, formidant, formidant, formidant, formidant To avoid it, my vision Contextualized, I'm thrown into reality Why does this fight end now? Fucking conjured eyes A vision of blood and steel Retreating blood and steel Let's move, time to stop time Away I am the beast that roams the snow As the creature that makes the choice Hell be real, fire is low I'll be ready, close your eyes Rushing in, just bring a take-off This is my take, one by one Someone was even still in more blue Glory of this side of the road The end Christ fucking cried Darkness and light burning shadows Burning wood, crushed stone People crying fucking cries Death, blood, war, and war Please, ignore the shit that lies in this face I can't die you</text:p>
          </table:table-cell>
        </table:table-row>
        <table:table-row>
          <table:table-cell office:value-type="string" office:string-value="Kapala - Martial Dominance">
            <text:p>Kapala - Martial Dominance</text:p>
          </table:table-cell>
          <table:table-cell office:value-type="string" office:string-value=" You so so I'm I'm I'm I'm so I'm so I'm so I'm so I'm so I'm so I'm so I'm so I'm so I'm so I'm so I'm not a mortal, I'm just a mortal, I'm just a mortal I'm a dead man, I'm a mortal, I'm just a mortal, I'm just a mortal I'm a dead man I'm just a mortal, I'm just a mortal, I'm just a mortal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blind, I can't touch the things that we fear I'm not strong, so I don't draw, I'm not tough, so I don't fall I'm not strong, so I take on, I'm not blind, so I don't fear Oh! Let me be the god.">
            <text:p> You so so I'm I'm I'm I'm so I'm so I'm so I'm so I'm so I'm so I'm so I'm so I'm so I'm so I'm so I'm not a mortal, I'm just a mortal, I'm just a mortal I'm a dead man, I'm a mortal, I'm just a mortal, I'm just a mortal I'm a dead man I'm just a mortal, I'm just a mortal, I'm just a mortal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not blind, I can't touch the things that we fear I'm not strong, so I don't draw, I'm not tough, so I don't fall I'm not strong, so I take on, I'm not blind, so I don't fear Oh! Let me be the god.</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 So The dead man dies The dead man dies There is no love Nothing but this Thunder and rain I'm not afraid of the dark I'm not afraid of the dark I'm not afraid of the dark I'm not afraid of the dark This is the end of the world I'm not done yet I'm not here to die I'm not ready to die Sending a message back to the heart I'm the one who's gonna take it all I'm the one who's gonna take it all I'm the one who's gonna take it all so so so And I can feel the blood pumping, deadly The blood of a child And I'm coming out with the honor the I'm not afraid I am not afraid For I am not afraid For I am not afraid So I'm gonna die So I'm gonna die I'm not just a man I'm not just a man I'm not just a man Don't let me pass So I'm not afraid I'm not afraid I'm not afraid of the stars I'm not a slave, I'm not a slave ♪ ♪ I'm bored I'm dead inside I'm dead inside I'm dead inside I'm not afraid of the dark I'm not afraid of the dark I'm not afraid of the dark I'm not afraid of the dark you">
            <text:p> So The dead man dies The dead man dies There is no love Nothing but this Thunder and rain I'm not afraid of the dark I'm not afraid of the dark I'm not afraid of the dark I'm not afraid of the dark This is the end of the world I'm not done yet I'm not here to die I'm not ready to die Sending a message back to the heart I'm the one who's gonna take it all I'm the one who's gonna take it all I'm the one who's gonna take it all so so so And I can feel the blood pumping, deadly The blood of a child And I'm coming out with the honor the I'm not afraid I am not afraid For I am not afraid For I am not afraid So I'm gonna die So I'm gonna die I'm not just a man I'm not just a man I'm not just a man Don't let me pass So I'm not afraid I'm not afraid I'm not afraid of the stars I'm not a slave, I'm not a slave ♪ ♪ I'm bored I'm dead inside I'm dead inside I'm dead inside I'm not afraid of the dark I'm not afraid of the dark I'm not afraid of the dark I'm not afraid of the dark you</text:p>
          </table:table-cell>
        </table:table-row>
        <table:table-row>
          <table:table-cell office:value-type="string" office:string-value="Proclamation - Messiah of Darkness and Impurity">
            <text:p>Proclamation - Messiah of Darkness and Impurity</text:p>
          </table:table-cell>
          <table:table-cell office:value-type="string" office:string-value=" so so so so So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So you">
            <text:p> so so so so So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So you</text:p>
          </table:table-cell>
        </table:table-row>
        <table:table-row>
          <table:table-cell office:value-type="string" office:string-value="Revenge - Flashpoint Heretic (Flame Thrown)">
            <text:p>Revenge - Flashpoint Heretic (Flame Thrown)</text:p>
          </table:table-cell>
          <table:table-cell office:value-type="string" office:string-value=" 🎵 It's a good thing we're here, it's a good thing we're here I'm a coward, I'm a coward, I'm a coward, I'm a coward I'm a coward, I'm a coward, I'm a coward, I'm a coward I'm a coward, I'm a coward, I'm a coward, I'm a coward I'm a coward, I'm a coward, I'm a coward, I'm a coward I can hardly speak my words, I'm fucked, fucked, fucked, fucked, fucked You don't know me, I don't know you I am a man, I am a man I am a man, I am a man I am a man, I am a man I'm not insane I may be a man But I don't have to be It's not my fault, you are me so ♪ The dark can be seen in the eyes of the blind The road is long and it's time for the journey The sirens are the only sirens in the night The world is full of enemies, killing and hurting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you">
            <text:p> 🎵 It's a good thing we're here, it's a good thing we're here I'm a coward, I'm a coward, I'm a coward, I'm a coward I'm a coward, I'm a coward, I'm a coward, I'm a coward I'm a coward, I'm a coward, I'm a coward, I'm a coward I'm a coward, I'm a coward, I'm a coward, I'm a coward I can hardly speak my words, I'm fucked, fucked, fucked, fucked, fucked You don't know me, I don't know you I am a man, I am a man I am a man, I am a man I am a man, I am a man I'm not insane I may be a man But I don't have to be It's not my fault, you are me so ♪ The dark can be seen in the eyes of the blind The road is long and it's time for the journey The sirens are the only sirens in the night The world is full of enemies, killing and hurting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m a boy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I am a man you</text:p>
          </table:table-cell>
        </table:table-row>
        <table:table-row>
          <table:table-cell office:value-type="string" office:string-value="Sadistik Exekution - Suspiral">
            <text:p>Sadistik Exekution - Suspiral</text:p>
          </table:table-cell>
          <table:table-cell office:value-type="string" office:string-value=" I will have you, I will have you Shocking, yeah, battle of my head Waking up in white from the dead Like a tightwad, so I gently rub to the ground Ground, no Sack Spiral Sack Spiral I will hurt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Now, it's all">
            <text:p> I will have you, I will have you Shocking, yeah, battle of my head Waking up in white from the dead Like a tightwad, so I gently rub to the ground Ground, no Sack Spiral Sack Spiral I will hurt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Now, it's all</text:p>
          </table:table-cell>
        </table:table-row>
        <table:table-row>
          <table:table-cell office:value-type="string" office:string-value="Sarcófago - I.N.R.I.">
            <text:p>Sarcófago - I.N.R.I.</text:p>
          </table:table-cell>
          <table:table-cell office:value-type="string" office:string-value=" You The world is a prostitute, the blood of the scum, the oppress The government of birth, the blood of the evil, the blood of the prostitutes, the saints The hands of evil, the swords of the gate, the gnosis of Lord Krishna The forces of duality, of the seventh day, the martial of the living youth The embers of this now lingered breath The shattered visions of glowing saviors The shell of sentient, now restrained and corrupt Corrupted and evil, all the sons of a king ♪ ♪ ♪ Fuck you, fuck you, fuck you, Jesus Christ">
            <text:p> You The world is a prostitute, the blood of the scum, the oppress The government of birth, the blood of the evil, the blood of the prostitutes, the saints The hands of evil, the swords of the gate, the gnosis of Lord Krishna The forces of duality, of the seventh day, the martial of the living youth The embers of this now lingered breath The shattered visions of glowing saviors The shell of sentient, now restrained and corrupt Corrupted and evil, all the sons of a king ♪ ♪ ♪ Fuck you, fuck you, fuck you, Jesus Christ</text:p>
          </table:table-cell>
        </table:table-row>
        <table:table-row>
          <table:table-cell office:value-type="string" office:string-value="Teitanblood - Seven Chalices of Vomit and Blood">
            <text:p>Teitanblood - Seven Chalices of Vomit and Blood</text:p>
          </table:table-cell>
          <table:table-cell office:value-type="string" office:string-value=" So I'm not sure if I'm going to make it through No! This way, I must defeat All the castles of death And the streets of blood The leader of the spirit, an idol, orders you to act on, on this I am the last I am the last I am the last I am the last I am the last I am the last I am the last War And the fire Spares the great And the mountain And the devastated Mountain And the one Who Has the right to Exploded, the golden flame Waiting for our return I'm trapped in a prison that's a world I am the one you are In my darkness I'm a part of your darkness I am the one you fear In my darkness I'm still with you I'm waiting for the moment to come You are the one I've been looking for since the beginning I've been looking for you since the beginning I'm waiting for the moment to come I'm not afraid of the dark I'm not afraid of the dark I'm not afraid of the dark I'm not afraid of the dark I'm not afraid of the dark I'm not afraid of the dark I'm not afraid of the dark I'm not afraid of the dark I'm not afraid of the dark The world's over and it's time to draw a bow and kill it I need to find a home Only misfits or retards Can live on an empty stomach Eyes of fire, target my weakness Save me, not me I'm falling to the ground Remember, this is me I'm destructing We are the champions of the world Seven days and one night Seven days and one night Seven nights and one night The The The The The The The The The The The The The The It's a beautiful life, a piece of nature, a life of a dream, a dream of a dream">
            <text:p> So I'm not sure if I'm going to make it through No! This way, I must defeat All the castles of death And the streets of blood The leader of the spirit, an idol, orders you to act on, on this I am the last I am the last I am the last I am the last I am the last I am the last I am the last War And the fire Spares the great And the mountain And the devastated Mountain And the one Who Has the right to Exploded, the golden flame Waiting for our return I'm trapped in a prison that's a world I am the one you are In my darkness I'm a part of your darkness I am the one you fear In my darkness I'm still with you I'm waiting for the moment to come You are the one I've been looking for since the beginning I've been looking for you since the beginning I'm waiting for the moment to come I'm not afraid of the dark I'm not afraid of the dark I'm not afraid of the dark I'm not afraid of the dark I'm not afraid of the dark I'm not afraid of the dark I'm not afraid of the dark I'm not afraid of the dark I'm not afraid of the dark The world's over and it's time to draw a bow and kill it I need to find a home Only misfits or retards Can live on an empty stomach Eyes of fire, target my weakness Save me, not me I'm falling to the ground Remember, this is me I'm destructing We are the champions of the world Seven days and one night Seven days and one night Seven nights and one night The The The The The The The The The The The The The The It's a beautiful life, a piece of nature, a life of a dream, a dream of a dream</text:p>
          </table:table-cell>
        </table:table-row>
        <table:table-row>
          <table:table-cell office:value-type="string" office:string-value="Vassafor - Archeonauts Return">
            <text:p>Vassafor - Archeonauts Return</text:p>
          </table:table-cell>
          <table:table-cell office:value-type="string" office:string-value=" ♪♪♪ ♪♪♪ so Sensitive soul Lash and rip so so ♪ The wind Teeth in the ground, the stench The air Left in your bed Bleeding and stiff All see what you're Awake so I'm not afraid of the dark I'm not afraid of the dark I'm not afraid of the dark I'm not afraid of the dark I'm not afraid of the dark I'm not afraid of the dark The so so so so so so so so I'm a ghost in a time machine I'm a slave to the noise I'm a ghost in a time machine I'm a ghost in a time machine I'm a ghost in a time machine so so so And this is the scene The great apocalypse The dreams of the weak Are the right I'm a dog, a dog, a dog And I am dead And I am dead And I am dead too And I am dead too so so so so I'm so into you I'm lost I'm chasing you You're a fool You're a fool You're a fool You're a fool You're a fool You're a fool You're a fool so I'm a prisoner in the sea I'm a prisoner in the sea I'm a prisoner in the sea I'm a prisoner in the sea I'm a prisoner in the sea Return Return Return Return Return so so ♪ ♪ ♪ ♪ ♪ You're a monster You're a monster">
            <text:p> ♪♪♪ ♪♪♪ so Sensitive soul Lash and rip so so ♪ The wind Teeth in the ground, the stench The air Left in your bed Bleeding and stiff All see what you're Awake so I'm not afraid of the dark I'm not afraid of the dark I'm not afraid of the dark I'm not afraid of the dark I'm not afraid of the dark I'm not afraid of the dark The so so so so so so so so I'm a ghost in a time machine I'm a slave to the noise I'm a ghost in a time machine I'm a ghost in a time machine I'm a ghost in a time machine so so so And this is the scene The great apocalypse The dreams of the weak Are the right I'm a dog, a dog, a dog And I am dead And I am dead And I am dead too And I am dead too so so so so I'm so into you I'm lost I'm chasing you You're a fool You're a fool You're a fool You're a fool You're a fool You're a fool You're a fool so I'm a prisoner in the sea I'm a prisoner in the sea I'm a prisoner in the sea I'm a prisoner in the sea I'm a prisoner in the sea Return Return Return Return Return so so ♪ ♪ ♪ ♪ ♪ You're a monster You're a monster</text:p>
          </table:table-cell>
        </table:table-row>
      </table:table>
      <table:table table:name="demucs_mdx_extra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 So, I'm going to be a little bit. I'm I'm going to be a I'm I am the God of War. I am the God of War. I am the God of War. I am the God of War. Oh, I'm not. I am. I am. I am. I am. I am. I am. I am. I am. I am. I am. I am. I am. I am. I am. I am. I am. I am. I am. I am. I am. I am. I am. I am. I am. I am. I am. I am. I am. I am. Oh, oh, oh, oh, oh, oh, oh, oh, oh, oh, oh, oh, oh, oh, oh, oh, oh, oh, oh, oh, oh, oh, I'm going to go to sleep.">
            <text:p> So, I'm going to be a little bit. I'm I'm going to be a I'm I am the God of War. I am the God of War. I am the God of War. I am the God of War. Oh, I'm not. I am. I am. I am. I am. I am. I am. I am. I am. I am. I am. I am. I am. I am. I am. I am. I am. I am. I am. I am. I am. I am. I am. I am. I am. I am. I am. I am. I am. I am. Oh, oh, oh, oh, oh, oh, oh, oh, oh, oh, oh, oh, oh, oh, oh, oh, oh, oh, oh, oh, oh, oh, I'm going to go to sleep.</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 I'm going to go ahead and get some food real quick. We are the people of the land. We are the people of the land. We are the people of the land. We are the people of the land. We are the people of the land. I'm going to be doing this. I'm We're the Equestrians. We're the Equestrians. We're the Equestrians. We're the Equestrians. We're the Equestrians. We're the Equestrians. I thought it was me. I thought it was me. I'm watching. I'm in my sleep. I thought it was me. I thought it was me. I'm going to do that. I'm going to use the top is the best component system. We have the best in water. Water is the best in the water. We have the best in water. I am a man of my word. I am a man of my word. I am a man of my word. I am a man of my word. I am a man of my word. I am a man of my word. I am a man of my word. I am really sweet, really really sweet, I'm really sweet, really really sweet, I'm really sweet, really really sweet, I'm really sweet, really really sweet. I am Christmas. I am Christmas. I am Christmas. I am Christmas. I am Christmas. the the the the uh Okay. uh so Thank you.. Okay.......">
            <text:p> I'm going to go ahead and get some food real quick. We are the people of the land. We are the people of the land. We are the people of the land. We are the people of the land. We are the people of the land. I'm going to be doing this. I'm We're the Equestrians. We're the Equestrians. We're the Equestrians. We're the Equestrians. We're the Equestrians. We're the Equestrians. I thought it was me. I thought it was me. I'm watching. I'm in my sleep. I thought it was me. I thought it was me. I'm going to do that. I'm going to use the top is the best component system. We have the best in water. Water is the best in the water. We have the best in water. I am a man of my word. I am a man of my word. I am a man of my word. I am a man of my word. I am a man of my word. I am a man of my word. I am a man of my word. I am really sweet, really really sweet, I'm really sweet, really really sweet, I'm really sweet, really really sweet, I'm really sweet, really really sweet. I am Christmas. I am Christmas. I am Christmas. I am Christmas. I am Christmas. the the the the uh Okay. uh so Thank you.. Okay.......</text:p>
          </table:table-cell>
        </table:table-row>
        <table:table-row>
          <table:table-cell office:value-type="string" office:string-value="Antichrist Siege Machine - Chaos Insignia">
            <text:p>Antichrist Siege Machine - Chaos Insignia</text:p>
          </table:table-cell>
          <table:table-cell office:value-type="string" office:string-value=" I'm going to have to do this again. I'm going to do it. I'm going to kill you. I'm going to kill you. I'm going to kill you. I'm not. I'm going to go ahead and get the other one. Thank you.">
            <text:p> I'm going to have to do this again. I'm going to do it. I'm going to kill you. I'm going to kill you. I'm going to kill you. I'm not. I'm going to go ahead and get the other one. Thank you.</text:p>
          </table:table-cell>
        </table:table-row>
        <table:table-row>
          <table:table-cell office:value-type="string" office:string-value="Axis of Advance - Annihilation">
            <text:p>Axis of Advance - Annihilation</text:p>
          </table:table-cell>
          <table:table-cell office:value-type="string" office:string-value="..... Okay. I'm going to sing it. I'm not saying it's all Cause if you're not alive Forget if you're dead, don't worry so I'm a man, not a day in his hell I've done it twice or so But the rest is gone too soon Time to get over, come to pay us There's just no way to turn it into hell I am the last of the shattered. Words of death meeting as we walked through blackened sky. Kneeling before the imperial stars. I'll stand and die. Until my last fighting machine. Spare thy quackery. Moving through the heart of the ever-sleeping sky. They long to walk again as a free man. What is a soul you must endure forever? I'm going to die. Ruins of ruptured veins. Gas gulps, deaths and horrors. I chase them off screens. Energies like this, screaming, sweating. Energy, energy, energy, energy, energy, energy. I'm going to play a little bit of the song.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I thought the sun is the god And all I keep is annihilation I'm going to do a little bit of a rap. So you will fall, like I did not control All the world thinks annihilation, annihilation Fall I'm I'm a man. Scream like a jackass or a fairy tall I'm a man who's about to die in this hell I'm a man with a conscience of A collective conscience of Consciousness, power, calm, and fire I'm the judge of the world, not a handmaid I'm a man who loves my slaughter Boys in black, me in gas, you watch over the sky Hail before the purest God of Godless love!">
            <text:p>..... Okay. I'm going to sing it. I'm not saying it's all Cause if you're not alive Forget if you're dead, don't worry so I'm a man, not a day in his hell I've done it twice or so But the rest is gone too soon Time to get over, come to pay us There's just no way to turn it into hell I am the last of the shattered. Words of death meeting as we walked through blackened sky. Kneeling before the imperial stars. I'll stand and die. Until my last fighting machine. Spare thy quackery. Moving through the heart of the ever-sleeping sky. They long to walk again as a free man. What is a soul you must endure forever? I'm going to die. Ruins of ruptured veins. Gas gulps, deaths and horrors. I chase them off screens. Energies like this, screaming, sweating. Energy, energy, energy, energy, energy, energy. I'm going to play a little bit of the song.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Black and Black, I am the I thought the sun is the god And all I keep is annihilation I'm going to do a little bit of a rap. So you will fall, like I did not control All the world thinks annihilation, annihilation Fall I'm I'm a man. Scream like a jackass or a fairy tall I'm a man who's about to die in this hell I'm a man with a conscience of A collective conscience of Consciousness, power, calm, and fire I'm the judge of the world, not a handmaid I'm a man who loves my slaughter Boys in black, me in gas, you watch over the sky Hail before the purest God of Godless love!</text:p>
          </table:table-cell>
        </table:table-row>
        <table:table-row>
          <table:table-cell office:value-type="string" office:string-value="Archgoat - Nuns, Cunts &amp; Darkness">
            <text:p>Archgoat - Nuns, Cunts &amp; Darkness</text:p>
          </table:table-cell>
          <table:table-cell office:value-type="string" office:string-value=" I'm going to try to get a good shot of the guy. I'm going to kill you. I'm going to die. I'm going to die. I'm going to die. Yeah, I feel great. Now let's go and see the kids! I am the first! I am the first! I am the first! I am the first! I'm going to go ahead and turn off the camera. Oh I'm sorry.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text:p> I'm going to try to get a good shot of the guy. I'm going to kill you. I'm going to die. I'm going to die. I'm going to die. Yeah, I feel great. Now let's go and see the kids! I am the first! I am the first! I am the first! I am the first! I'm going to go ahead and turn off the camera. Oh I'm sorry.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 I'm not done.</text:p>
          </table:table-cell>
        </table:table-row>
        <table:table-row>
          <table:table-cell office:value-type="string" office:string-value="Beherit - Down There">
            <text:p>Beherit - Down There</text:p>
          </table:table-cell>
          <table:table-cell office:value-type="string" office:string-value=" I'm going to go ahead and get started. I'm going to kill you. Just more, big world, just more. Keep us going, you sickly creature. Claw, claw, claw. Heavy, as you enter, I start to feel it. Your sacrifice was well. Drink the blood of the god of the dead! I'm not a king, with a diamond crown. God's king must be the king. To use the brother's power, drink the blood of all. Not give to him, but please thyself. And the sacred, you are for food. Alright, alright. Death Symmetries Death">
            <text:p> I'm going to go ahead and get started. I'm going to kill you. Just more, big world, just more. Keep us going, you sickly creature. Claw, claw, claw. Heavy, as you enter, I start to feel it. Your sacrifice was well. Drink the blood of the god of the dead! I'm not a king, with a diamond crown. God's king must be the king. To use the brother's power, drink the blood of all. Not give to him, but please thyself. And the sacred, you are for food. Alright, alright. Death Symmetries Death</text:p>
          </table:table-cell>
        </table:table-row>
        <table:table-row>
          <table:table-cell office:value-type="string" office:string-value="Bestial Warlust - Heathens">
            <text:p>Bestial Warlust - Heathens</text:p>
          </table:table-cell>
          <table:table-cell office:value-type="string" office:string-value=" I'm going to go ahead and get started. I'm going to be a good boy. It's time for you to come back! To explore the world to the moon! Feel the sky's sacred breath! Feel, feel, feel! Feel the water of the earth! Your sacrifice is well! Drain the blood! I'm not a king, with a diamond crown. Darkest skin, must be the girl. She gives the brothers glory. Drink the blood of all, not give to hell. Now please thyself, and say it. You are the one who's blood, and all might, must fight. I am the power of the dark side! I am the power of the dark side! I am the power of the dark side! I am......Sympathris.">
            <text:p> I'm going to go ahead and get started. I'm going to be a good boy. It's time for you to come back! To explore the world to the moon! Feel the sky's sacred breath! Feel, feel, feel! Feel the water of the earth! Your sacrifice is well! Drain the blood! I'm not a king, with a diamond crown. Darkest skin, must be the girl. She gives the brothers glory. Drink the blood of all, not give to hell. Now please thyself, and say it. You are the one who's blood, and all might, must fight. I am the power of the dark side! I am the power of the dark side! I am the power of the dark side! I am......Sympathris.</text:p>
          </table:table-cell>
        </table:table-row>
        <table:table-row>
          <table:table-cell office:value-type="string" office:string-value="Black Witchery - Holocaustic Church Devastation">
            <text:p>Black Witchery - Holocaustic Church Devastation</text:p>
          </table:table-cell>
          <table:table-cell office:value-type="string" office:string-value=" uh I'm going to be a bad guy. I'm a man. I'm I'm I'm going to kill you. Don't you dread this place! Back to the TV you're watching! Spotted in the moonlight! Back to the sound of the concert! Spirited......YOU'RE NEXT! I'm going to go ahead and close this.">
            <text:p> uh I'm going to be a bad guy. I'm a man. I'm I'm I'm going to kill you. Don't you dread this place! Back to the TV you're watching! Spotted in the moonlight! Back to the sound of the concert! Spirited......YOU'RE NEXT! I'm going to go ahead and close this.</text:p>
          </table:table-cell>
        </table:table-row>
        <table:table-row>
          <table:table-cell office:value-type="string" office:string-value="Blasphemophagher - Ritual of Disintegration">
            <text:p>Blasphemophagher - Ritual of Disintegration</text:p>
          </table:table-cell>
          <table:table-cell office:value-type="string" office:string-value=" I'm going to be a good boy. I'm going to be a good boy. I'm going to be a good boy. I'm going to be a good boy. I'm going to be a good boy. Who do you think you are? You are a traitor! You are a traitor! You are a traitor! You are a traitor! I am the King! I am the King of the world. I am the King of the world. I am the King of the world. I am the King of the world. I'm going to kill you. I'm going to kill you. I'm going to kill you. I'm going to kill you. I'm going to kill you. I am a man of my word. I am a man of my word. I am a man of my word. I'm going to kill you. I'm not a god. I'm not a god. I'm not a god. I'm not a god. I'm not a god.">
            <text:p> I'm going to be a good boy. I'm going to be a good boy. I'm going to be a good boy. I'm going to be a good boy. I'm going to be a good boy. Who do you think you are? You are a traitor! You are a traitor! You are a traitor! You are a traitor! I am the King! I am the King of the world. I am the King of the world. I am the King of the world. I am the King of the world. I'm going to kill you. I'm going to kill you. I'm going to kill you. I'm going to kill you. I'm going to kill you. I am a man of my word. I am a man of my word. I am a man of my word. I'm going to kill you. I'm not a god. I'm not a god. I'm not a god. I'm not a god. I'm not a god.</text:p>
          </table:table-cell>
        </table:table-row>
        <table:table-row>
          <table:table-cell office:value-type="string" office:string-value="Blasphemy - Fallen Angel of Doom">
            <text:p>Blasphemy - Fallen Angel of Doom</text:p>
          </table:table-cell>
          <table:table-cell office:value-type="string" office:string-value=" I am the creator of the universe. I am the creator of the universe. I am the creator of the universe. I am the creator of the universe. I am the creator of the universe. I am the creator of the universe. I am the creator of the universe. I am the creator of the universe. I'm going to do that. I'm going to do that. uh um The death of the god. Let's bow in humility, Sending it out. Arrayed from the seven holy lights.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thtthttathtatatatatatatatatatatatatatatatatatatatatatatatatatatatatatatatatatatatatatatat I'm going to do it. I'm going to do it. I'm going to do it. I'm going to do it. I'm going to do it. I'm going to do it. I'm going to do it. I'm going to do it. I'm going to do it. I'm going to do it. I'm going to do it. I'm going to do it. I'm going to do it. I'm going to do it. I'm going to do it. Sibyl Naren Fatal realiz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phphphphphphphphphphphphphphphphphphphphphphphphphphphphphphphphphphphphphphphphphphphphphphphphphphphphphphphphphphphphphphphph">
            <text:p> I am the creator of the universe. I am the creator of the universe. I am the creator of the universe. I am the creator of the universe. I am the creator of the universe. I am the creator of the universe. I am the creator of the universe. I am the creator of the universe. I'm going to do that. I'm going to do that. uh um The death of the god. Let's bow in humility, Sending it out. Arrayed from the seven holy lights.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hthththththththththththththththththththththtthtthttathtatatatatatatatatatatatatatatatatatatatatatatatatatatatatatatatatatatatatatatat I'm going to do it. I'm going to do it. I'm going to do it. I'm going to do it. I'm going to do it. I'm going to do it. I'm going to do it. I'm going to do it. I'm going to do it. I'm going to do it. I'm going to do it. I'm going to do it. I'm going to do it. I'm going to do it. I'm going to do it. Sibyl Naren Fatal realize A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phphphphphphphphphphphphphphphphphphphphphphphphphphphphphphphphphphphphphphphphphphphphphphphphphphphphphphphphphphphphphphphph</text:p>
          </table:table-cell>
        </table:table-row>
        <table:table-row>
          <table:table-cell office:value-type="string" office:string-value="Conqueror - Infinite Majesty">
            <text:p>Conqueror - Infinite Majesty</text:p>
          </table:table-cell>
          <table:table-cell office:value-type="string" office:string-value=" Okay. I'm going to go ahead and get started. I have a message for you, my friend. I have a message for you. I have a message for you. I have a message for you. I have a message for you. I have a message for you. I have a message for you. I have a message for you. I'm not going to let you go. I'm not going to let you go. I'm not going to let you go. I'm not going to let you go. I'm not going to let you go. I've been prepared, built up on my death, with my guts! I am your heart, living, it is scattered amongst the ruins, paradise of the earth, of the earthy, while rivers of blood flow in my hands, I'm a man of my word. I'm a man of my word. I'm a man of my word. I'm a man of my word. I'm a man of my word. I'm a man of my word. I'm a man of my word. I'm a man of my word. I'm a man of my word. I'm not going to let you suffer that way. This is the end of my kingdom. I'm going to force you to despair. I'm going to fight you slowly. I'm going to force you to die. I'm going to make you repeat your sins. I'm going to make you despair. I'm going to force you to bury you. I'm going to make you regret your sins. I'm going to make you regret your sins. Solid item, country spark, death knocking fiends. Top of the day, hot wood pies. It works. Time to collect, we sold them all. A giant dolphin, fifty-fifty-odd. No longer kept, had a bunch to rebuild. I'm not going to let you go. I'm not going to let you go. I'm not going to let you go. I'm not going to let you go. I'm not going to let you go. Where the living are blessed so infinite, And the darkness of day, how it disperse. From the blue night world, a pocketful of ink and blood, When the final vote is done, the city darkens.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Bye.">
            <text:p> Okay. I'm going to go ahead and get started. I have a message for you, my friend. I have a message for you. I have a message for you. I have a message for you. I have a message for you. I have a message for you. I have a message for you. I have a message for you. I'm not going to let you go. I'm not going to let you go. I'm not going to let you go. I'm not going to let you go. I'm not going to let you go. I've been prepared, built up on my death, with my guts! I am your heart, living, it is scattered amongst the ruins, paradise of the earth, of the earthy, while rivers of blood flow in my hands, I'm a man of my word. I'm a man of my word. I'm a man of my word. I'm a man of my word. I'm a man of my word. I'm a man of my word. I'm a man of my word. I'm a man of my word. I'm a man of my word. I'm not going to let you suffer that way. This is the end of my kingdom. I'm going to force you to despair. I'm going to fight you slowly. I'm going to force you to die. I'm going to make you repeat your sins. I'm going to make you despair. I'm going to force you to bury you. I'm going to make you regret your sins. I'm going to make you regret your sins. Solid item, country spark, death knocking fiends. Top of the day, hot wood pies. It works. Time to collect, we sold them all. A giant dolphin, fifty-fifty-odd. No longer kept, had a bunch to rebuild. I'm not going to let you go. I'm not going to let you go. I'm not going to let you go. I'm not going to let you go. I'm not going to let you go. Where the living are blessed so infinite, And the darkness of day, how it disperse. From the blue night world, a pocketful of ink and blood, When the final vote is done, the city darkens.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I'm going to take the top. Bye.</text:p>
          </table:table-cell>
        </table:table-row>
        <table:table-row>
          <table:table-cell office:value-type="string" office:string-value="Death Worship - Holocaust Altar">
            <text:p>Death Worship - Holocaust Altar</text:p>
          </table:table-cell>
          <table:table-cell office:value-type="string" office:string-value=" I'm going to do it. I'm going to be taking a break. I'm going to be taking a break. I'm going to be taking a break. I'm going to be taking a break. But, But, But, But, But, But, But, But, But, But, of God, of God, of God. I'm going to get you out of here. I'm going to get you out of here. the the the I'm going to be a good boy. I'm going to be a good boy. I'm going to be a good boy. I'm going to be a good boy. I'm going to be a good boy. I'm a child of the world. I'm a child of the world. I'm a child of the world. I'm a child of the world. I'm a child of the world. Yes. I hope you enjoyed this video, and I'll see you in the next one.">
            <text:p> I'm going to do it. I'm going to be taking a break. I'm going to be taking a break. I'm going to be taking a break. I'm going to be taking a break. But, But, But, But, But, But, But, But, But, But, of God, of God, of God. I'm going to get you out of here. I'm going to get you out of here. the the the I'm going to be a good boy. I'm going to be a good boy. I'm going to be a good boy. I'm going to be a good boy. I'm going to be a good boy. I'm a child of the world. I'm a child of the world. I'm a child of the world. I'm a child of the world. I'm a child of the world. Yes. I hope you enjoyed this video, and I'll see you in the next one.</text:p>
          </table:table-cell>
        </table:table-row>
        <table:table-row>
          <table:table-cell office:value-type="string" office:string-value="Deiphago - Into the Eye of Satan">
            <text:p>Deiphago - Into the Eye of Satan</text:p>
          </table:table-cell>
          <table:table-cell office:value-type="string" office:string-value=" So, Yes, yes, yes. Yes. Yes. Yes. Okay. I'm going to say it again. I am the one who will destroy you. I am the one who will destroy you. I am the one who will destroy you. Into the eye of Satan, soul of a falsely commanded. Into the eye of Satan, soul of a self-sacrificed. I'm not. I'm just a monkey, I'm just a monkey, I'm just a monkey, I'm just a monkey, I'm just I'm just a little bit more. I'm here! Into the eye of Satan! Soul of a southern yamaha! Into the eye of Satan! Soul of a southern yamaha! Thank you.">
            <text:p> So, Yes, yes, yes. Yes. Yes. Yes. Okay. I'm going to say it again. I am the one who will destroy you. I am the one who will destroy you. I am the one who will destroy you. Into the eye of Satan, soul of a falsely commanded. Into the eye of Satan, soul of a self-sacrificed. I'm not. I'm just a monkey, I'm just a monkey, I'm just a monkey, I'm just a monkey, I'm just I'm just a little bit more. I'm here! Into the eye of Satan! Soul of a southern yamaha! Into the eye of Satan! Soul of a southern yamaha! Thank you.</text:p>
          </table:table-cell>
        </table:table-row>
        <table:table-row>
          <table:table-cell office:value-type="string" office:string-value="Diocletian - Werewolf Directive">
            <text:p>Diocletian - Werewolf Directive</text:p>
          </table:table-cell>
          <table:table-cell office:value-type="string" office:string-value=" Okay. Okay. Thank you. Okay. Thank you. Okay. Okay. I'm going to go to the library. I'm going to go to bed.">
            <text:p> Okay. Okay. Thank you. Okay. Thank you. Okay. Okay. I'm going to go to the library. I'm going to go to bed.</text:p>
          </table:table-cell>
        </table:table-row>
        <table:table-row>
          <table:table-cell office:value-type="string" office:string-value="Goatpenis - Glorious Immoral Carnage">
            <text:p>Goatpenis - Glorious Immoral Carnage</text:p>
          </table:table-cell>
          <table:table-cell office:value-type="string" office:string-value=" The noise will come back when you put an axe inside of the ghost's side. For a taste of the shambles of the lokiariati Feel the disgust, soaked in the infamous morbel gargage With hope, a single serenade of liberty Tries to lock every foe down Even the arch-squire killed Slaves, their whole body detained inside The level of the grave of lying Tones that walk, dance like the dead I'm not sure if I'm going to be able to do this. I studied food, been like some type of sage, taught a life made of bread and body fire. You are a victim to my evil, a sacred weapon, so now die and seek your death, you scoundrel. Forget, we were the best when we stayed, no one is taking more, take my crown. Oh, I came to the temple of my noble ancestor Yet you can't take your awesome sacrifice But I will take those sacrifices And give them back to the fatherland I am the son of the land I am the son of the land I am the son of the land I am the son of the land I am the son of the land the bones out of my head oh no oh no god i thought you were dead i thought you were dead i thought you were dead i thought you were dead i thought you were dead i thought you were dead i thought you were dead i thought you were dead i thought you were dead i thought you were dead i thought you were dead I'm sorry, but I'm not old. Holding on the rest of Sauron, cause of focus sighted, all birches and elm. Shadows, all are looking out beyond him, piercing the sky dark six o'clock. He gives the glorious immortal gargoyle. Immortal gargoyle. Oh Thank you.">
            <text:p> The noise will come back when you put an axe inside of the ghost's side. For a taste of the shambles of the lokiariati Feel the disgust, soaked in the infamous morbel gargage With hope, a single serenade of liberty Tries to lock every foe down Even the arch-squire killed Slaves, their whole body detained inside The level of the grave of lying Tones that walk, dance like the dead I'm not sure if I'm going to be able to do this. I studied food, been like some type of sage, taught a life made of bread and body fire. You are a victim to my evil, a sacred weapon, so now die and seek your death, you scoundrel. Forget, we were the best when we stayed, no one is taking more, take my crown. Oh, I came to the temple of my noble ancestor Yet you can't take your awesome sacrifice But I will take those sacrifices And give them back to the fatherland I am the son of the land I am the son of the land I am the son of the land I am the son of the land I am the son of the land the bones out of my head oh no oh no god i thought you were dead i thought you were dead i thought you were dead i thought you were dead i thought you were dead i thought you were dead i thought you were dead i thought you were dead i thought you were dead i thought you were dead i thought you were dead I'm sorry, but I'm not old. Holding on the rest of Sauron, cause of focus sighted, all birches and elm. Shadows, all are looking out beyond him, piercing the sky dark six o'clock. He gives the glorious immortal gargoyle. Immortal gargoyle. Oh Thank you.</text:p>
          </table:table-cell>
        </table:table-row>
        <table:table-row>
          <table:table-cell office:value-type="string" office:string-value="Heresiarch - Iron Harvest">
            <text:p>Heresiarch - Iron Harvest</text:p>
          </table:table-cell>
          <table:table-cell office:value-type="string" office:string-value=" I'm going to go ahead and start the video. I am the greatest of all. I am the greatest of all. I am the greatest of all. The biggest problem is you hear the soul that's left. I am the God of War. I am the God of War. I am the God of War. I'm going to be a monster. I am the one who will destroy you. I am the one who will destroy you. I am the one who will destroy you. I am the God of War. You devil tank! You! TANK! TANK! I'm going to go ahead and get the other one. I am the God of War! I am the God of War! I am the God of War! I am the God of War! I am the God of War! I'm Darn! I don't care if they're cross or bloody! Yes! They should fear if they start war! They should give the bells of war! I'm going to kill you! I'm going to kill you! I'm going to kill you! I'm going to kill you! I'm going to kill you! I am the king of the world. I am the king of the world. Okay. Thank you......">
            <text:p> I'm going to go ahead and start the video. I am the greatest of all. I am the greatest of all. I am the greatest of all. The biggest problem is you hear the soul that's left. I am the God of War. I am the God of War. I am the God of War. I'm going to be a monster. I am the one who will destroy you. I am the one who will destroy you. I am the one who will destroy you. I am the God of War. You devil tank! You! TANK! TANK! I'm going to go ahead and get the other one. I am the God of War! I am the God of War! I am the God of War! I am the God of War! I am the God of War! I'm Darn! I don't care if they're cross or bloody! Yes! They should fear if they start war! They should give the bells of war! I'm going to kill you! I'm going to kill you! I'm going to kill you! I'm going to kill you! I'm going to kill you! I am the king of the world. I am the king of the world. Okay. Thank you......</text:p>
          </table:table-cell>
        </table:table-row>
        <table:table-row>
          <table:table-cell office:value-type="string" office:string-value="Impiety - Christfuckingchrist">
            <text:p>Impiety - Christfuckingchrist</text:p>
          </table:table-cell>
          <table:table-cell office:value-type="string" office:string-value=" Oh I'm trapped in here. I'm I'm gonna take a look. I am I am the vision of a million souls, and I see it in the distance. There are big rams, flying stones, rumbling rain, floating in the dust, rotting in the twigs. There's a fog, ripping, passing word by word, someone pointing out to the blue moon, Bury off this satan in his Christ fucking brain! That's it, you crybaby, burn in shatters, my lord! Run your evil Christ fucking brain! What's up, God? I'm Fucking judge of the heart! I am the patient! I promise you! No! Retreat is not acceptable! Let us go! Where?! I am the beat and the moment of soul! The spirit and the fate of joy! Hell is real! I am stone! I am rain! I am not the earth! I'll take it just as it was before Rip it, I'll take one by one Someone's body must deliver Blows the aria of this silent realm The end Christ the fucking queen That is the life Burning sadness, burning joy Drop your fever, Christ the fucking queen Death Lord wants the world! We must kill all of them and save our country! you">
            <text:p> Oh I'm trapped in here. I'm I'm gonna take a look. I am I am the vision of a million souls, and I see it in the distance. There are big rams, flying stones, rumbling rain, floating in the dust, rotting in the twigs. There's a fog, ripping, passing word by word, someone pointing out to the blue moon, Bury off this satan in his Christ fucking brain! That's it, you crybaby, burn in shatters, my lord! Run your evil Christ fucking brain! What's up, God? I'm Fucking judge of the heart! I am the patient! I promise you! No! Retreat is not acceptable! Let us go! Where?! I am the beat and the moment of soul! The spirit and the fate of joy! Hell is real! I am stone! I am rain! I am not the earth! I'll take it just as it was before Rip it, I'll take one by one Someone's body must deliver Blows the aria of this silent realm The end Christ the fucking queen That is the life Burning sadness, burning joy Drop your fever, Christ the fucking queen Death Lord wants the world! We must kill all of them and save our country! you</text:p>
          </table:table-cell>
        </table:table-row>
        <table:table-row>
          <table:table-cell office:value-type="string" office:string-value="Kapala - Martial Dominance">
            <text:p>Kapala - Martial Dominance</text:p>
          </table:table-cell>
          <table:table-cell office:value-type="string" office:string-value=" Okay, so I'm going to start with the left ear. I'm going to go ahead and start with the eyes. I'm going to be doing a lot of this. I'm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m I'm going to be a little bit more aggressive. Just for a little while, before I turn to a shape that I'm not familiar with. I'm going to kill you! I'm not afraid of you......">
            <text:p> Okay, so I'm going to start with the left ear. I'm going to go ahead and start with the eyes. I'm going to be doing a lot of this. I'm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 am the God of the dead. I'm I'm going to be a little bit more aggressive. Just for a little while, before I turn to a shape that I'm not familiar with. I'm going to kill you! I'm not afraid of you......</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 uh uh I'm going to do a quick test. I'm sorry. I'm sorry. I'm sorry. I'm sorry. I'm sorry. I'm sorry. I'm sorry. I'm sorry. I'm sorry. I'm sorry. I'm sorry. I'm sorry. I'm sorry. I'm sorry. I'm sorry. I'm sorry. I'm sorry. I'm sorry. I'm sorry. I'm sorry. I'm sorry. I'm sorry. I'm sorry. I'm sorry. I'm sorry. I'm sorry. I'm sorry. I'm sorry. I'm sorry. to the soul of the unborn child. The heart of the unborn child. The heart of the unborn child. The heart of the unborn child. I'm going to be a good boy. I'm going to go ahead and get the camera. Okay. Okay. Okay. Okay. Okay. Okay. Okay. Okay. Okay. Okay. Okay. Okay. Okay. Okay. Okay. Okay. Okay. Okay. Okay. Okay. Okay. Okay. Okay. Okay. Okay. Okay. Okay. Okay. Okay. Okay. Okay. I'm going to go ahead and get started. I will take the lead. Stop your nonsense. I said no, you're not going to win. I know. I'm going to go ahead and get started. So I'm going to go ahead and get started. I'm going to be doing a few more of these. You fuckers! You fucking monsters! You fucking monsters! You fucking monsters! You fucking monsters! You fucking monsters! You fucking monsters! You fucking monsters! You fucking monsters! You fucking monsters! You fucking monsters! You fucking monsters! You fucking monsters! You fucking monsters! I'm going to do it. I'm sorry. I'm not afraid. I'm not afraid to die. I'm not afraid to die. Save me, I'll be good. I'll be alright..">
            <text:p> uh uh I'm going to do a quick test. I'm sorry. I'm sorry. I'm sorry. I'm sorry. I'm sorry. I'm sorry. I'm sorry. I'm sorry. I'm sorry. I'm sorry. I'm sorry. I'm sorry. I'm sorry. I'm sorry. I'm sorry. I'm sorry. I'm sorry. I'm sorry. I'm sorry. I'm sorry. I'm sorry. I'm sorry. I'm sorry. I'm sorry. I'm sorry. I'm sorry. I'm sorry. I'm sorry. I'm sorry. to the soul of the unborn child. The heart of the unborn child. The heart of the unborn child. The heart of the unborn child. I'm going to be a good boy. I'm going to go ahead and get the camera. Okay. Okay. Okay. Okay. Okay. Okay. Okay. Okay. Okay. Okay. Okay. Okay. Okay. Okay. Okay. Okay. Okay. Okay. Okay. Okay. Okay. Okay. Okay. Okay. Okay. Okay. Okay. Okay. Okay. Okay. Okay. I'm going to go ahead and get started. I will take the lead. Stop your nonsense. I said no, you're not going to win. I know. I'm going to go ahead and get started. So I'm going to go ahead and get started. I'm going to be doing a few more of these. You fuckers! You fucking monsters! You fucking monsters! You fucking monsters! You fucking monsters! You fucking monsters! You fucking monsters! You fucking monsters! You fucking monsters! You fucking monsters! You fucking monsters! You fucking monsters! You fucking monsters! You fucking monsters! I'm going to do it. I'm sorry. I'm not afraid. I'm not afraid to die. I'm not afraid to die. Save me, I'll be good. I'll be alright..</text:p>
          </table:table-cell>
        </table:table-row>
        <table:table-row>
          <table:table-cell office:value-type="string" office:string-value="Proclamation - Messiah of Darkness and Impurity">
            <text:p>Proclamation - Messiah of Darkness and Impurity</text:p>
          </table:table-cell>
          <table:table-cell office:value-type="string" office:string-value=" I'm going to do a little bit of a deep breath in and out. I'm going to go ahead and get the rest of the stuff. I'm going to go to the other side. I'm going to go to the other side. I'm going to go to the other side. I'm going to go to the other side. I'm going to go to the other side. I'm going to go to the other side. I'm going to go to the other side. I'm going to go ahead and get some more of these. I'm going to go get some food. uh I'm going to have to get you out of here. sleep tight.">
            <text:p> I'm going to do a little bit of a deep breath in and out. I'm going to go ahead and get the rest of the stuff. I'm going to go to the other side. I'm going to go to the other side. I'm going to go to the other side. I'm going to go to the other side. I'm going to go to the other side. I'm going to go to the other side. I'm going to go to the other side. I'm going to go ahead and get some more of these. I'm going to go get some food. uh I'm going to have to get you out of here. sleep tight.</text:p>
          </table:table-cell>
        </table:table-row>
        <table:table-row>
          <table:table-cell office:value-type="string" office:string-value="Revenge - Flashpoint Heretic (Flame Thrown)">
            <text:p>Revenge - Flashpoint Heretic (Flame Thrown)</text:p>
          </table:table-cell>
          <table:table-cell office:value-type="string" office:string-value=" I'm going to be a little bit louder. I'm going to be a good boy. I'm going to be a good boy. I'm going to be a good boy. I'm going to be doing a lot of talking in the next couple of slides. But the 12th of October is the day I'm going to be signing. Thanks for watching. I hope you enjoyed it. I'll see you next time. Bye. I am the father of one of my children. I am the father of one of my children. I am the father of one of my children. I am the father of one of my children. I am the father of one of my children. My name is Brian A. This is a campaign for Black Lives Matter. Thanks. Okay. I'm going to read a poem. God's Christmas, bring me in my agony. God's love is what makes this life worth the sacrifice. God's God's love is the only source of life. For the cause of human beings I am. God's love is my life and I am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 am a man of my word. I am a man of my word. I am a man of my word. I am a man of my word. I am a man of my word. I am a man of my word. I am a man of my word. I'm sorry.">
            <text:p> I'm going to be a little bit louder. I'm going to be a good boy. I'm going to be a good boy. I'm going to be a good boy. I'm going to be doing a lot of talking in the next couple of slides. But the 12th of October is the day I'm going to be signing. Thanks for watching. I hope you enjoyed it. I'll see you next time. Bye. I am the father of one of my children. I am the father of one of my children. I am the father of one of my children. I am the father of one of my children. I am the father of one of my children. My name is Brian A. This is a campaign for Black Lives Matter. Thanks. Okay. I'm going to read a poem. God's Christmas, bring me in my agony. God's love is what makes this life worth the sacrifice. God's God's love is the only source of life. For the cause of human beings I am. God's love is my life and I am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m not going to be able to do it. I am a man of my word. I am a man of my word. I am a man of my word. I am a man of my word. I am a man of my word. I am a man of my word. I am a man of my word. I'm sorry.</text:p>
          </table:table-cell>
        </table:table-row>
        <table:table-row>
          <table:table-cell office:value-type="string" office:string-value="Sadistik Exekution - Suspiral">
            <text:p>Sadistik Exekution - Suspiral</text:p>
          </table:table-cell>
          <table:table-cell office:value-type="string" office:string-value=" I'm going to die. I'm. Stop the fire! Stop the fire! I will haunt you all the while. I'm not afraid of what you might do! No! No! No! No! No! No! No! No! No! No! No! No! No! No! No! No! No! No! No! No! No! No! VELKAN! VELKAN! VELKAN!">
            <text:p> I'm going to die. I'm. Stop the fire! Stop the fire! I will haunt you all the while. I'm not afraid of what you might do! No! No! No! No! No! No! No! No! No! No! No! No! No! No! No! No! No! No! No! No! No! No! VELKAN! VELKAN! VELKAN!</text:p>
          </table:table-cell>
        </table:table-row>
        <table:table-row>
          <table:table-cell office:value-type="string" office:string-value="Sarcófago - I.N.R.I.">
            <text:p>Sarcófago - I.N.R.I.</text:p>
          </table:table-cell>
          <table:table-cell office:value-type="string" office:string-value=" Silence. I'm going to play a song. The place was full of dust and moss, nothing to stop the crowd. The top of the bird, the bottom of the tree, all the dust and moss and things. The best of the most, the top of the sky, the most is the water and the land. The fox who had the oak that it said, had not a clump of living bone. I'm going to play a little bit of the song. The arrow from the dust, now it hits the ground. The dead are better, a god saved the earth. The child of certain death, now it's ready to drop. The girl of God, the evil, all of the bookend. Say what you want, don't come by, nothing to fuck with your friends. The fuck you looking for, that's the default, time to block my face. Fuck you, fuck you, fuck you, you're just a sly. Thank you.">
            <text:p> Silence. I'm going to play a song. The place was full of dust and moss, nothing to stop the crowd. The top of the bird, the bottom of the tree, all the dust and moss and things. The best of the most, the top of the sky, the most is the water and the land. The fox who had the oak that it said, had not a clump of living bone. I'm going to play a little bit of the song. The arrow from the dust, now it hits the ground. The dead are better, a god saved the earth. The child of certain death, now it's ready to drop. The girl of God, the evil, all of the bookend. Say what you want, don't come by, nothing to fuck with your friends. The fuck you looking for, that's the default, time to block my face. Fuck you, fuck you, fuck you, you're just a sly. Thank you.</text:p>
          </table:table-cell>
        </table:table-row>
        <table:table-row>
          <table:table-cell office:value-type="string" office:string-value="Teitanblood - Seven Chalices of Vomit and Blood">
            <text:p>Teitanblood - Seven Chalices of Vomit and Blood</text:p>
          </table:table-cell>
          <table:table-cell office:value-type="string" office:string-value=" I'm going to go get some food. I'm sorry. I'm going to kill you. I'm going to kill you. I'm going to kill you. I'm not afraid of you. I'm afraid of you. I'm afraid of you. I'm afraid of you. I'm afraid of you. I am the lion of the wolf. Of the earth I urge an inch on. I am the father of the little brother. The spirits of the great rebellion! And the bosses! And the devastated......bosses! Everyone! Destroyer of the world! The boon of the emperor! The waste of our time! I'm going to kill you! I'm going to kill you! I'm going to kill you! I'm going to kill you! I'm going to kill you! I'm going to kill you! I'm going to kill you! The only thing that's always in your head The only thing that's always in your head Is knowing when to fight Knowing when to fight and when to take the role of boss You are the boss of the end I am the Lord of the Rings. I am the Lord of the Rings. I am the Lord of the Rings. I am the Lord of the Rings. Oh Being separated is more than a good thing. I would have done it ten thousand times. Of course! RIPPLE! The champion is on the line! RIPPLE! RIPPLE! RIPPLE! RIPPLE! RIPPLE! RIPPLE! RIPPLE! RIPPLE! RIPPLE! RIPPLE! RIPPLE! RIPPLE! I'm going to kill you. I'm going to kill you. I'm going to kill you. I you">
            <text:p> I'm going to go get some food. I'm sorry. I'm going to kill you. I'm going to kill you. I'm going to kill you. I'm not afraid of you. I'm afraid of you. I'm afraid of you. I'm afraid of you. I'm afraid of you. I am the lion of the wolf. Of the earth I urge an inch on. I am the father of the little brother. The spirits of the great rebellion! And the bosses! And the devastated......bosses! Everyone! Destroyer of the world! The boon of the emperor! The waste of our time! I'm going to kill you! I'm going to kill you! I'm going to kill you! I'm going to kill you! I'm going to kill you! I'm going to kill you! I'm going to kill you! The only thing that's always in your head The only thing that's always in your head Is knowing when to fight Knowing when to fight and when to take the role of boss You are the boss of the end I am the Lord of the Rings. I am the Lord of the Rings. I am the Lord of the Rings. I am the Lord of the Rings. Oh Being separated is more than a good thing. I would have done it ten thousand times. Of course! RIPPLE! The champion is on the line! RIPPLE! RIPPLE! RIPPLE! RIPPLE! RIPPLE! RIPPLE! RIPPLE! RIPPLE! RIPPLE! RIPPLE! RIPPLE! RIPPLE! I'm going to kill you. I'm going to kill you. I'm going to kill you. I you</text:p>
          </table:table-cell>
        </table:table-row>
        <table:table-row>
          <table:table-cell office:value-type="string" office:string-value="Vassafor - Archeonauts Return">
            <text:p>Vassafor - Archeonauts Return</text:p>
          </table:table-cell>
          <table:table-cell office:value-type="string" office:string-value=" Thank you. I'm going to do a little bit of a demonstration. uh So I'm going to put it on your face. Okay. Okay. Okay. Okay. Okay. Okay. Okay. Okay. Okay. Okay. Okay. Okay. Okay. Okay. Okay. Okay. Okay. Okay. Okay. Okay. Okay. Okay. Okay. Okay. Okay. Okay. Okay. Okay. Okay. We are the same. It's a constant. It's a reaction. It's not a conflict. We are the same. It's all the same. It's okay. So, I'm going to read it. I'm going to do a little bit of a demonstration. I'm going to do a little bit of a bit of a bit of a bit of a bit of a bit of a bit of a bit of a bit of a bit of a bit of a bit of a bit of a bit of a uh uh Okay. Okay. Okay. and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Okay.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Okay. Thank you. Okay. I'm going to go ahead and get started. uh So, Okay. uh So So uh So Yes. I'm uh each uh uh uh Okay. I'm going to go ahead and close the window. There it is. Yeah.">
            <text:p> Thank you. I'm going to do a little bit of a demonstration. uh So I'm going to put it on your face. Okay. Okay. Okay. Okay. Okay. Okay. Okay. Okay. Okay. Okay. Okay. Okay. Okay. Okay. Okay. Okay. Okay. Okay. Okay. Okay. Okay. Okay. Okay. Okay. Okay. Okay. Okay. Okay. Okay. We are the same. It's a constant. It's a reaction. It's not a conflict. We are the same. It's all the same. It's okay. So, I'm going to read it. I'm going to do a little bit of a demonstration. I'm going to do a little bit of a bit of a bit of a bit of a bit of a bit of a bit of a bit of a bit of a bit of a bit of a bit of a bit of a bit of a uh uh Okay. Okay. Okay. and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So, I'm going to go ahead and start. Okay.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I'm going to go ahead and get started. Okay. Thank you. Okay. I'm going to go ahead and get started. uh So, Okay. uh So So uh So Yes. I'm uh each uh uh uh Okay. I'm going to go ahead and close the window. There it is. Yeah.</text:p>
          </table:table-cell>
        </table:table-row>
      </table:table>
      <table:table table:name="demucs_mdx_extra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 you I can't look behind because I'm never there. In the past, He's without emotion, Not feeling the love, The invite love. Where are the dark eyes? Watch you, So the horses are all dispersed, And so the world is filled with terror and fantasy. Ghosts of the sad were raging on the other side, Do not see the devil, let him know where I am To understand it is all similar An infutilation we call procedural Doomed to wandering, refreshed and whole, this imaginary refuge restrains me from awakening. Don't believe what you hear In those dark, silent woods Where the dark is sleeping Soon he'll cross his arms to stay Oh, oh, oh, oh, oh, oh, oh, oh, oh, oh, oh, oh, oh, oh, oh, oh, oh, oh, oh, oh, oh, oh, We love her, separating Johnny on the set. Do not see that I don't get it, no. I want you understand it is us in your head. And if you'd release your make-up and see your face. Open arms. Don't receive your words. So We cannot be what you have spelt for us. I'm not scared of you So let us dissolve this spell And free The malady I conceived To be What you call A transformatio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 you I can't look behind because I'm never there. In the past, He's without emotion, Not feeling the love, The invite love. Where are the dark eyes? Watch you, So the horses are all dispersed, And so the world is filled with terror and fantasy. Ghosts of the sad were raging on the other side, Do not see the devil, let him know where I am To understand it is all similar An infutilation we call procedural Doomed to wandering, refreshed and whole, this imaginary refuge restrains me from awakening. Don't believe what you hear In those dark, silent woods Where the dark is sleeping Soon he'll cross his arms to stay Oh, oh, oh, oh, oh, oh, oh, oh, oh, oh, oh, oh, oh, oh, oh, oh, oh, oh, oh, oh, oh, oh, We love her, separating Johnny on the set. Do not see that I don't get it, no. I want you understand it is us in your head. And if you'd release your make-up and see your face. Open arms. Don't receive your words. So We cannot be what you have spelt for us. I'm not scared of you So let us dissolve this spell And free The malady I conceived To be What you call A transformation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mberian Dawn - Valkyries">
            <text:p>Amberian Dawn - Valkyries</text:p>
          </table:table-cell>
          <table:table-cell office:value-type="string" office:string-value=" We are going to start in a moment. the battlegrounds, for souls of slain heroes. Losers of slain victories, fight through the night, rising in fierce battle cries. Victories, losers of slain, unlike their wives, But through it's juices of slain, come right there was. But through it's fights through the night, spicing in fears, but through it's juices of slain, come right there was. Oh, say does that star-spangled banner yet wave It's flashes of all the skies. Shining as they fly, the dawn of our lives. To stars of sky, our prayers. Right through the night, rising in fields, fields, and pines. Our prayers. To stars of sky, unlike the walls, our prayers. Fight through the night, fighting in fields, floods and ice. Valkyries, juices of slain, come right their ways. I know I'm not alone. I know I'm not alone. I know I'm not alone. Hark the ridge, by through the night, Rising in fierce battle cries. Hark the ridge, forces of slain, Unite their wars. Hark the ridge, by through the night, Rising in fierce battle cries. Hark the ridge, forces of slain, Unite their wars......">
            <text:p> We are going to start in a moment. the battlegrounds, for souls of slain heroes. Losers of slain victories, fight through the night, rising in fierce battle cries. Victories, losers of slain, unlike their wives, But through it's juices of slain, come right there was. But through it's fights through the night, spicing in fears, but through it's juices of slain, come right there was. Oh, say does that star-spangled banner yet wave It's flashes of all the skies. Shining as they fly, the dawn of our lives. To stars of sky, our prayers. Right through the night, rising in fields, fields, and pines. Our prayers. To stars of sky, unlike the walls, our prayers. Fight through the night, fighting in fields, floods and ice. Valkyries, juices of slain, come right their ways. I know I'm not alone. I know I'm not alone. I know I'm not alone. Hark the ridge, by through the night, Rising in fierce battle cries. Hark the ridge, forces of slain, Unite their wars. Hark the ridge, by through the night, Rising in fierce battle cries. Hark the ridge, forces of slain, Unite their wars......</text:p>
          </table:table-cell>
        </table:table-row>
        <table:table-row>
          <table:table-cell office:value-type="string" office:string-value="Angellore - Blood for Lavinia">
            <text:p>Angellore - Blood for Lavinia</text:p>
          </table:table-cell>
          <table:table-cell office:value-type="string" office:string-value=" I'm going to go ahead and get started. Winter was the season of heart Pickled flowers lying on a lane A dream to pass away was how hard Oh my lovely dead, how could I save The river of sorrow in your veins There was just one way to break it seems I'm bleeding loving you My hands are rubbing you My blood's falling loving you My blood's falling loving you Looking at the grave of Lavinia I remember the sweet light of her face Bleeding down the grave of loving you My only drink's a kiss of frozen graves Oh please come back and I'll take away The sadness where you drown for you my dear My blood's for loving you. I had made for her a deadly poison I'm standing on the grave of Flavien She warned me the poison to leave the lights I'm falling in the shadow of Flavien She don't want me to be dead but still beautiful I'm still in love with the ghost of Flavia I'm going to go ahead and get started. Let me ask for love in that room Let me ask for love in that room Let me ask for love in that room you">
            <text:p> I'm going to go ahead and get started. Winter was the season of heart Pickled flowers lying on a lane A dream to pass away was how hard Oh my lovely dead, how could I save The river of sorrow in your veins There was just one way to break it seems I'm bleeding loving you My hands are rubbing you My blood's falling loving you My blood's falling loving you Looking at the grave of Lavinia I remember the sweet light of her face Bleeding down the grave of loving you My only drink's a kiss of frozen graves Oh please come back and I'll take away The sadness where you drown for you my dear My blood's for loving you. I had made for her a deadly poison I'm standing on the grave of Flavien She warned me the poison to leave the lights I'm falling in the shadow of Flavien She don't want me to be dead but still beautiful I'm still in love with the ghost of Flavia I'm going to go ahead and get started. Let me ask for love in that room Let me ask for love in that room Let me ask for love in that room you</text:p>
          </table:table-cell>
        </table:table-row>
        <table:table-row>
          <table:table-cell office:value-type="string" office:string-value="Angtoria - Do You See Me Now?">
            <text:p>Angtoria - Do You See Me Now?</text:p>
          </table:table-cell>
          <table:table-cell office:value-type="string" office:string-value=" Oh Hate the reflection that I see Wish I could claw away my skin demons won't let me flee my mind's tragedy don't leave on me not a minority society created me. First custody, then start to feel a thing. Don't show me your pity. Second custody, then start to release from within. Don't try to analyze me. of a dress. My artwork doesn't lie. Cut pretty pictures of hatred, avert your eyes. My artwork doesn't lie. Refuse to acknowledge me. I'm not what you want to see. So inject and study me. of me with hypocrisy They cut the longest line, just lost and drove No doctor can save me Both cuts the bone, destroy the knife of detail Don't try to admit me My condition has no name, it's not like I'm insane. redirect your empathy. My body's my vengeance, I'm addicted to pain. No one understands me. Thank you for watching.">
            <text:p> Oh Hate the reflection that I see Wish I could claw away my skin demons won't let me flee my mind's tragedy don't leave on me not a minority society created me. First custody, then start to feel a thing. Don't show me your pity. Second custody, then start to release from within. Don't try to analyze me. of a dress. My artwork doesn't lie. Cut pretty pictures of hatred, avert your eyes. My artwork doesn't lie. Refuse to acknowledge me. I'm not what you want to see. So inject and study me. of me with hypocrisy They cut the longest line, just lost and drove No doctor can save me Both cuts the bone, destroy the knife of detail Don't try to admit me My condition has no name, it's not like I'm insane. redirect your empathy. My body's my vengeance, I'm addicted to pain. No one understands me. Thank you for watching.</text:p>
          </table:table-cell>
        </table:table-row>
        <table:table-row>
          <table:table-cell office:value-type="string" office:string-value="Beyond the Black - Hallelujah">
            <text:p>Beyond the Black - Hallelujah</text:p>
          </table:table-cell>
          <table:table-cell office:value-type="string" office:string-value="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Look into the mirror, boy Lose everything and take it all Sing hallelujah and encore Forevermore We run into the unknown Far from what they call life Somewhere must be another rain One day we'll come together Under a beautiful sun Every dream is one night away Hallelujah. me. I have time to go Then our Impersonations Unfold Light Fly Across In this meadows Monk vibes Arrows and bows We found Us and it Feels like home Hallelujah. I love you! Oh Hallelujah. Evermore">
            <text:p>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I'm going to sing a song called, Look into the mirror, boy Lose everything and take it all Sing hallelujah and encore Forevermore We run into the unknown Far from what they call life Somewhere must be another rain One day we'll come together Under a beautiful sun Every dream is one night away Hallelujah. me. I have time to go Then our Impersonations Unfold Light Fly Across In this meadows Monk vibes Arrows and bows We found Us and it Feels like home Hallelujah. I love you! Oh Hallelujah. Evermore</text:p>
          </table:table-cell>
        </table:table-row>
        <table:table-row>
          <table:table-cell office:value-type="string" office:string-value="Delain - We Are the Others">
            <text:p>Delain - We Are the Others</text:p>
          </table:table-cell>
          <table:table-cell office:value-type="string" office:string-value=" I'm walking a selfie to myself. the sofa tonight she lives in the air that I breathe I can't get it out of my mind how you were left to bleed was it how you dress or how you act I can't believe how they could act so violently without regret we will not forget We are the cast out, we're the outsiders, but you can't hide us We are the others, we are the cast out, you're not out there on your own If you feel mistreated, torn and cheated, you're not alone We are the others, we are the others As simple as air in your lungs As simple as words on your lips And no one should take that away No one should argue this Now with our heads up high We'll carry on and carry out That we won't let them get us down Or wear us out Cause we are not alone We are the others We are the cast out, we're the outsiders But you can't hide us, we are the others We are the cast out, you're not out there on your own If you feel mistreated, so undetected You are not alone, we are the others We are the others Normal is not the norm It's just a uniform We are the others Forget about the norm We are tighter Take off your uniform We are the others We are all beautiful We are the others We are the others We are the cast out, we're the outsiders, but you can't hide us We are the others, we are the cast out, you're not out there on your own If you feel mistreated, torn and cheated, you are not alone We are the others, we are the others, we are the others, we are the others.....">
            <text:p> I'm walking a selfie to myself. the sofa tonight she lives in the air that I breathe I can't get it out of my mind how you were left to bleed was it how you dress or how you act I can't believe how they could act so violently without regret we will not forget We are the cast out, we're the outsiders, but you can't hide us We are the others, we are the cast out, you're not out there on your own If you feel mistreated, torn and cheated, you're not alone We are the others, we are the others As simple as air in your lungs As simple as words on your lips And no one should take that away No one should argue this Now with our heads up high We'll carry on and carry out That we won't let them get us down Or wear us out Cause we are not alone We are the others We are the cast out, we're the outsiders But you can't hide us, we are the others We are the cast out, you're not out there on your own If you feel mistreated, so undetected You are not alone, we are the others We are the others Normal is not the norm It's just a uniform We are the others Forget about the norm We are tighter Take off your uniform We are the others We are all beautiful We are the others We are the others We are the cast out, we're the outsiders, but you can't hide us We are the others, we are the cast out, you're not out there on your own If you feel mistreated, torn and cheated, you are not alone We are the others, we are the others, we are the others, we are the others.....</text:p>
          </table:table-cell>
        </table:table-row>
        <table:table-row>
          <table:table-cell office:value-type="string" office:string-value="Elis - Perfect Love">
            <text:p>Elis - Perfect Love</text:p>
          </table:table-cell>
          <table:table-cell office:value-type="string" office:string-value="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Let me die in your sweet embrace It haunts my skin, make me hopeless Taste my wounding Let me die in your sweet embrace I never thought that I could find Someone like you and still I feel the union of souls I never thought that I could find A love so perfect and still I'm here in your arms Get off my skin, make me a mess Taste my body, let something die In your sweet embrace Be it off my skin, make me hopeless. Taste my body, let me die in your simple eyes. I never thought that I could find peace of mind and still I'm staying with you. I'm staying with you I never thought that I could find A love so devouring and still I'm caught in this pressure I never thought that I could find All of the searching and still have found you It all was him, make me hopeless Taste my body, let me die In your sweet embrace Peels off my skin like the long-lost Haze from my heart, it's a bitter lie In your sweet embrace Perfect love, you are my perfect love Perfect love, you are my perfect love">
            <text:p>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I'm not sure if I'm going to be able to do this. Let me die in your sweet embrace It haunts my skin, make me hopeless Taste my wounding Let me die in your sweet embrace I never thought that I could find Someone like you and still I feel the union of souls I never thought that I could find A love so perfect and still I'm here in your arms Get off my skin, make me a mess Taste my body, let something die In your sweet embrace Be it off my skin, make me hopeless. Taste my body, let me die in your simple eyes. I never thought that I could find peace of mind and still I'm staying with you. I'm staying with you I never thought that I could find A love so devouring and still I'm caught in this pressure I never thought that I could find All of the searching and still have found you It all was him, make me hopeless Taste my body, let me die In your sweet embrace Peels off my skin like the long-lost Haze from my heart, it's a bitter lie In your sweet embrace Perfect love, you are my perfect love Perfect love, you are my perfect love</text:p>
          </table:table-cell>
        </table:table-row>
        <table:table-row>
          <table:table-cell office:value-type="string" office:string-value="Epica - Sensorium">
            <text:p>Epica - Sensorium</text:p>
          </table:table-cell>
          <table:table-cell office:value-type="string" office:string-value=" I'm going to play a little bit of it. Chance doesn't exist, but the path of life is not totally so predestined. Silent chronology show us how to feel. The ways of existence to find out why we are here. Being conscious is a torment The more we learn, it's the less we get No one surveys their whole focus on things so small But life's objective's to make it meaningful Only searching for this, that which doesn't exist. On par with the tears, to relative eyes remains unclear. Being conscious is our torment. The more we learn is the less we get. Every answer contains a new quest. A quest to know existence, a journey with no end. I'm afraid to die, I'm afraid to be alive, without me knowing of it. I'm so afraid to, I couldn't stand to, waste all my energy on things that don't matter anymore. A future has already been written by us alone. But we don't grasp the meaning of a broken course of life. We only live once more and slow back every day. A future has already been wasted by us alone. And we just let this happen and do not worry at all. Our future has already been written by us alone But we don't care, let's begin now Our programs were so narrow We only fear the cost Let's build it every day Search for the answers and go beyond the more we learn, the better the world's like everywhere. The answer won't take your love last A question of existence Until anyway, it's not end">
            <text:p> I'm going to play a little bit of it. Chance doesn't exist, but the path of life is not totally so predestined. Silent chronology show us how to feel. The ways of existence to find out why we are here. Being conscious is a torment The more we learn, it's the less we get No one surveys their whole focus on things so small But life's objective's to make it meaningful Only searching for this, that which doesn't exist. On par with the tears, to relative eyes remains unclear. Being conscious is our torment. The more we learn is the less we get. Every answer contains a new quest. A quest to know existence, a journey with no end. I'm afraid to die, I'm afraid to be alive, without me knowing of it. I'm so afraid to, I couldn't stand to, waste all my energy on things that don't matter anymore. A future has already been written by us alone. But we don't grasp the meaning of a broken course of life. We only live once more and slow back every day. A future has already been wasted by us alone. And we just let this happen and do not worry at all. Our future has already been written by us alone But we don't care, let's begin now Our programs were so narrow We only fear the cost Let's build it every day Search for the answers and go beyond the more we learn, the better the world's like everywhere. The answer won't take your love last A question of existence Until anyway, it's not end</text:p>
          </table:table-cell>
        </table:table-row>
        <table:table-row>
          <table:table-cell office:value-type="string" office:string-value="Edenbridge - Cheyenne Spirit">
            <text:p>Edenbridge - Cheyenne Spirit</text:p>
          </table:table-cell>
          <table:table-cell office:value-type="string" office:string-value=" You I'm going to go ahead and get the other one. Out in the prairie, the fightin' veterans, I am the freezing wind, an eagle dared to fly. For I was my sacred covenant, was just a lie. Out in the flowing water, I am the rising sun. was just a lie Out in the flowing streams the fever dared to build The never-ending ignorance never faces guilt A single temp was left lonesome in the woods When the cannons spoke the words, matters flew off their hooves. For all time's rise, giant spirit lies, By the grace of home and wisdom, in the housing grounds it flies Chase the dread and drive free, eternal unity Let the flutes play for the last time, when the wild man's around me They came riding with their pace And marching with their grease External territories Served their senseless needs But they stood strong in their own fate They knew their bloody way It's a longer night of fire, it's all the cramps decay. For all time's rise, Giant spirits rise By the grace of all the wisdom In their haunting throngs it flies Chase their treads and drive free Eternal unity Let the songs play for the last time Burn a white light to our will Rise Giant spirits rise By the praise of all the wisdom In the haunting crowds it flies Chase the threat and drive free Eternal unity Let the flame of the lands die By the will of the gods">
            <text:p> You I'm going to go ahead and get the other one. Out in the prairie, the fightin' veterans, I am the freezing wind, an eagle dared to fly. For I was my sacred covenant, was just a lie. Out in the flowing water, I am the rising sun. was just a lie Out in the flowing streams the fever dared to build The never-ending ignorance never faces guilt A single temp was left lonesome in the woods When the cannons spoke the words, matters flew off their hooves. For all time's rise, giant spirit lies, By the grace of home and wisdom, in the housing grounds it flies Chase the dread and drive free, eternal unity Let the flutes play for the last time, when the wild man's around me They came riding with their pace And marching with their grease External territories Served their senseless needs But they stood strong in their own fate They knew their bloody way It's a longer night of fire, it's all the cramps decay. For all time's rise, Giant spirits rise By the grace of all the wisdom In their haunting throngs it flies Chase their treads and drive free Eternal unity Let the songs play for the last time Burn a white light to our will Rise Giant spirits rise By the praise of all the wisdom In the haunting crowds it flies Chase the threat and drive free Eternal unity Let the flame of the lands die By the will of the gods</text:p>
          </table:table-cell>
        </table:table-row>
        <table:table-row>
          <table:table-cell office:value-type="string" office:string-value="Ex Libris - Love Is Thy Sin">
            <text:p>Ex Libris - Love Is Thy Sin</text:p>
          </table:table-cell>
          <table:table-cell office:value-type="string" office:string-value=" I'm going to sing a song. I sing! Heal me, conceal me, reveal me! You'll never hear it! Within, sweetly, oh, sweetly, in love, sweetly.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Oh Let me out of the tear that I long to shed. Be great, be glad, be thy sin. I know who lost his own love. But no room was given for him. Come ill to me, O God, or do I but sin? Out of thy sin and the wrongs too. Stab me by sorrow, Have me, O God, have me. Out of thy sin and the wrongs too. Stab me, break me, The days I've sinned. I'm going to play a little bit of the song. Oh Oh So you know that's the only way that's wrong. This is the last time I'll ever see you. I love you too. I love you too. I love you too. Pasta. Pasta. Pasta. Oh, I'm going to play it again. so so me I love to love. I love to love. I love to love. the the the the the the the">
            <text:p> I'm going to sing a song. I sing! Heal me, conceal me, reveal me! You'll never hear it! Within, sweetly, oh, sweetly, in love, sweetly.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free, we're being Oh Let me out of the tear that I long to shed. Be great, be glad, be thy sin. I know who lost his own love. But no room was given for him. Come ill to me, O God, or do I but sin? Out of thy sin and the wrongs too. Stab me by sorrow, Have me, O God, have me. Out of thy sin and the wrongs too. Stab me, break me, The days I've sinned. I'm going to play a little bit of the song. Oh Oh So you know that's the only way that's wrong. This is the last time I'll ever see you. I love you too. I love you too. I love you too. Pasta. Pasta. Pasta. Oh, I'm going to play it again. so so me I love to love. I love to love. I love to love. the the the the the the the</text:p>
          </table:table-cell>
        </table:table-row>
        <table:table-row>
          <table:table-cell office:value-type="string" office:string-value="Exit Eden - Hold Back Your Fear">
            <text:p>Exit Eden - Hold Back Your Fear</text:p>
          </table:table-cell>
          <table:table-cell office:value-type="string" office:string-value=" I was born in sorrow, raised with dignity Didn't steal nor borrow, blessed with honesty Chosen by the angels, to scar history Never fear the danger, so it said about me Just another needless battle, countless men die innocent. Your eyes try to forget But the pictures are still there Filled with loss and pain and hunger Sure to be defeated No way to assemble alive Till the savior will arrive In times of desperation Oppression and frustration I knew that it was up to me Hold back your fear, they will take your pride away Hold back your fear, we will see the break of day We choose to fight, not to resign, for our land so sturdy and fine Hold back your fear, to achieve a long lost victory Only one could bring salvation, save us from our destiny. Guided by the call of saints, pouring oil into the flames. Vested in a suit of honor to defend the motherland. On a white horse mounted high, with a banner to the sky I led the troops in favor, of them to be their savior With faith and trust they followed me Hold back your fear, they will take your pride away Hold back your fear, we will see the break of day We choose to fight not to resign For our ancestors' divine Hold back your fear To achieve a long lost victory I was born with reason, gained a faithful gift With a boundless credence, put my life at risk Wounded in the battle, nearly saw the light Braced up in the saddle, to proceed the fight We choose to fight. They will take our pride away. Hold back your fear. We will see the break of day. We choose to fight until we die. For our ancestors' divide. Hold back your fear. To achieve a long lost victory. I love lost victory It's a war of victory">
            <text:p> I was born in sorrow, raised with dignity Didn't steal nor borrow, blessed with honesty Chosen by the angels, to scar history Never fear the danger, so it said about me Just another needless battle, countless men die innocent. Your eyes try to forget But the pictures are still there Filled with loss and pain and hunger Sure to be defeated No way to assemble alive Till the savior will arrive In times of desperation Oppression and frustration I knew that it was up to me Hold back your fear, they will take your pride away Hold back your fear, we will see the break of day We choose to fight, not to resign, for our land so sturdy and fine Hold back your fear, to achieve a long lost victory Only one could bring salvation, save us from our destiny. Guided by the call of saints, pouring oil into the flames. Vested in a suit of honor to defend the motherland. On a white horse mounted high, with a banner to the sky I led the troops in favor, of them to be their savior With faith and trust they followed me Hold back your fear, they will take your pride away Hold back your fear, we will see the break of day We choose to fight not to resign For our ancestors' divine Hold back your fear To achieve a long lost victory I was born with reason, gained a faithful gift With a boundless credence, put my life at risk Wounded in the battle, nearly saw the light Braced up in the saddle, to proceed the fight We choose to fight. They will take our pride away. Hold back your fear. We will see the break of day. We choose to fight until we die. For our ancestors' divide. Hold back your fear. To achieve a long lost victory. I love lost victory It's a war of victory</text:p>
          </table:table-cell>
        </table:table-row>
        <table:table-row>
          <table:table-cell office:value-type="string" office:string-value="Imperia - Fata Morgana">
            <text:p>Imperia - Fata Morgana</text:p>
          </table:table-cell>
          <table:table-cell office:value-type="string" office:string-value=" Okay. I'm going to play a little bit of the song. Oh, oh, oh, oh, oh, oh, oh, oh, oh, oh, oh, oh, oh, oh, oh, oh, oh, oh, oh, oh, oh, oh, Oh, my time will come now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So, I'm going to play a little bit of the song. To the desert land God with lips and voice. so uh Oh, The Pope, our sole supreme, will go! The Pope, our sole supreme! Come, come, with flames in voice. Thank you.">
            <text:p> Okay. I'm going to play a little bit of the song. Oh, oh, oh, oh, oh, oh, oh, oh, oh, oh, oh, oh, oh, oh, oh, oh, oh, oh, oh, oh, oh, oh, Oh, my time will come now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So, I'm going to play a little bit of the song. To the desert land God with lips and voice. so uh Oh, The Pope, our sole supreme, will go! The Pope, our sole supreme! Come, come, with flames in voice. Thank you.</text:p>
          </table:table-cell>
        </table:table-row>
        <table:table-row>
          <table:table-cell office:value-type="string" office:string-value="Kamelot - Forever">
            <text:p>Kamelot - Forever</text:p>
          </table:table-cell>
          <table:table-cell office:value-type="string" office:string-value=" Thank you. There's a pain within that I can't define There's an empty space where your love used to shine From the night we met to the day you died Do you think I wish? Do you still believe I tried? All too soon we were divided And life just began Will you revive from the chaos in my mind Where we're still about to gather? Will you be there waiting by the gate or door When I close my eyes forever? I belong to you, you belong to me It's the way things are, how it's meant to be Let the moment start, let the rising sun You can't break my lies and forget me what I've done All too soon we were divided Into darkness and light Will you revive from the chaos in my mind Will we still are bound together? Will you be there, waiting by the gates of dawn When I close my eyes forever? Forever I need reverse how I'm thinking of you Every breath I take brings me closer, closer to forever, to you. I'm waiting for the day that I'm done. Oh, too soon we were divided And life had just begun Will you be there waiting by the gates of love when I close my eyes forever? Will you be there waiting by the gates of love when I close my eyes forever? Will you be there waiting by the gates of love when I close my eyes forever? Will you be there waiting by the gates of love when I close my eyes forever? you">
            <text:p> Thank you. There's a pain within that I can't define There's an empty space where your love used to shine From the night we met to the day you died Do you think I wish? Do you still believe I tried? All too soon we were divided And life just began Will you revive from the chaos in my mind Where we're still about to gather? Will you be there waiting by the gate or door When I close my eyes forever? I belong to you, you belong to me It's the way things are, how it's meant to be Let the moment start, let the rising sun You can't break my lies and forget me what I've done All too soon we were divided Into darkness and light Will you revive from the chaos in my mind Will we still are bound together? Will you be there, waiting by the gates of dawn When I close my eyes forever? Forever I need reverse how I'm thinking of you Every breath I take brings me closer, closer to forever, to you. I'm waiting for the day that I'm done. Oh, too soon we were divided And life had just begun Will you be there waiting by the gates of love when I close my eyes forever? Will you be there waiting by the gates of love when I close my eyes forever? Will you be there waiting by the gates of love when I close my eyes forever? Will you be there waiting by the gates of love when I close my eyes forever? you</text:p>
          </table:table-cell>
        </table:table-row>
        <table:table-row>
          <table:table-cell office:value-type="string" office:string-value="Lacuna Coil - Falling Again">
            <text:p>Lacuna Coil - Falling Again</text:p>
          </table:table-cell>
          <table:table-cell office:value-type="string" office:string-value=" you All day, looking in my hands, searching these lines, I'm not the answer I'm crying And I don't know what's in the sky Searching answers I'm free, free to be I'm not an older liar I just wanna be myself, myself So now the pain inside of me is a song of hope and freedom I'm a-a-a-a-a-a-a-a-a-a-a-a-a-a-a-a-a-a-a-a-a-a-a-a-a-a-a-a-a-a-a-a-a-a-a-a-a-a-a-a-a-a-a-a-a-a-a-a-a-a-a-a-a-a-a-a-a-a-a-a-a-a-a-a-a-a-a-a-a-a-a-a-a-a-a-a-a-a-a-a-a-a-a-a-a-a-a-a-a-a-a-a-a-a-a-a-a-a-a-a-a-a-a-a-a-a-a-a-a-a-a-a-a-a-a-a-a-a-a-a-a-a-a-a-a-a-a-a-a-a-a-a-a-a-a-a-a-a-a-a-a-a-a-a-a-a-a-a-a-a-a-a-a-a-a-a-a-a-a-a-a-a-a-a-a-a-a-a-a-a-a-a-a-a-a-a-a-a-a-a-a-a-a-a-a-a-a-a-a-a-a-a-a-a-a-a-a-a-a-a-a-a-a-a-a-a-a-a-a-a-a-a-a-a-a-a-a-a-a-a-a- The brain, look into the sky I can feel this rain Right now it's falling on me Fly, I just wanna fly Life is on my Some days I cry alone But I know I'm not the only one I'm here and another day is gone I don't wanna die Please be there when I arrive Don't cry, please And I'll be your sign of me I know I'll live the life with snow and ice I'm never in a feeling inside of my house. There's a soul, a core breathing out I'm never ever feeling inside I'm not out here running May I bring my body, carry it to another world I know I'm never like this, never, never, never.....">
            <text:p> you All day, looking in my hands, searching these lines, I'm not the answer I'm crying And I don't know what's in the sky Searching answers I'm free, free to be I'm not an older liar I just wanna be myself, myself So now the pain inside of me is a song of hope and freedom I'm a-a-a-a-a-a-a-a-a-a-a-a-a-a-a-a-a-a-a-a-a-a-a-a-a-a-a-a-a-a-a-a-a-a-a-a-a-a-a-a-a-a-a-a-a-a-a-a-a-a-a-a-a-a-a-a-a-a-a-a-a-a-a-a-a-a-a-a-a-a-a-a-a-a-a-a-a-a-a-a-a-a-a-a-a-a-a-a-a-a-a-a-a-a-a-a-a-a-a-a-a-a-a-a-a-a-a-a-a-a-a-a-a-a-a-a-a-a-a-a-a-a-a-a-a-a-a-a-a-a-a-a-a-a-a-a-a-a-a-a-a-a-a-a-a-a-a-a-a-a-a-a-a-a-a-a-a-a-a-a-a-a-a-a-a-a-a-a-a-a-a-a-a-a-a-a-a-a-a-a-a-a-a-a-a-a-a-a-a-a-a-a-a-a-a-a-a-a-a-a-a-a-a-a-a-a-a-a-a-a-a-a-a-a-a-a-a-a-a-a-a- The brain, look into the sky I can feel this rain Right now it's falling on me Fly, I just wanna fly Life is on my Some days I cry alone But I know I'm not the only one I'm here and another day is gone I don't wanna die Please be there when I arrive Don't cry, please And I'll be your sign of me I know I'll live the life with snow and ice I'm never in a feeling inside of my house. There's a soul, a core breathing out I'm never ever feeling inside I'm not out here running May I bring my body, carry it to another world I know I'm never like this, never, never, never.....</text:p>
          </table:table-cell>
        </table:table-row>
        <table:table-row>
          <table:table-cell office:value-type="string" office:string-value="Leaves' Eyes - Through our Veins">
            <text:p>Leaves' Eyes - Through our Veins</text:p>
          </table:table-cell>
          <table:table-cell office:value-type="string" office:string-value=" When nothing was, no sky, no sea, I know sea, but endless space within and around No earth, no sun, no sound Only silence to be found Wake the silence with a deep, loving breath Let the blood run through Oh In distant times when nothing flowered Beneath the sun and soothing rain No sun, no ground, no mountain Only darkness to be found Take the silence with a deep, long breath Let the blood Rumble through our veins Do you Do you desire to rust? Will you be fire? I'll be ice into the void we shall unite Will you be day, I will be night Let the blood run through, through our veins End the silence with your divine breath Let the blood run through our veins Will you feel the fire in your eyes? Will you be fire? I'll be ice Into the void we shall unite Will you be day? I will be night May your purple rose grow true True peace May your purple rose grow true True peace you">
            <text:p> When nothing was, no sky, no sea, I know sea, but endless space within and around No earth, no sun, no sound Only silence to be found Wake the silence with a deep, loving breath Let the blood run through Oh In distant times when nothing flowered Beneath the sun and soothing rain No sun, no ground, no mountain Only darkness to be found Take the silence with a deep, long breath Let the blood Rumble through our veins Do you Do you desire to rust? Will you be fire? I'll be ice into the void we shall unite Will you be day, I will be night Let the blood run through, through our veins End the silence with your divine breath Let the blood run through our veins Will you feel the fire in your eyes? Will you be fire? I'll be ice Into the void we shall unite Will you be day? I will be night May your purple rose grow true True peace May your purple rose grow true True peace you</text:p>
          </table:table-cell>
        </table:table-row>
        <table:table-row>
          <table:table-cell office:value-type="string" office:string-value="Nemesea - Lucifer">
            <text:p>Nemesea - Lucifer</text:p>
          </table:table-cell>
          <table:table-cell office:value-type="string" office:string-value=" Oh I'm going to go ahead and get started. Thank you. You've ridden a cesspit of an airy crappy, I'm feeling anxious. Don't come too close Cause your anger Disreaches Disreaches Slowly you fade away Away When you're deserted by your mind, by your mind You cannot be what I am Cause I'm the stronger kind Look at the cerulean glow. The color of the sun and of the sea. It is no use for you to see. You'll only find rejection. You cannot be where I am, cause I'm not here. I'm not here. I'm not here. I'm not here. I'm not here. I'm not here. I'm not here. I'm not here. I'm not here. I'm not here. I'm not here. Cause I'm the stronger girl">
            <text:p> Oh I'm going to go ahead and get started. Thank you. You've ridden a cesspit of an airy crappy, I'm feeling anxious. Don't come too close Cause your anger Disreaches Disreaches Slowly you fade away Away When you're deserted by your mind, by your mind You cannot be what I am Cause I'm the stronger kind Look at the cerulean glow. The color of the sun and of the sea. It is no use for you to see. You'll only find rejection. You cannot be where I am, cause I'm not here. I'm not here. I'm not here. I'm not here. I'm not here. I'm not here. I'm not here. I'm not here. I'm not here. I'm not here. I'm not here. Cause I'm the stronger girl</text:p>
          </table:table-cell>
        </table:table-row>
        <table:table-row>
          <table:table-cell office:value-type="string" office:string-value="Nightwish - The Phantom of the Opera">
            <text:p>Nightwish - The Phantom of the Opera</text:p>
          </table:table-cell>
          <table:table-cell office:value-type="string" office:string-value=" I'm going to sing a song. to me in dreams he came the voice which calls to me and speaks my name and do I dream again For now I find the Phantom of the Opera I said inside my mind. Sing once again with me a strange duet. My power over you grows stronger yet. Though you turn from me to glance behind The phantom of the opera is there Inside your mind Those who have seen your face Drawn back in fear, I am the last cure Which me they hear Your spirit and my voice, they one combined The phantom of the opera is there We're signing it wide I'll see what you're worth I'll see what you're worth Really, really Oh, oh, oh When all your fantasies You always knew That matter mystery We're both in you And in this offering When I is blind The center of the open eye is here We're signing the wine Save my angel, I still dance to stop your race. Let me in! Let me in! I will take you in. I will take you in. I will take you in. I will take you in. I want to be a good boy. I want to be a good boy. I want to be a good boy. I want to be a good boy. I want to be a good boy. I want to be a good boy. I want to be a good boy. I want to be a good boy. I want to be a good boy. I want to be a good boy.">
            <text:p> I'm going to sing a song. to me in dreams he came the voice which calls to me and speaks my name and do I dream again For now I find the Phantom of the Opera I said inside my mind. Sing once again with me a strange duet. My power over you grows stronger yet. Though you turn from me to glance behind The phantom of the opera is there Inside your mind Those who have seen your face Drawn back in fear, I am the last cure Which me they hear Your spirit and my voice, they one combined The phantom of the opera is there We're signing it wide I'll see what you're worth I'll see what you're worth Really, really Oh, oh, oh When all your fantasies You always knew That matter mystery We're both in you And in this offering When I is blind The center of the open eye is here We're signing the wine Save my angel, I still dance to stop your race. Let me in! Let me in! I will take you in. I will take you in. I will take you in. I will take you in. I want to be a good boy. I want to be a good boy. I want to be a good boy. I want to be a good boy. I want to be a good boy. I want to be a good boy. I want to be a good boy. I want to be a good boy. I want to be a good boy. I want to be a good boy.</text:p>
          </table:table-cell>
        </table:table-row>
        <table:table-row>
          <table:table-cell office:value-type="string" office:string-value="Pythia - Ancient Soul">
            <text:p>Pythia - Ancient Soul</text:p>
          </table:table-cell>
          <table:table-cell office:value-type="string" office:string-value=" It's a beautiful thing. So it takes my heart and drives me down, getting deeper, goes and waits, pulling me deeper into darkest nights. When I sing my song, that's why I'm still in my busy life, oh let me have a total rest. Blessed life fails to guide my way, the darkness is so apprehending. Walk through the caverns to the light, hold me and sense my heart's delight, a cluster rises all alone. I find my way through salty smearages, where all hope I yearn, And you can stand by each other's side Through the dark comes the light A shining crimson glow I feel the earth upon my hands and knees I stumble forward and backward Towards the stars and starlight Here coming me, you're the girl Walking this path of wond'ring thought, Watching the sun come rolling in, Illuminate the only thought, The morning bells are tolling. Welcome, I come into the light, Hold me and set my heart to flight, Light across horizons all above I'll find my way through the subtleties There in this world I'll go for you And you can't stop my ancient soul I feel the fire burning in my veins As I start to walk the sun Don't spill over, like I can't pay the rent So I'm sending it to Paul Vina I'm searching hard in your hands, I gave them warmth and light, and now I know you'll find my way. Store it to feel the sunlit snow, tear off the mask and see me Walk through the cabin to the light, hope it sets my heart to flight Across the horizon, all alone I find my way through salty sharing, discover all about the human You could serve my age and still live on">
            <text:p> It's a beautiful thing. So it takes my heart and drives me down, getting deeper, goes and waits, pulling me deeper into darkest nights. When I sing my song, that's why I'm still in my busy life, oh let me have a total rest. Blessed life fails to guide my way, the darkness is so apprehending. Walk through the caverns to the light, hold me and sense my heart's delight, a cluster rises all alone. I find my way through salty smearages, where all hope I yearn, And you can stand by each other's side Through the dark comes the light A shining crimson glow I feel the earth upon my hands and knees I stumble forward and backward Towards the stars and starlight Here coming me, you're the girl Walking this path of wond'ring thought, Watching the sun come rolling in, Illuminate the only thought, The morning bells are tolling. Welcome, I come into the light, Hold me and set my heart to flight, Light across horizons all above I'll find my way through the subtleties There in this world I'll go for you And you can't stop my ancient soul I feel the fire burning in my veins As I start to walk the sun Don't spill over, like I can't pay the rent So I'm sending it to Paul Vina I'm searching hard in your hands, I gave them warmth and light, and now I know you'll find my way. Store it to feel the sunlit snow, tear off the mask and see me Walk through the cabin to the light, hope it sets my heart to flight Across the horizon, all alone I find my way through salty sharing, discover all about the human You could serve my age and still live on</text:p>
          </table:table-cell>
        </table:table-row>
        <table:table-row>
          <table:table-cell office:value-type="string" office:string-value="ReVamp - Sweet Curse">
            <text:p>ReVamp - Sweet Curse</text:p>
          </table:table-cell>
          <table:table-cell office:value-type="string" office:string-value=" It's a burden for wrong reasons But I keep hold of this pain No more tears but common sorrow Yet it wears off day by day Letting go, I never could But I surely need to heal, sweet curse, my hell You bear our memories Like fading scars within your mind You lose all that you knew of me, gone deep inside, lost love, my health Sweet is the curse of hearts entwined but lost, detached but bound Sad is the faith without relief Cruel is the curse of love so luscious yet so dangerous Sweet cats are our help Words weren't made to tell the story For I can't describe the ache No remorse for your betrayal You know I find that hard to take How can beauty change unseen Into a monster I don't know Let's know this my hell Sweet is the curse of heightened wine But lost, detached, but bound Sad is the fate without relief Cruel is the curse of love so luscious yet so dangerous Sweet kiss, I have Lost hope and lost dreams Killing me slowly New skies and new graves I've taken control Built inside this new despair Losing you was more than I could bear Losing us, a dive in what I fear Losing you Sweet is the curse of hearts entwined but lost, detached but bound Sad is the fate without relief Cruel is the curse of love So luscious yet so dangerous Sweet kiss, our hell.....">
            <text:p> It's a burden for wrong reasons But I keep hold of this pain No more tears but common sorrow Yet it wears off day by day Letting go, I never could But I surely need to heal, sweet curse, my hell You bear our memories Like fading scars within your mind You lose all that you knew of me, gone deep inside, lost love, my health Sweet is the curse of hearts entwined but lost, detached but bound Sad is the faith without relief Cruel is the curse of love so luscious yet so dangerous Sweet cats are our help Words weren't made to tell the story For I can't describe the ache No remorse for your betrayal You know I find that hard to take How can beauty change unseen Into a monster I don't know Let's know this my hell Sweet is the curse of heightened wine But lost, detached, but bound Sad is the fate without relief Cruel is the curse of love so luscious yet so dangerous Sweet kiss, I have Lost hope and lost dreams Killing me slowly New skies and new graves I've taken control Built inside this new despair Losing you was more than I could bear Losing us, a dive in what I fear Losing you Sweet is the curse of hearts entwined but lost, detached but bound Sad is the fate without relief Cruel is the curse of love So luscious yet so dangerous Sweet kiss, our hell.....</text:p>
          </table:table-cell>
        </table:table-row>
        <table:table-row>
          <table:table-cell office:value-type="string" office:string-value="Sirenia - My Mind's Eye">
            <text:p>Sirenia - My Mind's Eye</text:p>
          </table:table-cell>
          <table:table-cell office:value-type="string" office:string-value=" The If you were here, I'd whisper sweet nothings in your ear And appeal to all your fears If you were mine, I'd be mine I'd bring you so much further down And twist your mind until the end of time You will never realize what darkness lies inside, inside my mind If you were dead, I will come to chain you to the ground And penetrate your mind, if you are lost Even if you are lost I'll be there to break your trust And ravage all your lust for life, my love You will never realize All darkness lies inside, inside my mind, outside my mind Oh the You will never realize What darkness lies inside Inside my mind You will never realize What darkness lies inside Inside my mind Inside my mind.">
            <text:p> The If you were here, I'd whisper sweet nothings in your ear And appeal to all your fears If you were mine, I'd be mine I'd bring you so much further down And twist your mind until the end of time You will never realize what darkness lies inside, inside my mind If you were dead, I will come to chain you to the ground And penetrate your mind, if you are lost Even if you are lost I'll be there to break your trust And ravage all your lust for life, my love You will never realize All darkness lies inside, inside my mind, outside my mind Oh the You will never realize What darkness lies inside Inside my mind You will never realize What darkness lies inside Inside my mind Inside my mind.</text:p>
          </table:table-cell>
        </table:table-row>
        <table:table-row>
          <table:table-cell office:value-type="string" office:string-value="Theatre of Tragedy - Bacchante">
            <text:p>Theatre of Tragedy - Bacchante</text:p>
          </table:table-cell>
          <table:table-cell office:value-type="string" office:string-value=".. A two is the meaning And a two has a closing Belying the pain Thou rewrote the tone And now they come down singing, and fond and trance singing, Despising the cellulite And eating her nut Celebration Celebration. Celebration. The field of Balcanum turned And dust around the yule Behind is the sleepless Mine holding number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Oh, Celebration. Celebration. Celebration. On to the papers grab a the rosette from a heart move, with every type letter, with the apple think, the point of the quill my penmanship doth mirror, tales of theft and adultery, tales of delment and witchery, tales of me.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I'm already strong.">
            <text:p>.. A two is the meaning And a two has a closing Belying the pain Thou rewrote the tone And now they come down singing, and fond and trance singing, Despising the cellulite And eating her nut Celebration Celebration. Celebration. The field of Balcanum turned And dust around the yule Behind is the sleepless Mine holding number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Oh, Celebration. Celebration. Celebration. On to the papers grab a the rosette from a heart move, with every type letter, with the apple think, the point of the quill my penmanship doth mirror, tales of theft and adultery, tales of delment and witchery, tales of me.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I'm already strong.</text:p>
          </table:table-cell>
        </table:table-row>
        <table:table-row>
          <table:table-cell office:value-type="string" office:string-value="Tristania - My Lost Lenore">
            <text:p>Tristania - My Lost Lenore</text:p>
          </table:table-cell>
          <table:table-cell office:value-type="string" office:string-value=" Oh, For thy promise be waived by the raven eyes, By her beauty in its calm and sunrise, Bathe in myth and myriad of silvertips And fall an angel and shrine in full its ease I will not be defeated. I will not be defeated. The end is nigh! Conceal thy flesh, the sage and lord, that secludes my soul. Thought that I would miss the star, though I embrace thy eyes. Though the last life's narrow path, I reveal my heart To this beauty, trust him not. Trust him not. I'm going to go ahead and get the I'm going to go to sleep. When have my shadows been formed in their cast? The Lord will rise at last. I am ready. I pray for my father. Meet us Winter Night I can see thy flesh, the pain I know, The secret I found, Under thy wings, the sorrow, I have raised my eyes, Wonderlust, blood, terror, awe, I reveal my heart, To this beauty, threat, and awe. Front me, by the door of hate, faith and caste. I am. I'm not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text:p> Oh, For thy promise be waived by the raven eyes, By her beauty in its calm and sunrise, Bathe in myth and myriad of silvertips And fall an angel and shrine in full its ease I will not be defeated. I will not be defeated. The end is nigh! Conceal thy flesh, the sage and lord, that secludes my soul. Thought that I would miss the star, though I embrace thy eyes. Though the last life's narrow path, I reveal my heart To this beauty, trust him not. Trust him not. I'm going to go ahead and get the I'm going to go to sleep. When have my shadows been formed in their cast? The Lord will rise at last. I am ready. I pray for my father. Meet us Winter Night I can see thy flesh, the pain I know, The secret I found, Under thy wings, the sorrow, I have raised my eyes, Wonderlust, blood, terror, awe, I reveal my heart, To this beauty, threat, and awe. Front me, by the door of hate, faith and caste. I am. I'm not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 man, I'm a.</text:p>
          </table:table-cell>
        </table:table-row>
        <table:table-row>
          <table:table-cell office:value-type="string" office:string-value="UnSun - A Single Touch">
            <text:p>UnSun - A Single Touch</text:p>
          </table:table-cell>
          <table:table-cell office:value-type="string" office:string-value=" the Why are you not here? I'm waiting for you The hour is late, outside at full moon I look in the closet with all of my dreams Hang on the hangers are our memories Think of that, a single star There is still a stick of blue Like inspiration Out of nowhere You changed the world I knew Time so slowly runs I yearn for the day When this longing shall pass, when I finish this game You'll finally hear your face full of sorrow Cause my heart aches and bad, my eyes cold I'll tingle touch a single step The air stops still as the gods look like inspiration Out of nowhere, you changed the world, I knew Think of that, just think of a stare, the air stood still, as thick as blue, like inspiration Out of nowhere, you changed the world, I knew You walked in the forest, picking blackberries, your basket was full of black red raspberries And you're the devil that comes from the blue You're unpredictable, sorrow into my basket blue We walk in the forest, looking for a place Walking by the road, there's something wrong started to say And you're the devil that comes from the blue You're unpredictable, sorrow into my basket blue Oh, Single touch, a single step, the essence still a single step, like inspiration Out of nowhere, you changed the world, I knew Single touch, a single step, the air stops still I speak of love like inspiration Out of nowhere, you changed the world, I knew Single touch, a single step, the air stops still I speak of love like inspiration Out of nowhere, you changed the world, I knew Single thoughts, a single step, the air stood still I speak of you, like inspiration Out of nowhere, you changed the world, I knew">
            <text:p> the Why are you not here? I'm waiting for you The hour is late, outside at full moon I look in the closet with all of my dreams Hang on the hangers are our memories Think of that, a single star There is still a stick of blue Like inspiration Out of nowhere You changed the world I knew Time so slowly runs I yearn for the day When this longing shall pass, when I finish this game You'll finally hear your face full of sorrow Cause my heart aches and bad, my eyes cold I'll tingle touch a single step The air stops still as the gods look like inspiration Out of nowhere, you changed the world, I knew Think of that, just think of a stare, the air stood still, as thick as blue, like inspiration Out of nowhere, you changed the world, I knew You walked in the forest, picking blackberries, your basket was full of black red raspberries And you're the devil that comes from the blue You're unpredictable, sorrow into my basket blue We walk in the forest, looking for a place Walking by the road, there's something wrong started to say And you're the devil that comes from the blue You're unpredictable, sorrow into my basket blue Oh, Single touch, a single step, the essence still a single step, like inspiration Out of nowhere, you changed the world, I knew Single touch, a single step, the air stops still I speak of love like inspiration Out of nowhere, you changed the world, I knew Single touch, a single step, the air stops still I speak of love like inspiration Out of nowhere, you changed the world, I knew Single thoughts, a single step, the air stood still I speak of you, like inspiration Out of nowhere, you changed the world, I knew</text:p>
          </table:table-cell>
        </table:table-row>
        <table:table-row>
          <table:table-cell office:value-type="string" office:string-value="Within Temptation - Ice Queen">
            <text:p>Within Temptation - Ice Queen</text:p>
          </table:table-cell>
          <table:table-cell office:value-type="string" office:string-value=" I'm going to go ahead and get started. Oh, When beams have fallen, the skies turn to grey The night keeps on closing in on the day A nightingale sings his song of farewell You better hide before her freezing hands Don't waste, she's coming You better be moving forward You'll be long ahead Singing Come on, just feel her Don't you see her? You better believe When she embraces your heart, dust and stone She comes at night when you're all alone And when she whispers your blood shall run cold You'd better hide before she finds you Whenever she is raging, she takes her life away Haven't you seen, haven't you seen the ruins of the world? Whenever she is raging, she takes her life away Haven't you seen, haven't you seen the ruins of our world? She calls the unwanted breath taking flow The sun awakes and melts it away The world now opens its eyes and sees The dawning of a new day Uncle please, she's coming You better be moving forward You'll be learning how to sing, yeah Come on! Just feel it, don't you see that? You better believe Whenever she is raging She takes life away Haven't you seen, haven't you seen the ruins of our world? Whenever she is raging, she takes life away Heaven to see you, Heaven to see you, Virgin lands of the free..">
            <text:p> I'm going to go ahead and get started. Oh, When beams have fallen, the skies turn to grey The night keeps on closing in on the day A nightingale sings his song of farewell You better hide before her freezing hands Don't waste, she's coming You better be moving forward You'll be long ahead Singing Come on, just feel her Don't you see her? You better believe When she embraces your heart, dust and stone She comes at night when you're all alone And when she whispers your blood shall run cold You'd better hide before she finds you Whenever she is raging, she takes her life away Haven't you seen, haven't you seen the ruins of the world? Whenever she is raging, she takes her life away Haven't you seen, haven't you seen the ruins of our world? She calls the unwanted breath taking flow The sun awakes and melts it away The world now opens its eyes and sees The dawning of a new day Uncle please, she's coming You better be moving forward You'll be learning how to sing, yeah Come on! Just feel it, don't you see that? You better believe Whenever she is raging She takes life away Haven't you seen, haven't you seen the ruins of our world? Whenever she is raging, she takes life away Heaven to see you, Heaven to see you, Virgin lands of the free..</text:p>
          </table:table-cell>
        </table:table-row>
        <table:table-row>
          <table:table-cell office:value-type="string" office:string-value="Xandria - Ravenheart">
            <text:p>Xandria - Ravenheart</text:p>
          </table:table-cell>
          <table:table-cell office:value-type="string" office:string-value=" Come to me, raven-hearted, messenger of evil. You shed your love forgotten greed You come to take away My hope on your black wings Come on, run to me Ravenheart, messenger of fever Come to me, once again See you there, lonely Of love and hate The singers tell But I feel more, more of both More than heaven and hell I take a bow to destiny Now I have really learned my part Once loving him Now hating love I've made mistakes, my Ravenheart So come up front to me Ravenheart, messenger of evil Come to me What's the use in stealing? Where I get back, oh, I know a door that's both friendly and warm in the morn. Come to me, Ravenheart Messenger of evil Come to me, rest of you will see I'm still as lonely Come to me, make a call, I send you in the center of the earth Come to me, rest of you will see I'm still as lonely.">
            <text:p> Come to me, raven-hearted, messenger of evil. You shed your love forgotten greed You come to take away My hope on your black wings Come on, run to me Ravenheart, messenger of fever Come to me, once again See you there, lonely Of love and hate The singers tell But I feel more, more of both More than heaven and hell I take a bow to destiny Now I have really learned my part Once loving him Now hating love I've made mistakes, my Ravenheart So come up front to me Ravenheart, messenger of evil Come to me What's the use in stealing? Where I get back, oh, I know a door that's both friendly and warm in the morn. Come to me, Ravenheart Messenger of evil Come to me, rest of you will see I'm still as lonely Come to me, make a call, I send you in the center of the earth Come to me, rest of you will see I'm still as lonely.</text:p>
          </table:table-cell>
        </table:table-row>
      </table:table>
      <table:table table:name="songs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renia - My Mind's Eye">
            <text:p>Sirenia - My Mind's Eye</text:p>
          </table:table-cell>
          <table:table-cell office:value-type="string" office:string-value=" 🎵 If you were here, I'd whisper sweet nothings in your ear And appeal to all your fears If you were mine, if you were only mine I'd bring you so much further down And twist your mind until the end of time You will never realize what darkness lies inside, inside my mind If you are dead, I will come to chain you to the ground And penetrate your mind If you are lost Stay there and feel at last I'll be there to break your trust And ravage all your lustful life, my love You will never realize All darkness lies inside, inside my mind Inside my mind I'm not afraid In the middle of the woods, where the sun is setting And I'm not the one You will never realize What darkness lies inside Inside my mind Inside my mind You will never realize What darkness lies inside Inside my mind Right inside my mind 🎵">
            <text:p> 🎵 If you were here, I'd whisper sweet nothings in your ear And appeal to all your fears If you were mine, if you were only mine I'd bring you so much further down And twist your mind until the end of time You will never realize what darkness lies inside, inside my mind If you are dead, I will come to chain you to the ground And penetrate your mind If you are lost Stay there and feel at last I'll be there to break your trust And ravage all your lustful life, my love You will never realize All darkness lies inside, inside my mind Inside my mind I'm not afraid In the middle of the woods, where the sun is setting And I'm not the one You will never realize What darkness lies inside Inside my mind Inside my mind You will never realize What darkness lies inside Inside my mind Right inside my mind 🎵</text:p>
          </table:table-cell>
        </table:table-row>
        <table:table-row>
          <table:table-cell office:value-type="string" office:string-value="Theatre of Tragedy - Bacchante">
            <text:p>Theatre of Tragedy - Bacchante</text:p>
          </table:table-cell>
          <table:table-cell office:value-type="string" office:string-value=" ♪♪ ♪♪ you I do with the meal I do as a clone Denying the pain The rewrote the tone And I, the crowned of dancing And fond and trusting He's spying the cellar wood And eating her notes Celebration Celebration Celebration The field of bark and winter And dust of all the year Behind is the sleepless Unholding the moon Celebration Celebration Celebration ♪ Celebration Celebration Celebration Born to the pain prescribed by the worst that from my heart made With every die better, with the ever think The point of the quill my penmanship doth mirror Tales of theft and adultery Tales of down and the witchery Tales of me Celebration Celebration Celebration Celebration Celebration Celebration Celebration Salvation, Salvation, Salvation Salvation, Salvation, Salvation Salvation, Salvation, Salvation Celebration Celebration Celebration Celebration Celebration Celebration Celebration Salvation Salvation Salvation">
            <text:p> ♪♪ ♪♪ you I do with the meal I do as a clone Denying the pain The rewrote the tone And I, the crowned of dancing And fond and trusting He's spying the cellar wood And eating her notes Celebration Celebration Celebration The field of bark and winter And dust of all the year Behind is the sleepless Unholding the moon Celebration Celebration Celebration ♪ Celebration Celebration Celebration Born to the pain prescribed by the worst that from my heart made With every die better, with the ever think The point of the quill my penmanship doth mirror Tales of theft and adultery Tales of down and the witchery Tales of me Celebration Celebration Celebration Celebration Celebration Celebration Celebration Salvation, Salvation, Salvation Salvation, Salvation, Salvation Salvation, Salvation, Salvation Celebration Celebration Celebration Celebration Celebration Celebration Celebration Salvation Salvation Salvation</text:p>
          </table:table-cell>
        </table:table-row>
        <table:table-row>
          <table:table-cell office:value-type="string" office:string-value="UnSun - A Single Touch">
            <text:p>UnSun - A Single Touch</text:p>
          </table:table-cell>
          <table:table-cell office:value-type="string" office:string-value=" You Why are you not here? I'm waiting for you The hour is late, outside a full moon I look in the closet with all of my dreams Hang on the hand, there's a light I'm waiting for you The hour is late, outside a full moon I look in the closet with all of my dreams Hang on the hand, there's a light I'm waiting for you The hour is late, outside a full moon I look in the closet with all of my dreams Hang on the hand, there's a light Our hunters are our memories Single dot, a single star The air stops still I speak of blue Like inspiration Out of nowhere You changed the world I knew Time so slowly runs I yearn for the day When this longing shall pass When I finish this game You're finally here Your face full of sorrow Caused my heart to chill And burn my eyes hollow Tingle, touch a single star The air stops still A spark of blue Like inspiration Out of nowhere You changed the world I knew Single blood, a single stare, the air stood still, a speck of blue like inspiration Out of nowhere, you changed the world, I knew Walking the forest, picking the berries, your basket was full of blood red raspberries And just as a thought that comes from the blue You are prequel for sorrow into my basket glue We walk in the forest, looking for a place Walking back for the dawn that runs not its way And just as a thought that comes from the blue You are prequel for sorrow into my basket glue so Single glass of single step The air stops still A stick of blue like inspiration Out of nowhere, you change the world I knew Single glass of single step The air stops still Still asleep, I flew like inspiration Out of nowhere, you changed the world I knew Single glass, a single step, the air stops Still asleep, I flew like inspiration Out of nowhere, you changed the world I knew Single blood, just single stare The air stops still, I speak out blue Like inspiration Out of nowhere, you changed the world I knew">
            <text:p> You Why are you not here? I'm waiting for you The hour is late, outside a full moon I look in the closet with all of my dreams Hang on the hand, there's a light I'm waiting for you The hour is late, outside a full moon I look in the closet with all of my dreams Hang on the hand, there's a light I'm waiting for you The hour is late, outside a full moon I look in the closet with all of my dreams Hang on the hand, there's a light Our hunters are our memories Single dot, a single star The air stops still I speak of blue Like inspiration Out of nowhere You changed the world I knew Time so slowly runs I yearn for the day When this longing shall pass When I finish this game You're finally here Your face full of sorrow Caused my heart to chill And burn my eyes hollow Tingle, touch a single star The air stops still A spark of blue Like inspiration Out of nowhere You changed the world I knew Single blood, a single stare, the air stood still, a speck of blue like inspiration Out of nowhere, you changed the world, I knew Walking the forest, picking the berries, your basket was full of blood red raspberries And just as a thought that comes from the blue You are prequel for sorrow into my basket glue We walk in the forest, looking for a place Walking back for the dawn that runs not its way And just as a thought that comes from the blue You are prequel for sorrow into my basket glue so Single glass of single step The air stops still A stick of blue like inspiration Out of nowhere, you change the world I knew Single glass of single step The air stops still Still asleep, I flew like inspiration Out of nowhere, you changed the world I knew Single glass, a single step, the air stops Still asleep, I flew like inspiration Out of nowhere, you changed the world I knew Single blood, just single stare The air stops still, I speak out blue Like inspiration Out of nowhere, you changed the world I knew</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 ♪♪♪ ♪♪♪ I can't look behind because I'm looking in We will survive Peace without emotion Nothing of the imprisoned We'll come back We'll kill As monste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y shall wake up and see the world Home to wandering Depressed and hollow This imaginary refuge The strains we've grown Awaken it We've come from the ground But you Have found us We've come to you So be glad you're so far to stay I'm not ashamed of what you see Close the separating joint in your descent Do not see the title get in the way But you understand it is all I see in your head And if you'd only should wake up and see the past Fear of battle, don't deceive your friends Swear Who do you obey? We cannot be what you expect from us So, we're closing to the causes of despair This is what you see You are too much You">
            <text:p> ♪♪♪ ♪♪♪ I can't look behind because I'm looking in We will survive Peace without emotion Nothing of the imprisoned We'll come back We'll kill As monsters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y shall wake up and see the world Home to wandering Depressed and hollow This imaginary refuge The strains we've grown Awaken it We've come from the ground But you Have found us We've come to you So be glad you're so far to stay I'm not ashamed of what you see Close the separating joint in your descent Do not see the title get in the way But you understand it is all I see in your head And if you'd only should wake up and see the past Fear of battle, don't deceive your friends Swear Who do you obey? We cannot be what you expect from us So, we're closing to the causes of despair This is what you see You are too much You</text:p>
          </table:table-cell>
        </table:table-row>
        <table:table-row>
          <table:table-cell office:value-type="string" office:string-value="Amberian Dawn - Valkyries">
            <text:p>Amberian Dawn - Valkyries</text:p>
          </table:table-cell>
          <table:table-cell office:value-type="string" office:string-value=" 🎵 Ravens of battlefield, a mock in the chosen Death to their warriors, to their last fight Shielded in spite, the wolves in the sky with raven Scourge in the battleground, for souls of slain heroes Jesus of slain, Christ, crying through the night, spicing in fears that entice Alcuerice, Jesus of slain, come right through us Alcuerice, crying through the night, spicing in fears that entice Alcuerice, Jesus of slain, come right through us Coming close in the night, Caring female deities as Confident warriors to God in stone Temple of foundries, Flashes of bolder skies Shading the strange life The third of the nine Jesus of slain A priest, crying through the night Spies in his fears, but he dies A priest, Jesus of slain A life for us A priest, crying through the night Spies in his fears, but he dies A priest, Jesus of slain A life for us So Oh, there is, going through the night, Spicing me with such advice. Caliphari's juices of slain come right through us">
            <text:p> 🎵 Ravens of battlefield, a mock in the chosen Death to their warriors, to their last fight Shielded in spite, the wolves in the sky with raven Scourge in the battleground, for souls of slain heroes Jesus of slain, Christ, crying through the night, spicing in fears that entice Alcuerice, Jesus of slain, come right through us Alcuerice, crying through the night, spicing in fears that entice Alcuerice, Jesus of slain, come right through us Coming close in the night, Caring female deities as Confident warriors to God in stone Temple of foundries, Flashes of bolder skies Shading the strange life The third of the nine Jesus of slain A priest, crying through the night Spies in his fears, but he dies A priest, Jesus of slain A life for us A priest, crying through the night Spies in his fears, but he dies A priest, Jesus of slain A life for us So Oh, there is, going through the night, Spicing me with such advice. Caliphari's juices of slain come right through us</text:p>
          </table:table-cell>
        </table:table-row>
        <table:table-row>
          <table:table-cell office:value-type="string" office:string-value="Angellore - Blood for Lavinia">
            <text:p>Angellore - Blood for Lavinia</text:p>
          </table:table-cell>
          <table:table-cell office:value-type="string" office:string-value=" ♪ Winter won the season of our heart Pickled flowers lying on a grave A dream to pass away was how I part Oh, my lovely day, how could I say The river of sorrow in your veins There was just one way to break your chains I'm a big man I hate the red I'd love for you I'd love for you Looking up the grave of Pavilion Remember the sunlight over the waves Bleeding down the grave of lonely love Like lonely dreams to kiss a frozen grace Oh, please come back and I'll take away The simplest way of truth you might hear My blood for you My blood for you My blood for you My blood flowing My blood flowing I had made for her a deadly poison I'm standing alone in the grave of living you She wanted a poison to make the lies I'm crawling in the shadow of love in you She wanted to be that but still beautiful I'm still in love with the ghost of love in you So It looks for nothing It looks for nothing It looks for nothing Let's go home">
            <text:p> ♪ Winter won the season of our heart Pickled flowers lying on a grave A dream to pass away was how I part Oh, my lovely day, how could I say The river of sorrow in your veins There was just one way to break your chains I'm a big man I hate the red I'd love for you I'd love for you Looking up the grave of Pavilion Remember the sunlight over the waves Bleeding down the grave of lonely love Like lonely dreams to kiss a frozen grace Oh, please come back and I'll take away The simplest way of truth you might hear My blood for you My blood for you My blood for you My blood flowing My blood flowing I had made for her a deadly poison I'm standing alone in the grave of living you She wanted a poison to make the lies I'm crawling in the shadow of love in you She wanted to be that but still beautiful I'm still in love with the ghost of love in you So It looks for nothing It looks for nothing It looks for nothing Let's go home</text:p>
          </table:table-cell>
        </table:table-row>
        <table:table-row>
          <table:table-cell office:value-type="string" office:string-value="Angtoria - Do You See Me Now?">
            <text:p>Angtoria - Do You See Me Now?</text:p>
          </table:table-cell>
          <table:table-cell office:value-type="string" office:string-value=" So Hate the reflection that I see Wish I could claw away my skin Demons won't let me bleed My mind's tragedy Don't leave all me Not a minority Society created me First custody, test I can feel the pain Don't show me your pity Second custody, test I'm released from within Don't try to analyze me Cut pretty pictures of hatred Avert your eyes, my artwork doesn't lie Refuse to acknowledge me, I'm not what you want to see So inject and study me Pump me with hypocrisy The cuts belong, his thigh just lost control No doctor can save me For cuts that bone, this thigh, the knife, or detail Don't try to admit me My condition has no name, it's not like I'm insane Redirect your empathy My thought is my vengeance, I'm addicted to pain No one understands me You">
            <text:p> So Hate the reflection that I see Wish I could claw away my skin Demons won't let me bleed My mind's tragedy Don't leave all me Not a minority Society created me First custody, test I can feel the pain Don't show me your pity Second custody, test I'm released from within Don't try to analyze me Cut pretty pictures of hatred Avert your eyes, my artwork doesn't lie Refuse to acknowledge me, I'm not what you want to see So inject and study me Pump me with hypocrisy The cuts belong, his thigh just lost control No doctor can save me For cuts that bone, this thigh, the knife, or detail Don't try to admit me My condition has no name, it's not like I'm insane Redirect your empathy My thought is my vengeance, I'm addicted to pain No one understands me You</text:p>
          </table:table-cell>
        </table:table-row>
        <table:table-row>
          <table:table-cell office:value-type="string" office:string-value="Beyond the Black - Hallelujah">
            <text:p>Beyond the Black - Hallelujah</text:p>
          </table:table-cell>
          <table:table-cell office:value-type="string" office:string-value=" We are now at the area of Upper Session Road Lose everything and take it all Sing hallelujah and I'm called Forevermore We run into the unknown Far from what they call life Some will, must be another aim One day we'll come together Under a beautiful sign Every dream is one night away Sing Hallelujah! Sing Hallelujah! Sing Hallelujah! Let the voices rise! Sing Hallelujah! Sing Hallelujah! Sing Halleluj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n our imprisoned minds unfold Light, light, a cross in this meadow's morn Fires, arrows and bows We found us an abyss like home Sing halleluj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ing hallelujah Black as I am now Sing hallelujah Sing hallelujah Sing hallelujah For I am the one Look into the mirror, won't lose everything and take it all Sing hallelujah and I'm cold Forevermore">
            <text:p> We are now at the area of Upper Session Road Lose everything and take it all Sing hallelujah and I'm called Forevermore We run into the unknown Far from what they call life Some will, must be another aim One day we'll come together Under a beautiful sign Every dream is one night away Sing Hallelujah! Sing Hallelujah! Sing Hallelujah! Let the voices rise! Sing Hallelujah! Sing Hallelujah! Sing Halleluj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n our imprisoned minds unfold Light, light, a cross in this meadow's morn Fires, arrows and bows We found us an abyss like home Sing halleluja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Sing hallelujah Black as I am now Sing hallelujah Sing hallelujah Sing hallelujah For I am the one Look into the mirror, won't lose everything and take it all Sing hallelujah and I'm cold Forevermore</text:p>
          </table:table-cell>
        </table:table-row>
        <table:table-row>
          <table:table-cell office:value-type="string" office:string-value="Delain - We Are the Others">
            <text:p>Delain - We Are the Others</text:p>
          </table:table-cell>
          <table:table-cell office:value-type="string" office:string-value=" 🎵 I'm one. We're the outsiders, but you can't hide us We are the others, we are the cast out You're not out there on your own If you feel mistreated, torn and cheated You are not alone We are the others As simple as air in your lungs As simple as words on your lips And no one should take that away No one should argue this Now with our heads up high We'll carry on and carry out And we won't let them get us down Or wear us out Cause we are not alone We are the others We are the cast out We are the outsiders But you can't hide us We are the others We are the cast out, you're not out there on your own If you feel mistreated, sworn and cheated You are not alone We are the others We are the others Normal is not the norm It's just a uniform We are the others Forget about the noise We are the outsiders Take off your uniform We are the others We are all beautiful We are the others We are the others We are the cast out We are the outsiders But you can't hide us We are the others We are the cast out You're not out there on your own If you feel mistreated, someone who cheated You're not alone We are the others We are the others We are the others We are the others We are the others">
            <text:p> 🎵 I'm one. We're the outsiders, but you can't hide us We are the others, we are the cast out You're not out there on your own If you feel mistreated, torn and cheated You are not alone We are the others As simple as air in your lungs As simple as words on your lips And no one should take that away No one should argue this Now with our heads up high We'll carry on and carry out And we won't let them get us down Or wear us out Cause we are not alone We are the others We are the cast out We are the outsiders But you can't hide us We are the others We are the cast out, you're not out there on your own If you feel mistreated, sworn and cheated You are not alone We are the others We are the others Normal is not the norm It's just a uniform We are the others Forget about the noise We are the outsiders Take off your uniform We are the others We are all beautiful We are the others We are the others We are the cast out We are the outsiders But you can't hide us We are the others We are the cast out You're not out there on your own If you feel mistreated, someone who cheated You're not alone We are the others We are the others We are the others We are the others We are the others</text:p>
          </table:table-cell>
        </table:table-row>
        <table:table-row>
          <table:table-cell office:value-type="string" office:string-value="Elis - Perfect Love">
            <text:p>Elis - Perfect Love</text:p>
          </table:table-cell>
          <table:table-cell office:value-type="string" office:string-value=" You left my skin, make me helpless Taste my body, let me die in your sweet embrace Peel off my skin, make me open Taste my body, let me die in your sweet embrace I never thought that I could find Someone like you and still I feel the union of souls I never thought that I could find a love so perfect and still I'm here in your arms Get off my skin, make me whole once Daze my body, let me die In your eyes with bright eyes Peel off my skin, make me open Taste my body, let me die In your simple eyes I never thought that I could find peace with my name still I'm staying with you I'm staying with you I never thought that I could find A last tone if boring is still Uncut in this passion I never thought that I could find All of a sudden is still I found you Peel off my skin, make me whole once Taste my body, let me die In your sweet embrace Feel of my skin, I feel me Please tell me, I'm so fragile In your insane mind Perfect love You are my perfect love Perfect love You're my perfect love">
            <text:p> You left my skin, make me helpless Taste my body, let me die in your sweet embrace Peel off my skin, make me open Taste my body, let me die in your sweet embrace I never thought that I could find Someone like you and still I feel the union of souls I never thought that I could find a love so perfect and still I'm here in your arms Get off my skin, make me whole once Daze my body, let me die In your eyes with bright eyes Peel off my skin, make me open Taste my body, let me die In your simple eyes I never thought that I could find peace with my name still I'm staying with you I'm staying with you I never thought that I could find A last tone if boring is still Uncut in this passion I never thought that I could find All of a sudden is still I found you Peel off my skin, make me whole once Taste my body, let me die In your sweet embrace Feel of my skin, I feel me Please tell me, I'm so fragile In your insane mind Perfect love You are my perfect love Perfect love You're my perfect love</text:p>
          </table:table-cell>
        </table:table-row>
        <table:table-row>
          <table:table-cell office:value-type="string" office:string-value="Epica - Sensorium">
            <text:p>Epica - Sensorium</text:p>
          </table:table-cell>
          <table:table-cell office:value-type="string" office:string-value=" ♪ Chance doesn't exist But the path of life is not totally so predestined Time and chronology show us how to feel The ways of existence to find out why we are here Being conscious is a torment And all we learn is the less we get No one surveys their whole focus on things so small But life's objectives could make it meaningful Only searching for things that which doesn't exist A bar of empty to relativize remains of me Being conscious is a torment The more we learn is the less we get Every answer contains a new quest A question of existence, a journey with no end I'm not afraid to die I'm afraid to be alive Without being aware of fate I'm so free too I couldn't stand to Please, for my energy, all things real will not matter anymore Our future has already been written by us alone But we don't grasp the meaning of a broken course of life We only live once, instead of every day Our future has already been written by us alone And we just let it happen, to not worry at all Our future has already been written by us alone But we don't grasp the meaning of the whole of our broken course of life We only live a cause that's built up every day Search for the answers that lie beyond The more rivers that never dry up Every answer contained under lies A quest to open distance Concealed anyway is the way">
            <text:p> ♪ Chance doesn't exist But the path of life is not totally so predestined Time and chronology show us how to feel The ways of existence to find out why we are here Being conscious is a torment And all we learn is the less we get No one surveys their whole focus on things so small But life's objectives could make it meaningful Only searching for things that which doesn't exist A bar of empty to relativize remains of me Being conscious is a torment The more we learn is the less we get Every answer contains a new quest A question of existence, a journey with no end I'm not afraid to die I'm afraid to be alive Without being aware of fate I'm so free too I couldn't stand to Please, for my energy, all things real will not matter anymore Our future has already been written by us alone But we don't grasp the meaning of a broken course of life We only live once, instead of every day Our future has already been written by us alone And we just let it happen, to not worry at all Our future has already been written by us alone But we don't grasp the meaning of the whole of our broken course of life We only live a cause that's built up every day Search for the answers that lie beyond The more rivers that never dry up Every answer contained under lies A quest to open distance Concealed anyway is the way</text:p>
          </table:table-cell>
        </table:table-row>
        <table:table-row>
          <table:table-cell office:value-type="string" office:string-value="Edenbridge - Cheyenne Spirit">
            <text:p>Edenbridge - Cheyenne Spirit</text:p>
          </table:table-cell>
          <table:table-cell office:value-type="string" office:string-value=" You so Out in the prairie The bison dared to roam The flying overland shores claimed their forever bond High in the freezing wind, the eagle dared to fly For the ones meant to be called on earth was just a lie Out in the flowing streams, the fever dare to build The never-ending ignorance, they will face their skills A single tent was left, lonesome in the woods When the cannons spoke their words, murder stirred up their hearts All of time's rise, shining spirits rise By the grace of all the wisdom In the heart in front it flies Chase the trait and drive free Eternal unity Let the swords play for a lifetime Burn the world once to run me And they came running with their wings And marching with their fleets External territories, serve their selfless needs They stopped sorting their own fate They ignored their bloody way And on the line of fire, they stood still And they fought their fate Along the line of fire Until the flames decay All the times rise Giant spirits rise By the grace of all the wisdom In the haunting crowds it flies Chase the dread and drive free Eternal unity Let the swords break for the last time Better one month to burn with Rise Giant spirits rise By the praise of all the wisdom In the haunting crowds it flies Chase the dread and drive free Eternal unity And the gods crave for a lesson But a woman's the remedy">
            <text:p> You so Out in the prairie The bison dared to roam The flying overland shores claimed their forever bond High in the freezing wind, the eagle dared to fly For the ones meant to be called on earth was just a lie Out in the flowing streams, the fever dare to build The never-ending ignorance, they will face their skills A single tent was left, lonesome in the woods When the cannons spoke their words, murder stirred up their hearts All of time's rise, shining spirits rise By the grace of all the wisdom In the heart in front it flies Chase the trait and drive free Eternal unity Let the swords play for a lifetime Burn the world once to run me And they came running with their wings And marching with their fleets External territories, serve their selfless needs They stopped sorting their own fate They ignored their bloody way And on the line of fire, they stood still And they fought their fate Along the line of fire Until the flames decay All the times rise Giant spirits rise By the grace of all the wisdom In the haunting crowds it flies Chase the dread and drive free Eternal unity Let the swords break for the last time Better one month to burn with Rise Giant spirits rise By the praise of all the wisdom In the haunting crowds it flies Chase the dread and drive free Eternal unity And the gods crave for a lesson But a woman's the remedy</text:p>
          </table:table-cell>
        </table:table-row>
        <table:table-row>
          <table:table-cell office:value-type="string" office:string-value="Ex Libris - Love Is Thy Sin">
            <text:p>Ex Libris - Love Is Thy Sin</text:p>
          </table:table-cell>
          <table:table-cell office:value-type="string" office:string-value=" I see I see it Fill me, seal me, reveal me Reveal me Breathe in, feed me, breathe in, feed me, breathe in Breathe in, feed me, breathe in my pain ♪ I'm so glad I've lived alone I'm so glad I've lived alone I'm here to be a part of everything I've come this far, I'm the love to stand in In my shadow, I feel the ashes I feel the warmth of the fear That I long to study Wraped in the daylight sleep ♪ One soul will not live alone One soul will not live alone Come into me, I want to be the sea Come from the sea, run along to You stabbed me, my shadow left me I feel the pain, I feel the pain I'm not the same, I'm the one You stabbed me, raped me, stabbed me, I sinned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never know She loves me now I'm your man She loves me now I'm your man In the last hour ♪ In my head, I can't see I'm just a man Who can't stand so ♪ You're the light of my world tonight You will die at my mercy hand 🎵">
            <text:p> I see I see it Fill me, seal me, reveal me Reveal me Breathe in, feed me, breathe in, feed me, breathe in Breathe in, feed me, breathe in my pain ♪ I'm so glad I've lived alone I'm so glad I've lived alone I'm here to be a part of everything I've come this far, I'm the love to stand in In my shadow, I feel the ashes I feel the warmth of the fear That I long to study Wraped in the daylight sleep ♪ One soul will not live alone One soul will not live alone Come into me, I want to be the sea Come from the sea, run along to You stabbed me, my shadow left me I feel the pain, I feel the pain I'm not the same, I'm the one You stabbed me, raped me, stabbed me, I sinned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e never know She loves me now I'm your man She loves me now I'm your man In the last hour ♪ In my head, I can't see I'm just a man Who can't stand so ♪ You're the light of my world tonight You will die at my mercy hand 🎵</text:p>
          </table:table-cell>
        </table:table-row>
        <table:table-row>
          <table:table-cell office:value-type="string" office:string-value="Exit Eden - Hold Back Your Fear">
            <text:p>Exit Eden - Hold Back Your Fear</text:p>
          </table:table-cell>
          <table:table-cell office:value-type="string" office:string-value=" I was born in sorrow, raised with dignity Didn't steal nor borrow, blessed with honesty Chosen by the angels, tombs call history Never fear the danger, so it's set by me Just another needless battle, countless men die innocent Close your eyes, try to forget, but the pictures are still there Filled with loss and pain and hunger Sure to be defeated No way to withstand the light Till the savior will arrive In times of desperation Oppression and frustration I knew that it would suck to me Hold back your fear They will take your pride away Hold back your fear We will see the break of day We choose to fight not to resign For our ancestors' divine Hold back your fear To achieve a long lost victory Only one could bring salvation, save us from our destiny Guided by the call of saints, pouring oil into the flames They sit in a suit of honor to defend the motherland On a white horse mounted high With a banner to the sky I led the truth in favor Of them to be the Savior With faith and trust they followed me Hold back your fear They will take your pride away Hold back your fear We will see the break of day We choose to fight and to resign For our ancestors' divine Hold back your fear To achieve a long lost victory I was born with reason, gained a faithful gift Where the boundless credence put my life at risk Wounded in the battle, nearly saw the light Braced up in the saddle to proceed the fight Hold back your fear, they will take our pride away Hold back your fear, we will see the break of day We choose to fight not to resign, for our ancestors defied Hold back your fear to achieve a long lost victory A long lost victory It's a war of victory">
            <text:p> I was born in sorrow, raised with dignity Didn't steal nor borrow, blessed with honesty Chosen by the angels, tombs call history Never fear the danger, so it's set by me Just another needless battle, countless men die innocent Close your eyes, try to forget, but the pictures are still there Filled with loss and pain and hunger Sure to be defeated No way to withstand the light Till the savior will arrive In times of desperation Oppression and frustration I knew that it would suck to me Hold back your fear They will take your pride away Hold back your fear We will see the break of day We choose to fight not to resign For our ancestors' divine Hold back your fear To achieve a long lost victory Only one could bring salvation, save us from our destiny Guided by the call of saints, pouring oil into the flames They sit in a suit of honor to defend the motherland On a white horse mounted high With a banner to the sky I led the truth in favor Of them to be the Savior With faith and trust they followed me Hold back your fear They will take your pride away Hold back your fear We will see the break of day We choose to fight and to resign For our ancestors' divine Hold back your fear To achieve a long lost victory I was born with reason, gained a faithful gift Where the boundless credence put my life at risk Wounded in the battle, nearly saw the light Braced up in the saddle to proceed the fight Hold back your fear, they will take our pride away Hold back your fear, we will see the break of day We choose to fight not to resign, for our ancestors defied Hold back your fear to achieve a long lost victory A long lost victory It's a war of victory</text:p>
          </table:table-cell>
        </table:table-row>
        <table:table-row>
          <table:table-cell office:value-type="string" office:string-value="Imperia - Fata Morgana">
            <text:p>Imperia - Fata Morgana</text:p>
          </table:table-cell>
          <table:table-cell office:value-type="string" office:string-value=" And now ♪ Oh my home, where nature's love is land To me, you are ho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Gone with the waves in voice ♪ Skimmin' over the reefs of Lilo, Mayhew To move on, I'll dance in the rain God, God With lips and voic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hope of souls to live Will go The hope of souls to live I come Gone With flames in voice You">
            <text:p> And now ♪ Oh my home, where nature's love is land To me, you are home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Gone with the waves in voice ♪ Skimmin' over the reefs of Lilo, Mayhew To move on, I'll dance in the rain God, God With lips and voice so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he hope of souls to live Will go The hope of souls to live I come Gone With flames in voice You</text:p>
          </table:table-cell>
        </table:table-row>
        <table:table-row>
          <table:table-cell office:value-type="string" office:string-value="Kamelot - Forever">
            <text:p>Kamelot - Forever</text:p>
          </table:table-cell>
          <table:table-cell office:value-type="string" office:string-value=" 🎵 There's a pain within that I can't define There's an empty space where your love used to shine From the night we met to the day you died Do you think I wish? Do you still believe I tried? All too soon we were divided The life had just begun Will you revive from the chaos in my mind? Will we still abound together? Will you be there waiting by the gate you'll knock When I close my eyes forever? I belong to you, you belong to me It's the way things are, I was meant to be Like the falling star and the rising sun You come free my life and forgive me what I've done All too soon we were divided into darkness and light Will you revive from the chaos in my mind? Will we still love and together? Will you be there? No, we drink by the gates of dawn When I close my eyes, we'll never Forever See me in reverse, how I'm thinking of you Every breath I take brings me closer Closer to forever, to you I'm waiting for the day that I'm gone Oh, too soon we were divided And life had just begun Will you revive from the chaos in my mind? Will we still abound together? Will you be there waiting by the gates of dawn? When I close my eyes forever Will you be there waiting by the gates of dawn? When I close my eyes forever you">
            <text:p> 🎵 There's a pain within that I can't define There's an empty space where your love used to shine From the night we met to the day you died Do you think I wish? Do you still believe I tried? All too soon we were divided The life had just begun Will you revive from the chaos in my mind? Will we still abound together? Will you be there waiting by the gate you'll knock When I close my eyes forever? I belong to you, you belong to me It's the way things are, I was meant to be Like the falling star and the rising sun You come free my life and forgive me what I've done All too soon we were divided into darkness and light Will you revive from the chaos in my mind? Will we still love and together? Will you be there? No, we drink by the gates of dawn When I close my eyes, we'll never Forever See me in reverse, how I'm thinking of you Every breath I take brings me closer Closer to forever, to you I'm waiting for the day that I'm gone Oh, too soon we were divided And life had just begun Will you revive from the chaos in my mind? Will we still abound together? Will you be there waiting by the gates of dawn? When I close my eyes forever Will you be there waiting by the gates of dawn? When I close my eyes forever you</text:p>
          </table:table-cell>
        </table:table-row>
        <table:table-row>
          <table:table-cell office:value-type="string" office:string-value="Lacuna Coil - Falling Again">
            <text:p>Lacuna Coil - Falling Again</text:p>
          </table:table-cell>
          <table:table-cell office:value-type="string" office:string-value=" 🎵Music🎵 🎵 I lay, look in my hands Searching these lines I've locked the answer I'm crying and I don't know Watching the sky Searching answer I'm free, free to be I'm not an owner, liar I just wanna be myself, myself Not a beat inside of me You're the son of a poor breed And I'll never end this feeling inside I, you're all that matter Break my body, give into another world I know I'll never let you slow my way down Pray, look into the sky I can feel this rain Right now it's falling on me Fly, I just wanna fly Life is on my Some days I cry alone, but I know I'm not the only one I'm here and another day is gone I don't wanna die, please be there when I'm right Don't cry, please I'm not a beast, I'm an enemy It's all a farce, I'm never an enemy And inside, we're all in may I bring my fire, I carry to another world I know I'll never let myself go And I ♪♪ Not a beat inside of me There's a soul of a cold breathing I'm never in and I'm breathing inside I'm not at home, they're all in me I bring my body care into another world I know I left the light in the sky one way you">
            <text:p> 🎵Music🎵 🎵 I lay, look in my hands Searching these lines I've locked the answer I'm crying and I don't know Watching the sky Searching answer I'm free, free to be I'm not an owner, liar I just wanna be myself, myself Not a beat inside of me You're the son of a poor breed And I'll never end this feeling inside I, you're all that matter Break my body, give into another world I know I'll never let you slow my way down Pray, look into the sky I can feel this rain Right now it's falling on me Fly, I just wanna fly Life is on my Some days I cry alone, but I know I'm not the only one I'm here and another day is gone I don't wanna die, please be there when I'm right Don't cry, please I'm not a beast, I'm an enemy It's all a farce, I'm never an enemy And inside, we're all in may I bring my fire, I carry to another world I know I'll never let myself go And I ♪♪ Not a beat inside of me There's a soul of a cold breathing I'm never in and I'm breathing inside I'm not at home, they're all in me I bring my body care into another world I know I left the light in the sky one way you</text:p>
          </table:table-cell>
        </table:table-row>
        <table:table-row>
          <table:table-cell office:value-type="string" office:string-value="Within Temptation - Ice Queen">
            <text:p>Within Temptation - Ice Queen</text:p>
          </table:table-cell>
          <table:table-cell office:value-type="string" office:string-value="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leaves have fallen and skies turn to grey The night keeps on closing in on the day A nightingale sings his song of heaven You'd better hide for a freezing hell Don't freeze, she's coming You'd better keep moving Far more, you'll be longer hanging Come on, just feel her Don't you see her? You better believe When she embraces your heart, dust and stone She comes at night when you're all alone And when she whispers your blood, your own You better hide before she finds you Whenever she hears raging, she takes her life away Haven't you seen, haven't you seen the ruins of our world? Whenever she hears raging, she takes her life away Heaven to see, Heaven to see the ruins of our world She's coming, she's coming, you better run She's coming, she's coming, you better run She's coming, she's coming, you better run She's coming, she's coming, you better run She's coming, she's coming, you better run Come on! Ever to see you, ever to see you through it all Remember she is fighting to take life away Ever to see you, ever to see you Through the dark, I know You">
            <text:p> You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When leaves have fallen and skies turn to grey The night keeps on closing in on the day A nightingale sings his song of heaven You'd better hide for a freezing hell Don't freeze, she's coming You'd better keep moving Far more, you'll be longer hanging Come on, just feel her Don't you see her? You better believe When she embraces your heart, dust and stone She comes at night when you're all alone And when she whispers your blood, your own You better hide before she finds you Whenever she hears raging, she takes her life away Haven't you seen, haven't you seen the ruins of our world? Whenever she hears raging, she takes her life away Heaven to see, Heaven to see the ruins of our world She's coming, she's coming, you better run She's coming, she's coming, you better run She's coming, she's coming, you better run She's coming, she's coming, you better run She's coming, she's coming, you better run Come on! Ever to see you, ever to see you through it all Remember she is fighting to take life away Ever to see you, ever to see you Through the dark, I know You</text:p>
          </table:table-cell>
        </table:table-row>
        <table:table-row>
          <table:table-cell office:value-type="string" office:string-value="Leaves' Eyes - Through our Veins">
            <text:p>Leaves' Eyes - Through our Veins</text:p>
          </table:table-cell>
          <table:table-cell office:value-type="string" office:string-value=" 🎵 Where nothing was, no sky, no sea But endless space within and around No earth, no sun, no sound Only silence to be found Take the silence with a deep breath Let the blood run through our veins Do you feel the same as you once? Do you breathe fire and ice into the void we shut tonight? Do you decay and become? Let the love run free through our veins In distant times when nothing flowered Beneath the sun and soothing rain No sun, no ground, no mountain Only darkness to be found Wait for silence with a deeper breath Let the blind pursue a maze Do you feel desire to love? Do you desire of the eyes into the void we share tonight? Will you be dead or will you be alive? Let the dark come through, through our veins In the silence with the divine breath Let the blood run through our veins Through the wounds, the uncertain to rest Will you be fire, I'll be ice Listen to the void we shall unite Will you be day? I will be night Let the world run through my veins Let the world run through my veins you">
            <text:p> 🎵 Where nothing was, no sky, no sea But endless space within and around No earth, no sun, no sound Only silence to be found Take the silence with a deep breath Let the blood run through our veins Do you feel the same as you once? Do you breathe fire and ice into the void we shut tonight? Do you decay and become? Let the love run free through our veins In distant times when nothing flowered Beneath the sun and soothing rain No sun, no ground, no mountain Only darkness to be found Wait for silence with a deeper breath Let the blind pursue a maze Do you feel desire to love? Do you desire of the eyes into the void we share tonight? Will you be dead or will you be alive? Let the dark come through, through our veins In the silence with the divine breath Let the blood run through our veins Through the wounds, the uncertain to rest Will you be fire, I'll be ice Listen to the void we shall unite Will you be day? I will be night Let the world run through my veins Let the world run through my veins you</text:p>
          </table:table-cell>
        </table:table-row>
        <table:table-row>
          <table:table-cell office:value-type="string" office:string-value="Nemesea - Lucifer">
            <text:p>Nemesea - Lucifer</text:p>
          </table:table-cell>
          <table:table-cell office:value-type="string" office:string-value=" You can't get past me when I'm looking at you Don't stop, don't stop, don't stop me I'm gonna get you So keep going, keep going I'm gonna get you You can't pass me when I'm looking at you so so You created this aspect of inequality by being malicious I'm not sure I'm not there Don't come too close Cause your anger Is vicious I'm not sure I'm not there Slowly you will fade away, away When you're deserted by your mind, by your mind You cannot be when I am Cause I'm the strongest I'm coming Look at the cerulean glow The colour of the sun and the reflection It is no use for you to see You'll only find rejection I'm thinking of you, you can't help me I'm too small, I'm too small I cannot be you, and you can't be me So you can't be me, me, me You cannot be when I am Cause I'm the stronger kind">
            <text:p> You can't get past me when I'm looking at you Don't stop, don't stop, don't stop me I'm gonna get you So keep going, keep going I'm gonna get you You can't pass me when I'm looking at you so so You created this aspect of inequality by being malicious I'm not sure I'm not there Don't come too close Cause your anger Is vicious I'm not sure I'm not there Slowly you will fade away, away When you're deserted by your mind, by your mind You cannot be when I am Cause I'm the strongest I'm coming Look at the cerulean glow The colour of the sun and the reflection It is no use for you to see You'll only find rejection I'm thinking of you, you can't help me I'm too small, I'm too small I cannot be you, and you can't be me So you can't be me, me, me You cannot be when I am Cause I'm the stronger kind</text:p>
          </table:table-cell>
        </table:table-row>
        <table:table-row>
          <table:table-cell office:value-type="string" office:string-value="Xandria - Ravenheart">
            <text:p>Xandria - Ravenheart</text:p>
          </table:table-cell>
          <table:table-cell office:value-type="string" office:string-value=" Come to me, Ravenheart Messenger of evil You shed your warmth for forgotten dreams You come to take away my hope on your black wings Come on, come to me, brave and hard, messenger of evil Come to me, wife's and kiss See you still and longing Of love and hate The singers tell But I feel more, more of both More than heaven and hell I take a bow to destiny Now I have really learned my part Once loving him, now hating none I've made mistakes, my Ravenheart So come on, come to me Brave in heart, messenger of evil Come to me, wise and pure, see and steal and know When I get there, will I adore Wish for the people in the night Come on, come to me, Ravenheart, messenger of evil Come to me, Western you, seer of steel and lov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text:p> Come to me, Ravenheart Messenger of evil You shed your warmth for forgotten dreams You come to take away my hope on your black wings Come on, come to me, brave and hard, messenger of evil Come to me, wife's and kiss See you still and longing Of love and hate The singers tell But I feel more, more of both More than heaven and hell I take a bow to destiny Now I have really learned my part Once loving him, now hating none I've made mistakes, my Ravenheart So come on, come to me Brave in heart, messenger of evil Come to me, wise and pure, see and steal and know When I get there, will I adore Wish for the people in the night Come on, come to me, Ravenheart, messenger of evil Come to me, Western you, seer of steel and lov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 come to me,</text:p>
          </table:table-cell>
        </table:table-row>
        <table:table-row>
          <table:table-cell office:value-type="string" office:string-value="Nightwish - The Phantom of the Opera">
            <text:p>Nightwish - The Phantom of the Opera</text:p>
          </table:table-cell>
          <table:table-cell office:value-type="string" office:string-value=" In sleep you listen to me In dreams he came The voice which calls to me And speaks my name And do I dream again? For now I find The phantom of the opera is there Inside my mind Sing once again with me Our strange duet My power over you Grows stronger yet And though you turn from me to glance behind The phantom of the opera is there inside your mind Those who have seen your face, drawn back in fear I am the mask you wear, which me they hear Your spirit and my voice in one combined The bottom of the open ice Is shining white I'm not your friend In all your fantasies You always knew That man of mystery I'm both in you And in this labyrinth When I am blind The phantom of the open eye Is here Inside your mind Save my angel, I still fear Save my angel I'm sick of this In the rain">
            <text:p> In sleep you listen to me In dreams he came The voice which calls to me And speaks my name And do I dream again? For now I find The phantom of the opera is there Inside my mind Sing once again with me Our strange duet My power over you Grows stronger yet And though you turn from me to glance behind The phantom of the opera is there inside your mind Those who have seen your face, drawn back in fear I am the mask you wear, which me they hear Your spirit and my voice in one combined The bottom of the open ice Is shining white I'm not your friend In all your fantasies You always knew That man of mystery I'm both in you And in this labyrinth When I am blind The phantom of the open eye Is here Inside your mind Save my angel, I still fear Save my angel I'm sick of this In the rain</text:p>
          </table:table-cell>
        </table:table-row>
        <table:table-row>
          <table:table-cell office:value-type="string" office:string-value="Pythia - Ancient Soul">
            <text:p>Pythia - Ancient Soul</text:p>
          </table:table-cell>
          <table:table-cell office:value-type="string" office:string-value=" 🎵 Sweet taste, my hand drags me down beneath the golden waves Pulling me deeper into darkest nights Nasty one, so pass my eyes, filling my glitz and glam Oh, let me have eternal rest Lantern light fails to guide my way The darkness is suffocating Walk through the cavern to the light Hold the answers my heart supplies A faster path to solar glow I find my way through salty snow It is the moment I knew of I am the starlight in the dark sky Now through the dark of night A shining glimpse of hope I feel the earth upon my hands and knees I stumble forward through the night Towards a star of the starlight Beckoning me to come back home Walking this path of wonder, Watching the star-power rolling in, Illuminate the only dark, The morning bells are tolling. Walk through the cavern to the light, Opening up the time I took flight, For sure there's a soul above I'll put my faith to something Telling this world how I feel And you can't stop my ancient soul I feel the fire burning in my veins As I soar toward the sun Don't spill on me I can't keep it all Sweet to me Don't pull me down I'm living on in your hands I'm bathing on it's sunlight And I know you'll find my way Fall into fields of sun, let's get off And tear off the mask and see me Look through the caverns in the light Hold me and stretch my heart to fly Across the rise and fall I'll go I find my way, the sun takes care It is my own, I will never fail I am the travel agent's child you">
            <text:p> 🎵 Sweet taste, my hand drags me down beneath the golden waves Pulling me deeper into darkest nights Nasty one, so pass my eyes, filling my glitz and glam Oh, let me have eternal rest Lantern light fails to guide my way The darkness is suffocating Walk through the cavern to the light Hold the answers my heart supplies A faster path to solar glow I find my way through salty snow It is the moment I knew of I am the starlight in the dark sky Now through the dark of night A shining glimpse of hope I feel the earth upon my hands and knees I stumble forward through the night Towards a star of the starlight Beckoning me to come back home Walking this path of wonder, Watching the star-power rolling in, Illuminate the only dark, The morning bells are tolling. Walk through the cavern to the light, Opening up the time I took flight, For sure there's a soul above I'll put my faith to something Telling this world how I feel And you can't stop my ancient soul I feel the fire burning in my veins As I soar toward the sun Don't spill on me I can't keep it all Sweet to me Don't pull me down I'm living on in your hands I'm bathing on it's sunlight And I know you'll find my way Fall into fields of sun, let's get off And tear off the mask and see me Look through the caverns in the light Hold me and stretch my heart to fly Across the rise and fall I'll go I find my way, the sun takes care It is my own, I will never fail I am the travel agent's child you</text:p>
          </table:table-cell>
        </table:table-row>
        <table:table-row>
          <table:table-cell office:value-type="string" office:string-value="ReVamp - Sweet Curse">
            <text:p>ReVamp - Sweet Curse</text:p>
          </table:table-cell>
          <table:table-cell office:value-type="string" office:string-value=" It's a burden for wrong reasons But I keep hold of this pain No more tears but calm and sorrow Yet it wears off day by day Letting go, I never could But I surely need to heal, sweetheart, my head You bear our memories Like spitting scars within your mind You lose all that you knew of me Gone deep inside, lost love, my hell Sweet is the curse of hearts entwined and lost, detached but found Sad is the fate without relief Cruel is the curse of love so luscious yet so dangerous Sweet curse of hell Words weren't made to tell the story For I can't describe the ache No remorse for your betrayal You know I find that hard to take How can beauty change unseen? Into a monster I don't know Much love is my hell Sweet is the curse of fate Entwined with love, detached but bound Sad is the fate without relief Cruel is the curse of love, so luscious yet so dangerous Sweet kiss, I have The last call, the last dream, killing you Children miss learning New scars and new cries And strange control New design, new spin Losing you was more than I could bear Losing us a dive in water deep Losing you Sweet is the curse of hearts entwined but lost, detached but bound Sad is the fate without relief Cruel is the curse of love, so luscious yet so dangerous Sweet kiss, I have.">
            <text:p> It's a burden for wrong reasons But I keep hold of this pain No more tears but calm and sorrow Yet it wears off day by day Letting go, I never could But I surely need to heal, sweetheart, my head You bear our memories Like spitting scars within your mind You lose all that you knew of me Gone deep inside, lost love, my hell Sweet is the curse of hearts entwined and lost, detached but found Sad is the fate without relief Cruel is the curse of love so luscious yet so dangerous Sweet curse of hell Words weren't made to tell the story For I can't describe the ache No remorse for your betrayal You know I find that hard to take How can beauty change unseen? Into a monster I don't know Much love is my hell Sweet is the curse of fate Entwined with love, detached but bound Sad is the fate without relief Cruel is the curse of love, so luscious yet so dangerous Sweet kiss, I have The last call, the last dream, killing you Children miss learning New scars and new cries And strange control New design, new spin Losing you was more than I could bear Losing us a dive in water deep Losing you Sweet is the curse of hearts entwined but lost, detached but bound Sad is the fate without relief Cruel is the curse of love, so luscious yet so dangerous Sweet kiss, I have.</text:p>
          </table:table-cell>
        </table:table-row>
        <table:table-row>
          <table:table-cell office:value-type="string" office:string-value="Tristania - My Lost Lenore">
            <text:p>Tristania - My Lost Lenore</text:p>
          </table:table-cell>
          <table:table-cell office:value-type="string" office:string-value=" 🎵 For thy promise be made by a raven eyes, By a beauty in its scarlet sunrise. May thy mither-berry bloom as silver tears, Of fallen angel and shrine in holy tears. Don't believe in love Don't believe in love Don't believe in love I can't believe my eyes I could see my way, I see the light As I cleave my soul, I find my wisdom's light Somewhere I'll find my eyes, not alone, I'll never fall I can lead my heart to this beauty, grasp it now Dressed in gold ♪ ♪ ♪ ♪ ♪ When have thy shadows devoted they cast? And hope it arrives at last At las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crazy, I'm mad Under my wings of sorrow I can't break my mind War for love, I'm terrified I will lead my heart To this filthy, dreadful dark Grunt me, by the door, make me face the cross Toss me, by the door, make me face the cross The king of the netherworld Winter night Descending beneath a glint of snow I embrace the cold Fall like a cloud So I embrace my heart Walk along the edge of snow I conceal my heart Eternal night until I'm born Night of the storm you">
            <text:p> 🎵 For thy promise be made by a raven eyes, By a beauty in its scarlet sunrise. May thy mither-berry bloom as silver tears, Of fallen angel and shrine in holy tears. Don't believe in love Don't believe in love Don't believe in love I can't believe my eyes I could see my way, I see the light As I cleave my soul, I find my wisdom's light Somewhere I'll find my eyes, not alone, I'll never fall I can lead my heart to this beauty, grasp it now Dressed in gold ♪ ♪ ♪ ♪ ♪ When have thy shadows devoted they cast? And hope it arrives at last At last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I'm crazy, I'm mad Under my wings of sorrow I can't break my mind War for love, I'm terrified I will lead my heart To this filthy, dreadful dark Grunt me, by the door, make me face the cross Toss me, by the door, make me face the cross The king of the netherworld Winter night Descending beneath a glint of snow I embrace the cold Fall like a cloud So I embrace my heart Walk along the edge of snow I conceal my heart Eternal night until I'm born Night of the storm you</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